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93in"/>
    </style:style>
    <style:style style:name="co2" style:family="table-column">
      <style:table-column-properties fo:break-before="auto" style:column-width="0.9366in"/>
    </style:style>
    <style:style style:name="co3" style:family="table-column">
      <style:table-column-properties fo:break-before="auto" style:column-width="0.8811in"/>
    </style:style>
    <style:style style:name="co4" style:family="table-column">
      <style:table-column-properties fo:break-before="auto" style:column-width="0.672in"/>
    </style:style>
    <style:style style:name="co5" style:family="table-column">
      <style:table-column-properties fo:break-before="auto" style:column-width="0.3193in"/>
    </style:style>
    <style:style style:name="co6" style:family="table-column">
      <style:table-column-properties fo:break-before="auto" style:column-width="0.7165in"/>
    </style:style>
    <style:style style:name="co7" style:family="table-column">
      <style:table-column-properties fo:break-before="auto" style:column-width="0.9807in"/>
    </style:style>
    <style:style style:name="co8" style:family="table-column">
      <style:table-column-properties fo:break-before="auto" style:column-width="0.3083in"/>
    </style:style>
    <style:style style:name="co9" style:family="table-column">
      <style:table-column-properties fo:break-before="auto" style:column-width="0.7827in"/>
    </style:style>
    <style:style style:name="co10" style:family="table-column">
      <style:table-column-properties fo:break-before="auto" style:column-width="0.1866in"/>
    </style:style>
    <style:style style:name="co11" style:family="table-column">
      <style:table-column-properties fo:break-before="auto" style:column-width="4.3984in"/>
    </style:style>
    <style:style style:name="co12" style:family="table-column">
      <style:table-column-properties fo:break-before="auto" style:column-width="0.2091in"/>
    </style:style>
    <style:style style:name="co13" style:family="table-column">
      <style:table-column-properties fo:break-before="auto" style:column-width="3.8252in"/>
    </style:style>
    <style:style style:name="ro1" style:family="table-row">
      <style:table-row-properties style:row-height="0.1783in" fo:break-before="auto" style:use-optimal-row-height="true"/>
    </style:style>
    <style:style style:name="ro2" style:family="table-row">
      <style:table-row-properties style:row-height="0.2118in" fo:break-before="auto" style:use-optimal-row-height="true"/>
    </style:style>
    <style:style style:name="ro3" style:family="table-row">
      <style:table-row-properties style:row-height="0.4555in" fo:break-before="auto" style:use-optimal-row-height="true"/>
    </style:style>
    <style:style style:name="ro4" style:family="table-row">
      <style:table-row-properties style:row-height="0.3102in" fo:break-before="auto" style:use-optimal-row-height="true"/>
    </style:style>
    <style:style style:name="ro5" style:family="table-row">
      <style:table-row-properties style:row-height="0.1772in" fo:break-before="auto" style:use-optimal-row-height="false"/>
    </style:style>
    <style:style style:name="ta1" style:family="table" style:master-page-name="PageStyle_5f_synthesis">
      <style:table-properties table:display="true" style:writing-mode="lr-tb"/>
    </style:style>
    <style:style style:name="ta2" style:family="table" style:master-page-name="PageStyle_5f_historical_20_stats">
      <style:table-properties table:display="true" style:writing-mode="lr-tb"/>
    </style:style>
    <style:style style:name="ta3" style:family="table" style:master-page-name="PageStyle_5f_recent_20_stats">
      <style:table-properties table:display="true" style:writing-mode="lr-tb"/>
    </style:style>
    <number:number-style style:name="N8003" number:language="en" number:country="US">
      <number:number number:decimal-places="0" number:min-integer-digits="1" number:grouping="true"/>
    </number:number-style>
    <number:number-style style:name="N8004" number:language="en" number:country="US">
      <number:number number:decimal-places="2" number:min-integer-digits="1" number:grouping="true"/>
    </number:number-style>
    <style:style style:name="ce1" style:family="table-cell" style:parent-style-name="Excel_20_Built-in_20_Normal">
      <style:table-cell-properties style:text-align-source="fix" style:repeat-content="false" fo:wrap-option="no-wrap" fo:border="none" style:direction="ltr" style:rotation-angle="0" style:rotation-align="none" style:shrink-to-fit="false" style:vertical-align="bottom"/>
      <style:paragraph-properties fo:text-align="start" fo:margin-left="0in" style:writing-mode="page"/>
    </style:style>
    <style:style style:name="ce2"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3"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style>
    <style:style style:name="ce4" style:family="table-cell" style:parent-style-name="Excel_20_Built-in_20_Normal" style:data-style-name="N8003"/>
    <style:style style:name="ce5" style:family="table-cell" style:parent-style-name="Excel_20_Built-in_20_Normal" style:data-style-name="N8004"/>
    <style:style style:name="ce6"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7"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 style:family="table-cell" style:parent-style-name="Excel_20_Built-in_20_Normal">
      <style:table-cell-properties fo:border-bottom="0.0138in solid #000000" style:diagonal-bl-tr="none" style:diagonal-tl-br="none" style:text-align-source="fix" style:repeat-content="false" fo:wrap-option="wrap" fo:border-left="none" style:direction="ltr" fo:border-right="none" style:rotation-angle="0" style:rotation-align="none" style:shrink-to-fit="false" fo:border-top="0.0138in solid #000000" style:vertical-align="bottom"/>
      <style:paragraph-properties fo:text-align="center" fo:margin-left="0in" style:writing-mode="page"/>
      <style:text-properties style:use-window-font-color="true" style:text-outline="false" style:text-line-through-styl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1"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2"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1161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3"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text-properties fo:color="#0000ff"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end" fo:margin-left="0in" style:writing-mode="page"/>
      <style:text-properties style:use-window-font-color="true" style:text-outline="false" style:text-line-through-styl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5"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end"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6" style:family="table-cell" style:parent-style-name="Excel_20_Built-in_20_Normal" style:data-style-name="N8003">
      <style:table-cell-properties style:text-align-source="fix" style:repeat-content="false" fo:wrap-option="no-wrap" style:direction="ltr" style:rotation-angle="0" style:rotation-align="none" style:shrink-to-fit="false" style:vertical-align="bottom"/>
      <style:paragraph-properties fo:text-align="end"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7" style:family="table-cell" style:parent-style-name="Excel_20_Built-in_20_Normal" style:data-style-name="N8003">
      <style:table-cell-properties style:text-align-source="fix" style:repeat-content="false" fo:wrap-option="no-wrap" style:direction="ltr" style:rotation-angle="0" style:rotation-align="none" style:shrink-to-fit="false" style:vertical-align="bottom"/>
      <style:paragraph-properties fo:text-align="end" fo:margin-left="0in" style:writing-mode="page"/>
      <style:text-properties style:use-window-font-color="true" style:text-outline="false" style:text-line-through-styl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synthesis" table:style-name="ta1" table:print="false">
        <office:forms form:automatic-focus="false" form:apply-design-mode="false"/>
        <table:table-column table:style-name="co1" table:default-cell-style-name="Excel_20_Built-in_20_Normal"/>
        <table:table-column table:style-name="co2" table:number-columns-repeated="2" table:default-cell-style-name="Excel_20_Built-in_20_Normal"/>
        <table:table-column table:style-name="co3" table:default-cell-style-name="Excel_20_Built-in_20_Normal"/>
        <table:table-column table:style-name="co4" table:default-cell-style-name="Excel_20_Built-in_20_Normal"/>
        <table:table-column table:style-name="co5" table:default-cell-style-name="Excel_20_Built-in_20_Normal"/>
        <table:table-column table:style-name="co6" table:number-columns-repeated="8" table:default-cell-style-name="ce4"/>
        <table:table-column table:style-name="co7" table:default-cell-style-name="ce4"/>
        <table:table-column table:style-name="co8" table:default-cell-style-name="ce4"/>
        <table:table-column table:style-name="co6" table:number-columns-repeated="8" table:default-cell-style-name="ce4"/>
        <table:table-column table:style-name="co9" table:default-cell-style-name="ce4"/>
        <table:table-column table:style-name="co10" table:default-cell-style-name="Excel_20_Built-in_20_Normal"/>
        <table:table-column table:style-name="co11" table:default-cell-style-name="Excel_20_Built-in_20_Normal"/>
        <table:table-column table:style-name="co1" table:number-columns-repeated="997" table:default-cell-style-name="Excel_20_Built-in_20_Normal"/>
        <table:table-row table:style-name="ro1">
          <table:table-cell table:style-name="ce1" office:value-type="string" table:number-columns-spanned="6" table:number-rows-spanned="1">
            <text:p>Australian population, by year, sex, and state / territory, from 1796</text:p>
          </table:table-cell>
          <table:covered-table-cell table:number-columns-repeated="5" table:style-name="ce3"/>
          <table:table-cell table:number-columns-repeated="20"/>
          <table:table-cell office:value-type="string">
            <text:p>Repository:</text:p>
          </table:table-cell>
          <table:table-cell table:number-columns-repeated="997"/>
        </table:table-row>
        <table:table-row table:style-name="ro1">
          <table:table-cell table:number-columns-repeated="26"/>
          <table:table-cell office:value-type="string">
            <text:p>http://acrosswalls.org/datasets/</text:p>
          </table:table-cell>
          <table:table-cell table:number-columns-repeated="997"/>
        </table:table-row>
        <table:table-row table:style-name="ro1">
          <table:table-cell table:number-columns-repeated="26"/>
          <table:table-cell office:value-type="string">
            <text:p>Version: 1.0</text:p>
          </table:table-cell>
          <table:table-cell table:number-columns-repeated="997"/>
        </table:table-row>
        <table:table-row table:style-name="ro1">
          <table:table-cell table:number-columns-repeated="1024"/>
        </table:table-row>
        <table:table-row table:style-name="ro1">
          <table:table-cell/>
          <table:table-cell office:value-type="string">
            <text:p>Australian population</text:p>
          </table:table-cell>
          <table:table-cell table:number-columns-repeated="4"/>
          <table:table-cell office:value-type="string">
            <text:p>Males</text:p>
          </table:table-cell>
          <table:table-cell table:number-columns-repeated="9"/>
          <table:table-cell office:value-type="string">
            <text:p>Females</text:p>
          </table:table-cell>
          <table:table-cell table:number-columns-repeated="1007"/>
        </table:table-row>
        <table:table-row table:style-name="ro1">
          <table:table-cell table:style-name="ce2" office:value-type="string">
            <text:p>year</text:p>
          </table:table-cell>
          <table:table-cell office:value-type="string">
            <text:p>males</text:p>
          </table:table-cell>
          <table:table-cell office:value-type="string">
            <text:p>females</text:p>
          </table:table-cell>
          <table:table-cell office:value-type="string">
            <text:p>total</text:p>
          </table:table-cell>
          <table:table-cell office:value-type="string">
            <text:p>sex ratio</text:p>
          </table:table-cell>
          <table:table-cell/>
          <table:table-cell office:value-type="string">
            <text:p>NSW</text:p>
          </table:table-cell>
          <table:table-cell office:value-type="string">
            <text:p>Vic.</text:p>
          </table:table-cell>
          <table:table-cell office:value-type="string">
            <text:p>Qld</text:p>
          </table:table-cell>
          <table:table-cell office:value-type="string">
            <text:p>SA</text:p>
          </table:table-cell>
          <table:table-cell office:value-type="string">
            <text:p>WA</text:p>
          </table:table-cell>
          <table:table-cell office:value-type="string">
            <text:p>Tas.</text:p>
          </table:table-cell>
          <table:table-cell office:value-type="string">
            <text:p>NT</text:p>
          </table:table-cell>
          <table:table-cell office:value-type="string">
            <text:p>ACT(c)</text:p>
          </table:table-cell>
          <table:table-cell office:value-type="string">
            <text:p>Australia(d)</text:p>
          </table:table-cell>
          <table:table-cell/>
          <table:table-cell office:value-type="string">
            <text:p>NSW</text:p>
          </table:table-cell>
          <table:table-cell office:value-type="string">
            <text:p>Vic.</text:p>
          </table:table-cell>
          <table:table-cell office:value-type="string">
            <text:p>Qld</text:p>
          </table:table-cell>
          <table:table-cell office:value-type="string">
            <text:p>SA</text:p>
          </table:table-cell>
          <table:table-cell office:value-type="string">
            <text:p>WA</text:p>
          </table:table-cell>
          <table:table-cell office:value-type="string">
            <text:p>Tas.</text:p>
          </table:table-cell>
          <table:table-cell office:value-type="string">
            <text:p>NT</text:p>
          </table:table-cell>
          <table:table-cell office:value-type="string">
            <text:p>ACT(c)</text:p>
          </table:table-cell>
          <table:table-cell office:value-type="string">
            <text:p>Australia(d)</text:p>
          </table:table-cell>
          <table:table-cell/>
          <table:table-cell table:style-name="ce4" office:value-type="string">
            <text:p>combines data in sheets "historical stats" and "recent stats"</text:p>
          </table:table-cell>
          <table:table-cell table:number-columns-repeated="997"/>
        </table:table-row>
        <table:table-row table:style-name="ro1">
          <table:table-cell table:style-name="ce2" office:value-type="float" office:value="1796">
            <text:p>1796</text:p>
          </table:table-cell>
          <table:table-cell table:style-name="ce4" table:formula="of:=[.O7]" office:value-type="float" office:value="2953">
            <text:p>2,953</text:p>
          </table:table-cell>
          <table:table-cell table:style-name="ce4" table:formula="of:=[.Y7]" office:value-type="float" office:value="1147">
            <text:p>1,147</text:p>
          </table:table-cell>
          <table:table-cell table:style-name="ce4" table:formula="of:=[.B7]+[.C7]" office:value-type="float" office:value="4100">
            <text:p>4,100</text:p>
          </table:table-cell>
          <table:table-cell table:style-name="ce5" table:formula="of:=[.B7]/[.C7]" office:value-type="float" office:value="2.5745422842197">
            <text:p>2.57</text:p>
          </table:table-cell>
          <table:table-cell/>
          <table:table-cell office:value-type="float" office:value="2953">
            <text:p>2,953</text:p>
          </table:table-cell>
          <table:table-cell table:number-columns-repeated="7"/>
          <table:table-cell office:value-type="float" office:value="2953">
            <text:p>2,953</text:p>
          </table:table-cell>
          <table:table-cell/>
          <table:table-cell office:value-type="float" office:value="1147">
            <text:p>1,147</text:p>
          </table:table-cell>
          <table:table-cell table:number-columns-repeated="7"/>
          <table:table-cell office:value-type="float" office:value="1147">
            <text:p>1,147</text:p>
          </table:table-cell>
          <table:table-cell table:number-columns-repeated="999"/>
        </table:table-row>
        <table:table-row table:style-name="ro1">
          <table:table-cell table:style-name="ce2" office:value-type="float" office:value="1797">
            <text:p>1797</text:p>
          </table:table-cell>
          <table:table-cell table:style-name="ce4" table:formula="of:=[.O8]" office:value-type="float" office:value="3160">
            <text:p>3,160</text:p>
          </table:table-cell>
          <table:table-cell table:style-name="ce4" table:formula="of:=[.Y8]" office:value-type="float" office:value="1184">
            <text:p>1,184</text:p>
          </table:table-cell>
          <table:table-cell table:style-name="ce4" table:formula="of:=[.B8]+[.C8]" office:value-type="float" office:value="4344">
            <text:p>4,344</text:p>
          </table:table-cell>
          <table:table-cell table:style-name="ce5" table:formula="of:=[.B8]/[.C8]" office:value-type="float" office:value="2.66891891891892">
            <text:p>2.67</text:p>
          </table:table-cell>
          <table:table-cell/>
          <table:table-cell office:value-type="float" office:value="3160">
            <text:p>3,160</text:p>
          </table:table-cell>
          <table:table-cell table:number-columns-repeated="7"/>
          <table:table-cell office:value-type="float" office:value="3160">
            <text:p>3,160</text:p>
          </table:table-cell>
          <table:table-cell/>
          <table:table-cell office:value-type="float" office:value="1184">
            <text:p>1,184</text:p>
          </table:table-cell>
          <table:table-cell table:number-columns-repeated="7"/>
          <table:table-cell office:value-type="float" office:value="1184">
            <text:p>1,184</text:p>
          </table:table-cell>
          <table:table-cell table:number-columns-repeated="999"/>
        </table:table-row>
        <table:table-row table:style-name="ro1">
          <table:table-cell table:style-name="ce2" office:value-type="float" office:value="1798">
            <text:p>1798</text:p>
          </table:table-cell>
          <table:table-cell table:style-name="ce4" table:formula="of:=[.O9]" office:value-type="float" office:value="3367">
            <text:p>3,367</text:p>
          </table:table-cell>
          <table:table-cell table:style-name="ce4" table:formula="of:=[.Y9]" office:value-type="float" office:value="1221">
            <text:p>1,221</text:p>
          </table:table-cell>
          <table:table-cell table:style-name="ce4" table:formula="of:=[.B9]+[.C9]" office:value-type="float" office:value="4588">
            <text:p>4,588</text:p>
          </table:table-cell>
          <table:table-cell table:style-name="ce5" table:formula="of:=[.B9]/[.C9]" office:value-type="float" office:value="2.75757575757576">
            <text:p>2.76</text:p>
          </table:table-cell>
          <table:table-cell/>
          <table:table-cell office:value-type="float" office:value="3367">
            <text:p>3,367</text:p>
          </table:table-cell>
          <table:table-cell table:number-columns-repeated="7"/>
          <table:table-cell office:value-type="float" office:value="3367">
            <text:p>3,367</text:p>
          </table:table-cell>
          <table:table-cell/>
          <table:table-cell office:value-type="float" office:value="1221">
            <text:p>1,221</text:p>
          </table:table-cell>
          <table:table-cell table:number-columns-repeated="7"/>
          <table:table-cell office:value-type="float" office:value="1221">
            <text:p>1,221</text:p>
          </table:table-cell>
          <table:table-cell table:number-columns-repeated="999"/>
        </table:table-row>
        <table:table-row table:style-name="ro1">
          <table:table-cell table:style-name="ce2" office:value-type="float" office:value="1799">
            <text:p>1799</text:p>
          </table:table-cell>
          <table:table-cell table:style-name="ce4" table:formula="of:=[.O10]" office:value-type="float" office:value="3804">
            <text:p>3,804</text:p>
          </table:table-cell>
          <table:table-cell table:style-name="ce4" table:formula="of:=[.Y10]" office:value-type="float" office:value="1284">
            <text:p>1,284</text:p>
          </table:table-cell>
          <table:table-cell table:style-name="ce4" table:formula="of:=[.B10]+[.C10]" office:value-type="float" office:value="5088">
            <text:p>5,088</text:p>
          </table:table-cell>
          <table:table-cell table:style-name="ce5" table:formula="of:=[.B10]/[.C10]" office:value-type="float" office:value="2.96261682242991">
            <text:p>2.96</text:p>
          </table:table-cell>
          <table:table-cell/>
          <table:table-cell office:value-type="float" office:value="3804">
            <text:p>3,804</text:p>
          </table:table-cell>
          <table:table-cell table:number-columns-repeated="7"/>
          <table:table-cell office:value-type="float" office:value="3804">
            <text:p>3,804</text:p>
          </table:table-cell>
          <table:table-cell/>
          <table:table-cell office:value-type="float" office:value="1284">
            <text:p>1,284</text:p>
          </table:table-cell>
          <table:table-cell table:number-columns-repeated="7"/>
          <table:table-cell office:value-type="float" office:value="1284">
            <text:p>1,284</text:p>
          </table:table-cell>
          <table:table-cell table:number-columns-repeated="999"/>
        </table:table-row>
        <table:table-row table:style-name="ro1">
          <table:table-cell table:style-name="ce2" office:value-type="float" office:value="1800">
            <text:p>1800</text:p>
          </table:table-cell>
          <table:table-cell table:style-name="ce4" table:formula="of:=[.O11]" office:value-type="float" office:value="3780">
            <text:p>3,780</text:p>
          </table:table-cell>
          <table:table-cell table:style-name="ce4" table:formula="of:=[.Y11]" office:value-type="float" office:value="1437">
            <text:p>1,437</text:p>
          </table:table-cell>
          <table:table-cell table:style-name="ce4" table:formula="of:=[.B11]+[.C11]" office:value-type="float" office:value="5217">
            <text:p>5,217</text:p>
          </table:table-cell>
          <table:table-cell table:style-name="ce5" table:formula="of:=[.B11]/[.C11]" office:value-type="float" office:value="2.63048016701461">
            <text:p>2.63</text:p>
          </table:table-cell>
          <table:table-cell/>
          <table:table-cell office:value-type="float" office:value="3780">
            <text:p>3,780</text:p>
          </table:table-cell>
          <table:table-cell table:number-columns-repeated="7"/>
          <table:table-cell office:value-type="float" office:value="3780">
            <text:p>3,780</text:p>
          </table:table-cell>
          <table:table-cell/>
          <table:table-cell office:value-type="float" office:value="1437">
            <text:p>1,437</text:p>
          </table:table-cell>
          <table:table-cell table:number-columns-repeated="7"/>
          <table:table-cell office:value-type="float" office:value="1437">
            <text:p>1,437</text:p>
          </table:table-cell>
          <table:table-cell table:number-columns-repeated="999"/>
        </table:table-row>
        <table:table-row table:style-name="ro1">
          <table:table-cell table:style-name="ce2" office:value-type="float" office:value="1801">
            <text:p>1801</text:p>
          </table:table-cell>
          <table:table-cell table:style-name="ce4" table:formula="of:=[.O12]" office:value-type="float" office:value="4372">
            <text:p>4,372</text:p>
          </table:table-cell>
          <table:table-cell table:style-name="ce4" table:formula="of:=[.Y12]" office:value-type="float" office:value="1573">
            <text:p>1,573</text:p>
          </table:table-cell>
          <table:table-cell table:style-name="ce4" table:formula="of:=[.B12]+[.C12]" office:value-type="float" office:value="5945">
            <text:p>5,945</text:p>
          </table:table-cell>
          <table:table-cell table:style-name="ce5" table:formula="of:=[.B12]/[.C12]" office:value-type="float" office:value="2.77940241576605">
            <text:p>2.78</text:p>
          </table:table-cell>
          <table:table-cell/>
          <table:table-cell office:value-type="float" office:value="4372">
            <text:p>4,372</text:p>
          </table:table-cell>
          <table:table-cell table:number-columns-repeated="7"/>
          <table:table-cell office:value-type="float" office:value="4372">
            <text:p>4,372</text:p>
          </table:table-cell>
          <table:table-cell/>
          <table:table-cell office:value-type="float" office:value="1573">
            <text:p>1,573</text:p>
          </table:table-cell>
          <table:table-cell table:number-columns-repeated="7"/>
          <table:table-cell office:value-type="float" office:value="1573">
            <text:p>1,573</text:p>
          </table:table-cell>
          <table:table-cell table:number-columns-repeated="999"/>
        </table:table-row>
        <table:table-row table:style-name="ro1">
          <table:table-cell table:style-name="ce2" office:value-type="float" office:value="1802">
            <text:p>1802</text:p>
          </table:table-cell>
          <table:table-cell table:style-name="ce4" table:formula="of:=[.O13]" office:value-type="float" office:value="5208">
            <text:p>5,208</text:p>
          </table:table-cell>
          <table:table-cell table:style-name="ce4" table:formula="of:=[.Y13]" office:value-type="float" office:value="1806">
            <text:p>1,806</text:p>
          </table:table-cell>
          <table:table-cell table:style-name="ce4" table:formula="of:=[.B13]+[.C13]" office:value-type="float" office:value="7014">
            <text:p>7,014</text:p>
          </table:table-cell>
          <table:table-cell table:style-name="ce5" table:formula="of:=[.B13]/[.C13]" office:value-type="float" office:value="2.88372093023256">
            <text:p>2.88</text:p>
          </table:table-cell>
          <table:table-cell/>
          <table:table-cell office:value-type="float" office:value="5208">
            <text:p>5,208</text:p>
          </table:table-cell>
          <table:table-cell table:number-columns-repeated="7"/>
          <table:table-cell office:value-type="float" office:value="5208">
            <text:p>5,208</text:p>
          </table:table-cell>
          <table:table-cell/>
          <table:table-cell office:value-type="float" office:value="1806">
            <text:p>1,806</text:p>
          </table:table-cell>
          <table:table-cell table:number-columns-repeated="7"/>
          <table:table-cell office:value-type="float" office:value="1806">
            <text:p>1,806</text:p>
          </table:table-cell>
          <table:table-cell table:number-columns-repeated="999"/>
        </table:table-row>
        <table:table-row table:style-name="ro1">
          <table:table-cell table:style-name="ce2" office:value-type="float" office:value="1803">
            <text:p>1803</text:p>
          </table:table-cell>
          <table:table-cell table:style-name="ce4" table:formula="of:=[.O14]" office:value-type="float" office:value="5185">
            <text:p>5,185</text:p>
          </table:table-cell>
          <table:table-cell table:style-name="ce4" table:formula="of:=[.Y14]" office:value-type="float" office:value="2053">
            <text:p>2,053</text:p>
          </table:table-cell>
          <table:table-cell table:style-name="ce4" table:formula="of:=[.B14]+[.C14]" office:value-type="float" office:value="7238">
            <text:p>7,238</text:p>
          </table:table-cell>
          <table:table-cell table:style-name="ce5" table:formula="of:=[.B14]/[.C14]" office:value-type="float" office:value="2.52557233317097">
            <text:p>2.53</text:p>
          </table:table-cell>
          <table:table-cell/>
          <table:table-cell office:value-type="float" office:value="5028">
            <text:p>5,028</text:p>
          </table:table-cell>
          <table:table-cell table:number-columns-repeated="4"/>
          <table:table-cell office:value-type="float" office:value="157">
            <text:p>157</text:p>
          </table:table-cell>
          <table:table-cell table:number-columns-repeated="2"/>
          <table:table-cell office:value-type="float" office:value="5185">
            <text:p>5,185</text:p>
          </table:table-cell>
          <table:table-cell/>
          <table:table-cell office:value-type="float" office:value="2033">
            <text:p>2,033</text:p>
          </table:table-cell>
          <table:table-cell table:number-columns-repeated="4"/>
          <table:table-cell office:value-type="float" office:value="20">
            <text:p>20</text:p>
          </table:table-cell>
          <table:table-cell table:number-columns-repeated="2"/>
          <table:table-cell office:value-type="float" office:value="2053">
            <text:p>2,053</text:p>
          </table:table-cell>
          <table:table-cell table:number-columns-repeated="999"/>
        </table:table-row>
        <table:table-row table:style-name="ro1">
          <table:table-cell table:style-name="ce2" office:value-type="float" office:value="1804">
            <text:p>1804</text:p>
          </table:table-cell>
          <table:table-cell table:style-name="ce4" table:formula="of:=[.O15]" office:value-type="float" office:value="5313">
            <text:p>5,313</text:p>
          </table:table-cell>
          <table:table-cell table:style-name="ce4" table:formula="of:=[.Y15]" office:value-type="float" office:value="2285">
            <text:p>2,285</text:p>
          </table:table-cell>
          <table:table-cell table:style-name="ce4" table:formula="of:=[.B15]+[.C15]" office:value-type="float" office:value="7598">
            <text:p>7,598</text:p>
          </table:table-cell>
          <table:table-cell table:style-name="ce5" table:formula="of:=[.B15]/[.C15]" office:value-type="float" office:value="2.32516411378556">
            <text:p>2.33</text:p>
          </table:table-cell>
          <table:table-cell/>
          <table:table-cell office:value-type="float" office:value="4852">
            <text:p>4,852</text:p>
          </table:table-cell>
          <table:table-cell table:number-columns-repeated="4"/>
          <table:table-cell office:value-type="float" office:value="461">
            <text:p>461</text:p>
          </table:table-cell>
          <table:table-cell table:number-columns-repeated="2"/>
          <table:table-cell office:value-type="float" office:value="5313">
            <text:p>5,313</text:p>
          </table:table-cell>
          <table:table-cell/>
          <table:table-cell office:value-type="float" office:value="2188">
            <text:p>2,188</text:p>
          </table:table-cell>
          <table:table-cell table:number-columns-repeated="4"/>
          <table:table-cell office:value-type="float" office:value="97">
            <text:p>97</text:p>
          </table:table-cell>
          <table:table-cell table:number-columns-repeated="2"/>
          <table:table-cell office:value-type="float" office:value="2285">
            <text:p>2,285</text:p>
          </table:table-cell>
          <table:table-cell table:number-columns-repeated="999"/>
        </table:table-row>
        <table:table-row table:style-name="ro1">
          <table:table-cell table:style-name="ce2" office:value-type="float" office:value="1805">
            <text:p>1805</text:p>
          </table:table-cell>
          <table:table-cell table:style-name="ce4" table:formula="of:=[.O16]" office:value-type="float" office:value="5395">
            <text:p>5,395</text:p>
          </table:table-cell>
          <table:table-cell table:style-name="ce4" table:formula="of:=[.Y16]" office:value-type="float" office:value="2312">
            <text:p>2,312</text:p>
          </table:table-cell>
          <table:table-cell table:style-name="ce4" table:formula="of:=[.B16]+[.C16]" office:value-type="float" office:value="7707">
            <text:p>7,707</text:p>
          </table:table-cell>
          <table:table-cell table:style-name="ce5" table:formula="of:=[.B16]/[.C16]" office:value-type="float" office:value="2.33347750865052">
            <text:p>2.33</text:p>
          </table:table-cell>
          <table:table-cell/>
          <table:table-cell office:value-type="float" office:value="4786">
            <text:p>4,786</text:p>
          </table:table-cell>
          <table:table-cell table:number-columns-repeated="4"/>
          <table:table-cell office:value-type="float" office:value="609">
            <text:p>609</text:p>
          </table:table-cell>
          <table:table-cell table:number-columns-repeated="2"/>
          <table:table-cell office:value-type="float" office:value="5395">
            <text:p>5,395</text:p>
          </table:table-cell>
          <table:table-cell/>
          <table:table-cell office:value-type="float" office:value="2164">
            <text:p>2,164</text:p>
          </table:table-cell>
          <table:table-cell table:number-columns-repeated="4"/>
          <table:table-cell office:value-type="float" office:value="148">
            <text:p>148</text:p>
          </table:table-cell>
          <table:table-cell table:number-columns-repeated="2"/>
          <table:table-cell office:value-type="float" office:value="2312">
            <text:p>2,312</text:p>
          </table:table-cell>
          <table:table-cell table:number-columns-repeated="999"/>
        </table:table-row>
        <table:table-row table:style-name="ro1">
          <table:table-cell table:style-name="ce2" office:value-type="float" office:value="1806">
            <text:p>1806</text:p>
          </table:table-cell>
          <table:table-cell table:style-name="ce4" table:formula="of:=[.O17]" office:value-type="float" office:value="5389">
            <text:p>5,389</text:p>
          </table:table-cell>
          <table:table-cell table:style-name="ce4" table:formula="of:=[.Y17]" office:value-type="float" office:value="2521">
            <text:p>2,521</text:p>
          </table:table-cell>
          <table:table-cell table:style-name="ce4" table:formula="of:=[.B17]+[.C17]" office:value-type="float" office:value="7910">
            <text:p>7,910</text:p>
          </table:table-cell>
          <table:table-cell table:style-name="ce5" table:formula="of:=[.B17]/[.C17]" office:value-type="float" office:value="2.13764379214597">
            <text:p>2.14</text:p>
          </table:table-cell>
          <table:table-cell/>
          <table:table-cell office:value-type="float" office:value="4792">
            <text:p>4,792</text:p>
          </table:table-cell>
          <table:table-cell table:number-columns-repeated="4"/>
          <table:table-cell office:value-type="float" office:value="597">
            <text:p>597</text:p>
          </table:table-cell>
          <table:table-cell table:number-columns-repeated="2"/>
          <table:table-cell office:value-type="float" office:value="5389">
            <text:p>5,389</text:p>
          </table:table-cell>
          <table:table-cell/>
          <table:table-cell office:value-type="float" office:value="2370">
            <text:p>2,370</text:p>
          </table:table-cell>
          <table:table-cell table:number-columns-repeated="4"/>
          <table:table-cell office:value-type="float" office:value="151">
            <text:p>151</text:p>
          </table:table-cell>
          <table:table-cell table:number-columns-repeated="2"/>
          <table:table-cell office:value-type="float" office:value="2521">
            <text:p>2,521</text:p>
          </table:table-cell>
          <table:table-cell table:number-columns-repeated="999"/>
        </table:table-row>
        <table:table-row table:style-name="ro1">
          <table:table-cell table:style-name="ce2" office:value-type="float" office:value="1807">
            <text:p>1807</text:p>
          </table:table-cell>
          <table:table-cell table:style-name="ce4" table:formula="of:=[.O18]" office:value-type="float" office:value="5939">
            <text:p>5,939</text:p>
          </table:table-cell>
          <table:table-cell table:style-name="ce4" table:formula="of:=[.Y18]" office:value-type="float" office:value="2855">
            <text:p>2,855</text:p>
          </table:table-cell>
          <table:table-cell table:style-name="ce4" table:formula="of:=[.B18]+[.C18]" office:value-type="float" office:value="8794">
            <text:p>8,794</text:p>
          </table:table-cell>
          <table:table-cell table:style-name="ce5" table:formula="of:=[.B18]/[.C18]" office:value-type="float" office:value="2.08021015761821">
            <text:p>2.08</text:p>
          </table:table-cell>
          <table:table-cell/>
          <table:table-cell office:value-type="float" office:value="5296">
            <text:p>5,296</text:p>
          </table:table-cell>
          <table:table-cell table:number-columns-repeated="4"/>
          <table:table-cell office:value-type="float" office:value="643">
            <text:p>643</text:p>
          </table:table-cell>
          <table:table-cell table:number-columns-repeated="2"/>
          <table:table-cell office:value-type="float" office:value="5939">
            <text:p>5,939</text:p>
          </table:table-cell>
          <table:table-cell/>
          <table:table-cell office:value-type="float" office:value="2652">
            <text:p>2,652</text:p>
          </table:table-cell>
          <table:table-cell table:number-columns-repeated="4"/>
          <table:table-cell office:value-type="float" office:value="203">
            <text:p>203</text:p>
          </table:table-cell>
          <table:table-cell table:number-columns-repeated="2"/>
          <table:table-cell office:value-type="float" office:value="2855">
            <text:p>2,855</text:p>
          </table:table-cell>
          <table:table-cell table:number-columns-repeated="999"/>
        </table:table-row>
        <table:table-row table:style-name="ro1">
          <table:table-cell table:style-name="ce2" office:value-type="float" office:value="1808">
            <text:p>1808</text:p>
          </table:table-cell>
          <table:table-cell table:style-name="ce4" table:formula="of:=[.O19]" office:value-type="float" office:value="6822">
            <text:p>6,822</text:p>
          </table:table-cell>
          <table:table-cell table:style-name="ce4" table:formula="of:=[.Y19]" office:value-type="float" office:value="3441">
            <text:p>3,441</text:p>
          </table:table-cell>
          <table:table-cell table:style-name="ce4" table:formula="of:=[.B19]+[.C19]" office:value-type="float" office:value="10263">
            <text:p>10,263</text:p>
          </table:table-cell>
          <table:table-cell table:style-name="ce5" table:formula="of:=[.B19]/[.C19]" office:value-type="float" office:value="1.98256320836966">
            <text:p>1.98</text:p>
          </table:table-cell>
          <table:table-cell/>
          <table:table-cell office:value-type="float" office:value="6025">
            <text:p>6,025</text:p>
          </table:table-cell>
          <table:table-cell table:number-columns-repeated="4"/>
          <table:table-cell office:value-type="float" office:value="797">
            <text:p>797</text:p>
          </table:table-cell>
          <table:table-cell table:number-columns-repeated="2"/>
          <table:table-cell office:value-type="float" office:value="6822">
            <text:p>6,822</text:p>
          </table:table-cell>
          <table:table-cell/>
          <table:table-cell office:value-type="float" office:value="3080">
            <text:p>3,080</text:p>
          </table:table-cell>
          <table:table-cell table:number-columns-repeated="4"/>
          <table:table-cell office:value-type="float" office:value="361">
            <text:p>361</text:p>
          </table:table-cell>
          <table:table-cell table:number-columns-repeated="2"/>
          <table:table-cell office:value-type="float" office:value="3441">
            <text:p>3,441</text:p>
          </table:table-cell>
          <table:table-cell table:number-columns-repeated="999"/>
        </table:table-row>
        <table:table-row table:style-name="ro1">
          <table:table-cell table:style-name="ce2" office:value-type="float" office:value="1809">
            <text:p>1809</text:p>
          </table:table-cell>
          <table:table-cell table:style-name="ce4" table:formula="of:=[.O20]" office:value-type="float" office:value="7618">
            <text:p>7,618</text:p>
          </table:table-cell>
          <table:table-cell table:style-name="ce4" table:formula="of:=[.Y20]" office:value-type="float" office:value="3942">
            <text:p>3,942</text:p>
          </table:table-cell>
          <table:table-cell table:style-name="ce4" table:formula="of:=[.B20]+[.C20]" office:value-type="float" office:value="11560">
            <text:p>11,560</text:p>
          </table:table-cell>
          <table:table-cell table:style-name="ce5" table:formula="of:=[.B20]/[.C20]" office:value-type="float" office:value="1.93252156265855">
            <text:p>1.93</text:p>
          </table:table-cell>
          <table:table-cell/>
          <table:table-cell office:value-type="float" office:value="6754">
            <text:p>6,754</text:p>
          </table:table-cell>
          <table:table-cell table:number-columns-repeated="4"/>
          <table:table-cell office:value-type="float" office:value="864">
            <text:p>864</text:p>
          </table:table-cell>
          <table:table-cell table:number-columns-repeated="2"/>
          <table:table-cell office:value-type="float" office:value="7618">
            <text:p>7,618</text:p>
          </table:table-cell>
          <table:table-cell/>
          <table:table-cell office:value-type="float" office:value="3508">
            <text:p>3,508</text:p>
          </table:table-cell>
          <table:table-cell table:number-columns-repeated="4"/>
          <table:table-cell office:value-type="float" office:value="434">
            <text:p>434</text:p>
          </table:table-cell>
          <table:table-cell table:number-columns-repeated="2"/>
          <table:table-cell office:value-type="float" office:value="3942">
            <text:p>3,942</text:p>
          </table:table-cell>
          <table:table-cell table:number-columns-repeated="999"/>
        </table:table-row>
        <table:table-row table:style-name="ro1">
          <table:table-cell table:style-name="ce2" office:value-type="float" office:value="1810">
            <text:p>1810</text:p>
          </table:table-cell>
          <table:table-cell table:style-name="ce4" table:formula="of:=[.O21]" office:value-type="float" office:value="7585">
            <text:p>7,585</text:p>
          </table:table-cell>
          <table:table-cell table:style-name="ce4" table:formula="of:=[.Y21]" office:value-type="float" office:value="3981">
            <text:p>3,981</text:p>
          </table:table-cell>
          <table:table-cell table:style-name="ce4" table:formula="of:=[.B21]+[.C21]" office:value-type="float" office:value="11566">
            <text:p>11,566</text:p>
          </table:table-cell>
          <table:table-cell table:style-name="ce5" table:formula="of:=[.B21]/[.C21]" office:value-type="float" office:value="1.90530017583522">
            <text:p>1.91</text:p>
          </table:table-cell>
          <table:table-cell/>
          <table:table-cell office:value-type="float" office:value="6611">
            <text:p>6,611</text:p>
          </table:table-cell>
          <table:table-cell table:number-columns-repeated="4"/>
          <table:table-cell office:value-type="float" office:value="974">
            <text:p>974</text:p>
          </table:table-cell>
          <table:table-cell table:number-columns-repeated="2"/>
          <table:table-cell office:value-type="float" office:value="7585">
            <text:p>7,585</text:p>
          </table:table-cell>
          <table:table-cell/>
          <table:table-cell office:value-type="float" office:value="3485">
            <text:p>3,485</text:p>
          </table:table-cell>
          <table:table-cell table:number-columns-repeated="4"/>
          <table:table-cell office:value-type="float" office:value="496">
            <text:p>496</text:p>
          </table:table-cell>
          <table:table-cell table:number-columns-repeated="2"/>
          <table:table-cell office:value-type="float" office:value="3981">
            <text:p>3,981</text:p>
          </table:table-cell>
          <table:table-cell table:number-columns-repeated="999"/>
        </table:table-row>
        <table:table-row table:style-name="ro1">
          <table:table-cell table:style-name="ce2" office:value-type="float" office:value="1811">
            <text:p>1811</text:p>
          </table:table-cell>
          <table:table-cell table:style-name="ce4" table:formula="of:=[.O22]" office:value-type="float" office:value="7697">
            <text:p>7,697</text:p>
          </table:table-cell>
          <table:table-cell table:style-name="ce4" table:formula="of:=[.Y22]" office:value-type="float" office:value="4178">
            <text:p>4,178</text:p>
          </table:table-cell>
          <table:table-cell table:style-name="ce4" table:formula="of:=[.B22]+[.C22]" office:value-type="float" office:value="11875">
            <text:p>11,875</text:p>
          </table:table-cell>
          <table:table-cell table:style-name="ce5" table:formula="of:=[.B22]/[.C22]" office:value-type="float" office:value="1.84226902824318">
            <text:p>1.84</text:p>
          </table:table-cell>
          <table:table-cell/>
          <table:table-cell office:value-type="float" office:value="6645">
            <text:p>6,645</text:p>
          </table:table-cell>
          <table:table-cell table:number-columns-repeated="4"/>
          <table:table-cell office:value-type="float" office:value="1052">
            <text:p>1,052</text:p>
          </table:table-cell>
          <table:table-cell table:number-columns-repeated="2"/>
          <table:table-cell office:value-type="float" office:value="7697">
            <text:p>7,697</text:p>
          </table:table-cell>
          <table:table-cell/>
          <table:table-cell office:value-type="float" office:value="3642">
            <text:p>3,642</text:p>
          </table:table-cell>
          <table:table-cell table:number-columns-repeated="4"/>
          <table:table-cell office:value-type="float" office:value="536">
            <text:p>536</text:p>
          </table:table-cell>
          <table:table-cell table:number-columns-repeated="2"/>
          <table:table-cell office:value-type="float" office:value="4178">
            <text:p>4,178</text:p>
          </table:table-cell>
          <table:table-cell table:number-columns-repeated="999"/>
        </table:table-row>
        <table:table-row table:style-name="ro1">
          <table:table-cell table:style-name="ce2" office:value-type="float" office:value="1812">
            <text:p>1812</text:p>
          </table:table-cell>
          <table:table-cell table:style-name="ce4" table:formula="of:=[.O23]" office:value-type="float" office:value="8132">
            <text:p>8,132</text:p>
          </table:table-cell>
          <table:table-cell table:style-name="ce4" table:formula="of:=[.Y23]" office:value-type="float" office:value="4498">
            <text:p>4,498</text:p>
          </table:table-cell>
          <table:table-cell table:style-name="ce4" table:formula="of:=[.B23]+[.C23]" office:value-type="float" office:value="12630">
            <text:p>12,630</text:p>
          </table:table-cell>
          <table:table-cell table:style-name="ce5" table:formula="of:=[.B23]/[.C23]" office:value-type="float" office:value="1.80791462872388">
            <text:p>1.81</text:p>
          </table:table-cell>
          <table:table-cell/>
          <table:table-cell office:value-type="float" office:value="7010">
            <text:p>7,010</text:p>
          </table:table-cell>
          <table:table-cell table:number-columns-repeated="4"/>
          <table:table-cell office:value-type="float" office:value="1122">
            <text:p>1,122</text:p>
          </table:table-cell>
          <table:table-cell table:number-columns-repeated="2"/>
          <table:table-cell office:value-type="float" office:value="8132">
            <text:p>8,132</text:p>
          </table:table-cell>
          <table:table-cell/>
          <table:table-cell office:value-type="float" office:value="3926">
            <text:p>3,926</text:p>
          </table:table-cell>
          <table:table-cell table:number-columns-repeated="4"/>
          <table:table-cell office:value-type="float" office:value="572">
            <text:p>572</text:p>
          </table:table-cell>
          <table:table-cell table:number-columns-repeated="2"/>
          <table:table-cell office:value-type="float" office:value="4498">
            <text:p>4,498</text:p>
          </table:table-cell>
          <table:table-cell table:number-columns-repeated="999"/>
        </table:table-row>
        <table:table-row table:style-name="ro1">
          <table:table-cell table:style-name="ce2" office:value-type="float" office:value="1813">
            <text:p>1813</text:p>
          </table:table-cell>
          <table:table-cell table:style-name="ce4" table:formula="of:=[.O24]" office:value-type="float" office:value="9102">
            <text:p>9,102</text:p>
          </table:table-cell>
          <table:table-cell table:style-name="ce4" table:formula="of:=[.Y24]" office:value-type="float" office:value="4855">
            <text:p>4,855</text:p>
          </table:table-cell>
          <table:table-cell table:style-name="ce4" table:formula="of:=[.B24]+[.C24]" office:value-type="float" office:value="13957">
            <text:p>13,957</text:p>
          </table:table-cell>
          <table:table-cell table:style-name="ce5" table:formula="of:=[.B24]/[.C24]" office:value-type="float" office:value="1.87476828012358">
            <text:p>1.87</text:p>
          </table:table-cell>
          <table:table-cell/>
          <table:table-cell office:value-type="float" office:value="7910">
            <text:p>7,910</text:p>
          </table:table-cell>
          <table:table-cell table:number-columns-repeated="4"/>
          <table:table-cell office:value-type="float" office:value="1192">
            <text:p>1,192</text:p>
          </table:table-cell>
          <table:table-cell table:number-columns-repeated="2"/>
          <table:table-cell office:value-type="float" office:value="9102">
            <text:p>9,102</text:p>
          </table:table-cell>
          <table:table-cell/>
          <table:table-cell office:value-type="float" office:value="4247">
            <text:p>4,247</text:p>
          </table:table-cell>
          <table:table-cell table:number-columns-repeated="4"/>
          <table:table-cell office:value-type="float" office:value="608">
            <text:p>608</text:p>
          </table:table-cell>
          <table:table-cell table:number-columns-repeated="2"/>
          <table:table-cell office:value-type="float" office:value="4855">
            <text:p>4,855</text:p>
          </table:table-cell>
          <table:table-cell table:number-columns-repeated="999"/>
        </table:table-row>
        <table:table-row table:style-name="ro1">
          <table:table-cell table:style-name="ce2" office:value-type="float" office:value="1814">
            <text:p>1814</text:p>
          </table:table-cell>
          <table:table-cell table:style-name="ce4" table:formula="of:=[.O25]" office:value-type="float" office:value="9295">
            <text:p>9,295</text:p>
          </table:table-cell>
          <table:table-cell table:style-name="ce4" table:formula="of:=[.Y25]" office:value-type="float" office:value="4791">
            <text:p>4,791</text:p>
          </table:table-cell>
          <table:table-cell table:style-name="ce4" table:formula="of:=[.B25]+[.C25]" office:value-type="float" office:value="14086">
            <text:p>14,086</text:p>
          </table:table-cell>
          <table:table-cell table:style-name="ce5" table:formula="of:=[.B25]/[.C25]" office:value-type="float" office:value="1.94009601335838">
            <text:p>1.94</text:p>
          </table:table-cell>
          <table:table-cell/>
          <table:table-cell office:value-type="float" office:value="8035">
            <text:p>8,035</text:p>
          </table:table-cell>
          <table:table-cell table:number-columns-repeated="4"/>
          <table:table-cell office:value-type="float" office:value="1260">
            <text:p>1,260</text:p>
          </table:table-cell>
          <table:table-cell table:number-columns-repeated="2"/>
          <table:table-cell office:value-type="float" office:value="9295">
            <text:p>9,295</text:p>
          </table:table-cell>
          <table:table-cell/>
          <table:table-cell office:value-type="float" office:value="4148">
            <text:p>4,148</text:p>
          </table:table-cell>
          <table:table-cell table:number-columns-repeated="4"/>
          <table:table-cell office:value-type="float" office:value="643">
            <text:p>643</text:p>
          </table:table-cell>
          <table:table-cell table:number-columns-repeated="2"/>
          <table:table-cell office:value-type="float" office:value="4791">
            <text:p>4,791</text:p>
          </table:table-cell>
          <table:table-cell table:number-columns-repeated="999"/>
        </table:table-row>
        <table:table-row table:style-name="ro1">
          <table:table-cell table:style-name="ce2" office:value-type="float" office:value="1815">
            <text:p>1815</text:p>
          </table:table-cell>
          <table:table-cell table:style-name="ce4" table:formula="of:=[.O26]" office:value-type="float" office:value="9848">
            <text:p>9,848</text:p>
          </table:table-cell>
          <table:table-cell table:style-name="ce4" table:formula="of:=[.Y26]" office:value-type="float" office:value="5215">
            <text:p>5,215</text:p>
          </table:table-cell>
          <table:table-cell table:style-name="ce4" table:formula="of:=[.B26]+[.C26]" office:value-type="float" office:value="15063">
            <text:p>15,063</text:p>
          </table:table-cell>
          <table:table-cell table:style-name="ce5" table:formula="of:=[.B26]/[.C26]" office:value-type="float" office:value="1.88839884947268">
            <text:p>1.89</text:p>
          </table:table-cell>
          <table:table-cell/>
          <table:table-cell office:value-type="float" office:value="8559">
            <text:p>8,559</text:p>
          </table:table-cell>
          <table:table-cell table:number-columns-repeated="4"/>
          <table:table-cell office:value-type="float" office:value="1289">
            <text:p>1,289</text:p>
          </table:table-cell>
          <table:table-cell table:number-columns-repeated="2"/>
          <table:table-cell office:value-type="float" office:value="9848">
            <text:p>9,848</text:p>
          </table:table-cell>
          <table:table-cell/>
          <table:table-cell office:value-type="float" office:value="4557">
            <text:p>4,557</text:p>
          </table:table-cell>
          <table:table-cell table:number-columns-repeated="4"/>
          <table:table-cell office:value-type="float" office:value="658">
            <text:p>658</text:p>
          </table:table-cell>
          <table:table-cell table:number-columns-repeated="2"/>
          <table:table-cell office:value-type="float" office:value="5215">
            <text:p>5,215</text:p>
          </table:table-cell>
          <table:table-cell table:number-columns-repeated="999"/>
        </table:table-row>
        <table:table-row table:style-name="ro1">
          <table:table-cell table:style-name="ce2" office:value-type="float" office:value="1816">
            <text:p>1816</text:p>
          </table:table-cell>
          <table:table-cell table:style-name="ce4" table:formula="of:=[.O27]" office:value-type="float" office:value="11690">
            <text:p>11,690</text:p>
          </table:table-cell>
          <table:table-cell table:style-name="ce4" table:formula="of:=[.Y27]" office:value-type="float" office:value="5863">
            <text:p>5,863</text:p>
          </table:table-cell>
          <table:table-cell table:style-name="ce4" table:formula="of:=[.B27]+[.C27]" office:value-type="float" office:value="17553">
            <text:p>17,553</text:p>
          </table:table-cell>
          <table:table-cell table:style-name="ce5" table:formula="of:=[.B27]/[.C27]" office:value-type="float" office:value="1.99385979873785">
            <text:p>1.99</text:p>
          </table:table-cell>
          <table:table-cell/>
          <table:table-cell office:value-type="float" office:value="10330">
            <text:p>10,330</text:p>
          </table:table-cell>
          <table:table-cell table:number-columns-repeated="4"/>
          <table:table-cell office:value-type="float" office:value="1360">
            <text:p>1,360</text:p>
          </table:table-cell>
          <table:table-cell table:number-columns-repeated="2"/>
          <table:table-cell office:value-type="float" office:value="11690">
            <text:p>11,690</text:p>
          </table:table-cell>
          <table:table-cell/>
          <table:table-cell office:value-type="float" office:value="5188">
            <text:p>5,188</text:p>
          </table:table-cell>
          <table:table-cell table:number-columns-repeated="4"/>
          <table:table-cell office:value-type="float" office:value="675">
            <text:p>675</text:p>
          </table:table-cell>
          <table:table-cell table:number-columns-repeated="2"/>
          <table:table-cell office:value-type="float" office:value="5863">
            <text:p>5,863</text:p>
          </table:table-cell>
          <table:table-cell table:number-columns-repeated="999"/>
        </table:table-row>
        <table:table-row table:style-name="ro1">
          <table:table-cell table:style-name="ce2" office:value-type="float" office:value="1817">
            <text:p>1817</text:p>
          </table:table-cell>
          <table:table-cell table:style-name="ce4" table:formula="of:=[.O28]" office:value-type="float" office:value="14178">
            <text:p>14,178</text:p>
          </table:table-cell>
          <table:table-cell table:style-name="ce4" table:formula="of:=[.Y28]" office:value-type="float" office:value="7014">
            <text:p>7,014</text:p>
          </table:table-cell>
          <table:table-cell table:style-name="ce4" table:formula="of:=[.B28]+[.C28]" office:value-type="float" office:value="21192">
            <text:p>21,192</text:p>
          </table:table-cell>
          <table:table-cell table:style-name="ce5" table:formula="of:=[.B28]/[.C28]" office:value-type="float" office:value="2.02138579982891">
            <text:p>2.02</text:p>
          </table:table-cell>
          <table:table-cell/>
          <table:table-cell office:value-type="float" office:value="11811">
            <text:p>11,811</text:p>
          </table:table-cell>
          <table:table-cell table:number-columns-repeated="4"/>
          <table:table-cell office:value-type="float" office:value="2367">
            <text:p>2,367</text:p>
          </table:table-cell>
          <table:table-cell table:number-columns-repeated="2"/>
          <table:table-cell office:value-type="float" office:value="14178">
            <text:p>14,178</text:p>
          </table:table-cell>
          <table:table-cell/>
          <table:table-cell office:value-type="float" office:value="6037">
            <text:p>6,037</text:p>
          </table:table-cell>
          <table:table-cell table:number-columns-repeated="4"/>
          <table:table-cell office:value-type="float" office:value="977">
            <text:p>977</text:p>
          </table:table-cell>
          <table:table-cell table:number-columns-repeated="2"/>
          <table:table-cell office:value-type="float" office:value="7014">
            <text:p>7,014</text:p>
          </table:table-cell>
          <table:table-cell table:number-columns-repeated="999"/>
        </table:table-row>
        <table:table-row table:style-name="ro1">
          <table:table-cell table:style-name="ce2" office:value-type="float" office:value="1818">
            <text:p>1818</text:p>
          </table:table-cell>
          <table:table-cell table:style-name="ce4" table:formula="of:=[.O29]" office:value-type="float" office:value="17286">
            <text:p>17,286</text:p>
          </table:table-cell>
          <table:table-cell table:style-name="ce4" table:formula="of:=[.Y29]" office:value-type="float" office:value="8573">
            <text:p>8,573</text:p>
          </table:table-cell>
          <table:table-cell table:style-name="ce4" table:formula="of:=[.B29]+[.C29]" office:value-type="float" office:value="25859">
            <text:p>25,859</text:p>
          </table:table-cell>
          <table:table-cell table:style-name="ce5" table:formula="of:=[.B29]/[.C29]" office:value-type="float" office:value="2.01633033943777">
            <text:p>2.02</text:p>
          </table:table-cell>
          <table:table-cell/>
          <table:table-cell office:value-type="float" office:value="14848">
            <text:p>14,848</text:p>
          </table:table-cell>
          <table:table-cell table:number-columns-repeated="4"/>
          <table:table-cell office:value-type="float" office:value="2438">
            <text:p>2,438</text:p>
          </table:table-cell>
          <table:table-cell table:number-columns-repeated="2"/>
          <table:table-cell office:value-type="float" office:value="17286">
            <text:p>17,286</text:p>
          </table:table-cell>
          <table:table-cell/>
          <table:table-cell office:value-type="float" office:value="7590">
            <text:p>7,590</text:p>
          </table:table-cell>
          <table:table-cell table:number-columns-repeated="4"/>
          <table:table-cell office:value-type="float" office:value="983">
            <text:p>983</text:p>
          </table:table-cell>
          <table:table-cell table:number-columns-repeated="2"/>
          <table:table-cell office:value-type="float" office:value="8573">
            <text:p>8,573</text:p>
          </table:table-cell>
          <table:table-cell table:number-columns-repeated="999"/>
        </table:table-row>
        <table:table-row table:style-name="ro1">
          <table:table-cell table:style-name="ce2" office:value-type="float" office:value="1819">
            <text:p>1819</text:p>
          </table:table-cell>
          <table:table-cell table:style-name="ce4" table:formula="of:=[.O30]" office:value-type="float" office:value="21366">
            <text:p>21,366</text:p>
          </table:table-cell>
          <table:table-cell table:style-name="ce4" table:formula="of:=[.Y30]" office:value-type="float" office:value="10106">
            <text:p>10,106</text:p>
          </table:table-cell>
          <table:table-cell table:style-name="ce4" table:formula="of:=[.B30]+[.C30]" office:value-type="float" office:value="31472">
            <text:p>31,472</text:p>
          </table:table-cell>
          <table:table-cell table:style-name="ce5" table:formula="of:=[.B30]/[.C30]" office:value-type="float" office:value="2.11418959034237">
            <text:p>2.11</text:p>
          </table:table-cell>
          <table:table-cell/>
          <table:table-cell office:value-type="float" office:value="17329">
            <text:p>17,329</text:p>
          </table:table-cell>
          <table:table-cell table:number-columns-repeated="4"/>
          <table:table-cell office:value-type="float" office:value="4037">
            <text:p>4,037</text:p>
          </table:table-cell>
          <table:table-cell table:number-columns-repeated="2"/>
          <table:table-cell office:value-type="float" office:value="21366">
            <text:p>21,366</text:p>
          </table:table-cell>
          <table:table-cell/>
          <table:table-cell office:value-type="float" office:value="8730">
            <text:p>8,730</text:p>
          </table:table-cell>
          <table:table-cell table:number-columns-repeated="4"/>
          <table:table-cell office:value-type="float" office:value="1376">
            <text:p>1,376</text:p>
          </table:table-cell>
          <table:table-cell table:number-columns-repeated="2"/>
          <table:table-cell office:value-type="float" office:value="10106">
            <text:p>10,106</text:p>
          </table:table-cell>
          <table:table-cell table:number-columns-repeated="999"/>
        </table:table-row>
        <table:table-row table:style-name="ro1">
          <table:table-cell table:style-name="ce2" office:value-type="float" office:value="1820">
            <text:p>1820</text:p>
          </table:table-cell>
          <table:table-cell table:style-name="ce4" table:formula="of:=[.O31]" office:value-type="float" office:value="23784">
            <text:p>23,784</text:p>
          </table:table-cell>
          <table:table-cell table:style-name="ce4" table:formula="of:=[.Y31]" office:value-type="float" office:value="9759">
            <text:p>9,759</text:p>
          </table:table-cell>
          <table:table-cell table:style-name="ce4" table:formula="of:=[.B31]+[.C31]" office:value-type="float" office:value="33543">
            <text:p>33,543</text:p>
          </table:table-cell>
          <table:table-cell table:style-name="ce5" table:formula="of:=[.B31]/[.C31]" office:value-type="float" office:value="2.43713495235168">
            <text:p>2.44</text:p>
          </table:table-cell>
          <table:table-cell/>
          <table:table-cell office:value-type="float" office:value="19626">
            <text:p>19,626</text:p>
          </table:table-cell>
          <table:table-cell table:number-columns-repeated="4"/>
          <table:table-cell office:value-type="float" office:value="4158">
            <text:p>4,158</text:p>
          </table:table-cell>
          <table:table-cell table:number-columns-repeated="2"/>
          <table:table-cell office:value-type="float" office:value="23784">
            <text:p>23,784</text:p>
          </table:table-cell>
          <table:table-cell/>
          <table:table-cell office:value-type="float" office:value="8398">
            <text:p>8,398</text:p>
          </table:table-cell>
          <table:table-cell table:number-columns-repeated="4"/>
          <table:table-cell office:value-type="float" office:value="1361">
            <text:p>1,361</text:p>
          </table:table-cell>
          <table:table-cell table:number-columns-repeated="2"/>
          <table:table-cell office:value-type="float" office:value="9759">
            <text:p>9,759</text:p>
          </table:table-cell>
          <table:table-cell table:number-columns-repeated="999"/>
        </table:table-row>
        <table:table-row table:style-name="ro1">
          <table:table-cell table:style-name="ce2" office:value-type="float" office:value="1821">
            <text:p>1821</text:p>
          </table:table-cell>
          <table:table-cell table:style-name="ce4" table:formula="of:=[.O32]" office:value-type="float" office:value="26179">
            <text:p>26,179</text:p>
          </table:table-cell>
          <table:table-cell table:style-name="ce4" table:formula="of:=[.Y32]" office:value-type="float" office:value="9313">
            <text:p>9,313</text:p>
          </table:table-cell>
          <table:table-cell table:style-name="ce4" table:formula="of:=[.B32]+[.C32]" office:value-type="float" office:value="35492">
            <text:p>35,492</text:p>
          </table:table-cell>
          <table:table-cell table:style-name="ce5" table:formula="of:=[.B32]/[.C32]" office:value-type="float" office:value="2.81101685815527">
            <text:p>2.81</text:p>
          </table:table-cell>
          <table:table-cell/>
          <table:table-cell office:value-type="float" office:value="21543">
            <text:p>21,543</text:p>
          </table:table-cell>
          <table:table-cell table:number-columns-repeated="4"/>
          <table:table-cell office:value-type="float" office:value="4636">
            <text:p>4,636</text:p>
          </table:table-cell>
          <table:table-cell table:number-columns-repeated="2"/>
          <table:table-cell office:value-type="float" office:value="26179">
            <text:p>26,179</text:p>
          </table:table-cell>
          <table:table-cell/>
          <table:table-cell office:value-type="float" office:value="8122">
            <text:p>8,122</text:p>
          </table:table-cell>
          <table:table-cell table:number-columns-repeated="4"/>
          <table:table-cell office:value-type="float" office:value="1191">
            <text:p>1,191</text:p>
          </table:table-cell>
          <table:table-cell table:number-columns-repeated="2"/>
          <table:table-cell office:value-type="float" office:value="9313">
            <text:p>9,313</text:p>
          </table:table-cell>
          <table:table-cell table:number-columns-repeated="999"/>
        </table:table-row>
        <table:table-row table:style-name="ro1">
          <table:table-cell table:style-name="ce2" office:value-type="float" office:value="1822">
            <text:p>1822</text:p>
          </table:table-cell>
          <table:table-cell table:style-name="ce4" table:formula="of:=[.O33]" office:value-type="float" office:value="27915">
            <text:p>27,915</text:p>
          </table:table-cell>
          <table:table-cell table:style-name="ce4" table:formula="of:=[.Y33]" office:value-type="float" office:value="9449">
            <text:p>9,449</text:p>
          </table:table-cell>
          <table:table-cell table:style-name="ce4" table:formula="of:=[.B33]+[.C33]" office:value-type="float" office:value="37364">
            <text:p>37,364</text:p>
          </table:table-cell>
          <table:table-cell table:style-name="ce5" table:formula="of:=[.B33]/[.C33]" office:value-type="float" office:value="2.9542808762832">
            <text:p>2.95</text:p>
          </table:table-cell>
          <table:table-cell/>
          <table:table-cell office:value-type="float" office:value="21554">
            <text:p>21,554</text:p>
          </table:table-cell>
          <table:table-cell table:number-columns-repeated="4"/>
          <table:table-cell office:value-type="float" office:value="6361">
            <text:p>6,361</text:p>
          </table:table-cell>
          <table:table-cell table:number-columns-repeated="2"/>
          <table:table-cell office:value-type="float" office:value="27915">
            <text:p>27,915</text:p>
          </table:table-cell>
          <table:table-cell/>
          <table:table-cell office:value-type="float" office:value="8126">
            <text:p>8,126</text:p>
          </table:table-cell>
          <table:table-cell table:number-columns-repeated="4"/>
          <table:table-cell office:value-type="float" office:value="1323">
            <text:p>1,323</text:p>
          </table:table-cell>
          <table:table-cell table:number-columns-repeated="2"/>
          <table:table-cell office:value-type="float" office:value="9449">
            <text:p>9,449</text:p>
          </table:table-cell>
          <table:table-cell table:number-columns-repeated="999"/>
        </table:table-row>
        <table:table-row table:style-name="ro1">
          <table:table-cell table:style-name="ce2" office:value-type="float" office:value="1823">
            <text:p>1823</text:p>
          </table:table-cell>
          <table:table-cell table:style-name="ce4" table:formula="of:=[.O34]" office:value-type="float" office:value="30206">
            <text:p>30,206</text:p>
          </table:table-cell>
          <table:table-cell table:style-name="ce4" table:formula="of:=[.Y34]" office:value-type="float" office:value="10426">
            <text:p>10,426</text:p>
          </table:table-cell>
          <table:table-cell table:style-name="ce4" table:formula="of:=[.B34]+[.C34]" office:value-type="float" office:value="40632">
            <text:p>40,632</text:p>
          </table:table-cell>
          <table:table-cell table:style-name="ce5" table:formula="of:=[.B34]/[.C34]" office:value-type="float" office:value="2.89718012660656">
            <text:p>2.90</text:p>
          </table:table-cell>
          <table:table-cell/>
          <table:table-cell office:value-type="float" office:value="22466">
            <text:p>22,466</text:p>
          </table:table-cell>
          <table:table-cell table:number-columns-repeated="4"/>
          <table:table-cell office:value-type="float" office:value="7740">
            <text:p>7,740</text:p>
          </table:table-cell>
          <table:table-cell table:number-columns-repeated="2"/>
          <table:table-cell office:value-type="float" office:value="30206">
            <text:p>30,206</text:p>
          </table:table-cell>
          <table:table-cell/>
          <table:table-cell office:value-type="float" office:value="8157">
            <text:p>8,157</text:p>
          </table:table-cell>
          <table:table-cell table:number-columns-repeated="4"/>
          <table:table-cell office:value-type="float" office:value="2269">
            <text:p>2,269</text:p>
          </table:table-cell>
          <table:table-cell table:number-columns-repeated="2"/>
          <table:table-cell office:value-type="float" office:value="10426">
            <text:p>10,426</text:p>
          </table:table-cell>
          <table:table-cell table:number-columns-repeated="999"/>
        </table:table-row>
        <table:table-row table:style-name="ro1">
          <table:table-cell table:style-name="ce2" office:value-type="float" office:value="1824">
            <text:p>1824</text:p>
          </table:table-cell>
          <table:table-cell table:style-name="ce4" table:formula="of:=[.O35]" office:value-type="float" office:value="36871">
            <text:p>36,871</text:p>
          </table:table-cell>
          <table:table-cell table:style-name="ce4" table:formula="of:=[.Y35]" office:value-type="float" office:value="11201">
            <text:p>11,201</text:p>
          </table:table-cell>
          <table:table-cell table:style-name="ce4" table:formula="of:=[.B35]+[.C35]" office:value-type="float" office:value="48072">
            <text:p>48,072</text:p>
          </table:table-cell>
          <table:table-cell table:style-name="ce5" table:formula="of:=[.B35]/[.C35]" office:value-type="float" office:value="3.29175966431569">
            <text:p>3.29</text:p>
          </table:table-cell>
          <table:table-cell/>
          <table:table-cell office:value-type="float" office:value="27357">
            <text:p>27,357</text:p>
          </table:table-cell>
          <table:table-cell table:number-columns-repeated="4"/>
          <table:table-cell office:value-type="float" office:value="9514">
            <text:p>9,514</text:p>
          </table:table-cell>
          <table:table-cell table:number-columns-repeated="2"/>
          <table:table-cell office:value-type="float" office:value="36871">
            <text:p>36,871</text:p>
          </table:table-cell>
          <table:table-cell/>
          <table:table-cell office:value-type="float" office:value="8412">
            <text:p>8,412</text:p>
          </table:table-cell>
          <table:table-cell table:number-columns-repeated="4"/>
          <table:table-cell office:value-type="float" office:value="2789">
            <text:p>2,789</text:p>
          </table:table-cell>
          <table:table-cell table:number-columns-repeated="2"/>
          <table:table-cell office:value-type="float" office:value="11201">
            <text:p>11,201</text:p>
          </table:table-cell>
          <table:table-cell table:number-columns-repeated="999"/>
        </table:table-row>
        <table:table-row table:style-name="ro1">
          <table:table-cell table:style-name="ce2" office:value-type="float" office:value="1825">
            <text:p>1825</text:p>
          </table:table-cell>
          <table:table-cell table:style-name="ce4" table:formula="of:=[.O36]" office:value-type="float" office:value="40288">
            <text:p>40,288</text:p>
          </table:table-cell>
          <table:table-cell table:style-name="ce4" table:formula="of:=[.Y36]" office:value-type="float" office:value="12217">
            <text:p>12,217</text:p>
          </table:table-cell>
          <table:table-cell table:style-name="ce4" table:formula="of:=[.B36]+[.C36]" office:value-type="float" office:value="52505">
            <text:p>52,505</text:p>
          </table:table-cell>
          <table:table-cell table:style-name="ce5" table:formula="of:=[.B36]/[.C36]" office:value-type="float" office:value="3.29769992633216">
            <text:p>3.30</text:p>
          </table:table-cell>
          <table:table-cell/>
          <table:table-cell office:value-type="float" office:value="29309">
            <text:p>29,309</text:p>
          </table:table-cell>
          <table:table-cell table:number-columns-repeated="4"/>
          <table:table-cell office:value-type="float" office:value="10979">
            <text:p>10,979</text:p>
          </table:table-cell>
          <table:table-cell table:number-columns-repeated="2"/>
          <table:table-cell office:value-type="float" office:value="40288">
            <text:p>40,288</text:p>
          </table:table-cell>
          <table:table-cell/>
          <table:table-cell office:value-type="float" office:value="9004">
            <text:p>9,004</text:p>
          </table:table-cell>
          <table:table-cell table:number-columns-repeated="4"/>
          <table:table-cell office:value-type="float" office:value="3213">
            <text:p>3,213</text:p>
          </table:table-cell>
          <table:table-cell table:number-columns-repeated="2"/>
          <table:table-cell office:value-type="float" office:value="12217">
            <text:p>12,217</text:p>
          </table:table-cell>
          <table:table-cell table:number-columns-repeated="999"/>
        </table:table-row>
        <table:table-row table:style-name="ro1">
          <table:table-cell table:style-name="ce2" office:value-type="float" office:value="1826">
            <text:p>1826</text:p>
          </table:table-cell>
          <table:table-cell table:style-name="ce4" table:formula="of:=[.O37]" office:value-type="float" office:value="41289">
            <text:p>41,289</text:p>
          </table:table-cell>
          <table:table-cell table:style-name="ce4" table:formula="of:=[.Y37]" office:value-type="float" office:value="12593">
            <text:p>12,593</text:p>
          </table:table-cell>
          <table:table-cell table:style-name="ce4" table:formula="of:=[.B37]+[.C37]" office:value-type="float" office:value="53882">
            <text:p>53,882</text:p>
          </table:table-cell>
          <table:table-cell table:style-name="ce5" table:formula="of:=[.B37]/[.C37]" office:value-type="float" office:value="3.27872627650282">
            <text:p>3.28</text:p>
          </table:table-cell>
          <table:table-cell/>
          <table:table-cell office:value-type="float" office:value="29788">
            <text:p>29,788</text:p>
          </table:table-cell>
          <table:table-cell table:number-columns-repeated="4"/>
          <table:table-cell office:value-type="float" office:value="11501">
            <text:p>11,501</text:p>
          </table:table-cell>
          <table:table-cell table:number-columns-repeated="2"/>
          <table:table-cell office:value-type="float" office:value="41289">
            <text:p>41,289</text:p>
          </table:table-cell>
          <table:table-cell/>
          <table:table-cell office:value-type="float" office:value="9102">
            <text:p>9,102</text:p>
          </table:table-cell>
          <table:table-cell table:number-columns-repeated="4"/>
          <table:table-cell office:value-type="float" office:value="3491">
            <text:p>3,491</text:p>
          </table:table-cell>
          <table:table-cell table:number-columns-repeated="2"/>
          <table:table-cell office:value-type="float" office:value="12593">
            <text:p>12,593</text:p>
          </table:table-cell>
          <table:table-cell table:number-columns-repeated="999"/>
        </table:table-row>
        <table:table-row table:style-name="ro1">
          <table:table-cell table:style-name="ce2" office:value-type="float" office:value="1827">
            <text:p>1827</text:p>
          </table:table-cell>
          <table:table-cell table:style-name="ce4" table:formula="of:=[.O38]" office:value-type="float" office:value="43053">
            <text:p>43,053</text:p>
          </table:table-cell>
          <table:table-cell table:style-name="ce4" table:formula="of:=[.Y38]" office:value-type="float" office:value="13247">
            <text:p>13,247</text:p>
          </table:table-cell>
          <table:table-cell table:style-name="ce4" table:formula="of:=[.B38]+[.C38]" office:value-type="float" office:value="56300">
            <text:p>56,300</text:p>
          </table:table-cell>
          <table:table-cell table:style-name="ce5" table:formula="of:=[.B38]/[.C38]" office:value-type="float" office:value="3.25001887219748">
            <text:p>3.25</text:p>
          </table:table-cell>
          <table:table-cell/>
          <table:table-cell office:value-type="float" office:value="30267">
            <text:p>30,267</text:p>
          </table:table-cell>
          <table:table-cell table:number-columns-repeated="4"/>
          <table:table-cell office:value-type="float" office:value="12786">
            <text:p>12,786</text:p>
          </table:table-cell>
          <table:table-cell table:number-columns-repeated="2"/>
          <table:table-cell office:value-type="float" office:value="43053">
            <text:p>43,053</text:p>
          </table:table-cell>
          <table:table-cell/>
          <table:table-cell office:value-type="float" office:value="9200">
            <text:p>9,200</text:p>
          </table:table-cell>
          <table:table-cell table:number-columns-repeated="4"/>
          <table:table-cell office:value-type="float" office:value="4047">
            <text:p>4,047</text:p>
          </table:table-cell>
          <table:table-cell table:number-columns-repeated="2"/>
          <table:table-cell office:value-type="float" office:value="13247">
            <text:p>13,247</text:p>
          </table:table-cell>
          <table:table-cell table:number-columns-repeated="999"/>
        </table:table-row>
        <table:table-row table:style-name="ro1">
          <table:table-cell table:style-name="ce2" office:value-type="float" office:value="1828">
            <text:p>1828</text:p>
          </table:table-cell>
          <table:table-cell table:style-name="ce4" table:formula="of:=[.O39]" office:value-type="float" office:value="44778">
            <text:p>44,778</text:p>
          </table:table-cell>
          <table:table-cell table:style-name="ce4" table:formula="of:=[.Y39]" office:value-type="float" office:value="13419">
            <text:p>13,419</text:p>
          </table:table-cell>
          <table:table-cell table:style-name="ce4" table:formula="of:=[.B39]+[.C39]" office:value-type="float" office:value="58197">
            <text:p>58,197</text:p>
          </table:table-cell>
          <table:table-cell table:style-name="ce5" table:formula="of:=[.B39]/[.C39]" office:value-type="float" office:value="3.33691035099486">
            <text:p>3.34</text:p>
          </table:table-cell>
          <table:table-cell/>
          <table:table-cell office:value-type="float" office:value="30731">
            <text:p>30,731</text:p>
          </table:table-cell>
          <table:table-cell table:number-columns-repeated="4"/>
          <table:table-cell office:value-type="float" office:value="14047">
            <text:p>14,047</text:p>
          </table:table-cell>
          <table:table-cell table:number-columns-repeated="2"/>
          <table:table-cell office:value-type="float" office:value="44778">
            <text:p>44,778</text:p>
          </table:table-cell>
          <table:table-cell/>
          <table:table-cell office:value-type="float" office:value="9338">
            <text:p>9,338</text:p>
          </table:table-cell>
          <table:table-cell table:number-columns-repeated="4"/>
          <table:table-cell office:value-type="float" office:value="4081">
            <text:p>4,081</text:p>
          </table:table-cell>
          <table:table-cell table:number-columns-repeated="2"/>
          <table:table-cell office:value-type="float" office:value="13419">
            <text:p>13,419</text:p>
          </table:table-cell>
          <table:table-cell table:number-columns-repeated="999"/>
        </table:table-row>
        <table:table-row table:style-name="ro1">
          <table:table-cell table:style-name="ce2" office:value-type="float" office:value="1829">
            <text:p>1829</text:p>
          </table:table-cell>
          <table:table-cell table:style-name="ce4" table:formula="of:=[.O40]" office:value-type="float" office:value="46946">
            <text:p>46,946</text:p>
          </table:table-cell>
          <table:table-cell table:style-name="ce4" table:formula="of:=[.Y40]" office:value-type="float" office:value="14988">
            <text:p>14,988</text:p>
          </table:table-cell>
          <table:table-cell table:style-name="ce4" table:formula="of:=[.B40]+[.C40]" office:value-type="float" office:value="61934">
            <text:p>61,934</text:p>
          </table:table-cell>
          <table:table-cell table:style-name="ce5" table:formula="of:=[.B40]/[.C40]" office:value-type="float" office:value="3.13223912463304">
            <text:p>3.13</text:p>
          </table:table-cell>
          <table:table-cell/>
          <table:table-cell office:value-type="float" office:value="31034">
            <text:p>31,034</text:p>
          </table:table-cell>
          <table:table-cell table:number-columns-repeated="3"/>
          <table:table-cell office:value-type="float" office:value="769">
            <text:p>769</text:p>
          </table:table-cell>
          <table:table-cell office:value-type="float" office:value="15143">
            <text:p>15,143</text:p>
          </table:table-cell>
          <table:table-cell table:number-columns-repeated="2"/>
          <table:table-cell office:value-type="float" office:value="46946">
            <text:p>46,946</text:p>
          </table:table-cell>
          <table:table-cell/>
          <table:table-cell office:value-type="float" office:value="9882">
            <text:p>9,882</text:p>
          </table:table-cell>
          <table:table-cell table:number-columns-repeated="3"/>
          <table:table-cell office:value-type="float" office:value="234">
            <text:p>234</text:p>
          </table:table-cell>
          <table:table-cell office:value-type="float" office:value="4872">
            <text:p>4,872</text:p>
          </table:table-cell>
          <table:table-cell table:number-columns-repeated="2"/>
          <table:table-cell office:value-type="float" office:value="14988">
            <text:p>14,988</text:p>
          </table:table-cell>
          <table:table-cell table:number-columns-repeated="999"/>
        </table:table-row>
        <table:table-row table:style-name="ro1">
          <table:table-cell table:style-name="ce2" office:value-type="float" office:value="1830">
            <text:p>1830</text:p>
          </table:table-cell>
          <table:table-cell table:style-name="ce4" table:formula="of:=[.O41]" office:value-type="float" office:value="52885">
            <text:p>52,885</text:p>
          </table:table-cell>
          <table:table-cell table:style-name="ce4" table:formula="of:=[.Y41]" office:value-type="float" office:value="17154">
            <text:p>17,154</text:p>
          </table:table-cell>
          <table:table-cell table:style-name="ce4" table:formula="of:=[.B41]+[.C41]" office:value-type="float" office:value="70039">
            <text:p>70,039</text:p>
          </table:table-cell>
          <table:table-cell table:style-name="ce5" table:formula="of:=[.B41]/[.C41]" office:value-type="float" office:value="3.08295441296491">
            <text:p>3.08</text:p>
          </table:table-cell>
          <table:table-cell/>
          <table:table-cell office:value-type="float" office:value="33900">
            <text:p>33,900</text:p>
          </table:table-cell>
          <table:table-cell table:number-columns-repeated="3"/>
          <table:table-cell office:value-type="float" office:value="877">
            <text:p>877</text:p>
          </table:table-cell>
          <table:table-cell office:value-type="float" office:value="18108">
            <text:p>18,108</text:p>
          </table:table-cell>
          <table:table-cell table:number-columns-repeated="2"/>
          <table:table-cell office:value-type="float" office:value="52885">
            <text:p>52,885</text:p>
          </table:table-cell>
          <table:table-cell/>
          <table:table-cell office:value-type="float" office:value="10688">
            <text:p>10,688</text:p>
          </table:table-cell>
          <table:table-cell table:number-columns-repeated="3"/>
          <table:table-cell office:value-type="float" office:value="295">
            <text:p>295</text:p>
          </table:table-cell>
          <table:table-cell office:value-type="float" office:value="6171">
            <text:p>6,171</text:p>
          </table:table-cell>
          <table:table-cell table:number-columns-repeated="2"/>
          <table:table-cell office:value-type="float" office:value="17154">
            <text:p>17,154</text:p>
          </table:table-cell>
          <table:table-cell table:number-columns-repeated="999"/>
        </table:table-row>
        <table:table-row table:style-name="ro1">
          <table:table-cell table:style-name="ce2" office:value-type="float" office:value="1831">
            <text:p>1831</text:p>
          </table:table-cell>
          <table:table-cell table:style-name="ce4" table:formula="of:=[.O42]" office:value-type="float" office:value="57037">
            <text:p>57,037</text:p>
          </table:table-cell>
          <table:table-cell table:style-name="ce4" table:formula="of:=[.Y42]" office:value-type="float" office:value="18944">
            <text:p>18,944</text:p>
          </table:table-cell>
          <table:table-cell table:style-name="ce4" table:formula="of:=[.B42]+[.C42]" office:value-type="float" office:value="75981">
            <text:p>75,981</text:p>
          </table:table-cell>
          <table:table-cell table:style-name="ce5" table:formula="of:=[.B42]/[.C42]" office:value-type="float" office:value="3.01082136824324">
            <text:p>3.01</text:p>
          </table:table-cell>
          <table:table-cell/>
          <table:table-cell office:value-type="float" office:value="36243">
            <text:p>36,243</text:p>
          </table:table-cell>
          <table:table-cell table:number-columns-repeated="3"/>
          <table:table-cell office:value-type="float" office:value="979">
            <text:p>979</text:p>
          </table:table-cell>
          <table:table-cell office:value-type="float" office:value="19815">
            <text:p>19,815</text:p>
          </table:table-cell>
          <table:table-cell table:number-columns-repeated="2"/>
          <table:table-cell office:value-type="float" office:value="57037">
            <text:p>57,037</text:p>
          </table:table-cell>
          <table:table-cell/>
          <table:table-cell office:value-type="float" office:value="11757">
            <text:p>11,757</text:p>
          </table:table-cell>
          <table:table-cell table:number-columns-repeated="3"/>
          <table:table-cell office:value-type="float" office:value="362">
            <text:p>362</text:p>
          </table:table-cell>
          <table:table-cell office:value-type="float" office:value="6825">
            <text:p>6,825</text:p>
          </table:table-cell>
          <table:table-cell table:number-columns-repeated="2"/>
          <table:table-cell office:value-type="float" office:value="18944">
            <text:p>18,944</text:p>
          </table:table-cell>
          <table:table-cell table:number-columns-repeated="999"/>
        </table:table-row>
        <table:table-row table:style-name="ro1">
          <table:table-cell table:style-name="ce2" office:value-type="float" office:value="1832">
            <text:p>1832</text:p>
          </table:table-cell>
          <table:table-cell table:style-name="ce4" table:formula="of:=[.O43]" office:value-type="float" office:value="62254">
            <text:p>62,254</text:p>
          </table:table-cell>
          <table:table-cell table:style-name="ce4" table:formula="of:=[.Y43]" office:value-type="float" office:value="21683">
            <text:p>21,683</text:p>
          </table:table-cell>
          <table:table-cell table:style-name="ce4" table:formula="of:=[.B43]+[.C43]" office:value-type="float" office:value="83937">
            <text:p>83,937</text:p>
          </table:table-cell>
          <table:table-cell table:style-name="ce5" table:formula="of:=[.B43]/[.C43]" office:value-type="float" office:value="2.87109717290043">
            <text:p>2.87</text:p>
          </table:table-cell>
          <table:table-cell/>
          <table:table-cell office:value-type="float" office:value="40011">
            <text:p>40,011</text:p>
          </table:table-cell>
          <table:table-cell table:number-columns-repeated="3"/>
          <table:table-cell office:value-type="float" office:value="1074">
            <text:p>1,074</text:p>
          </table:table-cell>
          <table:table-cell office:value-type="float" office:value="21169">
            <text:p>21,169</text:p>
          </table:table-cell>
          <table:table-cell table:number-columns-repeated="2"/>
          <table:table-cell office:value-type="float" office:value="62254">
            <text:p>62,254</text:p>
          </table:table-cell>
          <table:table-cell/>
          <table:table-cell office:value-type="float" office:value="13513">
            <text:p>13,513</text:p>
          </table:table-cell>
          <table:table-cell table:number-columns-repeated="3"/>
          <table:table-cell office:value-type="float" office:value="436">
            <text:p>436</text:p>
          </table:table-cell>
          <table:table-cell office:value-type="float" office:value="7734">
            <text:p>7,734</text:p>
          </table:table-cell>
          <table:table-cell table:number-columns-repeated="2"/>
          <table:table-cell office:value-type="float" office:value="21683">
            <text:p>21,683</text:p>
          </table:table-cell>
          <table:table-cell table:number-columns-repeated="999"/>
        </table:table-row>
        <table:table-row table:style-name="ro1">
          <table:table-cell table:style-name="ce2" office:value-type="float" office:value="1833">
            <text:p>1833</text:p>
          </table:table-cell>
          <table:table-cell table:style-name="ce4" table:formula="of:=[.O44]" office:value-type="float" office:value="71669">
            <text:p>71,669</text:p>
          </table:table-cell>
          <table:table-cell table:style-name="ce4" table:formula="of:=[.Y44]" office:value-type="float" office:value="26426">
            <text:p>26,426</text:p>
          </table:table-cell>
          <table:table-cell table:style-name="ce4" table:formula="of:=[.B44]+[.C44]" office:value-type="float" office:value="98095">
            <text:p>98,095</text:p>
          </table:table-cell>
          <table:table-cell table:style-name="ce5" table:formula="of:=[.B44]/[.C44]" office:value-type="float" office:value="2.71206387648528">
            <text:p>2.71</text:p>
          </table:table-cell>
          <table:table-cell/>
          <table:table-cell office:value-type="float" office:value="45500">
            <text:p>45,500</text:p>
          </table:table-cell>
          <table:table-cell table:number-columns-repeated="3"/>
          <table:table-cell office:value-type="float" office:value="1146">
            <text:p>1,146</text:p>
          </table:table-cell>
          <table:table-cell office:value-type="float" office:value="25023">
            <text:p>25,023</text:p>
          </table:table-cell>
          <table:table-cell table:number-columns-repeated="2"/>
          <table:table-cell office:value-type="float" office:value="71669">
            <text:p>71,669</text:p>
          </table:table-cell>
          <table:table-cell/>
          <table:table-cell office:value-type="float" office:value="16612">
            <text:p>16,612</text:p>
          </table:table-cell>
          <table:table-cell table:number-columns-repeated="3"/>
          <table:table-cell office:value-type="float" office:value="509">
            <text:p>509</text:p>
          </table:table-cell>
          <table:table-cell office:value-type="float" office:value="9305">
            <text:p>9,305</text:p>
          </table:table-cell>
          <table:table-cell table:number-columns-repeated="2"/>
          <table:table-cell office:value-type="float" office:value="26426">
            <text:p>26,426</text:p>
          </table:table-cell>
          <table:table-cell table:number-columns-repeated="999"/>
        </table:table-row>
        <table:table-row table:style-name="ro1">
          <table:table-cell table:style-name="ce2" office:value-type="float" office:value="1834">
            <text:p>1834</text:p>
          </table:table-cell>
          <table:table-cell table:style-name="ce4" table:formula="of:=[.O45]" office:value-type="float" office:value="76259">
            <text:p>76,259</text:p>
          </table:table-cell>
          <table:table-cell table:style-name="ce4" table:formula="of:=[.Y45]" office:value-type="float" office:value="29297">
            <text:p>29,297</text:p>
          </table:table-cell>
          <table:table-cell table:style-name="ce4" table:formula="of:=[.B45]+[.C45]" office:value-type="float" office:value="105556">
            <text:p>105,556</text:p>
          </table:table-cell>
          <table:table-cell table:style-name="ce5" table:formula="of:=[.B45]/[.C45]" office:value-type="float" office:value="2.60296276069222">
            <text:p>2.60</text:p>
          </table:table-cell>
          <table:table-cell/>
          <table:table-cell office:value-type="float" office:value="48068">
            <text:p>48,068</text:p>
          </table:table-cell>
          <table:table-cell table:number-columns-repeated="3"/>
          <table:table-cell office:value-type="float" office:value="1214">
            <text:p>1,214</text:p>
          </table:table-cell>
          <table:table-cell office:value-type="float" office:value="26977">
            <text:p>26,977</text:p>
          </table:table-cell>
          <table:table-cell table:number-columns-repeated="2"/>
          <table:table-cell office:value-type="float" office:value="76259">
            <text:p>76,259</text:p>
          </table:table-cell>
          <table:table-cell/>
          <table:table-cell office:value-type="float" office:value="18000">
            <text:p>18,000</text:p>
          </table:table-cell>
          <table:table-cell table:number-columns-repeated="3"/>
          <table:table-cell office:value-type="float" office:value="586">
            <text:p>586</text:p>
          </table:table-cell>
          <table:table-cell office:value-type="float" office:value="10711">
            <text:p>10,711</text:p>
          </table:table-cell>
          <table:table-cell table:number-columns-repeated="2"/>
          <table:table-cell office:value-type="float" office:value="29297">
            <text:p>29,297</text:p>
          </table:table-cell>
          <table:table-cell table:number-columns-repeated="999"/>
        </table:table-row>
        <table:table-row table:style-name="ro1">
          <table:table-cell table:style-name="ce2" office:value-type="float" office:value="1835">
            <text:p>1835</text:p>
          </table:table-cell>
          <table:table-cell table:style-name="ce4" table:formula="of:=[.O46]" office:value-type="float" office:value="81929">
            <text:p>81,929</text:p>
          </table:table-cell>
          <table:table-cell table:style-name="ce4" table:formula="of:=[.Y46]" office:value-type="float" office:value="31425">
            <text:p>31,425</text:p>
          </table:table-cell>
          <table:table-cell table:style-name="ce4" table:formula="of:=[.B46]+[.C46]" office:value-type="float" office:value="113354">
            <text:p>113,354</text:p>
          </table:table-cell>
          <table:table-cell table:style-name="ce5" table:formula="of:=[.B46]/[.C46]" office:value-type="float" office:value="2.60712808273667">
            <text:p>2.61</text:p>
          </table:table-cell>
          <table:table-cell/>
          <table:table-cell office:value-type="float" office:value="51949">
            <text:p>51,949</text:p>
          </table:table-cell>
          <table:table-cell table:number-columns-repeated="3"/>
          <table:table-cell office:value-type="float" office:value="1231">
            <text:p>1,231</text:p>
          </table:table-cell>
          <table:table-cell office:value-type="float" office:value="28749">
            <text:p>28,749</text:p>
          </table:table-cell>
          <table:table-cell table:number-columns-repeated="2"/>
          <table:table-cell office:value-type="float" office:value="81929">
            <text:p>81,929</text:p>
          </table:table-cell>
          <table:table-cell/>
          <table:table-cell office:value-type="float" office:value="19355">
            <text:p>19,355</text:p>
          </table:table-cell>
          <table:table-cell table:number-columns-repeated="3"/>
          <table:table-cell office:value-type="float" office:value="647">
            <text:p>647</text:p>
          </table:table-cell>
          <table:table-cell office:value-type="float" office:value="11423">
            <text:p>11,423</text:p>
          </table:table-cell>
          <table:table-cell table:number-columns-repeated="2"/>
          <table:table-cell office:value-type="float" office:value="31425">
            <text:p>31,425</text:p>
          </table:table-cell>
          <table:table-cell table:number-columns-repeated="999"/>
        </table:table-row>
        <table:table-row table:style-name="ro1">
          <table:table-cell table:style-name="ce2" office:value-type="float" office:value="1836">
            <text:p>1836</text:p>
          </table:table-cell>
          <table:table-cell table:style-name="ce4" table:formula="of:=[.O47]" office:value-type="float" office:value="89417">
            <text:p>89,417</text:p>
          </table:table-cell>
          <table:table-cell table:style-name="ce4" table:formula="of:=[.Y47]" office:value-type="float" office:value="35703">
            <text:p>35,703</text:p>
          </table:table-cell>
          <table:table-cell table:style-name="ce4" table:formula="of:=[.B47]+[.C47]" office:value-type="float" office:value="125120">
            <text:p>125,120</text:p>
          </table:table-cell>
          <table:table-cell table:style-name="ce5" table:formula="of:=[.B47]/[.C47]" office:value-type="float" office:value="2.5044674117021">
            <text:p>2.50</text:p>
          </table:table-cell>
          <table:table-cell/>
          <table:table-cell office:value-type="float" office:value="56677">
            <text:p>56,677</text:p>
          </table:table-cell>
          <table:table-cell table:number-columns-repeated="2"/>
          <table:table-cell office:value-type="float" office:value="309">
            <text:p>309</text:p>
          </table:table-cell>
          <table:table-cell office:value-type="float" office:value="1246">
            <text:p>1,246</text:p>
          </table:table-cell>
          <table:table-cell office:value-type="float" office:value="31185">
            <text:p>31,185</text:p>
          </table:table-cell>
          <table:table-cell table:number-columns-repeated="2"/>
          <table:table-cell office:value-type="float" office:value="89417">
            <text:p>89,417</text:p>
          </table:table-cell>
          <table:table-cell/>
          <table:table-cell office:value-type="float" office:value="22252">
            <text:p>22,252</text:p>
          </table:table-cell>
          <table:table-cell table:number-columns-repeated="2"/>
          <table:table-cell office:value-type="float" office:value="237">
            <text:p>237</text:p>
          </table:table-cell>
          <table:table-cell office:value-type="float" office:value="710">
            <text:p>710</text:p>
          </table:table-cell>
          <table:table-cell office:value-type="float" office:value="12504">
            <text:p>12,504</text:p>
          </table:table-cell>
          <table:table-cell table:number-columns-repeated="2"/>
          <table:table-cell office:value-type="float" office:value="35703">
            <text:p>35,703</text:p>
          </table:table-cell>
          <table:table-cell table:number-columns-repeated="999"/>
        </table:table-row>
        <table:table-row table:style-name="ro1">
          <table:table-cell table:style-name="ce2" office:value-type="float" office:value="1837">
            <text:p>1837</text:p>
          </table:table-cell>
          <table:table-cell table:style-name="ce4" table:formula="of:=[.O48]" office:value-type="float" office:value="94881">
            <text:p>94,881</text:p>
          </table:table-cell>
          <table:table-cell table:style-name="ce4" table:formula="of:=[.Y48]" office:value-type="float" office:value="39607">
            <text:p>39,607</text:p>
          </table:table-cell>
          <table:table-cell table:style-name="ce4" table:formula="of:=[.B48]+[.C48]" office:value-type="float" office:value="134488">
            <text:p>134,488</text:p>
          </table:table-cell>
          <table:table-cell table:style-name="ce5" table:formula="of:=[.B48]/[.C48]" office:value-type="float" office:value="2.39556139066327">
            <text:p>2.40</text:p>
          </table:table-cell>
          <table:table-cell/>
          <table:table-cell office:value-type="float" office:value="61506">
            <text:p>61,506</text:p>
          </table:table-cell>
          <table:table-cell table:number-columns-repeated="2"/>
          <table:table-cell office:value-type="float" office:value="1851">
            <text:p>1,851</text:p>
          </table:table-cell>
          <table:table-cell office:value-type="float" office:value="1259">
            <text:p>1,259</text:p>
          </table:table-cell>
          <table:table-cell office:value-type="float" office:value="30265">
            <text:p>30,265</text:p>
          </table:table-cell>
          <table:table-cell table:number-columns-repeated="2"/>
          <table:table-cell office:value-type="float" office:value="94881">
            <text:p>94,881</text:p>
          </table:table-cell>
          <table:table-cell/>
          <table:table-cell office:value-type="float" office:value="24976">
            <text:p>24,976</text:p>
          </table:table-cell>
          <table:table-cell table:number-columns-repeated="2"/>
          <table:table-cell office:value-type="float" office:value="1422">
            <text:p>1,422</text:p>
          </table:table-cell>
          <table:table-cell office:value-type="float" office:value="776">
            <text:p>776</text:p>
          </table:table-cell>
          <table:table-cell office:value-type="float" office:value="12433">
            <text:p>12,433</text:p>
          </table:table-cell>
          <table:table-cell table:number-columns-repeated="2"/>
          <table:table-cell office:value-type="float" office:value="39607">
            <text:p>39,607</text:p>
          </table:table-cell>
          <table:table-cell table:number-columns-repeated="999"/>
        </table:table-row>
        <table:table-row table:style-name="ro1">
          <table:table-cell table:style-name="ce2" office:value-type="float" office:value="1838">
            <text:p>1838</text:p>
          </table:table-cell>
          <table:table-cell table:style-name="ce4" table:formula="of:=[.O49]" office:value-type="float" office:value="105271">
            <text:p>105,271</text:p>
          </table:table-cell>
          <table:table-cell table:style-name="ce4" table:formula="of:=[.Y49]" office:value-type="float" office:value="46597">
            <text:p>46,597</text:p>
          </table:table-cell>
          <table:table-cell table:style-name="ce4" table:formula="of:=[.B49]+[.C49]" office:value-type="float" office:value="151868">
            <text:p>151,868</text:p>
          </table:table-cell>
          <table:table-cell table:style-name="ce5" table:formula="of:=[.B49]/[.C49]" office:value-type="float" office:value="2.25917977552203">
            <text:p>2.26</text:p>
          </table:table-cell>
          <table:table-cell/>
          <table:table-cell office:value-type="float" office:value="68795">
            <text:p>68,795</text:p>
          </table:table-cell>
          <table:table-cell table:number-columns-repeated="2"/>
          <table:table-cell office:value-type="float" office:value="3392">
            <text:p>3,392</text:p>
          </table:table-cell>
          <table:table-cell office:value-type="float" office:value="1152">
            <text:p>1,152</text:p>
          </table:table-cell>
          <table:table-cell office:value-type="float" office:value="31932">
            <text:p>31,932</text:p>
          </table:table-cell>
          <table:table-cell table:number-columns-repeated="2"/>
          <table:table-cell office:value-type="float" office:value="105271">
            <text:p>105,271</text:p>
          </table:table-cell>
          <table:table-cell/>
          <table:table-cell office:value-type="float" office:value="29381">
            <text:p>29,381</text:p>
          </table:table-cell>
          <table:table-cell table:number-columns-repeated="2"/>
          <table:table-cell office:value-type="float" office:value="2608">
            <text:p>2,608</text:p>
          </table:table-cell>
          <table:table-cell office:value-type="float" office:value="776">
            <text:p>776</text:p>
          </table:table-cell>
          <table:table-cell office:value-type="float" office:value="13832">
            <text:p>13,832</text:p>
          </table:table-cell>
          <table:table-cell table:number-columns-repeated="2"/>
          <table:table-cell office:value-type="float" office:value="46597">
            <text:p>46,597</text:p>
          </table:table-cell>
          <table:table-cell table:number-columns-repeated="999"/>
        </table:table-row>
        <table:table-row table:style-name="ro1">
          <table:table-cell table:style-name="ce2" office:value-type="float" office:value="1839">
            <text:p>1839</text:p>
          </table:table-cell>
          <table:table-cell table:style-name="ce4" table:formula="of:=[.O50]" office:value-type="float" office:value="115480">
            <text:p>115,480</text:p>
          </table:table-cell>
          <table:table-cell table:style-name="ce4" table:formula="of:=[.Y50]" office:value-type="float" office:value="54459">
            <text:p>54,459</text:p>
          </table:table-cell>
          <table:table-cell table:style-name="ce4" table:formula="of:=[.B50]+[.C50]" office:value-type="float" office:value="169939">
            <text:p>169,939</text:p>
          </table:table-cell>
          <table:table-cell table:style-name="ce5" table:formula="of:=[.B50]/[.C50]" office:value-type="float" office:value="2.1204943168255">
            <text:p>2.12</text:p>
          </table:table-cell>
          <table:table-cell/>
          <table:table-cell office:value-type="float" office:value="77379">
            <text:p>77,379</text:p>
          </table:table-cell>
          <table:table-cell table:number-columns-repeated="2"/>
          <table:table-cell office:value-type="float" office:value="5832">
            <text:p>5,832</text:p>
          </table:table-cell>
          <table:table-cell office:value-type="float" office:value="1302">
            <text:p>1,302</text:p>
          </table:table-cell>
          <table:table-cell office:value-type="float" office:value="30967">
            <text:p>30,967</text:p>
          </table:table-cell>
          <table:table-cell table:number-columns-repeated="2"/>
          <table:table-cell office:value-type="float" office:value="115480">
            <text:p>115,480</text:p>
          </table:table-cell>
          <table:table-cell/>
          <table:table-cell office:value-type="float" office:value="36058">
            <text:p>36,058</text:p>
          </table:table-cell>
          <table:table-cell table:number-columns-repeated="2"/>
          <table:table-cell office:value-type="float" office:value="4483">
            <text:p>4,483</text:p>
          </table:table-cell>
          <table:table-cell office:value-type="float" office:value="852">
            <text:p>852</text:p>
          </table:table-cell>
          <table:table-cell office:value-type="float" office:value="13066">
            <text:p>13,066</text:p>
          </table:table-cell>
          <table:table-cell table:number-columns-repeated="2"/>
          <table:table-cell office:value-type="float" office:value="54459">
            <text:p>54,459</text:p>
          </table:table-cell>
          <table:table-cell table:number-columns-repeated="999"/>
        </table:table-row>
        <table:table-row table:style-name="ro1">
          <table:table-cell table:style-name="ce2" office:value-type="float" office:value="1840">
            <text:p>1840</text:p>
          </table:table-cell>
          <table:table-cell table:style-name="ce4" table:formula="of:=[.O51]" office:value-type="float" office:value="127306">
            <text:p>127,306</text:p>
          </table:table-cell>
          <table:table-cell table:style-name="ce4" table:formula="of:=[.Y51]" office:value-type="float" office:value="63102">
            <text:p>63,102</text:p>
          </table:table-cell>
          <table:table-cell table:style-name="ce4" table:formula="of:=[.B51]+[.C51]" office:value-type="float" office:value="190408">
            <text:p>190,408</text:p>
          </table:table-cell>
          <table:table-cell table:style-name="ce5" table:formula="of:=[.B51]/[.C51]" office:value-type="float" office:value="2.01746378878641">
            <text:p>2.02</text:p>
          </table:table-cell>
          <table:table-cell/>
          <table:table-cell office:value-type="float" office:value="85560">
            <text:p>85,560</text:p>
          </table:table-cell>
          <table:table-cell table:number-columns-repeated="2"/>
          <table:table-cell office:value-type="float" office:value="8272">
            <text:p>8,272</text:p>
          </table:table-cell>
          <table:table-cell office:value-type="float" office:value="1434">
            <text:p>1,434</text:p>
          </table:table-cell>
          <table:table-cell office:value-type="float" office:value="32040">
            <text:p>32,040</text:p>
          </table:table-cell>
          <table:table-cell table:number-columns-repeated="2"/>
          <table:table-cell office:value-type="float" office:value="127306">
            <text:p>127,306</text:p>
          </table:table-cell>
          <table:table-cell/>
          <table:table-cell office:value-type="float" office:value="41908">
            <text:p>41,908</text:p>
          </table:table-cell>
          <table:table-cell table:number-columns-repeated="2"/>
          <table:table-cell office:value-type="float" office:value="6358">
            <text:p>6,358</text:p>
          </table:table-cell>
          <table:table-cell office:value-type="float" office:value="877">
            <text:p>877</text:p>
          </table:table-cell>
          <table:table-cell office:value-type="float" office:value="13959">
            <text:p>13,959</text:p>
          </table:table-cell>
          <table:table-cell table:number-columns-repeated="2"/>
          <table:table-cell office:value-type="float" office:value="63102">
            <text:p>63,102</text:p>
          </table:table-cell>
          <table:table-cell table:number-columns-repeated="999"/>
        </table:table-row>
        <table:table-row table:style-name="ro1">
          <table:table-cell table:style-name="ce2" office:value-type="float" office:value="1841">
            <text:p>1841</text:p>
          </table:table-cell>
          <table:table-cell table:style-name="ce4" table:formula="of:=[.O52]" office:value-type="float" office:value="144114">
            <text:p>144,114</text:p>
          </table:table-cell>
          <table:table-cell table:style-name="ce4" table:formula="of:=[.Y52]" office:value-type="float" office:value="76854">
            <text:p>76,854</text:p>
          </table:table-cell>
          <table:table-cell table:style-name="ce4" table:formula="of:=[.B52]+[.C52]" office:value-type="float" office:value="220968">
            <text:p>220,968</text:p>
          </table:table-cell>
          <table:table-cell table:style-name="ce5" table:formula="of:=[.B52]/[.C52]" office:value-type="float" office:value="1.87516589897728">
            <text:p>1.88</text:p>
          </table:table-cell>
          <table:table-cell/>
          <table:table-cell office:value-type="float" office:value="94094">
            <text:p>94,094</text:p>
          </table:table-cell>
          <table:table-cell table:number-columns-repeated="2"/>
          <table:table-cell office:value-type="float" office:value="8755">
            <text:p>8,755</text:p>
          </table:table-cell>
          <table:table-cell office:value-type="float" office:value="1706">
            <text:p>1,706</text:p>
          </table:table-cell>
          <table:table-cell office:value-type="float" office:value="39559">
            <text:p>39,559</text:p>
          </table:table-cell>
          <table:table-cell table:number-columns-repeated="2"/>
          <table:table-cell office:value-type="float" office:value="144114">
            <text:p>144,114</text:p>
          </table:table-cell>
          <table:table-cell/>
          <table:table-cell office:value-type="float" office:value="51209">
            <text:p>51,209</text:p>
          </table:table-cell>
          <table:table-cell table:number-columns-repeated="2"/>
          <table:table-cell office:value-type="float" office:value="6730">
            <text:p>6,730</text:p>
          </table:table-cell>
          <table:table-cell office:value-type="float" office:value="1054">
            <text:p>1,054</text:p>
          </table:table-cell>
          <table:table-cell office:value-type="float" office:value="17861">
            <text:p>17,861</text:p>
          </table:table-cell>
          <table:table-cell table:number-columns-repeated="2"/>
          <table:table-cell office:value-type="float" office:value="76854">
            <text:p>76,854</text:p>
          </table:table-cell>
          <table:table-cell table:number-columns-repeated="999"/>
        </table:table-row>
        <table:table-row table:style-name="ro1">
          <table:table-cell table:style-name="ce2" office:value-type="float" office:value="1842">
            <text:p>1842</text:p>
          </table:table-cell>
          <table:table-cell table:style-name="ce4" table:formula="of:=[.O53]" office:value-type="float" office:value="153758">
            <text:p>153,758</text:p>
          </table:table-cell>
          <table:table-cell table:style-name="ce4" table:formula="of:=[.Y53]" office:value-type="float" office:value="87226">
            <text:p>87,226</text:p>
          </table:table-cell>
          <table:table-cell table:style-name="ce4" table:formula="of:=[.B53]+[.C53]" office:value-type="float" office:value="240984">
            <text:p>240,984</text:p>
          </table:table-cell>
          <table:table-cell table:style-name="ce5" table:formula="of:=[.B53]/[.C53]" office:value-type="float" office:value="1.76275422465779">
            <text:p>1.76</text:p>
          </table:table-cell>
          <table:table-cell/>
          <table:table-cell office:value-type="float" office:value="101637">
            <text:p>101,637</text:p>
          </table:table-cell>
          <table:table-cell table:number-columns-repeated="2"/>
          <table:table-cell office:value-type="float" office:value="9239">
            <text:p>9,239</text:p>
          </table:table-cell>
          <table:table-cell office:value-type="float" office:value="2115">
            <text:p>2,115</text:p>
          </table:table-cell>
          <table:table-cell office:value-type="float" office:value="40767">
            <text:p>40,767</text:p>
          </table:table-cell>
          <table:table-cell table:number-columns-repeated="2"/>
          <table:table-cell office:value-type="float" office:value="153758">
            <text:p>153,758</text:p>
          </table:table-cell>
          <table:table-cell/>
          <table:table-cell office:value-type="float" office:value="60680">
            <text:p>60,680</text:p>
          </table:table-cell>
          <table:table-cell table:number-columns-repeated="2"/>
          <table:table-cell office:value-type="float" office:value="7101">
            <text:p>7,101</text:p>
          </table:table-cell>
          <table:table-cell office:value-type="float" office:value="1361">
            <text:p>1,361</text:p>
          </table:table-cell>
          <table:table-cell office:value-type="float" office:value="18084">
            <text:p>18,084</text:p>
          </table:table-cell>
          <table:table-cell table:number-columns-repeated="2"/>
          <table:table-cell office:value-type="float" office:value="87226">
            <text:p>87,226</text:p>
          </table:table-cell>
          <table:table-cell table:number-columns-repeated="999"/>
        </table:table-row>
        <table:table-row table:style-name="ro1">
          <table:table-cell table:style-name="ce2" office:value-type="float" office:value="1843">
            <text:p>1843</text:p>
          </table:table-cell>
          <table:table-cell table:style-name="ce4" table:formula="of:=[.O54]" office:value-type="float" office:value="158846">
            <text:p>158,846</text:p>
          </table:table-cell>
          <table:table-cell table:style-name="ce4" table:formula="of:=[.Y54]" office:value-type="float" office:value="92002">
            <text:p>92,002</text:p>
          </table:table-cell>
          <table:table-cell table:style-name="ce4" table:formula="of:=[.B54]+[.C54]" office:value-type="float" office:value="250848">
            <text:p>250,848</text:p>
          </table:table-cell>
          <table:table-cell table:style-name="ce5" table:formula="of:=[.B54]/[.C54]" office:value-type="float" office:value="1.72654942283863">
            <text:p>1.73</text:p>
          </table:table-cell>
          <table:table-cell/>
          <table:table-cell office:value-type="float" office:value="105198">
            <text:p>105,198</text:p>
          </table:table-cell>
          <table:table-cell table:number-columns-repeated="2"/>
          <table:table-cell office:value-type="float" office:value="9526">
            <text:p>9,526</text:p>
          </table:table-cell>
          <table:table-cell office:value-type="float" office:value="2304">
            <text:p>2,304</text:p>
          </table:table-cell>
          <table:table-cell office:value-type="float" office:value="41818">
            <text:p>41,818</text:p>
          </table:table-cell>
          <table:table-cell table:number-columns-repeated="2"/>
          <table:table-cell office:value-type="float" office:value="158846">
            <text:p>158,846</text:p>
          </table:table-cell>
          <table:table-cell/>
          <table:table-cell office:value-type="float" office:value="63937">
            <text:p>63,937</text:p>
          </table:table-cell>
          <table:table-cell table:number-columns-repeated="2"/>
          <table:table-cell office:value-type="float" office:value="7670">
            <text:p>7,670</text:p>
          </table:table-cell>
          <table:table-cell office:value-type="float" office:value="1549">
            <text:p>1,549</text:p>
          </table:table-cell>
          <table:table-cell office:value-type="float" office:value="18846">
            <text:p>18,846</text:p>
          </table:table-cell>
          <table:table-cell table:number-columns-repeated="2"/>
          <table:table-cell office:value-type="float" office:value="92002">
            <text:p>92,002</text:p>
          </table:table-cell>
          <table:table-cell table:number-columns-repeated="999"/>
        </table:table-row>
        <table:table-row table:style-name="ro1">
          <table:table-cell table:style-name="ce2" office:value-type="float" office:value="1844">
            <text:p>1844</text:p>
          </table:table-cell>
          <table:table-cell table:style-name="ce4" table:formula="of:=[.O55]" office:value-type="float" office:value="165034">
            <text:p>165,034</text:p>
          </table:table-cell>
          <table:table-cell table:style-name="ce4" table:formula="of:=[.Y55]" office:value-type="float" office:value="99253">
            <text:p>99,253</text:p>
          </table:table-cell>
          <table:table-cell table:style-name="ce4" table:formula="of:=[.B55]+[.C55]" office:value-type="float" office:value="264287">
            <text:p>264,287</text:p>
          </table:table-cell>
          <table:table-cell table:style-name="ce5" table:formula="of:=[.B55]/[.C55]" office:value-type="float" office:value="1.66276082335043">
            <text:p>1.66</text:p>
          </table:table-cell>
          <table:table-cell/>
          <table:table-cell office:value-type="float" office:value="108810">
            <text:p>108,810</text:p>
          </table:table-cell>
          <table:table-cell table:number-columns-repeated="2"/>
          <table:table-cell office:value-type="float" office:value="10733">
            <text:p>10,733</text:p>
          </table:table-cell>
          <table:table-cell office:value-type="float" office:value="2622">
            <text:p>2,622</text:p>
          </table:table-cell>
          <table:table-cell office:value-type="float" office:value="42869">
            <text:p>42,869</text:p>
          </table:table-cell>
          <table:table-cell table:number-columns-repeated="2"/>
          <table:table-cell office:value-type="float" office:value="165034">
            <text:p>165,034</text:p>
          </table:table-cell>
          <table:table-cell/>
          <table:table-cell office:value-type="float" office:value="69650">
            <text:p>69,650</text:p>
          </table:table-cell>
          <table:table-cell table:number-columns-repeated="2"/>
          <table:table-cell office:value-type="float" office:value="8266">
            <text:p>8,266</text:p>
          </table:table-cell>
          <table:table-cell office:value-type="float" office:value="1728">
            <text:p>1,728</text:p>
          </table:table-cell>
          <table:table-cell office:value-type="float" office:value="19609">
            <text:p>19,609</text:p>
          </table:table-cell>
          <table:table-cell table:number-columns-repeated="2"/>
          <table:table-cell office:value-type="float" office:value="99253">
            <text:p>99,253</text:p>
          </table:table-cell>
          <table:table-cell table:number-columns-repeated="999"/>
        </table:table-row>
        <table:table-row table:style-name="ro1">
          <table:table-cell table:style-name="ce2" office:value-type="float" office:value="1845">
            <text:p>1845</text:p>
          </table:table-cell>
          <table:table-cell table:style-name="ce4" table:formula="of:=[.O56]" office:value-type="float" office:value="173159">
            <text:p>173,159</text:p>
          </table:table-cell>
          <table:table-cell table:style-name="ce4" table:formula="of:=[.Y56]" office:value-type="float" office:value="105989">
            <text:p>105,989</text:p>
          </table:table-cell>
          <table:table-cell table:style-name="ce4" table:formula="of:=[.B56]+[.C56]" office:value-type="float" office:value="279148">
            <text:p>279,148</text:p>
          </table:table-cell>
          <table:table-cell table:style-name="ce5" table:formula="of:=[.B56]/[.C56]" office:value-type="float" office:value="1.63374501127476">
            <text:p>1.63</text:p>
          </table:table-cell>
          <table:table-cell/>
          <table:table-cell office:value-type="float" office:value="113739">
            <text:p>113,739</text:p>
          </table:table-cell>
          <table:table-cell table:number-columns-repeated="2"/>
          <table:table-cell office:value-type="float" office:value="12810">
            <text:p>12,810</text:p>
          </table:table-cell>
          <table:table-cell office:value-type="float" office:value="2689">
            <text:p>2,689</text:p>
          </table:table-cell>
          <table:table-cell office:value-type="float" office:value="43921">
            <text:p>43,921</text:p>
          </table:table-cell>
          <table:table-cell table:number-columns-repeated="2"/>
          <table:table-cell office:value-type="float" office:value="173159">
            <text:p>173,159</text:p>
          </table:table-cell>
          <table:table-cell/>
          <table:table-cell office:value-type="float" office:value="74179">
            <text:p>74,179</text:p>
          </table:table-cell>
          <table:table-cell table:number-columns-repeated="2"/>
          <table:table-cell office:value-type="float" office:value="9650">
            <text:p>9,650</text:p>
          </table:table-cell>
          <table:table-cell office:value-type="float" office:value="1790">
            <text:p>1,790</text:p>
          </table:table-cell>
          <table:table-cell office:value-type="float" office:value="20370">
            <text:p>20,370</text:p>
          </table:table-cell>
          <table:table-cell table:number-columns-repeated="2"/>
          <table:table-cell office:value-type="float" office:value="105989">
            <text:p>105,989</text:p>
          </table:table-cell>
          <table:table-cell table:number-columns-repeated="999"/>
        </table:table-row>
        <table:table-row table:style-name="ro1">
          <table:table-cell table:style-name="ce2" office:value-type="float" office:value="1846">
            <text:p>1846</text:p>
          </table:table-cell>
          <table:table-cell table:style-name="ce4" table:formula="of:=[.O57]" office:value-type="float" office:value="181342">
            <text:p>181,342</text:p>
          </table:table-cell>
          <table:table-cell table:style-name="ce4" table:formula="of:=[.Y57]" office:value-type="float" office:value="111907">
            <text:p>111,907</text:p>
          </table:table-cell>
          <table:table-cell table:style-name="ce4" table:formula="of:=[.B57]+[.C57]" office:value-type="float" office:value="293249">
            <text:p>293,249</text:p>
          </table:table-cell>
          <table:table-cell table:style-name="ce5" table:formula="of:=[.B57]/[.C57]" office:value-type="float" office:value="1.62047056931202">
            <text:p>1.62</text:p>
          </table:table-cell>
          <table:table-cell/>
          <table:table-cell office:value-type="float" office:value="118927">
            <text:p>118,927</text:p>
          </table:table-cell>
          <table:table-cell table:number-columns-repeated="2"/>
          <table:table-cell office:value-type="float" office:value="14711">
            <text:p>14,711</text:p>
          </table:table-cell>
          <table:table-cell office:value-type="float" office:value="2732">
            <text:p>2,732</text:p>
          </table:table-cell>
          <table:table-cell office:value-type="float" office:value="44972">
            <text:p>44,972</text:p>
          </table:table-cell>
          <table:table-cell table:number-columns-repeated="2"/>
          <table:table-cell office:value-type="float" office:value="181342">
            <text:p>181,342</text:p>
          </table:table-cell>
          <table:table-cell/>
          <table:table-cell office:value-type="float" office:value="77777">
            <text:p>77,777</text:p>
          </table:table-cell>
          <table:table-cell table:number-columns-repeated="2"/>
          <table:table-cell office:value-type="float" office:value="11182">
            <text:p>11,182</text:p>
          </table:table-cell>
          <table:table-cell office:value-type="float" office:value="1815">
            <text:p>1,815</text:p>
          </table:table-cell>
          <table:table-cell office:value-type="float" office:value="21133">
            <text:p>21,133</text:p>
          </table:table-cell>
          <table:table-cell table:number-columns-repeated="2"/>
          <table:table-cell office:value-type="float" office:value="111907">
            <text:p>111,907</text:p>
          </table:table-cell>
          <table:table-cell table:number-columns-repeated="999"/>
        </table:table-row>
        <table:table-row table:style-name="ro1">
          <table:table-cell table:style-name="ce2" office:value-type="float" office:value="1847">
            <text:p>1847</text:p>
          </table:table-cell>
          <table:table-cell table:style-name="ce4" table:formula="of:=[.O58]" office:value-type="float" office:value="190265">
            <text:p>190,265</text:p>
          </table:table-cell>
          <table:table-cell table:style-name="ce4" table:formula="of:=[.Y58]" office:value-type="float" office:value="118532">
            <text:p>118,532</text:p>
          </table:table-cell>
          <table:table-cell table:style-name="ce4" table:formula="of:=[.B58]+[.C58]" office:value-type="float" office:value="308797">
            <text:p>308,797</text:p>
          </table:table-cell>
          <table:table-cell table:style-name="ce5" table:formula="of:=[.B58]/[.C58]" office:value-type="float" office:value="1.60517834846286">
            <text:p>1.61</text:p>
          </table:table-cell>
          <table:table-cell/>
          <table:table-cell office:value-type="float" office:value="123890">
            <text:p>123,890</text:p>
          </table:table-cell>
          <table:table-cell table:number-columns-repeated="2"/>
          <table:table-cell office:value-type="float" office:value="17531">
            <text:p>17,531</text:p>
          </table:table-cell>
          <table:table-cell office:value-type="float" office:value="2821">
            <text:p>2,821</text:p>
          </table:table-cell>
          <table:table-cell office:value-type="float" office:value="46023">
            <text:p>46,023</text:p>
          </table:table-cell>
          <table:table-cell table:number-columns-repeated="2"/>
          <table:table-cell office:value-type="float" office:value="190265">
            <text:p>190,265</text:p>
          </table:table-cell>
          <table:table-cell/>
          <table:table-cell office:value-type="float" office:value="81119">
            <text:p>81,119</text:p>
          </table:table-cell>
          <table:table-cell table:number-columns-repeated="2"/>
          <table:table-cell office:value-type="float" office:value="13622">
            <text:p>13,622</text:p>
          </table:table-cell>
          <table:table-cell office:value-type="float" office:value="1896">
            <text:p>1,896</text:p>
          </table:table-cell>
          <table:table-cell office:value-type="float" office:value="21895">
            <text:p>21,895</text:p>
          </table:table-cell>
          <table:table-cell table:number-columns-repeated="2"/>
          <table:table-cell office:value-type="float" office:value="118532">
            <text:p>118,532</text:p>
          </table:table-cell>
          <table:table-cell table:number-columns-repeated="999"/>
        </table:table-row>
        <table:table-row table:style-name="ro1">
          <table:table-cell table:style-name="ce2" office:value-type="float" office:value="1848">
            <text:p>1848</text:p>
          </table:table-cell>
          <table:table-cell table:style-name="ce4" table:formula="of:=[.O59]" office:value-type="float" office:value="201612">
            <text:p>201,612</text:p>
          </table:table-cell>
          <table:table-cell table:style-name="ce4" table:formula="of:=[.Y59]" office:value-type="float" office:value="130716">
            <text:p>130,716</text:p>
          </table:table-cell>
          <table:table-cell table:style-name="ce4" table:formula="of:=[.B59]+[.C59]" office:value-type="float" office:value="332328">
            <text:p>332,328</text:p>
          </table:table-cell>
          <table:table-cell table:style-name="ce5" table:formula="of:=[.B59]/[.C59]" office:value-type="float" office:value="1.54236665748646">
            <text:p>1.54</text:p>
          </table:table-cell>
          <table:table-cell/>
          <table:table-cell office:value-type="float" office:value="131842">
            <text:p>131,842</text:p>
          </table:table-cell>
          <table:table-cell table:number-columns-repeated="2"/>
          <table:table-cell office:value-type="float" office:value="21527">
            <text:p>21,527</text:p>
          </table:table-cell>
          <table:table-cell office:value-type="float" office:value="2818">
            <text:p>2,818</text:p>
          </table:table-cell>
          <table:table-cell office:value-type="float" office:value="45425">
            <text:p>45,425</text:p>
          </table:table-cell>
          <table:table-cell table:number-columns-repeated="2"/>
          <table:table-cell office:value-type="float" office:value="201612">
            <text:p>201,612</text:p>
          </table:table-cell>
          <table:table-cell/>
          <table:table-cell office:value-type="float" office:value="88963">
            <text:p>88,963</text:p>
          </table:table-cell>
          <table:table-cell table:number-columns-repeated="2"/>
          <table:table-cell office:value-type="float" office:value="17139">
            <text:p>17,139</text:p>
          </table:table-cell>
          <table:table-cell office:value-type="float" office:value="1804">
            <text:p>1,804</text:p>
          </table:table-cell>
          <table:table-cell office:value-type="float" office:value="22810">
            <text:p>22,810</text:p>
          </table:table-cell>
          <table:table-cell table:number-columns-repeated="2"/>
          <table:table-cell office:value-type="float" office:value="130716">
            <text:p>130,716</text:p>
          </table:table-cell>
          <table:table-cell table:number-columns-repeated="999"/>
        </table:table-row>
        <table:table-row table:style-name="ro1">
          <table:table-cell table:style-name="ce2" office:value-type="float" office:value="1849">
            <text:p>1849</text:p>
          </table:table-cell>
          <table:table-cell table:style-name="ce4" table:formula="of:=[.O60]" office:value-type="float" office:value="221978">
            <text:p>221,978</text:p>
          </table:table-cell>
          <table:table-cell table:style-name="ce4" table:formula="of:=[.Y60]" office:value-type="float" office:value="151384">
            <text:p>151,384</text:p>
          </table:table-cell>
          <table:table-cell table:style-name="ce4" table:formula="of:=[.B60]+[.C60]" office:value-type="float" office:value="373362">
            <text:p>373,362</text:p>
          </table:table-cell>
          <table:table-cell table:style-name="ce5" table:formula="of:=[.B60]/[.C60]" office:value-type="float" office:value="1.46632405009776">
            <text:p>1.47</text:p>
          </table:table-cell>
          <table:table-cell/>
          <table:table-cell office:value-type="float" office:value="145105">
            <text:p>145,105</text:p>
          </table:table-cell>
          <table:table-cell table:number-columns-repeated="2"/>
          <table:table-cell office:value-type="float" office:value="29361">
            <text:p>29,361</text:p>
          </table:table-cell>
          <table:table-cell office:value-type="float" office:value="2685">
            <text:p>2,685</text:p>
          </table:table-cell>
          <table:table-cell office:value-type="float" office:value="44827">
            <text:p>44,827</text:p>
          </table:table-cell>
          <table:table-cell table:number-columns-repeated="2"/>
          <table:table-cell office:value-type="float" office:value="221978">
            <text:p>221,978</text:p>
          </table:table-cell>
          <table:table-cell/>
          <table:table-cell office:value-type="float" office:value="102155">
            <text:p>102,155</text:p>
          </table:table-cell>
          <table:table-cell table:number-columns-repeated="2"/>
          <table:table-cell office:value-type="float" office:value="23543">
            <text:p>23,543</text:p>
          </table:table-cell>
          <table:table-cell office:value-type="float" office:value="1960">
            <text:p>1,960</text:p>
          </table:table-cell>
          <table:table-cell office:value-type="float" office:value="23726">
            <text:p>23,726</text:p>
          </table:table-cell>
          <table:table-cell table:number-columns-repeated="2"/>
          <table:table-cell office:value-type="float" office:value="151384">
            <text:p>151,384</text:p>
          </table:table-cell>
          <table:table-cell table:number-columns-repeated="999"/>
        </table:table-row>
        <table:table-row table:style-name="ro1">
          <table:table-cell table:style-name="ce2" office:value-type="float" office:value="1850">
            <text:p>1850</text:p>
          </table:table-cell>
          <table:table-cell table:style-name="ce4" table:formula="of:=[.O61]" office:value-type="float" office:value="238683">
            <text:p>238,683</text:p>
          </table:table-cell>
          <table:table-cell table:style-name="ce4" table:formula="of:=[.Y61]" office:value-type="float" office:value="166673">
            <text:p>166,673</text:p>
          </table:table-cell>
          <table:table-cell table:style-name="ce4" table:formula="of:=[.B61]+[.C61]" office:value-type="float" office:value="405356">
            <text:p>405,356</text:p>
          </table:table-cell>
          <table:table-cell table:style-name="ce5" table:formula="of:=[.B61]/[.C61]" office:value-type="float" office:value="1.43204358234387">
            <text:p>1.43</text:p>
          </table:table-cell>
          <table:table-cell/>
          <table:table-cell office:value-type="float" office:value="154976">
            <text:p>154,976</text:p>
          </table:table-cell>
          <table:table-cell table:number-columns-repeated="2"/>
          <table:table-cell office:value-type="float" office:value="35902">
            <text:p>35,902</text:p>
          </table:table-cell>
          <table:table-cell office:value-type="float" office:value="3576">
            <text:p>3,576</text:p>
          </table:table-cell>
          <table:table-cell office:value-type="float" office:value="44229">
            <text:p>44,229</text:p>
          </table:table-cell>
          <table:table-cell table:number-columns-repeated="2"/>
          <table:table-cell office:value-type="float" office:value="238683">
            <text:p>238,683</text:p>
          </table:table-cell>
          <table:table-cell/>
          <table:table-cell office:value-type="float" office:value="111924">
            <text:p>111,924</text:p>
          </table:table-cell>
          <table:table-cell table:number-columns-repeated="2"/>
          <table:table-cell office:value-type="float" office:value="27798">
            <text:p>27,798</text:p>
          </table:table-cell>
          <table:table-cell office:value-type="float" office:value="2310">
            <text:p>2,310</text:p>
          </table:table-cell>
          <table:table-cell office:value-type="float" office:value="24641">
            <text:p>24,641</text:p>
          </table:table-cell>
          <table:table-cell table:number-columns-repeated="2"/>
          <table:table-cell office:value-type="float" office:value="166673">
            <text:p>166,673</text:p>
          </table:table-cell>
          <table:table-cell table:number-columns-repeated="999"/>
        </table:table-row>
        <table:table-row table:style-name="ro1">
          <table:table-cell table:style-name="ce2" office:value-type="float" office:value="1851">
            <text:p>1851</text:p>
          </table:table-cell>
          <table:table-cell table:style-name="ce4" table:formula="of:=[.O62]" office:value-type="float" office:value="256975">
            <text:p>256,975</text:p>
          </table:table-cell>
          <table:table-cell table:style-name="ce4" table:formula="of:=[.Y62]" office:value-type="float" office:value="180690">
            <text:p>180,690</text:p>
          </table:table-cell>
          <table:table-cell table:style-name="ce4" table:formula="of:=[.B62]+[.C62]" office:value-type="float" office:value="437665">
            <text:p>437,665</text:p>
          </table:table-cell>
          <table:table-cell table:style-name="ce5" table:formula="of:=[.B62]/[.C62]" office:value-type="float" office:value="1.42218717139853">
            <text:p>1.42</text:p>
          </table:table-cell>
          <table:table-cell/>
          <table:table-cell office:value-type="float" office:value="113155">
            <text:p>113,155</text:p>
          </table:table-cell>
          <table:table-cell office:value-type="float" office:value="58235">
            <text:p>58,235</text:p>
          </table:table-cell>
          <table:table-cell/>
          <table:table-cell office:value-type="float" office:value="37321">
            <text:p>37,321</text:p>
          </table:table-cell>
          <table:table-cell office:value-type="float" office:value="4633">
            <text:p>4,633</text:p>
          </table:table-cell>
          <table:table-cell office:value-type="float" office:value="43631">
            <text:p>43,631</text:p>
          </table:table-cell>
          <table:table-cell table:number-columns-repeated="2"/>
          <table:table-cell office:value-type="float" office:value="256975">
            <text:p>256,975</text:p>
          </table:table-cell>
          <table:table-cell/>
          <table:table-cell office:value-type="float" office:value="84110">
            <text:p>84,110</text:p>
          </table:table-cell>
          <table:table-cell office:value-type="float" office:value="39254">
            <text:p>39,254</text:p>
          </table:table-cell>
          <table:table-cell/>
          <table:table-cell office:value-type="float" office:value="29217">
            <text:p>29,217</text:p>
          </table:table-cell>
          <table:table-cell office:value-type="float" office:value="2553">
            <text:p>2,553</text:p>
          </table:table-cell>
          <table:table-cell office:value-type="float" office:value="25556">
            <text:p>25,556</text:p>
          </table:table-cell>
          <table:table-cell table:number-columns-repeated="2"/>
          <table:table-cell office:value-type="float" office:value="180690">
            <text:p>180,690</text:p>
          </table:table-cell>
          <table:table-cell table:number-columns-repeated="999"/>
        </table:table-row>
        <table:table-row table:style-name="ro1">
          <table:table-cell table:style-name="ce2" office:value-type="float" office:value="1852">
            <text:p>1852</text:p>
          </table:table-cell>
          <table:table-cell table:style-name="ce4" table:formula="of:=[.O63]" office:value-type="float" office:value="304126">
            <text:p>304,126</text:p>
          </table:table-cell>
          <table:table-cell table:style-name="ce4" table:formula="of:=[.Y63]" office:value-type="float" office:value="209670">
            <text:p>209,670</text:p>
          </table:table-cell>
          <table:table-cell table:style-name="ce4" table:formula="of:=[.B63]+[.C63]" office:value-type="float" office:value="513796">
            <text:p>513,796</text:p>
          </table:table-cell>
          <table:table-cell table:style-name="ce5" table:formula="of:=[.B63]/[.C63]" office:value-type="float" office:value="1.45049840225116">
            <text:p>1.45</text:p>
          </table:table-cell>
          <table:table-cell/>
          <table:table-cell office:value-type="float" office:value="115283">
            <text:p>115,283</text:p>
          </table:table-cell>
          <table:table-cell office:value-type="float" office:value="110825">
            <text:p>110,825</text:p>
          </table:table-cell>
          <table:table-cell/>
          <table:table-cell office:value-type="float" office:value="36310">
            <text:p>36,310</text:p>
          </table:table-cell>
          <table:table-cell office:value-type="float" office:value="5645">
            <text:p>5,645</text:p>
          </table:table-cell>
          <table:table-cell office:value-type="float" office:value="36063">
            <text:p>36,063</text:p>
          </table:table-cell>
          <table:table-cell table:number-columns-repeated="2"/>
          <table:table-cell office:value-type="float" office:value="304126">
            <text:p>304,126</text:p>
          </table:table-cell>
          <table:table-cell/>
          <table:table-cell office:value-type="float" office:value="89373">
            <text:p>89,373</text:p>
          </table:table-cell>
          <table:table-cell office:value-type="float" office:value="57496">
            <text:p>57,496</text:p>
          </table:table-cell>
          <table:table-cell/>
          <table:table-cell office:value-type="float" office:value="32353">
            <text:p>32,353</text:p>
          </table:table-cell>
          <table:table-cell office:value-type="float" office:value="3066">
            <text:p>3,066</text:p>
          </table:table-cell>
          <table:table-cell office:value-type="float" office:value="27382">
            <text:p>27,382</text:p>
          </table:table-cell>
          <table:table-cell table:number-columns-repeated="2"/>
          <table:table-cell office:value-type="float" office:value="209670">
            <text:p>209,670</text:p>
          </table:table-cell>
          <table:table-cell table:number-columns-repeated="999"/>
        </table:table-row>
        <table:table-row table:style-name="ro1">
          <table:table-cell table:style-name="ce2" office:value-type="float" office:value="1853">
            <text:p>1853</text:p>
          </table:table-cell>
          <table:table-cell table:style-name="ce4" table:formula="of:=[.O64]" office:value-type="float" office:value="358203">
            <text:p>358,203</text:p>
          </table:table-cell>
          <table:table-cell table:style-name="ce4" table:formula="of:=[.Y64]" office:value-type="float" office:value="242789">
            <text:p>242,789</text:p>
          </table:table-cell>
          <table:table-cell table:style-name="ce4" table:formula="of:=[.B64]+[.C64]" office:value-type="float" office:value="600992">
            <text:p>600,992</text:p>
          </table:table-cell>
          <table:table-cell table:style-name="ce5" table:formula="of:=[.B64]/[.C64]" office:value-type="float" office:value="1.47536750017505">
            <text:p>1.48</text:p>
          </table:table-cell>
          <table:table-cell/>
          <table:table-cell office:value-type="float" office:value="124827">
            <text:p>124,827</text:p>
          </table:table-cell>
          <table:table-cell office:value-type="float" office:value="146456">
            <text:p>146,456</text:p>
          </table:table-cell>
          <table:table-cell/>
          <table:table-cell office:value-type="float" office:value="43400">
            <text:p>43,400</text:p>
          </table:table-cell>
          <table:table-cell office:value-type="float" office:value="5727">
            <text:p>5,727</text:p>
          </table:table-cell>
          <table:table-cell office:value-type="float" office:value="37793">
            <text:p>37,793</text:p>
          </table:table-cell>
          <table:table-cell table:number-columns-repeated="2"/>
          <table:table-cell office:value-type="float" office:value="358203">
            <text:p>358,203</text:p>
          </table:table-cell>
          <table:table-cell/>
          <table:table-cell office:value-type="float" office:value="99497">
            <text:p>99,497</text:p>
          </table:table-cell>
          <table:table-cell office:value-type="float" office:value="75980">
            <text:p>75,980</text:p>
          </table:table-cell>
          <table:table-cell/>
          <table:table-cell office:value-type="float" office:value="35544">
            <text:p>35,544</text:p>
          </table:table-cell>
          <table:table-cell office:value-type="float" office:value="3607">
            <text:p>3,607</text:p>
          </table:table-cell>
          <table:table-cell office:value-type="float" office:value="28161">
            <text:p>28,161</text:p>
          </table:table-cell>
          <table:table-cell table:number-columns-repeated="2"/>
          <table:table-cell office:value-type="float" office:value="242789">
            <text:p>242,789</text:p>
          </table:table-cell>
          <table:table-cell table:number-columns-repeated="999"/>
        </table:table-row>
        <table:table-row table:style-name="ro1">
          <table:table-cell table:style-name="ce2" office:value-type="float" office:value="1854">
            <text:p>1854</text:p>
          </table:table-cell>
          <table:table-cell table:style-name="ce4" table:formula="of:=[.O65]" office:value-type="float" office:value="414337">
            <text:p>414,337</text:p>
          </table:table-cell>
          <table:table-cell table:style-name="ce4" table:formula="of:=[.Y65]" office:value-type="float" office:value="280580">
            <text:p>280,580</text:p>
          </table:table-cell>
          <table:table-cell table:style-name="ce4" table:formula="of:=[.B65]+[.C65]" office:value-type="float" office:value="694917">
            <text:p>694,917</text:p>
          </table:table-cell>
          <table:table-cell table:style-name="ce5" table:formula="of:=[.B65]/[.C65]" office:value-type="float" office:value="1.47671608810321">
            <text:p>1.48</text:p>
          </table:table-cell>
          <table:table-cell/>
          <table:table-cell office:value-type="float" office:value="135284">
            <text:p>135,284</text:p>
          </table:table-cell>
          <table:table-cell office:value-type="float" office:value="185249">
            <text:p>185,249</text:p>
          </table:table-cell>
          <table:table-cell/>
          <table:table-cell office:value-type="float" office:value="50517">
            <text:p>50,517</text:p>
          </table:table-cell>
          <table:table-cell office:value-type="float" office:value="7778">
            <text:p>7,778</text:p>
          </table:table-cell>
          <table:table-cell office:value-type="float" office:value="35509">
            <text:p>35,509</text:p>
          </table:table-cell>
          <table:table-cell table:number-columns-repeated="2"/>
          <table:table-cell office:value-type="float" office:value="414337">
            <text:p>414,337</text:p>
          </table:table-cell>
          <table:table-cell/>
          <table:table-cell office:value-type="float" office:value="106529">
            <text:p>106,529</text:p>
          </table:table-cell>
          <table:table-cell office:value-type="float" office:value="98693">
            <text:p>98,693</text:p>
          </table:table-cell>
          <table:table-cell/>
          <table:table-cell office:value-type="float" office:value="42028">
            <text:p>42,028</text:p>
          </table:table-cell>
          <table:table-cell office:value-type="float" office:value="3965">
            <text:p>3,965</text:p>
          </table:table-cell>
          <table:table-cell office:value-type="float" office:value="29365">
            <text:p>29,365</text:p>
          </table:table-cell>
          <table:table-cell table:number-columns-repeated="2"/>
          <table:table-cell office:value-type="float" office:value="280580">
            <text:p>280,580</text:p>
          </table:table-cell>
          <table:table-cell table:number-columns-repeated="999"/>
        </table:table-row>
        <table:table-row table:style-name="ro1">
          <table:table-cell table:style-name="ce2" office:value-type="float" office:value="1855">
            <text:p>1855</text:p>
          </table:table-cell>
          <table:table-cell table:style-name="ce4" table:formula="of:=[.O66]" office:value-type="float" office:value="470118">
            <text:p>470,118</text:p>
          </table:table-cell>
          <table:table-cell table:style-name="ce4" table:formula="of:=[.Y66]" office:value-type="float" office:value="323142">
            <text:p>323,142</text:p>
          </table:table-cell>
          <table:table-cell table:style-name="ce4" table:formula="of:=[.B66]+[.C66]" office:value-type="float" office:value="793260">
            <text:p>793,260</text:p>
          </table:table-cell>
          <table:table-cell table:style-name="ce5" table:formula="of:=[.B66]/[.C66]" office:value-type="float" office:value="1.45483409770318">
            <text:p>1.45</text:p>
          </table:table-cell>
          <table:table-cell/>
          <table:table-cell office:value-type="float" office:value="147822">
            <text:p>147,822</text:p>
          </table:table-cell>
          <table:table-cell office:value-type="float" office:value="226462">
            <text:p>226,462</text:p>
          </table:table-cell>
          <table:table-cell/>
          <table:table-cell office:value-type="float" office:value="48843">
            <text:p>48,843</text:p>
          </table:table-cell>
          <table:table-cell office:value-type="float" office:value="8311">
            <text:p>8,311</text:p>
          </table:table-cell>
          <table:table-cell office:value-type="float" office:value="38680">
            <text:p>38,680</text:p>
          </table:table-cell>
          <table:table-cell table:number-columns-repeated="2"/>
          <table:table-cell office:value-type="float" office:value="470118">
            <text:p>470,118</text:p>
          </table:table-cell>
          <table:table-cell/>
          <table:table-cell office:value-type="float" office:value="118179">
            <text:p>118,179</text:p>
          </table:table-cell>
          <table:table-cell office:value-type="float" office:value="120843">
            <text:p>120,843</text:p>
          </table:table-cell>
          <table:table-cell/>
          <table:table-cell office:value-type="float" office:value="48544">
            <text:p>48,544</text:p>
          </table:table-cell>
          <table:table-cell office:value-type="float" office:value="4294">
            <text:p>4,294</text:p>
          </table:table-cell>
          <table:table-cell office:value-type="float" office:value="31282">
            <text:p>31,282</text:p>
          </table:table-cell>
          <table:table-cell table:number-columns-repeated="2"/>
          <table:table-cell office:value-type="float" office:value="323142">
            <text:p>323,142</text:p>
          </table:table-cell>
          <table:table-cell table:number-columns-repeated="999"/>
        </table:table-row>
        <table:table-row table:style-name="ro1">
          <table:table-cell table:style-name="ce2" office:value-type="float" office:value="1856">
            <text:p>1856</text:p>
          </table:table-cell>
          <table:table-cell table:style-name="ce4" table:formula="of:=[.O67]" office:value-type="float" office:value="522144">
            <text:p>522,144</text:p>
          </table:table-cell>
          <table:table-cell table:style-name="ce4" table:formula="of:=[.Y67]" office:value-type="float" office:value="354585">
            <text:p>354,585</text:p>
          </table:table-cell>
          <table:table-cell table:style-name="ce4" table:formula="of:=[.B67]+[.C67]" office:value-type="float" office:value="876729">
            <text:p>876,729</text:p>
          </table:table-cell>
          <table:table-cell table:style-name="ce5" table:formula="of:=[.B67]/[.C67]" office:value-type="float" office:value="1.4725496002369">
            <text:p>1.47</text:p>
          </table:table-cell>
          <table:table-cell/>
          <table:table-cell office:value-type="float" office:value="162548">
            <text:p>162,548</text:p>
          </table:table-cell>
          <table:table-cell office:value-type="float" office:value="251349">
            <text:p>251,349</text:p>
          </table:table-cell>
          <table:table-cell/>
          <table:table-cell office:value-type="float" office:value="56264">
            <text:p>56,264</text:p>
          </table:table-cell>
          <table:table-cell office:value-type="float" office:value="8751">
            <text:p>8,751</text:p>
          </table:table-cell>
          <table:table-cell office:value-type="float" office:value="43232">
            <text:p>43,232</text:p>
          </table:table-cell>
          <table:table-cell table:number-columns-repeated="2"/>
          <table:table-cell office:value-type="float" office:value="522144">
            <text:p>522,144</text:p>
          </table:table-cell>
          <table:table-cell/>
          <table:table-cell office:value-type="float" office:value="125813">
            <text:p>125,813</text:p>
          </table:table-cell>
          <table:table-cell office:value-type="float" office:value="139035">
            <text:p>139,035</text:p>
          </table:table-cell>
          <table:table-cell/>
          <table:table-cell office:value-type="float" office:value="51622">
            <text:p>51,622</text:p>
          </table:table-cell>
          <table:table-cell office:value-type="float" office:value="4407">
            <text:p>4,407</text:p>
          </table:table-cell>
          <table:table-cell office:value-type="float" office:value="33708">
            <text:p>33,708</text:p>
          </table:table-cell>
          <table:table-cell table:number-columns-repeated="2"/>
          <table:table-cell office:value-type="float" office:value="354585">
            <text:p>354,585</text:p>
          </table:table-cell>
          <table:table-cell table:number-columns-repeated="999"/>
        </table:table-row>
        <table:table-row table:style-name="ro1">
          <table:table-cell table:style-name="ce2" office:value-type="float" office:value="1857">
            <text:p>1857</text:p>
          </table:table-cell>
          <table:table-cell table:style-name="ce4" table:formula="of:=[.O68]" office:value-type="float" office:value="574800">
            <text:p>574,800</text:p>
          </table:table-cell>
          <table:table-cell table:style-name="ce4" table:formula="of:=[.Y68]" office:value-type="float" office:value="395487">
            <text:p>395,487</text:p>
          </table:table-cell>
          <table:table-cell table:style-name="ce4" table:formula="of:=[.B68]+[.C68]" office:value-type="float" office:value="970287">
            <text:p>970,287</text:p>
          </table:table-cell>
          <table:table-cell table:style-name="ce5" table:formula="of:=[.B68]/[.C68]" office:value-type="float" office:value="1.45339796251204">
            <text:p>1.45</text:p>
          </table:table-cell>
          <table:table-cell/>
          <table:table-cell office:value-type="float" office:value="170925">
            <text:p>170,925</text:p>
          </table:table-cell>
          <table:table-cell office:value-type="float" office:value="291523">
            <text:p>291,523</text:p>
          </table:table-cell>
          <table:table-cell/>
          <table:table-cell office:value-type="float" office:value="55735">
            <text:p>55,735</text:p>
          </table:table-cell>
          <table:table-cell office:value-type="float" office:value="8833">
            <text:p>8,833</text:p>
          </table:table-cell>
          <table:table-cell office:value-type="float" office:value="47784">
            <text:p>47,784</text:p>
          </table:table-cell>
          <table:table-cell table:number-columns-repeated="2"/>
          <table:table-cell office:value-type="float" office:value="574800">
            <text:p>574,800</text:p>
          </table:table-cell>
          <table:table-cell/>
          <table:table-cell office:value-type="float" office:value="135637">
            <text:p>135,637</text:p>
          </table:table-cell>
          <table:table-cell office:value-type="float" office:value="164999">
            <text:p>164,999</text:p>
          </table:table-cell>
          <table:table-cell/>
          <table:table-cell office:value-type="float" office:value="54182">
            <text:p>54,182</text:p>
          </table:table-cell>
          <table:table-cell office:value-type="float" office:value="4535">
            <text:p>4,535</text:p>
          </table:table-cell>
          <table:table-cell office:value-type="float" office:value="36134">
            <text:p>36,134</text:p>
          </table:table-cell>
          <table:table-cell table:number-columns-repeated="2"/>
          <table:table-cell office:value-type="float" office:value="395487">
            <text:p>395,487</text:p>
          </table:table-cell>
          <table:table-cell table:number-columns-repeated="999"/>
        </table:table-row>
        <table:table-row table:style-name="ro1">
          <table:table-cell table:style-name="ce2" office:value-type="float" office:value="1858">
            <text:p>1858</text:p>
          </table:table-cell>
          <table:table-cell table:style-name="ce4" table:formula="of:=[.O69]" office:value-type="float" office:value="624380">
            <text:p>624,380</text:p>
          </table:table-cell>
          <table:table-cell table:style-name="ce4" table:formula="of:=[.Y69]" office:value-type="float" office:value="426448">
            <text:p>426,448</text:p>
          </table:table-cell>
          <table:table-cell table:style-name="ce4" table:formula="of:=[.B69]+[.C69]" office:value-type="float" office:value="1050828">
            <text:p>1,050,828</text:p>
          </table:table-cell>
          <table:table-cell table:style-name="ce5" table:formula="of:=[.B69]/[.C69]" office:value-type="float" office:value="1.4641409972611">
            <text:p>1.46</text:p>
          </table:table-cell>
          <table:table-cell/>
          <table:table-cell office:value-type="float" office:value="190845">
            <text:p>190,845</text:p>
          </table:table-cell>
          <table:table-cell office:value-type="float" office:value="314923">
            <text:p>314,923</text:p>
          </table:table-cell>
          <table:table-cell/>
          <table:table-cell office:value-type="float" office:value="60723">
            <text:p>60,723</text:p>
          </table:table-cell>
          <table:table-cell office:value-type="float" office:value="9735">
            <text:p>9,735</text:p>
          </table:table-cell>
          <table:table-cell office:value-type="float" office:value="48154">
            <text:p>48,154</text:p>
          </table:table-cell>
          <table:table-cell table:number-columns-repeated="2"/>
          <table:table-cell office:value-type="float" office:value="624380">
            <text:p>624,380</text:p>
          </table:table-cell>
          <table:table-cell/>
          <table:table-cell office:value-type="float" office:value="145145">
            <text:p>145,145</text:p>
          </table:table-cell>
          <table:table-cell office:value-type="float" office:value="181223">
            <text:p>181,223</text:p>
          </table:table-cell>
          <table:table-cell/>
          <table:table-cell office:value-type="float" office:value="57942">
            <text:p>57,942</text:p>
          </table:table-cell>
          <table:table-cell office:value-type="float" office:value="4808">
            <text:p>4,808</text:p>
          </table:table-cell>
          <table:table-cell office:value-type="float" office:value="37330">
            <text:p>37,330</text:p>
          </table:table-cell>
          <table:table-cell table:number-columns-repeated="2"/>
          <table:table-cell office:value-type="float" office:value="426448">
            <text:p>426,448</text:p>
          </table:table-cell>
          <table:table-cell table:number-columns-repeated="999"/>
        </table:table-row>
        <table:table-row table:style-name="ro1">
          <table:table-cell table:style-name="ce2" office:value-type="float" office:value="1859">
            <text:p>1859</text:p>
          </table:table-cell>
          <table:table-cell table:style-name="ce4" table:formula="of:=[.O70]" office:value-type="float" office:value="644376">
            <text:p>644,376</text:p>
          </table:table-cell>
          <table:table-cell table:style-name="ce4" table:formula="of:=[.Y70]" office:value-type="float" office:value="452929">
            <text:p>452,929</text:p>
          </table:table-cell>
          <table:table-cell table:style-name="ce4" table:formula="of:=[.B70]+[.C70]" office:value-type="float" office:value="1097305">
            <text:p>1,097,305</text:p>
          </table:table-cell>
          <table:table-cell table:style-name="ce5" table:formula="of:=[.B70]/[.C70]" office:value-type="float" office:value="1.42268655793734">
            <text:p>1.42</text:p>
          </table:table-cell>
          <table:table-cell/>
          <table:table-cell office:value-type="float" office:value="184382">
            <text:p>184,382</text:p>
          </table:table-cell>
          <table:table-cell office:value-type="float" office:value="325259">
            <text:p>325,259</text:p>
          </table:table-cell>
          <table:table-cell office:value-type="float" office:value="13854">
            <text:p>13,854</text:p>
          </table:table-cell>
          <table:table-cell office:value-type="float" office:value="62328">
            <text:p>62,328</text:p>
          </table:table-cell>
          <table:table-cell office:value-type="float" office:value="9522">
            <text:p>9,522</text:p>
          </table:table-cell>
          <table:table-cell office:value-type="float" office:value="49031">
            <text:p>49,031</text:p>
          </table:table-cell>
          <table:table-cell table:number-columns-repeated="2"/>
          <table:table-cell office:value-type="float" office:value="644376">
            <text:p>644,376</text:p>
          </table:table-cell>
          <table:table-cell/>
          <table:table-cell office:value-type="float" office:value="143077">
            <text:p>143,077</text:p>
          </table:table-cell>
          <table:table-cell office:value-type="float" office:value="195813">
            <text:p>195,813</text:p>
          </table:table-cell>
          <table:table-cell office:value-type="float" office:value="9666">
            <text:p>9,666</text:p>
          </table:table-cell>
          <table:table-cell office:value-type="float" office:value="60407">
            <text:p>60,407</text:p>
          </table:table-cell>
          <table:table-cell office:value-type="float" office:value="5315">
            <text:p>5,315</text:p>
          </table:table-cell>
          <table:table-cell office:value-type="float" office:value="38651">
            <text:p>38,651</text:p>
          </table:table-cell>
          <table:table-cell table:number-columns-repeated="2"/>
          <table:table-cell office:value-type="float" office:value="452929">
            <text:p>452,929</text:p>
          </table:table-cell>
          <table:table-cell table:number-columns-repeated="999"/>
        </table:table-row>
        <table:table-row table:style-name="ro1">
          <table:table-cell table:style-name="ce2" office:value-type="float" office:value="1860">
            <text:p>1860</text:p>
          </table:table-cell>
          <table:table-cell table:style-name="ce4" table:formula="of:=[.O71]" office:value-type="float" office:value="668560">
            <text:p>668,560</text:p>
          </table:table-cell>
          <table:table-cell table:style-name="ce4" table:formula="of:=[.Y71]" office:value-type="float" office:value="477025">
            <text:p>477,025</text:p>
          </table:table-cell>
          <table:table-cell table:style-name="ce4" table:formula="of:=[.B71]+[.C71]" office:value-type="float" office:value="1145585">
            <text:p>1,145,585</text:p>
          </table:table-cell>
          <table:table-cell table:style-name="ce5" table:formula="of:=[.B71]/[.C71]" office:value-type="float" office:value="1.40151983648656">
            <text:p>1.40</text:p>
          </table:table-cell>
          <table:table-cell/>
          <table:table-cell office:value-type="float" office:value="197851">
            <text:p>197,851</text:p>
          </table:table-cell>
          <table:table-cell office:value-type="float" office:value="330302">
            <text:p>330,302</text:p>
          </table:table-cell>
          <table:table-cell office:value-type="float" office:value="16817">
            <text:p>16,817</text:p>
          </table:table-cell>
          <table:table-cell office:value-type="float" office:value="64340">
            <text:p>64,340</text:p>
          </table:table-cell>
          <table:table-cell office:value-type="float" office:value="9597">
            <text:p>9,597</text:p>
          </table:table-cell>
          <table:table-cell office:value-type="float" office:value="49653">
            <text:p>49,653</text:p>
          </table:table-cell>
          <table:table-cell table:number-columns-repeated="2"/>
          <table:table-cell office:value-type="float" office:value="668560">
            <text:p>668,560</text:p>
          </table:table-cell>
          <table:table-cell/>
          <table:table-cell office:value-type="float" office:value="150695">
            <text:p>150,695</text:p>
          </table:table-cell>
          <table:table-cell office:value-type="float" office:value="207932">
            <text:p>207,932</text:p>
          </table:table-cell>
          <table:table-cell office:value-type="float" office:value="11239">
            <text:p>11,239</text:p>
          </table:table-cell>
          <table:table-cell office:value-type="float" office:value="61242">
            <text:p>61,242</text:p>
          </table:table-cell>
          <table:table-cell office:value-type="float" office:value="5749">
            <text:p>5,749</text:p>
          </table:table-cell>
          <table:table-cell office:value-type="float" office:value="40168">
            <text:p>40,168</text:p>
          </table:table-cell>
          <table:table-cell table:number-columns-repeated="2"/>
          <table:table-cell office:value-type="float" office:value="477025">
            <text:p>477,025</text:p>
          </table:table-cell>
          <table:table-cell table:number-columns-repeated="999"/>
        </table:table-row>
        <table:table-row table:style-name="ro1">
          <table:table-cell table:style-name="ce2" office:value-type="float" office:value="1861">
            <text:p>1861</text:p>
          </table:table-cell>
          <table:table-cell table:style-name="ce4" table:formula="of:=[.O72]" office:value-type="float" office:value="669373">
            <text:p>669,373</text:p>
          </table:table-cell>
          <table:table-cell table:style-name="ce4" table:formula="of:=[.Y72]" office:value-type="float" office:value="498776">
            <text:p>498,776</text:p>
          </table:table-cell>
          <table:table-cell table:style-name="ce4" table:formula="of:=[.B72]+[.C72]" office:value-type="float" office:value="1168149">
            <text:p>1,168,149</text:p>
          </table:table-cell>
          <table:table-cell table:style-name="ce5" table:formula="of:=[.B72]/[.C72]" office:value-type="float" office:value="1.3420312926043">
            <text:p>1.34</text:p>
          </table:table-cell>
          <table:table-cell/>
          <table:table-cell office:value-type="float" office:value="201259">
            <text:p>201,259</text:p>
          </table:table-cell>
          <table:table-cell office:value-type="float" office:value="320888">
            <text:p>320,888</text:p>
          </table:table-cell>
          <table:table-cell office:value-type="float" office:value="20811">
            <text:p>20,811</text:p>
          </table:table-cell>
          <table:table-cell office:value-type="float" office:value="67409">
            <text:p>67,409</text:p>
          </table:table-cell>
          <table:table-cell office:value-type="float" office:value="9974">
            <text:p>9,974</text:p>
          </table:table-cell>
          <table:table-cell office:value-type="float" office:value="49032">
            <text:p>49,032</text:p>
          </table:table-cell>
          <table:table-cell table:number-columns-repeated="2"/>
          <table:table-cell office:value-type="float" office:value="669373">
            <text:p>669,373</text:p>
          </table:table-cell>
          <table:table-cell/>
          <table:table-cell office:value-type="float" office:value="156103">
            <text:p>156,103</text:p>
          </table:table-cell>
          <table:table-cell office:value-type="float" office:value="218876">
            <text:p>218,876</text:p>
          </table:table-cell>
          <table:table-cell office:value-type="float" office:value="13556">
            <text:p>13,556</text:p>
          </table:table-cell>
          <table:table-cell office:value-type="float" office:value="63403">
            <text:p>63,403</text:p>
          </table:table-cell>
          <table:table-cell office:value-type="float" office:value="5962">
            <text:p>5,962</text:p>
          </table:table-cell>
          <table:table-cell office:value-type="float" office:value="40876">
            <text:p>40,876</text:p>
          </table:table-cell>
          <table:table-cell table:number-columns-repeated="2"/>
          <table:table-cell office:value-type="float" office:value="498776">
            <text:p>498,776</text:p>
          </table:table-cell>
          <table:table-cell table:number-columns-repeated="999"/>
        </table:table-row>
        <table:table-row table:style-name="ro1">
          <table:table-cell table:style-name="ce2" office:value-type="float" office:value="1862">
            <text:p>1862</text:p>
          </table:table-cell>
          <table:table-cell table:style-name="ce4" table:formula="of:=[.O73]" office:value-type="float" office:value="683650">
            <text:p>683,650</text:p>
          </table:table-cell>
          <table:table-cell table:style-name="ce4" table:formula="of:=[.Y73]" office:value-type="float" office:value="523268">
            <text:p>523,268</text:p>
          </table:table-cell>
          <table:table-cell table:style-name="ce4" table:formula="of:=[.B73]+[.C73]" office:value-type="float" office:value="1206918">
            <text:p>1,206,918</text:p>
          </table:table-cell>
          <table:table-cell table:style-name="ce5" table:formula="of:=[.B73]/[.C73]" office:value-type="float" office:value="1.30650068416184">
            <text:p>1.31</text:p>
          </table:table-cell>
          <table:table-cell/>
          <table:table-cell office:value-type="float" office:value="203872">
            <text:p>203,872</text:p>
          </table:table-cell>
          <table:table-cell office:value-type="float" office:value="322298">
            <text:p>322,298</text:p>
          </table:table-cell>
          <table:table-cell office:value-type="float" office:value="27186">
            <text:p>27,186</text:p>
          </table:table-cell>
          <table:table-cell office:value-type="float" office:value="70502">
            <text:p>70,502</text:p>
          </table:table-cell>
          <table:table-cell office:value-type="float" office:value="11175">
            <text:p>11,175</text:p>
          </table:table-cell>
          <table:table-cell office:value-type="float" office:value="48617">
            <text:p>48,617</text:p>
          </table:table-cell>
          <table:table-cell table:number-columns-repeated="2"/>
          <table:table-cell office:value-type="float" office:value="683650">
            <text:p>683,650</text:p>
          </table:table-cell>
          <table:table-cell/>
          <table:table-cell office:value-type="float" office:value="162227">
            <text:p>162,227</text:p>
          </table:table-cell>
          <table:table-cell office:value-type="float" office:value="229090">
            <text:p>229,090</text:p>
          </table:table-cell>
          <table:table-cell office:value-type="float" office:value="17891">
            <text:p>17,891</text:p>
          </table:table-cell>
          <table:table-cell office:value-type="float" office:value="66060">
            <text:p>66,060</text:p>
          </table:table-cell>
          <table:table-cell office:value-type="float" office:value="6501">
            <text:p>6,501</text:p>
          </table:table-cell>
          <table:table-cell office:value-type="float" office:value="41499">
            <text:p>41,499</text:p>
          </table:table-cell>
          <table:table-cell table:number-columns-repeated="2"/>
          <table:table-cell office:value-type="float" office:value="523268">
            <text:p>523,268</text:p>
          </table:table-cell>
          <table:table-cell table:number-columns-repeated="999"/>
        </table:table-row>
        <table:table-row table:style-name="ro1">
          <table:table-cell table:style-name="ce2" office:value-type="float" office:value="1863">
            <text:p>1863</text:p>
          </table:table-cell>
          <table:table-cell table:style-name="ce4" table:formula="of:=[.O74]" office:value-type="float" office:value="704259">
            <text:p>704,259</text:p>
          </table:table-cell>
          <table:table-cell table:style-name="ce4" table:formula="of:=[.Y74]" office:value-type="float" office:value="555033">
            <text:p>555,033</text:p>
          </table:table-cell>
          <table:table-cell table:style-name="ce4" table:formula="of:=[.B74]+[.C74]" office:value-type="float" office:value="1259292">
            <text:p>1,259,292</text:p>
          </table:table-cell>
          <table:table-cell table:style-name="ce5" table:formula="of:=[.B74]/[.C74]" office:value-type="float" office:value="1.26885968942387">
            <text:p>1.27</text:p>
          </table:table-cell>
          <table:table-cell/>
          <table:table-cell office:value-type="float" office:value="207223">
            <text:p>207,223</text:p>
          </table:table-cell>
          <table:table-cell office:value-type="float" office:value="324731">
            <text:p>324,731</text:p>
          </table:table-cell>
          <table:table-cell office:value-type="float" office:value="37425">
            <text:p>37,425</text:p>
          </table:table-cell>
          <table:table-cell office:value-type="float" office:value="73839">
            <text:p>73,839</text:p>
          </table:table-cell>
          <table:table-cell office:value-type="float" office:value="12326">
            <text:p>12,326</text:p>
          </table:table-cell>
          <table:table-cell office:value-type="float" office:value="48715">
            <text:p>48,715</text:p>
          </table:table-cell>
          <table:table-cell table:number-columns-repeated="2"/>
          <table:table-cell office:value-type="float" office:value="704259">
            <text:p>704,259</text:p>
          </table:table-cell>
          <table:table-cell/>
          <table:table-cell office:value-type="float" office:value="169861">
            <text:p>169,861</text:p>
          </table:table-cell>
          <table:table-cell office:value-type="float" office:value="243175">
            <text:p>243,175</text:p>
          </table:table-cell>
          <table:table-cell office:value-type="float" office:value="24042">
            <text:p>24,042</text:p>
          </table:table-cell>
          <table:table-cell office:value-type="float" office:value="68945">
            <text:p>68,945</text:p>
          </table:table-cell>
          <table:table-cell office:value-type="float" office:value="7086">
            <text:p>7,086</text:p>
          </table:table-cell>
          <table:table-cell office:value-type="float" office:value="41924">
            <text:p>41,924</text:p>
          </table:table-cell>
          <table:table-cell table:number-columns-repeated="2"/>
          <table:table-cell office:value-type="float" office:value="555033">
            <text:p>555,033</text:p>
          </table:table-cell>
          <table:table-cell table:number-columns-repeated="999"/>
        </table:table-row>
        <table:table-row table:style-name="ro1">
          <table:table-cell table:style-name="ce2" office:value-type="float" office:value="1864">
            <text:p>1864</text:p>
          </table:table-cell>
          <table:table-cell table:style-name="ce4" table:formula="of:=[.O75]" office:value-type="float" office:value="740433">
            <text:p>740,433</text:p>
          </table:table-cell>
          <table:table-cell table:style-name="ce4" table:formula="of:=[.Y75]" office:value-type="float" office:value="584750">
            <text:p>584,750</text:p>
          </table:table-cell>
          <table:table-cell table:style-name="ce4" table:formula="of:=[.B75]+[.C75]" office:value-type="float" office:value="1325183">
            <text:p>1,325,183</text:p>
          </table:table-cell>
          <table:table-cell table:style-name="ce5" table:formula="of:=[.B75]/[.C75]" office:value-type="float" office:value="1.26623856348867">
            <text:p>1.27</text:p>
          </table:table-cell>
          <table:table-cell/>
          <table:table-cell office:value-type="float" office:value="213015">
            <text:p>213,015</text:p>
          </table:table-cell>
          <table:table-cell office:value-type="float" office:value="341102">
            <text:p>341,102</text:p>
          </table:table-cell>
          <table:table-cell office:value-type="float" office:value="45430">
            <text:p>45,430</text:p>
          </table:table-cell>
          <table:table-cell office:value-type="float" office:value="78353">
            <text:p>78,353</text:p>
          </table:table-cell>
          <table:table-cell office:value-type="float" office:value="12909">
            <text:p>12,909</text:p>
          </table:table-cell>
          <table:table-cell office:value-type="float" office:value="49624">
            <text:p>49,624</text:p>
          </table:table-cell>
          <table:table-cell table:number-columns-repeated="2"/>
          <table:table-cell office:value-type="float" office:value="740433">
            <text:p>740,433</text:p>
          </table:table-cell>
          <table:table-cell/>
          <table:table-cell office:value-type="float" office:value="177215">
            <text:p>177,215</text:p>
          </table:table-cell>
          <table:table-cell office:value-type="float" office:value="256901">
            <text:p>256,901</text:p>
          </table:table-cell>
          <table:table-cell office:value-type="float" office:value="28148">
            <text:p>28,148</text:p>
          </table:table-cell>
          <table:table-cell office:value-type="float" office:value="72401">
            <text:p>72,401</text:p>
          </table:table-cell>
          <table:table-cell office:value-type="float" office:value="7454">
            <text:p>7,454</text:p>
          </table:table-cell>
          <table:table-cell office:value-type="float" office:value="42631">
            <text:p>42,631</text:p>
          </table:table-cell>
          <table:table-cell table:number-columns-repeated="2"/>
          <table:table-cell office:value-type="float" office:value="584750">
            <text:p>584,750</text:p>
          </table:table-cell>
          <table:table-cell table:number-columns-repeated="999"/>
        </table:table-row>
        <table:table-row table:style-name="ro1">
          <table:table-cell table:style-name="ce2" office:value-type="float" office:value="1865">
            <text:p>1865</text:p>
          </table:table-cell>
          <table:table-cell table:style-name="ce4" table:formula="of:=[.O76]" office:value-type="float" office:value="773278">
            <text:p>773,278</text:p>
          </table:table-cell>
          <table:table-cell table:style-name="ce4" table:formula="of:=[.Y76]" office:value-type="float" office:value="616765">
            <text:p>616,765</text:p>
          </table:table-cell>
          <table:table-cell table:style-name="ce4" table:formula="of:=[.B76]+[.C76]" office:value-type="float" office:value="1390043">
            <text:p>1,390,043</text:p>
          </table:table-cell>
          <table:table-cell table:style-name="ce5" table:formula="of:=[.B76]/[.C76]" office:value-type="float" office:value="1.25376439973085">
            <text:p>1.25</text:p>
          </table:table-cell>
          <table:table-cell/>
          <table:table-cell office:value-type="float" office:value="222890">
            <text:p>222,890</text:p>
          </table:table-cell>
          <table:table-cell office:value-type="float" office:value="348717">
            <text:p>348,717</text:p>
          </table:table-cell>
          <table:table-cell office:value-type="float" office:value="53292">
            <text:p>53,292</text:p>
          </table:table-cell>
          <table:table-cell office:value-type="float" office:value="84255">
            <text:p>84,255</text:p>
          </table:table-cell>
          <table:table-cell office:value-type="float" office:value="13575">
            <text:p>13,575</text:p>
          </table:table-cell>
          <table:table-cell office:value-type="float" office:value="50549">
            <text:p>50,549</text:p>
          </table:table-cell>
          <table:table-cell table:number-columns-repeated="2"/>
          <table:table-cell office:value-type="float" office:value="773278">
            <text:p>773,278</text:p>
          </table:table-cell>
          <table:table-cell/>
          <table:table-cell office:value-type="float" office:value="185616">
            <text:p>185,616</text:p>
          </table:table-cell>
          <table:table-cell office:value-type="float" office:value="269074">
            <text:p>269,074</text:p>
          </table:table-cell>
          <table:table-cell office:value-type="float" office:value="33629">
            <text:p>33,629</text:p>
          </table:table-cell>
          <table:table-cell office:value-type="float" office:value="77222">
            <text:p>77,222</text:p>
          </table:table-cell>
          <table:table-cell office:value-type="float" office:value="7806">
            <text:p>7,806</text:p>
          </table:table-cell>
          <table:table-cell office:value-type="float" office:value="43418">
            <text:p>43,418</text:p>
          </table:table-cell>
          <table:table-cell table:number-columns-repeated="2"/>
          <table:table-cell office:value-type="float" office:value="616765">
            <text:p>616,765</text:p>
          </table:table-cell>
          <table:table-cell table:number-columns-repeated="999"/>
        </table:table-row>
        <table:table-row table:style-name="ro1">
          <table:table-cell table:style-name="ce2" office:value-type="float" office:value="1866">
            <text:p>1866</text:p>
          </table:table-cell>
          <table:table-cell table:style-name="ce4" table:formula="of:=[.O77]" office:value-type="float" office:value="800648">
            <text:p>800,648</text:p>
          </table:table-cell>
          <table:table-cell table:style-name="ce4" table:formula="of:=[.Y77]" office:value-type="float" office:value="643307">
            <text:p>643,307</text:p>
          </table:table-cell>
          <table:table-cell table:style-name="ce4" table:formula="of:=[.B77]+[.C77]" office:value-type="float" office:value="1443955">
            <text:p>1,443,955</text:p>
          </table:table-cell>
          <table:table-cell table:style-name="ce5" table:formula="of:=[.B77]/[.C77]" office:value-type="float" office:value="1.24458151395834">
            <text:p>1.24</text:p>
          </table:table-cell>
          <table:table-cell/>
          <table:table-cell office:value-type="float" office:value="234740">
            <text:p>234,740</text:p>
          </table:table-cell>
          <table:table-cell office:value-type="float" office:value="354757">
            <text:p>354,757</text:p>
          </table:table-cell>
          <table:table-cell office:value-type="float" office:value="57313">
            <text:p>57,313</text:p>
          </table:table-cell>
          <table:table-cell office:value-type="float" office:value="88024">
            <text:p>88,024</text:p>
          </table:table-cell>
          <table:table-cell office:value-type="float" office:value="14242">
            <text:p>14,242</text:p>
          </table:table-cell>
          <table:table-cell office:value-type="float" office:value="51572">
            <text:p>51,572</text:p>
          </table:table-cell>
          <table:table-cell table:number-columns-repeated="2"/>
          <table:table-cell office:value-type="float" office:value="800648">
            <text:p>800,648</text:p>
          </table:table-cell>
          <table:table-cell/>
          <table:table-cell office:value-type="float" office:value="193427">
            <text:p>193,427</text:p>
          </table:table-cell>
          <table:table-cell office:value-type="float" office:value="278845">
            <text:p>278,845</text:p>
          </table:table-cell>
          <table:table-cell office:value-type="float" office:value="37707">
            <text:p>37,707</text:p>
          </table:table-cell>
          <table:table-cell office:value-type="float" office:value="80883">
            <text:p>80,883</text:p>
          </table:table-cell>
          <table:table-cell office:value-type="float" office:value="8128">
            <text:p>8,128</text:p>
          </table:table-cell>
          <table:table-cell office:value-type="float" office:value="44317">
            <text:p>44,317</text:p>
          </table:table-cell>
          <table:table-cell table:number-columns-repeated="2"/>
          <table:table-cell office:value-type="float" office:value="643307">
            <text:p>643,307</text:p>
          </table:table-cell>
          <table:table-cell table:number-columns-repeated="999"/>
        </table:table-row>
        <table:table-row table:style-name="ro1">
          <table:table-cell table:style-name="ce2" office:value-type="float" office:value="1867">
            <text:p>1867</text:p>
          </table:table-cell>
          <table:table-cell table:style-name="ce4" table:formula="of:=[.O78]" office:value-type="float" office:value="819127">
            <text:p>819,127</text:p>
          </table:table-cell>
          <table:table-cell table:style-name="ce4" table:formula="of:=[.Y78]" office:value-type="float" office:value="664721">
            <text:p>664,721</text:p>
          </table:table-cell>
          <table:table-cell table:style-name="ce4" table:formula="of:=[.B78]+[.C78]" office:value-type="float" office:value="1483848">
            <text:p>1,483,848</text:p>
          </table:table-cell>
          <table:table-cell table:style-name="ce5" table:formula="of:=[.B78]/[.C78]" office:value-type="float" office:value="1.23228692940346">
            <text:p>1.23</text:p>
          </table:table-cell>
          <table:table-cell/>
          <table:table-cell office:value-type="float" office:value="242745">
            <text:p>242,745</text:p>
          </table:table-cell>
          <table:table-cell office:value-type="float" office:value="360112">
            <text:p>360,112</text:p>
          </table:table-cell>
          <table:table-cell office:value-type="float" office:value="59854">
            <text:p>59,854</text:p>
          </table:table-cell>
          <table:table-cell office:value-type="float" office:value="89813">
            <text:p>89,813</text:p>
          </table:table-cell>
          <table:table-cell office:value-type="float" office:value="14660">
            <text:p>14,660</text:p>
          </table:table-cell>
          <table:table-cell office:value-type="float" office:value="51943">
            <text:p>51,943</text:p>
          </table:table-cell>
          <table:table-cell table:number-columns-repeated="2"/>
          <table:table-cell office:value-type="float" office:value="819127">
            <text:p>819,127</text:p>
          </table:table-cell>
          <table:table-cell/>
          <table:table-cell office:value-type="float" office:value="201314">
            <text:p>201,314</text:p>
          </table:table-cell>
          <table:table-cell office:value-type="float" office:value="288190">
            <text:p>288,190</text:p>
          </table:table-cell>
          <table:table-cell office:value-type="float" office:value="38868">
            <text:p>38,868</text:p>
          </table:table-cell>
          <table:table-cell office:value-type="float" office:value="83062">
            <text:p>83,062</text:p>
          </table:table-cell>
          <table:table-cell office:value-type="float" office:value="8487">
            <text:p>8,487</text:p>
          </table:table-cell>
          <table:table-cell office:value-type="float" office:value="44800">
            <text:p>44,800</text:p>
          </table:table-cell>
          <table:table-cell table:number-columns-repeated="2"/>
          <table:table-cell office:value-type="float" office:value="664721">
            <text:p>664,721</text:p>
          </table:table-cell>
          <table:table-cell table:number-columns-repeated="999"/>
        </table:table-row>
        <table:table-row table:style-name="ro1">
          <table:table-cell table:style-name="ce2" office:value-type="float" office:value="1868">
            <text:p>1868</text:p>
          </table:table-cell>
          <table:table-cell table:style-name="ce4" table:formula="of:=[.O79]" office:value-type="float" office:value="849272">
            <text:p>849,272</text:p>
          </table:table-cell>
          <table:table-cell table:style-name="ce4" table:formula="of:=[.Y79]" office:value-type="float" office:value="690280">
            <text:p>690,280</text:p>
          </table:table-cell>
          <table:table-cell table:style-name="ce4" table:formula="of:=[.B79]+[.C79]" office:value-type="float" office:value="1539552">
            <text:p>1,539,552</text:p>
          </table:table-cell>
          <table:table-cell table:style-name="ce5" table:formula="of:=[.B79]/[.C79]" office:value-type="float" office:value="1.23032972127253">
            <text:p>1.23</text:p>
          </table:table-cell>
          <table:table-cell/>
          <table:table-cell office:value-type="float" office:value="253602">
            <text:p>253,602</text:p>
          </table:table-cell>
          <table:table-cell office:value-type="float" office:value="371066">
            <text:p>371,066</text:p>
          </table:table-cell>
          <table:table-cell office:value-type="float" office:value="65232">
            <text:p>65,232</text:p>
          </table:table-cell>
          <table:table-cell office:value-type="float" office:value="91245">
            <text:p>91,245</text:p>
          </table:table-cell>
          <table:table-cell office:value-type="float" office:value="15335">
            <text:p>15,335</text:p>
          </table:table-cell>
          <table:table-cell office:value-type="float" office:value="52792">
            <text:p>52,792</text:p>
          </table:table-cell>
          <table:table-cell table:number-columns-repeated="2"/>
          <table:table-cell office:value-type="float" office:value="849272">
            <text:p>849,272</text:p>
          </table:table-cell>
          <table:table-cell/>
          <table:table-cell office:value-type="float" office:value="208927">
            <text:p>208,927</text:p>
          </table:table-cell>
          <table:table-cell office:value-type="float" office:value="300258">
            <text:p>300,258</text:p>
          </table:table-cell>
          <table:table-cell office:value-type="float" office:value="40869">
            <text:p>40,869</text:p>
          </table:table-cell>
          <table:table-cell office:value-type="float" office:value="85323">
            <text:p>85,323</text:p>
          </table:table-cell>
          <table:table-cell office:value-type="float" office:value="8957">
            <text:p>8,957</text:p>
          </table:table-cell>
          <table:table-cell office:value-type="float" office:value="45946">
            <text:p>45,946</text:p>
          </table:table-cell>
          <table:table-cell table:number-columns-repeated="2"/>
          <table:table-cell office:value-type="float" office:value="690280">
            <text:p>690,280</text:p>
          </table:table-cell>
          <table:table-cell table:number-columns-repeated="999"/>
        </table:table-row>
        <table:table-row table:style-name="ro1">
          <table:table-cell table:style-name="ce2" office:value-type="float" office:value="1869">
            <text:p>1869</text:p>
          </table:table-cell>
          <table:table-cell table:style-name="ce4" table:formula="of:=[.O80]" office:value-type="float" office:value="875139">
            <text:p>875,139</text:p>
          </table:table-cell>
          <table:table-cell table:style-name="ce4" table:formula="of:=[.Y80]" office:value-type="float" office:value="717018">
            <text:p>717,018</text:p>
          </table:table-cell>
          <table:table-cell table:style-name="ce4" table:formula="of:=[.B80]+[.C80]" office:value-type="float" office:value="1592157">
            <text:p>1,592,157</text:p>
          </table:table-cell>
          <table:table-cell table:style-name="ce5" table:formula="of:=[.B80]/[.C80]" office:value-type="float" office:value="1.22052584453947">
            <text:p>1.22</text:p>
          </table:table-cell>
          <table:table-cell/>
          <table:table-cell office:value-type="float" office:value="263487">
            <text:p>263,487</text:p>
          </table:table-cell>
          <table:table-cell office:value-type="float" office:value="383665">
            <text:p>383,665</text:p>
          </table:table-cell>
          <table:table-cell office:value-type="float" office:value="66073">
            <text:p>66,073</text:p>
          </table:table-cell>
          <table:table-cell office:value-type="float" office:value="93759">
            <text:p>93,759</text:p>
          </table:table-cell>
          <table:table-cell office:value-type="float" office:value="15320">
            <text:p>15,320</text:p>
          </table:table-cell>
          <table:table-cell office:value-type="float" office:value="52835">
            <text:p>52,835</text:p>
          </table:table-cell>
          <table:table-cell table:number-columns-repeated="2"/>
          <table:table-cell office:value-type="float" office:value="875139">
            <text:p>875,139</text:p>
          </table:table-cell>
          <table:table-cell/>
          <table:table-cell office:value-type="float" office:value="217297">
            <text:p>217,297</text:p>
          </table:table-cell>
          <table:table-cell office:value-type="float" office:value="313097">
            <text:p>313,097</text:p>
          </table:table-cell>
          <table:table-cell office:value-type="float" office:value="43088">
            <text:p>43,088</text:p>
          </table:table-cell>
          <table:table-cell office:value-type="float" office:value="87848">
            <text:p>87,848</text:p>
          </table:table-cell>
          <table:table-cell office:value-type="float" office:value="9333">
            <text:p>9,333</text:p>
          </table:table-cell>
          <table:table-cell office:value-type="float" office:value="46355">
            <text:p>46,355</text:p>
          </table:table-cell>
          <table:table-cell table:number-columns-repeated="2"/>
          <table:table-cell office:value-type="float" office:value="717018">
            <text:p>717,018</text:p>
          </table:table-cell>
          <table:table-cell table:number-columns-repeated="999"/>
        </table:table-row>
        <table:table-row table:style-name="ro1">
          <table:table-cell table:style-name="ce2" office:value-type="float" office:value="1870">
            <text:p>1870</text:p>
          </table:table-cell>
          <table:table-cell table:style-name="ce4" table:formula="of:=[.O81]" office:value-type="float" office:value="902494">
            <text:p>902,494</text:p>
          </table:table-cell>
          <table:table-cell table:style-name="ce4" table:formula="of:=[.Y81]" office:value-type="float" office:value="745262">
            <text:p>745,262</text:p>
          </table:table-cell>
          <table:table-cell table:style-name="ce4" table:formula="of:=[.B81]+[.C81]" office:value-type="float" office:value="1647756">
            <text:p>1,647,756</text:p>
          </table:table-cell>
          <table:table-cell table:style-name="ce5" table:formula="of:=[.B81]/[.C81]" office:value-type="float" office:value="1.21097546902968">
            <text:p>1.21</text:p>
          </table:table-cell>
          <table:table-cell/>
          <table:table-cell office:value-type="float" office:value="272121">
            <text:p>272,121</text:p>
          </table:table-cell>
          <table:table-cell office:value-type="float" office:value="397230">
            <text:p>397,230</text:p>
          </table:table-cell>
          <table:table-cell office:value-type="float" office:value="69221">
            <text:p>69,221</text:p>
          </table:table-cell>
          <table:table-cell office:value-type="float" office:value="94894">
            <text:p>94,894</text:p>
          </table:table-cell>
          <table:table-cell office:value-type="float" office:value="15511">
            <text:p>15,511</text:p>
          </table:table-cell>
          <table:table-cell office:value-type="float" office:value="53517">
            <text:p>53,517</text:p>
          </table:table-cell>
          <table:table-cell table:number-columns-repeated="2"/>
          <table:table-cell office:value-type="float" office:value="902494">
            <text:p>902,494</text:p>
          </table:table-cell>
          <table:table-cell/>
          <table:table-cell office:value-type="float" office:value="225871">
            <text:p>225,871</text:p>
          </table:table-cell>
          <table:table-cell office:value-type="float" office:value="326695">
            <text:p>326,695</text:p>
          </table:table-cell>
          <table:table-cell office:value-type="float" office:value="46051">
            <text:p>46,051</text:p>
          </table:table-cell>
          <table:table-cell office:value-type="float" office:value="89652">
            <text:p>89,652</text:p>
          </table:table-cell>
          <table:table-cell office:value-type="float" office:value="9624">
            <text:p>9,624</text:p>
          </table:table-cell>
          <table:table-cell office:value-type="float" office:value="47369">
            <text:p>47,369</text:p>
          </table:table-cell>
          <table:table-cell table:number-columns-repeated="2"/>
          <table:table-cell office:value-type="float" office:value="745262">
            <text:p>745,262</text:p>
          </table:table-cell>
          <table:table-cell table:number-columns-repeated="999"/>
        </table:table-row>
        <table:table-row table:style-name="ro1">
          <table:table-cell table:style-name="ce2" office:value-type="float" office:value="1871">
            <text:p>1871</text:p>
          </table:table-cell>
          <table:table-cell table:style-name="ce4" table:formula="of:=[.O82]" office:value-type="float" office:value="928918">
            <text:p>928,918</text:p>
          </table:table-cell>
          <table:table-cell table:style-name="ce4" table:formula="of:=[.Y82]" office:value-type="float" office:value="771970">
            <text:p>771,970</text:p>
          </table:table-cell>
          <table:table-cell table:style-name="ce4" table:formula="of:=[.B82]+[.C82]" office:value-type="float" office:value="1700888">
            <text:p>1,700,888</text:p>
          </table:table-cell>
          <table:table-cell table:style-name="ce5" table:formula="of:=[.B82]/[.C82]" office:value-type="float" office:value="1.20330841872093">
            <text:p>1.20</text:p>
          </table:table-cell>
          <table:table-cell/>
          <table:table-cell office:value-type="float" office:value="282150">
            <text:p>282,150</text:p>
          </table:table-cell>
          <table:table-cell office:value-type="float" office:value="407628">
            <text:p>407,628</text:p>
          </table:table-cell>
          <table:table-cell office:value-type="float" office:value="72523">
            <text:p>72,523</text:p>
          </table:table-cell>
          <table:table-cell office:value-type="float" office:value="97019">
            <text:p>97,019</text:p>
          </table:table-cell>
          <table:table-cell office:value-type="float" office:value="15635">
            <text:p>15,635</text:p>
          </table:table-cell>
          <table:table-cell office:value-type="float" office:value="53963">
            <text:p>53,963</text:p>
          </table:table-cell>
          <table:table-cell table:number-columns-repeated="2"/>
          <table:table-cell office:value-type="float" office:value="928918">
            <text:p>928,918</text:p>
          </table:table-cell>
          <table:table-cell/>
          <table:table-cell office:value-type="float" office:value="234554">
            <text:p>234,554</text:p>
          </table:table-cell>
          <table:table-cell office:value-type="float" office:value="338822">
            <text:p>338,822</text:p>
          </table:table-cell>
          <table:table-cell office:value-type="float" office:value="49220">
            <text:p>49,220</text:p>
          </table:table-cell>
          <table:table-cell office:value-type="float" office:value="91625">
            <text:p>91,625</text:p>
          </table:table-cell>
          <table:table-cell office:value-type="float" office:value="9812">
            <text:p>9,812</text:p>
          </table:table-cell>
          <table:table-cell office:value-type="float" office:value="47937">
            <text:p>47,937</text:p>
          </table:table-cell>
          <table:table-cell table:number-columns-repeated="2"/>
          <table:table-cell office:value-type="float" office:value="771970">
            <text:p>771,970</text:p>
          </table:table-cell>
          <table:table-cell table:number-columns-repeated="999"/>
        </table:table-row>
        <table:table-row table:style-name="ro1">
          <table:table-cell table:style-name="ce2" office:value-type="float" office:value="1872">
            <text:p>1872</text:p>
          </table:table-cell>
          <table:table-cell table:style-name="ce4" table:formula="of:=[.O83]" office:value-type="float" office:value="947422">
            <text:p>947,422</text:p>
          </table:table-cell>
          <table:table-cell table:style-name="ce4" table:formula="of:=[.Y83]" office:value-type="float" office:value="795425">
            <text:p>795,425</text:p>
          </table:table-cell>
          <table:table-cell table:style-name="ce4" table:formula="of:=[.B83]+[.C83]" office:value-type="float" office:value="1742847">
            <text:p>1,742,847</text:p>
          </table:table-cell>
          <table:table-cell table:style-name="ce5" table:formula="of:=[.B83]/[.C83]" office:value-type="float" office:value="1.19108904045007">
            <text:p>1.19</text:p>
          </table:table-cell>
          <table:table-cell/>
          <table:table-cell office:value-type="float" office:value="291354">
            <text:p>291,354</text:p>
          </table:table-cell>
          <table:table-cell office:value-type="float" office:value="411027">
            <text:p>411,027</text:p>
          </table:table-cell>
          <table:table-cell office:value-type="float" office:value="76204">
            <text:p>76,204</text:p>
          </table:table-cell>
          <table:table-cell office:value-type="float" office:value="98587">
            <text:p>98,587</text:p>
          </table:table-cell>
          <table:table-cell office:value-type="float" office:value="15781">
            <text:p>15,781</text:p>
          </table:table-cell>
          <table:table-cell office:value-type="float" office:value="54469">
            <text:p>54,469</text:p>
          </table:table-cell>
          <table:table-cell table:number-columns-repeated="2"/>
          <table:table-cell office:value-type="float" office:value="947422">
            <text:p>947,422</text:p>
          </table:table-cell>
          <table:table-cell/>
          <table:table-cell office:value-type="float" office:value="242840">
            <text:p>242,840</text:p>
          </table:table-cell>
          <table:table-cell office:value-type="float" office:value="348401">
            <text:p>348,401</text:p>
          </table:table-cell>
          <table:table-cell office:value-type="float" office:value="52303">
            <text:p>52,303</text:p>
          </table:table-cell>
          <table:table-cell office:value-type="float" office:value="93241">
            <text:p>93,241</text:p>
          </table:table-cell>
          <table:table-cell office:value-type="float" office:value="10075">
            <text:p>10,075</text:p>
          </table:table-cell>
          <table:table-cell office:value-type="float" office:value="48565">
            <text:p>48,565</text:p>
          </table:table-cell>
          <table:table-cell table:number-columns-repeated="2"/>
          <table:table-cell office:value-type="float" office:value="795425">
            <text:p>795,425</text:p>
          </table:table-cell>
          <table:table-cell table:number-columns-repeated="999"/>
        </table:table-row>
        <table:table-row table:style-name="ro1">
          <table:table-cell table:style-name="ce2" office:value-type="float" office:value="1873">
            <text:p>1873</text:p>
          </table:table-cell>
          <table:table-cell table:style-name="ce4" table:formula="of:=[.O84]" office:value-type="float" office:value="972907">
            <text:p>972,907</text:p>
          </table:table-cell>
          <table:table-cell table:style-name="ce4" table:formula="of:=[.Y84]" office:value-type="float" office:value="821613">
            <text:p>821,613</text:p>
          </table:table-cell>
          <table:table-cell table:style-name="ce4" table:formula="of:=[.B84]+[.C84]" office:value-type="float" office:value="1794520">
            <text:p>1,794,520</text:p>
          </table:table-cell>
          <table:table-cell table:style-name="ce5" table:formula="of:=[.B84]/[.C84]" office:value-type="float" office:value="1.18414265597063">
            <text:p>1.18</text:p>
          </table:table-cell>
          <table:table-cell/>
          <table:table-cell office:value-type="float" office:value="300772">
            <text:p>300,772</text:p>
          </table:table-cell>
          <table:table-cell office:value-type="float" office:value="416756">
            <text:p>416,756</text:p>
          </table:table-cell>
          <table:table-cell office:value-type="float" office:value="82430">
            <text:p>82,430</text:p>
          </table:table-cell>
          <table:table-cell office:value-type="float" office:value="101821">
            <text:p>101,821</text:p>
          </table:table-cell>
          <table:table-cell office:value-type="float" office:value="15718">
            <text:p>15,718</text:p>
          </table:table-cell>
          <table:table-cell office:value-type="float" office:value="55410">
            <text:p>55,410</text:p>
          </table:table-cell>
          <table:table-cell table:number-columns-repeated="2"/>
          <table:table-cell office:value-type="float" office:value="972907">
            <text:p>972,907</text:p>
          </table:table-cell>
          <table:table-cell/>
          <table:table-cell office:value-type="float" office:value="252064">
            <text:p>252,064</text:p>
          </table:table-cell>
          <table:table-cell office:value-type="float" office:value="357052">
            <text:p>357,052</text:p>
          </table:table-cell>
          <table:table-cell office:value-type="float" office:value="57498">
            <text:p>57,498</text:p>
          </table:table-cell>
          <table:table-cell office:value-type="float" office:value="95864">
            <text:p>95,864</text:p>
          </table:table-cell>
          <table:table-cell office:value-type="float" office:value="10234">
            <text:p>10,234</text:p>
          </table:table-cell>
          <table:table-cell office:value-type="float" office:value="48901">
            <text:p>48,901</text:p>
          </table:table-cell>
          <table:table-cell table:number-columns-repeated="2"/>
          <table:table-cell office:value-type="float" office:value="821613">
            <text:p>821,613</text:p>
          </table:table-cell>
          <table:table-cell table:number-columns-repeated="999"/>
        </table:table-row>
        <table:table-row table:style-name="ro1">
          <table:table-cell table:style-name="ce2" office:value-type="float" office:value="1874">
            <text:p>1874</text:p>
          </table:table-cell>
          <table:table-cell table:style-name="ce4" table:formula="of:=[.O85]" office:value-type="float" office:value="1001096">
            <text:p>1,001,096</text:p>
          </table:table-cell>
          <table:table-cell table:style-name="ce4" table:formula="of:=[.Y85]" office:value-type="float" office:value="848296">
            <text:p>848,296</text:p>
          </table:table-cell>
          <table:table-cell table:style-name="ce4" table:formula="of:=[.B85]+[.C85]" office:value-type="float" office:value="1849392">
            <text:p>1,849,392</text:p>
          </table:table-cell>
          <table:table-cell table:style-name="ce5" table:formula="of:=[.B85]/[.C85]" office:value-type="float" office:value="1.18012580514349">
            <text:p>1.18</text:p>
          </table:table-cell>
          <table:table-cell/>
          <table:table-cell office:value-type="float" office:value="312256">
            <text:p>312,256</text:p>
          </table:table-cell>
          <table:table-cell office:value-type="float" office:value="421201">
            <text:p>421,201</text:p>
          </table:table-cell>
          <table:table-cell office:value-type="float" office:value="91208">
            <text:p>91,208</text:p>
          </table:table-cell>
          <table:table-cell office:value-type="float" office:value="105334">
            <text:p>105,334</text:p>
          </table:table-cell>
          <table:table-cell office:value-type="float" office:value="15915">
            <text:p>15,915</text:p>
          </table:table-cell>
          <table:table-cell office:value-type="float" office:value="55182">
            <text:p>55,182</text:p>
          </table:table-cell>
          <table:table-cell table:number-columns-repeated="2"/>
          <table:table-cell office:value-type="float" office:value="1001096">
            <text:p>1,001,096</text:p>
          </table:table-cell>
          <table:table-cell/>
          <table:table-cell office:value-type="float" office:value="261723">
            <text:p>261,723</text:p>
          </table:table-cell>
          <table:table-cell office:value-type="float" office:value="364907">
            <text:p>364,907</text:p>
          </table:table-cell>
          <table:table-cell office:value-type="float" office:value="63135">
            <text:p>63,135</text:p>
          </table:table-cell>
          <table:table-cell office:value-type="float" office:value="98912">
            <text:p>98,912</text:p>
          </table:table-cell>
          <table:table-cell office:value-type="float" office:value="10540">
            <text:p>10,540</text:p>
          </table:table-cell>
          <table:table-cell office:value-type="float" office:value="49079">
            <text:p>49,079</text:p>
          </table:table-cell>
          <table:table-cell table:number-columns-repeated="2"/>
          <table:table-cell office:value-type="float" office:value="848296">
            <text:p>848,296</text:p>
          </table:table-cell>
          <table:table-cell table:number-columns-repeated="999"/>
        </table:table-row>
        <table:table-row table:style-name="ro1">
          <table:table-cell table:style-name="ce2" office:value-type="float" office:value="1875">
            <text:p>1875</text:p>
          </table:table-cell>
          <table:table-cell table:style-name="ce4" table:formula="of:=[.O86]" office:value-type="float" office:value="1028489">
            <text:p>1,028,489</text:p>
          </table:table-cell>
          <table:table-cell table:style-name="ce4" table:formula="of:=[.Y86]" office:value-type="float" office:value="869734">
            <text:p>869,734</text:p>
          </table:table-cell>
          <table:table-cell table:style-name="ce4" table:formula="of:=[.B86]+[.C86]" office:value-type="float" office:value="1898223">
            <text:p>1,898,223</text:p>
          </table:table-cell>
          <table:table-cell table:style-name="ce5" table:formula="of:=[.B86]/[.C86]" office:value-type="float" office:value="1.18253282037956">
            <text:p>1.18</text:p>
          </table:table-cell>
          <table:table-cell/>
          <table:table-cell office:value-type="float" office:value="322534">
            <text:p>322,534</text:p>
          </table:table-cell>
          <table:table-cell office:value-type="float" office:value="424269">
            <text:p>424,269</text:p>
          </table:table-cell>
          <table:table-cell office:value-type="float" office:value="102161">
            <text:p>102,161</text:p>
          </table:table-cell>
          <table:table-cell office:value-type="float" office:value="108706">
            <text:p>108,706</text:p>
          </table:table-cell>
          <table:table-cell office:value-type="float" office:value="16141">
            <text:p>16,141</text:p>
          </table:table-cell>
          <table:table-cell office:value-type="float" office:value="54678">
            <text:p>54,678</text:p>
          </table:table-cell>
          <table:table-cell table:number-columns-repeated="2"/>
          <table:table-cell office:value-type="float" office:value="1028489">
            <text:p>1,028,489</text:p>
          </table:table-cell>
          <table:table-cell/>
          <table:table-cell office:value-type="float" office:value="270833">
            <text:p>270,833</text:p>
          </table:table-cell>
          <table:table-cell office:value-type="float" office:value="370665">
            <text:p>370,665</text:p>
          </table:table-cell>
          <table:table-cell office:value-type="float" office:value="66944">
            <text:p>66,944</text:p>
          </table:table-cell>
          <table:table-cell office:value-type="float" office:value="101370">
            <text:p>101,370</text:p>
          </table:table-cell>
          <table:table-cell office:value-type="float" office:value="10861">
            <text:p>10,861</text:p>
          </table:table-cell>
          <table:table-cell office:value-type="float" office:value="49061">
            <text:p>49,061</text:p>
          </table:table-cell>
          <table:table-cell table:number-columns-repeated="2"/>
          <table:table-cell office:value-type="float" office:value="869734">
            <text:p>869,734</text:p>
          </table:table-cell>
          <table:table-cell table:number-columns-repeated="999"/>
        </table:table-row>
        <table:table-row table:style-name="ro1">
          <table:table-cell table:style-name="ce2" office:value-type="float" office:value="1876">
            <text:p>1876</text:p>
          </table:table-cell>
          <table:table-cell table:style-name="ce4" table:formula="of:=[.O87]" office:value-type="float" office:value="1061477">
            <text:p>1,061,477</text:p>
          </table:table-cell>
          <table:table-cell table:style-name="ce4" table:formula="of:=[.Y87]" office:value-type="float" office:value="897202">
            <text:p>897,202</text:p>
          </table:table-cell>
          <table:table-cell table:style-name="ce4" table:formula="of:=[.B87]+[.C87]" office:value-type="float" office:value="1958679">
            <text:p>1,958,679</text:p>
          </table:table-cell>
          <table:table-cell table:style-name="ce5" table:formula="of:=[.B87]/[.C87]" office:value-type="float" office:value="1.1830970060254">
            <text:p>1.18</text:p>
          </table:table-cell>
          <table:table-cell/>
          <table:table-cell office:value-type="float" office:value="333013">
            <text:p>333,013</text:p>
          </table:table-cell>
          <table:table-cell office:value-type="float" office:value="428243">
            <text:p>428,243</text:p>
          </table:table-cell>
          <table:table-cell office:value-type="float" office:value="111218">
            <text:p>111,218</text:p>
          </table:table-cell>
          <table:table-cell office:value-type="float" office:value="116894">
            <text:p>116,894</text:p>
          </table:table-cell>
          <table:table-cell office:value-type="float" office:value="16445">
            <text:p>16,445</text:p>
          </table:table-cell>
          <table:table-cell office:value-type="float" office:value="55664">
            <text:p>55,664</text:p>
          </table:table-cell>
          <table:table-cell table:number-columns-repeated="2"/>
          <table:table-cell office:value-type="float" office:value="1061477">
            <text:p>1,061,477</text:p>
          </table:table-cell>
          <table:table-cell/>
          <table:table-cell office:value-type="float" office:value="280275">
            <text:p>280,275</text:p>
          </table:table-cell>
          <table:table-cell office:value-type="float" office:value="377181">
            <text:p>377,181</text:p>
          </table:table-cell>
          <table:table-cell office:value-type="float" office:value="70967">
            <text:p>70,967</text:p>
          </table:table-cell>
          <table:table-cell office:value-type="float" office:value="107666">
            <text:p>107,666</text:p>
          </table:table-cell>
          <table:table-cell office:value-type="float" office:value="11228">
            <text:p>11,228</text:p>
          </table:table-cell>
          <table:table-cell office:value-type="float" office:value="49885">
            <text:p>49,885</text:p>
          </table:table-cell>
          <table:table-cell table:number-columns-repeated="2"/>
          <table:table-cell office:value-type="float" office:value="897202">
            <text:p>897,202</text:p>
          </table:table-cell>
          <table:table-cell table:number-columns-repeated="999"/>
        </table:table-row>
        <table:table-row table:style-name="ro1">
          <table:table-cell table:style-name="ce2" office:value-type="float" office:value="1877">
            <text:p>1877</text:p>
          </table:table-cell>
          <table:table-cell table:style-name="ce4" table:formula="of:=[.O88]" office:value-type="float" office:value="1102340">
            <text:p>1,102,340</text:p>
          </table:table-cell>
          <table:table-cell table:style-name="ce4" table:formula="of:=[.Y88]" office:value-type="float" office:value="928790">
            <text:p>928,790</text:p>
          </table:table-cell>
          <table:table-cell table:style-name="ce4" table:formula="of:=[.B88]+[.C88]" office:value-type="float" office:value="2031130">
            <text:p>2,031,130</text:p>
          </table:table-cell>
          <table:table-cell table:style-name="ce5" table:formula="of:=[.B88]/[.C88]" office:value-type="float" office:value="1.18685601696831">
            <text:p>1.19</text:p>
          </table:table-cell>
          <table:table-cell/>
          <table:table-cell office:value-type="float" office:value="349866">
            <text:p>349,866</text:p>
          </table:table-cell>
          <table:table-cell office:value-type="float" office:value="433777">
            <text:p>433,777</text:p>
          </table:table-cell>
          <table:table-cell office:value-type="float" office:value="120397">
            <text:p>120,397</text:p>
          </table:table-cell>
          <table:table-cell office:value-type="float" office:value="125109">
            <text:p>125,109</text:p>
          </table:table-cell>
          <table:table-cell office:value-type="float" office:value="16646">
            <text:p>16,646</text:p>
          </table:table-cell>
          <table:table-cell office:value-type="float" office:value="56545">
            <text:p>56,545</text:p>
          </table:table-cell>
          <table:table-cell table:number-columns-repeated="2"/>
          <table:table-cell office:value-type="float" office:value="1102340">
            <text:p>1,102,340</text:p>
          </table:table-cell>
          <table:table-cell/>
          <table:table-cell office:value-type="float" office:value="292979">
            <text:p>292,979</text:p>
          </table:table-cell>
          <table:table-cell office:value-type="float" office:value="385158">
            <text:p>385,158</text:p>
          </table:table-cell>
          <table:table-cell office:value-type="float" office:value="75397">
            <text:p>75,397</text:p>
          </table:table-cell>
          <table:table-cell office:value-type="float" office:value="113046">
            <text:p>113,046</text:p>
          </table:table-cell>
          <table:table-cell office:value-type="float" office:value="11596">
            <text:p>11,596</text:p>
          </table:table-cell>
          <table:table-cell office:value-type="float" office:value="50614">
            <text:p>50,614</text:p>
          </table:table-cell>
          <table:table-cell table:number-columns-repeated="2"/>
          <table:table-cell office:value-type="float" office:value="928790">
            <text:p>928,790</text:p>
          </table:table-cell>
          <table:table-cell table:number-columns-repeated="999"/>
        </table:table-row>
        <table:table-row table:style-name="ro1">
          <table:table-cell table:style-name="ce2" office:value-type="float" office:value="1878">
            <text:p>1878</text:p>
          </table:table-cell>
          <table:table-cell table:style-name="ce4" table:formula="of:=[.O89]" office:value-type="float" office:value="1132573">
            <text:p>1,132,573</text:p>
          </table:table-cell>
          <table:table-cell table:style-name="ce4" table:formula="of:=[.Y89]" office:value-type="float" office:value="959591">
            <text:p>959,591</text:p>
          </table:table-cell>
          <table:table-cell table:style-name="ce4" table:formula="of:=[.B89]+[.C89]" office:value-type="float" office:value="2092164">
            <text:p>2,092,164</text:p>
          </table:table-cell>
          <table:table-cell table:style-name="ce5" table:formula="of:=[.B89]/[.C89]" office:value-type="float" office:value="1.18026638432415">
            <text:p>1.18</text:p>
          </table:table-cell>
          <table:table-cell/>
          <table:table-cell office:value-type="float" office:value="365207">
            <text:p>365,207</text:p>
          </table:table-cell>
          <table:table-cell office:value-type="float" office:value="438077">
            <text:p>438,077</text:p>
          </table:table-cell>
          <table:table-cell office:value-type="float" office:value="121018">
            <text:p>121,018</text:p>
          </table:table-cell>
          <table:table-cell office:value-type="float" office:value="133454">
            <text:p>133,454</text:p>
          </table:table-cell>
          <table:table-cell office:value-type="float" office:value="16761">
            <text:p>16,761</text:p>
          </table:table-cell>
          <table:table-cell office:value-type="float" office:value="58056">
            <text:p>58,056</text:p>
          </table:table-cell>
          <table:table-cell table:number-columns-repeated="2"/>
          <table:table-cell office:value-type="float" office:value="1132573">
            <text:p>1,132,573</text:p>
          </table:table-cell>
          <table:table-cell/>
          <table:table-cell office:value-type="float" office:value="305856">
            <text:p>305,856</text:p>
          </table:table-cell>
          <table:table-cell office:value-type="float" office:value="391841">
            <text:p>391,841</text:p>
          </table:table-cell>
          <table:table-cell office:value-type="float" office:value="79461">
            <text:p>79,461</text:p>
          </table:table-cell>
          <table:table-cell office:value-type="float" office:value="118645">
            <text:p>118,645</text:p>
          </table:table-cell>
          <table:table-cell office:value-type="float" office:value="11851">
            <text:p>11,851</text:p>
          </table:table-cell>
          <table:table-cell office:value-type="float" office:value="51937">
            <text:p>51,937</text:p>
          </table:table-cell>
          <table:table-cell table:number-columns-repeated="2"/>
          <table:table-cell office:value-type="float" office:value="959591">
            <text:p>959,591</text:p>
          </table:table-cell>
          <table:table-cell table:number-columns-repeated="999"/>
        </table:table-row>
        <table:table-row table:style-name="ro1">
          <table:table-cell table:style-name="ce2" office:value-type="float" office:value="1879">
            <text:p>1879</text:p>
          </table:table-cell>
          <table:table-cell table:style-name="ce4" table:formula="of:=[.O90]" office:value-type="float" office:value="1168781">
            <text:p>1,168,781</text:p>
          </table:table-cell>
          <table:table-cell table:style-name="ce4" table:formula="of:=[.Y90]" office:value-type="float" office:value="993562">
            <text:p>993,562</text:p>
          </table:table-cell>
          <table:table-cell table:style-name="ce4" table:formula="of:=[.B90]+[.C90]" office:value-type="float" office:value="2162343">
            <text:p>2,162,343</text:p>
          </table:table-cell>
          <table:table-cell table:style-name="ce5" table:formula="of:=[.B90]/[.C90]" office:value-type="float" office:value="1.17635436943039">
            <text:p>1.18</text:p>
          </table:table-cell>
          <table:table-cell/>
          <table:table-cell office:value-type="float" office:value="386549">
            <text:p>386,549</text:p>
          </table:table-cell>
          <table:table-cell office:value-type="float" office:value="442699">
            <text:p>442,699</text:p>
          </table:table-cell>
          <table:table-cell office:value-type="float" office:value="122411">
            <text:p>122,411</text:p>
          </table:table-cell>
          <table:table-cell office:value-type="float" office:value="140659">
            <text:p>140,659</text:p>
          </table:table-cell>
          <table:table-cell office:value-type="float" office:value="16997">
            <text:p>16,997</text:p>
          </table:table-cell>
          <table:table-cell office:value-type="float" office:value="59466">
            <text:p>59,466</text:p>
          </table:table-cell>
          <table:table-cell table:number-columns-repeated="2"/>
          <table:table-cell office:value-type="float" office:value="1168781">
            <text:p>1,168,781</text:p>
          </table:table-cell>
          <table:table-cell/>
          <table:table-cell office:value-type="float" office:value="322117">
            <text:p>322,117</text:p>
          </table:table-cell>
          <table:table-cell office:value-type="float" office:value="399058">
            <text:p>399,058</text:p>
          </table:table-cell>
          <table:table-cell office:value-type="float" office:value="82809">
            <text:p>82,809</text:p>
          </table:table-cell>
          <table:table-cell office:value-type="float" office:value="124396">
            <text:p>124,396</text:p>
          </table:table-cell>
          <table:table-cell office:value-type="float" office:value="12142">
            <text:p>12,142</text:p>
          </table:table-cell>
          <table:table-cell office:value-type="float" office:value="53040">
            <text:p>53,040</text:p>
          </table:table-cell>
          <table:table-cell table:number-columns-repeated="2"/>
          <table:table-cell office:value-type="float" office:value="993562">
            <text:p>993,562</text:p>
          </table:table-cell>
          <table:table-cell table:number-columns-repeated="999"/>
        </table:table-row>
        <table:table-row table:style-name="ro1">
          <table:table-cell table:style-name="ce2" office:value-type="float" office:value="1880">
            <text:p>1880</text:p>
          </table:table-cell>
          <table:table-cell table:style-name="ce4" table:formula="of:=[.O91]" office:value-type="float" office:value="1204514">
            <text:p>1,204,514</text:p>
          </table:table-cell>
          <table:table-cell table:style-name="ce4" table:formula="of:=[.Y91]" office:value-type="float" office:value="1027017">
            <text:p>1,027,017</text:p>
          </table:table-cell>
          <table:table-cell table:style-name="ce4" table:formula="of:=[.B91]+[.C91]" office:value-type="float" office:value="2231531">
            <text:p>2,231,531</text:p>
          </table:table-cell>
          <table:table-cell table:style-name="ce5" table:formula="of:=[.B91]/[.C91]" office:value-type="float" office:value="1.17282771366005">
            <text:p>1.17</text:p>
          </table:table-cell>
          <table:table-cell/>
          <table:table-cell office:value-type="float" office:value="404952">
            <text:p>404,952</text:p>
          </table:table-cell>
          <table:table-cell office:value-type="float" office:value="450558">
            <text:p>450,558</text:p>
          </table:table-cell>
          <table:table-cell office:value-type="float" office:value="124013">
            <text:p>124,013</text:p>
          </table:table-cell>
          <table:table-cell office:value-type="float" office:value="147438">
            <text:p>147,438</text:p>
          </table:table-cell>
          <table:table-cell office:value-type="float" office:value="16985">
            <text:p>16,985</text:p>
          </table:table-cell>
          <table:table-cell office:value-type="float" office:value="60568">
            <text:p>60,568</text:p>
          </table:table-cell>
          <table:table-cell table:number-columns-repeated="2"/>
          <table:table-cell office:value-type="float" office:value="1204514">
            <text:p>1,204,514</text:p>
          </table:table-cell>
          <table:table-cell/>
          <table:table-cell office:value-type="float" office:value="336190">
            <text:p>336,190</text:p>
          </table:table-cell>
          <table:table-cell office:value-type="float" office:value="408047">
            <text:p>408,047</text:p>
          </table:table-cell>
          <table:table-cell office:value-type="float" office:value="87027">
            <text:p>87,027</text:p>
          </table:table-cell>
          <table:table-cell office:value-type="float" office:value="128955">
            <text:p>128,955</text:p>
          </table:table-cell>
          <table:table-cell office:value-type="float" office:value="12576">
            <text:p>12,576</text:p>
          </table:table-cell>
          <table:table-cell office:value-type="float" office:value="54222">
            <text:p>54,222</text:p>
          </table:table-cell>
          <table:table-cell table:number-columns-repeated="2"/>
          <table:table-cell office:value-type="float" office:value="1027017">
            <text:p>1,027,017</text:p>
          </table:table-cell>
          <table:table-cell table:number-columns-repeated="999"/>
        </table:table-row>
        <table:table-row table:style-name="ro1">
          <table:table-cell table:style-name="ce2" office:value-type="float" office:value="1881">
            <text:p>1881</text:p>
          </table:table-cell>
          <table:table-cell table:style-name="ce4" table:formula="of:=[.O92]" office:value-type="float" office:value="1247059">
            <text:p>1,247,059</text:p>
          </table:table-cell>
          <table:table-cell table:style-name="ce4" table:formula="of:=[.Y92]" office:value-type="float" office:value="1059677">
            <text:p>1,059,677</text:p>
          </table:table-cell>
          <table:table-cell table:style-name="ce4" table:formula="of:=[.B92]+[.C92]" office:value-type="float" office:value="2306736">
            <text:p>2,306,736</text:p>
          </table:table-cell>
          <table:table-cell table:style-name="ce5" table:formula="of:=[.B92]/[.C92]" office:value-type="float" office:value="1.17682935460522">
            <text:p>1.18</text:p>
          </table:table-cell>
          <table:table-cell/>
          <table:table-cell office:value-type="float" office:value="426933">
            <text:p>426,933</text:p>
          </table:table-cell>
          <table:table-cell office:value-type="float" office:value="457782">
            <text:p>457,782</text:p>
          </table:table-cell>
          <table:table-cell office:value-type="float" office:value="130080">
            <text:p>130,080</text:p>
          </table:table-cell>
          <table:table-cell office:value-type="float" office:value="152453">
            <text:p>152,453</text:p>
          </table:table-cell>
          <table:table-cell office:value-type="float" office:value="17316">
            <text:p>17,316</text:p>
          </table:table-cell>
          <table:table-cell office:value-type="float" office:value="62495">
            <text:p>62,495</text:p>
          </table:table-cell>
          <table:table-cell table:number-columns-repeated="2"/>
          <table:table-cell office:value-type="float" office:value="1247059">
            <text:p>1,247,059</text:p>
          </table:table-cell>
          <table:table-cell/>
          <table:table-cell office:value-type="float" office:value="350092">
            <text:p>350,092</text:p>
          </table:table-cell>
          <table:table-cell office:value-type="float" office:value="416183">
            <text:p>416,183</text:p>
          </table:table-cell>
          <table:table-cell office:value-type="float" office:value="91769">
            <text:p>91,769</text:p>
          </table:table-cell>
          <table:table-cell office:value-type="float" office:value="133518">
            <text:p>133,518</text:p>
          </table:table-cell>
          <table:table-cell office:value-type="float" office:value="12840">
            <text:p>12,840</text:p>
          </table:table-cell>
          <table:table-cell office:value-type="float" office:value="55275">
            <text:p>55,275</text:p>
          </table:table-cell>
          <table:table-cell table:number-columns-repeated="2"/>
          <table:table-cell office:value-type="float" office:value="1059677">
            <text:p>1,059,677</text:p>
          </table:table-cell>
          <table:table-cell table:number-columns-repeated="999"/>
        </table:table-row>
        <table:table-row table:style-name="ro1">
          <table:table-cell table:style-name="ce2" office:value-type="float" office:value="1882">
            <text:p>1882</text:p>
          </table:table-cell>
          <table:table-cell table:style-name="ce4" table:formula="of:=[.O93]" office:value-type="float" office:value="1289892">
            <text:p>1,289,892</text:p>
          </table:table-cell>
          <table:table-cell table:style-name="ce4" table:formula="of:=[.Y93]" office:value-type="float" office:value="1098190">
            <text:p>1,098,190</text:p>
          </table:table-cell>
          <table:table-cell table:style-name="ce4" table:formula="of:=[.B93]+[.C93]" office:value-type="float" office:value="2388082">
            <text:p>2,388,082</text:p>
          </table:table-cell>
          <table:table-cell table:style-name="ce5" table:formula="of:=[.B93]/[.C93]" office:value-type="float" office:value="1.17456177892714">
            <text:p>1.17</text:p>
          </table:table-cell>
          <table:table-cell/>
          <table:table-cell office:value-type="float" office:value="444138">
            <text:p>444,138</text:p>
          </table:table-cell>
          <table:table-cell office:value-type="float" office:value="466788">
            <text:p>466,788</text:p>
          </table:table-cell>
          <table:table-cell office:value-type="float" office:value="142489">
            <text:p>142,489</text:p>
          </table:table-cell>
          <table:table-cell office:value-type="float" office:value="154921">
            <text:p>154,921</text:p>
          </table:table-cell>
          <table:table-cell office:value-type="float" office:value="17752">
            <text:p>17,752</text:p>
          </table:table-cell>
          <table:table-cell office:value-type="float" office:value="63804">
            <text:p>63,804</text:p>
          </table:table-cell>
          <table:table-cell table:number-columns-repeated="2"/>
          <table:table-cell office:value-type="float" office:value="1289892">
            <text:p>1,289,892</text:p>
          </table:table-cell>
          <table:table-cell/>
          <table:table-cell office:value-type="float" office:value="365265">
            <text:p>365,265</text:p>
          </table:table-cell>
          <table:table-cell office:value-type="float" office:value="425977">
            <text:p>425,977</text:p>
          </table:table-cell>
          <table:table-cell office:value-type="float" office:value="99840">
            <text:p>99,840</text:p>
          </table:table-cell>
          <table:table-cell office:value-type="float" office:value="137171">
            <text:p>137,171</text:p>
          </table:table-cell>
          <table:table-cell office:value-type="float" office:value="13264">
            <text:p>13,264</text:p>
          </table:table-cell>
          <table:table-cell office:value-type="float" office:value="56673">
            <text:p>56,673</text:p>
          </table:table-cell>
          <table:table-cell table:number-columns-repeated="2"/>
          <table:table-cell office:value-type="float" office:value="1098190">
            <text:p>1,098,190</text:p>
          </table:table-cell>
          <table:table-cell table:number-columns-repeated="999"/>
        </table:table-row>
        <table:table-row table:style-name="ro1">
          <table:table-cell table:style-name="ce2" office:value-type="float" office:value="1883">
            <text:p>1883</text:p>
          </table:table-cell>
          <table:table-cell table:style-name="ce4" table:formula="of:=[.O94]" office:value-type="float" office:value="1357423">
            <text:p>1,357,423</text:p>
          </table:table-cell>
          <table:table-cell table:style-name="ce4" table:formula="of:=[.Y94]" office:value-type="float" office:value="1148313">
            <text:p>1,148,313</text:p>
          </table:table-cell>
          <table:table-cell table:style-name="ce4" table:formula="of:=[.B94]+[.C94]" office:value-type="float" office:value="2505736">
            <text:p>2,505,736</text:p>
          </table:table-cell>
          <table:table-cell table:style-name="ce5" table:formula="of:=[.B94]/[.C94]" office:value-type="float" office:value="1.18210191820523">
            <text:p>1.18</text:p>
          </table:table-cell>
          <table:table-cell/>
          <table:table-cell office:value-type="float" office:value="470291">
            <text:p>470,291</text:p>
          </table:table-cell>
          <table:table-cell office:value-type="float" office:value="477671">
            <text:p>477,671</text:p>
          </table:table-cell>
          <table:table-cell office:value-type="float" office:value="166545">
            <text:p>166,545</text:p>
          </table:table-cell>
          <table:table-cell office:value-type="float" office:value="159586">
            <text:p>159,586</text:p>
          </table:table-cell>
          <table:table-cell office:value-type="float" office:value="18335">
            <text:p>18,335</text:p>
          </table:table-cell>
          <table:table-cell office:value-type="float" office:value="64995">
            <text:p>64,995</text:p>
          </table:table-cell>
          <table:table-cell table:number-columns-repeated="2"/>
          <table:table-cell office:value-type="float" office:value="1357423">
            <text:p>1,357,423</text:p>
          </table:table-cell>
          <table:table-cell/>
          <table:table-cell office:value-type="float" office:value="385107">
            <text:p>385,107</text:p>
          </table:table-cell>
          <table:table-cell office:value-type="float" office:value="434782">
            <text:p>434,782</text:p>
          </table:table-cell>
          <table:table-cell office:value-type="float" office:value="114070">
            <text:p>114,070</text:p>
          </table:table-cell>
          <table:table-cell office:value-type="float" office:value="142321">
            <text:p>142,321</text:p>
          </table:table-cell>
          <table:table-cell office:value-type="float" office:value="13751">
            <text:p>13,751</text:p>
          </table:table-cell>
          <table:table-cell office:value-type="float" office:value="58282">
            <text:p>58,282</text:p>
          </table:table-cell>
          <table:table-cell table:number-columns-repeated="2"/>
          <table:table-cell office:value-type="float" office:value="1148313">
            <text:p>1,148,313</text:p>
          </table:table-cell>
          <table:table-cell table:number-columns-repeated="999"/>
        </table:table-row>
        <table:table-row table:style-name="ro1">
          <table:table-cell table:style-name="ce2" office:value-type="float" office:value="1884">
            <text:p>1884</text:p>
          </table:table-cell>
          <table:table-cell table:style-name="ce4" table:formula="of:=[.O95]" office:value-type="float" office:value="1411996">
            <text:p>1,411,996</text:p>
          </table:table-cell>
          <table:table-cell table:style-name="ce4" table:formula="of:=[.Y95]" office:value-type="float" office:value="1193729">
            <text:p>1,193,729</text:p>
          </table:table-cell>
          <table:table-cell table:style-name="ce4" table:formula="of:=[.B95]+[.C95]" office:value-type="float" office:value="2605725">
            <text:p>2,605,725</text:p>
          </table:table-cell>
          <table:table-cell table:style-name="ce5" table:formula="of:=[.B95]/[.C95]" office:value-type="float" office:value="1.18284468250332">
            <text:p>1.18</text:p>
          </table:table-cell>
          <table:table-cell/>
          <table:table-cell office:value-type="float" office:value="494307">
            <text:p>494,307</text:p>
          </table:table-cell>
          <table:table-cell office:value-type="float" office:value="490266">
            <text:p>490,266</text:p>
          </table:table-cell>
          <table:table-cell office:value-type="float" office:value="178482">
            <text:p>178,482</text:p>
          </table:table-cell>
          <table:table-cell office:value-type="float" office:value="163262">
            <text:p>163,262</text:p>
          </table:table-cell>
          <table:table-cell office:value-type="float" office:value="19145">
            <text:p>19,145</text:p>
          </table:table-cell>
          <table:table-cell office:value-type="float" office:value="66534">
            <text:p>66,534</text:p>
          </table:table-cell>
          <table:table-cell table:number-columns-repeated="2"/>
          <table:table-cell office:value-type="float" office:value="1411996">
            <text:p>1,411,996</text:p>
          </table:table-cell>
          <table:table-cell/>
          <table:table-cell office:value-type="float" office:value="404896">
            <text:p>404,896</text:p>
          </table:table-cell>
          <table:table-cell office:value-type="float" office:value="445511">
            <text:p>445,511</text:p>
          </table:table-cell>
          <table:table-cell office:value-type="float" office:value="123105">
            <text:p>123,105</text:p>
          </table:table-cell>
          <table:table-cell office:value-type="float" office:value="145685">
            <text:p>145,685</text:p>
          </table:table-cell>
          <table:table-cell office:value-type="float" office:value="14401">
            <text:p>14,401</text:p>
          </table:table-cell>
          <table:table-cell office:value-type="float" office:value="60131">
            <text:p>60,131</text:p>
          </table:table-cell>
          <table:table-cell table:number-columns-repeated="2"/>
          <table:table-cell office:value-type="float" office:value="1193729">
            <text:p>1,193,729</text:p>
          </table:table-cell>
          <table:table-cell table:number-columns-repeated="999"/>
        </table:table-row>
        <table:table-row table:style-name="ro1">
          <table:table-cell table:style-name="ce2" office:value-type="float" office:value="1885">
            <text:p>1885</text:p>
          </table:table-cell>
          <table:table-cell table:style-name="ce4" table:formula="of:=[.O96]" office:value-type="float" office:value="1460394">
            <text:p>1,460,394</text:p>
          </table:table-cell>
          <table:table-cell table:style-name="ce4" table:formula="of:=[.Y96]" office:value-type="float" office:value="1234124">
            <text:p>1,234,124</text:p>
          </table:table-cell>
          <table:table-cell table:style-name="ce4" table:formula="of:=[.B96]+[.C96]" office:value-type="float" office:value="2694518">
            <text:p>2,694,518</text:p>
          </table:table-cell>
          <table:table-cell table:style-name="ce5" table:formula="of:=[.B96]/[.C96]" office:value-type="float" office:value="1.18334462339279">
            <text:p>1.18</text:p>
          </table:table-cell>
          <table:table-cell/>
          <table:table-cell office:value-type="float" office:value="518606">
            <text:p>518,606</text:p>
          </table:table-cell>
          <table:table-cell office:value-type="float" office:value="504097">
            <text:p>504,097</text:p>
          </table:table-cell>
          <table:table-cell office:value-type="float" office:value="186866">
            <text:p>186,866</text:p>
          </table:table-cell>
          <table:table-cell office:value-type="float" office:value="162425">
            <text:p>162,425</text:p>
          </table:table-cell>
          <table:table-cell office:value-type="float" office:value="20688">
            <text:p>20,688</text:p>
          </table:table-cell>
          <table:table-cell office:value-type="float" office:value="67712">
            <text:p>67,712</text:p>
          </table:table-cell>
          <table:table-cell table:number-columns-repeated="2"/>
          <table:table-cell office:value-type="float" office:value="1460394">
            <text:p>1,460,394</text:p>
          </table:table-cell>
          <table:table-cell/>
          <table:table-cell office:value-type="float" office:value="425261">
            <text:p>425,261</text:p>
          </table:table-cell>
          <table:table-cell office:value-type="float" office:value="455741">
            <text:p>455,741</text:p>
          </table:table-cell>
          <table:table-cell office:value-type="float" office:value="129815">
            <text:p>129,815</text:p>
          </table:table-cell>
          <table:table-cell office:value-type="float" office:value="146888">
            <text:p>146,888</text:p>
          </table:table-cell>
          <table:table-cell office:value-type="float" office:value="15271">
            <text:p>15,271</text:p>
          </table:table-cell>
          <table:table-cell office:value-type="float" office:value="61148">
            <text:p>61,148</text:p>
          </table:table-cell>
          <table:table-cell table:number-columns-repeated="2"/>
          <table:table-cell office:value-type="float" office:value="1234124">
            <text:p>1,234,124</text:p>
          </table:table-cell>
          <table:table-cell table:number-columns-repeated="999"/>
        </table:table-row>
        <table:table-row table:style-name="ro1">
          <table:table-cell table:style-name="ce2" office:value-type="float" office:value="1886">
            <text:p>1886</text:p>
          </table:table-cell>
          <table:table-cell table:style-name="ce4" table:formula="of:=[.O97]" office:value-type="float" office:value="1510954">
            <text:p>1,510,954</text:p>
          </table:table-cell>
          <table:table-cell table:style-name="ce4" table:formula="of:=[.Y97]" office:value-type="float" office:value="1277096">
            <text:p>1,277,096</text:p>
          </table:table-cell>
          <table:table-cell table:style-name="ce4" table:formula="of:=[.B97]+[.C97]" office:value-type="float" office:value="2788050">
            <text:p>2,788,050</text:p>
          </table:table-cell>
          <table:table-cell table:style-name="ce5" table:formula="of:=[.B97]/[.C97]" office:value-type="float" office:value="1.18311700921466">
            <text:p>1.18</text:p>
          </table:table-cell>
          <table:table-cell/>
          <table:table-cell office:value-type="float" office:value="538284">
            <text:p>538,284</text:p>
          </table:table-cell>
          <table:table-cell office:value-type="float" office:value="523864">
            <text:p>523,864</text:p>
          </table:table-cell>
          <table:table-cell office:value-type="float" office:value="194749">
            <text:p>194,749</text:p>
          </table:table-cell>
          <table:table-cell office:value-type="float" office:value="160814">
            <text:p>160,814</text:p>
          </table:table-cell>
          <table:table-cell office:value-type="float" office:value="23979">
            <text:p>23,979</text:p>
          </table:table-cell>
          <table:table-cell office:value-type="float" office:value="69264">
            <text:p>69,264</text:p>
          </table:table-cell>
          <table:table-cell table:number-columns-repeated="2"/>
          <table:table-cell office:value-type="float" office:value="1510954">
            <text:p>1,510,954</text:p>
          </table:table-cell>
          <table:table-cell/>
          <table:table-cell office:value-type="float" office:value="445234">
            <text:p>445,234</text:p>
          </table:table-cell>
          <table:table-cell office:value-type="float" office:value="469853">
            <text:p>469,853</text:p>
          </table:table-cell>
          <table:table-cell office:value-type="float" office:value="137562">
            <text:p>137,562</text:p>
          </table:table-cell>
          <table:table-cell office:value-type="float" office:value="145896">
            <text:p>145,896</text:p>
          </table:table-cell>
          <table:table-cell office:value-type="float" office:value="16625">
            <text:p>16,625</text:p>
          </table:table-cell>
          <table:table-cell office:value-type="float" office:value="61926">
            <text:p>61,926</text:p>
          </table:table-cell>
          <table:table-cell table:number-columns-repeated="2"/>
          <table:table-cell office:value-type="float" office:value="1277096">
            <text:p>1,277,096</text:p>
          </table:table-cell>
          <table:table-cell table:number-columns-repeated="999"/>
        </table:table-row>
        <table:table-row table:style-name="ro1">
          <table:table-cell table:style-name="ce2" office:value-type="float" office:value="1887">
            <text:p>1887</text:p>
          </table:table-cell>
          <table:table-cell table:style-name="ce4" table:formula="of:=[.O98]" office:value-type="float" office:value="1559118">
            <text:p>1,559,118</text:p>
          </table:table-cell>
          <table:table-cell table:style-name="ce4" table:formula="of:=[.Y98]" office:value-type="float" office:value="1322244">
            <text:p>1,322,244</text:p>
          </table:table-cell>
          <table:table-cell table:style-name="ce4" table:formula="of:=[.B98]+[.C98]" office:value-type="float" office:value="2881362">
            <text:p>2,881,362</text:p>
          </table:table-cell>
          <table:table-cell table:style-name="ce5" table:formula="of:=[.B98]/[.C98]" office:value-type="float" office:value="1.17914545273036">
            <text:p>1.18</text:p>
          </table:table-cell>
          <table:table-cell/>
          <table:table-cell office:value-type="float" office:value="553084">
            <text:p>553,084</text:p>
          </table:table-cell>
          <table:table-cell office:value-type="float" office:value="541216">
            <text:p>541,216</text:p>
          </table:table-cell>
          <table:table-cell office:value-type="float" office:value="204817">
            <text:p>204,817</text:p>
          </table:table-cell>
          <table:table-cell office:value-type="float" office:value="162371">
            <text:p>162,371</text:p>
          </table:table-cell>
          <table:table-cell office:value-type="float" office:value="26039">
            <text:p>26,039</text:p>
          </table:table-cell>
          <table:table-cell office:value-type="float" office:value="71591">
            <text:p>71,591</text:p>
          </table:table-cell>
          <table:table-cell table:number-columns-repeated="2"/>
          <table:table-cell office:value-type="float" office:value="1559118">
            <text:p>1,559,118</text:p>
          </table:table-cell>
          <table:table-cell/>
          <table:table-cell office:value-type="float" office:value="461523">
            <text:p>461,523</text:p>
          </table:table-cell>
          <table:table-cell office:value-type="float" office:value="484260">
            <text:p>484,260</text:p>
          </table:table-cell>
          <table:table-cell office:value-type="float" office:value="147063">
            <text:p>147,063</text:p>
          </table:table-cell>
          <table:table-cell office:value-type="float" office:value="147667">
            <text:p>147,667</text:p>
          </table:table-cell>
          <table:table-cell office:value-type="float" office:value="17781">
            <text:p>17,781</text:p>
          </table:table-cell>
          <table:table-cell office:value-type="float" office:value="63950">
            <text:p>63,950</text:p>
          </table:table-cell>
          <table:table-cell table:number-columns-repeated="2"/>
          <table:table-cell office:value-type="float" office:value="1322244">
            <text:p>1,322,244</text:p>
          </table:table-cell>
          <table:table-cell table:number-columns-repeated="999"/>
        </table:table-row>
        <table:table-row table:style-name="ro1">
          <table:table-cell table:style-name="ce2" office:value-type="float" office:value="1888">
            <text:p>1888</text:p>
          </table:table-cell>
          <table:table-cell table:style-name="ce4" table:formula="of:=[.O99]" office:value-type="float" office:value="1610548">
            <text:p>1,610,548</text:p>
          </table:table-cell>
          <table:table-cell table:style-name="ce4" table:formula="of:=[.Y99]" office:value-type="float" office:value="1371129">
            <text:p>1,371,129</text:p>
          </table:table-cell>
          <table:table-cell table:style-name="ce4" table:formula="of:=[.B99]+[.C99]" office:value-type="float" office:value="2981677">
            <text:p>2,981,677</text:p>
          </table:table-cell>
          <table:table-cell table:style-name="ce5" table:formula="of:=[.B99]/[.C99]" office:value-type="float" office:value="1.17461449652075">
            <text:p>1.17</text:p>
          </table:table-cell>
          <table:table-cell/>
          <table:table-cell office:value-type="float" office:value="568273">
            <text:p>568,273</text:p>
          </table:table-cell>
          <table:table-cell office:value-type="float" office:value="571425">
            <text:p>571,425</text:p>
          </table:table-cell>
          <table:table-cell office:value-type="float" office:value="212078">
            <text:p>212,078</text:p>
          </table:table-cell>
          <table:table-cell office:value-type="float" office:value="160459">
            <text:p>160,459</text:p>
          </table:table-cell>
          <table:table-cell office:value-type="float" office:value="25831">
            <text:p>25,831</text:p>
          </table:table-cell>
          <table:table-cell office:value-type="float" office:value="72482">
            <text:p>72,482</text:p>
          </table:table-cell>
          <table:table-cell table:number-columns-repeated="2"/>
          <table:table-cell office:value-type="float" office:value="1610548">
            <text:p>1,610,548</text:p>
          </table:table-cell>
          <table:table-cell/>
          <table:table-cell office:value-type="float" office:value="476017">
            <text:p>476,017</text:p>
          </table:table-cell>
          <table:table-cell office:value-type="float" office:value="507652">
            <text:p>507,652</text:p>
          </table:table-cell>
          <table:table-cell office:value-type="float" office:value="155088">
            <text:p>155,088</text:p>
          </table:table-cell>
          <table:table-cell office:value-type="float" office:value="148994">
            <text:p>148,994</text:p>
          </table:table-cell>
          <table:table-cell office:value-type="float" office:value="17983">
            <text:p>17,983</text:p>
          </table:table-cell>
          <table:table-cell office:value-type="float" office:value="65395">
            <text:p>65,395</text:p>
          </table:table-cell>
          <table:table-cell table:number-columns-repeated="2"/>
          <table:table-cell office:value-type="float" office:value="1371129">
            <text:p>1,371,129</text:p>
          </table:table-cell>
          <table:table-cell table:number-columns-repeated="999"/>
        </table:table-row>
        <table:table-row table:style-name="ro1">
          <table:table-cell table:style-name="ce2" office:value-type="float" office:value="1889">
            <text:p>1889</text:p>
          </table:table-cell>
          <table:table-cell table:style-name="ce4" table:formula="of:=[.O100]" office:value-type="float" office:value="1649094">
            <text:p>1,649,094</text:p>
          </table:table-cell>
          <table:table-cell table:style-name="ce4" table:formula="of:=[.Y100]" office:value-type="float" office:value="1413383">
            <text:p>1,413,383</text:p>
          </table:table-cell>
          <table:table-cell table:style-name="ce4" table:formula="of:=[.B100]+[.C100]" office:value-type="float" office:value="3062477">
            <text:p>3,062,477</text:p>
          </table:table-cell>
          <table:table-cell table:style-name="ce5" table:formula="of:=[.B100]/[.C100]" office:value-type="float" office:value="1.16677079036609">
            <text:p>1.17</text:p>
          </table:table-cell>
          <table:table-cell/>
          <table:table-cell office:value-type="float" office:value="582528">
            <text:p>582,528</text:p>
          </table:table-cell>
          <table:table-cell office:value-type="float" office:value="582672">
            <text:p>582,672</text:p>
          </table:table-cell>
          <table:table-cell office:value-type="float" office:value="218697">
            <text:p>218,697</text:p>
          </table:table-cell>
          <table:table-cell office:value-type="float" office:value="164065">
            <text:p>164,065</text:p>
          </table:table-cell>
          <table:table-cell office:value-type="float" office:value="26890">
            <text:p>26,890</text:p>
          </table:table-cell>
          <table:table-cell office:value-type="float" office:value="74242">
            <text:p>74,242</text:p>
          </table:table-cell>
          <table:table-cell table:number-columns-repeated="2"/>
          <table:table-cell office:value-type="float" office:value="1649094">
            <text:p>1,649,094</text:p>
          </table:table-cell>
          <table:table-cell/>
          <table:table-cell office:value-type="float" office:value="491612">
            <text:p>491,612</text:p>
          </table:table-cell>
          <table:table-cell office:value-type="float" office:value="522266">
            <text:p>522,266</text:p>
          </table:table-cell>
          <table:table-cell office:value-type="float" office:value="162792">
            <text:p>162,792</text:p>
          </table:table-cell>
          <table:table-cell office:value-type="float" office:value="150524">
            <text:p>150,524</text:p>
          </table:table-cell>
          <table:table-cell office:value-type="float" office:value="18770">
            <text:p>18,770</text:p>
          </table:table-cell>
          <table:table-cell office:value-type="float" office:value="67419">
            <text:p>67,419</text:p>
          </table:table-cell>
          <table:table-cell table:number-columns-repeated="2"/>
          <table:table-cell office:value-type="float" office:value="1413383">
            <text:p>1,413,383</text:p>
          </table:table-cell>
          <table:table-cell table:number-columns-repeated="999"/>
        </table:table-row>
        <table:table-row table:style-name="ro1">
          <table:table-cell table:style-name="ce2" office:value-type="float" office:value="1890">
            <text:p>1890</text:p>
          </table:table-cell>
          <table:table-cell table:style-name="ce4" table:formula="of:=[.O101]" office:value-type="float" office:value="1692831">
            <text:p>1,692,831</text:p>
          </table:table-cell>
          <table:table-cell table:style-name="ce4" table:formula="of:=[.Y101]" office:value-type="float" office:value="1458524">
            <text:p>1,458,524</text:p>
          </table:table-cell>
          <table:table-cell table:style-name="ce4" table:formula="of:=[.B101]+[.C101]" office:value-type="float" office:value="3151355">
            <text:p>3,151,355</text:p>
          </table:table-cell>
          <table:table-cell table:style-name="ce5" table:formula="of:=[.B101]/[.C101]" office:value-type="float" office:value="1.16064665374036">
            <text:p>1.16</text:p>
          </table:table-cell>
          <table:table-cell/>
          <table:table-cell office:value-type="float" office:value="602704">
            <text:p>602,704</text:p>
          </table:table-cell>
          <table:table-cell office:value-type="float" office:value="595519">
            <text:p>595,519</text:p>
          </table:table-cell>
          <table:table-cell office:value-type="float" office:value="223252">
            <text:p>223,252</text:p>
          </table:table-cell>
          <table:table-cell office:value-type="float" office:value="166049">
            <text:p>166,049</text:p>
          </table:table-cell>
          <table:table-cell office:value-type="float" office:value="28854">
            <text:p>28,854</text:p>
          </table:table-cell>
          <table:table-cell office:value-type="float" office:value="76453">
            <text:p>76,453</text:p>
          </table:table-cell>
          <table:table-cell table:number-columns-repeated="2"/>
          <table:table-cell office:value-type="float" office:value="1692831">
            <text:p>1,692,831</text:p>
          </table:table-cell>
          <table:table-cell/>
          <table:table-cell office:value-type="float" office:value="510571">
            <text:p>510,571</text:p>
          </table:table-cell>
          <table:table-cell office:value-type="float" office:value="538209">
            <text:p>538,209</text:p>
          </table:table-cell>
          <table:table-cell office:value-type="float" office:value="168864">
            <text:p>168,864</text:p>
          </table:table-cell>
          <table:table-cell office:value-type="float" office:value="152898">
            <text:p>152,898</text:p>
          </table:table-cell>
          <table:table-cell office:value-type="float" office:value="19648">
            <text:p>19,648</text:p>
          </table:table-cell>
          <table:table-cell office:value-type="float" office:value="68334">
            <text:p>68,334</text:p>
          </table:table-cell>
          <table:table-cell table:number-columns-repeated="2"/>
          <table:table-cell office:value-type="float" office:value="1458524">
            <text:p>1,458,524</text:p>
          </table:table-cell>
          <table:table-cell table:number-columns-repeated="999"/>
        </table:table-row>
        <table:table-row table:style-name="ro1">
          <table:table-cell table:style-name="ce2" office:value-type="float" office:value="1891">
            <text:p>1891</text:p>
          </table:table-cell>
          <table:table-cell table:style-name="ce4" table:formula="of:=[.O102]" office:value-type="float" office:value="1736617">
            <text:p>1,736,617</text:p>
          </table:table-cell>
          <table:table-cell table:style-name="ce4" table:formula="of:=[.Y102]" office:value-type="float" office:value="1504368">
            <text:p>1,504,368</text:p>
          </table:table-cell>
          <table:table-cell table:style-name="ce4" table:formula="of:=[.B102]+[.C102]" office:value-type="float" office:value="3240985">
            <text:p>3,240,985</text:p>
          </table:table-cell>
          <table:table-cell table:style-name="ce5" table:formula="of:=[.B102]/[.C102]" office:value-type="float" office:value="1.15438310307053">
            <text:p>1.15</text:p>
          </table:table-cell>
          <table:table-cell/>
          <table:table-cell office:value-type="float" office:value="622523">
            <text:p>622,523</text:p>
          </table:table-cell>
          <table:table-cell office:value-type="float" office:value="606395">
            <text:p>606,395</text:p>
          </table:table-cell>
          <table:table-cell office:value-type="float" office:value="226759">
            <text:p>226,759</text:p>
          </table:table-cell>
          <table:table-cell office:value-type="float" office:value="168826">
            <text:p>168,826</text:p>
          </table:table-cell>
          <table:table-cell office:value-type="float" office:value="32176">
            <text:p>32,176</text:p>
          </table:table-cell>
          <table:table-cell office:value-type="float" office:value="79938">
            <text:p>79,938</text:p>
          </table:table-cell>
          <table:table-cell table:number-columns-repeated="2"/>
          <table:table-cell office:value-type="float" office:value="1736617">
            <text:p>1,736,617</text:p>
          </table:table-cell>
          <table:table-cell/>
          <table:table-cell office:value-type="float" office:value="530647">
            <text:p>530,647</text:p>
          </table:table-cell>
          <table:table-cell office:value-type="float" office:value="551977">
            <text:p>551,977</text:p>
          </table:table-cell>
          <table:table-cell office:value-type="float" office:value="173636">
            <text:p>173,636</text:p>
          </table:table-cell>
          <table:table-cell office:value-type="float" office:value="155895">
            <text:p>155,895</text:p>
          </table:table-cell>
          <table:table-cell office:value-type="float" office:value="21001">
            <text:p>21,001</text:p>
          </table:table-cell>
          <table:table-cell office:value-type="float" office:value="71212">
            <text:p>71,212</text:p>
          </table:table-cell>
          <table:table-cell table:number-columns-repeated="2"/>
          <table:table-cell office:value-type="float" office:value="1504368">
            <text:p>1,504,368</text:p>
          </table:table-cell>
          <table:table-cell table:number-columns-repeated="999"/>
        </table:table-row>
        <table:table-row table:style-name="ro1">
          <table:table-cell table:style-name="ce2" office:value-type="float" office:value="1892">
            <text:p>1892</text:p>
          </table:table-cell>
          <table:table-cell table:style-name="ce4" table:formula="of:=[.O103]" office:value-type="float" office:value="1766772">
            <text:p>1,766,772</text:p>
          </table:table-cell>
          <table:table-cell table:style-name="ce4" table:formula="of:=[.Y103]" office:value-type="float" office:value="1538981">
            <text:p>1,538,981</text:p>
          </table:table-cell>
          <table:table-cell table:style-name="ce4" table:formula="of:=[.B103]+[.C103]" office:value-type="float" office:value="3305753">
            <text:p>3,305,753</text:p>
          </table:table-cell>
          <table:table-cell table:style-name="ce5" table:formula="of:=[.B103]/[.C103]" office:value-type="float" office:value="1.14801417301448">
            <text:p>1.15</text:p>
          </table:table-cell>
          <table:table-cell/>
          <table:table-cell office:value-type="float" office:value="636276">
            <text:p>636,276</text:p>
          </table:table-cell>
          <table:table-cell office:value-type="float" office:value="608666">
            <text:p>608,666</text:p>
          </table:table-cell>
          <table:table-cell office:value-type="float" office:value="231167">
            <text:p>231,167</text:p>
          </table:table-cell>
          <table:table-cell office:value-type="float" office:value="174862">
            <text:p>174,862</text:p>
          </table:table-cell>
          <table:table-cell office:value-type="float" office:value="36048">
            <text:p>36,048</text:p>
          </table:table-cell>
          <table:table-cell office:value-type="float" office:value="79753">
            <text:p>79,753</text:p>
          </table:table-cell>
          <table:table-cell table:number-columns-repeated="2"/>
          <table:table-cell office:value-type="float" office:value="1766772">
            <text:p>1,766,772</text:p>
          </table:table-cell>
          <table:table-cell/>
          <table:table-cell office:value-type="float" office:value="546881">
            <text:p>546,881</text:p>
          </table:table-cell>
          <table:table-cell office:value-type="float" office:value="560081">
            <text:p>560,081</text:p>
          </table:table-cell>
          <table:table-cell office:value-type="float" office:value="178509">
            <text:p>178,509</text:p>
          </table:table-cell>
          <table:table-cell office:value-type="float" office:value="160530">
            <text:p>160,530</text:p>
          </table:table-cell>
          <table:table-cell office:value-type="float" office:value="22521">
            <text:p>22,521</text:p>
          </table:table-cell>
          <table:table-cell office:value-type="float" office:value="70459">
            <text:p>70,459</text:p>
          </table:table-cell>
          <table:table-cell table:number-columns-repeated="2"/>
          <table:table-cell office:value-type="float" office:value="1538981">
            <text:p>1,538,981</text:p>
          </table:table-cell>
          <table:table-cell table:number-columns-repeated="999"/>
        </table:table-row>
        <table:table-row table:style-name="ro1">
          <table:table-cell table:style-name="ce2" office:value-type="float" office:value="1893">
            <text:p>1893</text:p>
          </table:table-cell>
          <table:table-cell table:style-name="ce4" table:formula="of:=[.O104]" office:value-type="float" office:value="1791815">
            <text:p>1,791,815</text:p>
          </table:table-cell>
          <table:table-cell table:style-name="ce4" table:formula="of:=[.Y104]" office:value-type="float" office:value="1570080">
            <text:p>1,570,080</text:p>
          </table:table-cell>
          <table:table-cell table:style-name="ce4" table:formula="of:=[.B104]+[.C104]" office:value-type="float" office:value="3361895">
            <text:p>3,361,895</text:p>
          </table:table-cell>
          <table:table-cell table:style-name="ce5" table:formula="of:=[.B104]/[.C104]" office:value-type="float" office:value="1.14122528788342">
            <text:p>1.14</text:p>
          </table:table-cell>
          <table:table-cell/>
          <table:table-cell office:value-type="float" office:value="646735">
            <text:p>646,735</text:p>
          </table:table-cell>
          <table:table-cell office:value-type="float" office:value="609500">
            <text:p>609,500</text:p>
          </table:table-cell>
          <table:table-cell office:value-type="float" office:value="235975">
            <text:p>235,975</text:p>
          </table:table-cell>
          <table:table-cell office:value-type="float" office:value="179850">
            <text:p>179,850</text:p>
          </table:table-cell>
          <table:table-cell office:value-type="float" office:value="40975">
            <text:p>40,975</text:p>
          </table:table-cell>
          <table:table-cell office:value-type="float" office:value="78780">
            <text:p>78,780</text:p>
          </table:table-cell>
          <table:table-cell table:number-columns-repeated="2"/>
          <table:table-cell office:value-type="float" office:value="1791815">
            <text:p>1,791,815</text:p>
          </table:table-cell>
          <table:table-cell/>
          <table:table-cell office:value-type="float" office:value="559762">
            <text:p>559,762</text:p>
          </table:table-cell>
          <table:table-cell office:value-type="float" office:value="566670">
            <text:p>566,670</text:p>
          </table:table-cell>
          <table:table-cell office:value-type="float" office:value="183018">
            <text:p>183,018</text:p>
          </table:table-cell>
          <table:table-cell office:value-type="float" office:value="165066">
            <text:p>165,066</text:p>
          </table:table-cell>
          <table:table-cell office:value-type="float" office:value="23948">
            <text:p>23,948</text:p>
          </table:table-cell>
          <table:table-cell office:value-type="float" office:value="71616">
            <text:p>71,616</text:p>
          </table:table-cell>
          <table:table-cell table:number-columns-repeated="2"/>
          <table:table-cell office:value-type="float" office:value="1570080">
            <text:p>1,570,080</text:p>
          </table:table-cell>
          <table:table-cell table:number-columns-repeated="999"/>
        </table:table-row>
        <table:table-row table:style-name="ro1">
          <table:table-cell table:style-name="ce2" office:value-type="float" office:value="1894">
            <text:p>1894</text:p>
          </table:table-cell>
          <table:table-cell table:style-name="ce4" table:formula="of:=[.O105]" office:value-type="float" office:value="1824217">
            <text:p>1,824,217</text:p>
          </table:table-cell>
          <table:table-cell table:style-name="ce4" table:formula="of:=[.Y105]" office:value-type="float" office:value="1602543">
            <text:p>1,602,543</text:p>
          </table:table-cell>
          <table:table-cell table:style-name="ce4" table:formula="of:=[.B105]+[.C105]" office:value-type="float" office:value="3426760">
            <text:p>3,426,760</text:p>
          </table:table-cell>
          <table:table-cell table:style-name="ce5" table:formula="of:=[.B105]/[.C105]" office:value-type="float" office:value="1.138326397482">
            <text:p>1.14</text:p>
          </table:table-cell>
          <table:table-cell/>
          <table:table-cell office:value-type="float" office:value="658354">
            <text:p>658,354</text:p>
          </table:table-cell>
          <table:table-cell office:value-type="float" office:value="609379">
            <text:p>609,379</text:p>
          </table:table-cell>
          <table:table-cell office:value-type="float" office:value="241905">
            <text:p>241,905</text:p>
          </table:table-cell>
          <table:table-cell office:value-type="float" office:value="180239">
            <text:p>180,239</text:p>
          </table:table-cell>
          <table:table-cell office:value-type="float" office:value="55055">
            <text:p>55,055</text:p>
          </table:table-cell>
          <table:table-cell office:value-type="float" office:value="79285">
            <text:p>79,285</text:p>
          </table:table-cell>
          <table:table-cell table:number-columns-repeated="2"/>
          <table:table-cell office:value-type="float" office:value="1824217">
            <text:p>1,824,217</text:p>
          </table:table-cell>
          <table:table-cell/>
          <table:table-cell office:value-type="float" office:value="573401">
            <text:p>573,401</text:p>
          </table:table-cell>
          <table:table-cell office:value-type="float" office:value="572776">
            <text:p>572,776</text:p>
          </table:table-cell>
          <table:table-cell office:value-type="float" office:value="188086">
            <text:p>188,086</text:p>
          </table:table-cell>
          <table:table-cell office:value-type="float" office:value="168535">
            <text:p>168,535</text:p>
          </table:table-cell>
          <table:table-cell office:value-type="float" office:value="26524">
            <text:p>26,524</text:p>
          </table:table-cell>
          <table:table-cell office:value-type="float" office:value="73221">
            <text:p>73,221</text:p>
          </table:table-cell>
          <table:table-cell table:number-columns-repeated="2"/>
          <table:table-cell office:value-type="float" office:value="1602543">
            <text:p>1,602,543</text:p>
          </table:table-cell>
          <table:table-cell table:number-columns-repeated="999"/>
        </table:table-row>
        <table:table-row table:style-name="ro1">
          <table:table-cell table:style-name="ce2" office:value-type="float" office:value="1895">
            <text:p>1895</text:p>
          </table:table-cell>
          <table:table-cell table:style-name="ce4" table:formula="of:=[.O106]" office:value-type="float" office:value="1855539">
            <text:p>1,855,539</text:p>
          </table:table-cell>
          <table:table-cell table:style-name="ce4" table:formula="of:=[.Y106]" office:value-type="float" office:value="1636082">
            <text:p>1,636,082</text:p>
          </table:table-cell>
          <table:table-cell table:style-name="ce4" table:formula="of:=[.B106]+[.C106]" office:value-type="float" office:value="3491621">
            <text:p>3,491,621</text:p>
          </table:table-cell>
          <table:table-cell table:style-name="ce5" table:formula="of:=[.B106]/[.C106]" office:value-type="float" office:value="1.13413569735502">
            <text:p>1.13</text:p>
          </table:table-cell>
          <table:table-cell/>
          <table:table-cell office:value-type="float" office:value="668209">
            <text:p>668,209</text:p>
          </table:table-cell>
          <table:table-cell office:value-type="float" office:value="607933">
            <text:p>607,933</text:p>
          </table:table-cell>
          <table:table-cell office:value-type="float" office:value="248865">
            <text:p>248,865</text:p>
          </table:table-cell>
          <table:table-cell office:value-type="float" office:value="180314">
            <text:p>180,314</text:p>
          </table:table-cell>
          <table:table-cell office:value-type="float" office:value="69733">
            <text:p>69,733</text:p>
          </table:table-cell>
          <table:table-cell office:value-type="float" office:value="80485">
            <text:p>80,485</text:p>
          </table:table-cell>
          <table:table-cell table:number-columns-repeated="2"/>
          <table:table-cell office:value-type="float" office:value="1855539">
            <text:p>1,855,539</text:p>
          </table:table-cell>
          <table:table-cell/>
          <table:table-cell office:value-type="float" office:value="587294">
            <text:p>587,294</text:p>
          </table:table-cell>
          <table:table-cell office:value-type="float" office:value="577743">
            <text:p>577,743</text:p>
          </table:table-cell>
          <table:table-cell office:value-type="float" office:value="194199">
            <text:p>194,199</text:p>
          </table:table-cell>
          <table:table-cell office:value-type="float" office:value="171654">
            <text:p>171,654</text:p>
          </table:table-cell>
          <table:table-cell office:value-type="float" office:value="30782">
            <text:p>30,782</text:p>
          </table:table-cell>
          <table:table-cell office:value-type="float" office:value="74410">
            <text:p>74,410</text:p>
          </table:table-cell>
          <table:table-cell table:number-columns-repeated="2"/>
          <table:table-cell office:value-type="float" office:value="1636082">
            <text:p>1,636,082</text:p>
          </table:table-cell>
          <table:table-cell table:number-columns-repeated="999"/>
        </table:table-row>
        <table:table-row table:style-name="ro1">
          <table:table-cell table:style-name="ce2" office:value-type="float" office:value="1896">
            <text:p>1896</text:p>
          </table:table-cell>
          <table:table-cell table:style-name="ce4" table:formula="of:=[.O107]" office:value-type="float" office:value="1887174">
            <text:p>1,887,174</text:p>
          </table:table-cell>
          <table:table-cell table:style-name="ce4" table:formula="of:=[.Y107]" office:value-type="float" office:value="1665924">
            <text:p>1,665,924</text:p>
          </table:table-cell>
          <table:table-cell table:style-name="ce4" table:formula="of:=[.B107]+[.C107]" office:value-type="float" office:value="3553098">
            <text:p>3,553,098</text:p>
          </table:table-cell>
          <table:table-cell table:style-name="ce5" table:formula="of:=[.B107]/[.C107]" office:value-type="float" office:value="1.13280917977051">
            <text:p>1.13</text:p>
          </table:table-cell>
          <table:table-cell/>
          <table:table-cell office:value-type="float" office:value="675857">
            <text:p>675,857</text:p>
          </table:table-cell>
          <table:table-cell office:value-type="float" office:value="599497">
            <text:p>599,497</text:p>
          </table:table-cell>
          <table:table-cell office:value-type="float" office:value="253112">
            <text:p>253,112</text:p>
          </table:table-cell>
          <table:table-cell office:value-type="float" office:value="179024">
            <text:p>179,024</text:p>
          </table:table-cell>
          <table:table-cell office:value-type="float" office:value="96999">
            <text:p>96,999</text:p>
          </table:table-cell>
          <table:table-cell office:value-type="float" office:value="82685">
            <text:p>82,685</text:p>
          </table:table-cell>
          <table:table-cell table:number-columns-repeated="2"/>
          <table:table-cell office:value-type="float" office:value="1887174">
            <text:p>1,887,174</text:p>
          </table:table-cell>
          <table:table-cell/>
          <table:table-cell office:value-type="float" office:value="596507">
            <text:p>596,507</text:p>
          </table:table-cell>
          <table:table-cell office:value-type="float" office:value="580353">
            <text:p>580,353</text:p>
          </table:table-cell>
          <table:table-cell office:value-type="float" office:value="199593">
            <text:p>199,593</text:p>
          </table:table-cell>
          <table:table-cell office:value-type="float" office:value="173043">
            <text:p>173,043</text:p>
          </table:table-cell>
          <table:table-cell office:value-type="float" office:value="39817">
            <text:p>39,817</text:p>
          </table:table-cell>
          <table:table-cell office:value-type="float" office:value="76611">
            <text:p>76,611</text:p>
          </table:table-cell>
          <table:table-cell table:number-columns-repeated="2"/>
          <table:table-cell office:value-type="float" office:value="1665924">
            <text:p>1,665,924</text:p>
          </table:table-cell>
          <table:table-cell table:number-columns-repeated="999"/>
        </table:table-row>
        <table:table-row table:style-name="ro1">
          <table:table-cell table:style-name="ce2" office:value-type="float" office:value="1897">
            <text:p>1897</text:p>
          </table:table-cell>
          <table:table-cell table:style-name="ce4" table:formula="of:=[.O108]" office:value-type="float" office:value="1917460">
            <text:p>1,917,460</text:p>
          </table:table-cell>
          <table:table-cell table:style-name="ce4" table:formula="of:=[.Y108]" office:value-type="float" office:value="1700323">
            <text:p>1,700,323</text:p>
          </table:table-cell>
          <table:table-cell table:style-name="ce4" table:formula="of:=[.B108]+[.C108]" office:value-type="float" office:value="3617783">
            <text:p>3,617,783</text:p>
          </table:table-cell>
          <table:table-cell table:style-name="ce5" table:formula="of:=[.B108]/[.C108]" office:value-type="float" office:value="1.12770338341597">
            <text:p>1.13</text:p>
          </table:table-cell>
          <table:table-cell/>
          <table:table-cell office:value-type="float" office:value="687966">
            <text:p>687,966</text:p>
          </table:table-cell>
          <table:table-cell office:value-type="float" office:value="599621">
            <text:p>599,621</text:p>
          </table:table-cell>
          <table:table-cell office:value-type="float" office:value="258662">
            <text:p>258,662</text:p>
          </table:table-cell>
          <table:table-cell office:value-type="float" office:value="178404">
            <text:p>178,404</text:p>
          </table:table-cell>
          <table:table-cell office:value-type="float" office:value="107655">
            <text:p>107,655</text:p>
          </table:table-cell>
          <table:table-cell office:value-type="float" office:value="85152">
            <text:p>85,152</text:p>
          </table:table-cell>
          <table:table-cell table:number-columns-repeated="2"/>
          <table:table-cell office:value-type="float" office:value="1917460">
            <text:p>1,917,460</text:p>
          </table:table-cell>
          <table:table-cell/>
          <table:table-cell office:value-type="float" office:value="607623">
            <text:p>607,623</text:p>
          </table:table-cell>
          <table:table-cell office:value-type="float" office:value="582485">
            <text:p>582,485</text:p>
          </table:table-cell>
          <table:table-cell office:value-type="float" office:value="204632">
            <text:p>204,632</text:p>
          </table:table-cell>
          <table:table-cell office:value-type="float" office:value="173933">
            <text:p>173,933</text:p>
          </table:table-cell>
          <table:table-cell office:value-type="float" office:value="52840">
            <text:p>52,840</text:p>
          </table:table-cell>
          <table:table-cell office:value-type="float" office:value="78810">
            <text:p>78,810</text:p>
          </table:table-cell>
          <table:table-cell table:number-columns-repeated="2"/>
          <table:table-cell office:value-type="float" office:value="1700323">
            <text:p>1,700,323</text:p>
          </table:table-cell>
          <table:table-cell table:number-columns-repeated="999"/>
        </table:table-row>
        <table:table-row table:style-name="ro1">
          <table:table-cell table:style-name="ce2" office:value-type="float" office:value="1898">
            <text:p>1898</text:p>
          </table:table-cell>
          <table:table-cell table:style-name="ce4" table:formula="of:=[.O109]" office:value-type="float" office:value="1937629">
            <text:p>1,937,629</text:p>
          </table:table-cell>
          <table:table-cell table:style-name="ce4" table:formula="of:=[.Y109]" office:value-type="float" office:value="1727086">
            <text:p>1,727,086</text:p>
          </table:table-cell>
          <table:table-cell table:style-name="ce4" table:formula="of:=[.B109]+[.C109]" office:value-type="float" office:value="3664715">
            <text:p>3,664,715</text:p>
          </table:table-cell>
          <table:table-cell table:style-name="ce5" table:formula="of:=[.B109]/[.C109]" office:value-type="float" office:value="1.12190649452314">
            <text:p>1.12</text:p>
          </table:table-cell>
          <table:table-cell/>
          <table:table-cell office:value-type="float" office:value="698009">
            <text:p>698,009</text:p>
          </table:table-cell>
          <table:table-cell office:value-type="float" office:value="598332">
            <text:p>598,332</text:p>
          </table:table-cell>
          <table:table-cell office:value-type="float" office:value="265644">
            <text:p>265,644</text:p>
          </table:table-cell>
          <table:table-cell office:value-type="float" office:value="179865">
            <text:p>179,865</text:p>
          </table:table-cell>
          <table:table-cell office:value-type="float" office:value="107593">
            <text:p>107,593</text:p>
          </table:table-cell>
          <table:table-cell office:value-type="float" office:value="88186">
            <text:p>88,186</text:p>
          </table:table-cell>
          <table:table-cell table:number-columns-repeated="2"/>
          <table:table-cell office:value-type="float" office:value="1937629">
            <text:p>1,937,629</text:p>
          </table:table-cell>
          <table:table-cell/>
          <table:table-cell office:value-type="float" office:value="619436">
            <text:p>619,436</text:p>
          </table:table-cell>
          <table:table-cell office:value-type="float" office:value="583949">
            <text:p>583,949</text:p>
          </table:table-cell>
          <table:table-cell office:value-type="float" office:value="209217">
            <text:p>209,217</text:p>
          </table:table-cell>
          <table:table-cell office:value-type="float" office:value="174948">
            <text:p>174,948</text:p>
          </table:table-cell>
          <table:table-cell office:value-type="float" office:value="59285">
            <text:p>59,285</text:p>
          </table:table-cell>
          <table:table-cell office:value-type="float" office:value="80251">
            <text:p>80,251</text:p>
          </table:table-cell>
          <table:table-cell table:number-columns-repeated="2"/>
          <table:table-cell office:value-type="float" office:value="1727086">
            <text:p>1,727,086</text:p>
          </table:table-cell>
          <table:table-cell table:number-columns-repeated="999"/>
        </table:table-row>
        <table:table-row table:style-name="ro1">
          <table:table-cell table:style-name="ce2" office:value-type="float" office:value="1899">
            <text:p>1899</text:p>
          </table:table-cell>
          <table:table-cell table:style-name="ce4" table:formula="of:=[.O110]" office:value-type="float" office:value="1959074">
            <text:p>1,959,074</text:p>
          </table:table-cell>
          <table:table-cell table:style-name="ce4" table:formula="of:=[.Y110]" office:value-type="float" office:value="1756914">
            <text:p>1,756,914</text:p>
          </table:table-cell>
          <table:table-cell table:style-name="ce4" table:formula="of:=[.B110]+[.C110]" office:value-type="float" office:value="3715988">
            <text:p>3,715,988</text:p>
          </table:table-cell>
          <table:table-cell table:style-name="ce5" table:formula="of:=[.B110]/[.C110]" office:value-type="float" office:value="1.11506539306989">
            <text:p>1.12</text:p>
          </table:table-cell>
          <table:table-cell/>
          <table:table-cell office:value-type="float" office:value="707164">
            <text:p>707,164</text:p>
          </table:table-cell>
          <table:table-cell office:value-type="float" office:value="599765">
            <text:p>599,765</text:p>
          </table:table-cell>
          <table:table-cell office:value-type="float" office:value="271891">
            <text:p>271,891</text:p>
          </table:table-cell>
          <table:table-cell office:value-type="float" office:value="183101">
            <text:p>183,101</text:p>
          </table:table-cell>
          <table:table-cell office:value-type="float" office:value="106816">
            <text:p>106,816</text:p>
          </table:table-cell>
          <table:table-cell office:value-type="float" office:value="90337">
            <text:p>90,337</text:p>
          </table:table-cell>
          <table:table-cell table:number-columns-repeated="2"/>
          <table:table-cell office:value-type="float" office:value="1959074">
            <text:p>1,959,074</text:p>
          </table:table-cell>
          <table:table-cell/>
          <table:table-cell office:value-type="float" office:value="632050">
            <text:p>632,050</text:p>
          </table:table-cell>
          <table:table-cell office:value-type="float" office:value="588776">
            <text:p>588,776</text:p>
          </table:table-cell>
          <table:table-cell office:value-type="float" office:value="214424">
            <text:p>214,424</text:p>
          </table:table-cell>
          <table:table-cell office:value-type="float" office:value="176197">
            <text:p>176,197</text:p>
          </table:table-cell>
          <table:table-cell office:value-type="float" office:value="63442">
            <text:p>63,442</text:p>
          </table:table-cell>
          <table:table-cell office:value-type="float" office:value="82025">
            <text:p>82,025</text:p>
          </table:table-cell>
          <table:table-cell table:number-columns-repeated="2"/>
          <table:table-cell office:value-type="float" office:value="1756914">
            <text:p>1,756,914</text:p>
          </table:table-cell>
          <table:table-cell table:number-columns-repeated="999"/>
        </table:table-row>
        <table:table-row table:style-name="ro1">
          <table:table-cell table:style-name="ce2" office:value-type="float" office:value="1900">
            <text:p>1900</text:p>
          </table:table-cell>
          <table:table-cell table:style-name="ce4" table:formula="of:=[.O111]" office:value-type="float" office:value="1976992">
            <text:p>1,976,992</text:p>
          </table:table-cell>
          <table:table-cell table:style-name="ce4" table:formula="of:=[.Y111]" office:value-type="float" office:value="1788347">
            <text:p>1,788,347</text:p>
          </table:table-cell>
          <table:table-cell table:style-name="ce4" table:formula="of:=[.B111]+[.C111]" office:value-type="float" office:value="3765339">
            <text:p>3,765,339</text:p>
          </table:table-cell>
          <table:table-cell table:style-name="ce5" table:formula="of:=[.B111]/[.C111]" office:value-type="float" office:value="1.10548568035174">
            <text:p>1.11</text:p>
          </table:table-cell>
          <table:table-cell/>
          <table:table-cell office:value-type="float" office:value="716047">
            <text:p>716,047</text:p>
          </table:table-cell>
          <table:table-cell office:value-type="float" office:value="601773">
            <text:p>601,773</text:p>
          </table:table-cell>
          <table:table-cell office:value-type="float" office:value="274684">
            <text:p>274,684</text:p>
          </table:table-cell>
          <table:table-cell office:value-type="float" office:value="184637">
            <text:p>184,637</text:p>
          </table:table-cell>
          <table:table-cell office:value-type="float" office:value="110088">
            <text:p>110,088</text:p>
          </table:table-cell>
          <table:table-cell office:value-type="float" office:value="89763">
            <text:p>89,763</text:p>
          </table:table-cell>
          <table:table-cell table:number-columns-repeated="2"/>
          <table:table-cell office:value-type="float" office:value="1976992">
            <text:p>1,976,992</text:p>
          </table:table-cell>
          <table:table-cell/>
          <table:table-cell office:value-type="float" office:value="644258">
            <text:p>644,258</text:p>
          </table:table-cell>
          <table:table-cell office:value-type="float" office:value="594440">
            <text:p>594,440</text:p>
          </table:table-cell>
          <table:table-cell office:value-type="float" office:value="219163">
            <text:p>219,163</text:p>
          </table:table-cell>
          <table:table-cell office:value-type="float" office:value="177470">
            <text:p>177,470</text:p>
          </table:table-cell>
          <table:table-cell office:value-type="float" office:value="69879">
            <text:p>69,879</text:p>
          </table:table-cell>
          <table:table-cell office:value-type="float" office:value="83137">
            <text:p>83,137</text:p>
          </table:table-cell>
          <table:table-cell table:number-columns-repeated="2"/>
          <table:table-cell office:value-type="float" office:value="1788347">
            <text:p>1,788,347</text:p>
          </table:table-cell>
          <table:table-cell table:number-columns-repeated="999"/>
        </table:table-row>
        <table:table-row table:style-name="ro1">
          <table:table-cell table:style-name="ce2" office:value-type="float" office:value="1901">
            <text:p>1901</text:p>
          </table:table-cell>
          <table:table-cell table:style-name="ce4" table:formula="of:=[.O112]" office:value-type="float" office:value="2004836">
            <text:p>2,004,836</text:p>
          </table:table-cell>
          <table:table-cell table:style-name="ce4" table:formula="of:=[.Y112]" office:value-type="float" office:value="1820077">
            <text:p>1,820,077</text:p>
          </table:table-cell>
          <table:table-cell table:style-name="ce4" table:formula="of:=[.B112]+[.C112]" office:value-type="float" office:value="3824913">
            <text:p>3,824,913</text:p>
          </table:table-cell>
          <table:table-cell table:style-name="ce5" table:formula="of:=[.B112]/[.C112]" office:value-type="float" office:value="1.10151163934273">
            <text:p>1.10</text:p>
          </table:table-cell>
          <table:table-cell/>
          <table:table-cell office:value-type="float" office:value="720840">
            <text:p>720,840</text:p>
          </table:table-cell>
          <table:table-cell office:value-type="float" office:value="608436">
            <text:p>608,436</text:p>
          </table:table-cell>
          <table:table-cell office:value-type="float" office:value="282291">
            <text:p>282,291</text:p>
          </table:table-cell>
          <table:table-cell office:value-type="float" office:value="184439">
            <text:p>184,439</text:p>
          </table:table-cell>
          <table:table-cell office:value-type="float" office:value="117885">
            <text:p>117,885</text:p>
          </table:table-cell>
          <table:table-cell office:value-type="float" office:value="90945">
            <text:p>90,945</text:p>
          </table:table-cell>
          <table:table-cell table:number-columns-repeated="2"/>
          <table:table-cell office:value-type="float" office:value="2004836">
            <text:p>2,004,836</text:p>
          </table:table-cell>
          <table:table-cell/>
          <table:table-cell office:value-type="float" office:value="654615">
            <text:p>654,615</text:p>
          </table:table-cell>
          <table:table-cell office:value-type="float" office:value="601464">
            <text:p>601,464</text:p>
          </table:table-cell>
          <table:table-cell office:value-type="float" office:value="224430">
            <text:p>224,430</text:p>
          </table:table-cell>
          <table:table-cell office:value-type="float" office:value="179564">
            <text:p>179,564</text:p>
          </table:table-cell>
          <table:table-cell office:value-type="float" office:value="75716">
            <text:p>75,716</text:p>
          </table:table-cell>
          <table:table-cell office:value-type="float" office:value="84288">
            <text:p>84,288</text:p>
          </table:table-cell>
          <table:table-cell table:number-columns-repeated="2"/>
          <table:table-cell office:value-type="float" office:value="1820077">
            <text:p>1,820,077</text:p>
          </table:table-cell>
          <table:table-cell table:number-columns-repeated="999"/>
        </table:table-row>
        <table:table-row table:style-name="ro1">
          <table:table-cell table:style-name="ce2" office:value-type="float" office:value="1902">
            <text:p>1902</text:p>
          </table:table-cell>
          <table:table-cell table:style-name="ce4" table:formula="of:=[.O113]" office:value-type="float" office:value="2028008">
            <text:p>2,028,008</text:p>
          </table:table-cell>
          <table:table-cell table:style-name="ce4" table:formula="of:=[.Y113]" office:value-type="float" office:value="1847310">
            <text:p>1,847,310</text:p>
          </table:table-cell>
          <table:table-cell table:style-name="ce4" table:formula="of:=[.B113]+[.C113]" office:value-type="float" office:value="3875318">
            <text:p>3,875,318</text:p>
          </table:table-cell>
          <table:table-cell table:style-name="ce5" table:formula="of:=[.B113]/[.C113]" office:value-type="float" office:value="1.09781682554634">
            <text:p>1.10</text:p>
          </table:table-cell>
          <table:table-cell/>
          <table:table-cell office:value-type="float" office:value="736142">
            <text:p>736,142</text:p>
          </table:table-cell>
          <table:table-cell office:value-type="float" office:value="604318">
            <text:p>604,318</text:p>
          </table:table-cell>
          <table:table-cell office:value-type="float" office:value="284215">
            <text:p>284,215</text:p>
          </table:table-cell>
          <table:table-cell office:value-type="float" office:value="181392">
            <text:p>181,392</text:p>
          </table:table-cell>
          <table:table-cell office:value-type="float" office:value="128370">
            <text:p>128,370</text:p>
          </table:table-cell>
          <table:table-cell office:value-type="float" office:value="93571">
            <text:p>93,571</text:p>
          </table:table-cell>
          <table:table-cell table:number-columns-repeated="2"/>
          <table:table-cell office:value-type="float" office:value="2028008">
            <text:p>2,028,008</text:p>
          </table:table-cell>
          <table:table-cell/>
          <table:table-cell office:value-type="float" office:value="665801">
            <text:p>665,801</text:p>
          </table:table-cell>
          <table:table-cell office:value-type="float" office:value="603913">
            <text:p>603,913</text:p>
          </table:table-cell>
          <table:table-cell office:value-type="float" office:value="228025">
            <text:p>228,025</text:p>
          </table:table-cell>
          <table:table-cell office:value-type="float" office:value="180089">
            <text:p>180,089</text:p>
          </table:table-cell>
          <table:table-cell office:value-type="float" office:value="83603">
            <text:p>83,603</text:p>
          </table:table-cell>
          <table:table-cell office:value-type="float" office:value="85879">
            <text:p>85,879</text:p>
          </table:table-cell>
          <table:table-cell table:number-columns-repeated="2"/>
          <table:table-cell office:value-type="float" office:value="1847310">
            <text:p>1,847,310</text:p>
          </table:table-cell>
          <table:table-cell table:number-columns-repeated="999"/>
        </table:table-row>
        <table:table-row table:style-name="ro1">
          <table:table-cell table:style-name="ce2" office:value-type="float" office:value="1903">
            <text:p>1903</text:p>
          </table:table-cell>
          <table:table-cell table:style-name="ce4" table:formula="of:=[.O114]" office:value-type="float" office:value="2045144">
            <text:p>2,045,144</text:p>
          </table:table-cell>
          <table:table-cell table:style-name="ce4" table:formula="of:=[.Y114]" office:value-type="float" office:value="1871448">
            <text:p>1,871,448</text:p>
          </table:table-cell>
          <table:table-cell table:style-name="ce4" table:formula="of:=[.B114]+[.C114]" office:value-type="float" office:value="3916592">
            <text:p>3,916,592</text:p>
          </table:table-cell>
          <table:table-cell table:style-name="ce5" table:formula="of:=[.B114]/[.C114]" office:value-type="float" office:value="1.09281369292655">
            <text:p>1.09</text:p>
          </table:table-cell>
          <table:table-cell/>
          <table:table-cell office:value-type="float" office:value="748821">
            <text:p>748,821</text:p>
          </table:table-cell>
          <table:table-cell office:value-type="float" office:value="599950">
            <text:p>599,950</text:p>
          </table:table-cell>
          <table:table-cell office:value-type="float" office:value="286871">
            <text:p>286,871</text:p>
          </table:table-cell>
          <table:table-cell office:value-type="float" office:value="180138">
            <text:p>180,138</text:p>
          </table:table-cell>
          <table:table-cell office:value-type="float" office:value="134140">
            <text:p>134,140</text:p>
          </table:table-cell>
          <table:table-cell office:value-type="float" office:value="95224">
            <text:p>95,224</text:p>
          </table:table-cell>
          <table:table-cell table:number-columns-repeated="2"/>
          <table:table-cell office:value-type="float" office:value="2045144">
            <text:p>2,045,144</text:p>
          </table:table-cell>
          <table:table-cell/>
          <table:table-cell office:value-type="float" office:value="676362">
            <text:p>676,362</text:p>
          </table:table-cell>
          <table:table-cell office:value-type="float" office:value="604792">
            <text:p>604,792</text:p>
          </table:table-cell>
          <table:table-cell office:value-type="float" office:value="230857">
            <text:p>230,857</text:p>
          </table:table-cell>
          <table:table-cell office:value-type="float" office:value="181129">
            <text:p>181,129</text:p>
          </table:table-cell>
          <table:table-cell office:value-type="float" office:value="90608">
            <text:p>90,608</text:p>
          </table:table-cell>
          <table:table-cell office:value-type="float" office:value="87700">
            <text:p>87,700</text:p>
          </table:table-cell>
          <table:table-cell table:number-columns-repeated="2"/>
          <table:table-cell office:value-type="float" office:value="1871448">
            <text:p>1,871,448</text:p>
          </table:table-cell>
          <table:table-cell table:number-columns-repeated="999"/>
        </table:table-row>
        <table:table-row table:style-name="ro1">
          <table:table-cell table:style-name="ce2" office:value-type="float" office:value="1904">
            <text:p>1904</text:p>
          </table:table-cell>
          <table:table-cell table:style-name="ce4" table:formula="of:=[.O115]" office:value-type="float" office:value="2072783">
            <text:p>2,072,783</text:p>
          </table:table-cell>
          <table:table-cell table:style-name="ce4" table:formula="of:=[.Y115]" office:value-type="float" office:value="1901367">
            <text:p>1,901,367</text:p>
          </table:table-cell>
          <table:table-cell table:style-name="ce4" table:formula="of:=[.B115]+[.C115]" office:value-type="float" office:value="3974150">
            <text:p>3,974,150</text:p>
          </table:table-cell>
          <table:table-cell table:style-name="ce5" table:formula="of:=[.B115]/[.C115]" office:value-type="float" office:value="1.09015408387755">
            <text:p>1.09</text:p>
          </table:table-cell>
          <table:table-cell/>
          <table:table-cell office:value-type="float" office:value="765713">
            <text:p>765,713</text:p>
          </table:table-cell>
          <table:table-cell office:value-type="float" office:value="597617">
            <text:p>597,617</text:p>
          </table:table-cell>
          <table:table-cell office:value-type="float" office:value="289785">
            <text:p>289,785</text:p>
          </table:table-cell>
          <table:table-cell office:value-type="float" office:value="182023">
            <text:p>182,023</text:p>
          </table:table-cell>
          <table:table-cell office:value-type="float" office:value="141694">
            <text:p>141,694</text:p>
          </table:table-cell>
          <table:table-cell office:value-type="float" office:value="95951">
            <text:p>95,951</text:p>
          </table:table-cell>
          <table:table-cell table:number-columns-repeated="2"/>
          <table:table-cell office:value-type="float" office:value="2072783">
            <text:p>2,072,783</text:p>
          </table:table-cell>
          <table:table-cell/>
          <table:table-cell office:value-type="float" office:value="689745">
            <text:p>689,745</text:p>
          </table:table-cell>
          <table:table-cell office:value-type="float" office:value="607991">
            <text:p>607,991</text:p>
          </table:table-cell>
          <table:table-cell office:value-type="float" office:value="235150">
            <text:p>235,150</text:p>
          </table:table-cell>
          <table:table-cell office:value-type="float" office:value="181551">
            <text:p>181,551</text:p>
          </table:table-cell>
          <table:table-cell office:value-type="float" office:value="97714">
            <text:p>97,714</text:p>
          </table:table-cell>
          <table:table-cell office:value-type="float" office:value="89216">
            <text:p>89,216</text:p>
          </table:table-cell>
          <table:table-cell table:number-columns-repeated="2"/>
          <table:table-cell office:value-type="float" office:value="1901367">
            <text:p>1,901,367</text:p>
          </table:table-cell>
          <table:table-cell table:number-columns-repeated="999"/>
        </table:table-row>
        <table:table-row table:style-name="ro1">
          <table:table-cell table:style-name="ce2" office:value-type="float" office:value="1905">
            <text:p>1905</text:p>
          </table:table-cell>
          <table:table-cell table:style-name="ce4" table:formula="of:=[.O116]" office:value-type="float" office:value="2100118">
            <text:p>2,100,118</text:p>
          </table:table-cell>
          <table:table-cell table:style-name="ce4" table:formula="of:=[.Y116]" office:value-type="float" office:value="1932859">
            <text:p>1,932,859</text:p>
          </table:table-cell>
          <table:table-cell table:style-name="ce4" table:formula="of:=[.B116]+[.C116]" office:value-type="float" office:value="4032977">
            <text:p>4,032,977</text:p>
          </table:table-cell>
          <table:table-cell table:style-name="ce5" table:formula="of:=[.B116]/[.C116]" office:value-type="float" office:value="1.08653450665568">
            <text:p>1.09</text:p>
          </table:table-cell>
          <table:table-cell/>
          <table:table-cell office:value-type="float" office:value="782897">
            <text:p>782,897</text:p>
          </table:table-cell>
          <table:table-cell office:value-type="float" office:value="598134">
            <text:p>598,134</text:p>
          </table:table-cell>
          <table:table-cell office:value-type="float" office:value="291807">
            <text:p>291,807</text:p>
          </table:table-cell>
          <table:table-cell office:value-type="float" office:value="184835">
            <text:p>184,835</text:p>
          </table:table-cell>
          <table:table-cell office:value-type="float" office:value="146498">
            <text:p>146,498</text:p>
          </table:table-cell>
          <table:table-cell office:value-type="float" office:value="95947">
            <text:p>95,947</text:p>
          </table:table-cell>
          <table:table-cell table:number-columns-repeated="2"/>
          <table:table-cell office:value-type="float" office:value="2100118">
            <text:p>2,100,118</text:p>
          </table:table-cell>
          <table:table-cell/>
          <table:table-cell office:value-type="float" office:value="704987">
            <text:p>704,987</text:p>
          </table:table-cell>
          <table:table-cell office:value-type="float" office:value="612287">
            <text:p>612,287</text:p>
          </table:table-cell>
          <table:table-cell office:value-type="float" office:value="239675">
            <text:p>239,675</text:p>
          </table:table-cell>
          <table:table-cell office:value-type="float" office:value="181832">
            <text:p>181,832</text:p>
          </table:table-cell>
          <table:table-cell office:value-type="float" office:value="103640">
            <text:p>103,640</text:p>
          </table:table-cell>
          <table:table-cell office:value-type="float" office:value="90438">
            <text:p>90,438</text:p>
          </table:table-cell>
          <table:table-cell table:number-columns-repeated="2"/>
          <table:table-cell office:value-type="float" office:value="1932859">
            <text:p>1,932,859</text:p>
          </table:table-cell>
          <table:table-cell table:number-columns-repeated="999"/>
        </table:table-row>
        <table:table-row table:style-name="ro1">
          <table:table-cell table:style-name="ce2" office:value-type="float" office:value="1906">
            <text:p>1906</text:p>
          </table:table-cell>
          <table:table-cell table:style-name="ce4" table:formula="of:=[.O117]" office:value-type="float" office:value="2126730">
            <text:p>2,126,730</text:p>
          </table:table-cell>
          <table:table-cell table:style-name="ce4" table:formula="of:=[.Y117]" office:value-type="float" office:value="1964755">
            <text:p>1,964,755</text:p>
          </table:table-cell>
          <table:table-cell table:style-name="ce4" table:formula="of:=[.B117]+[.C117]" office:value-type="float" office:value="4091485">
            <text:p>4,091,485</text:p>
          </table:table-cell>
          <table:table-cell table:style-name="ce5" table:formula="of:=[.B117]/[.C117]" office:value-type="float" office:value="1.08244030426185">
            <text:p>1.08</text:p>
          </table:table-cell>
          <table:table-cell/>
          <table:table-cell office:value-type="float" office:value="800820">
            <text:p>800,820</text:p>
          </table:table-cell>
          <table:table-cell office:value-type="float" office:value="600856">
            <text:p>600,856</text:p>
          </table:table-cell>
          <table:table-cell office:value-type="float" office:value="294063">
            <text:p>294,063</text:p>
          </table:table-cell>
          <table:table-cell office:value-type="float" office:value="188051">
            <text:p>188,051</text:p>
          </table:table-cell>
          <table:table-cell office:value-type="float" office:value="148061">
            <text:p>148,061</text:p>
          </table:table-cell>
          <table:table-cell office:value-type="float" office:value="94879">
            <text:p>94,879</text:p>
          </table:table-cell>
          <table:table-cell table:number-columns-repeated="2"/>
          <table:table-cell office:value-type="float" office:value="2126730">
            <text:p>2,126,730</text:p>
          </table:table-cell>
          <table:table-cell/>
          <table:table-cell office:value-type="float" office:value="720798">
            <text:p>720,798</text:p>
          </table:table-cell>
          <table:table-cell office:value-type="float" office:value="618976">
            <text:p>618,976</text:p>
          </table:table-cell>
          <table:table-cell office:value-type="float" office:value="244910">
            <text:p>244,910</text:p>
          </table:table-cell>
          <table:table-cell office:value-type="float" office:value="182366">
            <text:p>182,366</text:p>
          </table:table-cell>
          <table:table-cell office:value-type="float" office:value="107112">
            <text:p>107,112</text:p>
          </table:table-cell>
          <table:table-cell office:value-type="float" office:value="90593">
            <text:p>90,593</text:p>
          </table:table-cell>
          <table:table-cell table:number-columns-repeated="2"/>
          <table:table-cell office:value-type="float" office:value="1964755">
            <text:p>1,964,755</text:p>
          </table:table-cell>
          <table:table-cell table:number-columns-repeated="999"/>
        </table:table-row>
        <table:table-row table:style-name="ro1">
          <table:table-cell table:style-name="ce2" office:value-type="float" office:value="1907">
            <text:p>1907</text:p>
          </table:table-cell>
          <table:table-cell table:style-name="ce4" table:formula="of:=[.O118]" office:value-type="float" office:value="2160213">
            <text:p>2,160,213</text:p>
          </table:table-cell>
          <table:table-cell table:style-name="ce4" table:formula="of:=[.Y118]" office:value-type="float" office:value="2001509">
            <text:p>2,001,509</text:p>
          </table:table-cell>
          <table:table-cell table:style-name="ce4" table:formula="of:=[.B118]+[.C118]" office:value-type="float" office:value="4161722">
            <text:p>4,161,722</text:p>
          </table:table-cell>
          <table:table-cell table:style-name="ce5" table:formula="of:=[.B118]/[.C118]" office:value-type="float" office:value="1.07929217405468">
            <text:p>1.08</text:p>
          </table:table-cell>
          <table:table-cell/>
          <table:table-cell office:value-type="float" office:value="823413">
            <text:p>823,413</text:p>
          </table:table-cell>
          <table:table-cell office:value-type="float" office:value="605775">
            <text:p>605,775</text:p>
          </table:table-cell>
          <table:table-cell office:value-type="float" office:value="296670">
            <text:p>296,670</text:p>
          </table:table-cell>
          <table:table-cell office:value-type="float" office:value="191118">
            <text:p>191,118</text:p>
          </table:table-cell>
          <table:table-cell office:value-type="float" office:value="146264">
            <text:p>146,264</text:p>
          </table:table-cell>
          <table:table-cell office:value-type="float" office:value="96973">
            <text:p>96,973</text:p>
          </table:table-cell>
          <table:table-cell table:number-columns-repeated="2"/>
          <table:table-cell office:value-type="float" office:value="2160213">
            <text:p>2,160,213</text:p>
          </table:table-cell>
          <table:table-cell/>
          <table:table-cell office:value-type="float" office:value="738159">
            <text:p>738,159</text:p>
          </table:table-cell>
          <table:table-cell office:value-type="float" office:value="627032">
            <text:p>627,032</text:p>
          </table:table-cell>
          <table:table-cell office:value-type="float" office:value="249135">
            <text:p>249,135</text:p>
          </table:table-cell>
          <table:table-cell office:value-type="float" office:value="186282">
            <text:p>186,282</text:p>
          </table:table-cell>
          <table:table-cell office:value-type="float" office:value="108276">
            <text:p>108,276</text:p>
          </table:table-cell>
          <table:table-cell office:value-type="float" office:value="92625">
            <text:p>92,625</text:p>
          </table:table-cell>
          <table:table-cell table:number-columns-repeated="2"/>
          <table:table-cell office:value-type="float" office:value="2001509">
            <text:p>2,001,509</text:p>
          </table:table-cell>
          <table:table-cell table:number-columns-repeated="999"/>
        </table:table-row>
        <table:table-row table:style-name="ro1">
          <table:table-cell table:style-name="ce2" office:value-type="float" office:value="1908">
            <text:p>1908</text:p>
          </table:table-cell>
          <table:table-cell table:style-name="ce4" table:formula="of:=[.O119]" office:value-type="float" office:value="2193981">
            <text:p>2,193,981</text:p>
          </table:table-cell>
          <table:table-cell table:style-name="ce4" table:formula="of:=[.Y119]" office:value-type="float" office:value="2038297">
            <text:p>2,038,297</text:p>
          </table:table-cell>
          <table:table-cell table:style-name="ce4" table:formula="of:=[.B119]+[.C119]" office:value-type="float" office:value="4232278">
            <text:p>4,232,278</text:p>
          </table:table-cell>
          <table:table-cell table:style-name="ce5" table:formula="of:=[.B119]/[.C119]" office:value-type="float" office:value="1.07637944813734">
            <text:p>1.08</text:p>
          </table:table-cell>
          <table:table-cell/>
          <table:table-cell office:value-type="float" office:value="832419">
            <text:p>832,419</text:p>
          </table:table-cell>
          <table:table-cell office:value-type="float" office:value="614937">
            <text:p>614,937</text:p>
          </table:table-cell>
          <table:table-cell office:value-type="float" office:value="302370">
            <text:p>302,370</text:p>
          </table:table-cell>
          <table:table-cell office:value-type="float" office:value="197866">
            <text:p>197,866</text:p>
          </table:table-cell>
          <table:table-cell office:value-type="float" office:value="148447">
            <text:p>148,447</text:p>
          </table:table-cell>
          <table:table-cell office:value-type="float" office:value="97942">
            <text:p>97,942</text:p>
          </table:table-cell>
          <table:table-cell table:number-columns-repeated="2"/>
          <table:table-cell office:value-type="float" office:value="2193981">
            <text:p>2,193,981</text:p>
          </table:table-cell>
          <table:table-cell/>
          <table:table-cell office:value-type="float" office:value="751504">
            <text:p>751,504</text:p>
          </table:table-cell>
          <table:table-cell office:value-type="float" office:value="635512">
            <text:p>635,512</text:p>
          </table:table-cell>
          <table:table-cell office:value-type="float" office:value="254729">
            <text:p>254,729</text:p>
          </table:table-cell>
          <table:table-cell office:value-type="float" office:value="191537">
            <text:p>191,537</text:p>
          </table:table-cell>
          <table:table-cell office:value-type="float" office:value="111224">
            <text:p>111,224</text:p>
          </table:table-cell>
          <table:table-cell office:value-type="float" office:value="93791">
            <text:p>93,791</text:p>
          </table:table-cell>
          <table:table-cell table:number-columns-repeated="2"/>
          <table:table-cell office:value-type="float" office:value="2038297">
            <text:p>2,038,297</text:p>
          </table:table-cell>
          <table:table-cell table:number-columns-repeated="999"/>
        </table:table-row>
        <table:table-row table:style-name="ro1">
          <table:table-cell table:style-name="ce2" office:value-type="float" office:value="1909">
            <text:p>1909</text:p>
          </table:table-cell>
          <table:table-cell table:style-name="ce4" table:formula="of:=[.O120]" office:value-type="float" office:value="2242215">
            <text:p>2,242,215</text:p>
          </table:table-cell>
          <table:table-cell table:style-name="ce4" table:formula="of:=[.Y120]" office:value-type="float" office:value="2081745">
            <text:p>2,081,745</text:p>
          </table:table-cell>
          <table:table-cell table:style-name="ce4" table:formula="of:=[.B120]+[.C120]" office:value-type="float" office:value="4323960">
            <text:p>4,323,960</text:p>
          </table:table-cell>
          <table:table-cell table:style-name="ce5" table:formula="of:=[.B120]/[.C120]" office:value-type="float" office:value="1.07708436912302">
            <text:p>1.08</text:p>
          </table:table-cell>
          <table:table-cell/>
          <table:table-cell office:value-type="float" office:value="845228">
            <text:p>845,228</text:p>
          </table:table-cell>
          <table:table-cell office:value-type="float" office:value="631021">
            <text:p>631,021</text:p>
          </table:table-cell>
          <table:table-cell office:value-type="float" office:value="314481">
            <text:p>314,481</text:p>
          </table:table-cell>
          <table:table-cell office:value-type="float" office:value="201646">
            <text:p>201,646</text:p>
          </table:table-cell>
          <table:table-cell office:value-type="float" office:value="151325">
            <text:p>151,325</text:p>
          </table:table-cell>
          <table:table-cell office:value-type="float" office:value="98514">
            <text:p>98,514</text:p>
          </table:table-cell>
          <table:table-cell table:number-columns-repeated="2"/>
          <table:table-cell office:value-type="float" office:value="2242215">
            <text:p>2,242,215</text:p>
          </table:table-cell>
          <table:table-cell/>
          <table:table-cell office:value-type="float" office:value="768671">
            <text:p>768,671</text:p>
          </table:table-cell>
          <table:table-cell office:value-type="float" office:value="646001">
            <text:p>646,001</text:p>
          </table:table-cell>
          <table:table-cell office:value-type="float" office:value="263364">
            <text:p>263,364</text:p>
          </table:table-cell>
          <table:table-cell office:value-type="float" office:value="194754">
            <text:p>194,754</text:p>
          </table:table-cell>
          <table:table-cell office:value-type="float" office:value="114350">
            <text:p>114,350</text:p>
          </table:table-cell>
          <table:table-cell office:value-type="float" office:value="94605">
            <text:p>94,605</text:p>
          </table:table-cell>
          <table:table-cell table:number-columns-repeated="2"/>
          <table:table-cell office:value-type="float" office:value="2081745">
            <text:p>2,081,745</text:p>
          </table:table-cell>
          <table:table-cell table:number-columns-repeated="999"/>
        </table:table-row>
        <table:table-row table:style-name="ro1">
          <table:table-cell table:style-name="ce2" office:value-type="float" office:value="1910">
            <text:p>1910</text:p>
          </table:table-cell>
          <table:table-cell table:style-name="ce4" table:formula="of:=[.O121]" office:value-type="float" office:value="2296308">
            <text:p>2,296,308</text:p>
          </table:table-cell>
          <table:table-cell table:style-name="ce4" table:formula="of:=[.Y121]" office:value-type="float" office:value="2128775">
            <text:p>2,128,775</text:p>
          </table:table-cell>
          <table:table-cell table:style-name="ce4" table:formula="of:=[.B121]+[.C121]" office:value-type="float" office:value="4425083">
            <text:p>4,425,083</text:p>
          </table:table-cell>
          <table:table-cell table:style-name="ce5" table:formula="of:=[.B121]/[.C121]" office:value-type="float" office:value="1.07869925191718">
            <text:p>1.08</text:p>
          </table:table-cell>
          <table:table-cell/>
          <table:table-cell office:value-type="float" office:value="858181">
            <text:p>858,181</text:p>
          </table:table-cell>
          <table:table-cell office:value-type="float" office:value="646482">
            <text:p>646,482</text:p>
          </table:table-cell>
          <table:table-cell office:value-type="float" office:value="325513">
            <text:p>325,513</text:p>
          </table:table-cell>
          <table:table-cell office:value-type="float" office:value="209295">
            <text:p>209,295</text:p>
          </table:table-cell>
          <table:table-cell office:value-type="float" office:value="157971">
            <text:p>157,971</text:p>
          </table:table-cell>
          <table:table-cell office:value-type="float" office:value="98866">
            <text:p>98,866</text:p>
          </table:table-cell>
          <table:table-cell table:number-columns-repeated="2"/>
          <table:table-cell office:value-type="float" office:value="2296308">
            <text:p>2,296,308</text:p>
          </table:table-cell>
          <table:table-cell/>
          <table:table-cell office:value-type="float" office:value="785674">
            <text:p>785,674</text:p>
          </table:table-cell>
          <table:table-cell office:value-type="float" office:value="654926">
            <text:p>654,926</text:p>
          </table:table-cell>
          <table:table-cell office:value-type="float" office:value="273503">
            <text:p>273,503</text:p>
          </table:table-cell>
          <table:table-cell office:value-type="float" office:value="200874">
            <text:p>200,874</text:p>
          </table:table-cell>
          <table:table-cell office:value-type="float" office:value="118861">
            <text:p>118,861</text:p>
          </table:table-cell>
          <table:table-cell office:value-type="float" office:value="94937">
            <text:p>94,937</text:p>
          </table:table-cell>
          <table:table-cell table:number-columns-repeated="2"/>
          <table:table-cell office:value-type="float" office:value="2128775">
            <text:p>2,128,775</text:p>
          </table:table-cell>
          <table:table-cell table:number-columns-repeated="999"/>
        </table:table-row>
        <table:table-row table:style-name="ro1">
          <table:table-cell table:style-name="ce2" office:value-type="float" office:value="1911">
            <text:p>1911</text:p>
          </table:table-cell>
          <table:table-cell table:style-name="ce4" table:formula="of:=[.O122]" office:value-type="float" office:value="2382232">
            <text:p>2,382,232</text:p>
          </table:table-cell>
          <table:table-cell table:style-name="ce4" table:formula="of:=[.Y122]" office:value-type="float" office:value="2191554">
            <text:p>2,191,554</text:p>
          </table:table-cell>
          <table:table-cell table:style-name="ce4" table:formula="of:=[.B122]+[.C122]" office:value-type="float" office:value="4573786">
            <text:p>4,573,786</text:p>
          </table:table-cell>
          <table:table-cell table:style-name="ce5" table:formula="of:=[.B122]/[.C122]" office:value-type="float" office:value="1.08700584151702">
            <text:p>1.09</text:p>
          </table:table-cell>
          <table:table-cell/>
          <table:table-cell office:value-type="float" office:value="890578">
            <text:p>890,578</text:p>
          </table:table-cell>
          <table:table-cell office:value-type="float" office:value="668818">
            <text:p>668,818</text:p>
          </table:table-cell>
          <table:table-cell office:value-type="float" office:value="338969">
            <text:p>338,969</text:p>
          </table:table-cell>
          <table:table-cell office:value-type="float" office:value="214061">
            <text:p>214,061</text:p>
          </table:table-cell>
          <table:table-cell office:value-type="float" office:value="167993">
            <text:p>167,993</text:p>
          </table:table-cell>
          <table:table-cell office:value-type="float" office:value="98101">
            <text:p>98,101</text:p>
          </table:table-cell>
          <table:table-cell office:value-type="float" office:value="2644">
            <text:p>2,644</text:p>
          </table:table-cell>
          <table:table-cell office:value-type="float" office:value="1068">
            <text:p>1,068</text:p>
          </table:table-cell>
          <table:table-cell office:value-type="float" office:value="2382232">
            <text:p>2,382,232</text:p>
          </table:table-cell>
          <table:table-cell/>
          <table:table-cell office:value-type="float" office:value="808798">
            <text:p>808,798</text:p>
          </table:table-cell>
          <table:table-cell office:value-type="float" office:value="671075">
            <text:p>671,075</text:p>
          </table:table-cell>
          <table:table-cell office:value-type="float" office:value="284154">
            <text:p>284,154</text:p>
          </table:table-cell>
          <table:table-cell office:value-type="float" office:value="205331">
            <text:p>205,331</text:p>
          </table:table-cell>
          <table:table-cell office:value-type="float" office:value="125930">
            <text:p>125,930</text:p>
          </table:table-cell>
          <table:table-cell office:value-type="float" office:value="94824">
            <text:p>94,824</text:p>
          </table:table-cell>
          <table:table-cell office:value-type="float" office:value="589">
            <text:p>589</text:p>
          </table:table-cell>
          <table:table-cell office:value-type="float" office:value="853">
            <text:p>853</text:p>
          </table:table-cell>
          <table:table-cell office:value-type="float" office:value="2191554">
            <text:p>2,191,554</text:p>
          </table:table-cell>
          <table:table-cell table:number-columns-repeated="999"/>
        </table:table-row>
        <table:table-row table:style-name="ro1">
          <table:table-cell table:style-name="ce2" office:value-type="float" office:value="1912">
            <text:p>1912</text:p>
          </table:table-cell>
          <table:table-cell table:style-name="ce4" table:formula="of:=[.O123]" office:value-type="float" office:value="2478230">
            <text:p>2,478,230</text:p>
          </table:table-cell>
          <table:table-cell table:style-name="ce4" table:formula="of:=[.Y123]" office:value-type="float" office:value="2268359">
            <text:p>2,268,359</text:p>
          </table:table-cell>
          <table:table-cell table:style-name="ce4" table:formula="of:=[.B123]+[.C123]" office:value-type="float" office:value="4746589">
            <text:p>4,746,589</text:p>
          </table:table-cell>
          <table:table-cell table:style-name="ce5" table:formula="of:=[.B123]/[.C123]" office:value-type="float" office:value="1.09252106919584">
            <text:p>1.09</text:p>
          </table:table-cell>
          <table:table-cell/>
          <table:table-cell office:value-type="float" office:value="941555">
            <text:p>941,555</text:p>
          </table:table-cell>
          <table:table-cell office:value-type="float" office:value="690056">
            <text:p>690,056</text:p>
          </table:table-cell>
          <table:table-cell office:value-type="float" office:value="346511">
            <text:p>346,511</text:p>
          </table:table-cell>
          <table:table-cell office:value-type="float" office:value="221906">
            <text:p>221,906</text:p>
          </table:table-cell>
          <table:table-cell office:value-type="float" office:value="173897">
            <text:p>173,897</text:p>
          </table:table-cell>
          <table:table-cell office:value-type="float" office:value="100423">
            <text:p>100,423</text:p>
          </table:table-cell>
          <table:table-cell office:value-type="float" office:value="2808">
            <text:p>2,808</text:p>
          </table:table-cell>
          <table:table-cell office:value-type="float" office:value="1074">
            <text:p>1,074</text:p>
          </table:table-cell>
          <table:table-cell office:value-type="float" office:value="2478230">
            <text:p>2,478,230</text:p>
          </table:table-cell>
          <table:table-cell/>
          <table:table-cell office:value-type="float" office:value="843857">
            <text:p>843,857</text:p>
          </table:table-cell>
          <table:table-cell office:value-type="float" office:value="692497">
            <text:p>692,497</text:p>
          </table:table-cell>
          <table:table-cell office:value-type="float" office:value="292242">
            <text:p>292,242</text:p>
          </table:table-cell>
          <table:table-cell office:value-type="float" office:value="211041">
            <text:p>211,041</text:p>
          </table:table-cell>
          <table:table-cell office:value-type="float" office:value="131724">
            <text:p>131,724</text:p>
          </table:table-cell>
          <table:table-cell office:value-type="float" office:value="95504">
            <text:p>95,504</text:p>
          </table:table-cell>
          <table:table-cell office:value-type="float" office:value="628">
            <text:p>628</text:p>
          </table:table-cell>
          <table:table-cell office:value-type="float" office:value="866">
            <text:p>866</text:p>
          </table:table-cell>
          <table:table-cell office:value-type="float" office:value="2268359">
            <text:p>2,268,359</text:p>
          </table:table-cell>
          <table:table-cell table:number-columns-repeated="999"/>
        </table:table-row>
        <table:table-row table:style-name="ro1">
          <table:table-cell table:style-name="ce2" office:value-type="float" office:value="1913">
            <text:p>1913</text:p>
          </table:table-cell>
          <table:table-cell table:style-name="ce4" table:formula="of:=[.O124]" office:value-type="float" office:value="2554931">
            <text:p>2,554,931</text:p>
          </table:table-cell>
          <table:table-cell table:style-name="ce4" table:formula="of:=[.Y124]" office:value-type="float" office:value="2338810">
            <text:p>2,338,810</text:p>
          </table:table-cell>
          <table:table-cell table:style-name="ce4" table:formula="of:=[.B124]+[.C124]" office:value-type="float" office:value="4893741">
            <text:p>4,893,741</text:p>
          </table:table-cell>
          <table:table-cell table:style-name="ce5" table:formula="of:=[.B124]/[.C124]" office:value-type="float" office:value="1.092406394705">
            <text:p>1.09</text:p>
          </table:table-cell>
          <table:table-cell/>
          <table:table-cell office:value-type="float" office:value="973092">
            <text:p>973,092</text:p>
          </table:table-cell>
          <table:table-cell office:value-type="float" office:value="707444">
            <text:p>707,444</text:p>
          </table:table-cell>
          <table:table-cell office:value-type="float" office:value="360333">
            <text:p>360,333</text:p>
          </table:table-cell>
          <table:table-cell office:value-type="float" office:value="226813">
            <text:p>226,813</text:p>
          </table:table-cell>
          <table:table-cell office:value-type="float" office:value="180534">
            <text:p>180,534</text:p>
          </table:table-cell>
          <table:table-cell office:value-type="float" office:value="102695">
            <text:p>102,695</text:p>
          </table:table-cell>
          <table:table-cell office:value-type="float" office:value="2927">
            <text:p>2,927</text:p>
          </table:table-cell>
          <table:table-cell office:value-type="float" office:value="1093">
            <text:p>1,093</text:p>
          </table:table-cell>
          <table:table-cell office:value-type="float" office:value="2554931">
            <text:p>2,554,931</text:p>
          </table:table-cell>
          <table:table-cell/>
          <table:table-cell office:value-type="float" office:value="871635">
            <text:p>871,635</text:p>
          </table:table-cell>
          <table:table-cell office:value-type="float" office:value="707972">
            <text:p>707,972</text:p>
          </table:table-cell>
          <table:table-cell office:value-type="float" office:value="303478">
            <text:p>303,478</text:p>
          </table:table-cell>
          <table:table-cell office:value-type="float" office:value="217760">
            <text:p>217,760</text:p>
          </table:table-cell>
          <table:table-cell office:value-type="float" office:value="139401">
            <text:p>139,401</text:p>
          </table:table-cell>
          <table:table-cell office:value-type="float" office:value="96980">
            <text:p>96,980</text:p>
          </table:table-cell>
          <table:table-cell office:value-type="float" office:value="689">
            <text:p>689</text:p>
          </table:table-cell>
          <table:table-cell office:value-type="float" office:value="895">
            <text:p>895</text:p>
          </table:table-cell>
          <table:table-cell office:value-type="float" office:value="2338810">
            <text:p>2,338,810</text:p>
          </table:table-cell>
          <table:table-cell table:number-columns-repeated="999"/>
        </table:table-row>
        <table:table-row table:style-name="ro1">
          <table:table-cell table:style-name="ce2" office:value-type="float" office:value="1914">
            <text:p>1914</text:p>
          </table:table-cell>
          <table:table-cell table:style-name="ce4" table:formula="of:=[.O125]" office:value-type="float" office:value="2577576">
            <text:p>2,577,576</text:p>
          </table:table-cell>
          <table:table-cell table:style-name="ce4" table:formula="of:=[.Y125]" office:value-type="float" office:value="2394202">
            <text:p>2,394,202</text:p>
          </table:table-cell>
          <table:table-cell table:style-name="ce4" table:formula="of:=[.B125]+[.C125]" office:value-type="float" office:value="4971778">
            <text:p>4,971,778</text:p>
          </table:table-cell>
          <table:table-cell table:style-name="ce5" table:formula="of:=[.B125]/[.C125]" office:value-type="float" office:value="1.07659086409584">
            <text:p>1.08</text:p>
          </table:table-cell>
          <table:table-cell/>
          <table:table-cell office:value-type="float" office:value="982522">
            <text:p>982,522</text:p>
          </table:table-cell>
          <table:table-cell office:value-type="float" office:value="713307">
            <text:p>713,307</text:p>
          </table:table-cell>
          <table:table-cell office:value-type="float" office:value="369697">
            <text:p>369,697</text:p>
          </table:table-cell>
          <table:table-cell office:value-type="float" office:value="227679">
            <text:p>227,679</text:p>
          </table:table-cell>
          <table:table-cell office:value-type="float" office:value="178978">
            <text:p>178,978</text:p>
          </table:table-cell>
          <table:table-cell office:value-type="float" office:value="101171">
            <text:p>101,171</text:p>
          </table:table-cell>
          <table:table-cell office:value-type="float" office:value="3166">
            <text:p>3,166</text:p>
          </table:table-cell>
          <table:table-cell office:value-type="float" office:value="1056">
            <text:p>1,056</text:p>
          </table:table-cell>
          <table:table-cell office:value-type="float" office:value="2577576">
            <text:p>2,577,576</text:p>
          </table:table-cell>
          <table:table-cell/>
          <table:table-cell office:value-type="float" office:value="897719">
            <text:p>897,719</text:p>
          </table:table-cell>
          <table:table-cell office:value-type="float" office:value="721881">
            <text:p>721,881</text:p>
          </table:table-cell>
          <table:table-cell office:value-type="float" office:value="312102">
            <text:p>312,102</text:p>
          </table:table-cell>
          <table:table-cell office:value-type="float" office:value="220217">
            <text:p>220,217</text:p>
          </table:table-cell>
          <table:table-cell office:value-type="float" office:value="143111">
            <text:p>143,111</text:p>
          </table:table-cell>
          <table:table-cell office:value-type="float" office:value="97532">
            <text:p>97,532</text:p>
          </table:table-cell>
          <table:table-cell office:value-type="float" office:value="737">
            <text:p>737</text:p>
          </table:table-cell>
          <table:table-cell office:value-type="float" office:value="903">
            <text:p>903</text:p>
          </table:table-cell>
          <table:table-cell office:value-type="float" office:value="2394202">
            <text:p>2,394,202</text:p>
          </table:table-cell>
          <table:table-cell table:number-columns-repeated="999"/>
        </table:table-row>
        <table:table-row table:style-name="ro1">
          <table:table-cell table:style-name="ce2" office:value-type="float" office:value="1915">
            <text:p>1915</text:p>
          </table:table-cell>
          <table:table-cell table:style-name="ce4" table:formula="of:=[.O126]" office:value-type="float" office:value="2528076">
            <text:p>2,528,076</text:p>
          </table:table-cell>
          <table:table-cell table:style-name="ce4" table:formula="of:=[.Y126]" office:value-type="float" office:value="2441381">
            <text:p>2,441,381</text:p>
          </table:table-cell>
          <table:table-cell table:style-name="ce4" table:formula="of:=[.B126]+[.C126]" office:value-type="float" office:value="4969457">
            <text:p>4,969,457</text:p>
          </table:table-cell>
          <table:table-cell table:style-name="ce5" table:formula="of:=[.B126]/[.C126]" office:value-type="float" office:value="1.03551063926524">
            <text:p>1.04</text:p>
          </table:table-cell>
          <table:table-cell/>
          <table:table-cell office:value-type="float" office:value="972765">
            <text:p>972,765</text:p>
          </table:table-cell>
          <table:table-cell office:value-type="float" office:value="694210">
            <text:p>694,210</text:p>
          </table:table-cell>
          <table:table-cell office:value-type="float" office:value="366047">
            <text:p>366,047</text:p>
          </table:table-cell>
          <table:table-cell office:value-type="float" office:value="220967">
            <text:p>220,967</text:p>
          </table:table-cell>
          <table:table-cell office:value-type="float" office:value="170890">
            <text:p>170,890</text:p>
          </table:table-cell>
          <table:table-cell office:value-type="float" office:value="98653">
            <text:p>98,653</text:p>
          </table:table-cell>
          <table:table-cell office:value-type="float" office:value="3587">
            <text:p>3,587</text:p>
          </table:table-cell>
          <table:table-cell office:value-type="float" office:value="957">
            <text:p>957</text:p>
          </table:table-cell>
          <table:table-cell office:value-type="float" office:value="2528076">
            <text:p>2,528,076</text:p>
          </table:table-cell>
          <table:table-cell/>
          <table:table-cell office:value-type="float" office:value="920684">
            <text:p>920,684</text:p>
          </table:table-cell>
          <table:table-cell office:value-type="float" office:value="730235">
            <text:p>730,235</text:p>
          </table:table-cell>
          <table:table-cell office:value-type="float" office:value="319020">
            <text:p>319,020</text:p>
          </table:table-cell>
          <table:table-cell office:value-type="float" office:value="225018">
            <text:p>225,018</text:p>
          </table:table-cell>
          <table:table-cell office:value-type="float" office:value="145773">
            <text:p>145,773</text:p>
          </table:table-cell>
          <table:table-cell office:value-type="float" office:value="98883">
            <text:p>98,883</text:p>
          </table:table-cell>
          <table:table-cell office:value-type="float" office:value="896">
            <text:p>896</text:p>
          </table:table-cell>
          <table:table-cell office:value-type="float" office:value="872">
            <text:p>872</text:p>
          </table:table-cell>
          <table:table-cell office:value-type="float" office:value="2441381">
            <text:p>2,441,381</text:p>
          </table:table-cell>
          <table:table-cell table:number-columns-repeated="999"/>
        </table:table-row>
        <table:table-row table:style-name="ro1">
          <table:table-cell table:style-name="ce2" office:value-type="float" office:value="1916">
            <text:p>1916</text:p>
          </table:table-cell>
          <table:table-cell table:style-name="ce4" table:formula="of:=[.O127]" office:value-type="float" office:value="2437345">
            <text:p>2,437,345</text:p>
          </table:table-cell>
          <table:table-cell table:style-name="ce4" table:formula="of:=[.Y127]" office:value-type="float" office:value="2480604">
            <text:p>2,480,604</text:p>
          </table:table-cell>
          <table:table-cell table:style-name="ce4" table:formula="of:=[.B127]+[.C127]" office:value-type="float" office:value="4917949">
            <text:p>4,917,949</text:p>
          </table:table-cell>
          <table:table-cell table:style-name="ce5" table:formula="of:=[.B127]/[.C127]" office:value-type="float" office:value="0.982561102054177">
            <text:p>0.98</text:p>
          </table:table-cell>
          <table:table-cell/>
          <table:table-cell office:value-type="float" office:value="946105">
            <text:p>946,105</text:p>
          </table:table-cell>
          <table:table-cell office:value-type="float" office:value="666245">
            <text:p>666,245</text:p>
          </table:table-cell>
          <table:table-cell office:value-type="float" office:value="352271">
            <text:p>352,271</text:p>
          </table:table-cell>
          <table:table-cell office:value-type="float" office:value="212585">
            <text:p>212,585</text:p>
          </table:table-cell>
          <table:table-cell office:value-type="float" office:value="159237">
            <text:p>159,237</text:p>
          </table:table-cell>
          <table:table-cell office:value-type="float" office:value="95995">
            <text:p>95,995</text:p>
          </table:table-cell>
          <table:table-cell office:value-type="float" office:value="3713">
            <text:p>3,713</text:p>
          </table:table-cell>
          <table:table-cell office:value-type="float" office:value="1194">
            <text:p>1,194</text:p>
          </table:table-cell>
          <table:table-cell office:value-type="float" office:value="2437345">
            <text:p>2,437,345</text:p>
          </table:table-cell>
          <table:table-cell/>
          <table:table-cell office:value-type="float" office:value="938946">
            <text:p>938,946</text:p>
          </table:table-cell>
          <table:table-cell office:value-type="float" office:value="738418">
            <text:p>738,418</text:p>
          </table:table-cell>
          <table:table-cell office:value-type="float" office:value="324755">
            <text:p>324,755</text:p>
          </table:table-cell>
          <table:table-cell office:value-type="float" office:value="229253">
            <text:p>229,253</text:p>
          </table:table-cell>
          <table:table-cell office:value-type="float" office:value="147643">
            <text:p>147,643</text:p>
          </table:table-cell>
          <table:table-cell office:value-type="float" office:value="99608">
            <text:p>99,608</text:p>
          </table:table-cell>
          <table:table-cell office:value-type="float" office:value="952">
            <text:p>952</text:p>
          </table:table-cell>
          <table:table-cell office:value-type="float" office:value="1029">
            <text:p>1,029</text:p>
          </table:table-cell>
          <table:table-cell office:value-type="float" office:value="2480604">
            <text:p>2,480,604</text:p>
          </table:table-cell>
          <table:table-cell table:number-columns-repeated="999"/>
        </table:table-row>
        <table:table-row table:style-name="ro1">
          <table:table-cell table:style-name="ce2" office:value-type="float" office:value="1917">
            <text:p>1917</text:p>
          </table:table-cell>
          <table:table-cell table:style-name="ce4" table:formula="of:=[.O128]" office:value-type="float" office:value="2458935">
            <text:p>2,458,935</text:p>
          </table:table-cell>
          <table:table-cell table:style-name="ce4" table:formula="of:=[.Y128]" office:value-type="float" office:value="2523128">
            <text:p>2,523,128</text:p>
          </table:table-cell>
          <table:table-cell table:style-name="ce4" table:formula="of:=[.B128]+[.C128]" office:value-type="float" office:value="4982063">
            <text:p>4,982,063</text:p>
          </table:table-cell>
          <table:table-cell table:style-name="ce5" table:formula="of:=[.B128]/[.C128]" office:value-type="float" office:value="0.974558167481">
            <text:p>0.97</text:p>
          </table:table-cell>
          <table:table-cell/>
          <table:table-cell office:value-type="float" office:value="960403">
            <text:p>960,403</text:p>
          </table:table-cell>
          <table:table-cell office:value-type="float" office:value="671075">
            <text:p>671,075</text:p>
          </table:table-cell>
          <table:table-cell office:value-type="float" office:value="354497">
            <text:p>354,497</text:p>
          </table:table-cell>
          <table:table-cell office:value-type="float" office:value="213671">
            <text:p>213,671</text:p>
          </table:table-cell>
          <table:table-cell office:value-type="float" office:value="157532">
            <text:p>157,532</text:p>
          </table:table-cell>
          <table:table-cell office:value-type="float" office:value="96928">
            <text:p>96,928</text:p>
          </table:table-cell>
          <table:table-cell office:value-type="float" office:value="3749">
            <text:p>3,749</text:p>
          </table:table-cell>
          <table:table-cell office:value-type="float" office:value="1080">
            <text:p>1,080</text:p>
          </table:table-cell>
          <table:table-cell office:value-type="float" office:value="2458935">
            <text:p>2,458,935</text:p>
          </table:table-cell>
          <table:table-cell/>
          <table:table-cell office:value-type="float" office:value="959640">
            <text:p>959,640</text:p>
          </table:table-cell>
          <table:table-cell office:value-type="float" office:value="745985">
            <text:p>745,985</text:p>
          </table:table-cell>
          <table:table-cell office:value-type="float" office:value="332007">
            <text:p>332,007</text:p>
          </table:table-cell>
          <table:table-cell office:value-type="float" office:value="233036">
            <text:p>233,036</text:p>
          </table:table-cell>
          <table:table-cell office:value-type="float" office:value="149306">
            <text:p>149,306</text:p>
          </table:table-cell>
          <table:table-cell office:value-type="float" office:value="101077">
            <text:p>101,077</text:p>
          </table:table-cell>
          <table:table-cell office:value-type="float" office:value="1053">
            <text:p>1,053</text:p>
          </table:table-cell>
          <table:table-cell office:value-type="float" office:value="1024">
            <text:p>1,024</text:p>
          </table:table-cell>
          <table:table-cell office:value-type="float" office:value="2523128">
            <text:p>2,523,128</text:p>
          </table:table-cell>
          <table:table-cell table:number-columns-repeated="999"/>
        </table:table-row>
        <table:table-row table:style-name="ro1">
          <table:table-cell table:style-name="ce2" office:value-type="float" office:value="1918">
            <text:p>1918</text:p>
          </table:table-cell>
          <table:table-cell table:style-name="ce4" table:formula="of:=[.O129]" office:value-type="float" office:value="2516527">
            <text:p>2,516,527</text:p>
          </table:table-cell>
          <table:table-cell table:style-name="ce4" table:formula="of:=[.Y129]" office:value-type="float" office:value="2564385">
            <text:p>2,564,385</text:p>
          </table:table-cell>
          <table:table-cell table:style-name="ce4" table:formula="of:=[.B129]+[.C129]" office:value-type="float" office:value="5080912">
            <text:p>5,080,912</text:p>
          </table:table-cell>
          <table:table-cell table:style-name="ce5" table:formula="of:=[.B129]/[.C129]" office:value-type="float" office:value="0.98133743568146">
            <text:p>0.98</text:p>
          </table:table-cell>
          <table:table-cell/>
          <table:table-cell office:value-type="float" office:value="984796">
            <text:p>984,796</text:p>
          </table:table-cell>
          <table:table-cell office:value-type="float" office:value="684243">
            <text:p>684,243</text:p>
          </table:table-cell>
          <table:table-cell office:value-type="float" office:value="363154">
            <text:p>363,154</text:p>
          </table:table-cell>
          <table:table-cell office:value-type="float" office:value="219701">
            <text:p>219,701</text:p>
          </table:table-cell>
          <table:table-cell office:value-type="float" office:value="159865">
            <text:p>159,865</text:p>
          </table:table-cell>
          <table:table-cell office:value-type="float" office:value="100089">
            <text:p>100,089</text:p>
          </table:table-cell>
          <table:table-cell office:value-type="float" office:value="3500">
            <text:p>3,500</text:p>
          </table:table-cell>
          <table:table-cell office:value-type="float" office:value="1179">
            <text:p>1,179</text:p>
          </table:table-cell>
          <table:table-cell office:value-type="float" office:value="2516527">
            <text:p>2,516,527</text:p>
          </table:table-cell>
          <table:table-cell/>
          <table:table-cell office:value-type="float" office:value="977171">
            <text:p>977,171</text:p>
          </table:table-cell>
          <table:table-cell office:value-type="float" office:value="753002">
            <text:p>753,002</text:p>
          </table:table-cell>
          <table:table-cell office:value-type="float" office:value="341097">
            <text:p>341,097</text:p>
          </table:table-cell>
          <table:table-cell office:value-type="float" office:value="237851">
            <text:p>237,851</text:p>
          </table:table-cell>
          <table:table-cell office:value-type="float" office:value="150318">
            <text:p>150,318</text:p>
          </table:table-cell>
          <table:table-cell office:value-type="float" office:value="102754">
            <text:p>102,754</text:p>
          </table:table-cell>
          <table:table-cell office:value-type="float" office:value="1139">
            <text:p>1,139</text:p>
          </table:table-cell>
          <table:table-cell office:value-type="float" office:value="1053">
            <text:p>1,053</text:p>
          </table:table-cell>
          <table:table-cell office:value-type="float" office:value="2564385">
            <text:p>2,564,385</text:p>
          </table:table-cell>
          <table:table-cell table:number-columns-repeated="999"/>
        </table:table-row>
        <table:table-row table:style-name="ro1">
          <table:table-cell table:style-name="ce2" office:value-type="float" office:value="1919">
            <text:p>1919</text:p>
          </table:table-cell>
          <table:table-cell table:style-name="ce4" table:formula="of:=[.O130]" office:value-type="float" office:value="2698378">
            <text:p>2,698,378</text:p>
          </table:table-cell>
          <table:table-cell table:style-name="ce4" table:formula="of:=[.Y130]" office:value-type="float" office:value="2605196">
            <text:p>2,605,196</text:p>
          </table:table-cell>
          <table:table-cell table:style-name="ce4" table:formula="of:=[.B130]+[.C130]" office:value-type="float" office:value="5303574">
            <text:p>5,303,574</text:p>
          </table:table-cell>
          <table:table-cell table:style-name="ce5" table:formula="of:=[.B130]/[.C130]" office:value-type="float" office:value="1.03576775029595">
            <text:p>1.04</text:p>
          </table:table-cell>
          <table:table-cell/>
          <table:table-cell office:value-type="float" office:value="1042379">
            <text:p>1,042,379</text:p>
          </table:table-cell>
          <table:table-cell office:value-type="float" office:value="739956">
            <text:p>739,956</text:p>
          </table:table-cell>
          <table:table-cell office:value-type="float" office:value="390122">
            <text:p>390,122</text:p>
          </table:table-cell>
          <table:table-cell office:value-type="float" office:value="240203">
            <text:p>240,203</text:p>
          </table:table-cell>
          <table:table-cell office:value-type="float" office:value="174981">
            <text:p>174,981</text:p>
          </table:table-cell>
          <table:table-cell office:value-type="float" office:value="106352">
            <text:p>106,352</text:p>
          </table:table-cell>
          <table:table-cell office:value-type="float" office:value="3377">
            <text:p>3,377</text:p>
          </table:table-cell>
          <table:table-cell office:value-type="float" office:value="1008">
            <text:p>1,008</text:p>
          </table:table-cell>
          <table:table-cell office:value-type="float" office:value="2698378">
            <text:p>2,698,378</text:p>
          </table:table-cell>
          <table:table-cell/>
          <table:table-cell office:value-type="float" office:value="996368">
            <text:p>996,368</text:p>
          </table:table-cell>
          <table:table-cell office:value-type="float" office:value="763079">
            <text:p>763,079</text:p>
          </table:table-cell>
          <table:table-cell office:value-type="float" office:value="346016">
            <text:p>346,016</text:p>
          </table:table-cell>
          <table:table-cell office:value-type="float" office:value="241260">
            <text:p>241,260</text:p>
          </table:table-cell>
          <table:table-cell office:value-type="float" office:value="152879">
            <text:p>152,879</text:p>
          </table:table-cell>
          <table:table-cell office:value-type="float" office:value="103515">
            <text:p>103,515</text:p>
          </table:table-cell>
          <table:table-cell office:value-type="float" office:value="1168">
            <text:p>1,168</text:p>
          </table:table-cell>
          <table:table-cell office:value-type="float" office:value="911">
            <text:p>911</text:p>
          </table:table-cell>
          <table:table-cell office:value-type="float" office:value="2605196">
            <text:p>2,605,196</text:p>
          </table:table-cell>
          <table:table-cell table:number-columns-repeated="999"/>
        </table:table-row>
        <table:table-row table:style-name="ro1">
          <table:table-cell table:style-name="ce2" office:value-type="float" office:value="1920">
            <text:p>1920</text:p>
          </table:table-cell>
          <table:table-cell table:style-name="ce4" table:formula="of:=[.O131]" office:value-type="float" office:value="2751730">
            <text:p>2,751,730</text:p>
          </table:table-cell>
          <table:table-cell table:style-name="ce4" table:formula="of:=[.Y131]" office:value-type="float" office:value="2659567">
            <text:p>2,659,567</text:p>
          </table:table-cell>
          <table:table-cell table:style-name="ce4" table:formula="of:=[.B131]+[.C131]" office:value-type="float" office:value="5411297">
            <text:p>5,411,297</text:p>
          </table:table-cell>
          <table:table-cell table:style-name="ce5" table:formula="of:=[.B131]/[.C131]" office:value-type="float" office:value="1.03465338530671">
            <text:p>1.03</text:p>
          </table:table-cell>
          <table:table-cell/>
          <table:table-cell office:value-type="float" office:value="1067945">
            <text:p>1,067,945</text:p>
          </table:table-cell>
          <table:table-cell office:value-type="float" office:value="753803">
            <text:p>753,803</text:p>
          </table:table-cell>
          <table:table-cell office:value-type="float" office:value="396555">
            <text:p>396,555</text:p>
          </table:table-cell>
          <table:table-cell office:value-type="float" office:value="245300">
            <text:p>245,300</text:p>
          </table:table-cell>
          <table:table-cell office:value-type="float" office:value="176895">
            <text:p>176,895</text:p>
          </table:table-cell>
          <table:table-cell office:value-type="float" office:value="107259">
            <text:p>107,259</text:p>
          </table:table-cell>
          <table:table-cell office:value-type="float" office:value="2911">
            <text:p>2,911</text:p>
          </table:table-cell>
          <table:table-cell office:value-type="float" office:value="1062">
            <text:p>1,062</text:p>
          </table:table-cell>
          <table:table-cell office:value-type="float" office:value="2751730">
            <text:p>2,751,730</text:p>
          </table:table-cell>
          <table:table-cell/>
          <table:table-cell office:value-type="float" office:value="1023777">
            <text:p>1,023,777</text:p>
          </table:table-cell>
          <table:table-cell office:value-type="float" office:value="774106">
            <text:p>774,106</text:p>
          </table:table-cell>
          <table:table-cell office:value-type="float" office:value="354069">
            <text:p>354,069</text:p>
          </table:table-cell>
          <table:table-cell office:value-type="float" office:value="245706">
            <text:p>245,706</text:p>
          </table:table-cell>
          <table:table-cell office:value-type="float" office:value="154428">
            <text:p>154,428</text:p>
          </table:table-cell>
          <table:table-cell office:value-type="float" office:value="105493">
            <text:p>105,493</text:p>
          </table:table-cell>
          <table:table-cell office:value-type="float" office:value="1078">
            <text:p>1,078</text:p>
          </table:table-cell>
          <table:table-cell office:value-type="float" office:value="910">
            <text:p>910</text:p>
          </table:table-cell>
          <table:table-cell office:value-type="float" office:value="2659567">
            <text:p>2,659,567</text:p>
          </table:table-cell>
          <table:table-cell table:number-columns-repeated="999"/>
        </table:table-row>
        <table:table-row table:style-name="ro1">
          <table:table-cell table:style-name="ce2" office:value-type="float" office:value="1921">
            <text:p>1921</text:p>
          </table:table-cell>
          <table:table-cell table:style-name="ce4" table:formula="of:=[.O132]" office:value-type="float" office:value="2799415">
            <text:p>2,799,415</text:p>
          </table:table-cell>
          <table:table-cell table:style-name="ce4" table:formula="of:=[.Y132]" office:value-type="float" office:value="2711529">
            <text:p>2,711,529</text:p>
          </table:table-cell>
          <table:table-cell table:style-name="ce4" table:formula="of:=[.B132]+[.C132]" office:value-type="float" office:value="5510944">
            <text:p>5,510,944</text:p>
          </table:table-cell>
          <table:table-cell table:style-name="ce5" table:formula="of:=[.B132]/[.C132]" office:value-type="float" office:value="1.03241197125312">
            <text:p>1.03</text:p>
          </table:table-cell>
          <table:table-cell/>
          <table:table-cell office:value-type="float" office:value="1086454">
            <text:p>1,086,454</text:p>
          </table:table-cell>
          <table:table-cell office:value-type="float" office:value="765306">
            <text:p>765,306</text:p>
          </table:table-cell>
          <table:table-cell office:value-type="float" office:value="403261">
            <text:p>403,261</text:p>
          </table:table-cell>
          <table:table-cell office:value-type="float" office:value="251170">
            <text:p>251,170</text:p>
          </table:table-cell>
          <table:table-cell office:value-type="float" office:value="178968">
            <text:p>178,968</text:p>
          </table:table-cell>
          <table:table-cell office:value-type="float" office:value="110353">
            <text:p>110,353</text:p>
          </table:table-cell>
          <table:table-cell office:value-type="float" office:value="2765">
            <text:p>2,765</text:p>
          </table:table-cell>
          <table:table-cell office:value-type="float" office:value="1138">
            <text:p>1,138</text:p>
          </table:table-cell>
          <table:table-cell office:value-type="float" office:value="2799415">
            <text:p>2,799,415</text:p>
          </table:table-cell>
          <table:table-cell/>
          <table:table-cell office:value-type="float" office:value="1045236">
            <text:p>1,045,236</text:p>
          </table:table-cell>
          <table:table-cell office:value-type="float" office:value="785421">
            <text:p>785,421</text:p>
          </table:table-cell>
          <table:table-cell office:value-type="float" office:value="362463">
            <text:p>362,463</text:p>
          </table:table-cell>
          <table:table-cell office:value-type="float" office:value="250572">
            <text:p>250,572</text:p>
          </table:table-cell>
          <table:table-cell office:value-type="float" office:value="157580">
            <text:p>157,580</text:p>
          </table:table-cell>
          <table:table-cell office:value-type="float" office:value="108323">
            <text:p>108,323</text:p>
          </table:table-cell>
          <table:table-cell office:value-type="float" office:value="994">
            <text:p>994</text:p>
          </table:table-cell>
          <table:table-cell office:value-type="float" office:value="940">
            <text:p>940</text:p>
          </table:table-cell>
          <table:table-cell office:value-type="float" office:value="2711529">
            <text:p>2,711,529</text:p>
          </table:table-cell>
          <table:table-cell table:number-columns-repeated="999"/>
        </table:table-row>
        <table:table-row table:style-name="ro1">
          <table:table-cell table:style-name="ce2" office:value-type="float" office:value="1922">
            <text:p>1922</text:p>
          </table:table-cell>
          <table:table-cell table:style-name="ce4" table:formula="of:=[.O133]" office:value-type="float" office:value="2867825">
            <text:p>2,867,825</text:p>
          </table:table-cell>
          <table:table-cell table:style-name="ce4" table:formula="of:=[.Y133]" office:value-type="float" office:value="2769461">
            <text:p>2,769,461</text:p>
          </table:table-cell>
          <table:table-cell table:style-name="ce4" table:formula="of:=[.B133]+[.C133]" office:value-type="float" office:value="5637286">
            <text:p>5,637,286</text:p>
          </table:table-cell>
          <table:table-cell table:style-name="ce5" table:formula="of:=[.B133]/[.C133]" office:value-type="float" office:value="1.03551738045779">
            <text:p>1.04</text:p>
          </table:table-cell>
          <table:table-cell/>
          <table:table-cell office:value-type="float" office:value="1112319">
            <text:p>1,112,319</text:p>
          </table:table-cell>
          <table:table-cell office:value-type="float" office:value="789517">
            <text:p>789,517</text:p>
          </table:table-cell>
          <table:table-cell office:value-type="float" office:value="411955">
            <text:p>411,955</text:p>
          </table:table-cell>
          <table:table-cell office:value-type="float" office:value="255181">
            <text:p>255,181</text:p>
          </table:table-cell>
          <table:table-cell office:value-type="float" office:value="184471">
            <text:p>184,471</text:p>
          </table:table-cell>
          <table:table-cell office:value-type="float" office:value="110262">
            <text:p>110,262</text:p>
          </table:table-cell>
          <table:table-cell office:value-type="float" office:value="2653">
            <text:p>2,653</text:p>
          </table:table-cell>
          <table:table-cell office:value-type="float" office:value="1467">
            <text:p>1,467</text:p>
          </table:table-cell>
          <table:table-cell office:value-type="float" office:value="2867825">
            <text:p>2,867,825</text:p>
          </table:table-cell>
          <table:table-cell/>
          <table:table-cell office:value-type="float" office:value="1069198">
            <text:p>1,069,198</text:p>
          </table:table-cell>
          <table:table-cell office:value-type="float" office:value="800756">
            <text:p>800,756</text:p>
          </table:table-cell>
          <table:table-cell office:value-type="float" office:value="370424">
            <text:p>370,424</text:p>
          </table:table-cell>
          <table:table-cell office:value-type="float" office:value="256421">
            <text:p>256,421</text:p>
          </table:table-cell>
          <table:table-cell office:value-type="float" office:value="161073">
            <text:p>161,073</text:p>
          </table:table-cell>
          <table:table-cell office:value-type="float" office:value="109506">
            <text:p>109,506</text:p>
          </table:table-cell>
          <table:table-cell office:value-type="float" office:value="959">
            <text:p>959</text:p>
          </table:table-cell>
          <table:table-cell office:value-type="float" office:value="1124">
            <text:p>1,124</text:p>
          </table:table-cell>
          <table:table-cell office:value-type="float" office:value="2769461">
            <text:p>2,769,461</text:p>
          </table:table-cell>
          <table:table-cell table:number-columns-repeated="999"/>
        </table:table-row>
        <table:table-row table:style-name="ro1">
          <table:table-cell table:style-name="ce2" office:value-type="float" office:value="1923">
            <text:p>1923</text:p>
          </table:table-cell>
          <table:table-cell table:style-name="ce4" table:formula="of:=[.O134]" office:value-type="float" office:value="2932310">
            <text:p>2,932,310</text:p>
          </table:table-cell>
          <table:table-cell table:style-name="ce4" table:formula="of:=[.Y134]" office:value-type="float" office:value="2823676">
            <text:p>2,823,676</text:p>
          </table:table-cell>
          <table:table-cell table:style-name="ce4" table:formula="of:=[.B134]+[.C134]" office:value-type="float" office:value="5755986">
            <text:p>5,755,986</text:p>
          </table:table-cell>
          <table:table-cell table:style-name="ce5" table:formula="of:=[.B134]/[.C134]" office:value-type="float" office:value="1.03847254430041">
            <text:p>1.04</text:p>
          </table:table-cell>
          <table:table-cell/>
          <table:table-cell office:value-type="float" office:value="1134444">
            <text:p>1,134,444</text:p>
          </table:table-cell>
          <table:table-cell office:value-type="float" office:value="807884">
            <text:p>807,884</text:p>
          </table:table-cell>
          <table:table-cell office:value-type="float" office:value="422261">
            <text:p>422,261</text:p>
          </table:table-cell>
          <table:table-cell office:value-type="float" office:value="261681">
            <text:p>261,681</text:p>
          </table:table-cell>
          <table:table-cell office:value-type="float" office:value="191131">
            <text:p>191,131</text:p>
          </table:table-cell>
          <table:table-cell office:value-type="float" office:value="110760">
            <text:p>110,760</text:p>
          </table:table-cell>
          <table:table-cell office:value-type="float" office:value="2704">
            <text:p>2,704</text:p>
          </table:table-cell>
          <table:table-cell office:value-type="float" office:value="1445">
            <text:p>1,445</text:p>
          </table:table-cell>
          <table:table-cell office:value-type="float" office:value="2932310">
            <text:p>2,932,310</text:p>
          </table:table-cell>
          <table:table-cell/>
          <table:table-cell office:value-type="float" office:value="1088435">
            <text:p>1,088,435</text:p>
          </table:table-cell>
          <table:table-cell office:value-type="float" office:value="817571">
            <text:p>817,571</text:p>
          </table:table-cell>
          <table:table-cell office:value-type="float" office:value="379583">
            <text:p>379,583</text:p>
          </table:table-cell>
          <table:table-cell office:value-type="float" office:value="260531">
            <text:p>260,531</text:p>
          </table:table-cell>
          <table:table-cell office:value-type="float" office:value="165728">
            <text:p>165,728</text:p>
          </table:table-cell>
          <table:table-cell office:value-type="float" office:value="109651">
            <text:p>109,651</text:p>
          </table:table-cell>
          <table:table-cell office:value-type="float" office:value="946">
            <text:p>946</text:p>
          </table:table-cell>
          <table:table-cell office:value-type="float" office:value="1231">
            <text:p>1,231</text:p>
          </table:table-cell>
          <table:table-cell office:value-type="float" office:value="2823676">
            <text:p>2,823,676</text:p>
          </table:table-cell>
          <table:table-cell table:number-columns-repeated="999"/>
        </table:table-row>
        <table:table-row table:style-name="ro1">
          <table:table-cell table:style-name="ce2" office:value-type="float" office:value="1924">
            <text:p>1924</text:p>
          </table:table-cell>
          <table:table-cell table:style-name="ce4" table:formula="of:=[.O135]" office:value-type="float" office:value="2999567">
            <text:p>2,999,567</text:p>
          </table:table-cell>
          <table:table-cell table:style-name="ce4" table:formula="of:=[.Y135]" office:value-type="float" office:value="2882435">
            <text:p>2,882,435</text:p>
          </table:table-cell>
          <table:table-cell table:style-name="ce4" table:formula="of:=[.B135]+[.C135]" office:value-type="float" office:value="5882002">
            <text:p>5,882,002</text:p>
          </table:table-cell>
          <table:table-cell table:style-name="ce5" table:formula="of:=[.B135]/[.C135]" office:value-type="float" office:value="1.04063647575748">
            <text:p>1.04</text:p>
          </table:table-cell>
          <table:table-cell/>
          <table:table-cell office:value-type="float" office:value="1160794">
            <text:p>1,160,794</text:p>
          </table:table-cell>
          <table:table-cell office:value-type="float" office:value="825919">
            <text:p>825,919</text:p>
          </table:table-cell>
          <table:table-cell office:value-type="float" office:value="431847">
            <text:p>431,847</text:p>
          </table:table-cell>
          <table:table-cell office:value-type="float" office:value="268615">
            <text:p>268,615</text:p>
          </table:table-cell>
          <table:table-cell office:value-type="float" office:value="197676">
            <text:p>197,676</text:p>
          </table:table-cell>
          <table:table-cell office:value-type="float" office:value="110238">
            <text:p>110,238</text:p>
          </table:table-cell>
          <table:table-cell office:value-type="float" office:value="2782">
            <text:p>2,782</text:p>
          </table:table-cell>
          <table:table-cell office:value-type="float" office:value="1696">
            <text:p>1,696</text:p>
          </table:table-cell>
          <table:table-cell office:value-type="float" office:value="2999567">
            <text:p>2,999,567</text:p>
          </table:table-cell>
          <table:table-cell/>
          <table:table-cell office:value-type="float" office:value="1112229">
            <text:p>1,112,229</text:p>
          </table:table-cell>
          <table:table-cell office:value-type="float" office:value="831232">
            <text:p>831,232</text:p>
          </table:table-cell>
          <table:table-cell office:value-type="float" office:value="390237">
            <text:p>390,237</text:p>
          </table:table-cell>
          <table:table-cell office:value-type="float" office:value="266331">
            <text:p>266,331</text:p>
          </table:table-cell>
          <table:table-cell office:value-type="float" office:value="170648">
            <text:p>170,648</text:p>
          </table:table-cell>
          <table:table-cell office:value-type="float" office:value="109434">
            <text:p>109,434</text:p>
          </table:table-cell>
          <table:table-cell office:value-type="float" office:value="946">
            <text:p>946</text:p>
          </table:table-cell>
          <table:table-cell office:value-type="float" office:value="1378">
            <text:p>1,378</text:p>
          </table:table-cell>
          <table:table-cell office:value-type="float" office:value="2882435">
            <text:p>2,882,435</text:p>
          </table:table-cell>
          <table:table-cell table:number-columns-repeated="999"/>
        </table:table-row>
        <table:table-row table:style-name="ro1">
          <table:table-cell table:style-name="ce2" office:value-type="float" office:value="1925">
            <text:p>1925</text:p>
          </table:table-cell>
          <table:table-cell table:style-name="ce4" table:formula="of:=[.O136]" office:value-type="float" office:value="3063761">
            <text:p>3,063,761</text:p>
          </table:table-cell>
          <table:table-cell table:style-name="ce4" table:formula="of:=[.Y136]" office:value-type="float" office:value="2939266">
            <text:p>2,939,266</text:p>
          </table:table-cell>
          <table:table-cell table:style-name="ce4" table:formula="of:=[.B136]+[.C136]" office:value-type="float" office:value="6003027">
            <text:p>6,003,027</text:p>
          </table:table-cell>
          <table:table-cell table:style-name="ce5" table:formula="of:=[.B136]/[.C136]" office:value-type="float" office:value="1.04235581264166">
            <text:p>1.04</text:p>
          </table:table-cell>
          <table:table-cell/>
          <table:table-cell office:value-type="float" office:value="1184465">
            <text:p>1,184,465</text:p>
          </table:table-cell>
          <table:table-cell office:value-type="float" office:value="840817">
            <text:p>840,817</text:p>
          </table:table-cell>
          <table:table-cell office:value-type="float" office:value="444330">
            <text:p>444,330</text:p>
          </table:table-cell>
          <table:table-cell office:value-type="float" office:value="276265">
            <text:p>276,265</text:p>
          </table:table-cell>
          <table:table-cell office:value-type="float" office:value="202554">
            <text:p>202,554</text:p>
          </table:table-cell>
          <table:table-cell office:value-type="float" office:value="110172">
            <text:p>110,172</text:p>
          </table:table-cell>
          <table:table-cell office:value-type="float" office:value="2860">
            <text:p>2,860</text:p>
          </table:table-cell>
          <table:table-cell office:value-type="float" office:value="2298">
            <text:p>2,298</text:p>
          </table:table-cell>
          <table:table-cell office:value-type="float" office:value="3063761">
            <text:p>3,063,761</text:p>
          </table:table-cell>
          <table:table-cell/>
          <table:table-cell office:value-type="float" office:value="1137875">
            <text:p>1,137,875</text:p>
          </table:table-cell>
          <table:table-cell office:value-type="float" office:value="843234">
            <text:p>843,234</text:p>
          </table:table-cell>
          <table:table-cell office:value-type="float" office:value="400512">
            <text:p>400,512</text:p>
          </table:table-cell>
          <table:table-cell office:value-type="float" office:value="270783">
            <text:p>270,783</text:p>
          </table:table-cell>
          <table:table-cell office:value-type="float" office:value="174973">
            <text:p>174,973</text:p>
          </table:table-cell>
          <table:table-cell office:value-type="float" office:value="109192">
            <text:p>109,192</text:p>
          </table:table-cell>
          <table:table-cell office:value-type="float" office:value="961">
            <text:p>961</text:p>
          </table:table-cell>
          <table:table-cell office:value-type="float" office:value="1736">
            <text:p>1,736</text:p>
          </table:table-cell>
          <table:table-cell office:value-type="float" office:value="2939266">
            <text:p>2,939,266</text:p>
          </table:table-cell>
          <table:table-cell table:number-columns-repeated="999"/>
        </table:table-row>
        <table:table-row table:style-name="ro1">
          <table:table-cell table:style-name="ce2" office:value-type="float" office:value="1926">
            <text:p>1926</text:p>
          </table:table-cell>
          <table:table-cell table:style-name="ce4" table:formula="of:=[.O137]" office:value-type="float" office:value="3126802">
            <text:p>3,126,802</text:p>
          </table:table-cell>
          <table:table-cell table:style-name="ce4" table:formula="of:=[.Y137]" office:value-type="float" office:value="2997218">
            <text:p>2,997,218</text:p>
          </table:table-cell>
          <table:table-cell table:style-name="ce4" table:formula="of:=[.B137]+[.C137]" office:value-type="float" office:value="6124020">
            <text:p>6,124,020</text:p>
          </table:table-cell>
          <table:table-cell table:style-name="ce5" table:formula="of:=[.B137]/[.C137]" office:value-type="float" office:value="1.0432347597005">
            <text:p>1.04</text:p>
          </table:table-cell>
          <table:table-cell/>
          <table:table-cell office:value-type="float" office:value="1212046">
            <text:p>1,212,046</text:p>
          </table:table-cell>
          <table:table-cell office:value-type="float" office:value="855035">
            <text:p>855,035</text:p>
          </table:table-cell>
          <table:table-cell office:value-type="float" office:value="452968">
            <text:p>452,968</text:p>
          </table:table-cell>
          <table:table-cell office:value-type="float" office:value="285013">
            <text:p>285,013</text:p>
          </table:table-cell>
          <table:table-cell office:value-type="float" office:value="206797">
            <text:p>206,797</text:p>
          </table:table-cell>
          <table:table-cell office:value-type="float" office:value="108895">
            <text:p>108,895</text:p>
          </table:table-cell>
          <table:table-cell office:value-type="float" office:value="3146">
            <text:p>3,146</text:p>
          </table:table-cell>
          <table:table-cell office:value-type="float" office:value="2902">
            <text:p>2,902</text:p>
          </table:table-cell>
          <table:table-cell office:value-type="float" office:value="3126802">
            <text:p>3,126,802</text:p>
          </table:table-cell>
          <table:table-cell/>
          <table:table-cell office:value-type="float" office:value="1164632">
            <text:p>1,164,632</text:p>
          </table:table-cell>
          <table:table-cell office:value-type="float" office:value="856952">
            <text:p>856,952</text:p>
          </table:table-cell>
          <table:table-cell office:value-type="float" office:value="409518">
            <text:p>409,518</text:p>
          </table:table-cell>
          <table:table-cell office:value-type="float" office:value="275912">
            <text:p>275,912</text:p>
          </table:table-cell>
          <table:table-cell office:value-type="float" office:value="178436">
            <text:p>178,436</text:p>
          </table:table-cell>
          <table:table-cell office:value-type="float" office:value="108680">
            <text:p>108,680</text:p>
          </table:table-cell>
          <table:table-cell office:value-type="float" office:value="951">
            <text:p>951</text:p>
          </table:table-cell>
          <table:table-cell office:value-type="float" office:value="2137">
            <text:p>2,137</text:p>
          </table:table-cell>
          <table:table-cell office:value-type="float" office:value="2997218">
            <text:p>2,997,218</text:p>
          </table:table-cell>
          <table:table-cell table:number-columns-repeated="999"/>
        </table:table-row>
        <table:table-row table:style-name="ro1">
          <table:table-cell table:style-name="ce2" office:value-type="float" office:value="1927">
            <text:p>1927</text:p>
          </table:table-cell>
          <table:table-cell table:style-name="ce4" table:formula="of:=[.O138]" office:value-type="float" office:value="3194858">
            <text:p>3,194,858</text:p>
          </table:table-cell>
          <table:table-cell table:style-name="ce4" table:formula="of:=[.Y138]" office:value-type="float" office:value="3056158">
            <text:p>3,056,158</text:p>
          </table:table-cell>
          <table:table-cell table:style-name="ce4" table:formula="of:=[.B138]+[.C138]" office:value-type="float" office:value="6251016">
            <text:p>6,251,016</text:p>
          </table:table-cell>
          <table:table-cell table:style-name="ce5" table:formula="of:=[.B138]/[.C138]" office:value-type="float" office:value="1.04538377924178">
            <text:p>1.05</text:p>
          </table:table-cell>
          <table:table-cell/>
          <table:table-cell office:value-type="float" office:value="1241763">
            <text:p>1,241,763</text:p>
          </table:table-cell>
          <table:table-cell office:value-type="float" office:value="870718">
            <text:p>870,718</text:p>
          </table:table-cell>
          <table:table-cell office:value-type="float" office:value="460319">
            <text:p>460,319</text:p>
          </table:table-cell>
          <table:table-cell office:value-type="float" office:value="289303">
            <text:p>289,303</text:p>
          </table:table-cell>
          <table:table-cell office:value-type="float" office:value="215851">
            <text:p>215,851</text:p>
          </table:table-cell>
          <table:table-cell office:value-type="float" office:value="110013">
            <text:p>110,013</text:p>
          </table:table-cell>
          <table:table-cell office:value-type="float" office:value="3569">
            <text:p>3,569</text:p>
          </table:table-cell>
          <table:table-cell office:value-type="float" office:value="3322">
            <text:p>3,322</text:p>
          </table:table-cell>
          <table:table-cell office:value-type="float" office:value="3194858">
            <text:p>3,194,858</text:p>
          </table:table-cell>
          <table:table-cell/>
          <table:table-cell office:value-type="float" office:value="1191892">
            <text:p>1,191,892</text:p>
          </table:table-cell>
          <table:table-cell office:value-type="float" office:value="871114">
            <text:p>871,114</text:p>
          </table:table-cell>
          <table:table-cell office:value-type="float" office:value="416066">
            <text:p>416,066</text:p>
          </table:table-cell>
          <table:table-cell office:value-type="float" office:value="280327">
            <text:p>280,327</text:p>
          </table:table-cell>
          <table:table-cell office:value-type="float" office:value="184046">
            <text:p>184,046</text:p>
          </table:table-cell>
          <table:table-cell office:value-type="float" office:value="109138">
            <text:p>109,138</text:p>
          </table:table-cell>
          <table:table-cell office:value-type="float" office:value="1027">
            <text:p>1,027</text:p>
          </table:table-cell>
          <table:table-cell office:value-type="float" office:value="2548">
            <text:p>2,548</text:p>
          </table:table-cell>
          <table:table-cell office:value-type="float" office:value="3056158">
            <text:p>3,056,158</text:p>
          </table:table-cell>
          <table:table-cell table:number-columns-repeated="999"/>
        </table:table-row>
        <table:table-row table:style-name="ro1">
          <table:table-cell table:style-name="ce2" office:value-type="float" office:value="1928">
            <text:p>1928</text:p>
          </table:table-cell>
          <table:table-cell table:style-name="ce4" table:formula="of:=[.O139]" office:value-type="float" office:value="3247417">
            <text:p>3,247,417</text:p>
          </table:table-cell>
          <table:table-cell table:style-name="ce4" table:formula="of:=[.Y139]" office:value-type="float" office:value="3108353">
            <text:p>3,108,353</text:p>
          </table:table-cell>
          <table:table-cell table:style-name="ce4" table:formula="of:=[.B139]+[.C139]" office:value-type="float" office:value="6355770">
            <text:p>6,355,770</text:p>
          </table:table-cell>
          <table:table-cell table:style-name="ce5" table:formula="of:=[.B139]/[.C139]" office:value-type="float" office:value="1.04473880540595">
            <text:p>1.04</text:p>
          </table:table-cell>
          <table:table-cell/>
          <table:table-cell office:value-type="float" office:value="1266254">
            <text:p>1,266,254</text:p>
          </table:table-cell>
          <table:table-cell office:value-type="float" office:value="879478">
            <text:p>879,478</text:p>
          </table:table-cell>
          <table:table-cell office:value-type="float" office:value="468323">
            <text:p>468,323</text:p>
          </table:table-cell>
          <table:table-cell office:value-type="float" office:value="289639">
            <text:p>289,639</text:p>
          </table:table-cell>
          <table:table-cell office:value-type="float" office:value="225072">
            <text:p>225,072</text:p>
          </table:table-cell>
          <table:table-cell office:value-type="float" office:value="110750">
            <text:p>110,750</text:p>
          </table:table-cell>
          <table:table-cell office:value-type="float" office:value="3231">
            <text:p>3,231</text:p>
          </table:table-cell>
          <table:table-cell office:value-type="float" office:value="4670">
            <text:p>4,670</text:p>
          </table:table-cell>
          <table:table-cell office:value-type="float" office:value="3247417">
            <text:p>3,247,417</text:p>
          </table:table-cell>
          <table:table-cell/>
          <table:table-cell office:value-type="float" office:value="1216875">
            <text:p>1,216,875</text:p>
          </table:table-cell>
          <table:table-cell office:value-type="float" office:value="882268">
            <text:p>882,268</text:p>
          </table:table-cell>
          <table:table-cell office:value-type="float" office:value="422554">
            <text:p>422,554</text:p>
          </table:table-cell>
          <table:table-cell office:value-type="float" office:value="282948">
            <text:p>282,948</text:p>
          </table:table-cell>
          <table:table-cell office:value-type="float" office:value="189549">
            <text:p>189,549</text:p>
          </table:table-cell>
          <table:table-cell office:value-type="float" office:value="109569">
            <text:p>109,569</text:p>
          </table:table-cell>
          <table:table-cell office:value-type="float" office:value="1023">
            <text:p>1,023</text:p>
          </table:table-cell>
          <table:table-cell office:value-type="float" office:value="3567">
            <text:p>3,567</text:p>
          </table:table-cell>
          <table:table-cell office:value-type="float" office:value="3108353">
            <text:p>3,108,353</text:p>
          </table:table-cell>
          <table:table-cell table:number-columns-repeated="999"/>
        </table:table-row>
        <table:table-row table:style-name="ro1">
          <table:table-cell table:style-name="ce2" office:value-type="float" office:value="1929">
            <text:p>1929</text:p>
          </table:table-cell>
          <table:table-cell table:style-name="ce4" table:formula="of:=[.O140]" office:value-type="float" office:value="3284095">
            <text:p>3,284,095</text:p>
          </table:table-cell>
          <table:table-cell table:style-name="ce4" table:formula="of:=[.Y140]" office:value-type="float" office:value="3152118">
            <text:p>3,152,118</text:p>
          </table:table-cell>
          <table:table-cell table:style-name="ce4" table:formula="of:=[.B140]+[.C140]" office:value-type="float" office:value="6436213">
            <text:p>6,436,213</text:p>
          </table:table-cell>
          <table:table-cell table:style-name="ce5" table:formula="of:=[.B140]/[.C140]" office:value-type="float" office:value="1.04186930819214">
            <text:p>1.04</text:p>
          </table:table-cell>
          <table:table-cell/>
          <table:table-cell office:value-type="float" office:value="1283241">
            <text:p>1,283,241</text:p>
          </table:table-cell>
          <table:table-cell office:value-type="float" office:value="886472">
            <text:p>886,472</text:p>
          </table:table-cell>
          <table:table-cell office:value-type="float" office:value="473948">
            <text:p>473,948</text:p>
          </table:table-cell>
          <table:table-cell office:value-type="float" office:value="288597">
            <text:p>288,597</text:p>
          </table:table-cell>
          <table:table-cell office:value-type="float" office:value="231361">
            <text:p>231,361</text:p>
          </table:table-cell>
          <table:table-cell office:value-type="float" office:value="112244">
            <text:p>112,244</text:p>
          </table:table-cell>
          <table:table-cell office:value-type="float" office:value="3496">
            <text:p>3,496</text:p>
          </table:table-cell>
          <table:table-cell office:value-type="float" office:value="4736">
            <text:p>4,736</text:p>
          </table:table-cell>
          <table:table-cell office:value-type="float" office:value="3284095">
            <text:p>3,284,095</text:p>
          </table:table-cell>
          <table:table-cell/>
          <table:table-cell office:value-type="float" office:value="1236452">
            <text:p>1,236,452</text:p>
          </table:table-cell>
          <table:table-cell office:value-type="float" office:value="891797">
            <text:p>891,797</text:p>
          </table:table-cell>
          <table:table-cell office:value-type="float" office:value="428188">
            <text:p>428,188</text:p>
          </table:table-cell>
          <table:table-cell office:value-type="float" office:value="284376">
            <text:p>284,376</text:p>
          </table:table-cell>
          <table:table-cell office:value-type="float" office:value="195276">
            <text:p>195,276</text:p>
          </table:table-cell>
          <table:table-cell office:value-type="float" office:value="111034">
            <text:p>111,034</text:p>
          </table:table-cell>
          <table:table-cell office:value-type="float" office:value="1284">
            <text:p>1,284</text:p>
          </table:table-cell>
          <table:table-cell office:value-type="float" office:value="3711">
            <text:p>3,711</text:p>
          </table:table-cell>
          <table:table-cell office:value-type="float" office:value="3152118">
            <text:p>3,152,118</text:p>
          </table:table-cell>
          <table:table-cell table:number-columns-repeated="999"/>
        </table:table-row>
        <table:table-row table:style-name="ro1">
          <table:table-cell table:style-name="ce2" office:value-type="float" office:value="1930">
            <text:p>1930</text:p>
          </table:table-cell>
          <table:table-cell table:style-name="ce4" table:formula="of:=[.O141]" office:value-type="float" office:value="3311722">
            <text:p>3,311,722</text:p>
          </table:table-cell>
          <table:table-cell table:style-name="ce4" table:formula="of:=[.Y141]" office:value-type="float" office:value="3189029">
            <text:p>3,189,029</text:p>
          </table:table-cell>
          <table:table-cell table:style-name="ce4" table:formula="of:=[.B141]+[.C141]" office:value-type="float" office:value="6500751">
            <text:p>6,500,751</text:p>
          </table:table-cell>
          <table:table-cell table:style-name="ce5" table:formula="of:=[.B141]/[.C141]" office:value-type="float" office:value="1.03847346637487">
            <text:p>1.04</text:p>
          </table:table-cell>
          <table:table-cell/>
          <table:table-cell office:value-type="float" office:value="1294419">
            <text:p>1,294,419</text:p>
          </table:table-cell>
          <table:table-cell office:value-type="float" office:value="892422">
            <text:p>892,422</text:p>
          </table:table-cell>
          <table:table-cell office:value-type="float" office:value="481559">
            <text:p>481,559</text:p>
          </table:table-cell>
          <table:table-cell office:value-type="float" office:value="288618">
            <text:p>288,618</text:p>
          </table:table-cell>
          <table:table-cell office:value-type="float" office:value="232868">
            <text:p>232,868</text:p>
          </table:table-cell>
          <table:table-cell office:value-type="float" office:value="113505">
            <text:p>113,505</text:p>
          </table:table-cell>
          <table:table-cell office:value-type="float" office:value="3599">
            <text:p>3,599</text:p>
          </table:table-cell>
          <table:table-cell office:value-type="float" office:value="4732">
            <text:p>4,732</text:p>
          </table:table-cell>
          <table:table-cell office:value-type="float" office:value="3311722">
            <text:p>3,311,722</text:p>
          </table:table-cell>
          <table:table-cell/>
          <table:table-cell office:value-type="float" office:value="1251934">
            <text:p>1,251,934</text:p>
          </table:table-cell>
          <table:table-cell office:value-type="float" office:value="900183">
            <text:p>900,183</text:p>
          </table:table-cell>
          <table:table-cell office:value-type="float" office:value="435177">
            <text:p>435,177</text:p>
          </table:table-cell>
          <table:table-cell office:value-type="float" office:value="285849">
            <text:p>285,849</text:p>
          </table:table-cell>
          <table:table-cell office:value-type="float" office:value="198742">
            <text:p>198,742</text:p>
          </table:table-cell>
          <table:table-cell office:value-type="float" office:value="111792">
            <text:p>111,792</text:p>
          </table:table-cell>
          <table:table-cell office:value-type="float" office:value="1365">
            <text:p>1,365</text:p>
          </table:table-cell>
          <table:table-cell office:value-type="float" office:value="3987">
            <text:p>3,987</text:p>
          </table:table-cell>
          <table:table-cell office:value-type="float" office:value="3189029">
            <text:p>3,189,029</text:p>
          </table:table-cell>
          <table:table-cell table:number-columns-repeated="999"/>
        </table:table-row>
        <table:table-row table:style-name="ro1">
          <table:table-cell table:style-name="ce2" office:value-type="float" office:value="1931">
            <text:p>1931</text:p>
          </table:table-cell>
          <table:table-cell table:style-name="ce4" table:formula="of:=[.O142]" office:value-type="float" office:value="3332577">
            <text:p>3,332,577</text:p>
          </table:table-cell>
          <table:table-cell table:style-name="ce4" table:formula="of:=[.Y142]" office:value-type="float" office:value="3220029">
            <text:p>3,220,029</text:p>
          </table:table-cell>
          <table:table-cell table:style-name="ce4" table:formula="of:=[.B142]+[.C142]" office:value-type="float" office:value="6552606">
            <text:p>6,552,606</text:p>
          </table:table-cell>
          <table:table-cell table:style-name="ce5" table:formula="of:=[.B142]/[.C142]" office:value-type="float" office:value="1.03495248024164">
            <text:p>1.03</text:p>
          </table:table-cell>
          <table:table-cell/>
          <table:table-cell office:value-type="float" office:value="1302893">
            <text:p>1,302,893</text:p>
          </table:table-cell>
          <table:table-cell office:value-type="float" office:value="896429">
            <text:p>896,429</text:p>
          </table:table-cell>
          <table:table-cell office:value-type="float" office:value="487932">
            <text:p>487,932</text:p>
          </table:table-cell>
          <table:table-cell office:value-type="float" office:value="289397">
            <text:p>289,397</text:p>
          </table:table-cell>
          <table:table-cell office:value-type="float" office:value="232397">
            <text:p>232,397</text:p>
          </table:table-cell>
          <table:table-cell office:value-type="float" office:value="115176">
            <text:p>115,176</text:p>
          </table:table-cell>
          <table:table-cell office:value-type="float" office:value="3462">
            <text:p>3,462</text:p>
          </table:table-cell>
          <table:table-cell office:value-type="float" office:value="4891">
            <text:p>4,891</text:p>
          </table:table-cell>
          <table:table-cell office:value-type="float" office:value="3332577">
            <text:p>3,332,577</text:p>
          </table:table-cell>
          <table:table-cell/>
          <table:table-cell office:value-type="float" office:value="1263421">
            <text:p>1,263,421</text:p>
          </table:table-cell>
          <table:table-cell office:value-type="float" office:value="907141">
            <text:p>907,141</text:p>
          </table:table-cell>
          <table:table-cell office:value-type="float" office:value="441794">
            <text:p>441,794</text:p>
          </table:table-cell>
          <table:table-cell office:value-type="float" office:value="287682">
            <text:p>287,682</text:p>
          </table:table-cell>
          <table:table-cell office:value-type="float" office:value="201289">
            <text:p>201,289</text:p>
          </table:table-cell>
          <table:table-cell office:value-type="float" office:value="113288">
            <text:p>113,288</text:p>
          </table:table-cell>
          <table:table-cell office:value-type="float" office:value="1384">
            <text:p>1,384</text:p>
          </table:table-cell>
          <table:table-cell office:value-type="float" office:value="4030">
            <text:p>4,030</text:p>
          </table:table-cell>
          <table:table-cell office:value-type="float" office:value="3220029">
            <text:p>3,220,029</text:p>
          </table:table-cell>
          <table:table-cell table:number-columns-repeated="999"/>
        </table:table-row>
        <table:table-row table:style-name="ro1">
          <table:table-cell table:style-name="ce2" office:value-type="float" office:value="1932">
            <text:p>1932</text:p>
          </table:table-cell>
          <table:table-cell table:style-name="ce4" table:formula="of:=[.O143]" office:value-type="float" office:value="3355465">
            <text:p>3,355,465</text:p>
          </table:table-cell>
          <table:table-cell table:style-name="ce4" table:formula="of:=[.Y143]" office:value-type="float" office:value="3248320">
            <text:p>3,248,320</text:p>
          </table:table-cell>
          <table:table-cell table:style-name="ce4" table:formula="of:=[.B143]+[.C143]" office:value-type="float" office:value="6603785">
            <text:p>6,603,785</text:p>
          </table:table-cell>
          <table:table-cell table:style-name="ce5" table:formula="of:=[.B143]/[.C143]" office:value-type="float" office:value="1.03298474288247">
            <text:p>1.03</text:p>
          </table:table-cell>
          <table:table-cell/>
          <table:table-cell office:value-type="float" office:value="1315003">
            <text:p>1,315,003</text:p>
          </table:table-cell>
          <table:table-cell office:value-type="float" office:value="900663">
            <text:p>900,663</text:p>
          </table:table-cell>
          <table:table-cell office:value-type="float" office:value="492516">
            <text:p>492,516</text:p>
          </table:table-cell>
          <table:table-cell office:value-type="float" office:value="290254">
            <text:p>290,254</text:p>
          </table:table-cell>
          <table:table-cell office:value-type="float" office:value="233049">
            <text:p>233,049</text:p>
          </table:table-cell>
          <table:table-cell office:value-type="float" office:value="116067">
            <text:p>116,067</text:p>
          </table:table-cell>
          <table:table-cell office:value-type="float" office:value="3353">
            <text:p>3,353</text:p>
          </table:table-cell>
          <table:table-cell office:value-type="float" office:value="4560">
            <text:p>4,560</text:p>
          </table:table-cell>
          <table:table-cell office:value-type="float" office:value="3355465">
            <text:p>3,355,465</text:p>
          </table:table-cell>
          <table:table-cell/>
          <table:table-cell office:value-type="float" office:value="1276728">
            <text:p>1,276,728</text:p>
          </table:table-cell>
          <table:table-cell office:value-type="float" office:value="912724">
            <text:p>912,724</text:p>
          </table:table-cell>
          <table:table-cell office:value-type="float" office:value="446581">
            <text:p>446,581</text:p>
          </table:table-cell>
          <table:table-cell office:value-type="float" office:value="289039">
            <text:p>289,039</text:p>
          </table:table-cell>
          <table:table-cell office:value-type="float" office:value="203271">
            <text:p>203,271</text:p>
          </table:table-cell>
          <table:table-cell office:value-type="float" office:value="114540">
            <text:p>114,540</text:p>
          </table:table-cell>
          <table:table-cell office:value-type="float" office:value="1433">
            <text:p>1,433</text:p>
          </table:table-cell>
          <table:table-cell office:value-type="float" office:value="4004">
            <text:p>4,004</text:p>
          </table:table-cell>
          <table:table-cell office:value-type="float" office:value="3248320">
            <text:p>3,248,320</text:p>
          </table:table-cell>
          <table:table-cell table:number-columns-repeated="999"/>
        </table:table-row>
        <table:table-row table:style-name="ro1">
          <table:table-cell table:style-name="ce2" office:value-type="float" office:value="1933">
            <text:p>1933</text:p>
          </table:table-cell>
          <table:table-cell table:style-name="ce4" table:formula="of:=[.O144]" office:value-type="float" office:value="3379049">
            <text:p>3,379,049</text:p>
          </table:table-cell>
          <table:table-cell table:style-name="ce4" table:formula="of:=[.Y144]" office:value-type="float" office:value="3277646">
            <text:p>3,277,646</text:p>
          </table:table-cell>
          <table:table-cell table:style-name="ce4" table:formula="of:=[.B144]+[.C144]" office:value-type="float" office:value="6656695">
            <text:p>6,656,695</text:p>
          </table:table-cell>
          <table:table-cell table:style-name="ce5" table:formula="of:=[.B144]/[.C144]" office:value-type="float" office:value="1.03093775227709">
            <text:p>1.03</text:p>
          </table:table-cell>
          <table:table-cell/>
          <table:table-cell office:value-type="float" office:value="1324913">
            <text:p>1,324,913</text:p>
          </table:table-cell>
          <table:table-cell office:value-type="float" office:value="904868">
            <text:p>904,868</text:p>
          </table:table-cell>
          <table:table-cell office:value-type="float" office:value="497460">
            <text:p>497,460</text:p>
          </table:table-cell>
          <table:table-cell office:value-type="float" office:value="291727">
            <text:p>291,727</text:p>
          </table:table-cell>
          <table:table-cell office:value-type="float" office:value="234744">
            <text:p>234,744</text:p>
          </table:table-cell>
          <table:table-cell office:value-type="float" office:value="116922">
            <text:p>116,922</text:p>
          </table:table-cell>
          <table:table-cell office:value-type="float" office:value="3373">
            <text:p>3,373</text:p>
          </table:table-cell>
          <table:table-cell office:value-type="float" office:value="5042">
            <text:p>5,042</text:p>
          </table:table-cell>
          <table:table-cell office:value-type="float" office:value="3379049">
            <text:p>3,379,049</text:p>
          </table:table-cell>
          <table:table-cell/>
          <table:table-cell office:value-type="float" office:value="1288691">
            <text:p>1,288,691</text:p>
          </table:table-cell>
          <table:table-cell office:value-type="float" office:value="919349">
            <text:p>919,349</text:p>
          </table:table-cell>
          <table:table-cell office:value-type="float" office:value="451684">
            <text:p>451,684</text:p>
          </table:table-cell>
          <table:table-cell office:value-type="float" office:value="291019">
            <text:p>291,019</text:p>
          </table:table-cell>
          <table:table-cell office:value-type="float" office:value="205898">
            <text:p>205,898</text:p>
          </table:table-cell>
          <table:table-cell office:value-type="float" office:value="115253">
            <text:p>115,253</text:p>
          </table:table-cell>
          <table:table-cell office:value-type="float" office:value="1454">
            <text:p>1,454</text:p>
          </table:table-cell>
          <table:table-cell office:value-type="float" office:value="4298">
            <text:p>4,298</text:p>
          </table:table-cell>
          <table:table-cell office:value-type="float" office:value="3277646">
            <text:p>3,277,646</text:p>
          </table:table-cell>
          <table:table-cell table:number-columns-repeated="999"/>
        </table:table-row>
        <table:table-row table:style-name="ro1">
          <table:table-cell table:style-name="ce2" office:value-type="float" office:value="1934">
            <text:p>1934</text:p>
          </table:table-cell>
          <table:table-cell table:style-name="ce4" table:formula="of:=[.O145]" office:value-type="float" office:value="3401865">
            <text:p>3,401,865</text:p>
          </table:table-cell>
          <table:table-cell table:style-name="ce4" table:formula="of:=[.Y145]" office:value-type="float" office:value="3305382">
            <text:p>3,305,382</text:p>
          </table:table-cell>
          <table:table-cell table:style-name="ce4" table:formula="of:=[.B145]+[.C145]" office:value-type="float" office:value="6707247">
            <text:p>6,707,247</text:p>
          </table:table-cell>
          <table:table-cell table:style-name="ce5" table:formula="of:=[.B145]/[.C145]" office:value-type="float" office:value="1.02918966703395">
            <text:p>1.03</text:p>
          </table:table-cell>
          <table:table-cell/>
          <table:table-cell office:value-type="float" office:value="1335351">
            <text:p>1,335,351</text:p>
          </table:table-cell>
          <table:table-cell office:value-type="float" office:value="909806">
            <text:p>909,806</text:p>
          </table:table-cell>
          <table:table-cell office:value-type="float" office:value="502483">
            <text:p>502,483</text:p>
          </table:table-cell>
          <table:table-cell office:value-type="float" office:value="292531">
            <text:p>292,531</text:p>
          </table:table-cell>
          <table:table-cell office:value-type="float" office:value="236140">
            <text:p>236,140</text:p>
          </table:table-cell>
          <table:table-cell office:value-type="float" office:value="117043">
            <text:p>117,043</text:p>
          </table:table-cell>
          <table:table-cell office:value-type="float" office:value="3446">
            <text:p>3,446</text:p>
          </table:table-cell>
          <table:table-cell office:value-type="float" office:value="5065">
            <text:p>5,065</text:p>
          </table:table-cell>
          <table:table-cell office:value-type="float" office:value="3401865">
            <text:p>3,401,865</text:p>
          </table:table-cell>
          <table:table-cell/>
          <table:table-cell office:value-type="float" office:value="1301112">
            <text:p>1,301,112</text:p>
          </table:table-cell>
          <table:table-cell office:value-type="float" office:value="926854">
            <text:p>926,854</text:p>
          </table:table-cell>
          <table:table-cell office:value-type="float" office:value="457361">
            <text:p>457,361</text:p>
          </table:table-cell>
          <table:table-cell office:value-type="float" office:value="291958">
            <text:p>291,958</text:p>
          </table:table-cell>
          <table:table-cell office:value-type="float" office:value="207589">
            <text:p>207,589</text:p>
          </table:table-cell>
          <table:table-cell office:value-type="float" office:value="114595">
            <text:p>114,595</text:p>
          </table:table-cell>
          <table:table-cell office:value-type="float" office:value="1522">
            <text:p>1,522</text:p>
          </table:table-cell>
          <table:table-cell office:value-type="float" office:value="4391">
            <text:p>4,391</text:p>
          </table:table-cell>
          <table:table-cell office:value-type="float" office:value="3305382">
            <text:p>3,305,382</text:p>
          </table:table-cell>
          <table:table-cell table:number-columns-repeated="999"/>
        </table:table-row>
        <table:table-row table:style-name="ro1">
          <table:table-cell table:style-name="ce2" office:value-type="float" office:value="1935">
            <text:p>1935</text:p>
          </table:table-cell>
          <table:table-cell table:style-name="ce4" table:formula="of:=[.O146]" office:value-type="float" office:value="3423038">
            <text:p>3,423,038</text:p>
          </table:table-cell>
          <table:table-cell table:style-name="ce4" table:formula="of:=[.Y146]" office:value-type="float" office:value="3332624">
            <text:p>3,332,624</text:p>
          </table:table-cell>
          <table:table-cell table:style-name="ce4" table:formula="of:=[.B146]+[.C146]" office:value-type="float" office:value="6755662">
            <text:p>6,755,662</text:p>
          </table:table-cell>
          <table:table-cell table:style-name="ce5" table:formula="of:=[.B146]/[.C146]" office:value-type="float" office:value="1.02712997325831">
            <text:p>1.03</text:p>
          </table:table-cell>
          <table:table-cell/>
          <table:table-cell office:value-type="float" office:value="1344696">
            <text:p>1,344,696</text:p>
          </table:table-cell>
          <table:table-cell office:value-type="float" office:value="910740">
            <text:p>910,740</text:p>
          </table:table-cell>
          <table:table-cell office:value-type="float" office:value="508348">
            <text:p>508,348</text:p>
          </table:table-cell>
          <table:table-cell office:value-type="float" office:value="293667">
            <text:p>293,667</text:p>
          </table:table-cell>
          <table:table-cell office:value-type="float" office:value="238739">
            <text:p>238,739</text:p>
          </table:table-cell>
          <table:table-cell office:value-type="float" office:value="118124">
            <text:p>118,124</text:p>
          </table:table-cell>
          <table:table-cell office:value-type="float" office:value="3490">
            <text:p>3,490</text:p>
          </table:table-cell>
          <table:table-cell office:value-type="float" office:value="5234">
            <text:p>5,234</text:p>
          </table:table-cell>
          <table:table-cell office:value-type="float" office:value="3423038">
            <text:p>3,423,038</text:p>
          </table:table-cell>
          <table:table-cell/>
          <table:table-cell office:value-type="float" office:value="1313376">
            <text:p>1,313,376</text:p>
          </table:table-cell>
          <table:table-cell office:value-type="float" office:value="930855">
            <text:p>930,855</text:p>
          </table:table-cell>
          <table:table-cell office:value-type="float" office:value="462949">
            <text:p>462,949</text:p>
          </table:table-cell>
          <table:table-cell office:value-type="float" office:value="293095">
            <text:p>293,095</text:p>
          </table:table-cell>
          <table:table-cell office:value-type="float" office:value="210884">
            <text:p>210,884</text:p>
          </table:table-cell>
          <table:table-cell office:value-type="float" office:value="115299">
            <text:p>115,299</text:p>
          </table:table-cell>
          <table:table-cell office:value-type="float" office:value="1640">
            <text:p>1,640</text:p>
          </table:table-cell>
          <table:table-cell office:value-type="float" office:value="4526">
            <text:p>4,526</text:p>
          </table:table-cell>
          <table:table-cell office:value-type="float" office:value="3332624">
            <text:p>3,332,624</text:p>
          </table:table-cell>
          <table:table-cell table:number-columns-repeated="999"/>
        </table:table-row>
        <table:table-row table:style-name="ro1">
          <table:table-cell table:style-name="ce2" office:value-type="float" office:value="1936">
            <text:p>1936</text:p>
          </table:table-cell>
          <table:table-cell table:style-name="ce4" table:formula="of:=[.O147]" office:value-type="float" office:value="3448026">
            <text:p>3,448,026</text:p>
          </table:table-cell>
          <table:table-cell table:style-name="ce4" table:formula="of:=[.Y147]" office:value-type="float" office:value="3362387">
            <text:p>3,362,387</text:p>
          </table:table-cell>
          <table:table-cell table:style-name="ce4" table:formula="of:=[.B147]+[.C147]" office:value-type="float" office:value="6810413">
            <text:p>6,810,413</text:p>
          </table:table-cell>
          <table:table-cell table:style-name="ce5" table:formula="of:=[.B147]/[.C147]" office:value-type="float" office:value="1.02546970351717">
            <text:p>1.03</text:p>
          </table:table-cell>
          <table:table-cell/>
          <table:table-cell office:value-type="float" office:value="1356004">
            <text:p>1,356,004</text:p>
          </table:table-cell>
          <table:table-cell office:value-type="float" office:value="913959">
            <text:p>913,959</text:p>
          </table:table-cell>
          <table:table-cell office:value-type="float" office:value="514150">
            <text:p>514,150</text:p>
          </table:table-cell>
          <table:table-cell office:value-type="float" office:value="294835">
            <text:p>294,835</text:p>
          </table:table-cell>
          <table:table-cell office:value-type="float" office:value="240827">
            <text:p>240,827</text:p>
          </table:table-cell>
          <table:table-cell office:value-type="float" office:value="119038">
            <text:p>119,038</text:p>
          </table:table-cell>
          <table:table-cell office:value-type="float" office:value="3607">
            <text:p>3,607</text:p>
          </table:table-cell>
          <table:table-cell office:value-type="float" office:value="5606">
            <text:p>5,606</text:p>
          </table:table-cell>
          <table:table-cell office:value-type="float" office:value="3448026">
            <text:p>3,448,026</text:p>
          </table:table-cell>
          <table:table-cell/>
          <table:table-cell office:value-type="float" office:value="1326316">
            <text:p>1,326,316</text:p>
          </table:table-cell>
          <table:table-cell office:value-type="float" office:value="935648">
            <text:p>935,648</text:p>
          </table:table-cell>
          <table:table-cell office:value-type="float" office:value="468828">
            <text:p>468,828</text:p>
          </table:table-cell>
          <table:table-cell office:value-type="float" office:value="294935">
            <text:p>294,935</text:p>
          </table:table-cell>
          <table:table-cell office:value-type="float" office:value="213373">
            <text:p>213,373</text:p>
          </table:table-cell>
          <table:table-cell office:value-type="float" office:value="116735">
            <text:p>116,735</text:p>
          </table:table-cell>
          <table:table-cell office:value-type="float" office:value="1754">
            <text:p>1,754</text:p>
          </table:table-cell>
          <table:table-cell office:value-type="float" office:value="4798">
            <text:p>4,798</text:p>
          </table:table-cell>
          <table:table-cell office:value-type="float" office:value="3362387">
            <text:p>3,362,387</text:p>
          </table:table-cell>
          <table:table-cell table:number-columns-repeated="999"/>
        </table:table-row>
        <table:table-row table:style-name="ro1">
          <table:table-cell table:style-name="ce2" office:value-type="float" office:value="1937">
            <text:p>1937</text:p>
          </table:table-cell>
          <table:table-cell table:style-name="ce4" table:formula="of:=[.O148]" office:value-type="float" office:value="3476286">
            <text:p>3,476,286</text:p>
          </table:table-cell>
          <table:table-cell table:style-name="ce4" table:formula="of:=[.Y148]" office:value-type="float" office:value="3395206">
            <text:p>3,395,206</text:p>
          </table:table-cell>
          <table:table-cell table:style-name="ce4" table:formula="of:=[.B148]+[.C148]" office:value-type="float" office:value="6871492">
            <text:p>6,871,492</text:p>
          </table:table-cell>
          <table:table-cell table:style-name="ce5" table:formula="of:=[.B148]/[.C148]" office:value-type="float" office:value="1.02388073065375">
            <text:p>1.02</text:p>
          </table:table-cell>
          <table:table-cell/>
          <table:table-cell office:value-type="float" office:value="1369186">
            <text:p>1,369,186</text:p>
          </table:table-cell>
          <table:table-cell office:value-type="float" office:value="916974">
            <text:p>916,974</text:p>
          </table:table-cell>
          <table:table-cell office:value-type="float" office:value="519679">
            <text:p>519,679</text:p>
          </table:table-cell>
          <table:table-cell office:value-type="float" office:value="295653">
            <text:p>295,653</text:p>
          </table:table-cell>
          <table:table-cell office:value-type="float" office:value="244050">
            <text:p>244,050</text:p>
          </table:table-cell>
          <table:table-cell office:value-type="float" office:value="121136">
            <text:p>121,136</text:p>
          </table:table-cell>
          <table:table-cell office:value-type="float" office:value="3656">
            <text:p>3,656</text:p>
          </table:table-cell>
          <table:table-cell office:value-type="float" office:value="5952">
            <text:p>5,952</text:p>
          </table:table-cell>
          <table:table-cell office:value-type="float" office:value="3476286">
            <text:p>3,476,286</text:p>
          </table:table-cell>
          <table:table-cell/>
          <table:table-cell office:value-type="float" office:value="1342357">
            <text:p>1,342,357</text:p>
          </table:table-cell>
          <table:table-cell office:value-type="float" office:value="940017">
            <text:p>940,017</text:p>
          </table:table-cell>
          <table:table-cell office:value-type="float" office:value="474901">
            <text:p>474,901</text:p>
          </table:table-cell>
          <table:table-cell office:value-type="float" office:value="296144">
            <text:p>296,144</text:p>
          </table:table-cell>
          <table:table-cell office:value-type="float" office:value="216492">
            <text:p>216,492</text:p>
          </table:table-cell>
          <table:table-cell office:value-type="float" office:value="118434">
            <text:p>118,434</text:p>
          </table:table-cell>
          <table:table-cell office:value-type="float" office:value="1770">
            <text:p>1,770</text:p>
          </table:table-cell>
          <table:table-cell office:value-type="float" office:value="5091">
            <text:p>5,091</text:p>
          </table:table-cell>
          <table:table-cell office:value-type="float" office:value="3395206">
            <text:p>3,395,206</text:p>
          </table:table-cell>
          <table:table-cell table:number-columns-repeated="999"/>
        </table:table-row>
        <table:table-row table:style-name="ro1">
          <table:table-cell table:style-name="ce2" office:value-type="float" office:value="1938">
            <text:p>1938</text:p>
          </table:table-cell>
          <table:table-cell table:style-name="ce4" table:formula="of:=[.O149]" office:value-type="float" office:value="3507543">
            <text:p>3,507,543</text:p>
          </table:table-cell>
          <table:table-cell table:style-name="ce4" table:formula="of:=[.Y149]" office:value-type="float" office:value="3428366">
            <text:p>3,428,366</text:p>
          </table:table-cell>
          <table:table-cell table:style-name="ce4" table:formula="of:=[.B149]+[.C149]" office:value-type="float" office:value="6935909">
            <text:p>6,935,909</text:p>
          </table:table-cell>
          <table:table-cell table:style-name="ce5" table:formula="of:=[.B149]/[.C149]" office:value-type="float" office:value="1.02309467542264">
            <text:p>1.02</text:p>
          </table:table-cell>
          <table:table-cell/>
          <table:table-cell office:value-type="float" office:value="1381054">
            <text:p>1,381,054</text:p>
          </table:table-cell>
          <table:table-cell office:value-type="float" office:value="924034">
            <text:p>924,034</text:p>
          </table:table-cell>
          <table:table-cell office:value-type="float" office:value="525264">
            <text:p>525,264</text:p>
          </table:table-cell>
          <table:table-cell office:value-type="float" office:value="297604">
            <text:p>297,604</text:p>
          </table:table-cell>
          <table:table-cell office:value-type="float" office:value="246943">
            <text:p>246,943</text:p>
          </table:table-cell>
          <table:table-cell office:value-type="float" office:value="122427">
            <text:p>122,427</text:p>
          </table:table-cell>
          <table:table-cell office:value-type="float" office:value="3841">
            <text:p>3,841</text:p>
          </table:table-cell>
          <table:table-cell office:value-type="float" office:value="6376">
            <text:p>6,376</text:p>
          </table:table-cell>
          <table:table-cell office:value-type="float" office:value="3507543">
            <text:p>3,507,543</text:p>
          </table:table-cell>
          <table:table-cell/>
          <table:table-cell office:value-type="float" office:value="1356137">
            <text:p>1,356,137</text:p>
          </table:table-cell>
          <table:table-cell office:value-type="float" office:value="947065">
            <text:p>947,065</text:p>
          </table:table-cell>
          <table:table-cell office:value-type="float" office:value="480259">
            <text:p>480,259</text:p>
          </table:table-cell>
          <table:table-cell office:value-type="float" office:value="298238">
            <text:p>298,238</text:p>
          </table:table-cell>
          <table:table-cell office:value-type="float" office:value="219741">
            <text:p>219,741</text:p>
          </table:table-cell>
          <table:table-cell office:value-type="float" office:value="119692">
            <text:p>119,692</text:p>
          </table:table-cell>
          <table:table-cell office:value-type="float" office:value="1889">
            <text:p>1,889</text:p>
          </table:table-cell>
          <table:table-cell office:value-type="float" office:value="5345">
            <text:p>5,345</text:p>
          </table:table-cell>
          <table:table-cell office:value-type="float" office:value="3428366">
            <text:p>3,428,366</text:p>
          </table:table-cell>
          <table:table-cell table:number-columns-repeated="999"/>
        </table:table-row>
        <table:table-row table:style-name="ro1">
          <table:table-cell table:style-name="ce2" office:value-type="float" office:value="1939">
            <text:p>1939</text:p>
          </table:table-cell>
          <table:table-cell table:style-name="ce4" table:formula="of:=[.O150]" office:value-type="float" office:value="3538660">
            <text:p>3,538,660</text:p>
          </table:table-cell>
          <table:table-cell table:style-name="ce4" table:formula="of:=[.Y150]" office:value-type="float" office:value="3466252">
            <text:p>3,466,252</text:p>
          </table:table-cell>
          <table:table-cell table:style-name="ce4" table:formula="of:=[.B150]+[.C150]" office:value-type="float" office:value="7004912">
            <text:p>7,004,912</text:p>
          </table:table-cell>
          <table:table-cell table:style-name="ce5" table:formula="of:=[.B150]/[.C150]" office:value-type="float" office:value="1.02088942177314">
            <text:p>1.02</text:p>
          </table:table-cell>
          <table:table-cell/>
          <table:table-cell office:value-type="float" office:value="1393358">
            <text:p>1,393,358</text:p>
          </table:table-cell>
          <table:table-cell office:value-type="float" office:value="929470">
            <text:p>929,470</text:p>
          </table:table-cell>
          <table:table-cell office:value-type="float" office:value="532038">
            <text:p>532,038</text:p>
          </table:table-cell>
          <table:table-cell office:value-type="float" office:value="299212">
            <text:p>299,212</text:p>
          </table:table-cell>
          <table:table-cell office:value-type="float" office:value="249065">
            <text:p>249,065</text:p>
          </table:table-cell>
          <table:table-cell office:value-type="float" office:value="123194">
            <text:p>123,194</text:p>
          </table:table-cell>
          <table:table-cell office:value-type="float" office:value="5136">
            <text:p>5,136</text:p>
          </table:table-cell>
          <table:table-cell office:value-type="float" office:value="7187">
            <text:p>7,187</text:p>
          </table:table-cell>
          <table:table-cell office:value-type="float" office:value="3538660">
            <text:p>3,538,660</text:p>
          </table:table-cell>
          <table:table-cell/>
          <table:table-cell office:value-type="float" office:value="1373057">
            <text:p>1,373,057</text:p>
          </table:table-cell>
          <table:table-cell office:value-type="float" office:value="953663">
            <text:p>953,663</text:p>
          </table:table-cell>
          <table:table-cell office:value-type="float" office:value="488057">
            <text:p>488,057</text:p>
          </table:table-cell>
          <table:table-cell office:value-type="float" office:value="300101">
            <text:p>300,101</text:p>
          </table:table-cell>
          <table:table-cell office:value-type="float" office:value="223315">
            <text:p>223,315</text:p>
          </table:table-cell>
          <table:table-cell office:value-type="float" office:value="120062">
            <text:p>120,062</text:p>
          </table:table-cell>
          <table:table-cell office:value-type="float" office:value="2151">
            <text:p>2,151</text:p>
          </table:table-cell>
          <table:table-cell office:value-type="float" office:value="5846">
            <text:p>5,846</text:p>
          </table:table-cell>
          <table:table-cell office:value-type="float" office:value="3466252">
            <text:p>3,466,252</text:p>
          </table:table-cell>
          <table:table-cell table:number-columns-repeated="999"/>
        </table:table-row>
        <table:table-row table:style-name="ro1">
          <table:table-cell table:style-name="ce2" office:value-type="float" office:value="1940">
            <text:p>1940</text:p>
          </table:table-cell>
          <table:table-cell table:style-name="ce4" table:formula="of:=[.O151]" office:value-type="float" office:value="3570508">
            <text:p>3,570,508</text:p>
          </table:table-cell>
          <table:table-cell table:style-name="ce4" table:formula="of:=[.Y151]" office:value-type="float" office:value="3507078">
            <text:p>3,507,078</text:p>
          </table:table-cell>
          <table:table-cell table:style-name="ce4" table:formula="of:=[.B151]+[.C151]" office:value-type="float" office:value="7077586">
            <text:p>7,077,586</text:p>
          </table:table-cell>
          <table:table-cell table:style-name="ce5" table:formula="of:=[.B151]/[.C151]" office:value-type="float" office:value="1.01808628151413">
            <text:p>1.02</text:p>
          </table:table-cell>
          <table:table-cell/>
          <table:table-cell office:value-type="float" office:value="1402297">
            <text:p>1,402,297</text:p>
          </table:table-cell>
          <table:table-cell office:value-type="float" office:value="947037">
            <text:p>947,037</text:p>
          </table:table-cell>
          <table:table-cell office:value-type="float" office:value="536712">
            <text:p>536,712</text:p>
          </table:table-cell>
          <table:table-cell office:value-type="float" office:value="297885">
            <text:p>297,885</text:p>
          </table:table-cell>
          <table:table-cell office:value-type="float" office:value="248734">
            <text:p>248,734</text:p>
          </table:table-cell>
          <table:table-cell office:value-type="float" office:value="123650">
            <text:p>123,650</text:p>
          </table:table-cell>
          <table:table-cell office:value-type="float" office:value="6337">
            <text:p>6,337</text:p>
          </table:table-cell>
          <table:table-cell office:value-type="float" office:value="7856">
            <text:p>7,856</text:p>
          </table:table-cell>
          <table:table-cell office:value-type="float" office:value="3570508">
            <text:p>3,570,508</text:p>
          </table:table-cell>
          <table:table-cell/>
          <table:table-cell office:value-type="float" office:value="1388651">
            <text:p>1,388,651</text:p>
          </table:table-cell>
          <table:table-cell office:value-type="float" office:value="967881">
            <text:p>967,881</text:p>
          </table:table-cell>
          <table:table-cell office:value-type="float" office:value="494740">
            <text:p>494,740</text:p>
          </table:table-cell>
          <table:table-cell office:value-type="float" office:value="301171">
            <text:p>301,171</text:p>
          </table:table-cell>
          <table:table-cell office:value-type="float" office:value="225342">
            <text:p>225,342</text:p>
          </table:table-cell>
          <table:table-cell office:value-type="float" office:value="120352">
            <text:p>120,352</text:p>
          </table:table-cell>
          <table:table-cell office:value-type="float" office:value="2637">
            <text:p>2,637</text:p>
          </table:table-cell>
          <table:table-cell office:value-type="float" office:value="6304">
            <text:p>6,304</text:p>
          </table:table-cell>
          <table:table-cell office:value-type="float" office:value="3507078">
            <text:p>3,507,078</text:p>
          </table:table-cell>
          <table:table-cell table:number-columns-repeated="999"/>
        </table:table-row>
        <table:table-row table:style-name="ro1">
          <table:table-cell table:style-name="ce2" office:value-type="float" office:value="1941">
            <text:p>1941</text:p>
          </table:table-cell>
          <table:table-cell table:style-name="ce4" table:formula="of:=[.O152]" office:value-type="float" office:value="3598644">
            <text:p>3,598,644</text:p>
          </table:table-cell>
          <table:table-cell table:style-name="ce4" table:formula="of:=[.Y152]" office:value-type="float" office:value="3544954">
            <text:p>3,544,954</text:p>
          </table:table-cell>
          <table:table-cell table:style-name="ce4" table:formula="of:=[.B152]+[.C152]" office:value-type="float" office:value="7143598">
            <text:p>7,143,598</text:p>
          </table:table-cell>
          <table:table-cell table:style-name="ce5" table:formula="of:=[.B152]/[.C152]" office:value-type="float" office:value="1.01514547156324">
            <text:p>1.02</text:p>
          </table:table-cell>
          <table:table-cell/>
          <table:table-cell office:value-type="float" office:value="1410509">
            <text:p>1,410,509</text:p>
          </table:table-cell>
          <table:table-cell office:value-type="float" office:value="964619">
            <text:p>964,619</text:p>
          </table:table-cell>
          <table:table-cell office:value-type="float" office:value="537879">
            <text:p>537,879</text:p>
          </table:table-cell>
          <table:table-cell office:value-type="float" office:value="301645">
            <text:p>301,645</text:p>
          </table:table-cell>
          <table:table-cell office:value-type="float" office:value="246842">
            <text:p>246,842</text:p>
          </table:table-cell>
          <table:table-cell office:value-type="float" office:value="122153">
            <text:p>122,153</text:p>
          </table:table-cell>
          <table:table-cell office:value-type="float" office:value="7264">
            <text:p>7,264</text:p>
          </table:table-cell>
          <table:table-cell office:value-type="float" office:value="7733">
            <text:p>7,733</text:p>
          </table:table-cell>
          <table:table-cell office:value-type="float" office:value="3598644">
            <text:p>3,598,644</text:p>
          </table:table-cell>
          <table:table-cell/>
          <table:table-cell office:value-type="float" office:value="1402547">
            <text:p>1,402,547</text:p>
          </table:table-cell>
          <table:table-cell office:value-type="float" office:value="981806">
            <text:p>981,806</text:p>
          </table:table-cell>
          <table:table-cell office:value-type="float" office:value="500592">
            <text:p>500,592</text:p>
          </table:table-cell>
          <table:table-cell office:value-type="float" office:value="304721">
            <text:p>304,721</text:p>
          </table:table-cell>
          <table:table-cell office:value-type="float" office:value="226371">
            <text:p>226,371</text:p>
          </table:table-cell>
          <table:table-cell office:value-type="float" office:value="119982">
            <text:p>119,982</text:p>
          </table:table-cell>
          <table:table-cell office:value-type="float" office:value="2505">
            <text:p>2,505</text:p>
          </table:table-cell>
          <table:table-cell office:value-type="float" office:value="6430">
            <text:p>6,430</text:p>
          </table:table-cell>
          <table:table-cell office:value-type="float" office:value="3544954">
            <text:p>3,544,954</text:p>
          </table:table-cell>
          <table:table-cell table:number-columns-repeated="999"/>
        </table:table-row>
        <table:table-row table:style-name="ro1">
          <table:table-cell table:style-name="ce2" office:value-type="float" office:value="1942">
            <text:p>1942</text:p>
          </table:table-cell>
          <table:table-cell table:style-name="ce4" table:formula="of:=[.O153]" office:value-type="float" office:value="3619699">
            <text:p>3,619,699</text:p>
          </table:table-cell>
          <table:table-cell table:style-name="ce4" table:formula="of:=[.Y153]" office:value-type="float" office:value="3581397">
            <text:p>3,581,397</text:p>
          </table:table-cell>
          <table:table-cell table:style-name="ce4" table:formula="of:=[.B153]+[.C153]" office:value-type="float" office:value="7201096">
            <text:p>7,201,096</text:p>
          </table:table-cell>
          <table:table-cell table:style-name="ce5" table:formula="of:=[.B153]/[.C153]" office:value-type="float" office:value="1.01069470935504">
            <text:p>1.01</text:p>
          </table:table-cell>
          <table:table-cell/>
          <table:table-cell office:value-type="float" office:value="1427739">
            <text:p>1,427,739</text:p>
          </table:table-cell>
          <table:table-cell office:value-type="float" office:value="970729">
            <text:p>970,729</text:p>
          </table:table-cell>
          <table:table-cell office:value-type="float" office:value="534767">
            <text:p>534,767</text:p>
          </table:table-cell>
          <table:table-cell office:value-type="float" office:value="303511">
            <text:p>303,511</text:p>
          </table:table-cell>
          <table:table-cell office:value-type="float" office:value="246816">
            <text:p>246,816</text:p>
          </table:table-cell>
          <table:table-cell office:value-type="float" office:value="122440">
            <text:p>122,440</text:p>
          </table:table-cell>
          <table:table-cell office:value-type="float" office:value="6056">
            <text:p>6,056</text:p>
          </table:table-cell>
          <table:table-cell office:value-type="float" office:value="7641">
            <text:p>7,641</text:p>
          </table:table-cell>
          <table:table-cell office:value-type="float" office:value="3619699">
            <text:p>3,619,699</text:p>
          </table:table-cell>
          <table:table-cell/>
          <table:table-cell office:value-type="float" office:value="1420401">
            <text:p>1,420,401</text:p>
          </table:table-cell>
          <table:table-cell office:value-type="float" office:value="991829">
            <text:p>991,829</text:p>
          </table:table-cell>
          <table:table-cell office:value-type="float" office:value="503158">
            <text:p>503,158</text:p>
          </table:table-cell>
          <table:table-cell office:value-type="float" office:value="307467">
            <text:p>307,467</text:p>
          </table:table-cell>
          <table:table-cell office:value-type="float" office:value="229839">
            <text:p>229,839</text:p>
          </table:table-cell>
          <table:table-cell office:value-type="float" office:value="119997">
            <text:p>119,997</text:p>
          </table:table-cell>
          <table:table-cell office:value-type="float" office:value="2235">
            <text:p>2,235</text:p>
          </table:table-cell>
          <table:table-cell office:value-type="float" office:value="6471">
            <text:p>6,471</text:p>
          </table:table-cell>
          <table:table-cell office:value-type="float" office:value="3581397">
            <text:p>3,581,397</text:p>
          </table:table-cell>
          <table:table-cell table:number-columns-repeated="999"/>
        </table:table-row>
        <table:table-row table:style-name="ro1">
          <table:table-cell table:style-name="ce2" office:value-type="float" office:value="1943">
            <text:p>1943</text:p>
          </table:table-cell>
          <table:table-cell table:style-name="ce4" table:formula="of:=[.O154]" office:value-type="float" office:value="3648159">
            <text:p>3,648,159</text:p>
          </table:table-cell>
          <table:table-cell table:style-name="ce4" table:formula="of:=[.Y154]" office:value-type="float" office:value="3621499">
            <text:p>3,621,499</text:p>
          </table:table-cell>
          <table:table-cell table:style-name="ce4" table:formula="of:=[.B154]+[.C154]" office:value-type="float" office:value="7269658">
            <text:p>7,269,658</text:p>
          </table:table-cell>
          <table:table-cell table:style-name="ce5" table:formula="of:=[.B154]/[.C154]" office:value-type="float" office:value="1.00736159253392">
            <text:p>1.01</text:p>
          </table:table-cell>
          <table:table-cell/>
          <table:table-cell office:value-type="float" office:value="1436177">
            <text:p>1,436,177</text:p>
          </table:table-cell>
          <table:table-cell office:value-type="float" office:value="979549">
            <text:p>979,549</text:p>
          </table:table-cell>
          <table:table-cell office:value-type="float" office:value="542738">
            <text:p>542,738</text:p>
          </table:table-cell>
          <table:table-cell office:value-type="float" office:value="305655">
            <text:p>305,655</text:p>
          </table:table-cell>
          <table:table-cell office:value-type="float" office:value="246389">
            <text:p>246,389</text:p>
          </table:table-cell>
          <table:table-cell office:value-type="float" office:value="123067">
            <text:p>123,067</text:p>
          </table:table-cell>
          <table:table-cell office:value-type="float" office:value="7216">
            <text:p>7,216</text:p>
          </table:table-cell>
          <table:table-cell office:value-type="float" office:value="7368">
            <text:p>7,368</text:p>
          </table:table-cell>
          <table:table-cell office:value-type="float" office:value="3648159">
            <text:p>3,648,159</text:p>
          </table:table-cell>
          <table:table-cell/>
          <table:table-cell office:value-type="float" office:value="1434534">
            <text:p>1,434,534</text:p>
          </table:table-cell>
          <table:table-cell office:value-type="float" office:value="1002067">
            <text:p>1,002,067</text:p>
          </table:table-cell>
          <table:table-cell office:value-type="float" office:value="511846">
            <text:p>511,846</text:p>
          </table:table-cell>
          <table:table-cell office:value-type="float" office:value="310372">
            <text:p>310,372</text:p>
          </table:table-cell>
          <table:table-cell office:value-type="float" office:value="231875">
            <text:p>231,875</text:p>
          </table:table-cell>
          <table:table-cell office:value-type="float" office:value="121186">
            <text:p>121,186</text:p>
          </table:table-cell>
          <table:table-cell office:value-type="float" office:value="3189">
            <text:p>3,189</text:p>
          </table:table-cell>
          <table:table-cell office:value-type="float" office:value="6430">
            <text:p>6,430</text:p>
          </table:table-cell>
          <table:table-cell office:value-type="float" office:value="3621499">
            <text:p>3,621,499</text:p>
          </table:table-cell>
          <table:table-cell table:number-columns-repeated="999"/>
        </table:table-row>
        <table:table-row table:style-name="ro1">
          <table:table-cell table:style-name="ce2" office:value-type="float" office:value="1944">
            <text:p>1944</text:p>
          </table:table-cell>
          <table:table-cell table:style-name="ce4" table:formula="of:=[.O155]" office:value-type="float" office:value="3682795">
            <text:p>3,682,795</text:p>
          </table:table-cell>
          <table:table-cell table:style-name="ce4" table:formula="of:=[.Y155]" office:value-type="float" office:value="3664229">
            <text:p>3,664,229</text:p>
          </table:table-cell>
          <table:table-cell table:style-name="ce4" table:formula="of:=[.B155]+[.C155]" office:value-type="float" office:value="7347024">
            <text:p>7,347,024</text:p>
          </table:table-cell>
          <table:table-cell table:style-name="ce5" table:formula="of:=[.B155]/[.C155]" office:value-type="float" office:value="1.00506682306155">
            <text:p>1.01</text:p>
          </table:table-cell>
          <table:table-cell/>
          <table:table-cell office:value-type="float" office:value="1449551">
            <text:p>1,449,551</text:p>
          </table:table-cell>
          <table:table-cell office:value-type="float" office:value="986889">
            <text:p>986,889</text:p>
          </table:table-cell>
          <table:table-cell office:value-type="float" office:value="548848">
            <text:p>548,848</text:p>
          </table:table-cell>
          <table:table-cell office:value-type="float" office:value="308853">
            <text:p>308,853</text:p>
          </table:table-cell>
          <table:table-cell office:value-type="float" office:value="249301">
            <text:p>249,301</text:p>
          </table:table-cell>
          <table:table-cell office:value-type="float" office:value="124293">
            <text:p>124,293</text:p>
          </table:table-cell>
          <table:table-cell office:value-type="float" office:value="7235">
            <text:p>7,235</text:p>
          </table:table-cell>
          <table:table-cell office:value-type="float" office:value="7825">
            <text:p>7,825</text:p>
          </table:table-cell>
          <table:table-cell office:value-type="float" office:value="3682795">
            <text:p>3,682,795</text:p>
          </table:table-cell>
          <table:table-cell/>
          <table:table-cell office:value-type="float" office:value="1451488">
            <text:p>1,451,488</text:p>
          </table:table-cell>
          <table:table-cell office:value-type="float" office:value="1011065">
            <text:p>1,011,065</text:p>
          </table:table-cell>
          <table:table-cell office:value-type="float" office:value="519407">
            <text:p>519,407</text:p>
          </table:table-cell>
          <table:table-cell office:value-type="float" office:value="314177">
            <text:p>314,177</text:p>
          </table:table-cell>
          <table:table-cell office:value-type="float" office:value="235474">
            <text:p>235,474</text:p>
          </table:table-cell>
          <table:table-cell office:value-type="float" office:value="122596">
            <text:p>122,596</text:p>
          </table:table-cell>
          <table:table-cell office:value-type="float" office:value="3242">
            <text:p>3,242</text:p>
          </table:table-cell>
          <table:table-cell office:value-type="float" office:value="6780">
            <text:p>6,780</text:p>
          </table:table-cell>
          <table:table-cell office:value-type="float" office:value="3664229">
            <text:p>3,664,229</text:p>
          </table:table-cell>
          <table:table-cell table:number-columns-repeated="999"/>
        </table:table-row>
        <table:table-row table:style-name="ro1">
          <table:table-cell table:style-name="ce2" office:value-type="float" office:value="1945">
            <text:p>1945</text:p>
          </table:table-cell>
          <table:table-cell table:style-name="ce4" table:formula="of:=[.O156]" office:value-type="float" office:value="3721866">
            <text:p>3,721,866</text:p>
          </table:table-cell>
          <table:table-cell table:style-name="ce4" table:formula="of:=[.Y156]" office:value-type="float" office:value="3708331">
            <text:p>3,708,331</text:p>
          </table:table-cell>
          <table:table-cell table:style-name="ce4" table:formula="of:=[.B156]+[.C156]" office:value-type="float" office:value="7430197">
            <text:p>7,430,197</text:p>
          </table:table-cell>
          <table:table-cell table:style-name="ce5" table:formula="of:=[.B156]/[.C156]" office:value-type="float" office:value="1.00364988993701">
            <text:p>1.00</text:p>
          </table:table-cell>
          <table:table-cell/>
          <table:table-cell office:value-type="float" office:value="1464686">
            <text:p>1,464,686</text:p>
          </table:table-cell>
          <table:table-cell office:value-type="float" office:value="994784">
            <text:p>994,784</text:p>
          </table:table-cell>
          <table:table-cell office:value-type="float" office:value="556829">
            <text:p>556,829</text:p>
          </table:table-cell>
          <table:table-cell office:value-type="float" office:value="312588">
            <text:p>312,588</text:p>
          </table:table-cell>
          <table:table-cell office:value-type="float" office:value="251590">
            <text:p>251,590</text:p>
          </table:table-cell>
          <table:table-cell office:value-type="float" office:value="125854">
            <text:p>125,854</text:p>
          </table:table-cell>
          <table:table-cell office:value-type="float" office:value="7252">
            <text:p>7,252</text:p>
          </table:table-cell>
          <table:table-cell office:value-type="float" office:value="8283">
            <text:p>8,283</text:p>
          </table:table-cell>
          <table:table-cell office:value-type="float" office:value="3721866">
            <text:p>3,721,866</text:p>
          </table:table-cell>
          <table:table-cell/>
          <table:table-cell office:value-type="float" office:value="1468312">
            <text:p>1,468,312</text:p>
          </table:table-cell>
          <table:table-cell office:value-type="float" office:value="1020323">
            <text:p>1,020,323</text:p>
          </table:table-cell>
          <table:table-cell office:value-type="float" office:value="528035">
            <text:p>528,035</text:p>
          </table:table-cell>
          <table:table-cell office:value-type="float" office:value="318294">
            <text:p>318,294</text:p>
          </table:table-cell>
          <table:table-cell office:value-type="float" office:value="238498">
            <text:p>238,498</text:p>
          </table:table-cell>
          <table:table-cell office:value-type="float" office:value="124426">
            <text:p>124,426</text:p>
          </table:table-cell>
          <table:table-cell office:value-type="float" office:value="3294">
            <text:p>3,294</text:p>
          </table:table-cell>
          <table:table-cell office:value-type="float" office:value="7149">
            <text:p>7,149</text:p>
          </table:table-cell>
          <table:table-cell office:value-type="float" office:value="3708331">
            <text:p>3,708,331</text:p>
          </table:table-cell>
          <table:table-cell table:number-columns-repeated="999"/>
        </table:table-row>
        <table:table-row table:style-name="ro1">
          <table:table-cell table:style-name="ce2" office:value-type="float" office:value="1946">
            <text:p>1946</text:p>
          </table:table-cell>
          <table:table-cell table:style-name="ce4" table:formula="of:=[.O157]" office:value-type="float" office:value="3766689">
            <text:p>3,766,689</text:p>
          </table:table-cell>
          <table:table-cell table:style-name="ce4" table:formula="of:=[.Y157]" office:value-type="float" office:value="3751292">
            <text:p>3,751,292</text:p>
          </table:table-cell>
          <table:table-cell table:style-name="ce4" table:formula="of:=[.B157]+[.C157]" office:value-type="float" office:value="7517981">
            <text:p>7,517,981</text:p>
          </table:table-cell>
          <table:table-cell table:style-name="ce5" table:formula="of:=[.B157]/[.C157]" office:value-type="float" office:value="1.00410445254595">
            <text:p>1.00</text:p>
          </table:table-cell>
          <table:table-cell/>
          <table:table-cell office:value-type="float" office:value="1480644">
            <text:p>1,480,644</text:p>
          </table:table-cell>
          <table:table-cell office:value-type="float" office:value="1006395">
            <text:p>1,006,395</text:p>
          </table:table-cell>
          <table:table-cell office:value-type="float" office:value="563013">
            <text:p>563,013</text:p>
          </table:table-cell>
          <table:table-cell office:value-type="float" office:value="317238">
            <text:p>317,238</text:p>
          </table:table-cell>
          <table:table-cell office:value-type="float" office:value="255310">
            <text:p>255,310</text:p>
          </table:table-cell>
          <table:table-cell office:value-type="float" office:value="128007">
            <text:p>128,007</text:p>
          </table:table-cell>
          <table:table-cell office:value-type="float" office:value="7263">
            <text:p>7,263</text:p>
          </table:table-cell>
          <table:table-cell office:value-type="float" office:value="8819">
            <text:p>8,819</text:p>
          </table:table-cell>
          <table:table-cell office:value-type="float" office:value="3766689">
            <text:p>3,766,689</text:p>
          </table:table-cell>
          <table:table-cell/>
          <table:table-cell office:value-type="float" office:value="1481748">
            <text:p>1,481,748</text:p>
          </table:table-cell>
          <table:table-cell office:value-type="float" office:value="1033374">
            <text:p>1,033,374</text:p>
          </table:table-cell>
          <table:table-cell office:value-type="float" office:value="533818">
            <text:p>533,818</text:p>
          </table:table-cell>
          <table:table-cell office:value-type="float" office:value="323180">
            <text:p>323,180</text:p>
          </table:table-cell>
          <table:table-cell office:value-type="float" office:value="241663">
            <text:p>241,663</text:p>
          </table:table-cell>
          <table:table-cell office:value-type="float" office:value="126563">
            <text:p>126,563</text:p>
          </table:table-cell>
          <table:table-cell office:value-type="float" office:value="3379">
            <text:p>3,379</text:p>
          </table:table-cell>
          <table:table-cell office:value-type="float" office:value="7567">
            <text:p>7,567</text:p>
          </table:table-cell>
          <table:table-cell office:value-type="float" office:value="3751292">
            <text:p>3,751,292</text:p>
          </table:table-cell>
          <table:table-cell table:number-columns-repeated="999"/>
        </table:table-row>
        <table:table-row table:style-name="ro1">
          <table:table-cell table:style-name="ce2" office:value-type="float" office:value="1947">
            <text:p>1947</text:p>
          </table:table-cell>
          <table:table-cell table:style-name="ce4" table:formula="of:=[.O158]" office:value-type="float" office:value="3828462">
            <text:p>3,828,462</text:p>
          </table:table-cell>
          <table:table-cell table:style-name="ce4" table:formula="of:=[.Y158]" office:value-type="float" office:value="3809501">
            <text:p>3,809,501</text:p>
          </table:table-cell>
          <table:table-cell table:style-name="ce4" table:formula="of:=[.B158]+[.C158]" office:value-type="float" office:value="7637963">
            <text:p>7,637,963</text:p>
          </table:table-cell>
          <table:table-cell table:style-name="ce5" table:formula="of:=[.B158]/[.C158]" office:value-type="float" office:value="1.00497729230154">
            <text:p>1.00</text:p>
          </table:table-cell>
          <table:table-cell/>
          <table:table-cell office:value-type="float" office:value="1501399">
            <text:p>1,501,399</text:p>
          </table:table-cell>
          <table:table-cell office:value-type="float" office:value="1016724">
            <text:p>1,016,724</text:p>
          </table:table-cell>
          <table:table-cell office:value-type="float" office:value="570993">
            <text:p>570,993</text:p>
          </table:table-cell>
          <table:table-cell office:value-type="float" office:value="325399">
            <text:p>325,399</text:p>
          </table:table-cell>
          <table:table-cell office:value-type="float" office:value="261653">
            <text:p>261,653</text:p>
          </table:table-cell>
          <table:table-cell office:value-type="float" office:value="135195">
            <text:p>135,195</text:p>
          </table:table-cell>
          <table:table-cell office:value-type="float" office:value="7389">
            <text:p>7,389</text:p>
          </table:table-cell>
          <table:table-cell office:value-type="float" office:value="9710">
            <text:p>9,710</text:p>
          </table:table-cell>
          <table:table-cell office:value-type="float" office:value="3828462">
            <text:p>3,828,462</text:p>
          </table:table-cell>
          <table:table-cell/>
          <table:table-cell office:value-type="float" office:value="1501235">
            <text:p>1,501,235</text:p>
          </table:table-cell>
          <table:table-cell office:value-type="float" office:value="1045985">
            <text:p>1,045,985</text:p>
          </table:table-cell>
          <table:table-cell office:value-type="float" office:value="541825">
            <text:p>541,825</text:p>
          </table:table-cell>
          <table:table-cell office:value-type="float" office:value="329233">
            <text:p>329,233</text:p>
          </table:table-cell>
          <table:table-cell office:value-type="float" office:value="247109">
            <text:p>247,109</text:p>
          </table:table-cell>
          <table:table-cell office:value-type="float" office:value="132741">
            <text:p>132,741</text:p>
          </table:table-cell>
          <table:table-cell office:value-type="float" office:value="3503">
            <text:p>3,503</text:p>
          </table:table-cell>
          <table:table-cell office:value-type="float" office:value="7870">
            <text:p>7,870</text:p>
          </table:table-cell>
          <table:table-cell office:value-type="float" office:value="3809501">
            <text:p>3,809,501</text:p>
          </table:table-cell>
          <table:table-cell table:number-columns-repeated="999"/>
        </table:table-row>
        <table:table-row table:style-name="ro1">
          <table:table-cell table:style-name="ce2" office:value-type="float" office:value="1948">
            <text:p>1948</text:p>
          </table:table-cell>
          <table:table-cell table:style-name="ce4" table:formula="of:=[.O159]" office:value-type="float" office:value="3908586">
            <text:p>3,908,586</text:p>
          </table:table-cell>
          <table:table-cell table:style-name="ce4" table:formula="of:=[.Y159]" office:value-type="float" office:value="3883879">
            <text:p>3,883,879</text:p>
          </table:table-cell>
          <table:table-cell table:style-name="ce4" table:formula="of:=[.B159]+[.C159]" office:value-type="float" office:value="7792465">
            <text:p>7,792,465</text:p>
          </table:table-cell>
          <table:table-cell table:style-name="ce5" table:formula="of:=[.B159]/[.C159]" office:value-type="float" office:value="1.00636142372098">
            <text:p>1.01</text:p>
          </table:table-cell>
          <table:table-cell/>
          <table:table-cell office:value-type="float" office:value="1523810">
            <text:p>1,523,810</text:p>
          </table:table-cell>
          <table:table-cell office:value-type="float" office:value="1039037">
            <text:p>1,039,037</text:p>
          </table:table-cell>
          <table:table-cell office:value-type="float" office:value="584560">
            <text:p>584,560</text:p>
          </table:table-cell>
          <table:table-cell office:value-type="float" office:value="335085">
            <text:p>335,085</text:p>
          </table:table-cell>
          <table:table-cell office:value-type="float" office:value="268304">
            <text:p>268,304</text:p>
          </table:table-cell>
          <table:table-cell office:value-type="float" office:value="138843">
            <text:p>138,843</text:p>
          </table:table-cell>
          <table:table-cell office:value-type="float" office:value="8016">
            <text:p>8,016</text:p>
          </table:table-cell>
          <table:table-cell office:value-type="float" office:value="10931">
            <text:p>10,931</text:p>
          </table:table-cell>
          <table:table-cell office:value-type="float" office:value="3908586">
            <text:p>3,908,586</text:p>
          </table:table-cell>
          <table:table-cell/>
          <table:table-cell office:value-type="float" office:value="1524496">
            <text:p>1,524,496</text:p>
          </table:table-cell>
          <table:table-cell office:value-type="float" office:value="1069088">
            <text:p>1,069,088</text:p>
          </table:table-cell>
          <table:table-cell office:value-type="float" office:value="553984">
            <text:p>553,984</text:p>
          </table:table-cell>
          <table:table-cell office:value-type="float" office:value="335530">
            <text:p>335,530</text:p>
          </table:table-cell>
          <table:table-cell office:value-type="float" office:value="253695">
            <text:p>253,695</text:p>
          </table:table-cell>
          <table:table-cell office:value-type="float" office:value="134558">
            <text:p>134,558</text:p>
          </table:table-cell>
          <table:table-cell office:value-type="float" office:value="4169">
            <text:p>4,169</text:p>
          </table:table-cell>
          <table:table-cell office:value-type="float" office:value="8359">
            <text:p>8,359</text:p>
          </table:table-cell>
          <table:table-cell office:value-type="float" office:value="3883879">
            <text:p>3,883,879</text:p>
          </table:table-cell>
          <table:table-cell table:number-columns-repeated="999"/>
        </table:table-row>
        <table:table-row table:style-name="ro1">
          <table:table-cell table:style-name="ce2" office:value-type="float" office:value="1949">
            <text:p>1949</text:p>
          </table:table-cell>
          <table:table-cell table:style-name="ce4" table:formula="of:=[.O160]" office:value-type="float" office:value="4047252">
            <text:p>4,047,252</text:p>
          </table:table-cell>
          <table:table-cell table:style-name="ce4" table:formula="of:=[.Y160]" office:value-type="float" office:value="3998318">
            <text:p>3,998,318</text:p>
          </table:table-cell>
          <table:table-cell table:style-name="ce4" table:formula="of:=[.B160]+[.C160]" office:value-type="float" office:value="8045570">
            <text:p>8,045,570</text:p>
          </table:table-cell>
          <table:table-cell table:style-name="ce5" table:formula="of:=[.B160]/[.C160]" office:value-type="float" office:value="1.01223864635079">
            <text:p>1.01</text:p>
          </table:table-cell>
          <table:table-cell/>
          <table:table-cell office:value-type="float" office:value="1579257">
            <text:p>1,579,257</text:p>
          </table:table-cell>
          <table:table-cell office:value-type="float" office:value="1071759">
            <text:p>1,071,759</text:p>
          </table:table-cell>
          <table:table-cell office:value-type="float" office:value="601723">
            <text:p>601,723</text:p>
          </table:table-cell>
          <table:table-cell office:value-type="float" office:value="349600">
            <text:p>349,600</text:p>
          </table:table-cell>
          <table:table-cell office:value-type="float" office:value="280273">
            <text:p>280,273</text:p>
          </table:table-cell>
          <table:table-cell office:value-type="float" office:value="143433">
            <text:p>143,433</text:p>
          </table:table-cell>
          <table:table-cell office:value-type="float" office:value="8650">
            <text:p>8,650</text:p>
          </table:table-cell>
          <table:table-cell office:value-type="float" office:value="12557">
            <text:p>12,557</text:p>
          </table:table-cell>
          <table:table-cell office:value-type="float" office:value="4047252">
            <text:p>4,047,252</text:p>
          </table:table-cell>
          <table:table-cell/>
          <table:table-cell office:value-type="float" office:value="1570549">
            <text:p>1,570,549</text:p>
          </table:table-cell>
          <table:table-cell office:value-type="float" office:value="1097125">
            <text:p>1,097,125</text:p>
          </table:table-cell>
          <table:table-cell office:value-type="float" office:value="568596">
            <text:p>568,596</text:p>
          </table:table-cell>
          <table:table-cell office:value-type="float" office:value="346018">
            <text:p>346,018</text:p>
          </table:table-cell>
          <table:table-cell office:value-type="float" office:value="263911">
            <text:p>263,911</text:p>
          </table:table-cell>
          <table:table-cell office:value-type="float" office:value="137910">
            <text:p>137,910</text:p>
          </table:table-cell>
          <table:table-cell office:value-type="float" office:value="4689">
            <text:p>4,689</text:p>
          </table:table-cell>
          <table:table-cell office:value-type="float" office:value="9520">
            <text:p>9,520</text:p>
          </table:table-cell>
          <table:table-cell office:value-type="float" office:value="3998318">
            <text:p>3,998,318</text:p>
          </table:table-cell>
          <table:table-cell table:number-columns-repeated="999"/>
        </table:table-row>
        <table:table-row table:style-name="ro1">
          <table:table-cell table:style-name="ce2" office:value-type="float" office:value="1950">
            <text:p>1950</text:p>
          </table:table-cell>
          <table:table-cell table:style-name="ce4" table:formula="of:=[.O161]" office:value-type="float" office:value="4191445">
            <text:p>4,191,445</text:p>
          </table:table-cell>
          <table:table-cell table:style-name="ce4" table:formula="of:=[.Y161]" office:value-type="float" office:value="4116036">
            <text:p>4,116,036</text:p>
          </table:table-cell>
          <table:table-cell table:style-name="ce4" table:formula="of:=[.B161]+[.C161]" office:value-type="float" office:value="8307481">
            <text:p>8,307,481</text:p>
          </table:table-cell>
          <table:table-cell table:style-name="ce5" table:formula="of:=[.B161]/[.C161]" office:value-type="float" office:value="1.0183207824227">
            <text:p>1.02</text:p>
          </table:table-cell>
          <table:table-cell/>
          <table:table-cell office:value-type="float" office:value="1627618">
            <text:p>1,627,618</text:p>
          </table:table-cell>
          <table:table-cell office:value-type="float" office:value="1114497">
            <text:p>1,114,497</text:p>
          </table:table-cell>
          <table:table-cell office:value-type="float" office:value="620329">
            <text:p>620,329</text:p>
          </table:table-cell>
          <table:table-cell office:value-type="float" office:value="364705">
            <text:p>364,705</text:p>
          </table:table-cell>
          <table:table-cell office:value-type="float" office:value="294758">
            <text:p>294,758</text:p>
          </table:table-cell>
          <table:table-cell office:value-type="float" office:value="147103">
            <text:p>147,103</text:p>
          </table:table-cell>
          <table:table-cell office:value-type="float" office:value="9414">
            <text:p>9,414</text:p>
          </table:table-cell>
          <table:table-cell office:value-type="float" office:value="13021">
            <text:p>13,021</text:p>
          </table:table-cell>
          <table:table-cell office:value-type="float" office:value="4191445">
            <text:p>4,191,445</text:p>
          </table:table-cell>
          <table:table-cell/>
          <table:table-cell office:value-type="float" office:value="1613439">
            <text:p>1,613,439</text:p>
          </table:table-cell>
          <table:table-cell office:value-type="float" office:value="1122685">
            <text:p>1,122,685</text:p>
          </table:table-cell>
          <table:table-cell office:value-type="float" office:value="585089">
            <text:p>585,089</text:p>
          </table:table-cell>
          <table:table-cell office:value-type="float" office:value="358138">
            <text:p>358,138</text:p>
          </table:table-cell>
          <table:table-cell office:value-type="float" office:value="277891">
            <text:p>277,891</text:p>
          </table:table-cell>
          <table:table-cell office:value-type="float" office:value="143230">
            <text:p>143,230</text:p>
          </table:table-cell>
          <table:table-cell office:value-type="float" office:value="5006">
            <text:p>5,006</text:p>
          </table:table-cell>
          <table:table-cell office:value-type="float" office:value="10558">
            <text:p>10,558</text:p>
          </table:table-cell>
          <table:table-cell office:value-type="float" office:value="4116036">
            <text:p>4,116,036</text:p>
          </table:table-cell>
          <table:table-cell table:number-columns-repeated="999"/>
        </table:table-row>
        <table:table-row table:style-name="ro1">
          <table:table-cell table:style-name="ce2" office:value-type="float" office:value="1951">
            <text:p>1951</text:p>
          </table:table-cell>
          <table:table-cell table:style-name="ce4" table:formula="of:=[.O162]" office:value-type="float" office:value="4310933">
            <text:p>4,310,933</text:p>
          </table:table-cell>
          <table:table-cell table:style-name="ce4" table:formula="of:=[.Y162]" office:value-type="float" office:value="4216974">
            <text:p>4,216,974</text:p>
          </table:table-cell>
          <table:table-cell table:style-name="ce4" table:formula="of:=[.B162]+[.C162]" office:value-type="float" office:value="8527907">
            <text:p>8,527,907</text:p>
          </table:table-cell>
          <table:table-cell table:style-name="ce5" table:formula="of:=[.B162]/[.C162]" office:value-type="float" office:value="1.02228114282896">
            <text:p>1.02</text:p>
          </table:table-cell>
          <table:table-cell/>
          <table:table-cell office:value-type="float" office:value="1667566">
            <text:p>1,667,566</text:p>
          </table:table-cell>
          <table:table-cell office:value-type="float" office:value="1150009">
            <text:p>1,150,009</text:p>
          </table:table-cell>
          <table:table-cell office:value-type="float" office:value="636935">
            <text:p>636,935</text:p>
          </table:table-cell>
          <table:table-cell office:value-type="float" office:value="375188">
            <text:p>375,188</text:p>
          </table:table-cell>
          <table:table-cell office:value-type="float" office:value="304454">
            <text:p>304,454</text:p>
          </table:table-cell>
          <table:table-cell office:value-type="float" office:value="153721">
            <text:p>153,721</text:p>
          </table:table-cell>
          <table:table-cell office:value-type="float" office:value="9370">
            <text:p>9,370</text:p>
          </table:table-cell>
          <table:table-cell office:value-type="float" office:value="13690">
            <text:p>13,690</text:p>
          </table:table-cell>
          <table:table-cell office:value-type="float" office:value="4310933">
            <text:p>4,310,933</text:p>
          </table:table-cell>
          <table:table-cell/>
          <table:table-cell office:value-type="float" office:value="1647106">
            <text:p>1,647,106</text:p>
          </table:table-cell>
          <table:table-cell office:value-type="float" office:value="1149529">
            <text:p>1,149,529</text:p>
          </table:table-cell>
          <table:table-cell office:value-type="float" office:value="601343">
            <text:p>601,343</text:p>
          </table:table-cell>
          <table:table-cell office:value-type="float" office:value="368597">
            <text:p>368,597</text:p>
          </table:table-cell>
          <table:table-cell office:value-type="float" office:value="285885">
            <text:p>285,885</text:p>
          </table:table-cell>
          <table:table-cell office:value-type="float" office:value="148066">
            <text:p>148,066</text:p>
          </table:table-cell>
          <table:table-cell office:value-type="float" office:value="5244">
            <text:p>5,244</text:p>
          </table:table-cell>
          <table:table-cell office:value-type="float" office:value="11204">
            <text:p>11,204</text:p>
          </table:table-cell>
          <table:table-cell office:value-type="float" office:value="4216974">
            <text:p>4,216,974</text:p>
          </table:table-cell>
          <table:table-cell table:number-columns-repeated="999"/>
        </table:table-row>
        <table:table-row table:style-name="ro1">
          <table:table-cell table:style-name="ce2" office:value-type="float" office:value="1952">
            <text:p>1952</text:p>
          </table:table-cell>
          <table:table-cell table:style-name="ce4" table:formula="of:=[.O163]" office:value-type="float" office:value="4425528">
            <text:p>4,425,528</text:p>
          </table:table-cell>
          <table:table-cell table:style-name="ce4" table:formula="of:=[.Y163]" office:value-type="float" office:value="4314041">
            <text:p>4,314,041</text:p>
          </table:table-cell>
          <table:table-cell table:style-name="ce4" table:formula="of:=[.B163]+[.C163]" office:value-type="float" office:value="8739569">
            <text:p>8,739,569</text:p>
          </table:table-cell>
          <table:table-cell table:style-name="ce5" table:formula="of:=[.B163]/[.C163]" office:value-type="float" office:value="1.02584282346876">
            <text:p>1.03</text:p>
          </table:table-cell>
          <table:table-cell/>
          <table:table-cell office:value-type="float" office:value="1695899">
            <text:p>1,695,899</text:p>
          </table:table-cell>
          <table:table-cell office:value-type="float" office:value="1189262">
            <text:p>1,189,262</text:p>
          </table:table-cell>
          <table:table-cell office:value-type="float" office:value="652974">
            <text:p>652,974</text:p>
          </table:table-cell>
          <table:table-cell office:value-type="float" office:value="388433">
            <text:p>388,433</text:p>
          </table:table-cell>
          <table:table-cell office:value-type="float" office:value="316700">
            <text:p>316,700</text:p>
          </table:table-cell>
          <table:table-cell office:value-type="float" office:value="157702">
            <text:p>157,702</text:p>
          </table:table-cell>
          <table:table-cell office:value-type="float" office:value="9477">
            <text:p>9,477</text:p>
          </table:table-cell>
          <table:table-cell office:value-type="float" office:value="15081">
            <text:p>15,081</text:p>
          </table:table-cell>
          <table:table-cell office:value-type="float" office:value="4425528">
            <text:p>4,425,528</text:p>
          </table:table-cell>
          <table:table-cell/>
          <table:table-cell office:value-type="float" office:value="1672087">
            <text:p>1,672,087</text:p>
          </table:table-cell>
          <table:table-cell office:value-type="float" office:value="1177457">
            <text:p>1,177,457</text:p>
          </table:table-cell>
          <table:table-cell office:value-type="float" office:value="618282">
            <text:p>618,282</text:p>
          </table:table-cell>
          <table:table-cell office:value-type="float" office:value="380137">
            <text:p>380,137</text:p>
          </table:table-cell>
          <table:table-cell office:value-type="float" office:value="296235">
            <text:p>296,235</text:p>
          </table:table-cell>
          <table:table-cell office:value-type="float" office:value="151856">
            <text:p>151,856</text:p>
          </table:table-cell>
          <table:table-cell office:value-type="float" office:value="5294">
            <text:p>5,294</text:p>
          </table:table-cell>
          <table:table-cell office:value-type="float" office:value="12693">
            <text:p>12,693</text:p>
          </table:table-cell>
          <table:table-cell office:value-type="float" office:value="4314041">
            <text:p>4,314,041</text:p>
          </table:table-cell>
          <table:table-cell table:number-columns-repeated="999"/>
        </table:table-row>
        <table:table-row table:style-name="ro1">
          <table:table-cell table:style-name="ce2" office:value-type="float" office:value="1953">
            <text:p>1953</text:p>
          </table:table-cell>
          <table:table-cell table:style-name="ce4" table:formula="of:=[.O164]" office:value-type="float" office:value="4503278">
            <text:p>4,503,278</text:p>
          </table:table-cell>
          <table:table-cell table:style-name="ce4" table:formula="of:=[.Y164]" office:value-type="float" office:value="4399408">
            <text:p>4,399,408</text:p>
          </table:table-cell>
          <table:table-cell table:style-name="ce4" table:formula="of:=[.B164]+[.C164]" office:value-type="float" office:value="8902686">
            <text:p>8,902,686</text:p>
          </table:table-cell>
          <table:table-cell table:style-name="ce5" table:formula="of:=[.B164]/[.C164]" office:value-type="float" office:value="1.0236099947993">
            <text:p>1.02</text:p>
          </table:table-cell>
          <table:table-cell/>
          <table:table-cell office:value-type="float" office:value="1713639">
            <text:p>1,713,639</text:p>
          </table:table-cell>
          <table:table-cell office:value-type="float" office:value="1212060">
            <text:p>1,212,060</text:p>
          </table:table-cell>
          <table:table-cell office:value-type="float" office:value="666348">
            <text:p>666,348</text:p>
          </table:table-cell>
          <table:table-cell office:value-type="float" office:value="397610">
            <text:p>397,610</text:p>
          </table:table-cell>
          <table:table-cell office:value-type="float" office:value="326372">
            <text:p>326,372</text:p>
          </table:table-cell>
          <table:table-cell office:value-type="float" office:value="161305">
            <text:p>161,305</text:p>
          </table:table-cell>
          <table:table-cell office:value-type="float" office:value="9854">
            <text:p>9,854</text:p>
          </table:table-cell>
          <table:table-cell office:value-type="float" office:value="16090">
            <text:p>16,090</text:p>
          </table:table-cell>
          <table:table-cell office:value-type="float" office:value="4503278">
            <text:p>4,503,278</text:p>
          </table:table-cell>
          <table:table-cell/>
          <table:table-cell office:value-type="float" office:value="1695370">
            <text:p>1,695,370</text:p>
          </table:table-cell>
          <table:table-cell office:value-type="float" office:value="1203975">
            <text:p>1,203,975</text:p>
          </table:table-cell>
          <table:table-cell office:value-type="float" office:value="632072">
            <text:p>632,072</text:p>
          </table:table-cell>
          <table:table-cell office:value-type="float" office:value="388055">
            <text:p>388,055</text:p>
          </table:table-cell>
          <table:table-cell office:value-type="float" office:value="305371">
            <text:p>305,371</text:p>
          </table:table-cell>
          <table:table-cell office:value-type="float" office:value="155160">
            <text:p>155,160</text:p>
          </table:table-cell>
          <table:table-cell office:value-type="float" office:value="5781">
            <text:p>5,781</text:p>
          </table:table-cell>
          <table:table-cell office:value-type="float" office:value="13624">
            <text:p>13,624</text:p>
          </table:table-cell>
          <table:table-cell office:value-type="float" office:value="4399408">
            <text:p>4,399,408</text:p>
          </table:table-cell>
          <table:table-cell table:number-columns-repeated="999"/>
        </table:table-row>
        <table:table-row table:style-name="ro1">
          <table:table-cell table:style-name="ce2" office:value-type="float" office:value="1954">
            <text:p>1954</text:p>
          </table:table-cell>
          <table:table-cell table:style-name="ce4" table:formula="of:=[.O165]" office:value-type="float" office:value="4597667">
            <text:p>4,597,667</text:p>
          </table:table-cell>
          <table:table-cell table:style-name="ce4" table:formula="of:=[.Y165]" office:value-type="float" office:value="4492269">
            <text:p>4,492,269</text:p>
          </table:table-cell>
          <table:table-cell table:style-name="ce4" table:formula="of:=[.B165]+[.C165]" office:value-type="float" office:value="9089936">
            <text:p>9,089,936</text:p>
          </table:table-cell>
          <table:table-cell table:style-name="ce5" table:formula="of:=[.B165]/[.C165]" office:value-type="float" office:value="1.02346208564091">
            <text:p>1.02</text:p>
          </table:table-cell>
          <table:table-cell/>
          <table:table-cell office:value-type="float" office:value="1739535">
            <text:p>1,739,535</text:p>
          </table:table-cell>
          <table:table-cell office:value-type="float" office:value="1244739">
            <text:p>1,244,739</text:p>
          </table:table-cell>
          <table:table-cell office:value-type="float" office:value="680224">
            <text:p>680,224</text:p>
          </table:table-cell>
          <table:table-cell office:value-type="float" office:value="409733">
            <text:p>409,733</text:p>
          </table:table-cell>
          <table:table-cell office:value-type="float" office:value="334342">
            <text:p>334,342</text:p>
          </table:table-cell>
          <table:table-cell office:value-type="float" office:value="162393">
            <text:p>162,393</text:p>
          </table:table-cell>
          <table:table-cell office:value-type="float" office:value="10243">
            <text:p>10,243</text:p>
          </table:table-cell>
          <table:table-cell office:value-type="float" office:value="16458">
            <text:p>16,458</text:p>
          </table:table-cell>
          <table:table-cell office:value-type="float" office:value="4597667">
            <text:p>4,597,667</text:p>
          </table:table-cell>
          <table:table-cell/>
          <table:table-cell office:value-type="float" office:value="1722997">
            <text:p>1,722,997</text:p>
          </table:table-cell>
          <table:table-cell office:value-type="float" office:value="1233247">
            <text:p>1,233,247</text:p>
          </table:table-cell>
          <table:table-cell office:value-type="float" office:value="645257">
            <text:p>645,257</text:p>
          </table:table-cell>
          <table:table-cell office:value-type="float" office:value="398517">
            <text:p>398,517</text:p>
          </table:table-cell>
          <table:table-cell office:value-type="float" office:value="314365">
            <text:p>314,365</text:p>
          </table:table-cell>
          <table:table-cell office:value-type="float" office:value="156825">
            <text:p>156,825</text:p>
          </table:table-cell>
          <table:table-cell office:value-type="float" office:value="6213">
            <text:p>6,213</text:p>
          </table:table-cell>
          <table:table-cell office:value-type="float" office:value="14848">
            <text:p>14,848</text:p>
          </table:table-cell>
          <table:table-cell office:value-type="float" office:value="4492269">
            <text:p>4,492,269</text:p>
          </table:table-cell>
          <table:table-cell table:number-columns-repeated="999"/>
        </table:table-row>
        <table:table-row table:style-name="ro1">
          <table:table-cell table:style-name="ce2" office:value-type="float" office:value="1955">
            <text:p>1955</text:p>
          </table:table-cell>
          <table:table-cell table:style-name="ce4" table:formula="of:=[.O166]" office:value-type="float" office:value="4713817">
            <text:p>4,713,817</text:p>
          </table:table-cell>
          <table:table-cell table:style-name="ce4" table:formula="of:=[.Y166]" office:value-type="float" office:value="4598008">
            <text:p>4,598,008</text:p>
          </table:table-cell>
          <table:table-cell table:style-name="ce4" table:formula="of:=[.B166]+[.C166]" office:value-type="float" office:value="9311825">
            <text:p>9,311,825</text:p>
          </table:table-cell>
          <table:table-cell table:style-name="ce5" table:formula="of:=[.B166]/[.C166]" office:value-type="float" office:value="1.02518677653453">
            <text:p>1.03</text:p>
          </table:table-cell>
          <table:table-cell/>
          <table:table-cell office:value-type="float" office:value="1774382">
            <text:p>1,774,382</text:p>
          </table:table-cell>
          <table:table-cell office:value-type="float" office:value="1281891">
            <text:p>1,281,891</text:p>
          </table:table-cell>
          <table:table-cell office:value-type="float" office:value="696544">
            <text:p>696,544</text:p>
          </table:table-cell>
          <table:table-cell office:value-type="float" office:value="423042">
            <text:p>423,042</text:p>
          </table:table-cell>
          <table:table-cell office:value-type="float" office:value="343838">
            <text:p>343,838</text:p>
          </table:table-cell>
          <table:table-cell office:value-type="float" office:value="165356">
            <text:p>165,356</text:p>
          </table:table-cell>
          <table:table-cell office:value-type="float" office:value="11149">
            <text:p>11,149</text:p>
          </table:table-cell>
          <table:table-cell office:value-type="float" office:value="17615">
            <text:p>17,615</text:p>
          </table:table-cell>
          <table:table-cell office:value-type="float" office:value="4713817">
            <text:p>4,713,817</text:p>
          </table:table-cell>
          <table:table-cell/>
          <table:table-cell office:value-type="float" office:value="1752152">
            <text:p>1,752,152</text:p>
          </table:table-cell>
          <table:table-cell office:value-type="float" office:value="1264441">
            <text:p>1,264,441</text:p>
          </table:table-cell>
          <table:table-cell office:value-type="float" office:value="662314">
            <text:p>662,314</text:p>
          </table:table-cell>
          <table:table-cell office:value-type="float" office:value="411619">
            <text:p>411,619</text:p>
          </table:table-cell>
          <table:table-cell office:value-type="float" office:value="324771">
            <text:p>324,771</text:p>
          </table:table-cell>
          <table:table-cell office:value-type="float" office:value="159563">
            <text:p>159,563</text:p>
          </table:table-cell>
          <table:table-cell office:value-type="float" office:value="6803">
            <text:p>6,803</text:p>
          </table:table-cell>
          <table:table-cell office:value-type="float" office:value="16345">
            <text:p>16,345</text:p>
          </table:table-cell>
          <table:table-cell office:value-type="float" office:value="4598008">
            <text:p>4,598,008</text:p>
          </table:table-cell>
          <table:table-cell table:number-columns-repeated="999"/>
        </table:table-row>
        <table:table-row table:style-name="ro1">
          <table:table-cell table:style-name="ce2" office:value-type="float" office:value="1956">
            <text:p>1956</text:p>
          </table:table-cell>
          <table:table-cell table:style-name="ce4" table:formula="of:=[.O167]" office:value-type="float" office:value="4828846">
            <text:p>4,828,846</text:p>
          </table:table-cell>
          <table:table-cell table:style-name="ce4" table:formula="of:=[.Y167]" office:value-type="float" office:value="4702025">
            <text:p>4,702,025</text:p>
          </table:table-cell>
          <table:table-cell table:style-name="ce4" table:formula="of:=[.B167]+[.C167]" office:value-type="float" office:value="9530871">
            <text:p>9,530,871</text:p>
          </table:table-cell>
          <table:table-cell table:style-name="ce5" table:formula="of:=[.B167]/[.C167]" office:value-type="float" office:value="1.02697157075941">
            <text:p>1.03</text:p>
          </table:table-cell>
          <table:table-cell/>
          <table:table-cell office:value-type="float" office:value="1807840">
            <text:p>1,807,840</text:p>
          </table:table-cell>
          <table:table-cell office:value-type="float" office:value="1319445">
            <text:p>1,319,445</text:p>
          </table:table-cell>
          <table:table-cell office:value-type="float" office:value="714288">
            <text:p>714,288</text:p>
          </table:table-cell>
          <table:table-cell office:value-type="float" office:value="436807">
            <text:p>436,807</text:p>
          </table:table-cell>
          <table:table-cell office:value-type="float" office:value="350333">
            <text:p>350,333</text:p>
          </table:table-cell>
          <table:table-cell office:value-type="float" office:value="168695">
            <text:p>168,695</text:p>
          </table:table-cell>
          <table:table-cell office:value-type="float" office:value="11885">
            <text:p>11,885</text:p>
          </table:table-cell>
          <table:table-cell office:value-type="float" office:value="19553">
            <text:p>19,553</text:p>
          </table:table-cell>
          <table:table-cell office:value-type="float" office:value="4828846">
            <text:p>4,828,846</text:p>
          </table:table-cell>
          <table:table-cell/>
          <table:table-cell office:value-type="float" office:value="1781531">
            <text:p>1,781,531</text:p>
          </table:table-cell>
          <table:table-cell office:value-type="float" office:value="1298667">
            <text:p>1,298,667</text:p>
          </table:table-cell>
          <table:table-cell office:value-type="float" office:value="678285">
            <text:p>678,285</text:p>
          </table:table-cell>
          <table:table-cell office:value-type="float" office:value="425145">
            <text:p>425,145</text:p>
          </table:table-cell>
          <table:table-cell office:value-type="float" office:value="330935">
            <text:p>330,935</text:p>
          </table:table-cell>
          <table:table-cell office:value-type="float" office:value="162645">
            <text:p>162,645</text:p>
          </table:table-cell>
          <table:table-cell office:value-type="float" office:value="7542">
            <text:p>7,542</text:p>
          </table:table-cell>
          <table:table-cell office:value-type="float" office:value="17275">
            <text:p>17,275</text:p>
          </table:table-cell>
          <table:table-cell office:value-type="float" office:value="4702025">
            <text:p>4,702,025</text:p>
          </table:table-cell>
          <table:table-cell table:number-columns-repeated="999"/>
        </table:table-row>
        <table:table-row table:style-name="ro1">
          <table:table-cell table:style-name="ce2" office:value-type="float" office:value="1957">
            <text:p>1957</text:p>
          </table:table-cell>
          <table:table-cell table:style-name="ce4" table:formula="of:=[.O168]" office:value-type="float" office:value="4930160">
            <text:p>4,930,160</text:p>
          </table:table-cell>
          <table:table-cell table:style-name="ce4" table:formula="of:=[.Y168]" office:value-type="float" office:value="4813927">
            <text:p>4,813,927</text:p>
          </table:table-cell>
          <table:table-cell table:style-name="ce4" table:formula="of:=[.B168]+[.C168]" office:value-type="float" office:value="9744087">
            <text:p>9,744,087</text:p>
          </table:table-cell>
          <table:table-cell table:style-name="ce5" table:formula="of:=[.B168]/[.C168]" office:value-type="float" office:value="1.02414515218033">
            <text:p>1.02</text:p>
          </table:table-cell>
          <table:table-cell/>
          <table:table-cell office:value-type="float" office:value="1845075">
            <text:p>1,845,075</text:p>
          </table:table-cell>
          <table:table-cell office:value-type="float" office:value="1348351">
            <text:p>1,348,351</text:p>
          </table:table-cell>
          <table:table-cell office:value-type="float" office:value="726623">
            <text:p>726,623</text:p>
          </table:table-cell>
          <table:table-cell office:value-type="float" office:value="448411">
            <text:p>448,411</text:p>
          </table:table-cell>
          <table:table-cell office:value-type="float" office:value="356195">
            <text:p>356,195</text:p>
          </table:table-cell>
          <table:table-cell office:value-type="float" office:value="172186">
            <text:p>172,186</text:p>
          </table:table-cell>
          <table:table-cell office:value-type="float" office:value="12499">
            <text:p>12,499</text:p>
          </table:table-cell>
          <table:table-cell office:value-type="float" office:value="20820">
            <text:p>20,820</text:p>
          </table:table-cell>
          <table:table-cell office:value-type="float" office:value="4930160">
            <text:p>4,930,160</text:p>
          </table:table-cell>
          <table:table-cell/>
          <table:table-cell office:value-type="float" office:value="1817829">
            <text:p>1,817,829</text:p>
          </table:table-cell>
          <table:table-cell office:value-type="float" office:value="1332204">
            <text:p>1,332,204</text:p>
          </table:table-cell>
          <table:table-cell office:value-type="float" office:value="693878">
            <text:p>693,878</text:p>
          </table:table-cell>
          <table:table-cell office:value-type="float" office:value="437841">
            <text:p>437,841</text:p>
          </table:table-cell>
          <table:table-cell office:value-type="float" office:value="339039">
            <text:p>339,039</text:p>
          </table:table-cell>
          <table:table-cell office:value-type="float" office:value="166621">
            <text:p>166,621</text:p>
          </table:table-cell>
          <table:table-cell office:value-type="float" office:value="8221">
            <text:p>8,221</text:p>
          </table:table-cell>
          <table:table-cell office:value-type="float" office:value="18294">
            <text:p>18,294</text:p>
          </table:table-cell>
          <table:table-cell office:value-type="float" office:value="4813927">
            <text:p>4,813,927</text:p>
          </table:table-cell>
          <table:table-cell table:number-columns-repeated="999"/>
        </table:table-row>
        <table:table-row table:style-name="ro1">
          <table:table-cell table:style-name="ce2" office:value-type="float" office:value="1958">
            <text:p>1958</text:p>
          </table:table-cell>
          <table:table-cell table:style-name="ce4" table:formula="of:=[.O169]" office:value-type="float" office:value="5026095">
            <text:p>5,026,095</text:p>
          </table:table-cell>
          <table:table-cell table:style-name="ce4" table:formula="of:=[.Y169]" office:value-type="float" office:value="4921263">
            <text:p>4,921,263</text:p>
          </table:table-cell>
          <table:table-cell table:style-name="ce4" table:formula="of:=[.B169]+[.C169]" office:value-type="float" office:value="9947358">
            <text:p>9,947,358</text:p>
          </table:table-cell>
          <table:table-cell table:style-name="ce5" table:formula="of:=[.B169]/[.C169]" office:value-type="float" office:value="1.02130184873273">
            <text:p>1.02</text:p>
          </table:table-cell>
          <table:table-cell/>
          <table:table-cell office:value-type="float" office:value="1875863">
            <text:p>1,875,863</text:p>
          </table:table-cell>
          <table:table-cell office:value-type="float" office:value="1379857">
            <text:p>1,379,857</text:p>
          </table:table-cell>
          <table:table-cell office:value-type="float" office:value="740017">
            <text:p>740,017</text:p>
          </table:table-cell>
          <table:table-cell office:value-type="float" office:value="458401">
            <text:p>458,401</text:p>
          </table:table-cell>
          <table:table-cell office:value-type="float" office:value="361441">
            <text:p>361,441</text:p>
          </table:table-cell>
          <table:table-cell office:value-type="float" office:value="174465">
            <text:p>174,465</text:p>
          </table:table-cell>
          <table:table-cell office:value-type="float" office:value="13094">
            <text:p>13,094</text:p>
          </table:table-cell>
          <table:table-cell office:value-type="float" office:value="22957">
            <text:p>22,957</text:p>
          </table:table-cell>
          <table:table-cell office:value-type="float" office:value="5026095">
            <text:p>5,026,095</text:p>
          </table:table-cell>
          <table:table-cell/>
          <table:table-cell office:value-type="float" office:value="1852937">
            <text:p>1,852,937</text:p>
          </table:table-cell>
          <table:table-cell office:value-type="float" office:value="1365308">
            <text:p>1,365,308</text:p>
          </table:table-cell>
          <table:table-cell office:value-type="float" office:value="709320">
            <text:p>709,320</text:p>
          </table:table-cell>
          <table:table-cell office:value-type="float" office:value="449652">
            <text:p>449,652</text:p>
          </table:table-cell>
          <table:table-cell office:value-type="float" office:value="345755">
            <text:p>345,755</text:p>
          </table:table-cell>
          <table:table-cell office:value-type="float" office:value="169433">
            <text:p>169,433</text:p>
          </table:table-cell>
          <table:table-cell office:value-type="float" office:value="8862">
            <text:p>8,862</text:p>
          </table:table-cell>
          <table:table-cell office:value-type="float" office:value="19996">
            <text:p>19,996</text:p>
          </table:table-cell>
          <table:table-cell office:value-type="float" office:value="4921263">
            <text:p>4,921,263</text:p>
          </table:table-cell>
          <table:table-cell table:number-columns-repeated="999"/>
        </table:table-row>
        <table:table-row table:style-name="ro1">
          <table:table-cell table:style-name="ce2" office:value-type="float" office:value="1959">
            <text:p>1959</text:p>
          </table:table-cell>
          <table:table-cell table:style-name="ce4" table:formula="of:=[.O170]" office:value-type="float" office:value="5132363">
            <text:p>5,132,363</text:p>
          </table:table-cell>
          <table:table-cell table:style-name="ce4" table:formula="of:=[.Y170]" office:value-type="float" office:value="5028605">
            <text:p>5,028,605</text:p>
          </table:table-cell>
          <table:table-cell table:style-name="ce4" table:formula="of:=[.B170]+[.C170]" office:value-type="float" office:value="10160968">
            <text:p>10,160,968</text:p>
          </table:table-cell>
          <table:table-cell table:style-name="ce5" table:formula="of:=[.B170]/[.C170]" office:value-type="float" office:value="1.02063355542939">
            <text:p>1.02</text:p>
          </table:table-cell>
          <table:table-cell/>
          <table:table-cell office:value-type="float" office:value="1908062">
            <text:p>1,908,062</text:p>
          </table:table-cell>
          <table:table-cell office:value-type="float" office:value="1413523">
            <text:p>1,413,523</text:p>
          </table:table-cell>
          <table:table-cell office:value-type="float" office:value="753906">
            <text:p>753,906</text:p>
          </table:table-cell>
          <table:table-cell office:value-type="float" office:value="471868">
            <text:p>471,868</text:p>
          </table:table-cell>
          <table:table-cell office:value-type="float" office:value="366253">
            <text:p>366,253</text:p>
          </table:table-cell>
          <table:table-cell office:value-type="float" office:value="178109">
            <text:p>178,109</text:p>
          </table:table-cell>
          <table:table-cell office:value-type="float" office:value="14256">
            <text:p>14,256</text:p>
          </table:table-cell>
          <table:table-cell office:value-type="float" office:value="26386">
            <text:p>26,386</text:p>
          </table:table-cell>
          <table:table-cell office:value-type="float" office:value="5132363">
            <text:p>5,132,363</text:p>
          </table:table-cell>
          <table:table-cell/>
          <table:table-cell office:value-type="float" office:value="1886015">
            <text:p>1,886,015</text:p>
          </table:table-cell>
          <table:table-cell office:value-type="float" office:value="1397906">
            <text:p>1,397,906</text:p>
          </table:table-cell>
          <table:table-cell office:value-type="float" office:value="723255">
            <text:p>723,255</text:p>
          </table:table-cell>
          <table:table-cell office:value-type="float" office:value="462629">
            <text:p>462,629</text:p>
          </table:table-cell>
          <table:table-cell office:value-type="float" office:value="352438">
            <text:p>352,438</text:p>
          </table:table-cell>
          <table:table-cell office:value-type="float" office:value="173240">
            <text:p>173,240</text:p>
          </table:table-cell>
          <table:table-cell office:value-type="float" office:value="9558">
            <text:p>9,558</text:p>
          </table:table-cell>
          <table:table-cell office:value-type="float" office:value="23564">
            <text:p>23,564</text:p>
          </table:table-cell>
          <table:table-cell office:value-type="float" office:value="5028605">
            <text:p>5,028,605</text:p>
          </table:table-cell>
          <table:table-cell table:number-columns-repeated="999"/>
        </table:table-row>
        <table:table-row table:style-name="ro1">
          <table:table-cell table:style-name="ce2" office:value-type="float" office:value="1960">
            <text:p>1960</text:p>
          </table:table-cell>
          <table:table-cell table:style-name="ce4" table:formula="of:=[.O171]" office:value-type="float" office:value="5253073">
            <text:p>5,253,073</text:p>
          </table:table-cell>
          <table:table-cell table:style-name="ce4" table:formula="of:=[.Y171]" office:value-type="float" office:value="5138847">
            <text:p>5,138,847</text:p>
          </table:table-cell>
          <table:table-cell table:style-name="ce4" table:formula="of:=[.B171]+[.C171]" office:value-type="float" office:value="10391920">
            <text:p>10,391,920</text:p>
          </table:table-cell>
          <table:table-cell table:style-name="ce5" table:formula="of:=[.B171]/[.C171]" office:value-type="float" office:value="1.02222794334994">
            <text:p>1.02</text:p>
          </table:table-cell>
          <table:table-cell/>
          <table:table-cell office:value-type="float" office:value="1951907">
            <text:p>1,951,907</text:p>
          </table:table-cell>
          <table:table-cell office:value-type="float" office:value="1453815">
            <text:p>1,453,815</text:p>
          </table:table-cell>
          <table:table-cell office:value-type="float" office:value="766448">
            <text:p>766,448</text:p>
          </table:table-cell>
          <table:table-cell office:value-type="float" office:value="483802">
            <text:p>483,802</text:p>
          </table:table-cell>
          <table:table-cell office:value-type="float" office:value="372665">
            <text:p>372,665</text:p>
          </table:table-cell>
          <table:table-cell office:value-type="float" office:value="180511">
            <text:p>180,511</text:p>
          </table:table-cell>
          <table:table-cell office:value-type="float" office:value="14785">
            <text:p>14,785</text:p>
          </table:table-cell>
          <table:table-cell office:value-type="float" office:value="29140">
            <text:p>29,140</text:p>
          </table:table-cell>
          <table:table-cell office:value-type="float" office:value="5253073">
            <text:p>5,253,073</text:p>
          </table:table-cell>
          <table:table-cell/>
          <table:table-cell office:value-type="float" office:value="1925354">
            <text:p>1,925,354</text:p>
          </table:table-cell>
          <table:table-cell office:value-type="float" office:value="1434475">
            <text:p>1,434,475</text:p>
          </table:table-cell>
          <table:table-cell office:value-type="float" office:value="735838">
            <text:p>735,838</text:p>
          </table:table-cell>
          <table:table-cell office:value-type="float" office:value="473220">
            <text:p>473,220</text:p>
          </table:table-cell>
          <table:table-cell office:value-type="float" office:value="358368">
            <text:p>358,368</text:p>
          </table:table-cell>
          <table:table-cell office:value-type="float" office:value="175458">
            <text:p>175,458</text:p>
          </table:table-cell>
          <table:table-cell office:value-type="float" office:value="10002">
            <text:p>10,002</text:p>
          </table:table-cell>
          <table:table-cell office:value-type="float" office:value="26132">
            <text:p>26,132</text:p>
          </table:table-cell>
          <table:table-cell office:value-type="float" office:value="5138847">
            <text:p>5,138,847</text:p>
          </table:table-cell>
          <table:table-cell table:number-columns-repeated="999"/>
        </table:table-row>
        <table:table-row table:style-name="ro1">
          <table:table-cell table:style-name="ce2" office:value-type="float" office:value="1961">
            <text:p>1961</text:p>
          </table:table-cell>
          <table:table-cell table:style-name="ce4" table:formula="of:=[.O172]" office:value-type="float" office:value="5374304">
            <text:p>5,374,304</text:p>
          </table:table-cell>
          <table:table-cell table:style-name="ce4" table:formula="of:=[.Y172]" office:value-type="float" office:value="5268350">
            <text:p>5,268,350</text:p>
          </table:table-cell>
          <table:table-cell table:style-name="ce4" table:formula="of:=[.B172]+[.C172]" office:value-type="float" office:value="10642654">
            <text:p>10,642,654</text:p>
          </table:table-cell>
          <table:table-cell table:style-name="ce5" table:formula="of:=[.B172]/[.C172]" office:value-type="float" office:value="1.02011142008409">
            <text:p>1.02</text:p>
          </table:table-cell>
          <table:table-cell/>
          <table:table-cell office:value-type="float" office:value="1987831">
            <text:p>1,987,831</text:p>
          </table:table-cell>
          <table:table-cell office:value-type="float" office:value="1485348">
            <text:p>1,485,348</text:p>
          </table:table-cell>
          <table:table-cell office:value-type="float" office:value="784711">
            <text:p>784,711</text:p>
          </table:table-cell>
          <table:table-cell office:value-type="float" office:value="494581">
            <text:p>494,581</text:p>
          </table:table-cell>
          <table:table-cell office:value-type="float" office:value="384773">
            <text:p>384,773</text:p>
          </table:table-cell>
          <table:table-cell office:value-type="float" office:value="178864">
            <text:p>178,864</text:p>
          </table:table-cell>
          <table:table-cell office:value-type="float" office:value="25474">
            <text:p>25,474</text:p>
          </table:table-cell>
          <table:table-cell office:value-type="float" office:value="32722">
            <text:p>32,722</text:p>
          </table:table-cell>
          <table:table-cell office:value-type="float" office:value="5374304">
            <text:p>5,374,304</text:p>
          </table:table-cell>
          <table:table-cell/>
          <table:table-cell office:value-type="float" office:value="1963820">
            <text:p>1,963,820</text:p>
          </table:table-cell>
          <table:table-cell office:value-type="float" office:value="1469951">
            <text:p>1,469,951</text:p>
          </table:table-cell>
          <table:table-cell office:value-type="float" office:value="755540">
            <text:p>755,540</text:p>
          </table:table-cell>
          <table:table-cell office:value-type="float" office:value="484770">
            <text:p>484,770</text:p>
          </table:table-cell>
          <table:table-cell office:value-type="float" office:value="370440">
            <text:p>370,440</text:p>
          </table:table-cell>
          <table:table-cell office:value-type="float" office:value="174394">
            <text:p>174,394</text:p>
          </table:table-cell>
          <table:table-cell office:value-type="float" office:value="19825">
            <text:p>19,825</text:p>
          </table:table-cell>
          <table:table-cell office:value-type="float" office:value="29610">
            <text:p>29,610</text:p>
          </table:table-cell>
          <table:table-cell office:value-type="float" office:value="5268350">
            <text:p>5,268,350</text:p>
          </table:table-cell>
          <table:table-cell table:number-columns-repeated="999"/>
        </table:table-row>
        <table:table-row table:style-name="ro1">
          <table:table-cell table:style-name="ce2" office:value-type="float" office:value="1962">
            <text:p>1962</text:p>
          </table:table-cell>
          <table:table-cell table:style-name="ce4" table:formula="of:=[.O173]" office:value-type="float" office:value="5470040">
            <text:p>5,470,040</text:p>
          </table:table-cell>
          <table:table-cell table:style-name="ce4" table:formula="of:=[.Y173]" office:value-type="float" office:value="5376019">
            <text:p>5,376,019</text:p>
          </table:table-cell>
          <table:table-cell table:style-name="ce4" table:formula="of:=[.B173]+[.C173]" office:value-type="float" office:value="10846059">
            <text:p>10,846,059</text:p>
          </table:table-cell>
          <table:table-cell table:style-name="ce5" table:formula="of:=[.B173]/[.C173]" office:value-type="float" office:value="1.01748896348767">
            <text:p>1.02</text:p>
          </table:table-cell>
          <table:table-cell/>
          <table:table-cell office:value-type="float" office:value="2020777">
            <text:p>2,020,777</text:p>
          </table:table-cell>
          <table:table-cell office:value-type="float" office:value="1511418">
            <text:p>1,511,418</text:p>
          </table:table-cell>
          <table:table-cell office:value-type="float" office:value="795010">
            <text:p>795,010</text:p>
          </table:table-cell>
          <table:table-cell office:value-type="float" office:value="503233">
            <text:p>503,233</text:p>
          </table:table-cell>
          <table:table-cell office:value-type="float" office:value="395891">
            <text:p>395,891</text:p>
          </table:table-cell>
          <table:table-cell office:value-type="float" office:value="181085">
            <text:p>181,085</text:p>
          </table:table-cell>
          <table:table-cell office:value-type="float" office:value="26177">
            <text:p>26,177</text:p>
          </table:table-cell>
          <table:table-cell office:value-type="float" office:value="36449">
            <text:p>36,449</text:p>
          </table:table-cell>
          <table:table-cell office:value-type="float" office:value="5470040">
            <text:p>5,470,040</text:p>
          </table:table-cell>
          <table:table-cell/>
          <table:table-cell office:value-type="float" office:value="2001584">
            <text:p>2,001,584</text:p>
          </table:table-cell>
          <table:table-cell office:value-type="float" office:value="1499625">
            <text:p>1,499,625</text:p>
          </table:table-cell>
          <table:table-cell office:value-type="float" office:value="767835">
            <text:p>767,835</text:p>
          </table:table-cell>
          <table:table-cell office:value-type="float" office:value="495012">
            <text:p>495,012</text:p>
          </table:table-cell>
          <table:table-cell office:value-type="float" office:value="381357">
            <text:p>381,357</text:p>
          </table:table-cell>
          <table:table-cell office:value-type="float" office:value="177002">
            <text:p>177,002</text:p>
          </table:table-cell>
          <table:table-cell office:value-type="float" office:value="20507">
            <text:p>20,507</text:p>
          </table:table-cell>
          <table:table-cell office:value-type="float" office:value="33097">
            <text:p>33,097</text:p>
          </table:table-cell>
          <table:table-cell office:value-type="float" office:value="5376019">
            <text:p>5,376,019</text:p>
          </table:table-cell>
          <table:table-cell table:number-columns-repeated="999"/>
        </table:table-row>
        <table:table-row table:style-name="ro1">
          <table:table-cell table:style-name="ce2" office:value-type="float" office:value="1963">
            <text:p>1963</text:p>
          </table:table-cell>
          <table:table-cell table:style-name="ce4" table:formula="of:=[.O174]" office:value-type="float" office:value="5571613">
            <text:p>5,571,613</text:p>
          </table:table-cell>
          <table:table-cell table:style-name="ce4" table:formula="of:=[.Y174]" office:value-type="float" office:value="5483869">
            <text:p>5,483,869</text:p>
          </table:table-cell>
          <table:table-cell table:style-name="ce4" table:formula="of:=[.B174]+[.C174]" office:value-type="float" office:value="11055482">
            <text:p>11,055,482</text:p>
          </table:table-cell>
          <table:table-cell table:style-name="ce5" table:formula="of:=[.B174]/[.C174]" office:value-type="float" office:value="1.0160003822119">
            <text:p>1.02</text:p>
          </table:table-cell>
          <table:table-cell/>
          <table:table-cell office:value-type="float" office:value="2047191">
            <text:p>2,047,191</text:p>
          </table:table-cell>
          <table:table-cell office:value-type="float" office:value="1540749">
            <text:p>1,540,749</text:p>
          </table:table-cell>
          <table:table-cell office:value-type="float" office:value="810535">
            <text:p>810,535</text:p>
          </table:table-cell>
          <table:table-cell office:value-type="float" office:value="514666">
            <text:p>514,666</text:p>
          </table:table-cell>
          <table:table-cell office:value-type="float" office:value="407024">
            <text:p>407,024</text:p>
          </table:table-cell>
          <table:table-cell office:value-type="float" office:value="183330">
            <text:p>183,330</text:p>
          </table:table-cell>
          <table:table-cell office:value-type="float" office:value="27798">
            <text:p>27,798</text:p>
          </table:table-cell>
          <table:table-cell office:value-type="float" office:value="40320">
            <text:p>40,320</text:p>
          </table:table-cell>
          <table:table-cell office:value-type="float" office:value="5571613">
            <text:p>5,571,613</text:p>
          </table:table-cell>
          <table:table-cell/>
          <table:table-cell office:value-type="float" office:value="2030552">
            <text:p>2,030,552</text:p>
          </table:table-cell>
          <table:table-cell office:value-type="float" office:value="1530297">
            <text:p>1,530,297</text:p>
          </table:table-cell>
          <table:table-cell office:value-type="float" office:value="784911">
            <text:p>784,911</text:p>
          </table:table-cell>
          <table:table-cell office:value-type="float" office:value="507721">
            <text:p>507,721</text:p>
          </table:table-cell>
          <table:table-cell office:value-type="float" office:value="391871">
            <text:p>391,871</text:p>
          </table:table-cell>
          <table:table-cell office:value-type="float" office:value="179469">
            <text:p>179,469</text:p>
          </table:table-cell>
          <table:table-cell office:value-type="float" office:value="22093">
            <text:p>22,093</text:p>
          </table:table-cell>
          <table:table-cell office:value-type="float" office:value="36955">
            <text:p>36,955</text:p>
          </table:table-cell>
          <table:table-cell office:value-type="float" office:value="5483869">
            <text:p>5,483,869</text:p>
          </table:table-cell>
          <table:table-cell table:number-columns-repeated="999"/>
        </table:table-row>
        <table:table-row table:style-name="ro1">
          <table:table-cell table:style-name="ce2" office:value-type="float" office:value="1964">
            <text:p>1964</text:p>
          </table:table-cell>
          <table:table-cell table:style-name="ce4" table:formula="of:=[.O175]" office:value-type="float" office:value="5682962">
            <text:p>5,682,962</text:p>
          </table:table-cell>
          <table:table-cell table:style-name="ce4" table:formula="of:=[.Y175]" office:value-type="float" office:value="5597467">
            <text:p>5,597,467</text:p>
          </table:table-cell>
          <table:table-cell table:style-name="ce4" table:formula="of:=[.B175]+[.C175]" office:value-type="float" office:value="11280429">
            <text:p>11,280,429</text:p>
          </table:table-cell>
          <table:table-cell table:style-name="ce5" table:formula="of:=[.B175]/[.C175]" office:value-type="float" office:value="1.01527387298576">
            <text:p>1.02</text:p>
          </table:table-cell>
          <table:table-cell/>
          <table:table-cell office:value-type="float" office:value="2078808">
            <text:p>2,078,808</text:p>
          </table:table-cell>
          <table:table-cell office:value-type="float" office:value="1573966">
            <text:p>1,573,966</text:p>
          </table:table-cell>
          <table:table-cell office:value-type="float" office:value="825775">
            <text:p>825,775</text:p>
          </table:table-cell>
          <table:table-cell office:value-type="float" office:value="529100">
            <text:p>529,100</text:p>
          </table:table-cell>
          <table:table-cell office:value-type="float" office:value="417023">
            <text:p>417,023</text:p>
          </table:table-cell>
          <table:table-cell office:value-type="float" office:value="185051">
            <text:p>185,051</text:p>
          </table:table-cell>
          <table:table-cell office:value-type="float" office:value="29267">
            <text:p>29,267</text:p>
          </table:table-cell>
          <table:table-cell office:value-type="float" office:value="43972">
            <text:p>43,972</text:p>
          </table:table-cell>
          <table:table-cell office:value-type="float" office:value="5682962">
            <text:p>5,682,962</text:p>
          </table:table-cell>
          <table:table-cell/>
          <table:table-cell office:value-type="float" office:value="2063313">
            <text:p>2,063,313</text:p>
          </table:table-cell>
          <table:table-cell office:value-type="float" office:value="1563955">
            <text:p>1,563,955</text:p>
          </table:table-cell>
          <table:table-cell office:value-type="float" office:value="800750">
            <text:p>800,750</text:p>
          </table:table-cell>
          <table:table-cell office:value-type="float" office:value="522854">
            <text:p>522,854</text:p>
          </table:table-cell>
          <table:table-cell office:value-type="float" office:value="401098">
            <text:p>401,098</text:p>
          </table:table-cell>
          <table:table-cell office:value-type="float" office:value="181457">
            <text:p>181,457</text:p>
          </table:table-cell>
          <table:table-cell office:value-type="float" office:value="23487">
            <text:p>23,487</text:p>
          </table:table-cell>
          <table:table-cell office:value-type="float" office:value="40553">
            <text:p>40,553</text:p>
          </table:table-cell>
          <table:table-cell office:value-type="float" office:value="5597467">
            <text:p>5,597,467</text:p>
          </table:table-cell>
          <table:table-cell table:number-columns-repeated="999"/>
        </table:table-row>
        <table:table-row table:style-name="ro1">
          <table:table-cell table:style-name="ce2" office:value-type="float" office:value="1965">
            <text:p>1965</text:p>
          </table:table-cell>
          <table:table-cell table:style-name="ce4" table:formula="of:=[.O176]" office:value-type="float" office:value="5793629">
            <text:p>5,793,629</text:p>
          </table:table-cell>
          <table:table-cell table:style-name="ce4" table:formula="of:=[.Y176]" office:value-type="float" office:value="5711779">
            <text:p>5,711,779</text:p>
          </table:table-cell>
          <table:table-cell table:style-name="ce4" table:formula="of:=[.B176]+[.C176]" office:value-type="float" office:value="11505408">
            <text:p>11,505,408</text:p>
          </table:table-cell>
          <table:table-cell table:style-name="ce5" table:formula="of:=[.B176]/[.C176]" office:value-type="float" office:value="1.01433003622864">
            <text:p>1.01</text:p>
          </table:table-cell>
          <table:table-cell/>
          <table:table-cell office:value-type="float" office:value="2112610">
            <text:p>2,112,610</text:p>
          </table:table-cell>
          <table:table-cell office:value-type="float" office:value="1602058">
            <text:p>1,602,058</text:p>
          </table:table-cell>
          <table:table-cell office:value-type="float" office:value="841926">
            <text:p>841,926</text:p>
          </table:table-cell>
          <table:table-cell office:value-type="float" office:value="544257">
            <text:p>544,257</text:p>
          </table:table-cell>
          <table:table-cell office:value-type="float" office:value="427330">
            <text:p>427,330</text:p>
          </table:table-cell>
          <table:table-cell office:value-type="float" office:value="186483">
            <text:p>186,483</text:p>
          </table:table-cell>
          <table:table-cell office:value-type="float" office:value="30632">
            <text:p>30,632</text:p>
          </table:table-cell>
          <table:table-cell office:value-type="float" office:value="48333">
            <text:p>48,333</text:p>
          </table:table-cell>
          <table:table-cell office:value-type="float" office:value="5793629">
            <text:p>5,793,629</text:p>
          </table:table-cell>
          <table:table-cell/>
          <table:table-cell office:value-type="float" office:value="2098439">
            <text:p>2,098,439</text:p>
          </table:table-cell>
          <table:table-cell office:value-type="float" office:value="1593802">
            <text:p>1,593,802</text:p>
          </table:table-cell>
          <table:table-cell office:value-type="float" office:value="817497">
            <text:p>817,497</text:p>
          </table:table-cell>
          <table:table-cell office:value-type="float" office:value="538701">
            <text:p>538,701</text:p>
          </table:table-cell>
          <table:table-cell office:value-type="float" office:value="410918">
            <text:p>410,918</text:p>
          </table:table-cell>
          <table:table-cell office:value-type="float" office:value="183125">
            <text:p>183,125</text:p>
          </table:table-cell>
          <table:table-cell office:value-type="float" office:value="24832">
            <text:p>24,832</text:p>
          </table:table-cell>
          <table:table-cell office:value-type="float" office:value="44465">
            <text:p>44,465</text:p>
          </table:table-cell>
          <table:table-cell office:value-type="float" office:value="5711779">
            <text:p>5,711,779</text:p>
          </table:table-cell>
          <table:table-cell table:number-columns-repeated="999"/>
        </table:table-row>
        <table:table-row table:style-name="ro1">
          <table:table-cell table:style-name="ce2" office:value-type="float" office:value="1966">
            <text:p>1966</text:p>
          </table:table-cell>
          <table:table-cell table:style-name="ce4" table:formula="of:=[.O177]" office:value-type="float" office:value="5890642">
            <text:p>5,890,642</text:p>
          </table:table-cell>
          <table:table-cell table:style-name="ce4" table:formula="of:=[.Y177]" office:value-type="float" office:value="5814201">
            <text:p>5,814,201</text:p>
          </table:table-cell>
          <table:table-cell table:style-name="ce4" table:formula="of:=[.B177]+[.C177]" office:value-type="float" office:value="11704843">
            <text:p>11,704,843</text:p>
          </table:table-cell>
          <table:table-cell table:style-name="ce5" table:formula="of:=[.B177]/[.C177]" office:value-type="float" office:value="1.01314729229347">
            <text:p>1.01</text:p>
          </table:table-cell>
          <table:table-cell/>
          <table:table-cell office:value-type="float" office:value="2140218">
            <text:p>2,140,218</text:p>
          </table:table-cell>
          <table:table-cell office:value-type="float" office:value="1627787">
            <text:p>1,627,787</text:p>
          </table:table-cell>
          <table:table-cell office:value-type="float" office:value="854986">
            <text:p>854,986</text:p>
          </table:table-cell>
          <table:table-cell office:value-type="float" office:value="553951">
            <text:p>553,951</text:p>
          </table:table-cell>
          <table:table-cell office:value-type="float" office:value="440913">
            <text:p>440,913</text:p>
          </table:table-cell>
          <table:table-cell office:value-type="float" office:value="188180">
            <text:p>188,180</text:p>
          </table:table-cell>
          <table:table-cell office:value-type="float" office:value="32811">
            <text:p>32,811</text:p>
          </table:table-cell>
          <table:table-cell office:value-type="float" office:value="51796">
            <text:p>51,796</text:p>
          </table:table-cell>
          <table:table-cell office:value-type="float" office:value="5890642">
            <text:p>5,890,642</text:p>
          </table:table-cell>
          <table:table-cell/>
          <table:table-cell office:value-type="float" office:value="2127234">
            <text:p>2,127,234</text:p>
          </table:table-cell>
          <table:table-cell office:value-type="float" office:value="1622056">
            <text:p>1,622,056</text:p>
          </table:table-cell>
          <table:table-cell office:value-type="float" office:value="832076">
            <text:p>832,076</text:p>
          </table:table-cell>
          <table:table-cell office:value-type="float" office:value="549789">
            <text:p>549,789</text:p>
          </table:table-cell>
          <table:table-cell office:value-type="float" office:value="423180">
            <text:p>423,180</text:p>
          </table:table-cell>
          <table:table-cell office:value-type="float" office:value="185129">
            <text:p>185,129</text:p>
          </table:table-cell>
          <table:table-cell office:value-type="float" office:value="26541">
            <text:p>26,541</text:p>
          </table:table-cell>
          <table:table-cell office:value-type="float" office:value="48196">
            <text:p>48,196</text:p>
          </table:table-cell>
          <table:table-cell office:value-type="float" office:value="5814201">
            <text:p>5,814,201</text:p>
          </table:table-cell>
          <table:table-cell table:number-columns-repeated="999"/>
        </table:table-row>
        <table:table-row table:style-name="ro1">
          <table:table-cell table:style-name="ce2" office:value-type="float" office:value="1967">
            <text:p>1967</text:p>
          </table:table-cell>
          <table:table-cell table:style-name="ce4" table:formula="of:=[.O178]" office:value-type="float" office:value="5992280">
            <text:p>5,992,280</text:p>
          </table:table-cell>
          <table:table-cell table:style-name="ce4" table:formula="of:=[.Y178]" office:value-type="float" office:value="5919973">
            <text:p>5,919,973</text:p>
          </table:table-cell>
          <table:table-cell table:style-name="ce4" table:formula="of:=[.B178]+[.C178]" office:value-type="float" office:value="11912253">
            <text:p>11,912,253</text:p>
          </table:table-cell>
          <table:table-cell table:style-name="ce5" table:formula="of:=[.B178]/[.C178]" office:value-type="float" office:value="1.01221407597636">
            <text:p>1.01</text:p>
          </table:table-cell>
          <table:table-cell/>
          <table:table-cell office:value-type="float" office:value="2171067">
            <text:p>2,171,067</text:p>
          </table:table-cell>
          <table:table-cell office:value-type="float" office:value="1653363">
            <text:p>1,653,363</text:p>
          </table:table-cell>
          <table:table-cell office:value-type="float" office:value="868549">
            <text:p>868,549</text:p>
          </table:table-cell>
          <table:table-cell office:value-type="float" office:value="559256">
            <text:p>559,256</text:p>
          </table:table-cell>
          <table:table-cell office:value-type="float" office:value="458438">
            <text:p>458,438</text:p>
          </table:table-cell>
          <table:table-cell office:value-type="float" office:value="190369">
            <text:p>190,369</text:p>
          </table:table-cell>
          <table:table-cell office:value-type="float" office:value="35861">
            <text:p>35,861</text:p>
          </table:table-cell>
          <table:table-cell office:value-type="float" office:value="55377">
            <text:p>55,377</text:p>
          </table:table-cell>
          <table:table-cell office:value-type="float" office:value="5992280">
            <text:p>5,992,280</text:p>
          </table:table-cell>
          <table:table-cell/>
          <table:table-cell office:value-type="float" office:value="2158846">
            <text:p>2,158,846</text:p>
          </table:table-cell>
          <table:table-cell office:value-type="float" office:value="1650243">
            <text:p>1,650,243</text:p>
          </table:table-cell>
          <table:table-cell office:value-type="float" office:value="847254">
            <text:p>847,254</text:p>
          </table:table-cell>
          <table:table-cell office:value-type="float" office:value="556670">
            <text:p>556,670</text:p>
          </table:table-cell>
          <table:table-cell office:value-type="float" office:value="438550">
            <text:p>438,550</text:p>
          </table:table-cell>
          <table:table-cell office:value-type="float" office:value="187472">
            <text:p>187,472</text:p>
          </table:table-cell>
          <table:table-cell office:value-type="float" office:value="28538">
            <text:p>28,538</text:p>
          </table:table-cell>
          <table:table-cell office:value-type="float" office:value="52400">
            <text:p>52,400</text:p>
          </table:table-cell>
          <table:table-cell office:value-type="float" office:value="5919973">
            <text:p>5,919,973</text:p>
          </table:table-cell>
          <table:table-cell table:number-columns-repeated="999"/>
        </table:table-row>
        <table:table-row table:style-name="ro1">
          <table:table-cell table:style-name="ce2" office:value-type="float" office:value="1968">
            <text:p>1968</text:p>
          </table:table-cell>
          <table:table-cell table:style-name="ce4" table:formula="of:=[.O179]" office:value-type="float" office:value="6108185">
            <text:p>6,108,185</text:p>
          </table:table-cell>
          <table:table-cell table:style-name="ce4" table:formula="of:=[.Y179]" office:value-type="float" office:value="6037397">
            <text:p>6,037,397</text:p>
          </table:table-cell>
          <table:table-cell table:style-name="ce4" table:formula="of:=[.B179]+[.C179]" office:value-type="float" office:value="12145582">
            <text:p>12,145,582</text:p>
          </table:table-cell>
          <table:table-cell table:style-name="ce5" table:formula="of:=[.B179]/[.C179]" office:value-type="float" office:value="1.01172492052452">
            <text:p>1.01</text:p>
          </table:table-cell>
          <table:table-cell/>
          <table:table-cell office:value-type="float" office:value="2206900">
            <text:p>2,206,900</text:p>
          </table:table-cell>
          <table:table-cell office:value-type="float" office:value="1679213">
            <text:p>1,679,213</text:p>
          </table:table-cell>
          <table:table-cell office:value-type="float" office:value="883587">
            <text:p>883,587</text:p>
          </table:table-cell>
          <table:table-cell office:value-type="float" office:value="566691">
            <text:p>566,691</text:p>
          </table:table-cell>
          <table:table-cell office:value-type="float" office:value="479938">
            <text:p>479,938</text:p>
          </table:table-cell>
          <table:table-cell office:value-type="float" office:value="192871">
            <text:p>192,871</text:p>
          </table:table-cell>
          <table:table-cell office:value-type="float" office:value="39266">
            <text:p>39,266</text:p>
          </table:table-cell>
          <table:table-cell office:value-type="float" office:value="59719">
            <text:p>59,719</text:p>
          </table:table-cell>
          <table:table-cell office:value-type="float" office:value="6108185">
            <text:p>6,108,185</text:p>
          </table:table-cell>
          <table:table-cell/>
          <table:table-cell office:value-type="float" office:value="2194312">
            <text:p>2,194,312</text:p>
          </table:table-cell>
          <table:table-cell office:value-type="float" office:value="1677614">
            <text:p>1,677,614</text:p>
          </table:table-cell>
          <table:table-cell office:value-type="float" office:value="864137">
            <text:p>864,137</text:p>
          </table:table-cell>
          <table:table-cell office:value-type="float" office:value="565446">
            <text:p>565,446</text:p>
          </table:table-cell>
          <table:table-cell office:value-type="float" office:value="457862">
            <text:p>457,862</text:p>
          </table:table-cell>
          <table:table-cell office:value-type="float" office:value="190184">
            <text:p>190,184</text:p>
          </table:table-cell>
          <table:table-cell office:value-type="float" office:value="30957">
            <text:p>30,957</text:p>
          </table:table-cell>
          <table:table-cell office:value-type="float" office:value="56885">
            <text:p>56,885</text:p>
          </table:table-cell>
          <table:table-cell office:value-type="float" office:value="6037397">
            <text:p>6,037,397</text:p>
          </table:table-cell>
          <table:table-cell table:number-columns-repeated="999"/>
        </table:table-row>
        <table:table-row table:style-name="ro1">
          <table:table-cell table:style-name="ce2" office:value-type="float" office:value="1969">
            <text:p>1969</text:p>
          </table:table-cell>
          <table:table-cell table:style-name="ce4" table:formula="of:=[.O180]" office:value-type="float" office:value="6238338">
            <text:p>6,238,338</text:p>
          </table:table-cell>
          <table:table-cell table:style-name="ce4" table:formula="of:=[.Y180]" office:value-type="float" office:value="6168879">
            <text:p>6,168,879</text:p>
          </table:table-cell>
          <table:table-cell table:style-name="ce4" table:formula="of:=[.B180]+[.C180]" office:value-type="float" office:value="12407217">
            <text:p>12,407,217</text:p>
          </table:table-cell>
          <table:table-cell table:style-name="ce5" table:formula="of:=[.B180]/[.C180]" office:value-type="float" office:value="1.01125958217044">
            <text:p>1.01</text:p>
          </table:table-cell>
          <table:table-cell/>
          <table:table-cell office:value-type="float" office:value="2251495">
            <text:p>2,251,495</text:p>
          </table:table-cell>
          <table:table-cell office:value-type="float" office:value="1710586">
            <text:p>1,710,586</text:p>
          </table:table-cell>
          <table:table-cell office:value-type="float" office:value="898857">
            <text:p>898,857</text:p>
          </table:table-cell>
          <table:table-cell office:value-type="float" office:value="574692">
            <text:p>574,692</text:p>
          </table:table-cell>
          <table:table-cell office:value-type="float" office:value="500378">
            <text:p>500,378</text:p>
          </table:table-cell>
          <table:table-cell office:value-type="float" office:value="194788">
            <text:p>194,788</text:p>
          </table:table-cell>
          <table:table-cell office:value-type="float" office:value="42580">
            <text:p>42,580</text:p>
          </table:table-cell>
          <table:table-cell office:value-type="float" office:value="64962">
            <text:p>64,962</text:p>
          </table:table-cell>
          <table:table-cell office:value-type="float" office:value="6238338">
            <text:p>6,238,338</text:p>
          </table:table-cell>
          <table:table-cell/>
          <table:table-cell office:value-type="float" office:value="2239270">
            <text:p>2,239,270</text:p>
          </table:table-cell>
          <table:table-cell office:value-type="float" office:value="1710592">
            <text:p>1,710,592</text:p>
          </table:table-cell>
          <table:table-cell office:value-type="float" office:value="880833">
            <text:p>880,833</text:p>
          </table:table-cell>
          <table:table-cell office:value-type="float" office:value="574683">
            <text:p>574,683</text:p>
          </table:table-cell>
          <table:table-cell office:value-type="float" office:value="476242">
            <text:p>476,242</text:p>
          </table:table-cell>
          <table:table-cell office:value-type="float" office:value="192210">
            <text:p>192,210</text:p>
          </table:table-cell>
          <table:table-cell office:value-type="float" office:value="33251">
            <text:p>33,251</text:p>
          </table:table-cell>
          <table:table-cell office:value-type="float" office:value="61798">
            <text:p>61,798</text:p>
          </table:table-cell>
          <table:table-cell office:value-type="float" office:value="6168879">
            <text:p>6,168,879</text:p>
          </table:table-cell>
          <table:table-cell table:number-columns-repeated="999"/>
        </table:table-row>
        <table:table-row table:style-name="ro1">
          <table:table-cell table:style-name="ce2" office:value-type="float" office:value="1970">
            <text:p>1970</text:p>
          </table:table-cell>
          <table:table-cell table:style-name="ce4" table:formula="of:=[.O181]" office:value-type="float" office:value="6364877">
            <text:p>6,364,877</text:p>
          </table:table-cell>
          <table:table-cell table:style-name="ce4" table:formula="of:=[.Y181]" office:value-type="float" office:value="6298592">
            <text:p>6,298,592</text:p>
          </table:table-cell>
          <table:table-cell table:style-name="ce4" table:formula="of:=[.B181]+[.C181]" office:value-type="float" office:value="12663469">
            <text:p>12,663,469</text:p>
          </table:table-cell>
          <table:table-cell table:style-name="ce5" table:formula="of:=[.B181]/[.C181]" office:value-type="float" office:value="1.01052378055286">
            <text:p>1.01</text:p>
          </table:table-cell>
          <table:table-cell/>
          <table:table-cell office:value-type="float" office:value="2292534">
            <text:p>2,292,534</text:p>
          </table:table-cell>
          <table:table-cell office:value-type="float" office:value="1739916">
            <text:p>1,739,916</text:p>
          </table:table-cell>
          <table:table-cell office:value-type="float" office:value="914631">
            <text:p>914,631</text:p>
          </table:table-cell>
          <table:table-cell office:value-type="float" office:value="584357">
            <text:p>584,357</text:p>
          </table:table-cell>
          <table:table-cell office:value-type="float" office:value="520174">
            <text:p>520,174</text:p>
          </table:table-cell>
          <table:table-cell office:value-type="float" office:value="196363">
            <text:p>196,363</text:p>
          </table:table-cell>
          <table:table-cell office:value-type="float" office:value="46561">
            <text:p>46,561</text:p>
          </table:table-cell>
          <table:table-cell office:value-type="float" office:value="70341">
            <text:p>70,341</text:p>
          </table:table-cell>
          <table:table-cell office:value-type="float" office:value="6364877">
            <text:p>6,364,877</text:p>
          </table:table-cell>
          <table:table-cell/>
          <table:table-cell office:value-type="float" office:value="2281201">
            <text:p>2,281,201</text:p>
          </table:table-cell>
          <table:table-cell office:value-type="float" office:value="1742115">
            <text:p>1,742,115</text:p>
          </table:table-cell>
          <table:table-cell office:value-type="float" office:value="898153">
            <text:p>898,153</text:p>
          </table:table-cell>
          <table:table-cell office:value-type="float" office:value="585873">
            <text:p>585,873</text:p>
          </table:table-cell>
          <table:table-cell office:value-type="float" office:value="493878">
            <text:p>493,878</text:p>
          </table:table-cell>
          <table:table-cell office:value-type="float" office:value="193890">
            <text:p>193,890</text:p>
          </table:table-cell>
          <table:table-cell office:value-type="float" office:value="36261">
            <text:p>36,261</text:p>
          </table:table-cell>
          <table:table-cell office:value-type="float" office:value="67221">
            <text:p>67,221</text:p>
          </table:table-cell>
          <table:table-cell office:value-type="float" office:value="6298592">
            <text:p>6,298,592</text:p>
          </table:table-cell>
          <table:table-cell table:number-columns-repeated="999"/>
        </table:table-row>
        <table:table-row table:style-name="ro1">
          <table:table-cell table:style-name="ce2" office:value-type="float" office:value="1971">
            <text:p>1971</text:p>
          </table:table-cell>
          <table:table-cell table:style-name="ce4" table:formula="of:=[.O182]" office:value-type="float" office:value="6632838">
            <text:p>6,632,838</text:p>
          </table:table-cell>
          <table:table-cell table:style-name="ce4" table:formula="of:=[.Y182]" office:value-type="float" office:value="6565542">
            <text:p>6,565,542</text:p>
          </table:table-cell>
          <table:table-cell table:style-name="ce4" table:formula="of:=[.B182]+[.C182]" office:value-type="float" office:value="13198380">
            <text:p>13,198,380</text:p>
          </table:table-cell>
          <table:table-cell table:style-name="ce5" table:formula="of:=[.B182]/[.C182]" office:value-type="float" office:value="1.01024987731401">
            <text:p>1.01</text:p>
          </table:table-cell>
          <table:table-cell/>
          <table:table-cell office:value-type="float" office:value="2393833">
            <text:p>2,393,833</text:p>
          </table:table-cell>
          <table:table-cell office:value-type="float" office:value="1815332">
            <text:p>1,815,332</text:p>
          </table:table-cell>
          <table:table-cell office:value-type="float" office:value="944899">
            <text:p>944,899</text:p>
          </table:table-cell>
          <table:table-cell office:value-type="float" office:value="601996">
            <text:p>601,996</text:p>
          </table:table-cell>
          <table:table-cell office:value-type="float" office:value="547563">
            <text:p>547,563</text:p>
          </table:table-cell>
          <table:table-cell office:value-type="float" office:value="200569">
            <text:p>200,569</text:p>
          </table:table-cell>
          <table:table-cell office:value-type="float" office:value="49303">
            <text:p>49,303</text:p>
          </table:table-cell>
          <table:table-cell office:value-type="float" office:value="79343">
            <text:p>79,343</text:p>
          </table:table-cell>
          <table:table-cell office:value-type="float" office:value="6632838">
            <text:p>6,632,838</text:p>
          </table:table-cell>
          <table:table-cell/>
          <table:table-cell office:value-type="float" office:value="2372786">
            <text:p>2,372,786</text:p>
          </table:table-cell>
          <table:table-cell office:value-type="float" office:value="1818511">
            <text:p>1,818,511</text:p>
          </table:table-cell>
          <table:table-cell office:value-type="float" office:value="930031">
            <text:p>930,031</text:p>
          </table:table-cell>
          <table:table-cell office:value-type="float" office:value="606716">
            <text:p>606,716</text:p>
          </table:table-cell>
          <table:table-cell office:value-type="float" office:value="522784">
            <text:p>522,784</text:p>
          </table:table-cell>
          <table:table-cell office:value-type="float" office:value="198881">
            <text:p>198,881</text:p>
          </table:table-cell>
          <table:table-cell office:value-type="float" office:value="39596">
            <text:p>39,596</text:p>
          </table:table-cell>
          <table:table-cell office:value-type="float" office:value="76237">
            <text:p>76,237</text:p>
          </table:table-cell>
          <table:table-cell office:value-type="float" office:value="6565542">
            <text:p>6,565,542</text:p>
          </table:table-cell>
          <table:table-cell table:number-columns-repeated="999"/>
        </table:table-row>
        <table:table-row table:style-name="ro1">
          <table:table-cell table:style-name="ce2" office:value-type="float" office:value="1972">
            <text:p>1972</text:p>
          </table:table-cell>
          <table:table-cell table:style-name="ce4" table:formula="of:=[.O183]" office:value-type="float" office:value="6735679">
            <text:p>6,735,679</text:p>
          </table:table-cell>
          <table:table-cell table:style-name="ce4" table:formula="of:=[.Y183]" office:value-type="float" office:value="6673609">
            <text:p>6,673,609</text:p>
          </table:table-cell>
          <table:table-cell table:style-name="ce4" table:formula="of:=[.B183]+[.C183]" office:value-type="float" office:value="13409288">
            <text:p>13,409,288</text:p>
          </table:table-cell>
          <table:table-cell table:style-name="ce5" table:formula="of:=[.B183]/[.C183]" office:value-type="float" office:value="1.00930081459672">
            <text:p>1.01</text:p>
          </table:table-cell>
          <table:table-cell/>
          <table:table-cell office:value-type="float" office:value="2419043">
            <text:p>2,419,043</text:p>
          </table:table-cell>
          <table:table-cell office:value-type="float" office:value="1841114">
            <text:p>1,841,114</text:p>
          </table:table-cell>
          <table:table-cell office:value-type="float" office:value="970145">
            <text:p>970,145</text:p>
          </table:table-cell>
          <table:table-cell office:value-type="float" office:value="608766">
            <text:p>608,766</text:p>
          </table:table-cell>
          <table:table-cell office:value-type="float" office:value="558030">
            <text:p>558,030</text:p>
          </table:table-cell>
          <table:table-cell office:value-type="float" office:value="201613">
            <text:p>201,613</text:p>
          </table:table-cell>
          <table:table-cell office:value-type="float" office:value="52075">
            <text:p>52,075</text:p>
          </table:table-cell>
          <table:table-cell office:value-type="float" office:value="84893">
            <text:p>84,893</text:p>
          </table:table-cell>
          <table:table-cell office:value-type="float" office:value="6735679">
            <text:p>6,735,679</text:p>
          </table:table-cell>
          <table:table-cell/>
          <table:table-cell office:value-type="float" office:value="2401803">
            <text:p>2,401,803</text:p>
          </table:table-cell>
          <table:table-cell office:value-type="float" office:value="1845022">
            <text:p>1,845,022</text:p>
          </table:table-cell>
          <table:table-cell office:value-type="float" office:value="954513">
            <text:p>954,513</text:p>
          </table:table-cell>
          <table:table-cell office:value-type="float" office:value="613382">
            <text:p>613,382</text:p>
          </table:table-cell>
          <table:table-cell office:value-type="float" office:value="534574">
            <text:p>534,574</text:p>
          </table:table-cell>
          <table:table-cell office:value-type="float" office:value="200273">
            <text:p>200,273</text:p>
          </table:table-cell>
          <table:table-cell office:value-type="float" office:value="42551">
            <text:p>42,551</text:p>
          </table:table-cell>
          <table:table-cell office:value-type="float" office:value="81491">
            <text:p>81,491</text:p>
          </table:table-cell>
          <table:table-cell office:value-type="float" office:value="6673609">
            <text:p>6,673,609</text:p>
          </table:table-cell>
          <table:table-cell table:number-columns-repeated="999"/>
        </table:table-row>
        <table:table-row table:style-name="ro1">
          <table:table-cell table:style-name="ce2" office:value-type="float" office:value="1973">
            <text:p>1973</text:p>
          </table:table-cell>
          <table:table-cell table:style-name="ce4" table:formula="of:=[.O184]" office:value-type="float" office:value="6835488">
            <text:p>6,835,488</text:p>
          </table:table-cell>
          <table:table-cell table:style-name="ce4" table:formula="of:=[.Y184]" office:value-type="float" office:value="6778856">
            <text:p>6,778,856</text:p>
          </table:table-cell>
          <table:table-cell table:style-name="ce4" table:formula="of:=[.B184]+[.C184]" office:value-type="float" office:value="13614344">
            <text:p>13,614,344</text:p>
          </table:table-cell>
          <table:table-cell table:style-name="ce5" table:formula="of:=[.B184]/[.C184]" office:value-type="float" office:value="1.00835421197913">
            <text:p>1.01</text:p>
          </table:table-cell>
          <table:table-cell/>
          <table:table-cell office:value-type="float" office:value="2440268">
            <text:p>2,440,268</text:p>
          </table:table-cell>
          <table:table-cell office:value-type="float" office:value="1863086">
            <text:p>1,863,086</text:p>
          </table:table-cell>
          <table:table-cell office:value-type="float" office:value="998847">
            <text:p>998,847</text:p>
          </table:table-cell>
          <table:table-cell office:value-type="float" office:value="615660">
            <text:p>615,660</text:p>
          </table:table-cell>
          <table:table-cell office:value-type="float" office:value="568500">
            <text:p>568,500</text:p>
          </table:table-cell>
          <table:table-cell office:value-type="float" office:value="202812">
            <text:p>202,812</text:p>
          </table:table-cell>
          <table:table-cell office:value-type="float" office:value="54592">
            <text:p>54,592</text:p>
          </table:table-cell>
          <table:table-cell office:value-type="float" office:value="91723">
            <text:p>91,723</text:p>
          </table:table-cell>
          <table:table-cell office:value-type="float" office:value="6835488">
            <text:p>6,835,488</text:p>
          </table:table-cell>
          <table:table-cell/>
          <table:table-cell office:value-type="float" office:value="2427850">
            <text:p>2,427,850</text:p>
          </table:table-cell>
          <table:table-cell office:value-type="float" office:value="1867738">
            <text:p>1,867,738</text:p>
          </table:table-cell>
          <table:table-cell office:value-type="float" office:value="982787">
            <text:p>982,787</text:p>
          </table:table-cell>
          <table:table-cell office:value-type="float" office:value="619922">
            <text:p>619,922</text:p>
          </table:table-cell>
          <table:table-cell office:value-type="float" office:value="545482">
            <text:p>545,482</text:p>
          </table:table-cell>
          <table:table-cell office:value-type="float" office:value="201813">
            <text:p>201,813</text:p>
          </table:table-cell>
          <table:table-cell office:value-type="float" office:value="45292">
            <text:p>45,292</text:p>
          </table:table-cell>
          <table:table-cell office:value-type="float" office:value="87972">
            <text:p>87,972</text:p>
          </table:table-cell>
          <table:table-cell office:value-type="float" office:value="6778856">
            <text:p>6,778,856</text:p>
          </table:table-cell>
          <table:table-cell table:number-columns-repeated="999"/>
        </table:table-row>
        <table:table-row table:style-name="ro1">
          <table:table-cell table:style-name="ce2" office:value-type="float" office:value="1974">
            <text:p>1974</text:p>
          </table:table-cell>
          <table:table-cell table:style-name="ce4" table:formula="of:=[.O185]" office:value-type="float" office:value="6941940">
            <text:p>6,941,940</text:p>
          </table:table-cell>
          <table:table-cell table:style-name="ce4" table:formula="of:=[.Y185]" office:value-type="float" office:value="6890038">
            <text:p>6,890,038</text:p>
          </table:table-cell>
          <table:table-cell table:style-name="ce4" table:formula="of:=[.B185]+[.C185]" office:value-type="float" office:value="13831978">
            <text:p>13,831,978</text:p>
          </table:table-cell>
          <table:table-cell table:style-name="ce5" table:formula="of:=[.B185]/[.C185]" office:value-type="float" office:value="1.00753290475321">
            <text:p>1.01</text:p>
          </table:table-cell>
          <table:table-cell/>
          <table:table-cell office:value-type="float" office:value="2466491">
            <text:p>2,466,491</text:p>
          </table:table-cell>
          <table:table-cell office:value-type="float" office:value="1887222">
            <text:p>1,887,222</text:p>
          </table:table-cell>
          <table:table-cell office:value-type="float" office:value="1024704">
            <text:p>1,024,704</text:p>
          </table:table-cell>
          <table:table-cell office:value-type="float" office:value="627714">
            <text:p>627,714</text:p>
          </table:table-cell>
          <table:table-cell office:value-type="float" office:value="584552">
            <text:p>584,552</text:p>
          </table:table-cell>
          <table:table-cell office:value-type="float" office:value="204629">
            <text:p>204,629</text:p>
          </table:table-cell>
          <table:table-cell office:value-type="float" office:value="48021">
            <text:p>48,021</text:p>
          </table:table-cell>
          <table:table-cell office:value-type="float" office:value="98607">
            <text:p>98,607</text:p>
          </table:table-cell>
          <table:table-cell office:value-type="float" office:value="6941940">
            <text:p>6,941,940</text:p>
          </table:table-cell>
          <table:table-cell/>
          <table:table-cell office:value-type="float" office:value="2459504">
            <text:p>2,459,504</text:p>
          </table:table-cell>
          <table:table-cell office:value-type="float" office:value="1892365">
            <text:p>1,892,365</text:p>
          </table:table-cell>
          <table:table-cell office:value-type="float" office:value="1008269">
            <text:p>1,008,269</text:p>
          </table:table-cell>
          <table:table-cell office:value-type="float" office:value="632044">
            <text:p>632,044</text:p>
          </table:table-cell>
          <table:table-cell office:value-type="float" office:value="561439">
            <text:p>561,439</text:p>
          </table:table-cell>
          <table:table-cell office:value-type="float" office:value="204197">
            <text:p>204,197</text:p>
          </table:table-cell>
          <table:table-cell office:value-type="float" office:value="37196">
            <text:p>37,196</text:p>
          </table:table-cell>
          <table:table-cell office:value-type="float" office:value="95024">
            <text:p>95,024</text:p>
          </table:table-cell>
          <table:table-cell office:value-type="float" office:value="6890038">
            <text:p>6,890,038</text:p>
          </table:table-cell>
          <table:table-cell table:number-columns-repeated="999"/>
        </table:table-row>
        <table:table-row table:style-name="ro1">
          <table:table-cell table:style-name="ce2" office:value-type="float" office:value="1975">
            <text:p>1975</text:p>
          </table:table-cell>
          <table:table-cell table:style-name="ce4" table:formula="of:=[.O186]" office:value-type="float" office:value="7002232">
            <text:p>7,002,232</text:p>
          </table:table-cell>
          <table:table-cell table:style-name="ce4" table:formula="of:=[.Y186]" office:value-type="float" office:value="6966649">
            <text:p>6,966,649</text:p>
          </table:table-cell>
          <table:table-cell table:style-name="ce4" table:formula="of:=[.B186]+[.C186]" office:value-type="float" office:value="13968881">
            <text:p>13,968,881</text:p>
          </table:table-cell>
          <table:table-cell table:style-name="ce5" table:formula="of:=[.B186]/[.C186]" office:value-type="float" office:value="1.00510762060784">
            <text:p>1.01</text:p>
          </table:table-cell>
          <table:table-cell/>
          <table:table-cell office:value-type="float" office:value="2472519">
            <text:p>2,472,519</text:p>
          </table:table-cell>
          <table:table-cell office:value-type="float" office:value="1896188">
            <text:p>1,896,188</text:p>
          </table:table-cell>
          <table:table-cell office:value-type="float" office:value="1043639">
            <text:p>1,043,639</text:p>
          </table:table-cell>
          <table:table-cell office:value-type="float" office:value="633187">
            <text:p>633,187</text:p>
          </table:table-cell>
          <table:table-cell office:value-type="float" office:value="594518">
            <text:p>594,518</text:p>
          </table:table-cell>
          <table:table-cell office:value-type="float" office:value="205899">
            <text:p>205,899</text:p>
          </table:table-cell>
          <table:table-cell office:value-type="float" office:value="52761">
            <text:p>52,761</text:p>
          </table:table-cell>
          <table:table-cell office:value-type="float" office:value="103521">
            <text:p>103,521</text:p>
          </table:table-cell>
          <table:table-cell office:value-type="float" office:value="7002232">
            <text:p>7,002,232</text:p>
          </table:table-cell>
          <table:table-cell/>
          <table:table-cell office:value-type="float" office:value="2474922">
            <text:p>2,474,922</text:p>
          </table:table-cell>
          <table:table-cell office:value-type="float" office:value="1904468">
            <text:p>1,904,468</text:p>
          </table:table-cell>
          <table:table-cell office:value-type="float" office:value="1028686">
            <text:p>1,028,686</text:p>
          </table:table-cell>
          <table:table-cell office:value-type="float" office:value="637467">
            <text:p>637,467</text:p>
          </table:table-cell>
          <table:table-cell office:value-type="float" office:value="572885">
            <text:p>572,885</text:p>
          </table:table-cell>
          <table:table-cell office:value-type="float" office:value="205558">
            <text:p>205,558</text:p>
          </table:table-cell>
          <table:table-cell office:value-type="float" office:value="42727">
            <text:p>42,727</text:p>
          </table:table-cell>
          <table:table-cell office:value-type="float" office:value="99936">
            <text:p>99,936</text:p>
          </table:table-cell>
          <table:table-cell office:value-type="float" office:value="6966649">
            <text:p>6,966,649</text:p>
          </table:table-cell>
          <table:table-cell table:number-columns-repeated="999"/>
        </table:table-row>
        <table:table-row table:style-name="ro1">
          <table:table-cell table:style-name="ce2" office:value-type="float" office:value="1976">
            <text:p>1976</text:p>
          </table:table-cell>
          <table:table-cell table:style-name="ce4" table:formula="of:=[.O187]" office:value-type="float" office:value="7065779">
            <text:p>7,065,779</text:p>
          </table:table-cell>
          <table:table-cell table:style-name="ce4" table:formula="of:=[.Y187]" office:value-type="float" office:value="7044328">
            <text:p>7,044,328</text:p>
          </table:table-cell>
          <table:table-cell table:style-name="ce4" table:formula="of:=[.B187]+[.C187]" office:value-type="float" office:value="14110107">
            <text:p>14,110,107</text:p>
          </table:table-cell>
          <table:table-cell table:style-name="ce5" table:formula="of:=[.B187]/[.C187]" office:value-type="float" office:value="1.00304514497337">
            <text:p>1.00</text:p>
          </table:table-cell>
          <table:table-cell/>
          <table:table-cell office:value-type="float" office:value="2484986">
            <text:p>2,484,986</text:p>
          </table:table-cell>
          <table:table-cell office:value-type="float" office:value="1905656">
            <text:p>1,905,656</text:p>
          </table:table-cell>
          <table:table-cell office:value-type="float" office:value="1061986">
            <text:p>1,061,986</text:p>
          </table:table-cell>
          <table:table-cell office:value-type="float" office:value="637839">
            <text:p>637,839</text:p>
          </table:table-cell>
          <table:table-cell office:value-type="float" office:value="605932">
            <text:p>605,932</text:p>
          </table:table-cell>
          <table:table-cell office:value-type="float" office:value="206936">
            <text:p>206,936</text:p>
          </table:table-cell>
          <table:table-cell office:value-type="float" office:value="55467">
            <text:p>55,467</text:p>
          </table:table-cell>
          <table:table-cell office:value-type="float" office:value="106977">
            <text:p>106,977</text:p>
          </table:table-cell>
          <table:table-cell office:value-type="float" office:value="7065779">
            <text:p>7,065,779</text:p>
          </table:table-cell>
          <table:table-cell/>
          <table:table-cell office:value-type="float" office:value="2493475">
            <text:p>2,493,475</text:p>
          </table:table-cell>
          <table:table-cell office:value-type="float" office:value="1918285">
            <text:p>1,918,285</text:p>
          </table:table-cell>
          <table:table-cell office:value-type="float" office:value="1048445">
            <text:p>1,048,445</text:p>
          </table:table-cell>
          <table:table-cell office:value-type="float" office:value="642318">
            <text:p>642,318</text:p>
          </table:table-cell>
          <table:table-cell office:value-type="float" office:value="585748">
            <text:p>585,748</text:p>
          </table:table-cell>
          <table:table-cell office:value-type="float" office:value="206766">
            <text:p>206,766</text:p>
          </table:table-cell>
          <table:table-cell office:value-type="float" office:value="45668">
            <text:p>45,668</text:p>
          </table:table-cell>
          <table:table-cell office:value-type="float" office:value="103623">
            <text:p>103,623</text:p>
          </table:table-cell>
          <table:table-cell office:value-type="float" office:value="7044328">
            <text:p>7,044,328</text:p>
          </table:table-cell>
          <table:table-cell table:number-columns-repeated="999"/>
        </table:table-row>
        <table:table-row table:style-name="ro1">
          <table:table-cell table:style-name="ce2" office:value-type="float" office:value="1977">
            <text:p>1977</text:p>
          </table:table-cell>
          <table:table-cell table:style-name="ce4" table:formula="of:=[.O188]" office:value-type="float" office:value="7145407">
            <text:p>7,145,407</text:p>
          </table:table-cell>
          <table:table-cell table:style-name="ce4" table:formula="of:=[.Y188]" office:value-type="float" office:value="7136126">
            <text:p>7,136,126</text:p>
          </table:table-cell>
          <table:table-cell table:style-name="ce4" table:formula="of:=[.B188]+[.C188]" office:value-type="float" office:value="14281533">
            <text:p>14,281,533</text:p>
          </table:table-cell>
          <table:table-cell table:style-name="ce5" table:formula="of:=[.B188]/[.C188]" office:value-type="float" office:value="1.001300565601">
            <text:p>1.00</text:p>
          </table:table-cell>
          <table:table-cell/>
          <table:table-cell office:value-type="float" office:value="2508436">
            <text:p>2,508,436</text:p>
          </table:table-cell>
          <table:table-cell office:value-type="float" office:value="1918212">
            <text:p>1,918,212</text:p>
          </table:table-cell>
          <table:table-cell office:value-type="float" office:value="1081423">
            <text:p>1,081,423</text:p>
          </table:table-cell>
          <table:table-cell office:value-type="float" office:value="643191">
            <text:p>643,191</text:p>
          </table:table-cell>
          <table:table-cell office:value-type="float" office:value="618210">
            <text:p>618,210</text:p>
          </table:table-cell>
          <table:table-cell office:value-type="float" office:value="208284">
            <text:p>208,284</text:p>
          </table:table-cell>
          <table:table-cell office:value-type="float" office:value="58362">
            <text:p>58,362</text:p>
          </table:table-cell>
          <table:table-cell office:value-type="float" office:value="109289">
            <text:p>109,289</text:p>
          </table:table-cell>
          <table:table-cell office:value-type="float" office:value="7145407">
            <text:p>7,145,407</text:p>
          </table:table-cell>
          <table:table-cell/>
          <table:table-cell office:value-type="float" office:value="2520524">
            <text:p>2,520,524</text:p>
          </table:table-cell>
          <table:table-cell office:value-type="float" office:value="1934377">
            <text:p>1,934,377</text:p>
          </table:table-cell>
          <table:table-cell office:value-type="float" office:value="1069603">
            <text:p>1,069,603</text:p>
          </table:table-cell>
          <table:table-cell office:value-type="float" office:value="649074">
            <text:p>649,074</text:p>
          </table:table-cell>
          <table:table-cell office:value-type="float" office:value="599006">
            <text:p>599,006</text:p>
          </table:table-cell>
          <table:table-cell office:value-type="float" office:value="208265">
            <text:p>208,265</text:p>
          </table:table-cell>
          <table:table-cell office:value-type="float" office:value="48517">
            <text:p>48,517</text:p>
          </table:table-cell>
          <table:table-cell office:value-type="float" office:value="106760">
            <text:p>106,760</text:p>
          </table:table-cell>
          <table:table-cell office:value-type="float" office:value="7136126">
            <text:p>7,136,126</text:p>
          </table:table-cell>
          <table:table-cell table:number-columns-repeated="999"/>
        </table:table-row>
        <table:table-row table:style-name="ro1">
          <table:table-cell table:style-name="ce2" office:value-type="float" office:value="1978">
            <text:p>1978</text:p>
          </table:table-cell>
          <table:table-cell table:style-name="ce4" table:formula="of:=[.O189]" office:value-type="float" office:value="7213574">
            <text:p>7,213,574</text:p>
          </table:table-cell>
          <table:table-cell table:style-name="ce4" table:formula="of:=[.Y189]" office:value-type="float" office:value="7217256">
            <text:p>7,217,256</text:p>
          </table:table-cell>
          <table:table-cell table:style-name="ce4" table:formula="of:=[.B189]+[.C189]" office:value-type="float" office:value="14430830">
            <text:p>14,430,830</text:p>
          </table:table-cell>
          <table:table-cell table:style-name="ce5" table:formula="of:=[.B189]/[.C189]" office:value-type="float" office:value="0.999489833809415">
            <text:p>1.00</text:p>
          </table:table-cell>
          <table:table-cell/>
          <table:table-cell office:value-type="float" office:value="2531524">
            <text:p>2,531,524</text:p>
          </table:table-cell>
          <table:table-cell office:value-type="float" office:value="1927106">
            <text:p>1,927,106</text:p>
          </table:table-cell>
          <table:table-cell office:value-type="float" office:value="1101246">
            <text:p>1,101,246</text:p>
          </table:table-cell>
          <table:table-cell office:value-type="float" office:value="645391">
            <text:p>645,391</text:p>
          </table:table-cell>
          <table:table-cell office:value-type="float" office:value="627238">
            <text:p>627,238</text:p>
          </table:table-cell>
          <table:table-cell office:value-type="float" office:value="209567">
            <text:p>209,567</text:p>
          </table:table-cell>
          <table:table-cell office:value-type="float" office:value="60928">
            <text:p>60,928</text:p>
          </table:table-cell>
          <table:table-cell office:value-type="float" office:value="110574">
            <text:p>110,574</text:p>
          </table:table-cell>
          <table:table-cell office:value-type="float" office:value="7213574">
            <text:p>7,213,574</text:p>
          </table:table-cell>
          <table:table-cell/>
          <table:table-cell office:value-type="float" office:value="2547868">
            <text:p>2,547,868</text:p>
          </table:table-cell>
          <table:table-cell office:value-type="float" office:value="1947395">
            <text:p>1,947,395</text:p>
          </table:table-cell>
          <table:table-cell office:value-type="float" office:value="1090340">
            <text:p>1,090,340</text:p>
          </table:table-cell>
          <table:table-cell office:value-type="float" office:value="653243">
            <text:p>653,243</text:p>
          </table:table-cell>
          <table:table-cell office:value-type="float" office:value="609163">
            <text:p>609,163</text:p>
          </table:table-cell>
          <table:table-cell office:value-type="float" office:value="209557">
            <text:p>209,557</text:p>
          </table:table-cell>
          <table:table-cell office:value-type="float" office:value="50976">
            <text:p>50,976</text:p>
          </table:table-cell>
          <table:table-cell office:value-type="float" office:value="108714">
            <text:p>108,714</text:p>
          </table:table-cell>
          <table:table-cell office:value-type="float" office:value="7217256">
            <text:p>7,217,256</text:p>
          </table:table-cell>
          <table:table-cell table:number-columns-repeated="999"/>
        </table:table-row>
        <table:table-row table:style-name="ro1">
          <table:table-cell table:style-name="ce2" office:value-type="float" office:value="1979">
            <text:p>1979</text:p>
          </table:table-cell>
          <table:table-cell table:style-name="ce4" table:formula="of:=[.O190]" office:value-type="float" office:value="7293341">
            <text:p>7,293,341</text:p>
          </table:table-cell>
          <table:table-cell table:style-name="ce4" table:formula="of:=[.Y190]" office:value-type="float" office:value="7309140">
            <text:p>7,309,140</text:p>
          </table:table-cell>
          <table:table-cell table:style-name="ce4" table:formula="of:=[.B190]+[.C190]" office:value-type="float" office:value="14602481">
            <text:p>14,602,481</text:p>
          </table:table-cell>
          <table:table-cell table:style-name="ce5" table:formula="of:=[.B190]/[.C190]" office:value-type="float" office:value="0.997838459791439">
            <text:p>1.00</text:p>
          </table:table-cell>
          <table:table-cell/>
          <table:table-cell office:value-type="float" office:value="2560871">
            <text:p>2,560,871</text:p>
          </table:table-cell>
          <table:table-cell office:value-type="float" office:value="1937866">
            <text:p>1,937,866</text:p>
          </table:table-cell>
          <table:table-cell office:value-type="float" office:value="1124997">
            <text:p>1,124,997</text:p>
          </table:table-cell>
          <table:table-cell office:value-type="float" office:value="648211">
            <text:p>648,211</text:p>
          </table:table-cell>
          <table:table-cell office:value-type="float" office:value="636442">
            <text:p>636,442</text:p>
          </table:table-cell>
          <table:table-cell office:value-type="float" office:value="210654">
            <text:p>210,654</text:p>
          </table:table-cell>
          <table:table-cell office:value-type="float" office:value="62532">
            <text:p>62,532</text:p>
          </table:table-cell>
          <table:table-cell office:value-type="float" office:value="111768">
            <text:p>111,768</text:p>
          </table:table-cell>
          <table:table-cell office:value-type="float" office:value="7293341">
            <text:p>7,293,341</text:p>
          </table:table-cell>
          <table:table-cell/>
          <table:table-cell office:value-type="float" office:value="2579321">
            <text:p>2,579,321</text:p>
          </table:table-cell>
          <table:table-cell office:value-type="float" office:value="1962127">
            <text:p>1,962,127</text:p>
          </table:table-cell>
          <table:table-cell office:value-type="float" office:value="1114702">
            <text:p>1,114,702</text:p>
          </table:table-cell>
          <table:table-cell office:value-type="float" office:value="656398">
            <text:p>656,398</text:p>
          </table:table-cell>
          <table:table-cell office:value-type="float" office:value="620650">
            <text:p>620,650</text:p>
          </table:table-cell>
          <table:table-cell office:value-type="float" office:value="211581">
            <text:p>211,581</text:p>
          </table:table-cell>
          <table:table-cell office:value-type="float" office:value="53549">
            <text:p>53,549</text:p>
          </table:table-cell>
          <table:table-cell office:value-type="float" office:value="110812">
            <text:p>110,812</text:p>
          </table:table-cell>
          <table:table-cell office:value-type="float" office:value="7309140">
            <text:p>7,309,140</text:p>
          </table:table-cell>
          <table:table-cell table:number-columns-repeated="999"/>
        </table:table-row>
        <table:table-row table:style-name="ro1">
          <table:table-cell table:style-name="ce2" office:value-type="float" office:value="1980">
            <text:p>1980</text:p>
          </table:table-cell>
          <table:table-cell table:style-name="ce4" table:formula="of:=[.O191]" office:value-type="float" office:value="7391427">
            <text:p>7,391,427</text:p>
          </table:table-cell>
          <table:table-cell table:style-name="ce4" table:formula="of:=[.Y191]" office:value-type="float" office:value="7415943">
            <text:p>7,415,943</text:p>
          </table:table-cell>
          <table:table-cell table:style-name="ce4" table:formula="of:=[.B191]+[.C191]" office:value-type="float" office:value="14807370">
            <text:p>14,807,370</text:p>
          </table:table-cell>
          <table:table-cell table:style-name="ce5" table:formula="of:=[.B191]/[.C191]" office:value-type="float" office:value="0.996694149348235">
            <text:p>1.00</text:p>
          </table:table-cell>
          <table:table-cell/>
          <table:table-cell office:value-type="float" office:value="2593277">
            <text:p>2,593,277</text:p>
          </table:table-cell>
          <table:table-cell office:value-type="float" office:value="1951449">
            <text:p>1,951,449</text:p>
          </table:table-cell>
          <table:table-cell office:value-type="float" office:value="1156231">
            <text:p>1,156,231</text:p>
          </table:table-cell>
          <table:table-cell office:value-type="float" office:value="651560">
            <text:p>651,560</text:p>
          </table:table-cell>
          <table:table-cell office:value-type="float" office:value="648922">
            <text:p>648,922</text:p>
          </table:table-cell>
          <table:table-cell office:value-type="float" office:value="211646">
            <text:p>211,646</text:p>
          </table:table-cell>
          <table:table-cell office:value-type="float" office:value="65059">
            <text:p>65,059</text:p>
          </table:table-cell>
          <table:table-cell office:value-type="float" office:value="113283">
            <text:p>113,283</text:p>
          </table:table-cell>
          <table:table-cell office:value-type="float" office:value="7391427">
            <text:p>7,391,427</text:p>
          </table:table-cell>
          <table:table-cell/>
          <table:table-cell office:value-type="float" office:value="2612103">
            <text:p>2,612,103</text:p>
          </table:table-cell>
          <table:table-cell office:value-type="float" office:value="1979206">
            <text:p>1,979,206</text:p>
          </table:table-cell>
          <table:table-cell office:value-type="float" office:value="1145471">
            <text:p>1,145,471</text:p>
          </table:table-cell>
          <table:table-cell office:value-type="float" office:value="661063">
            <text:p>661,063</text:p>
          </table:table-cell>
          <table:table-cell office:value-type="float" office:value="634583">
            <text:p>634,583</text:p>
          </table:table-cell>
          <table:table-cell office:value-type="float" office:value="213556">
            <text:p>213,556</text:p>
          </table:table-cell>
          <table:table-cell office:value-type="float" office:value="56627">
            <text:p>56,627</text:p>
          </table:table-cell>
          <table:table-cell office:value-type="float" office:value="113334">
            <text:p>113,334</text:p>
          </table:table-cell>
          <table:table-cell office:value-type="float" office:value="7415943">
            <text:p>7,415,943</text:p>
          </table:table-cell>
          <table:table-cell table:number-columns-repeated="999"/>
        </table:table-row>
        <table:table-row table:style-name="ro1">
          <table:table-cell table:style-name="ce2" office:value-type="float" office:value="1981">
            <text:p>1981</text:p>
          </table:table-cell>
          <table:table-cell table:style-name="ce4" table:formula="of:=[.O192]" office:value-type="float" office:value="7514339">
            <text:p>7,514,339</text:p>
          </table:table-cell>
          <table:table-cell table:style-name="ce4" table:formula="of:=[.Y192]" office:value-type="float" office:value="7539778">
            <text:p>7,539,778</text:p>
          </table:table-cell>
          <table:table-cell table:style-name="ce4" table:formula="of:=[.B192]+[.C192]" office:value-type="float" office:value="15054117">
            <text:p>15,054,117</text:p>
          </table:table-cell>
          <table:table-cell table:style-name="ce5" table:formula="of:=[.B192]/[.C192]" office:value-type="float" office:value="0.996626027981195">
            <text:p>1.00</text:p>
          </table:table-cell>
          <table:table-cell/>
          <table:table-cell office:value-type="float" office:value="2624579">
            <text:p>2,624,579</text:p>
          </table:table-cell>
          <table:table-cell office:value-type="float" office:value="1969349">
            <text:p>1,969,349</text:p>
          </table:table-cell>
          <table:table-cell office:value-type="float" office:value="1200504">
            <text:p>1,200,504</text:p>
          </table:table-cell>
          <table:table-cell office:value-type="float" office:value="657014">
            <text:p>657,014</text:p>
          </table:table-cell>
          <table:table-cell office:value-type="float" office:value="667381">
            <text:p>667,381</text:p>
          </table:table-cell>
          <table:table-cell office:value-type="float" office:value="212935">
            <text:p>212,935</text:p>
          </table:table-cell>
          <table:table-cell office:value-type="float" office:value="68023">
            <text:p>68,023</text:p>
          </table:table-cell>
          <table:table-cell office:value-type="float" office:value="114554">
            <text:p>114,554</text:p>
          </table:table-cell>
          <table:table-cell office:value-type="float" office:value="7514339">
            <text:p>7,514,339</text:p>
          </table:table-cell>
          <table:table-cell/>
          <table:table-cell office:value-type="float" office:value="2642315">
            <text:p>2,642,315</text:p>
          </table:table-cell>
          <table:table-cell office:value-type="float" office:value="1999049">
            <text:p>1,999,049</text:p>
          </table:table-cell>
          <table:table-cell office:value-type="float" office:value="1187439">
            <text:p>1,187,439</text:p>
          </table:table-cell>
          <table:table-cell office:value-type="float" office:value="668162">
            <text:p>668,162</text:p>
          </table:table-cell>
          <table:table-cell office:value-type="float" office:value="652840">
            <text:p>652,840</text:p>
          </table:table-cell>
          <table:table-cell office:value-type="float" office:value="215348">
            <text:p>215,348</text:p>
          </table:table-cell>
          <table:table-cell office:value-type="float" office:value="59695">
            <text:p>59,695</text:p>
          </table:table-cell>
          <table:table-cell office:value-type="float" office:value="114930">
            <text:p>114,930</text:p>
          </table:table-cell>
          <table:table-cell office:value-type="float" office:value="7539778">
            <text:p>7,539,778</text:p>
          </table:table-cell>
          <table:table-cell table:number-columns-repeated="999"/>
        </table:table-row>
        <table:table-row table:style-name="ro1">
          <table:table-cell table:style-name="ce2" office:value-type="float" office:value="1982">
            <text:p>1982</text:p>
          </table:table-cell>
          <table:table-cell table:style-name="ce4" table:formula="of:=[.O193]" office:value-type="float" office:value="7633179">
            <text:p>7,633,179</text:p>
          </table:table-cell>
          <table:table-cell table:style-name="ce4" table:formula="of:=[.Y193]" office:value-type="float" office:value="7655712">
            <text:p>7,655,712</text:p>
          </table:table-cell>
          <table:table-cell table:style-name="ce4" table:formula="of:=[.B193]+[.C193]" office:value-type="float" office:value="15288891">
            <text:p>15,288,891</text:p>
          </table:table-cell>
          <table:table-cell table:style-name="ce5" table:formula="of:=[.B193]/[.C193]" office:value-type="float" office:value="0.99705670746235">
            <text:p>1.00</text:p>
          </table:table-cell>
          <table:table-cell/>
          <table:table-cell office:value-type="float" office:value="2655478">
            <text:p>2,655,478</text:p>
          </table:table-cell>
          <table:table-cell office:value-type="float" office:value="1991532">
            <text:p>1,991,532</text:p>
          </table:table-cell>
          <table:table-cell office:value-type="float" office:value="1235548">
            <text:p>1,235,548</text:p>
          </table:table-cell>
          <table:table-cell office:value-type="float" office:value="663641">
            <text:p>663,641</text:p>
          </table:table-cell>
          <table:table-cell office:value-type="float" office:value="684771">
            <text:p>684,771</text:p>
          </table:table-cell>
          <table:table-cell office:value-type="float" office:value="214168">
            <text:p>214,168</text:p>
          </table:table-cell>
          <table:table-cell office:value-type="float" office:value="70671">
            <text:p>70,671</text:p>
          </table:table-cell>
          <table:table-cell office:value-type="float" office:value="117370">
            <text:p>117,370</text:p>
          </table:table-cell>
          <table:table-cell office:value-type="float" office:value="7633179">
            <text:p>7,633,179</text:p>
          </table:table-cell>
          <table:table-cell/>
          <table:table-cell office:value-type="float" office:value="2672743">
            <text:p>2,672,743</text:p>
          </table:table-cell>
          <table:table-cell office:value-type="float" office:value="2021155">
            <text:p>2,021,155</text:p>
          </table:table-cell>
          <table:table-cell office:value-type="float" office:value="1220927">
            <text:p>1,220,927</text:p>
          </table:table-cell>
          <table:table-cell office:value-type="float" office:value="674142">
            <text:p>674,142</text:p>
          </table:table-cell>
          <table:table-cell office:value-type="float" office:value="670200">
            <text:p>670,200</text:p>
          </table:table-cell>
          <table:table-cell office:value-type="float" office:value="216806">
            <text:p>216,806</text:p>
          </table:table-cell>
          <table:table-cell office:value-type="float" office:value="62113">
            <text:p>62,113</text:p>
          </table:table-cell>
          <table:table-cell office:value-type="float" office:value="117626">
            <text:p>117,626</text:p>
          </table:table-cell>
          <table:table-cell office:value-type="float" office:value="7655712">
            <text:p>7,655,712</text:p>
          </table:table-cell>
          <table:table-cell table:number-columns-repeated="999"/>
        </table:table-row>
        <table:table-row table:style-name="ro1">
          <table:table-cell table:style-name="ce2" office:value-type="float" office:value="1983">
            <text:p>1983</text:p>
          </table:table-cell>
          <table:table-cell table:style-name="ce4" table:formula="of:=[.O194]" office:value-type="float" office:value="7730415">
            <text:p>7,730,415</text:p>
          </table:table-cell>
          <table:table-cell table:style-name="ce4" table:formula="of:=[.Y194]" office:value-type="float" office:value="7753081">
            <text:p>7,753,081</text:p>
          </table:table-cell>
          <table:table-cell table:style-name="ce4" table:formula="of:=[.B194]+[.C194]" office:value-type="float" office:value="15483496">
            <text:p>15,483,496</text:p>
          </table:table-cell>
          <table:table-cell table:style-name="ce5" table:formula="of:=[.B194]/[.C194]" office:value-type="float" office:value="0.997076517064635">
            <text:p>1.00</text:p>
          </table:table-cell>
          <table:table-cell/>
          <table:table-cell office:value-type="float" office:value="2678250">
            <text:p>2,678,250</text:p>
          </table:table-cell>
          <table:table-cell office:value-type="float" office:value="2012443">
            <text:p>2,012,443</text:p>
          </table:table-cell>
          <table:table-cell office:value-type="float" office:value="1259140">
            <text:p>1,259,140</text:p>
          </table:table-cell>
          <table:table-cell office:value-type="float" office:value="671738">
            <text:p>671,738</text:p>
          </table:table-cell>
          <table:table-cell office:value-type="float" office:value="697570">
            <text:p>697,570</text:p>
          </table:table-cell>
          <table:table-cell office:value-type="float" office:value="216145">
            <text:p>216,145</text:p>
          </table:table-cell>
          <table:table-cell office:value-type="float" office:value="74225">
            <text:p>74,225</text:p>
          </table:table-cell>
          <table:table-cell office:value-type="float" office:value="120904">
            <text:p>120,904</text:p>
          </table:table-cell>
          <table:table-cell office:value-type="float" office:value="7730415">
            <text:p>7,730,415</text:p>
          </table:table-cell>
          <table:table-cell/>
          <table:table-cell office:value-type="float" office:value="2696665">
            <text:p>2,696,665</text:p>
          </table:table-cell>
          <table:table-cell office:value-type="float" office:value="2042055">
            <text:p>2,042,055</text:p>
          </table:table-cell>
          <table:table-cell office:value-type="float" office:value="1244145">
            <text:p>1,244,145</text:p>
          </table:table-cell>
          <table:table-cell office:value-type="float" office:value="681470">
            <text:p>681,470</text:p>
          </table:table-cell>
          <table:table-cell office:value-type="float" office:value="683441">
            <text:p>683,441</text:p>
          </table:table-cell>
          <table:table-cell office:value-type="float" office:value="218955">
            <text:p>218,955</text:p>
          </table:table-cell>
          <table:table-cell office:value-type="float" office:value="65294">
            <text:p>65,294</text:p>
          </table:table-cell>
          <table:table-cell office:value-type="float" office:value="121056">
            <text:p>121,056</text:p>
          </table:table-cell>
          <table:table-cell office:value-type="float" office:value="7753081">
            <text:p>7,753,081</text:p>
          </table:table-cell>
          <table:table-cell table:number-columns-repeated="999"/>
        </table:table-row>
        <table:table-row table:style-name="ro1">
          <table:table-cell table:style-name="ce2" office:value-type="float" office:value="1984">
            <text:p>1984</text:p>
          </table:table-cell>
          <table:table-cell table:style-name="ce4" table:formula="of:=[.O195]" office:value-type="float" office:value="7826368">
            <text:p>7,826,368</text:p>
          </table:table-cell>
          <table:table-cell table:style-name="ce4" table:formula="of:=[.Y195]" office:value-type="float" office:value="7850914">
            <text:p>7,850,914</text:p>
          </table:table-cell>
          <table:table-cell table:style-name="ce4" table:formula="of:=[.B195]+[.C195]" office:value-type="float" office:value="15677282">
            <text:p>15,677,282</text:p>
          </table:table-cell>
          <table:table-cell table:style-name="ce5" table:formula="of:=[.B195]/[.C195]" office:value-type="float" office:value="0.996873485049002">
            <text:p>1.00</text:p>
          </table:table-cell>
          <table:table-cell/>
          <table:table-cell office:value-type="float" office:value="2706580">
            <text:p>2,706,580</text:p>
          </table:table-cell>
          <table:table-cell office:value-type="float" office:value="2033611">
            <text:p>2,033,611</text:p>
          </table:table-cell>
          <table:table-cell office:value-type="float" office:value="1281035">
            <text:p>1,281,035</text:p>
          </table:table-cell>
          <table:table-cell office:value-type="float" office:value="677950">
            <text:p>677,950</text:p>
          </table:table-cell>
          <table:table-cell office:value-type="float" office:value="708066">
            <text:p>708,066</text:p>
          </table:table-cell>
          <table:table-cell office:value-type="float" office:value="218417">
            <text:p>218,417</text:p>
          </table:table-cell>
          <table:table-cell office:value-type="float" office:value="77307">
            <text:p>77,307</text:p>
          </table:table-cell>
          <table:table-cell office:value-type="float" office:value="123402">
            <text:p>123,402</text:p>
          </table:table-cell>
          <table:table-cell office:value-type="float" office:value="7826368">
            <text:p>7,826,368</text:p>
          </table:table-cell>
          <table:table-cell/>
          <table:table-cell office:value-type="float" office:value="2725172">
            <text:p>2,725,172</text:p>
          </table:table-cell>
          <table:table-cell office:value-type="float" office:value="2064029">
            <text:p>2,064,029</text:p>
          </table:table-cell>
          <table:table-cell office:value-type="float" office:value="1266043">
            <text:p>1,266,043</text:p>
          </table:table-cell>
          <table:table-cell office:value-type="float" office:value="687383">
            <text:p>687,383</text:p>
          </table:table-cell>
          <table:table-cell office:value-type="float" office:value="694966">
            <text:p>694,966</text:p>
          </table:table-cell>
          <table:table-cell office:value-type="float" office:value="221653">
            <text:p>221,653</text:p>
          </table:table-cell>
          <table:table-cell office:value-type="float" office:value="67986">
            <text:p>67,986</text:p>
          </table:table-cell>
          <table:table-cell office:value-type="float" office:value="123682">
            <text:p>123,682</text:p>
          </table:table-cell>
          <table:table-cell office:value-type="float" office:value="7850914">
            <text:p>7,850,914</text:p>
          </table:table-cell>
          <table:table-cell table:number-columns-repeated="999"/>
        </table:table-row>
        <table:table-row table:style-name="ro1">
          <table:table-cell table:style-name="ce2" office:value-type="float" office:value="1985">
            <text:p>1985</text:p>
          </table:table-cell>
          <table:table-cell table:style-name="ce4" table:formula="of:=[.O196]" office:value-type="float" office:value="7940033">
            <text:p>7,940,033</text:p>
          </table:table-cell>
          <table:table-cell table:style-name="ce4" table:formula="of:=[.Y196]" office:value-type="float" office:value="7960533">
            <text:p>7,960,533</text:p>
          </table:table-cell>
          <table:table-cell table:style-name="ce4" table:formula="of:=[.B196]+[.C196]" office:value-type="float" office:value="15900566">
            <text:p>15,900,566</text:p>
          </table:table-cell>
          <table:table-cell table:style-name="ce5" table:formula="of:=[.B196]/[.C196]" office:value-type="float" office:value="0.99742479555075">
            <text:p>1.00</text:p>
          </table:table-cell>
          <table:table-cell/>
          <table:table-cell office:value-type="float" office:value="2739325">
            <text:p>2,739,325</text:p>
          </table:table-cell>
          <table:table-cell office:value-type="float" office:value="2055418">
            <text:p>2,055,418</text:p>
          </table:table-cell>
          <table:table-cell office:value-type="float" office:value="1306321">
            <text:p>1,306,321</text:p>
          </table:table-cell>
          <table:table-cell office:value-type="float" office:value="684416">
            <text:p>684,416</text:p>
          </table:table-cell>
          <table:table-cell office:value-type="float" office:value="724952">
            <text:p>724,952</text:p>
          </table:table-cell>
          <table:table-cell office:value-type="float" office:value="220701">
            <text:p>220,701</text:p>
          </table:table-cell>
          <table:table-cell office:value-type="float" office:value="80913">
            <text:p>80,913</text:p>
          </table:table-cell>
          <table:table-cell office:value-type="float" office:value="127987">
            <text:p>127,987</text:p>
          </table:table-cell>
          <table:table-cell office:value-type="float" office:value="7940033">
            <text:p>7,940,033</text:p>
          </table:table-cell>
          <table:table-cell/>
          <table:table-cell office:value-type="float" office:value="2757142">
            <text:p>2,757,142</text:p>
          </table:table-cell>
          <table:table-cell office:value-type="float" office:value="2085003">
            <text:p>2,085,003</text:p>
          </table:table-cell>
          <table:table-cell office:value-type="float" office:value="1290779">
            <text:p>1,290,779</text:p>
          </table:table-cell>
          <table:table-cell office:value-type="float" office:value="692422">
            <text:p>692,422</text:p>
          </table:table-cell>
          <table:table-cell office:value-type="float" office:value="711948">
            <text:p>711,948</text:p>
          </table:table-cell>
          <table:table-cell office:value-type="float" office:value="223875">
            <text:p>223,875</text:p>
          </table:table-cell>
          <table:table-cell office:value-type="float" office:value="71443">
            <text:p>71,443</text:p>
          </table:table-cell>
          <table:table-cell office:value-type="float" office:value="127921">
            <text:p>127,921</text:p>
          </table:table-cell>
          <table:table-cell office:value-type="float" office:value="7960533">
            <text:p>7,960,533</text:p>
          </table:table-cell>
          <table:table-cell table:number-columns-repeated="999"/>
        </table:table-row>
        <table:table-row table:style-name="ro1">
          <table:table-cell table:style-name="ce2" office:value-type="float" office:value="1986">
            <text:p>1986</text:p>
          </table:table-cell>
          <table:table-cell table:style-name="ce4" table:formula="of:=[.O197]" office:value-type="float" office:value="8057320">
            <text:p>8,057,320</text:p>
          </table:table-cell>
          <table:table-cell table:style-name="ce4" table:formula="of:=[.Y197]" office:value-type="float" office:value="8081449">
            <text:p>8,081,449</text:p>
          </table:table-cell>
          <table:table-cell table:style-name="ce4" table:formula="of:=[.B197]+[.C197]" office:value-type="float" office:value="16138769">
            <text:p>16,138,769</text:p>
          </table:table-cell>
          <table:table-cell table:style-name="ce5" table:formula="of:=[.B197]/[.C197]" office:value-type="float" office:value="0.9970142730592">
            <text:p>1.00</text:p>
          </table:table-cell>
          <table:table-cell/>
          <table:table-cell office:value-type="float" office:value="2777230">
            <text:p>2,777,230</text:p>
          </table:table-cell>
          <table:table-cell office:value-type="float" office:value="2076705">
            <text:p>2,076,705</text:p>
          </table:table-cell>
          <table:table-cell office:value-type="float" office:value="1331718">
            <text:p>1,331,718</text:p>
          </table:table-cell>
          <table:table-cell office:value-type="float" office:value="689991">
            <text:p>689,991</text:p>
          </table:table-cell>
          <table:table-cell office:value-type="float" office:value="745203">
            <text:p>745,203</text:p>
          </table:table-cell>
          <table:table-cell office:value-type="float" office:value="222486">
            <text:p>222,486</text:p>
          </table:table-cell>
          <table:table-cell office:value-type="float" office:value="82828">
            <text:p>82,828</text:p>
          </table:table-cell>
          <table:table-cell office:value-type="float" office:value="131159">
            <text:p>131,159</text:p>
          </table:table-cell>
          <table:table-cell office:value-type="float" office:value="8057320">
            <text:p>8,057,320</text:p>
          </table:table-cell>
          <table:table-cell/>
          <table:table-cell office:value-type="float" office:value="2797021">
            <text:p>2,797,021</text:p>
          </table:table-cell>
          <table:table-cell office:value-type="float" office:value="2107137">
            <text:p>2,107,137</text:p>
          </table:table-cell>
          <table:table-cell office:value-type="float" office:value="1317060">
            <text:p>1,317,060</text:p>
          </table:table-cell>
          <table:table-cell office:value-type="float" office:value="697508">
            <text:p>697,508</text:p>
          </table:table-cell>
          <table:table-cell office:value-type="float" office:value="732195">
            <text:p>732,195</text:p>
          </table:table-cell>
          <table:table-cell office:value-type="float" office:value="225749">
            <text:p>225,749</text:p>
          </table:table-cell>
          <table:table-cell office:value-type="float" office:value="73750">
            <text:p>73,750</text:p>
          </table:table-cell>
          <table:table-cell office:value-type="float" office:value="131029">
            <text:p>131,029</text:p>
          </table:table-cell>
          <table:table-cell office:value-type="float" office:value="8081449">
            <text:p>8,081,449</text:p>
          </table:table-cell>
          <table:table-cell table:number-columns-repeated="999"/>
        </table:table-row>
        <table:table-row table:style-name="ro1">
          <table:table-cell table:style-name="ce2" office:value-type="float" office:value="1987">
            <text:p>1987</text:p>
          </table:table-cell>
          <table:table-cell table:style-name="ce4" table:formula="of:=[.O198]" office:value-type="float" office:value="8181746">
            <text:p>8,181,746</text:p>
          </table:table-cell>
          <table:table-cell table:style-name="ce4" table:formula="of:=[.Y198]" office:value-type="float" office:value="8212895">
            <text:p>8,212,895</text:p>
          </table:table-cell>
          <table:table-cell table:style-name="ce4" table:formula="of:=[.B198]+[.C198]" office:value-type="float" office:value="16394641">
            <text:p>16,394,641</text:p>
          </table:table-cell>
          <table:table-cell table:style-name="ce5" table:formula="of:=[.B198]/[.C198]" office:value-type="float" office:value="0.996207305706453">
            <text:p>1.00</text:p>
          </table:table-cell>
          <table:table-cell/>
          <table:table-cell office:value-type="float" office:value="2822255">
            <text:p>2,822,255</text:p>
          </table:table-cell>
          <table:table-cell office:value-type="float" office:value="2102763">
            <text:p>2,102,763</text:p>
          </table:table-cell>
          <table:table-cell office:value-type="float" office:value="1357083">
            <text:p>1,357,083</text:p>
          </table:table-cell>
          <table:table-cell office:value-type="float" office:value="694962">
            <text:p>694,962</text:p>
          </table:table-cell>
          <table:table-cell office:value-type="float" office:value="763238">
            <text:p>763,238</text:p>
          </table:table-cell>
          <table:table-cell office:value-type="float" office:value="223099">
            <text:p>223,099</text:p>
          </table:table-cell>
          <table:table-cell office:value-type="float" office:value="84054">
            <text:p>84,054</text:p>
          </table:table-cell>
          <table:table-cell office:value-type="float" office:value="134292">
            <text:p>134,292</text:p>
          </table:table-cell>
          <table:table-cell office:value-type="float" office:value="8181746">
            <text:p>8,181,746</text:p>
          </table:table-cell>
          <table:table-cell/>
          <table:table-cell office:value-type="float" office:value="2843964">
            <text:p>2,843,964</text:p>
          </table:table-cell>
          <table:table-cell office:value-type="float" office:value="2132182">
            <text:p>2,132,182</text:p>
          </table:table-cell>
          <table:table-cell office:value-type="float" office:value="1346433">
            <text:p>1,346,433</text:p>
          </table:table-cell>
          <table:table-cell office:value-type="float" office:value="703997">
            <text:p>703,997</text:p>
          </table:table-cell>
          <table:table-cell office:value-type="float" office:value="750117">
            <text:p>750,117</text:p>
          </table:table-cell>
          <table:table-cell office:value-type="float" office:value="226721">
            <text:p>226,721</text:p>
          </table:table-cell>
          <table:table-cell office:value-type="float" office:value="74986">
            <text:p>74,986</text:p>
          </table:table-cell>
          <table:table-cell office:value-type="float" office:value="134495">
            <text:p>134,495</text:p>
          </table:table-cell>
          <table:table-cell office:value-type="float" office:value="8212895">
            <text:p>8,212,895</text:p>
          </table:table-cell>
          <table:table-cell table:number-columns-repeated="999"/>
        </table:table-row>
        <table:table-row table:style-name="ro1">
          <table:table-cell table:style-name="ce2" office:value-type="float" office:value="1988">
            <text:p>1988</text:p>
          </table:table-cell>
          <table:table-cell table:style-name="ce4" table:formula="of:=[.O199]" office:value-type="float" office:value="8325068">
            <text:p>8,325,068</text:p>
          </table:table-cell>
          <table:table-cell table:style-name="ce4" table:formula="of:=[.Y199]" office:value-type="float" office:value="8362014">
            <text:p>8,362,014</text:p>
          </table:table-cell>
          <table:table-cell table:style-name="ce4" table:formula="of:=[.B199]+[.C199]" office:value-type="float" office:value="16687082">
            <text:p>16,687,082</text:p>
          </table:table-cell>
          <table:table-cell table:style-name="ce5" table:formula="of:=[.B199]/[.C199]" office:value-type="float" office:value="0.995581686421477">
            <text:p>1.00</text:p>
          </table:table-cell>
          <table:table-cell/>
          <table:table-cell office:value-type="float" office:value="2865373">
            <text:p>2,865,373</text:p>
          </table:table-cell>
          <table:table-cell office:value-type="float" office:value="2132228">
            <text:p>2,132,228</text:p>
          </table:table-cell>
          <table:table-cell office:value-type="float" office:value="1394568">
            <text:p>1,394,568</text:p>
          </table:table-cell>
          <table:table-cell office:value-type="float" office:value="701150">
            <text:p>701,150</text:p>
          </table:table-cell>
          <table:table-cell office:value-type="float" office:value="785839">
            <text:p>785,839</text:p>
          </table:table-cell>
          <table:table-cell office:value-type="float" office:value="224486">
            <text:p>224,486</text:p>
          </table:table-cell>
          <table:table-cell office:value-type="float" office:value="84567">
            <text:p>84,567</text:p>
          </table:table-cell>
          <table:table-cell office:value-type="float" office:value="136857">
            <text:p>136,857</text:p>
          </table:table-cell>
          <table:table-cell office:value-type="float" office:value="8325068">
            <text:p>8,325,068</text:p>
          </table:table-cell>
          <table:table-cell/>
          <table:table-cell office:value-type="float" office:value="2886881">
            <text:p>2,886,881</text:p>
          </table:table-cell>
          <table:table-cell office:value-type="float" office:value="2163072">
            <text:p>2,163,072</text:p>
          </table:table-cell>
          <table:table-cell office:value-type="float" office:value="1386301">
            <text:p>1,386,301</text:p>
          </table:table-cell>
          <table:table-cell office:value-type="float" office:value="711173">
            <text:p>711,173</text:p>
          </table:table-cell>
          <table:table-cell office:value-type="float" office:value="773075">
            <text:p>773,075</text:p>
          </table:table-cell>
          <table:table-cell office:value-type="float" office:value="228295">
            <text:p>228,295</text:p>
          </table:table-cell>
          <table:table-cell office:value-type="float" office:value="75969">
            <text:p>75,969</text:p>
          </table:table-cell>
          <table:table-cell office:value-type="float" office:value="137248">
            <text:p>137,248</text:p>
          </table:table-cell>
          <table:table-cell office:value-type="float" office:value="8362014">
            <text:p>8,362,014</text:p>
          </table:table-cell>
          <table:table-cell table:number-columns-repeated="999"/>
        </table:table-row>
        <table:table-row table:style-name="ro1">
          <table:table-cell table:style-name="ce2" office:value-type="float" office:value="1989">
            <text:p>1989</text:p>
          </table:table-cell>
          <table:table-cell table:style-name="ce4" table:formula="of:=[.O200]" office:value-type="float" office:value="8446656">
            <text:p>8,446,656</text:p>
          </table:table-cell>
          <table:table-cell table:style-name="ce4" table:formula="of:=[.Y200]" office:value-type="float" office:value="8490067">
            <text:p>8,490,067</text:p>
          </table:table-cell>
          <table:table-cell table:style-name="ce4" table:formula="of:=[.B200]+[.C200]" office:value-type="float" office:value="16936723">
            <text:p>16,936,723</text:p>
          </table:table-cell>
          <table:table-cell table:style-name="ce5" table:formula="of:=[.B200]/[.C200]" office:value-type="float" office:value="0.994886848360561">
            <text:p>0.99</text:p>
          </table:table-cell>
          <table:table-cell/>
          <table:table-cell office:value-type="float" office:value="2889741">
            <text:p>2,889,741</text:p>
          </table:table-cell>
          <table:table-cell office:value-type="float" office:value="2157614">
            <text:p>2,157,614</text:p>
          </table:table-cell>
          <table:table-cell office:value-type="float" office:value="1435984">
            <text:p>1,435,984</text:p>
          </table:table-cell>
          <table:table-cell office:value-type="float" office:value="707424">
            <text:p>707,424</text:p>
          </table:table-cell>
          <table:table-cell office:value-type="float" office:value="803939">
            <text:p>803,939</text:p>
          </table:table-cell>
          <table:table-cell office:value-type="float" office:value="227368">
            <text:p>227,368</text:p>
          </table:table-cell>
          <table:table-cell office:value-type="float" office:value="85139">
            <text:p>85,139</text:p>
          </table:table-cell>
          <table:table-cell office:value-type="float" office:value="139447">
            <text:p>139,447</text:p>
          </table:table-cell>
          <table:table-cell office:value-type="float" office:value="8446656">
            <text:p>8,446,656</text:p>
          </table:table-cell>
          <table:table-cell/>
          <table:table-cell office:value-type="float" office:value="2913338">
            <text:p>2,913,338</text:p>
          </table:table-cell>
          <table:table-cell office:value-type="float" office:value="2190611">
            <text:p>2,190,611</text:p>
          </table:table-cell>
          <table:table-cell office:value-type="float" office:value="1428023">
            <text:p>1,428,023</text:p>
          </table:table-cell>
          <table:table-cell office:value-type="float" office:value="718037">
            <text:p>718,037</text:p>
          </table:table-cell>
          <table:table-cell office:value-type="float" office:value="792286">
            <text:p>792,286</text:p>
          </table:table-cell>
          <table:table-cell office:value-type="float" office:value="231042">
            <text:p>231,042</text:p>
          </table:table-cell>
          <table:table-cell office:value-type="float" office:value="76958">
            <text:p>76,958</text:p>
          </table:table-cell>
          <table:table-cell office:value-type="float" office:value="139772">
            <text:p>139,772</text:p>
          </table:table-cell>
          <table:table-cell office:value-type="float" office:value="8490067">
            <text:p>8,490,067</text:p>
          </table:table-cell>
          <table:table-cell table:number-columns-repeated="999"/>
        </table:table-row>
        <table:table-row table:style-name="ro1">
          <table:table-cell table:style-name="ce2" office:value-type="float" office:value="1990">
            <text:p>1990</text:p>
          </table:table-cell>
          <table:table-cell table:style-name="ce4" table:formula="of:=[.O201]" office:value-type="float" office:value="8560533">
            <text:p>8,560,533</text:p>
          </table:table-cell>
          <table:table-cell table:style-name="ce4" table:formula="of:=[.Y201]" office:value-type="float" office:value="8609235">
            <text:p>8,609,235</text:p>
          </table:table-cell>
          <table:table-cell table:style-name="ce4" table:formula="of:=[.B201]+[.C201]" office:value-type="float" office:value="17169768">
            <text:p>17,169,768</text:p>
          </table:table-cell>
          <table:table-cell table:style-name="ce5" table:formula="of:=[.B201]/[.C201]" office:value-type="float" office:value="0.994343051386099">
            <text:p>0.99</text:p>
          </table:table-cell>
          <table:table-cell/>
          <table:table-cell office:value-type="float" office:value="2918868">
            <text:p>2,918,868</text:p>
          </table:table-cell>
          <table:table-cell office:value-type="float" office:value="2182990">
            <text:p>2,182,990</text:p>
          </table:table-cell>
          <table:table-cell office:value-type="float" office:value="1468021">
            <text:p>1,468,021</text:p>
          </table:table-cell>
          <table:table-cell office:value-type="float" office:value="713922">
            <text:p>713,922</text:p>
          </table:table-cell>
          <table:table-cell office:value-type="float" office:value="817518">
            <text:p>817,518</text:p>
          </table:table-cell>
          <table:table-cell office:value-type="float" office:value="230360">
            <text:p>230,360</text:p>
          </table:table-cell>
          <table:table-cell office:value-type="float" office:value="86412">
            <text:p>86,412</text:p>
          </table:table-cell>
          <table:table-cell office:value-type="float" office:value="142442">
            <text:p>142,442</text:p>
          </table:table-cell>
          <table:table-cell office:value-type="float" office:value="8560533">
            <text:p>8,560,533</text:p>
          </table:table-cell>
          <table:table-cell/>
          <table:table-cell office:value-type="float" office:value="2943629">
            <text:p>2,943,629</text:p>
          </table:table-cell>
          <table:table-cell office:value-type="float" office:value="2217717">
            <text:p>2,217,717</text:p>
          </table:table-cell>
          <table:table-cell office:value-type="float" office:value="1460692">
            <text:p>1,460,692</text:p>
          </table:table-cell>
          <table:table-cell office:value-type="float" office:value="724960">
            <text:p>724,960</text:p>
          </table:table-cell>
          <table:table-cell office:value-type="float" office:value="806872">
            <text:p>806,872</text:p>
          </table:table-cell>
          <table:table-cell office:value-type="float" office:value="234160">
            <text:p>234,160</text:p>
          </table:table-cell>
          <table:table-cell office:value-type="float" office:value="78635">
            <text:p>78,635</text:p>
          </table:table-cell>
          <table:table-cell office:value-type="float" office:value="142570">
            <text:p>142,570</text:p>
          </table:table-cell>
          <table:table-cell office:value-type="float" office:value="8609235">
            <text:p>8,609,235</text:p>
          </table:table-cell>
          <table:table-cell table:number-columns-repeated="999"/>
        </table:table-row>
        <table:table-row table:style-name="ro1">
          <table:table-cell table:style-name="ce2" office:value-type="float" office:value="1991">
            <text:p>1991</text:p>
          </table:table-cell>
          <table:table-cell table:style-name="ce4" table:formula="of:=[.O202]" office:value-type="float" office:value="8663579">
            <text:p>8,663,579</text:p>
          </table:table-cell>
          <table:table-cell table:style-name="ce4" table:formula="of:=[.Y202]" office:value-type="float" office:value="8723444">
            <text:p>8,723,444</text:p>
          </table:table-cell>
          <table:table-cell table:style-name="ce4" table:formula="of:=[.B202]+[.C202]" office:value-type="float" office:value="17387023">
            <text:p>17,387,023</text:p>
          </table:table-cell>
          <table:table-cell table:style-name="ce5" table:formula="of:=[.B202]/[.C202]" office:value-type="float" office:value="0.993137458095679">
            <text:p>0.99</text:p>
          </table:table-cell>
          <table:table-cell/>
          <table:table-cell office:value-type="float" office:value="2950942">
            <text:p>2,950,942</text:p>
          </table:table-cell>
          <table:table-cell office:value-type="float" office:value="2199397">
            <text:p>2,199,397</text:p>
          </table:table-cell>
          <table:table-cell office:value-type="float" office:value="1500065">
            <text:p>1,500,065</text:p>
          </table:table-cell>
          <table:table-cell office:value-type="float" office:value="719976">
            <text:p>719,976</text:p>
          </table:table-cell>
          <table:table-cell office:value-type="float" office:value="828216">
            <text:p>828,216</text:p>
          </table:table-cell>
          <table:table-cell office:value-type="float" office:value="232108">
            <text:p>232,108</text:p>
          </table:table-cell>
          <table:table-cell office:value-type="float" office:value="87307">
            <text:p>87,307</text:p>
          </table:table-cell>
          <table:table-cell office:value-type="float" office:value="145568">
            <text:p>145,568</text:p>
          </table:table-cell>
          <table:table-cell office:value-type="float" office:value="8663579">
            <text:p>8,663,579</text:p>
          </table:table-cell>
          <table:table-cell/>
          <table:table-cell office:value-type="float" office:value="2979508">
            <text:p>2,979,508</text:p>
          </table:table-cell>
          <table:table-cell office:value-type="float" office:value="2238082">
            <text:p>2,238,082</text:p>
          </table:table-cell>
          <table:table-cell office:value-type="float" office:value="1493752">
            <text:p>1,493,752</text:p>
          </table:table-cell>
          <table:table-cell office:value-type="float" office:value="731429">
            <text:p>731,429</text:p>
          </table:table-cell>
          <table:table-cell office:value-type="float" office:value="818951">
            <text:p>818,951</text:p>
          </table:table-cell>
          <table:table-cell office:value-type="float" office:value="236367">
            <text:p>236,367</text:p>
          </table:table-cell>
          <table:table-cell office:value-type="float" office:value="79500">
            <text:p>79,500</text:p>
          </table:table-cell>
          <table:table-cell office:value-type="float" office:value="145855">
            <text:p>145,855</text:p>
          </table:table-cell>
          <table:table-cell office:value-type="float" office:value="8723444">
            <text:p>8,723,444</text:p>
          </table:table-cell>
          <table:table-cell table:number-columns-repeated="999"/>
        </table:table-row>
        <table:table-row table:style-name="ro1">
          <table:table-cell table:style-name="ce2" office:value-type="float" office:value="1992">
            <text:p>1992</text:p>
          </table:table-cell>
          <table:table-cell table:style-name="ce4" table:formula="of:=[.O203]" office:value-type="float" office:value="8756711">
            <text:p>8,756,711</text:p>
          </table:table-cell>
          <table:table-cell table:style-name="ce4" table:formula="of:=[.Y203]" office:value-type="float" office:value="8824573">
            <text:p>8,824,573</text:p>
          </table:table-cell>
          <table:table-cell table:style-name="ce4" table:formula="of:=[.B203]+[.C203]" office:value-type="float" office:value="17581284">
            <text:p>17,581,284</text:p>
          </table:table-cell>
          <table:table-cell table:style-name="ce5" table:formula="of:=[.B203]/[.C203]" office:value-type="float" office:value="0.99230988286912">
            <text:p>0.99</text:p>
          </table:table-cell>
          <table:table-cell/>
          <table:table-cell office:value-type="float" office:value="2976704">
            <text:p>2,976,704</text:p>
          </table:table-cell>
          <table:table-cell office:value-type="float" office:value="2211492">
            <text:p>2,211,492</text:p>
          </table:table-cell>
          <table:table-cell office:value-type="float" office:value="1536790">
            <text:p>1,536,790</text:p>
          </table:table-cell>
          <table:table-cell office:value-type="float" office:value="723206">
            <text:p>723,206</text:p>
          </table:table-cell>
          <table:table-cell office:value-type="float" office:value="838613">
            <text:p>838,613</text:p>
          </table:table-cell>
          <table:table-cell office:value-type="float" office:value="233206">
            <text:p>233,206</text:p>
          </table:table-cell>
          <table:table-cell office:value-type="float" office:value="88938">
            <text:p>88,938</text:p>
          </table:table-cell>
          <table:table-cell office:value-type="float" office:value="147762">
            <text:p>147,762</text:p>
          </table:table-cell>
          <table:table-cell office:value-type="float" office:value="8756711">
            <text:p>8,756,711</text:p>
          </table:table-cell>
          <table:table-cell/>
          <table:table-cell office:value-type="float" office:value="3008374">
            <text:p>3,008,374</text:p>
          </table:table-cell>
          <table:table-cell office:value-type="float" office:value="2253923">
            <text:p>2,253,923</text:p>
          </table:table-cell>
          <table:table-cell office:value-type="float" office:value="1530530">
            <text:p>1,530,530</text:p>
          </table:table-cell>
          <table:table-cell office:value-type="float" office:value="735594">
            <text:p>735,594</text:p>
          </table:table-cell>
          <table:table-cell office:value-type="float" office:value="829130">
            <text:p>829,130</text:p>
          </table:table-cell>
          <table:table-cell office:value-type="float" office:value="237817">
            <text:p>237,817</text:p>
          </table:table-cell>
          <table:table-cell office:value-type="float" office:value="80775">
            <text:p>80,775</text:p>
          </table:table-cell>
          <table:table-cell office:value-type="float" office:value="148430">
            <text:p>148,430</text:p>
          </table:table-cell>
          <table:table-cell office:value-type="float" office:value="8824573">
            <text:p>8,824,573</text:p>
          </table:table-cell>
          <table:table-cell table:number-columns-repeated="999"/>
        </table:table-row>
        <table:table-row table:style-name="ro1">
          <table:table-cell table:style-name="ce2" office:value-type="float" office:value="1993">
            <text:p>1993</text:p>
          </table:table-cell>
          <table:table-cell table:style-name="ce4" table:formula="of:=[.O204]" office:value-type="float" office:value="8841711">
            <text:p>8,841,711</text:p>
          </table:table-cell>
          <table:table-cell table:style-name="ce4" table:formula="of:=[.Y204]" office:value-type="float" office:value="8918288">
            <text:p>8,918,288</text:p>
          </table:table-cell>
          <table:table-cell table:style-name="ce4" table:formula="of:=[.B204]+[.C204]" office:value-type="float" office:value="17759999">
            <text:p>17,759,999</text:p>
          </table:table-cell>
          <table:table-cell table:style-name="ce5" table:formula="of:=[.B204]/[.C204]" office:value-type="float" office:value="0.991413486534635">
            <text:p>0.99</text:p>
          </table:table-cell>
          <table:table-cell/>
          <table:table-cell office:value-type="float" office:value="2998641">
            <text:p>2,998,641</text:p>
          </table:table-cell>
          <table:table-cell office:value-type="float" office:value="2216210">
            <text:p>2,216,210</text:p>
          </table:table-cell>
          <table:table-cell office:value-type="float" office:value="1577367">
            <text:p>1,577,367</text:p>
          </table:table-cell>
          <table:table-cell office:value-type="float" office:value="725065">
            <text:p>725,065</text:p>
          </table:table-cell>
          <table:table-cell office:value-type="float" office:value="849424">
            <text:p>849,424</text:p>
          </table:table-cell>
          <table:table-cell office:value-type="float" office:value="233767">
            <text:p>233,767</text:p>
          </table:table-cell>
          <table:table-cell office:value-type="float" office:value="90399">
            <text:p>90,399</text:p>
          </table:table-cell>
          <table:table-cell office:value-type="float" office:value="149306">
            <text:p>149,306</text:p>
          </table:table-cell>
          <table:table-cell office:value-type="float" office:value="8841711">
            <text:p>8,841,711</text:p>
          </table:table-cell>
          <table:table-cell/>
          <table:table-cell office:value-type="float" office:value="3034139">
            <text:p>3,034,139</text:p>
          </table:table-cell>
          <table:table-cell office:value-type="float" office:value="2262625">
            <text:p>2,262,625</text:p>
          </table:table-cell>
          <table:table-cell office:value-type="float" office:value="1570705">
            <text:p>1,570,705</text:p>
          </table:table-cell>
          <table:table-cell office:value-type="float" office:value="738570">
            <text:p>738,570</text:p>
          </table:table-cell>
          <table:table-cell office:value-type="float" office:value="839583">
            <text:p>839,583</text:p>
          </table:table-cell>
          <table:table-cell office:value-type="float" office:value="238774">
            <text:p>238,774</text:p>
          </table:table-cell>
          <table:table-cell office:value-type="float" office:value="81931">
            <text:p>81,931</text:p>
          </table:table-cell>
          <table:table-cell office:value-type="float" office:value="150627">
            <text:p>150,627</text:p>
          </table:table-cell>
          <table:table-cell office:value-type="float" office:value="8918288">
            <text:p>8,918,288</text:p>
          </table:table-cell>
          <table:table-cell table:number-columns-repeated="999"/>
        </table:table-row>
        <table:table-row table:style-name="ro1">
          <table:table-cell table:style-name="ce2" office:value-type="float" office:value="1994">
            <text:p>1994</text:p>
          </table:table-cell>
          <table:table-cell table:style-name="ce4" table:formula="of:=[.O205]" office:value-type="float" office:value="8934770">
            <text:p>8,934,770</text:p>
          </table:table-cell>
          <table:table-cell table:style-name="ce4" table:formula="of:=[.Y205]" office:value-type="float" office:value="9016711">
            <text:p>9,016,711</text:p>
          </table:table-cell>
          <table:table-cell table:style-name="ce4" table:formula="of:=[.B205]+[.C205]" office:value-type="float" office:value="17951481">
            <text:p>17,951,481</text:p>
          </table:table-cell>
          <table:table-cell table:style-name="ce5" table:formula="of:=[.B205]/[.C205]" office:value-type="float" office:value="0.990912318249969">
            <text:p>0.99</text:p>
          </table:table-cell>
          <table:table-cell/>
          <table:table-cell office:value-type="float" office:value="3026780">
            <text:p>3,026,780</text:p>
          </table:table-cell>
          <table:table-cell office:value-type="float" office:value="2225627">
            <text:p>2,225,627</text:p>
          </table:table-cell>
          <table:table-cell office:value-type="float" office:value="1615056">
            <text:p>1,615,056</text:p>
          </table:table-cell>
          <table:table-cell office:value-type="float" office:value="726344">
            <text:p>726,344</text:p>
          </table:table-cell>
          <table:table-cell office:value-type="float" office:value="863240">
            <text:p>863,240</text:p>
          </table:table-cell>
          <table:table-cell office:value-type="float" office:value="233955">
            <text:p>233,955</text:p>
          </table:table-cell>
          <table:table-cell office:value-type="float" office:value="91851">
            <text:p>91,851</text:p>
          </table:table-cell>
          <table:table-cell office:value-type="float" office:value="150326">
            <text:p>150,326</text:p>
          </table:table-cell>
          <table:table-cell office:value-type="float" office:value="8934770">
            <text:p>8,934,770</text:p>
          </table:table-cell>
          <table:table-cell/>
          <table:table-cell office:value-type="float" office:value="3063478">
            <text:p>3,063,478</text:p>
          </table:table-cell>
          <table:table-cell office:value-type="float" office:value="2274727">
            <text:p>2,274,727</text:p>
          </table:table-cell>
          <table:table-cell office:value-type="float" office:value="1607950">
            <text:p>1,607,950</text:p>
          </table:table-cell>
          <table:table-cell office:value-type="float" office:value="741192">
            <text:p>741,192</text:p>
          </table:table-cell>
          <table:table-cell office:value-type="float" office:value="853355">
            <text:p>853,355</text:p>
          </table:table-cell>
          <table:table-cell office:value-type="float" office:value="239435">
            <text:p>239,435</text:p>
          </table:table-cell>
          <table:table-cell office:value-type="float" office:value="83110">
            <text:p>83,110</text:p>
          </table:table-cell>
          <table:table-cell office:value-type="float" office:value="152077">
            <text:p>152,077</text:p>
          </table:table-cell>
          <table:table-cell office:value-type="float" office:value="9016711">
            <text:p>9,016,711</text:p>
          </table:table-cell>
          <table:table-cell table:number-columns-repeated="999"/>
        </table:table-row>
        <table:table-row table:style-name="ro1">
          <table:table-cell table:style-name="ce2" office:value-type="float" office:value="1995">
            <text:p>1995</text:p>
          </table:table-cell>
          <table:table-cell table:style-name="ce4" table:formula="of:=[.O206]" office:value-type="float" office:value="9052732">
            <text:p>9,052,732</text:p>
          </table:table-cell>
          <table:table-cell table:style-name="ce4" table:formula="of:=[.Y206]" office:value-type="float" office:value="9143322">
            <text:p>9,143,322</text:p>
          </table:table-cell>
          <table:table-cell table:style-name="ce4" table:formula="of:=[.B206]+[.C206]" office:value-type="float" office:value="18196054">
            <text:p>18,196,054</text:p>
          </table:table-cell>
          <table:table-cell table:style-name="ce5" table:formula="of:=[.B206]/[.C206]" office:value-type="float" office:value="0.990092222498562">
            <text:p>0.99</text:p>
          </table:table-cell>
          <table:table-cell/>
          <table:table-cell office:value-type="float" office:value="3064014">
            <text:p>3,064,014</text:p>
          </table:table-cell>
          <table:table-cell office:value-type="float" office:value="2243276">
            <text:p>2,243,276</text:p>
          </table:table-cell>
          <table:table-cell office:value-type="float" office:value="1655471">
            <text:p>1,655,471</text:p>
          </table:table-cell>
          <table:table-cell office:value-type="float" office:value="727814">
            <text:p>727,814</text:p>
          </table:table-cell>
          <table:table-cell office:value-type="float" office:value="879564">
            <text:p>879,564</text:p>
          </table:table-cell>
          <table:table-cell office:value-type="float" office:value="234220">
            <text:p>234,220</text:p>
          </table:table-cell>
          <table:table-cell office:value-type="float" office:value="94866">
            <text:p>94,866</text:p>
          </table:table-cell>
          <table:table-cell office:value-type="float" office:value="151850">
            <text:p>151,850</text:p>
          </table:table-cell>
          <table:table-cell office:value-type="float" office:value="9052732">
            <text:p>9,052,732</text:p>
          </table:table-cell>
          <table:table-cell/>
          <table:table-cell office:value-type="float" office:value="3104806">
            <text:p>3,104,806</text:p>
          </table:table-cell>
          <table:table-cell office:value-type="float" office:value="2296520">
            <text:p>2,296,520</text:p>
          </table:table-cell>
          <table:table-cell office:value-type="float" office:value="1647881">
            <text:p>1,647,881</text:p>
          </table:table-cell>
          <table:table-cell office:value-type="float" office:value="743431">
            <text:p>743,431</text:p>
          </table:table-cell>
          <table:table-cell office:value-type="float" office:value="869755">
            <text:p>869,755</text:p>
          </table:table-cell>
          <table:table-cell office:value-type="float" office:value="239916">
            <text:p>239,916</text:p>
          </table:table-cell>
          <table:table-cell office:value-type="float" office:value="85613">
            <text:p>85,613</text:p>
          </table:table-cell>
          <table:table-cell office:value-type="float" office:value="153972">
            <text:p>153,972</text:p>
          </table:table-cell>
          <table:table-cell office:value-type="float" office:value="9143322">
            <text:p>9,143,322</text:p>
          </table:table-cell>
          <table:table-cell table:number-columns-repeated="999"/>
        </table:table-row>
        <table:table-row table:style-name="ro1">
          <table:table-cell table:style-name="ce2" office:value-type="float" office:value="1996">
            <text:p>1996</text:p>
          </table:table-cell>
          <table:table-cell table:style-name="ce4" table:formula="of:=[.O207]" office:value-type="float" office:value="9157444">
            <text:p>9,157,444</text:p>
          </table:table-cell>
          <table:table-cell table:style-name="ce4" table:formula="of:=[.Y207]" office:value-type="float" office:value="9262876">
            <text:p>9,262,876</text:p>
          </table:table-cell>
          <table:table-cell table:style-name="ce4" table:formula="of:=[.B207]+[.C207]" office:value-type="float" office:value="18420320">
            <text:p>18,420,320</text:p>
          </table:table-cell>
          <table:table-cell table:style-name="ce5" table:formula="of:=[.B207]/[.C207]" office:value-type="float" office:value="0.98861778998229">
            <text:p>0.99</text:p>
          </table:table-cell>
          <table:table-cell/>
          <table:table-cell office:value-type="float" office:value="3099045">
            <text:p>3,099,045</text:p>
          </table:table-cell>
          <table:table-cell office:value-type="float" office:value="2260622">
            <text:p>2,260,622</text:p>
          </table:table-cell>
          <table:table-cell office:value-type="float" office:value="1686252">
            <text:p>1,686,252</text:p>
          </table:table-cell>
          <table:table-cell office:value-type="float" office:value="730446">
            <text:p>730,446</text:p>
          </table:table-cell>
          <table:table-cell office:value-type="float" office:value="894785">
            <text:p>894,785</text:p>
          </table:table-cell>
          <table:table-cell office:value-type="float" office:value="234185">
            <text:p>234,185</text:p>
          </table:table-cell>
          <table:table-cell office:value-type="float" office:value="97091">
            <text:p>97,091</text:p>
          </table:table-cell>
          <table:table-cell office:value-type="float" office:value="153414">
            <text:p>153,414</text:p>
          </table:table-cell>
          <table:table-cell office:value-type="float" office:value="9157444">
            <text:p>9,157,444</text:p>
          </table:table-cell>
          <table:table-cell/>
          <table:table-cell office:value-type="float" office:value="3145000">
            <text:p>3,145,000</text:p>
          </table:table-cell>
          <table:table-cell office:value-type="float" office:value="2318807">
            <text:p>2,318,807</text:p>
          </table:table-cell>
          <table:table-cell office:value-type="float" office:value="1681702">
            <text:p>1,681,702</text:p>
          </table:table-cell>
          <table:table-cell office:value-type="float" office:value="746976">
            <text:p>746,976</text:p>
          </table:table-cell>
          <table:table-cell office:value-type="float" office:value="885633">
            <text:p>885,633</text:p>
          </table:table-cell>
          <table:table-cell office:value-type="float" office:value="240115">
            <text:p>240,115</text:p>
          </table:table-cell>
          <table:table-cell office:value-type="float" office:value="87494">
            <text:p>87,494</text:p>
          </table:table-cell>
          <table:table-cell office:value-type="float" office:value="155800">
            <text:p>155,800</text:p>
          </table:table-cell>
          <table:table-cell office:value-type="float" office:value="9262876">
            <text:p>9,262,876</text:p>
          </table:table-cell>
          <table:table-cell table:number-columns-repeated="999"/>
        </table:table-row>
        <table:table-row table:style-name="ro1">
          <table:table-cell table:style-name="ce2" office:value-type="float" office:value="1997">
            <text:p>1997</text:p>
          </table:table-cell>
          <table:table-cell table:style-name="ce4" table:formula="of:=[.O208]" office:value-type="float" office:value="9245257">
            <text:p>9,245,257</text:p>
          </table:table-cell>
          <table:table-cell table:style-name="ce4" table:formula="of:=[.Y208]" office:value-type="float" office:value="9363858">
            <text:p>9,363,858</text:p>
          </table:table-cell>
          <table:table-cell table:style-name="ce4" table:formula="of:=[.B208]+[.C208]" office:value-type="float" office:value="18609115">
            <text:p>18,609,115</text:p>
          </table:table-cell>
          <table:table-cell table:style-name="ce5" table:formula="of:=[.B208]/[.C208]" office:value-type="float" office:value="0.987334173585289">
            <text:p>0.99</text:p>
          </table:table-cell>
          <table:table-cell/>
          <table:table-cell office:value-type="float" office:value="3129508">
            <text:p>3,129,508</text:p>
          </table:table-cell>
          <table:table-cell office:value-type="float" office:value="2276309">
            <text:p>2,276,309</text:p>
          </table:table-cell>
          <table:table-cell office:value-type="float" office:value="1710776">
            <text:p>1,710,776</text:p>
          </table:table-cell>
          <table:table-cell office:value-type="float" office:value="734086">
            <text:p>734,086</text:p>
          </table:table-cell>
          <table:table-cell office:value-type="float" office:value="907546">
            <text:p>907,546</text:p>
          </table:table-cell>
          <table:table-cell office:value-type="float" office:value="233452">
            <text:p>233,452</text:p>
          </table:table-cell>
          <table:table-cell office:value-type="float" office:value="99007">
            <text:p>99,007</text:p>
          </table:table-cell>
          <table:table-cell office:value-type="float" office:value="153067">
            <text:p>153,067</text:p>
          </table:table-cell>
          <table:table-cell office:value-type="float" office:value="9245257">
            <text:p>9,245,257</text:p>
          </table:table-cell>
          <table:table-cell/>
          <table:table-cell office:value-type="float" office:value="3177436">
            <text:p>3,177,436</text:p>
          </table:table-cell>
          <table:table-cell office:value-type="float" office:value="2339217">
            <text:p>2,339,217</text:p>
          </table:table-cell>
          <table:table-cell office:value-type="float" office:value="1710855">
            <text:p>1,710,855</text:p>
          </table:table-cell>
          <table:table-cell office:value-type="float" office:value="750910">
            <text:p>750,910</text:p>
          </table:table-cell>
          <table:table-cell office:value-type="float" office:value="899825">
            <text:p>899,825</text:p>
          </table:table-cell>
          <table:table-cell office:value-type="float" office:value="239390">
            <text:p>239,390</text:p>
          </table:table-cell>
          <table:table-cell office:value-type="float" office:value="89312">
            <text:p>89,312</text:p>
          </table:table-cell>
          <table:table-cell office:value-type="float" office:value="155665">
            <text:p>155,665</text:p>
          </table:table-cell>
          <table:table-cell office:value-type="float" office:value="9363858">
            <text:p>9,363,858</text:p>
          </table:table-cell>
          <table:table-cell table:number-columns-repeated="999"/>
        </table:table-row>
        <table:table-row table:style-name="ro1">
          <table:table-cell table:style-name="ce2" office:value-type="float" office:value="1998">
            <text:p>1998</text:p>
          </table:table-cell>
          <table:table-cell table:style-name="ce4" table:formula="of:=[.O209]" office:value-type="float" office:value="9342413">
            <text:p>9,342,413</text:p>
          </table:table-cell>
          <table:table-cell table:style-name="ce4" table:formula="of:=[.Y209]" office:value-type="float" office:value="9471863">
            <text:p>9,471,863</text:p>
          </table:table-cell>
          <table:table-cell table:style-name="ce4" table:formula="of:=[.B209]+[.C209]" office:value-type="float" office:value="18814276">
            <text:p>18,814,276</text:p>
          </table:table-cell>
          <table:table-cell table:style-name="ce5" table:formula="of:=[.B209]/[.C209]" office:value-type="float" office:value="0.986333206044049">
            <text:p>0.99</text:p>
          </table:table-cell>
          <table:table-cell/>
          <table:table-cell office:value-type="float" office:value="3162436">
            <text:p>3,162,436</text:p>
          </table:table-cell>
          <table:table-cell office:value-type="float" office:value="2297572">
            <text:p>2,297,572</text:p>
          </table:table-cell>
          <table:table-cell office:value-type="float" office:value="1734391">
            <text:p>1,734,391</text:p>
          </table:table-cell>
          <table:table-cell office:value-type="float" office:value="738076">
            <text:p>738,076</text:p>
          </table:table-cell>
          <table:table-cell office:value-type="float" office:value="921233">
            <text:p>921,233</text:p>
          </table:table-cell>
          <table:table-cell office:value-type="float" office:value="232829">
            <text:p>232,829</text:p>
          </table:table-cell>
          <table:table-cell office:value-type="float" office:value="100500">
            <text:p>100,500</text:p>
          </table:table-cell>
          <table:table-cell office:value-type="float" office:value="153921">
            <text:p>153,921</text:p>
          </table:table-cell>
          <table:table-cell office:value-type="float" office:value="9342413">
            <text:p>9,342,413</text:p>
          </table:table-cell>
          <table:table-cell/>
          <table:table-cell office:value-type="float" office:value="3211142">
            <text:p>3,211,142</text:p>
          </table:table-cell>
          <table:table-cell office:value-type="float" office:value="2364169">
            <text:p>2,364,169</text:p>
          </table:table-cell>
          <table:table-cell office:value-type="float" office:value="1738488">
            <text:p>1,738,488</text:p>
          </table:table-cell>
          <table:table-cell office:value-type="float" office:value="755545">
            <text:p>755,545</text:p>
          </table:table-cell>
          <table:table-cell office:value-type="float" office:value="914860">
            <text:p>914,860</text:p>
          </table:table-cell>
          <table:table-cell office:value-type="float" office:value="239081">
            <text:p>239,081</text:p>
          </table:table-cell>
          <table:table-cell office:value-type="float" office:value="90751">
            <text:p>90,751</text:p>
          </table:table-cell>
          <table:table-cell office:value-type="float" office:value="156625">
            <text:p>156,625</text:p>
          </table:table-cell>
          <table:table-cell office:value-type="float" office:value="9471863">
            <text:p>9,471,863</text:p>
          </table:table-cell>
          <table:table-cell table:number-columns-repeated="999"/>
        </table:table-row>
        <table:table-row table:style-name="ro1">
          <table:table-cell table:style-name="ce2" office:value-type="float" office:value="1999">
            <text:p>1999</text:p>
          </table:table-cell>
          <table:table-cell table:style-name="ce4" table:formula="of:=[.O210]" office:value-type="float" office:value="9449247">
            <text:p>9,449,247</text:p>
          </table:table-cell>
          <table:table-cell table:style-name="ce4" table:formula="of:=[.Y210]" office:value-type="float" office:value="9589091">
            <text:p>9,589,091</text:p>
          </table:table-cell>
          <table:table-cell table:style-name="ce4" table:formula="of:=[.B210]+[.C210]" office:value-type="float" office:value="19038338">
            <text:p>19,038,338</text:p>
          </table:table-cell>
          <table:table-cell table:style-name="ce5" table:formula="of:=[.B210]/[.C210]" office:value-type="float" office:value="0.985416344468939">
            <text:p>0.99</text:p>
          </table:table-cell>
          <table:table-cell/>
          <table:table-cell office:value-type="float" office:value="3199449">
            <text:p>3,199,449</text:p>
          </table:table-cell>
          <table:table-cell office:value-type="float" office:value="2321721">
            <text:p>2,321,721</text:p>
          </table:table-cell>
          <table:table-cell office:value-type="float" office:value="1761188">
            <text:p>1,761,188</text:p>
          </table:table-cell>
          <table:table-cell office:value-type="float" office:value="742280">
            <text:p>742,280</text:p>
          </table:table-cell>
          <table:table-cell office:value-type="float" office:value="933257">
            <text:p>933,257</text:p>
          </table:table-cell>
          <table:table-cell office:value-type="float" office:value="232505">
            <text:p>232,505</text:p>
          </table:table-cell>
          <table:table-cell office:value-type="float" office:value="102187">
            <text:p>102,187</text:p>
          </table:table-cell>
          <table:table-cell office:value-type="float" office:value="155228">
            <text:p>155,228</text:p>
          </table:table-cell>
          <table:table-cell office:value-type="float" office:value="9449247">
            <text:p>9,449,247</text:p>
          </table:table-cell>
          <table:table-cell/>
          <table:table-cell office:value-type="float" office:value="3248537">
            <text:p>3,248,537</text:p>
          </table:table-cell>
          <table:table-cell office:value-type="float" office:value="2391469">
            <text:p>2,391,469</text:p>
          </table:table-cell>
          <table:table-cell office:value-type="float" office:value="1769628">
            <text:p>1,769,628</text:p>
          </table:table-cell>
          <table:table-cell office:value-type="float" office:value="760148">
            <text:p>760,148</text:p>
          </table:table-cell>
          <table:table-cell office:value-type="float" office:value="928582">
            <text:p>928,582</text:p>
          </table:table-cell>
          <table:table-cell office:value-type="float" office:value="239125">
            <text:p>239,125</text:p>
          </table:table-cell>
          <table:table-cell office:value-type="float" office:value="92139">
            <text:p>92,139</text:p>
          </table:table-cell>
          <table:table-cell office:value-type="float" office:value="158278">
            <text:p>158,278</text:p>
          </table:table-cell>
          <table:table-cell office:value-type="float" office:value="9589091">
            <text:p>9,589,091</text:p>
          </table:table-cell>
          <table:table-cell table:number-columns-repeated="999"/>
        </table:table-row>
        <table:table-row table:style-name="ro1">
          <table:table-cell table:style-name="ce2" office:value-type="float" office:value="2000">
            <text:p>2000</text:p>
          </table:table-cell>
          <table:table-cell table:style-name="ce4" table:formula="of:=[.O211]" office:value-type="float" office:value="9562299">
            <text:p>9,562,299</text:p>
          </table:table-cell>
          <table:table-cell table:style-name="ce4" table:formula="of:=[.Y211]" office:value-type="float" office:value="9710345">
            <text:p>9,710,345</text:p>
          </table:table-cell>
          <table:table-cell table:style-name="ce4" table:formula="of:=[.B211]+[.C211]" office:value-type="float" office:value="19272644">
            <text:p>19,272,644</text:p>
          </table:table-cell>
          <table:table-cell table:style-name="ce5" table:formula="of:=[.B211]/[.C211]" office:value-type="float" office:value="0.98475378578207">
            <text:p>0.98</text:p>
          </table:table-cell>
          <table:table-cell/>
          <table:table-cell office:value-type="float" office:value="3240020">
            <text:p>3,240,020</text:p>
          </table:table-cell>
          <table:table-cell office:value-type="float" office:value="2349154">
            <text:p>2,349,154</text:p>
          </table:table-cell>
          <table:table-cell office:value-type="float" office:value="1789630">
            <text:p>1,789,630</text:p>
          </table:table-cell>
          <table:table-cell office:value-type="float" office:value="745281">
            <text:p>745,281</text:p>
          </table:table-cell>
          <table:table-cell office:value-type="float" office:value="945202">
            <text:p>945,202</text:p>
          </table:table-cell>
          <table:table-cell office:value-type="float" office:value="232313">
            <text:p>232,313</text:p>
          </table:table-cell>
          <table:table-cell office:value-type="float" office:value="102819">
            <text:p>102,819</text:p>
          </table:table-cell>
          <table:table-cell office:value-type="float" office:value="156479">
            <text:p>156,479</text:p>
          </table:table-cell>
          <table:table-cell office:value-type="float" office:value="9562299">
            <text:p>9,562,299</text:p>
          </table:table-cell>
          <table:table-cell/>
          <table:table-cell office:value-type="float" office:value="3287359">
            <text:p>3,287,359</text:p>
          </table:table-cell>
          <table:table-cell office:value-type="float" office:value="2420888">
            <text:p>2,420,888</text:p>
          </table:table-cell>
          <table:table-cell office:value-type="float" office:value="1802813">
            <text:p>1,802,813</text:p>
          </table:table-cell>
          <table:table-cell office:value-type="float" office:value="762747">
            <text:p>762,747</text:p>
          </table:table-cell>
          <table:table-cell office:value-type="float" office:value="942456">
            <text:p>942,456</text:p>
          </table:table-cell>
          <table:table-cell office:value-type="float" office:value="239103">
            <text:p>239,103</text:p>
          </table:table-cell>
          <table:table-cell office:value-type="float" office:value="93438">
            <text:p>93,438</text:p>
          </table:table-cell>
          <table:table-cell office:value-type="float" office:value="160337">
            <text:p>160,337</text:p>
          </table:table-cell>
          <table:table-cell office:value-type="float" office:value="9710345">
            <text:p>9,710,345</text:p>
          </table:table-cell>
          <table:table-cell table:number-columns-repeated="999"/>
        </table:table-row>
        <table:table-row table:style-name="ro1">
          <table:table-cell table:style-name="ce2" office:value-type="float" office:value="2001">
            <text:p>2001</text:p>
          </table:table-cell>
          <table:table-cell table:style-name="ce4" table:formula="of:=[.O212]" office:value-type="float" office:value="9691689">
            <text:p>9,691,689</text:p>
          </table:table-cell>
          <table:table-cell table:style-name="ce4" table:formula="of:=[.Y212]" office:value-type="float" office:value="9842283">
            <text:p>9,842,283</text:p>
          </table:table-cell>
          <table:table-cell table:style-name="ce4" table:formula="of:=[.B212]+[.C212]" office:value-type="float" office:value="19533972">
            <text:p>19,533,972</text:p>
          </table:table-cell>
          <table:table-cell table:style-name="ce5" table:formula="of:=[.B212]/[.C212]" office:value-type="float" office:value="0.984699281660566">
            <text:p>0.98</text:p>
          </table:table-cell>
          <table:table-cell/>
          <table:table-cell office:value-type="float" office:value="3278075">
            <text:p>3,278,075</text:p>
          </table:table-cell>
          <table:table-cell office:value-type="float" office:value="2380870">
            <text:p>2,380,870</text:p>
          </table:table-cell>
          <table:table-cell office:value-type="float" office:value="1828355">
            <text:p>1,828,355</text:p>
          </table:table-cell>
          <table:table-cell office:value-type="float" office:value="749555">
            <text:p>749,555</text:p>
          </table:table-cell>
          <table:table-cell office:value-type="float" office:value="958429">
            <text:p>958,429</text:p>
          </table:table-cell>
          <table:table-cell office:value-type="float" office:value="232741">
            <text:p>232,741</text:p>
          </table:table-cell>
          <table:table-cell office:value-type="float" office:value="104016">
            <text:p>104,016</text:p>
          </table:table-cell>
          <table:table-cell office:value-type="float" office:value="158261">
            <text:p>158,261</text:p>
          </table:table-cell>
          <table:table-cell office:value-type="float" office:value="9691689">
            <text:p>9,691,689</text:p>
          </table:table-cell>
          <table:table-cell/>
          <table:table-cell office:value-type="float" office:value="3326984">
            <text:p>3,326,984</text:p>
          </table:table-cell>
          <table:table-cell office:value-type="float" office:value="2452531">
            <text:p>2,452,531</text:p>
          </table:table-cell>
          <table:table-cell office:value-type="float" office:value="1842420">
            <text:p>1,842,420</text:p>
          </table:table-cell>
          <table:table-cell office:value-type="float" office:value="767183">
            <text:p>767,183</text:p>
          </table:table-cell>
          <table:table-cell office:value-type="float" office:value="955566">
            <text:p>955,566</text:p>
          </table:table-cell>
          <table:table-cell office:value-type="float" office:value="239533">
            <text:p>239,533</text:p>
          </table:table-cell>
          <table:table-cell office:value-type="float" office:value="94331">
            <text:p>94,331</text:p>
          </table:table-cell>
          <table:table-cell office:value-type="float" office:value="162526">
            <text:p>162,526</text:p>
          </table:table-cell>
          <table:table-cell office:value-type="float" office:value="9842283">
            <text:p>9,842,283</text:p>
          </table:table-cell>
          <table:table-cell table:number-columns-repeated="999"/>
        </table:table-row>
        <table:table-row table:style-name="ro1">
          <table:table-cell table:style-name="ce2" office:value-type="float" office:value="2002">
            <text:p>2002</text:p>
          </table:table-cell>
          <table:table-cell table:style-name="ce4" table:formula="of:=[.O213]" office:value-type="float" office:value="9811447">
            <text:p>9,811,447</text:p>
          </table:table-cell>
          <table:table-cell table:style-name="ce4" table:formula="of:=[.Y213]" office:value-type="float" office:value="9959516">
            <text:p>9,959,516</text:p>
          </table:table-cell>
          <table:table-cell table:style-name="ce4" table:formula="of:=[.B213]+[.C213]" office:value-type="float" office:value="19770963">
            <text:p>19,770,963</text:p>
          </table:table-cell>
          <table:table-cell table:style-name="ce5" table:formula="of:=[.B213]/[.C213]" office:value-type="float" office:value="0.98513291208127">
            <text:p>0.99</text:p>
          </table:table-cell>
          <table:table-cell/>
          <table:table-cell office:value-type="float" office:value="3298629">
            <text:p>3,298,629</text:p>
          </table:table-cell>
          <table:table-cell office:value-type="float" office:value="2411526">
            <text:p>2,411,526</text:p>
          </table:table-cell>
          <table:table-cell office:value-type="float" office:value="1876274">
            <text:p>1,876,274</text:p>
          </table:table-cell>
          <table:table-cell office:value-type="float" office:value="753950">
            <text:p>753,950</text:p>
          </table:table-cell>
          <table:table-cell office:value-type="float" office:value="971425">
            <text:p>971,425</text:p>
          </table:table-cell>
          <table:table-cell office:value-type="float" office:value="233983">
            <text:p>233,983</text:p>
          </table:table-cell>
          <table:table-cell office:value-type="float" office:value="104380">
            <text:p>104,380</text:p>
          </table:table-cell>
          <table:table-cell office:value-type="float" office:value="159934">
            <text:p>159,934</text:p>
          </table:table-cell>
          <table:table-cell office:value-type="float" office:value="9811447">
            <text:p>9,811,447</text:p>
          </table:table-cell>
          <table:table-cell/>
          <table:table-cell office:value-type="float" office:value="3350831">
            <text:p>3,350,831</text:p>
          </table:table-cell>
          <table:table-cell office:value-type="float" office:value="2480957">
            <text:p>2,480,957</text:p>
          </table:table-cell>
          <table:table-cell office:value-type="float" office:value="1888398">
            <text:p>1,888,398</text:p>
          </table:table-cell>
          <table:table-cell office:value-type="float" office:value="771983">
            <text:p>771,983</text:p>
          </table:table-cell>
          <table:table-cell office:value-type="float" office:value="966156">
            <text:p>966,156</text:p>
          </table:table-cell>
          <table:table-cell office:value-type="float" office:value="240879">
            <text:p>240,879</text:p>
          </table:table-cell>
          <table:table-cell office:value-type="float" office:value="94925">
            <text:p>94,925</text:p>
          </table:table-cell>
          <table:table-cell office:value-type="float" office:value="164212">
            <text:p>164,212</text:p>
          </table:table-cell>
          <table:table-cell office:value-type="float" office:value="9959516">
            <text:p>9,959,516</text:p>
          </table:table-cell>
          <table:table-cell table:number-columns-repeated="999"/>
        </table:table-row>
        <table:table-row table:style-name="ro1">
          <table:table-cell table:style-name="ce2" office:value-type="float" office:value="2003">
            <text:p>2003</text:p>
          </table:table-cell>
          <table:table-cell table:style-name="ce4" table:formula="of:=[.O214]" office:value-type="float" office:value="9933853">
            <text:p>9,933,853</text:p>
          </table:table-cell>
          <table:table-cell table:style-name="ce4" table:formula="of:=[.Y214]" office:value-type="float" office:value="10078029">
            <text:p>10,078,029</text:p>
          </table:table-cell>
          <table:table-cell table:style-name="ce4" table:formula="of:=[.B214]+[.C214]" office:value-type="float" office:value="20011882">
            <text:p>20,011,882</text:p>
          </table:table-cell>
          <table:table-cell table:style-name="ce5" table:formula="of:=[.B214]/[.C214]" office:value-type="float" office:value="0.985694028068385">
            <text:p>0.99</text:p>
          </table:table-cell>
          <table:table-cell/>
          <table:table-cell office:value-type="float" office:value="3316617">
            <text:p>3,316,617</text:p>
          </table:table-cell>
          <table:table-cell office:value-type="float" office:value="2443174">
            <text:p>2,443,174</text:p>
          </table:table-cell>
          <table:table-cell office:value-type="float" office:value="1922970">
            <text:p>1,922,970</text:p>
          </table:table-cell>
          <table:table-cell office:value-type="float" office:value="758912">
            <text:p>758,912</text:p>
          </table:table-cell>
          <table:table-cell office:value-type="float" office:value="988254">
            <text:p>988,254</text:p>
          </table:table-cell>
          <table:table-cell office:value-type="float" office:value="236953">
            <text:p>236,953</text:p>
          </table:table-cell>
          <table:table-cell office:value-type="float" office:value="104649">
            <text:p>104,649</text:p>
          </table:table-cell>
          <table:table-cell office:value-type="float" office:value="161007">
            <text:p>161,007</text:p>
          </table:table-cell>
          <table:table-cell office:value-type="float" office:value="9933853">
            <text:p>9,933,853</text:p>
          </table:table-cell>
          <table:table-cell/>
          <table:table-cell office:value-type="float" office:value="3372077">
            <text:p>3,372,077</text:p>
          </table:table-cell>
          <table:table-cell office:value-type="float" office:value="2508986">
            <text:p>2,508,986</text:p>
          </table:table-cell>
          <table:table-cell office:value-type="float" office:value="1934092">
            <text:p>1,934,092</text:p>
          </table:table-cell>
          <table:table-cell office:value-type="float" office:value="777374">
            <text:p>777,374</text:p>
          </table:table-cell>
          <table:table-cell office:value-type="float" office:value="979597">
            <text:p>979,597</text:p>
          </table:table-cell>
          <table:table-cell office:value-type="float" office:value="243819">
            <text:p>243,819</text:p>
          </table:table-cell>
          <table:table-cell office:value-type="float" office:value="95940">
            <text:p>95,940</text:p>
          </table:table-cell>
          <table:table-cell office:value-type="float" office:value="165017">
            <text:p>165,017</text:p>
          </table:table-cell>
          <table:table-cell office:value-type="float" office:value="10078029">
            <text:p>10,078,029</text:p>
          </table:table-cell>
          <table:table-cell table:number-columns-repeated="999"/>
        </table:table-row>
        <table:table-row table:style-name="ro1">
          <table:table-cell table:style-name="ce2" office:value-type="float" office:value="2004">
            <text:p>2004</text:p>
          </table:table-cell>
          <table:table-cell table:style-name="ce4" table:formula="of:=[.O215]" office:value-type="float" office:value="10055192">
            <text:p>10,055,192</text:p>
          </table:table-cell>
          <table:table-cell table:style-name="ce4" table:formula="of:=[.Y215]" office:value-type="float" office:value="10196940">
            <text:p>10,196,940</text:p>
          </table:table-cell>
          <table:table-cell table:style-name="ce4" table:formula="of:=[.B215]+[.C215]" office:value-type="float" office:value="20252132">
            <text:p>20,252,132</text:p>
          </table:table-cell>
          <table:table-cell table:style-name="ce5" table:formula="of:=[.B215]/[.C215]" office:value-type="float" office:value="0.986098966944985">
            <text:p>0.99</text:p>
          </table:table-cell>
          <table:table-cell/>
          <table:table-cell office:value-type="float" office:value="3334903">
            <text:p>3,334,903</text:p>
          </table:table-cell>
          <table:table-cell office:value-type="float" office:value="2475705">
            <text:p>2,475,705</text:p>
          </table:table-cell>
          <table:table-cell office:value-type="float" office:value="1967195">
            <text:p>1,967,195</text:p>
          </table:table-cell>
          <table:table-cell office:value-type="float" office:value="763456">
            <text:p>763,456</text:p>
          </table:table-cell>
          <table:table-cell office:value-type="float" office:value="1005578">
            <text:p>1,005,578</text:p>
          </table:table-cell>
          <table:table-cell office:value-type="float" office:value="238948">
            <text:p>238,948</text:p>
          </table:table-cell>
          <table:table-cell office:value-type="float" office:value="105976">
            <text:p>105,976</text:p>
          </table:table-cell>
          <table:table-cell office:value-type="float" office:value="162108">
            <text:p>162,108</text:p>
          </table:table-cell>
          <table:table-cell office:value-type="float" office:value="10055192">
            <text:p>10,055,192</text:p>
          </table:table-cell>
          <table:table-cell/>
          <table:table-cell office:value-type="float" office:value="3393987">
            <text:p>3,393,987</text:p>
          </table:table-cell>
          <table:table-cell office:value-type="float" office:value="2538262">
            <text:p>2,538,262</text:p>
          </table:table-cell>
          <table:table-cell office:value-type="float" office:value="1978795">
            <text:p>1,978,795</text:p>
          </table:table-cell>
          <table:table-cell office:value-type="float" office:value="782072">
            <text:p>782,072</text:p>
          </table:table-cell>
          <table:table-cell office:value-type="float" office:value="993178">
            <text:p>993,178</text:p>
          </table:table-cell>
          <table:table-cell office:value-type="float" office:value="245692">
            <text:p>245,692</text:p>
          </table:table-cell>
          <table:table-cell office:value-type="float" office:value="97808">
            <text:p>97,808</text:p>
          </table:table-cell>
          <table:table-cell office:value-type="float" office:value="166047">
            <text:p>166,047</text:p>
          </table:table-cell>
          <table:table-cell office:value-type="float" office:value="10196940">
            <text:p>10,196,940</text:p>
          </table:table-cell>
          <table:table-cell table:number-columns-repeated="999"/>
        </table:table-row>
        <table:table-row table:style-name="ro1">
          <table:table-cell table:style-name="ce2" office:value-type="float" office:value="2005">
            <text:p>2005</text:p>
          </table:table-cell>
          <table:table-cell table:style-name="ce4" table:formula="of:=[.O216]" office:value-type="float" office:value="10203169">
            <text:p>10,203,169</text:p>
          </table:table-cell>
          <table:table-cell table:style-name="ce4" table:formula="of:=[.Y216]" office:value-type="float" office:value="10340895">
            <text:p>10,340,895</text:p>
          </table:table-cell>
          <table:table-cell table:style-name="ce4" table:formula="of:=[.B216]+[.C216]" office:value-type="float" office:value="20544064">
            <text:p>20,544,064</text:p>
          </table:table-cell>
          <table:table-cell table:style-name="ce5" table:formula="of:=[.B216]/[.C216]" office:value-type="float" office:value="0.986681423609852">
            <text:p>0.99</text:p>
          </table:table-cell>
          <table:table-cell/>
          <table:table-cell table:formula="of:=[$'recent stats'.B16]" office:value-type="float" office:value="3361431">
            <text:p>3,361,431</text:p>
          </table:table-cell>
          <table:table-cell table:formula="of:=[$'recent stats'.C16]" office:value-type="float" office:value="2512840">
            <text:p>2,512,840</text:p>
          </table:table-cell>
          <table:table-cell table:formula="of:=[$'recent stats'.D16]" office:value-type="float" office:value="2017563">
            <text:p>2,017,563</text:p>
          </table:table-cell>
          <table:table-cell table:formula="of:=[$'recent stats'.E16]" office:value-type="float" office:value="769879">
            <text:p>769,879</text:p>
          </table:table-cell>
          <table:table-cell table:formula="of:=[$'recent stats'.F16]" office:value-type="float" office:value="1026664">
            <text:p>1,026,664</text:p>
          </table:table-cell>
          <table:table-cell table:formula="of:=[$'recent stats'.G16]" office:value-type="float" office:value="240819">
            <text:p>240,819</text:p>
          </table:table-cell>
          <table:table-cell table:formula="of:=[$'recent stats'.H16]" office:value-type="float" office:value="108371">
            <text:p>108,371</text:p>
          </table:table-cell>
          <table:table-cell table:formula="of:=[$'recent stats'.I16]" office:value-type="float" office:value="164292">
            <text:p>164,292</text:p>
          </table:table-cell>
          <table:table-cell table:formula="of:=[$'recent stats'.J16]" office:value-type="float" office:value="10203169">
            <text:p>10,203,169</text:p>
          </table:table-cell>
          <table:table-cell/>
          <table:table-cell table:formula="of:=[$'recent stats'.B41]" office:value-type="float" office:value="3425004">
            <text:p>3,425,004</text:p>
          </table:table-cell>
          <table:table-cell table:formula="of:=[$'recent stats'.C41]" office:value-type="float" office:value="2572665">
            <text:p>2,572,665</text:p>
          </table:table-cell>
          <table:table-cell table:formula="of:=[$'recent stats'.D41]" office:value-type="float" office:value="2026251">
            <text:p>2,026,251</text:p>
          </table:table-cell>
          <table:table-cell table:formula="of:=[$'recent stats'.E41]" office:value-type="float" office:value="789493">
            <text:p>789,493</text:p>
          </table:table-cell>
          <table:table-cell table:formula="of:=[$'recent stats'.F41]" office:value-type="float" office:value="1010608">
            <text:p>1,010,608</text:p>
          </table:table-cell>
          <table:table-cell table:formula="of:=[$'recent stats'.G41]" office:value-type="float" office:value="247676">
            <text:p>247,676</text:p>
          </table:table-cell>
          <table:table-cell table:formula="of:=[$'recent stats'.H41]" office:value-type="float" office:value="100036">
            <text:p>100,036</text:p>
          </table:table-cell>
          <table:table-cell table:formula="of:=[$'recent stats'.I41]" office:value-type="float" office:value="168088">
            <text:p>168,088</text:p>
          </table:table-cell>
          <table:table-cell table:formula="of:=[$'recent stats'.J41]" office:value-type="float" office:value="10340895">
            <text:p>10,340,895</text:p>
          </table:table-cell>
          <table:table-cell table:number-columns-repeated="999"/>
        </table:table-row>
        <table:table-row table:style-name="ro1">
          <table:table-cell table:style-name="ce2" office:value-type="float" office:value="2006">
            <text:p>2006</text:p>
          </table:table-cell>
          <table:table-cell table:style-name="ce4" table:formula="of:=[.O217]" office:value-type="float" office:value="10371462">
            <text:p>10,371,462</text:p>
          </table:table-cell>
          <table:table-cell table:style-name="ce4" table:formula="of:=[.Y217]" office:value-type="float" office:value="10502201">
            <text:p>10,502,201</text:p>
          </table:table-cell>
          <table:table-cell table:style-name="ce4" table:formula="of:=[.B217]+[.C217]" office:value-type="float" office:value="20873663">
            <text:p>20,873,663</text:p>
          </table:table-cell>
          <table:table-cell table:style-name="ce5" table:formula="of:=[.B217]/[.C217]" office:value-type="float" office:value="0.987551276156303">
            <text:p>0.99</text:p>
          </table:table-cell>
          <table:table-cell/>
          <table:table-cell table:formula="of:=[$'recent stats'.B17]" office:value-type="float" office:value="3396324">
            <text:p>3,396,324</text:p>
          </table:table-cell>
          <table:table-cell table:formula="of:=[$'recent stats'.C17]" office:value-type="float" office:value="2558192">
            <text:p>2,558,192</text:p>
          </table:table-cell>
          <table:table-cell table:formula="of:=[$'recent stats'.D17]" office:value-type="float" office:value="2065991">
            <text:p>2,065,991</text:p>
          </table:table-cell>
          <table:table-cell table:formula="of:=[$'recent stats'.E17]" office:value-type="float" office:value="778211">
            <text:p>778,211</text:p>
          </table:table-cell>
          <table:table-cell table:formula="of:=[$'recent stats'.F17]" office:value-type="float" office:value="1052106">
            <text:p>1,052,106</text:p>
          </table:table-cell>
          <table:table-cell table:formula="of:=[$'recent stats'.G17]" office:value-type="float" office:value="242437">
            <text:p>242,437</text:p>
          </table:table-cell>
          <table:table-cell table:formula="of:=[$'recent stats'.H17]" office:value-type="float" office:value="110116">
            <text:p>110,116</text:p>
          </table:table-cell>
          <table:table-cell table:formula="of:=[$'recent stats'.I17]" office:value-type="float" office:value="166778">
            <text:p>166,778</text:p>
          </table:table-cell>
          <table:table-cell table:formula="of:=[$'recent stats'.J17]" office:value-type="float" office:value="10371462">
            <text:p>10,371,462</text:p>
          </table:table-cell>
          <table:table-cell/>
          <table:table-cell table:formula="of:=[$'recent stats'.B42]" office:value-type="float" office:value="3462231">
            <text:p>3,462,231</text:p>
          </table:table-cell>
          <table:table-cell table:formula="of:=[$'recent stats'.C42]" office:value-type="float" office:value="2612426">
            <text:p>2,612,426</text:p>
          </table:table-cell>
          <table:table-cell table:formula="of:=[$'recent stats'.D42]" office:value-type="float" office:value="2073694">
            <text:p>2,073,694</text:p>
          </table:table-cell>
          <table:table-cell table:formula="of:=[$'recent stats'.E42]" office:value-type="float" office:value="798280">
            <text:p>798,280</text:p>
          </table:table-cell>
          <table:table-cell table:formula="of:=[$'recent stats'.F42]" office:value-type="float" office:value="1032627">
            <text:p>1,032,627</text:p>
          </table:table-cell>
          <table:table-cell table:formula="of:=[$'recent stats'.G42]" office:value-type="float" office:value="249346">
            <text:p>249,346</text:p>
          </table:table-cell>
          <table:table-cell table:formula="of:=[$'recent stats'.H42]" office:value-type="float" office:value="102219">
            <text:p>102,219</text:p>
          </table:table-cell>
          <table:table-cell table:formula="of:=[$'recent stats'.I42]" office:value-type="float" office:value="170299">
            <text:p>170,299</text:p>
          </table:table-cell>
          <table:table-cell table:formula="of:=[$'recent stats'.J42]" office:value-type="float" office:value="10502201">
            <text:p>10,502,201</text:p>
          </table:table-cell>
          <table:table-cell table:number-columns-repeated="999"/>
        </table:table-row>
        <table:table-row table:style-name="ro1">
          <table:table-cell table:style-name="ce2" office:value-type="float" office:value="2007">
            <text:p>2007</text:p>
          </table:table-cell>
          <table:table-cell table:style-name="ce4" table:formula="of:=[.O218]" office:value-type="float" office:value="10572793">
            <text:p>10,572,793</text:p>
          </table:table-cell>
          <table:table-cell table:style-name="ce4" table:formula="of:=[.Y218]" office:value-type="float" office:value="10690478">
            <text:p>10,690,478</text:p>
          </table:table-cell>
          <table:table-cell table:style-name="ce4" table:formula="of:=[.B218]+[.C218]" office:value-type="float" office:value="21263271">
            <text:p>21,263,271</text:p>
          </table:table-cell>
          <table:table-cell table:style-name="ce5" table:formula="of:=[.B218]/[.C218]" office:value-type="float" office:value="0.988991605426811">
            <text:p>0.99</text:p>
          </table:table-cell>
          <table:table-cell/>
          <table:table-cell table:formula="of:=[$'recent stats'.B18]" office:value-type="float" office:value="3446236">
            <text:p>3,446,236</text:p>
          </table:table-cell>
          <table:table-cell table:formula="of:=[$'recent stats'.C18]" office:value-type="float" office:value="2609741">
            <text:p>2,609,741</text:p>
          </table:table-cell>
          <table:table-cell table:formula="of:=[$'recent stats'.D18]" office:value-type="float" office:value="2120286">
            <text:p>2,120,286</text:p>
          </table:table-cell>
          <table:table-cell table:formula="of:=[$'recent stats'.E18]" office:value-type="float" office:value="786402">
            <text:p>786,402</text:p>
          </table:table-cell>
          <table:table-cell table:formula="of:=[$'recent stats'.F18]" office:value-type="float" office:value="1082200">
            <text:p>1,082,200</text:p>
          </table:table-cell>
          <table:table-cell table:formula="of:=[$'recent stats'.G18]" office:value-type="float" office:value="244414">
            <text:p>244,414</text:p>
          </table:table-cell>
          <table:table-cell table:formula="of:=[$'recent stats'.H18]" office:value-type="float" office:value="112744">
            <text:p>112,744</text:p>
          </table:table-cell>
          <table:table-cell table:formula="of:=[$'recent stats'.I18]" office:value-type="float" office:value="169455">
            <text:p>169,455</text:p>
          </table:table-cell>
          <table:table-cell table:formula="of:=[$'recent stats'.J18]" office:value-type="float" office:value="10572793">
            <text:p>10,572,793</text:p>
          </table:table-cell>
          <table:table-cell/>
          <table:table-cell table:formula="of:=[$'recent stats'.B43]" office:value-type="float" office:value="3508725">
            <text:p>3,508,725</text:p>
          </table:table-cell>
          <table:table-cell table:formula="of:=[$'recent stats'.C43]" office:value-type="float" office:value="2659019">
            <text:p>2,659,019</text:p>
          </table:table-cell>
          <table:table-cell table:formula="of:=[$'recent stats'.D43]" office:value-type="float" office:value="2126757">
            <text:p>2,126,757</text:p>
          </table:table-cell>
          <table:table-cell table:formula="of:=[$'recent stats'.E43]" office:value-type="float" office:value="807341">
            <text:p>807,341</text:p>
          </table:table-cell>
          <table:table-cell table:formula="of:=[$'recent stats'.F43]" office:value-type="float" office:value="1058857">
            <text:p>1,058,857</text:p>
          </table:table-cell>
          <table:table-cell table:formula="of:=[$'recent stats'.G43]" office:value-type="float" office:value="251095">
            <text:p>251,095</text:p>
          </table:table-cell>
          <table:table-cell table:formula="of:=[$'recent stats'.H43]" office:value-type="float" office:value="104729">
            <text:p>104,729</text:p>
          </table:table-cell>
          <table:table-cell table:formula="of:=[$'recent stats'.I43]" office:value-type="float" office:value="172862">
            <text:p>172,862</text:p>
          </table:table-cell>
          <table:table-cell table:formula="of:=[$'recent stats'.J43]" office:value-type="float" office:value="10690478">
            <text:p>10,690,478</text:p>
          </table:table-cell>
          <table:table-cell table:number-columns-repeated="999"/>
        </table:table-row>
        <table:table-row table:style-name="ro1">
          <table:table-cell table:style-name="ce2" office:value-type="float" office:value="2008">
            <text:p>2008</text:p>
          </table:table-cell>
          <table:table-cell table:style-name="ce4" table:formula="of:=[.O219]" office:value-type="float" office:value="10816686">
            <text:p>10,816,686</text:p>
          </table:table-cell>
          <table:table-cell table:style-name="ce4" table:formula="of:=[.Y219]" office:value-type="float" office:value="10913899">
            <text:p>10,913,899</text:p>
          </table:table-cell>
          <table:table-cell table:style-name="ce4" table:formula="of:=[.B219]+[.C219]" office:value-type="float" office:value="21730585">
            <text:p>21,730,585</text:p>
          </table:table-cell>
          <table:table-cell table:style-name="ce5" table:formula="of:=[.B219]/[.C219]" office:value-type="float" office:value="0.991092734136535">
            <text:p>0.99</text:p>
          </table:table-cell>
          <table:table-cell/>
          <table:table-cell table:formula="of:=[$'recent stats'.B19]" office:value-type="float" office:value="3507486">
            <text:p>3,507,486</text:p>
          </table:table-cell>
          <table:table-cell table:formula="of:=[$'recent stats'.C19]" office:value-type="float" office:value="2670722">
            <text:p>2,670,722</text:p>
          </table:table-cell>
          <table:table-cell table:formula="of:=[$'recent stats'.D19]" office:value-type="float" office:value="2183686">
            <text:p>2,183,686</text:p>
          </table:table-cell>
          <table:table-cell table:formula="of:=[$'recent stats'.E19]" office:value-type="float" office:value="796492">
            <text:p>796,492</text:p>
          </table:table-cell>
          <table:table-cell table:formula="of:=[$'recent stats'.F19]" office:value-type="float" office:value="1121251">
            <text:p>1,121,251</text:p>
          </table:table-cell>
          <table:table-cell table:formula="of:=[$'recent stats'.G19]" office:value-type="float" office:value="247027">
            <text:p>247,027</text:p>
          </table:table-cell>
          <table:table-cell table:formula="of:=[$'recent stats'.H19]" office:value-type="float" office:value="115568">
            <text:p>115,568</text:p>
          </table:table-cell>
          <table:table-cell table:formula="of:=[$'recent stats'.I19]" office:value-type="float" office:value="173121">
            <text:p>173,121</text:p>
          </table:table-cell>
          <table:table-cell table:formula="of:=[$'recent stats'.J19]" office:value-type="float" office:value="10816686">
            <text:p>10,816,686</text:p>
          </table:table-cell>
          <table:table-cell/>
          <table:table-cell table:formula="of:=[$'recent stats'.B44]" office:value-type="float" office:value="3566672">
            <text:p>3,566,672</text:p>
          </table:table-cell>
          <table:table-cell table:formula="of:=[$'recent stats'.C44]" office:value-type="float" office:value="2715166">
            <text:p>2,715,166</text:p>
          </table:table-cell>
          <table:table-cell table:formula="of:=[$'recent stats'.D44]" office:value-type="float" office:value="2184776">
            <text:p>2,184,776</text:p>
          </table:table-cell>
          <table:table-cell table:formula="of:=[$'recent stats'.E44]" office:value-type="float" office:value="816854">
            <text:p>816,854</text:p>
          </table:table-cell>
          <table:table-cell table:formula="of:=[$'recent stats'.F44]" office:value-type="float" office:value="1092412">
            <text:p>1,092,412</text:p>
          </table:table-cell>
          <table:table-cell table:formula="of:=[$'recent stats'.G44]" office:value-type="float" office:value="253882">
            <text:p>253,882</text:p>
          </table:table-cell>
          <table:table-cell table:formula="of:=[$'recent stats'.H44]" office:value-type="float" office:value="107337">
            <text:p>107,337</text:p>
          </table:table-cell>
          <table:table-cell table:formula="of:=[$'recent stats'.I44]" office:value-type="float" office:value="175699">
            <text:p>175,699</text:p>
          </table:table-cell>
          <table:table-cell table:formula="of:=[$'recent stats'.J44]" office:value-type="float" office:value="10913899">
            <text:p>10,913,899</text:p>
          </table:table-cell>
          <table:table-cell table:number-columns-repeated="999"/>
        </table:table-row>
        <table:table-row table:style-name="ro1">
          <table:table-cell table:style-name="ce2" office:value-type="float" office:value="2009">
            <text:p>2009</text:p>
          </table:table-cell>
          <table:table-cell table:style-name="ce4" table:formula="of:=[.O220]" office:value-type="float" office:value="11018347">
            <text:p>11,018,347</text:p>
          </table:table-cell>
          <table:table-cell table:style-name="ce4" table:formula="of:=[.Y220]" office:value-type="float" office:value="11112830">
            <text:p>11,112,830</text:p>
          </table:table-cell>
          <table:table-cell table:style-name="ce4" table:formula="of:=[.B220]+[.C220]" office:value-type="float" office:value="22131177">
            <text:p>22,131,177</text:p>
          </table:table-cell>
          <table:table-cell table:style-name="ce5" table:formula="of:=[.B220]/[.C220]" office:value-type="float" office:value="0.991497845283335">
            <text:p>0.99</text:p>
          </table:table-cell>
          <table:table-cell/>
          <table:table-cell table:formula="of:=[$'recent stats'.B20]" office:value-type="float" office:value="3557379">
            <text:p>3,557,379</text:p>
          </table:table-cell>
          <table:table-cell table:formula="of:=[$'recent stats'.C20]" office:value-type="float" office:value="2725989">
            <text:p>2,725,989</text:p>
          </table:table-cell>
          <table:table-cell table:formula="of:=[$'recent stats'.D20]" office:value-type="float" office:value="2232728">
            <text:p>2,232,728</text:p>
          </table:table-cell>
          <table:table-cell table:formula="of:=[$'recent stats'.E20]" office:value-type="float" office:value="807608">
            <text:p>807,608</text:p>
          </table:table-cell>
          <table:table-cell table:formula="of:=[$'recent stats'.F20]" office:value-type="float" office:value="1149697">
            <text:p>1,149,697</text:p>
          </table:table-cell>
          <table:table-cell table:formula="of:=[$'recent stats'.G20]" office:value-type="float" office:value="249058">
            <text:p>249,058</text:p>
          </table:table-cell>
          <table:table-cell table:formula="of:=[$'recent stats'.H20]" office:value-type="float" office:value="118060">
            <text:p>118,060</text:p>
          </table:table-cell>
          <table:table-cell table:formula="of:=[$'recent stats'.I20]" office:value-type="float" office:value="176484">
            <text:p>176,484</text:p>
          </table:table-cell>
          <table:table-cell table:formula="of:=[$'recent stats'.J20]" office:value-type="float" office:value="11018347">
            <text:p>11,018,347</text:p>
          </table:table-cell>
          <table:table-cell/>
          <table:table-cell table:formula="of:=[$'recent stats'.B45]" office:value-type="float" office:value="3619112">
            <text:p>3,619,112</text:p>
          </table:table-cell>
          <table:table-cell table:formula="of:=[$'recent stats'.C45]" office:value-type="float" office:value="2769852">
            <text:p>2,769,852</text:p>
          </table:table-cell>
          <table:table-cell table:formula="of:=[$'recent stats'.D45]" office:value-type="float" office:value="2233730">
            <text:p>2,233,730</text:p>
          </table:table-cell>
          <table:table-cell table:formula="of:=[$'recent stats'.E45]" office:value-type="float" office:value="826860">
            <text:p>826,860</text:p>
          </table:table-cell>
          <table:table-cell table:formula="of:=[$'recent stats'.F45]" office:value-type="float" office:value="1117618">
            <text:p>1,117,618</text:p>
          </table:table-cell>
          <table:table-cell table:formula="of:=[$'recent stats'.G45]" office:value-type="float" office:value="256202">
            <text:p>256,202</text:p>
          </table:table-cell>
          <table:table-cell table:formula="of:=[$'recent stats'.H45]" office:value-type="float" office:value="109670">
            <text:p>109,670</text:p>
          </table:table-cell>
          <table:table-cell table:formula="of:=[$'recent stats'.I45]" office:value-type="float" office:value="178671">
            <text:p>178,671</text:p>
          </table:table-cell>
          <table:table-cell table:formula="of:=[$'recent stats'.J45]" office:value-type="float" office:value="11112830">
            <text:p>11,112,830</text:p>
          </table:table-cell>
          <table:table-cell table:number-columns-repeated="999"/>
        </table:table-row>
        <table:table-row table:style-name="ro1">
          <table:table-cell table:style-name="ce2" office:value-type="float" office:value="2010">
            <text:p>2010</text:p>
          </table:table-cell>
          <table:table-cell table:style-name="ce4" table:formula="of:=[.O221]" office:value-type="float" office:value="11173191">
            <text:p>11,173,191</text:p>
          </table:table-cell>
          <table:table-cell table:style-name="ce4" table:formula="of:=[.Y221]" office:value-type="float" office:value="11272855">
            <text:p>11,272,855</text:p>
          </table:table-cell>
          <table:table-cell table:style-name="ce4" table:formula="of:=[.B221]+[.C221]" office:value-type="float" office:value="22446046">
            <text:p>22,446,046</text:p>
          </table:table-cell>
          <table:table-cell table:style-name="ce5" table:formula="of:=[.B221]/[.C221]" office:value-type="float" office:value="0.991158938884604">
            <text:p>0.99</text:p>
          </table:table-cell>
          <table:table-cell/>
          <table:table-cell table:formula="of:=[$'recent stats'.B21]" office:value-type="float" office:value="3597626">
            <text:p>3,597,626</text:p>
          </table:table-cell>
          <table:table-cell table:formula="of:=[$'recent stats'.C21]" office:value-type="float" office:value="2764266">
            <text:p>2,764,266</text:p>
          </table:table-cell>
          <table:table-cell table:formula="of:=[$'recent stats'.D21]" office:value-type="float" office:value="2268772">
            <text:p>2,268,772</text:p>
          </table:table-cell>
          <table:table-cell table:formula="of:=[$'recent stats'.E21]" office:value-type="float" office:value="814912">
            <text:p>814,912</text:p>
          </table:table-cell>
          <table:table-cell table:formula="of:=[$'recent stats'.F21]" office:value-type="float" office:value="1176071">
            <text:p>1,176,071</text:p>
          </table:table-cell>
          <table:table-cell table:formula="of:=[$'recent stats'.G21]" office:value-type="float" office:value="250964">
            <text:p>250,964</text:p>
          </table:table-cell>
          <table:table-cell table:formula="of:=[$'recent stats'.H21]" office:value-type="float" office:value="119060">
            <text:p>119,060</text:p>
          </table:table-cell>
          <table:table-cell table:formula="of:=[$'recent stats'.I21]" office:value-type="float" office:value="180158">
            <text:p>180,158</text:p>
          </table:table-cell>
          <table:table-cell table:formula="of:=[$'recent stats'.J21]" office:value-type="float" office:value="11173191">
            <text:p>11,173,191</text:p>
          </table:table-cell>
          <table:table-cell/>
          <table:table-cell table:formula="of:=[$'recent stats'.B46]" office:value-type="float" office:value="3661963">
            <text:p>3,661,963</text:p>
          </table:table-cell>
          <table:table-cell table:formula="of:=[$'recent stats'.C46]" office:value-type="float" office:value="2812428">
            <text:p>2,812,428</text:p>
          </table:table-cell>
          <table:table-cell table:formula="of:=[$'recent stats'.D46]" office:value-type="float" office:value="2271472">
            <text:p>2,271,472</text:p>
          </table:table-cell>
          <table:table-cell table:formula="of:=[$'recent stats'.E46]" office:value-type="float" office:value="834333">
            <text:p>834,333</text:p>
          </table:table-cell>
          <table:table-cell table:formula="of:=[$'recent stats'.F46]" office:value-type="float" office:value="1140970">
            <text:p>1,140,970</text:p>
          </table:table-cell>
          <table:table-cell table:formula="of:=[$'recent stats'.G46]" office:value-type="float" office:value="257966">
            <text:p>257,966</text:p>
          </table:table-cell>
          <table:table-cell table:formula="of:=[$'recent stats'.H46]" office:value-type="float" office:value="110571">
            <text:p>110,571</text:p>
          </table:table-cell>
          <table:table-cell table:formula="of:=[$'recent stats'.I46]" office:value-type="float" office:value="182029">
            <text:p>182,029</text:p>
          </table:table-cell>
          <table:table-cell table:formula="of:=[$'recent stats'.J46]" office:value-type="float" office:value="11272855">
            <text:p>11,272,855</text:p>
          </table:table-cell>
          <table:table-cell table:number-columns-repeated="999"/>
        </table:table-row>
        <table:table-row table:style-name="ro1" table:number-rows-repeated="1048354">
          <table:table-cell table:number-columns-repeated="1024"/>
        </table:table-row>
        <table:table-row table:style-name="ro1">
          <table:table-cell table:number-columns-repeated="1024"/>
        </table:table-row>
      </table:table>
      <table:table table:name="historical stats" table:style-name="ta2" table:print="false">
        <table:table-column table:style-name="co1" table:number-columns-repeated="1024" table:default-cell-style-name="Excel_20_Built-in_20_Normal"/>
        <table:table-row table:style-name="ro1">
          <table:table-cell table:number-columns-repeated="1024"/>
        </table:table-row>
        <table:table-row table:style-name="ro1">
          <table:table-cell office:value-type="string">
            <text:p>http://www.abs.gov.au/AUSSTATS/abs@.nsf/DetailsPage/3105.0.65.0012008?OpenDocument</text:p>
          </table:table-cell>
          <table:table-cell table:number-columns-repeated="1023"/>
        </table:table-row>
        <table:table-row table:style-name="ro1">
          <table:table-cell table:number-columns-repeated="1024"/>
        </table:table-row>
        <table:table-row table:style-name="ro1">
          <table:table-cell office:value-type="string">
            <text:p>3105.0.65.001 Australian Historical Population Statistics, 2008</text:p>
          </table:table-cell>
          <table:table-cell table:number-columns-repeated="1023"/>
        </table:table-row>
        <table:table-row table:style-name="ro1">
          <table:table-cell office:value-type="string">
            <text:p>Released at 11.30am (Canberra time) 5 August 2008</text:p>
          </table:table-cell>
          <table:table-cell table:number-columns-repeated="1023"/>
        </table:table-row>
        <table:table-row table:style-name="ro1">
          <table:table-cell office:value-type="string">
            <text:p>Table 1.1 Population(a)(b) by sex, states and territories, 31 December, 1788 onwards</text:p>
          </table:table-cell>
          <table:table-cell table:number-columns-repeated="1023"/>
        </table:table-row>
        <table:table-row table:style-name="ro1">
          <table:table-cell/>
          <table:table-cell office:value-type="float" office:value="1788">
            <text:p>1788</text:p>
          </table:table-cell>
          <table:table-cell office:value-type="float" office:value="1789">
            <text:p>1789</text:p>
          </table:table-cell>
          <table:table-cell office:value-type="float" office:value="1790">
            <text:p>1790</text:p>
          </table:table-cell>
          <table:table-cell office:value-type="float" office:value="1791">
            <text:p>1791</text:p>
          </table:table-cell>
          <table:table-cell office:value-type="float" office:value="1792">
            <text:p>1792</text:p>
          </table:table-cell>
          <table:table-cell office:value-type="float" office:value="1793">
            <text:p>1793</text:p>
          </table:table-cell>
          <table:table-cell office:value-type="float" office:value="1794">
            <text:p>1794</text:p>
          </table:table-cell>
          <table:table-cell office:value-type="float" office:value="1795">
            <text:p>1795</text:p>
          </table:table-cell>
          <table:table-cell office:value-type="float" office:value="1796">
            <text:p>1796</text:p>
          </table:table-cell>
          <table:table-cell office:value-type="float" office:value="1797">
            <text:p>1797</text:p>
          </table:table-cell>
          <table:table-cell office:value-type="float" office:value="1798">
            <text:p>1798</text:p>
          </table:table-cell>
          <table:table-cell office:value-type="float" office:value="1799">
            <text:p>1799</text:p>
          </table:table-cell>
          <table:table-cell office:value-type="float" office:value="1800">
            <text:p>1800</text:p>
          </table:table-cell>
          <table:table-cell office:value-type="float" office:value="1801">
            <text:p>1801</text:p>
          </table:table-cell>
          <table:table-cell office:value-type="float" office:value="1802">
            <text:p>1802</text:p>
          </table:table-cell>
          <table:table-cell office:value-type="float" office:value="1803">
            <text:p>1803</text:p>
          </table:table-cell>
          <table:table-cell office:value-type="float" office:value="1804">
            <text:p>1804</text:p>
          </table:table-cell>
          <table:table-cell office:value-type="float" office:value="1805">
            <text:p>1805</text:p>
          </table:table-cell>
          <table:table-cell office:value-type="float" office:value="1806">
            <text:p>1806</text:p>
          </table:table-cell>
          <table:table-cell office:value-type="float" office:value="1807">
            <text:p>1807</text:p>
          </table:table-cell>
          <table:table-cell office:value-type="float" office:value="1808">
            <text:p>1808</text:p>
          </table:table-cell>
          <table:table-cell office:value-type="float" office:value="1809">
            <text:p>1809</text:p>
          </table:table-cell>
          <table:table-cell office:value-type="float" office:value="1810">
            <text:p>1810</text:p>
          </table:table-cell>
          <table:table-cell office:value-type="float" office:value="1811">
            <text:p>1811</text:p>
          </table:table-cell>
          <table:table-cell office:value-type="float" office:value="1812">
            <text:p>1812</text:p>
          </table:table-cell>
          <table:table-cell office:value-type="float" office:value="1813">
            <text:p>1813</text:p>
          </table:table-cell>
          <table:table-cell office:value-type="float" office:value="1814">
            <text:p>1814</text:p>
          </table:table-cell>
          <table:table-cell office:value-type="float" office:value="1815">
            <text:p>1815</text:p>
          </table:table-cell>
          <table:table-cell office:value-type="float" office:value="1816">
            <text:p>1816</text:p>
          </table:table-cell>
          <table:table-cell office:value-type="float" office:value="1817">
            <text:p>1817</text:p>
          </table:table-cell>
          <table:table-cell office:value-type="float" office:value="1818">
            <text:p>1818</text:p>
          </table:table-cell>
          <table:table-cell office:value-type="float" office:value="1819">
            <text:p>1819</text:p>
          </table:table-cell>
          <table:table-cell office:value-type="float" office:value="1820">
            <text:p>1820</text:p>
          </table:table-cell>
          <table:table-cell office:value-type="float" office:value="1821">
            <text:p>1821</text:p>
          </table:table-cell>
          <table:table-cell office:value-type="float" office:value="1822">
            <text:p>1822</text:p>
          </table:table-cell>
          <table:table-cell office:value-type="float" office:value="1823">
            <text:p>1823</text:p>
          </table:table-cell>
          <table:table-cell office:value-type="float" office:value="1824">
            <text:p>1824</text:p>
          </table:table-cell>
          <table:table-cell office:value-type="float" office:value="1825">
            <text:p>1825</text:p>
          </table:table-cell>
          <table:table-cell office:value-type="float" office:value="1826">
            <text:p>1826</text:p>
          </table:table-cell>
          <table:table-cell office:value-type="float" office:value="1827">
            <text:p>1827</text:p>
          </table:table-cell>
          <table:table-cell office:value-type="float" office:value="1828">
            <text:p>1828</text:p>
          </table:table-cell>
          <table:table-cell office:value-type="float" office:value="1829">
            <text:p>1829</text:p>
          </table:table-cell>
          <table:table-cell office:value-type="float" office:value="1830">
            <text:p>1830</text:p>
          </table:table-cell>
          <table:table-cell office:value-type="float" office:value="1831">
            <text:p>1831</text:p>
          </table:table-cell>
          <table:table-cell office:value-type="float" office:value="1832">
            <text:p>1832</text:p>
          </table:table-cell>
          <table:table-cell office:value-type="float" office:value="1833">
            <text:p>1833</text:p>
          </table:table-cell>
          <table:table-cell office:value-type="float" office:value="1834">
            <text:p>1834</text:p>
          </table:table-cell>
          <table:table-cell office:value-type="float" office:value="1835">
            <text:p>1835</text:p>
          </table:table-cell>
          <table:table-cell office:value-type="float" office:value="1836">
            <text:p>1836</text:p>
          </table:table-cell>
          <table:table-cell office:value-type="float" office:value="1837">
            <text:p>1837</text:p>
          </table:table-cell>
          <table:table-cell office:value-type="float" office:value="1838">
            <text:p>1838</text:p>
          </table:table-cell>
          <table:table-cell office:value-type="float" office:value="1839">
            <text:p>1839</text:p>
          </table:table-cell>
          <table:table-cell office:value-type="float" office:value="1840">
            <text:p>1840</text:p>
          </table:table-cell>
          <table:table-cell office:value-type="float" office:value="1841">
            <text:p>1841</text:p>
          </table:table-cell>
          <table:table-cell office:value-type="float" office:value="1842">
            <text:p>1842</text:p>
          </table:table-cell>
          <table:table-cell office:value-type="float" office:value="1843">
            <text:p>1843</text:p>
          </table:table-cell>
          <table:table-cell office:value-type="float" office:value="1844">
            <text:p>1844</text:p>
          </table:table-cell>
          <table:table-cell office:value-type="float" office:value="1845">
            <text:p>1845</text:p>
          </table:table-cell>
          <table:table-cell office:value-type="float" office:value="1846">
            <text:p>1846</text:p>
          </table:table-cell>
          <table:table-cell office:value-type="float" office:value="1847">
            <text:p>1847</text:p>
          </table:table-cell>
          <table:table-cell office:value-type="float" office:value="1848">
            <text:p>1848</text:p>
          </table:table-cell>
          <table:table-cell office:value-type="float" office:value="1849">
            <text:p>1849</text:p>
          </table:table-cell>
          <table:table-cell office:value-type="float" office:value="1850">
            <text:p>1850</text:p>
          </table:table-cell>
          <table:table-cell office:value-type="float" office:value="1851">
            <text:p>1851</text:p>
          </table:table-cell>
          <table:table-cell office:value-type="float" office:value="1852">
            <text:p>1852</text:p>
          </table:table-cell>
          <table:table-cell office:value-type="float" office:value="1853">
            <text:p>1853</text:p>
          </table:table-cell>
          <table:table-cell office:value-type="float" office:value="1854">
            <text:p>1854</text:p>
          </table:table-cell>
          <table:table-cell office:value-type="float" office:value="1855">
            <text:p>1855</text:p>
          </table:table-cell>
          <table:table-cell office:value-type="float" office:value="1856">
            <text:p>1856</text:p>
          </table:table-cell>
          <table:table-cell office:value-type="float" office:value="1857">
            <text:p>1857</text:p>
          </table:table-cell>
          <table:table-cell office:value-type="float" office:value="1858">
            <text:p>1858</text:p>
          </table:table-cell>
          <table:table-cell office:value-type="float" office:value="1859">
            <text:p>1859</text:p>
          </table:table-cell>
          <table:table-cell office:value-type="float" office:value="1860">
            <text:p>1860</text:p>
          </table:table-cell>
          <table:table-cell office:value-type="float" office:value="1861">
            <text:p>1861</text:p>
          </table:table-cell>
          <table:table-cell office:value-type="float" office:value="1862">
            <text:p>1862</text:p>
          </table:table-cell>
          <table:table-cell office:value-type="float" office:value="1863">
            <text:p>1863</text:p>
          </table:table-cell>
          <table:table-cell office:value-type="float" office:value="1864">
            <text:p>1864</text:p>
          </table:table-cell>
          <table:table-cell office:value-type="float" office:value="1865">
            <text:p>1865</text:p>
          </table:table-cell>
          <table:table-cell office:value-type="float" office:value="1866">
            <text:p>1866</text:p>
          </table:table-cell>
          <table:table-cell office:value-type="float" office:value="1867">
            <text:p>1867</text:p>
          </table:table-cell>
          <table:table-cell office:value-type="float" office:value="1868">
            <text:p>1868</text:p>
          </table:table-cell>
          <table:table-cell office:value-type="float" office:value="1869">
            <text:p>1869</text:p>
          </table:table-cell>
          <table:table-cell office:value-type="float" office:value="1870">
            <text:p>1870</text:p>
          </table:table-cell>
          <table:table-cell office:value-type="float" office:value="1871">
            <text:p>1871</text:p>
          </table:table-cell>
          <table:table-cell office:value-type="float" office:value="1872">
            <text:p>1872</text:p>
          </table:table-cell>
          <table:table-cell office:value-type="float" office:value="1873">
            <text:p>1873</text:p>
          </table:table-cell>
          <table:table-cell office:value-type="float" office:value="1874">
            <text:p>1874</text:p>
          </table:table-cell>
          <table:table-cell office:value-type="float" office:value="1875">
            <text:p>1875</text:p>
          </table:table-cell>
          <table:table-cell office:value-type="float" office:value="1876">
            <text:p>1876</text:p>
          </table:table-cell>
          <table:table-cell office:value-type="float" office:value="1877">
            <text:p>1877</text:p>
          </table:table-cell>
          <table:table-cell office:value-type="float" office:value="1878">
            <text:p>1878</text:p>
          </table:table-cell>
          <table:table-cell office:value-type="float" office:value="1879">
            <text:p>1879</text:p>
          </table:table-cell>
          <table:table-cell office:value-type="float" office:value="1880">
            <text:p>1880</text:p>
          </table:table-cell>
          <table:table-cell office:value-type="float" office:value="1881">
            <text:p>1881</text:p>
          </table:table-cell>
          <table:table-cell office:value-type="float" office:value="1882">
            <text:p>1882</text:p>
          </table:table-cell>
          <table:table-cell office:value-type="float" office:value="1883">
            <text:p>1883</text:p>
          </table:table-cell>
          <table:table-cell office:value-type="float" office:value="1884">
            <text:p>1884</text:p>
          </table:table-cell>
          <table:table-cell office:value-type="float" office:value="1885">
            <text:p>1885</text:p>
          </table:table-cell>
          <table:table-cell office:value-type="float" office:value="1886">
            <text:p>1886</text:p>
          </table:table-cell>
          <table:table-cell office:value-type="float" office:value="1887">
            <text:p>1887</text:p>
          </table:table-cell>
          <table:table-cell office:value-type="float" office:value="1888">
            <text:p>1888</text:p>
          </table:table-cell>
          <table:table-cell office:value-type="float" office:value="1889">
            <text:p>1889</text:p>
          </table:table-cell>
          <table:table-cell office:value-type="float" office:value="1890">
            <text:p>1890</text:p>
          </table:table-cell>
          <table:table-cell office:value-type="float" office:value="1891">
            <text:p>1891</text:p>
          </table:table-cell>
          <table:table-cell office:value-type="float" office:value="1892">
            <text:p>1892</text:p>
          </table:table-cell>
          <table:table-cell office:value-type="float" office:value="1893">
            <text:p>1893</text:p>
          </table:table-cell>
          <table:table-cell office:value-type="float" office:value="1894">
            <text:p>1894</text:p>
          </table:table-cell>
          <table:table-cell office:value-type="float" office:value="1895">
            <text:p>1895</text:p>
          </table:table-cell>
          <table:table-cell office:value-type="float" office:value="1896">
            <text:p>1896</text:p>
          </table:table-cell>
          <table:table-cell office:value-type="float" office:value="1897">
            <text:p>1897</text:p>
          </table:table-cell>
          <table:table-cell office:value-type="float" office:value="1898">
            <text:p>1898</text:p>
          </table:table-cell>
          <table:table-cell office:value-type="float" office:value="1899">
            <text:p>1899</text:p>
          </table:table-cell>
          <table:table-cell office:value-type="float" office:value="1900">
            <text:p>1900</text:p>
          </table:table-cell>
          <table:table-cell office:value-type="float" office:value="1901">
            <text:p>1901</text:p>
          </table:table-cell>
          <table:table-cell office:value-type="float" office:value="1902">
            <text:p>1902</text:p>
          </table:table-cell>
          <table:table-cell office:value-type="float" office:value="1903">
            <text:p>1903</text:p>
          </table:table-cell>
          <table:table-cell office:value-type="float" office:value="1904">
            <text:p>1904</text:p>
          </table:table-cell>
          <table:table-cell office:value-type="float" office:value="1905">
            <text:p>1905</text:p>
          </table:table-cell>
          <table:table-cell office:value-type="float" office:value="1906">
            <text:p>1906</text:p>
          </table:table-cell>
          <table:table-cell office:value-type="float" office:value="1907">
            <text:p>1907</text:p>
          </table:table-cell>
          <table:table-cell office:value-type="float" office:value="1908">
            <text:p>1908</text:p>
          </table:table-cell>
          <table:table-cell office:value-type="float" office:value="1909">
            <text:p>1909</text:p>
          </table:table-cell>
          <table:table-cell office:value-type="float" office:value="1910">
            <text:p>1910</text:p>
          </table:table-cell>
          <table:table-cell office:value-type="float" office:value="1911">
            <text:p>1911</text:p>
          </table:table-cell>
          <table:table-cell office:value-type="float" office:value="1912">
            <text:p>1912</text:p>
          </table:table-cell>
          <table:table-cell office:value-type="float" office:value="1913">
            <text:p>1913</text:p>
          </table:table-cell>
          <table:table-cell office:value-type="float" office:value="1914">
            <text:p>1914</text:p>
          </table:table-cell>
          <table:table-cell office:value-type="float" office:value="1915">
            <text:p>1915</text:p>
          </table:table-cell>
          <table:table-cell office:value-type="float" office:value="1916">
            <text:p>1916</text:p>
          </table:table-cell>
          <table:table-cell office:value-type="float" office:value="1917">
            <text:p>1917</text:p>
          </table:table-cell>
          <table:table-cell office:value-type="float" office:value="1918">
            <text:p>1918</text:p>
          </table:table-cell>
          <table:table-cell office:value-type="float" office:value="1919">
            <text:p>1919</text:p>
          </table:table-cell>
          <table:table-cell office:value-type="float" office:value="1920">
            <text:p>1920</text:p>
          </table:table-cell>
          <table:table-cell office:value-type="float" office:value="1921">
            <text:p>1921</text:p>
          </table:table-cell>
          <table:table-cell office:value-type="float" office:value="1922">
            <text:p>1922</text:p>
          </table:table-cell>
          <table:table-cell office:value-type="float" office:value="1923">
            <text:p>1923</text:p>
          </table:table-cell>
          <table:table-cell office:value-type="float" office:value="1924">
            <text:p>1924</text:p>
          </table:table-cell>
          <table:table-cell office:value-type="float" office:value="1925">
            <text:p>1925</text:p>
          </table:table-cell>
          <table:table-cell office:value-type="float" office:value="1926">
            <text:p>1926</text:p>
          </table:table-cell>
          <table:table-cell office:value-type="float" office:value="1927">
            <text:p>1927</text:p>
          </table:table-cell>
          <table:table-cell office:value-type="float" office:value="1928">
            <text:p>1928</text:p>
          </table:table-cell>
          <table:table-cell office:value-type="float" office:value="1929">
            <text:p>1929</text:p>
          </table:table-cell>
          <table:table-cell office:value-type="float" office:value="1930">
            <text:p>1930</text:p>
          </table:table-cell>
          <table:table-cell office:value-type="float" office:value="1931">
            <text:p>1931</text:p>
          </table:table-cell>
          <table:table-cell office:value-type="float" office:value="1932">
            <text:p>1932</text:p>
          </table:table-cell>
          <table:table-cell office:value-type="float" office:value="1933">
            <text:p>1933</text:p>
          </table:table-cell>
          <table:table-cell office:value-type="float" office:value="1934">
            <text:p>1934</text:p>
          </table:table-cell>
          <table:table-cell office:value-type="float" office:value="1935">
            <text:p>1935</text:p>
          </table:table-cell>
          <table:table-cell office:value-type="float" office:value="1936">
            <text:p>1936</text:p>
          </table:table-cell>
          <table:table-cell office:value-type="float" office:value="1937">
            <text:p>1937</text:p>
          </table:table-cell>
          <table:table-cell office:value-type="float" office:value="1938">
            <text:p>1938</text:p>
          </table:table-cell>
          <table:table-cell office:value-type="float" office:value="1939">
            <text:p>1939</text:p>
          </table:table-cell>
          <table:table-cell office:value-type="float" office:value="1940">
            <text:p>1940</text:p>
          </table:table-cell>
          <table:table-cell office:value-type="float" office:value="1941">
            <text:p>1941</text:p>
          </table:table-cell>
          <table:table-cell office:value-type="float" office:value="1942">
            <text:p>1942</text:p>
          </table:table-cell>
          <table:table-cell office:value-type="float" office:value="1943">
            <text:p>1943</text:p>
          </table:table-cell>
          <table:table-cell office:value-type="float" office:value="1944">
            <text:p>1944</text:p>
          </table:table-cell>
          <table:table-cell office:value-type="float" office:value="1945">
            <text:p>1945</text:p>
          </table:table-cell>
          <table:table-cell office:value-type="float" office:value="1946">
            <text:p>1946</text:p>
          </table:table-cell>
          <table:table-cell office:value-type="float" office:value="1947">
            <text:p>1947</text:p>
          </table:table-cell>
          <table:table-cell office:value-type="float" office:value="1948">
            <text:p>1948</text:p>
          </table:table-cell>
          <table:table-cell office:value-type="float" office:value="1949">
            <text:p>1949</text:p>
          </table:table-cell>
          <table:table-cell office:value-type="float" office:value="1950">
            <text:p>1950</text:p>
          </table:table-cell>
          <table:table-cell office:value-type="float" office:value="1951">
            <text:p>1951</text:p>
          </table:table-cell>
          <table:table-cell office:value-type="float" office:value="1952">
            <text:p>1952</text:p>
          </table:table-cell>
          <table:table-cell office:value-type="float" office:value="1953">
            <text:p>1953</text:p>
          </table:table-cell>
          <table:table-cell office:value-type="float" office:value="1954">
            <text:p>1954</text:p>
          </table:table-cell>
          <table:table-cell office:value-type="float" office:value="1955">
            <text:p>1955</text:p>
          </table:table-cell>
          <table:table-cell office:value-type="float" office:value="1956">
            <text:p>1956</text:p>
          </table:table-cell>
          <table:table-cell office:value-type="float" office:value="1957">
            <text:p>1957</text:p>
          </table:table-cell>
          <table:table-cell office:value-type="float" office:value="1958">
            <text:p>1958</text:p>
          </table:table-cell>
          <table:table-cell office:value-type="float" office:value="1959">
            <text:p>1959</text:p>
          </table:table-cell>
          <table:table-cell office:value-type="float" office:value="1960">
            <text:p>1960</text:p>
          </table:table-cell>
          <table:table-cell office:value-type="float" office:value="1961">
            <text:p>1961</text:p>
          </table:table-cell>
          <table:table-cell office:value-type="float" office:value="1962">
            <text:p>1962</text:p>
          </table:table-cell>
          <table:table-cell office:value-type="float" office:value="1963">
            <text:p>1963</text:p>
          </table:table-cell>
          <table:table-cell office:value-type="float" office:value="1964">
            <text:p>1964</text:p>
          </table:table-cell>
          <table:table-cell office:value-type="float" office:value="1965">
            <text:p>1965</text:p>
          </table:table-cell>
          <table:table-cell office:value-type="float" office:value="1966">
            <text:p>1966</text:p>
          </table:table-cell>
          <table:table-cell office:value-type="float" office:value="1967">
            <text:p>1967</text:p>
          </table:table-cell>
          <table:table-cell office:value-type="float" office:value="1968">
            <text:p>1968</text:p>
          </table:table-cell>
          <table:table-cell office:value-type="float" office:value="1969">
            <text:p>1969</text:p>
          </table:table-cell>
          <table:table-cell office:value-type="float" office:value="1970">
            <text:p>1970</text:p>
          </table:table-cell>
          <table:table-cell office:value-type="float" office:value="1971">
            <text:p>1971</text:p>
          </table:table-cell>
          <table:table-cell office:value-type="float" office:value="1972">
            <text:p>1972</text:p>
          </table:table-cell>
          <table:table-cell office:value-type="float" office:value="1973">
            <text:p>1973</text:p>
          </table:table-cell>
          <table:table-cell office:value-type="float" office:value="1974">
            <text:p>1974</text:p>
          </table:table-cell>
          <table:table-cell office:value-type="float" office:value="1975">
            <text:p>1975</text:p>
          </table:table-cell>
          <table:table-cell office:value-type="float" office:value="1976">
            <text:p>1976</text:p>
          </table:table-cell>
          <table:table-cell office:value-type="float" office:value="1977">
            <text:p>1977</text:p>
          </table:table-cell>
          <table:table-cell office:value-type="float" office:value="1978">
            <text:p>1978</text:p>
          </table:table-cell>
          <table:table-cell office:value-type="float" office:value="1979">
            <text:p>1979</text:p>
          </table:table-cell>
          <table:table-cell office:value-type="float" office:value="1980">
            <text:p>1980</text:p>
          </table:table-cell>
          <table:table-cell office:value-type="float" office:value="1981">
            <text:p>1981</text:p>
          </table:table-cell>
          <table:table-cell office:value-type="float" office:value="1982">
            <text:p>1982</text:p>
          </table:table-cell>
          <table:table-cell office:value-type="float" office:value="1983">
            <text:p>1983</text:p>
          </table:table-cell>
          <table:table-cell office:value-type="float" office:value="1984">
            <text:p>1984</text:p>
          </table:table-cell>
          <table:table-cell office:value-type="float" office:value="1985">
            <text:p>1985</text:p>
          </table:table-cell>
          <table:table-cell office:value-type="float" office:value="1986">
            <text:p>1986</text:p>
          </table:table-cell>
          <table:table-cell office:value-type="float" office:value="1987">
            <text:p>1987</text:p>
          </table:table-cell>
          <table:table-cell office:value-type="float" office:value="1988">
            <text:p>1988</text:p>
          </table:table-cell>
          <table:table-cell office:value-type="float" office:value="1989">
            <text:p>1989</text:p>
          </table:table-cell>
          <table:table-cell office:value-type="float" office:value="1990">
            <text:p>1990</text:p>
          </table:table-cell>
          <table:table-cell office:value-type="float" office:value="1991">
            <text:p>1991</text:p>
          </table:table-cell>
          <table:table-cell office:value-type="float" office:value="1992">
            <text:p>1992</text:p>
          </table:table-cell>
          <table:table-cell office:value-type="float" office:value="1993">
            <text:p>1993</text:p>
          </table:table-cell>
          <table:table-cell office:value-type="float" office:value="1994">
            <text:p>1994</text:p>
          </table:table-cell>
          <table:table-cell office:value-type="float" office:value="1995">
            <text:p>1995</text:p>
          </table:table-cell>
          <table:table-cell office:value-type="float" office:value="1996">
            <text:p>1996</text:p>
          </table:table-cell>
          <table:table-cell office:value-type="float" office:value="1997">
            <text:p>1997</text:p>
          </table:table-cell>
          <table:table-cell office:value-type="float" office:value="1998">
            <text:p>1998</text:p>
          </table:table-cell>
          <table:table-cell office:value-type="float" office:value="1999">
            <text:p>1999</text:p>
          </table:table-cell>
          <table:table-cell office:value-type="float" office:value="2000">
            <text:p>2000</text:p>
          </table:table-cell>
          <table:table-cell office:value-type="float" office:value="2001">
            <text:p>2001</text:p>
          </table:table-cell>
          <table:table-cell office:value-type="float" office:value="2002">
            <text:p>2002</text:p>
          </table:table-cell>
          <table:table-cell office:value-type="float" office:value="2003">
            <text:p>2003</text:p>
          </table:table-cell>
          <table:table-cell office:value-type="float" office:value="2004">
            <text:p>2004</text:p>
          </table:table-cell>
          <table:table-cell office:value-type="float" office:value="2005">
            <text:p>2005</text:p>
          </table:table-cell>
          <table:table-cell office:value-type="string">
            <text:p>2006p</text:p>
          </table:table-cell>
          <table:table-cell office:value-type="string">
            <text:p>2007p</text:p>
          </table:table-cell>
          <table:table-cell table:number-columns-repeated="803"/>
        </table:table-row>
        <table:table-row table:style-name="ro1">
          <table:table-cell office:value-type="string">
            <text:p>Males</text:p>
          </table:table-cell>
          <table:table-cell table:number-columns-repeated="1023"/>
        </table:table-row>
        <table:table-row table:style-name="ro1">
          <table:table-cell office:value-type="string">
            <text:p>NSW</text:p>
          </table:table-cell>
          <table:table-cell table:number-columns-repeated="8"/>
          <table:table-cell office:value-type="float" office:value="2953">
            <text:p>2953</text:p>
          </table:table-cell>
          <table:table-cell office:value-type="float" office:value="3160">
            <text:p>3160</text:p>
          </table:table-cell>
          <table:table-cell office:value-type="float" office:value="3367">
            <text:p>3367</text:p>
          </table:table-cell>
          <table:table-cell office:value-type="float" office:value="3804">
            <text:p>3804</text:p>
          </table:table-cell>
          <table:table-cell office:value-type="float" office:value="3780">
            <text:p>3780</text:p>
          </table:table-cell>
          <table:table-cell office:value-type="float" office:value="4372">
            <text:p>4372</text:p>
          </table:table-cell>
          <table:table-cell office:value-type="float" office:value="5208">
            <text:p>5208</text:p>
          </table:table-cell>
          <table:table-cell office:value-type="float" office:value="5028">
            <text:p>5028</text:p>
          </table:table-cell>
          <table:table-cell office:value-type="float" office:value="4852">
            <text:p>4852</text:p>
          </table:table-cell>
          <table:table-cell office:value-type="float" office:value="4786">
            <text:p>4786</text:p>
          </table:table-cell>
          <table:table-cell office:value-type="float" office:value="4792">
            <text:p>4792</text:p>
          </table:table-cell>
          <table:table-cell office:value-type="float" office:value="5296">
            <text:p>5296</text:p>
          </table:table-cell>
          <table:table-cell office:value-type="float" office:value="6025">
            <text:p>6025</text:p>
          </table:table-cell>
          <table:table-cell office:value-type="float" office:value="6754">
            <text:p>6754</text:p>
          </table:table-cell>
          <table:table-cell office:value-type="float" office:value="6611">
            <text:p>6611</text:p>
          </table:table-cell>
          <table:table-cell office:value-type="float" office:value="6645">
            <text:p>6645</text:p>
          </table:table-cell>
          <table:table-cell office:value-type="float" office:value="7010">
            <text:p>7010</text:p>
          </table:table-cell>
          <table:table-cell office:value-type="float" office:value="7910">
            <text:p>7910</text:p>
          </table:table-cell>
          <table:table-cell office:value-type="float" office:value="8035">
            <text:p>8035</text:p>
          </table:table-cell>
          <table:table-cell office:value-type="float" office:value="8559">
            <text:p>8559</text:p>
          </table:table-cell>
          <table:table-cell office:value-type="float" office:value="10330">
            <text:p>10330</text:p>
          </table:table-cell>
          <table:table-cell office:value-type="float" office:value="11811">
            <text:p>11811</text:p>
          </table:table-cell>
          <table:table-cell office:value-type="float" office:value="14848">
            <text:p>14848</text:p>
          </table:table-cell>
          <table:table-cell office:value-type="float" office:value="17329">
            <text:p>17329</text:p>
          </table:table-cell>
          <table:table-cell office:value-type="float" office:value="19626">
            <text:p>19626</text:p>
          </table:table-cell>
          <table:table-cell office:value-type="float" office:value="21543">
            <text:p>21543</text:p>
          </table:table-cell>
          <table:table-cell office:value-type="float" office:value="21554">
            <text:p>21554</text:p>
          </table:table-cell>
          <table:table-cell office:value-type="float" office:value="22466">
            <text:p>22466</text:p>
          </table:table-cell>
          <table:table-cell office:value-type="float" office:value="27357">
            <text:p>27357</text:p>
          </table:table-cell>
          <table:table-cell office:value-type="float" office:value="29309">
            <text:p>29309</text:p>
          </table:table-cell>
          <table:table-cell office:value-type="float" office:value="29788">
            <text:p>29788</text:p>
          </table:table-cell>
          <table:table-cell office:value-type="float" office:value="30267">
            <text:p>30267</text:p>
          </table:table-cell>
          <table:table-cell office:value-type="float" office:value="30731">
            <text:p>30731</text:p>
          </table:table-cell>
          <table:table-cell office:value-type="float" office:value="31034">
            <text:p>31034</text:p>
          </table:table-cell>
          <table:table-cell office:value-type="float" office:value="33900">
            <text:p>33900</text:p>
          </table:table-cell>
          <table:table-cell office:value-type="float" office:value="36243">
            <text:p>36243</text:p>
          </table:table-cell>
          <table:table-cell office:value-type="float" office:value="40011">
            <text:p>40011</text:p>
          </table:table-cell>
          <table:table-cell office:value-type="float" office:value="45500">
            <text:p>45500</text:p>
          </table:table-cell>
          <table:table-cell office:value-type="float" office:value="48068">
            <text:p>48068</text:p>
          </table:table-cell>
          <table:table-cell office:value-type="float" office:value="51949">
            <text:p>51949</text:p>
          </table:table-cell>
          <table:table-cell office:value-type="float" office:value="56677">
            <text:p>56677</text:p>
          </table:table-cell>
          <table:table-cell office:value-type="float" office:value="61506">
            <text:p>61506</text:p>
          </table:table-cell>
          <table:table-cell office:value-type="float" office:value="68795">
            <text:p>68795</text:p>
          </table:table-cell>
          <table:table-cell office:value-type="float" office:value="77379">
            <text:p>77379</text:p>
          </table:table-cell>
          <table:table-cell office:value-type="float" office:value="85560">
            <text:p>85560</text:p>
          </table:table-cell>
          <table:table-cell office:value-type="float" office:value="94094">
            <text:p>94094</text:p>
          </table:table-cell>
          <table:table-cell office:value-type="float" office:value="101637">
            <text:p>101637</text:p>
          </table:table-cell>
          <table:table-cell office:value-type="float" office:value="105198">
            <text:p>105198</text:p>
          </table:table-cell>
          <table:table-cell office:value-type="float" office:value="108810">
            <text:p>108810</text:p>
          </table:table-cell>
          <table:table-cell office:value-type="float" office:value="113739">
            <text:p>113739</text:p>
          </table:table-cell>
          <table:table-cell office:value-type="float" office:value="118927">
            <text:p>118927</text:p>
          </table:table-cell>
          <table:table-cell office:value-type="float" office:value="123890">
            <text:p>123890</text:p>
          </table:table-cell>
          <table:table-cell office:value-type="float" office:value="131842">
            <text:p>131842</text:p>
          </table:table-cell>
          <table:table-cell office:value-type="float" office:value="145105">
            <text:p>145105</text:p>
          </table:table-cell>
          <table:table-cell office:value-type="float" office:value="154976">
            <text:p>154976</text:p>
          </table:table-cell>
          <table:table-cell office:value-type="float" office:value="113155">
            <text:p>113155</text:p>
          </table:table-cell>
          <table:table-cell office:value-type="float" office:value="115283">
            <text:p>115283</text:p>
          </table:table-cell>
          <table:table-cell office:value-type="float" office:value="124827">
            <text:p>124827</text:p>
          </table:table-cell>
          <table:table-cell office:value-type="float" office:value="135284">
            <text:p>135284</text:p>
          </table:table-cell>
          <table:table-cell office:value-type="float" office:value="147822">
            <text:p>147822</text:p>
          </table:table-cell>
          <table:table-cell office:value-type="float" office:value="162548">
            <text:p>162548</text:p>
          </table:table-cell>
          <table:table-cell office:value-type="float" office:value="170925">
            <text:p>170925</text:p>
          </table:table-cell>
          <table:table-cell office:value-type="float" office:value="190845">
            <text:p>190845</text:p>
          </table:table-cell>
          <table:table-cell office:value-type="float" office:value="184382">
            <text:p>184382</text:p>
          </table:table-cell>
          <table:table-cell office:value-type="float" office:value="197851">
            <text:p>197851</text:p>
          </table:table-cell>
          <table:table-cell office:value-type="float" office:value="201259">
            <text:p>201259</text:p>
          </table:table-cell>
          <table:table-cell office:value-type="float" office:value="203872">
            <text:p>203872</text:p>
          </table:table-cell>
          <table:table-cell office:value-type="float" office:value="207223">
            <text:p>207223</text:p>
          </table:table-cell>
          <table:table-cell office:value-type="float" office:value="213015">
            <text:p>213015</text:p>
          </table:table-cell>
          <table:table-cell office:value-type="float" office:value="222890">
            <text:p>222890</text:p>
          </table:table-cell>
          <table:table-cell office:value-type="float" office:value="234740">
            <text:p>234740</text:p>
          </table:table-cell>
          <table:table-cell office:value-type="float" office:value="242745">
            <text:p>242745</text:p>
          </table:table-cell>
          <table:table-cell office:value-type="float" office:value="253602">
            <text:p>253602</text:p>
          </table:table-cell>
          <table:table-cell office:value-type="float" office:value="263487">
            <text:p>263487</text:p>
          </table:table-cell>
          <table:table-cell office:value-type="float" office:value="272121">
            <text:p>272121</text:p>
          </table:table-cell>
          <table:table-cell office:value-type="float" office:value="282150">
            <text:p>282150</text:p>
          </table:table-cell>
          <table:table-cell office:value-type="float" office:value="291354">
            <text:p>291354</text:p>
          </table:table-cell>
          <table:table-cell office:value-type="float" office:value="300772">
            <text:p>300772</text:p>
          </table:table-cell>
          <table:table-cell office:value-type="float" office:value="312256">
            <text:p>312256</text:p>
          </table:table-cell>
          <table:table-cell office:value-type="float" office:value="322534">
            <text:p>322534</text:p>
          </table:table-cell>
          <table:table-cell office:value-type="float" office:value="333013">
            <text:p>333013</text:p>
          </table:table-cell>
          <table:table-cell office:value-type="float" office:value="349866">
            <text:p>349866</text:p>
          </table:table-cell>
          <table:table-cell office:value-type="float" office:value="365207">
            <text:p>365207</text:p>
          </table:table-cell>
          <table:table-cell office:value-type="float" office:value="386549">
            <text:p>386549</text:p>
          </table:table-cell>
          <table:table-cell office:value-type="float" office:value="404952">
            <text:p>404952</text:p>
          </table:table-cell>
          <table:table-cell office:value-type="float" office:value="426933">
            <text:p>426933</text:p>
          </table:table-cell>
          <table:table-cell office:value-type="float" office:value="444138">
            <text:p>444138</text:p>
          </table:table-cell>
          <table:table-cell office:value-type="float" office:value="470291">
            <text:p>470291</text:p>
          </table:table-cell>
          <table:table-cell office:value-type="float" office:value="494307">
            <text:p>494307</text:p>
          </table:table-cell>
          <table:table-cell office:value-type="float" office:value="518606">
            <text:p>518606</text:p>
          </table:table-cell>
          <table:table-cell office:value-type="float" office:value="538284">
            <text:p>538284</text:p>
          </table:table-cell>
          <table:table-cell office:value-type="float" office:value="553084">
            <text:p>553084</text:p>
          </table:table-cell>
          <table:table-cell office:value-type="float" office:value="568273">
            <text:p>568273</text:p>
          </table:table-cell>
          <table:table-cell office:value-type="float" office:value="582528">
            <text:p>582528</text:p>
          </table:table-cell>
          <table:table-cell office:value-type="float" office:value="602704">
            <text:p>602704</text:p>
          </table:table-cell>
          <table:table-cell office:value-type="float" office:value="622523">
            <text:p>622523</text:p>
          </table:table-cell>
          <table:table-cell office:value-type="float" office:value="636276">
            <text:p>636276</text:p>
          </table:table-cell>
          <table:table-cell office:value-type="float" office:value="646735">
            <text:p>646735</text:p>
          </table:table-cell>
          <table:table-cell office:value-type="float" office:value="658354">
            <text:p>658354</text:p>
          </table:table-cell>
          <table:table-cell office:value-type="float" office:value="668209">
            <text:p>668209</text:p>
          </table:table-cell>
          <table:table-cell office:value-type="float" office:value="675857">
            <text:p>675857</text:p>
          </table:table-cell>
          <table:table-cell office:value-type="float" office:value="687966">
            <text:p>687966</text:p>
          </table:table-cell>
          <table:table-cell office:value-type="float" office:value="698009">
            <text:p>698009</text:p>
          </table:table-cell>
          <table:table-cell office:value-type="float" office:value="707164">
            <text:p>707164</text:p>
          </table:table-cell>
          <table:table-cell office:value-type="float" office:value="716047">
            <text:p>716047</text:p>
          </table:table-cell>
          <table:table-cell office:value-type="float" office:value="720840">
            <text:p>720840</text:p>
          </table:table-cell>
          <table:table-cell office:value-type="float" office:value="736142">
            <text:p>736142</text:p>
          </table:table-cell>
          <table:table-cell office:value-type="float" office:value="748821">
            <text:p>748821</text:p>
          </table:table-cell>
          <table:table-cell office:value-type="float" office:value="765713">
            <text:p>765713</text:p>
          </table:table-cell>
          <table:table-cell office:value-type="float" office:value="782897">
            <text:p>782897</text:p>
          </table:table-cell>
          <table:table-cell office:value-type="float" office:value="800820">
            <text:p>800820</text:p>
          </table:table-cell>
          <table:table-cell office:value-type="float" office:value="823413">
            <text:p>823413</text:p>
          </table:table-cell>
          <table:table-cell office:value-type="float" office:value="832419">
            <text:p>832419</text:p>
          </table:table-cell>
          <table:table-cell office:value-type="float" office:value="845228">
            <text:p>845228</text:p>
          </table:table-cell>
          <table:table-cell office:value-type="float" office:value="858181">
            <text:p>858181</text:p>
          </table:table-cell>
          <table:table-cell office:value-type="float" office:value="890578">
            <text:p>890578</text:p>
          </table:table-cell>
          <table:table-cell office:value-type="float" office:value="941555">
            <text:p>941555</text:p>
          </table:table-cell>
          <table:table-cell office:value-type="float" office:value="973092">
            <text:p>973092</text:p>
          </table:table-cell>
          <table:table-cell office:value-type="float" office:value="982522">
            <text:p>982522</text:p>
          </table:table-cell>
          <table:table-cell office:value-type="float" office:value="972765">
            <text:p>972765</text:p>
          </table:table-cell>
          <table:table-cell office:value-type="float" office:value="946105">
            <text:p>946105</text:p>
          </table:table-cell>
          <table:table-cell office:value-type="float" office:value="960403">
            <text:p>960403</text:p>
          </table:table-cell>
          <table:table-cell office:value-type="float" office:value="984796">
            <text:p>984796</text:p>
          </table:table-cell>
          <table:table-cell office:value-type="float" office:value="1042379">
            <text:p>1042379</text:p>
          </table:table-cell>
          <table:table-cell office:value-type="float" office:value="1067945">
            <text:p>1067945</text:p>
          </table:table-cell>
          <table:table-cell office:value-type="float" office:value="1086454">
            <text:p>1086454</text:p>
          </table:table-cell>
          <table:table-cell office:value-type="float" office:value="1112319">
            <text:p>1112319</text:p>
          </table:table-cell>
          <table:table-cell office:value-type="float" office:value="1134444">
            <text:p>1134444</text:p>
          </table:table-cell>
          <table:table-cell office:value-type="float" office:value="1160794">
            <text:p>1160794</text:p>
          </table:table-cell>
          <table:table-cell office:value-type="float" office:value="1184465">
            <text:p>1184465</text:p>
          </table:table-cell>
          <table:table-cell office:value-type="float" office:value="1212046">
            <text:p>1212046</text:p>
          </table:table-cell>
          <table:table-cell office:value-type="float" office:value="1241763">
            <text:p>1241763</text:p>
          </table:table-cell>
          <table:table-cell office:value-type="float" office:value="1266254">
            <text:p>1266254</text:p>
          </table:table-cell>
          <table:table-cell office:value-type="float" office:value="1283241">
            <text:p>1283241</text:p>
          </table:table-cell>
          <table:table-cell office:value-type="float" office:value="1294419">
            <text:p>1294419</text:p>
          </table:table-cell>
          <table:table-cell office:value-type="float" office:value="1302893">
            <text:p>1302893</text:p>
          </table:table-cell>
          <table:table-cell office:value-type="float" office:value="1315003">
            <text:p>1315003</text:p>
          </table:table-cell>
          <table:table-cell office:value-type="float" office:value="1324913">
            <text:p>1324913</text:p>
          </table:table-cell>
          <table:table-cell office:value-type="float" office:value="1335351">
            <text:p>1335351</text:p>
          </table:table-cell>
          <table:table-cell office:value-type="float" office:value="1344696">
            <text:p>1344696</text:p>
          </table:table-cell>
          <table:table-cell office:value-type="float" office:value="1356004">
            <text:p>1356004</text:p>
          </table:table-cell>
          <table:table-cell office:value-type="float" office:value="1369186">
            <text:p>1369186</text:p>
          </table:table-cell>
          <table:table-cell office:value-type="float" office:value="1381054">
            <text:p>1381054</text:p>
          </table:table-cell>
          <table:table-cell office:value-type="float" office:value="1393358">
            <text:p>1393358</text:p>
          </table:table-cell>
          <table:table-cell office:value-type="float" office:value="1402297">
            <text:p>1402297</text:p>
          </table:table-cell>
          <table:table-cell office:value-type="float" office:value="1410509">
            <text:p>1410509</text:p>
          </table:table-cell>
          <table:table-cell office:value-type="float" office:value="1427739">
            <text:p>1427739</text:p>
          </table:table-cell>
          <table:table-cell office:value-type="float" office:value="1436177">
            <text:p>1436177</text:p>
          </table:table-cell>
          <table:table-cell office:value-type="float" office:value="1449551">
            <text:p>1449551</text:p>
          </table:table-cell>
          <table:table-cell office:value-type="float" office:value="1464686">
            <text:p>1464686</text:p>
          </table:table-cell>
          <table:table-cell office:value-type="float" office:value="1480644">
            <text:p>1480644</text:p>
          </table:table-cell>
          <table:table-cell office:value-type="float" office:value="1501399">
            <text:p>1501399</text:p>
          </table:table-cell>
          <table:table-cell office:value-type="float" office:value="1523810">
            <text:p>1523810</text:p>
          </table:table-cell>
          <table:table-cell office:value-type="float" office:value="1579257">
            <text:p>1579257</text:p>
          </table:table-cell>
          <table:table-cell office:value-type="float" office:value="1627618">
            <text:p>1627618</text:p>
          </table:table-cell>
          <table:table-cell office:value-type="float" office:value="1667566">
            <text:p>1667566</text:p>
          </table:table-cell>
          <table:table-cell office:value-type="float" office:value="1695899">
            <text:p>1695899</text:p>
          </table:table-cell>
          <table:table-cell office:value-type="float" office:value="1713639">
            <text:p>1713639</text:p>
          </table:table-cell>
          <table:table-cell office:value-type="float" office:value="1739535">
            <text:p>1739535</text:p>
          </table:table-cell>
          <table:table-cell office:value-type="float" office:value="1774382">
            <text:p>1774382</text:p>
          </table:table-cell>
          <table:table-cell office:value-type="float" office:value="1807840">
            <text:p>1807840</text:p>
          </table:table-cell>
          <table:table-cell office:value-type="float" office:value="1845075">
            <text:p>1845075</text:p>
          </table:table-cell>
          <table:table-cell office:value-type="float" office:value="1875863">
            <text:p>1875863</text:p>
          </table:table-cell>
          <table:table-cell office:value-type="float" office:value="1908062">
            <text:p>1908062</text:p>
          </table:table-cell>
          <table:table-cell office:value-type="float" office:value="1951907">
            <text:p>1951907</text:p>
          </table:table-cell>
          <table:table-cell office:value-type="float" office:value="1987831">
            <text:p>1987831</text:p>
          </table:table-cell>
          <table:table-cell office:value-type="float" office:value="2020777">
            <text:p>2020777</text:p>
          </table:table-cell>
          <table:table-cell office:value-type="float" office:value="2047191">
            <text:p>2047191</text:p>
          </table:table-cell>
          <table:table-cell office:value-type="float" office:value="2078808">
            <text:p>2078808</text:p>
          </table:table-cell>
          <table:table-cell office:value-type="float" office:value="2112610">
            <text:p>2112610</text:p>
          </table:table-cell>
          <table:table-cell office:value-type="float" office:value="2140218">
            <text:p>2140218</text:p>
          </table:table-cell>
          <table:table-cell office:value-type="float" office:value="2171067">
            <text:p>2171067</text:p>
          </table:table-cell>
          <table:table-cell office:value-type="float" office:value="2206900">
            <text:p>2206900</text:p>
          </table:table-cell>
          <table:table-cell office:value-type="float" office:value="2251495">
            <text:p>2251495</text:p>
          </table:table-cell>
          <table:table-cell office:value-type="float" office:value="2292534">
            <text:p>2292534</text:p>
          </table:table-cell>
          <table:table-cell office:value-type="float" office:value="2393833">
            <text:p>2393833</text:p>
          </table:table-cell>
          <table:table-cell office:value-type="float" office:value="2419043">
            <text:p>2419043</text:p>
          </table:table-cell>
          <table:table-cell office:value-type="float" office:value="2440268">
            <text:p>2440268</text:p>
          </table:table-cell>
          <table:table-cell office:value-type="float" office:value="2466491">
            <text:p>2466491</text:p>
          </table:table-cell>
          <table:table-cell office:value-type="float" office:value="2472519">
            <text:p>2472519</text:p>
          </table:table-cell>
          <table:table-cell office:value-type="float" office:value="2484986">
            <text:p>2484986</text:p>
          </table:table-cell>
          <table:table-cell office:value-type="float" office:value="2508436">
            <text:p>2508436</text:p>
          </table:table-cell>
          <table:table-cell office:value-type="float" office:value="2531524">
            <text:p>2531524</text:p>
          </table:table-cell>
          <table:table-cell office:value-type="float" office:value="2560871">
            <text:p>2560871</text:p>
          </table:table-cell>
          <table:table-cell office:value-type="float" office:value="2593277">
            <text:p>2593277</text:p>
          </table:table-cell>
          <table:table-cell office:value-type="float" office:value="2624579">
            <text:p>2624579</text:p>
          </table:table-cell>
          <table:table-cell office:value-type="float" office:value="2655478">
            <text:p>2655478</text:p>
          </table:table-cell>
          <table:table-cell office:value-type="float" office:value="2678250">
            <text:p>2678250</text:p>
          </table:table-cell>
          <table:table-cell office:value-type="float" office:value="2706580">
            <text:p>2706580</text:p>
          </table:table-cell>
          <table:table-cell office:value-type="float" office:value="2739325">
            <text:p>2739325</text:p>
          </table:table-cell>
          <table:table-cell office:value-type="float" office:value="2777230">
            <text:p>2777230</text:p>
          </table:table-cell>
          <table:table-cell office:value-type="float" office:value="2822255">
            <text:p>2822255</text:p>
          </table:table-cell>
          <table:table-cell office:value-type="float" office:value="2865373">
            <text:p>2865373</text:p>
          </table:table-cell>
          <table:table-cell office:value-type="float" office:value="2889741">
            <text:p>2889741</text:p>
          </table:table-cell>
          <table:table-cell office:value-type="float" office:value="2918868">
            <text:p>2918868</text:p>
          </table:table-cell>
          <table:table-cell office:value-type="float" office:value="2950942">
            <text:p>2950942</text:p>
          </table:table-cell>
          <table:table-cell office:value-type="float" office:value="2976704">
            <text:p>2976704</text:p>
          </table:table-cell>
          <table:table-cell office:value-type="float" office:value="2998641">
            <text:p>2998641</text:p>
          </table:table-cell>
          <table:table-cell office:value-type="float" office:value="3026780">
            <text:p>3026780</text:p>
          </table:table-cell>
          <table:table-cell office:value-type="float" office:value="3064014">
            <text:p>3064014</text:p>
          </table:table-cell>
          <table:table-cell office:value-type="float" office:value="3099045">
            <text:p>3099045</text:p>
          </table:table-cell>
          <table:table-cell office:value-type="float" office:value="3129508">
            <text:p>3129508</text:p>
          </table:table-cell>
          <table:table-cell office:value-type="float" office:value="3162436">
            <text:p>3162436</text:p>
          </table:table-cell>
          <table:table-cell office:value-type="float" office:value="3199449">
            <text:p>3199449</text:p>
          </table:table-cell>
          <table:table-cell office:value-type="float" office:value="3240020">
            <text:p>3240020</text:p>
          </table:table-cell>
          <table:table-cell office:value-type="float" office:value="3278075">
            <text:p>3278075</text:p>
          </table:table-cell>
          <table:table-cell office:value-type="float" office:value="3298629">
            <text:p>3298629</text:p>
          </table:table-cell>
          <table:table-cell office:value-type="float" office:value="3316617">
            <text:p>3316617</text:p>
          </table:table-cell>
          <table:table-cell office:value-type="float" office:value="3334903">
            <text:p>3334903</text:p>
          </table:table-cell>
          <table:table-cell office:value-type="float" office:value="3361431">
            <text:p>3361431</text:p>
          </table:table-cell>
          <table:table-cell office:value-type="float" office:value="3394143">
            <text:p>3394143</text:p>
          </table:table-cell>
          <table:table-cell office:value-type="float" office:value="3430892">
            <text:p>3430892</text:p>
          </table:table-cell>
          <table:table-cell table:number-columns-repeated="803"/>
        </table:table-row>
        <table:table-row table:style-name="ro1">
          <table:table-cell office:value-type="string">
            <text:p>Vic.</text:p>
          </table:table-cell>
          <table:table-cell table:number-columns-repeated="63"/>
          <table:table-cell office:value-type="float" office:value="58235">
            <text:p>58235</text:p>
          </table:table-cell>
          <table:table-cell office:value-type="float" office:value="110825">
            <text:p>110825</text:p>
          </table:table-cell>
          <table:table-cell office:value-type="float" office:value="146456">
            <text:p>146456</text:p>
          </table:table-cell>
          <table:table-cell office:value-type="float" office:value="185249">
            <text:p>185249</text:p>
          </table:table-cell>
          <table:table-cell office:value-type="float" office:value="226462">
            <text:p>226462</text:p>
          </table:table-cell>
          <table:table-cell office:value-type="float" office:value="251349">
            <text:p>251349</text:p>
          </table:table-cell>
          <table:table-cell office:value-type="float" office:value="291523">
            <text:p>291523</text:p>
          </table:table-cell>
          <table:table-cell office:value-type="float" office:value="314923">
            <text:p>314923</text:p>
          </table:table-cell>
          <table:table-cell office:value-type="float" office:value="325259">
            <text:p>325259</text:p>
          </table:table-cell>
          <table:table-cell office:value-type="float" office:value="330302">
            <text:p>330302</text:p>
          </table:table-cell>
          <table:table-cell office:value-type="float" office:value="320888">
            <text:p>320888</text:p>
          </table:table-cell>
          <table:table-cell office:value-type="float" office:value="322298">
            <text:p>322298</text:p>
          </table:table-cell>
          <table:table-cell office:value-type="float" office:value="324731">
            <text:p>324731</text:p>
          </table:table-cell>
          <table:table-cell office:value-type="float" office:value="341102">
            <text:p>341102</text:p>
          </table:table-cell>
          <table:table-cell office:value-type="float" office:value="348717">
            <text:p>348717</text:p>
          </table:table-cell>
          <table:table-cell office:value-type="float" office:value="354757">
            <text:p>354757</text:p>
          </table:table-cell>
          <table:table-cell office:value-type="float" office:value="360112">
            <text:p>360112</text:p>
          </table:table-cell>
          <table:table-cell office:value-type="float" office:value="371066">
            <text:p>371066</text:p>
          </table:table-cell>
          <table:table-cell office:value-type="float" office:value="383665">
            <text:p>383665</text:p>
          </table:table-cell>
          <table:table-cell office:value-type="float" office:value="397230">
            <text:p>397230</text:p>
          </table:table-cell>
          <table:table-cell office:value-type="float" office:value="407628">
            <text:p>407628</text:p>
          </table:table-cell>
          <table:table-cell office:value-type="float" office:value="411027">
            <text:p>411027</text:p>
          </table:table-cell>
          <table:table-cell office:value-type="float" office:value="416756">
            <text:p>416756</text:p>
          </table:table-cell>
          <table:table-cell office:value-type="float" office:value="421201">
            <text:p>421201</text:p>
          </table:table-cell>
          <table:table-cell office:value-type="float" office:value="424269">
            <text:p>424269</text:p>
          </table:table-cell>
          <table:table-cell office:value-type="float" office:value="428243">
            <text:p>428243</text:p>
          </table:table-cell>
          <table:table-cell office:value-type="float" office:value="433777">
            <text:p>433777</text:p>
          </table:table-cell>
          <table:table-cell office:value-type="float" office:value="438077">
            <text:p>438077</text:p>
          </table:table-cell>
          <table:table-cell office:value-type="float" office:value="442699">
            <text:p>442699</text:p>
          </table:table-cell>
          <table:table-cell office:value-type="float" office:value="450558">
            <text:p>450558</text:p>
          </table:table-cell>
          <table:table-cell office:value-type="float" office:value="457782">
            <text:p>457782</text:p>
          </table:table-cell>
          <table:table-cell office:value-type="float" office:value="466788">
            <text:p>466788</text:p>
          </table:table-cell>
          <table:table-cell office:value-type="float" office:value="477671">
            <text:p>477671</text:p>
          </table:table-cell>
          <table:table-cell office:value-type="float" office:value="490266">
            <text:p>490266</text:p>
          </table:table-cell>
          <table:table-cell office:value-type="float" office:value="504097">
            <text:p>504097</text:p>
          </table:table-cell>
          <table:table-cell office:value-type="float" office:value="523864">
            <text:p>523864</text:p>
          </table:table-cell>
          <table:table-cell office:value-type="float" office:value="541216">
            <text:p>541216</text:p>
          </table:table-cell>
          <table:table-cell office:value-type="float" office:value="571425">
            <text:p>571425</text:p>
          </table:table-cell>
          <table:table-cell office:value-type="float" office:value="582672">
            <text:p>582672</text:p>
          </table:table-cell>
          <table:table-cell office:value-type="float" office:value="595519">
            <text:p>595519</text:p>
          </table:table-cell>
          <table:table-cell office:value-type="float" office:value="606395">
            <text:p>606395</text:p>
          </table:table-cell>
          <table:table-cell office:value-type="float" office:value="608666">
            <text:p>608666</text:p>
          </table:table-cell>
          <table:table-cell office:value-type="float" office:value="609500">
            <text:p>609500</text:p>
          </table:table-cell>
          <table:table-cell office:value-type="float" office:value="609379">
            <text:p>609379</text:p>
          </table:table-cell>
          <table:table-cell office:value-type="float" office:value="607933">
            <text:p>607933</text:p>
          </table:table-cell>
          <table:table-cell office:value-type="float" office:value="599497">
            <text:p>599497</text:p>
          </table:table-cell>
          <table:table-cell office:value-type="float" office:value="599621">
            <text:p>599621</text:p>
          </table:table-cell>
          <table:table-cell office:value-type="float" office:value="598332">
            <text:p>598332</text:p>
          </table:table-cell>
          <table:table-cell office:value-type="float" office:value="599765">
            <text:p>599765</text:p>
          </table:table-cell>
          <table:table-cell office:value-type="float" office:value="601773">
            <text:p>601773</text:p>
          </table:table-cell>
          <table:table-cell office:value-type="float" office:value="608436">
            <text:p>608436</text:p>
          </table:table-cell>
          <table:table-cell office:value-type="float" office:value="604318">
            <text:p>604318</text:p>
          </table:table-cell>
          <table:table-cell office:value-type="float" office:value="599950">
            <text:p>599950</text:p>
          </table:table-cell>
          <table:table-cell office:value-type="float" office:value="597617">
            <text:p>597617</text:p>
          </table:table-cell>
          <table:table-cell office:value-type="float" office:value="598134">
            <text:p>598134</text:p>
          </table:table-cell>
          <table:table-cell office:value-type="float" office:value="600856">
            <text:p>600856</text:p>
          </table:table-cell>
          <table:table-cell office:value-type="float" office:value="605775">
            <text:p>605775</text:p>
          </table:table-cell>
          <table:table-cell office:value-type="float" office:value="614937">
            <text:p>614937</text:p>
          </table:table-cell>
          <table:table-cell office:value-type="float" office:value="631021">
            <text:p>631021</text:p>
          </table:table-cell>
          <table:table-cell office:value-type="float" office:value="646482">
            <text:p>646482</text:p>
          </table:table-cell>
          <table:table-cell office:value-type="float" office:value="668818">
            <text:p>668818</text:p>
          </table:table-cell>
          <table:table-cell office:value-type="float" office:value="690056">
            <text:p>690056</text:p>
          </table:table-cell>
          <table:table-cell office:value-type="float" office:value="707444">
            <text:p>707444</text:p>
          </table:table-cell>
          <table:table-cell office:value-type="float" office:value="713307">
            <text:p>713307</text:p>
          </table:table-cell>
          <table:table-cell office:value-type="float" office:value="694210">
            <text:p>694210</text:p>
          </table:table-cell>
          <table:table-cell office:value-type="float" office:value="666245">
            <text:p>666245</text:p>
          </table:table-cell>
          <table:table-cell office:value-type="float" office:value="671075">
            <text:p>671075</text:p>
          </table:table-cell>
          <table:table-cell office:value-type="float" office:value="684243">
            <text:p>684243</text:p>
          </table:table-cell>
          <table:table-cell office:value-type="float" office:value="739956">
            <text:p>739956</text:p>
          </table:table-cell>
          <table:table-cell office:value-type="float" office:value="753803">
            <text:p>753803</text:p>
          </table:table-cell>
          <table:table-cell office:value-type="float" office:value="765306">
            <text:p>765306</text:p>
          </table:table-cell>
          <table:table-cell office:value-type="float" office:value="789517">
            <text:p>789517</text:p>
          </table:table-cell>
          <table:table-cell office:value-type="float" office:value="807884">
            <text:p>807884</text:p>
          </table:table-cell>
          <table:table-cell office:value-type="float" office:value="825919">
            <text:p>825919</text:p>
          </table:table-cell>
          <table:table-cell office:value-type="float" office:value="840817">
            <text:p>840817</text:p>
          </table:table-cell>
          <table:table-cell office:value-type="float" office:value="855035">
            <text:p>855035</text:p>
          </table:table-cell>
          <table:table-cell office:value-type="float" office:value="870718">
            <text:p>870718</text:p>
          </table:table-cell>
          <table:table-cell office:value-type="float" office:value="879478">
            <text:p>879478</text:p>
          </table:table-cell>
          <table:table-cell office:value-type="float" office:value="886472">
            <text:p>886472</text:p>
          </table:table-cell>
          <table:table-cell office:value-type="float" office:value="892422">
            <text:p>892422</text:p>
          </table:table-cell>
          <table:table-cell office:value-type="float" office:value="896429">
            <text:p>896429</text:p>
          </table:table-cell>
          <table:table-cell office:value-type="float" office:value="900663">
            <text:p>900663</text:p>
          </table:table-cell>
          <table:table-cell office:value-type="float" office:value="904868">
            <text:p>904868</text:p>
          </table:table-cell>
          <table:table-cell office:value-type="float" office:value="909806">
            <text:p>909806</text:p>
          </table:table-cell>
          <table:table-cell office:value-type="float" office:value="910740">
            <text:p>910740</text:p>
          </table:table-cell>
          <table:table-cell office:value-type="float" office:value="913959">
            <text:p>913959</text:p>
          </table:table-cell>
          <table:table-cell office:value-type="float" office:value="916974">
            <text:p>916974</text:p>
          </table:table-cell>
          <table:table-cell office:value-type="float" office:value="924034">
            <text:p>924034</text:p>
          </table:table-cell>
          <table:table-cell office:value-type="float" office:value="929470">
            <text:p>929470</text:p>
          </table:table-cell>
          <table:table-cell office:value-type="float" office:value="947037">
            <text:p>947037</text:p>
          </table:table-cell>
          <table:table-cell office:value-type="float" office:value="964619">
            <text:p>964619</text:p>
          </table:table-cell>
          <table:table-cell office:value-type="float" office:value="970729">
            <text:p>970729</text:p>
          </table:table-cell>
          <table:table-cell office:value-type="float" office:value="979549">
            <text:p>979549</text:p>
          </table:table-cell>
          <table:table-cell office:value-type="float" office:value="986889">
            <text:p>986889</text:p>
          </table:table-cell>
          <table:table-cell office:value-type="float" office:value="994784">
            <text:p>994784</text:p>
          </table:table-cell>
          <table:table-cell office:value-type="float" office:value="1006395">
            <text:p>1006395</text:p>
          </table:table-cell>
          <table:table-cell office:value-type="float" office:value="1016724">
            <text:p>1016724</text:p>
          </table:table-cell>
          <table:table-cell office:value-type="float" office:value="1039037">
            <text:p>1039037</text:p>
          </table:table-cell>
          <table:table-cell office:value-type="float" office:value="1071759">
            <text:p>1071759</text:p>
          </table:table-cell>
          <table:table-cell office:value-type="float" office:value="1114497">
            <text:p>1114497</text:p>
          </table:table-cell>
          <table:table-cell office:value-type="float" office:value="1150009">
            <text:p>1150009</text:p>
          </table:table-cell>
          <table:table-cell office:value-type="float" office:value="1189262">
            <text:p>1189262</text:p>
          </table:table-cell>
          <table:table-cell office:value-type="float" office:value="1212060">
            <text:p>1212060</text:p>
          </table:table-cell>
          <table:table-cell office:value-type="float" office:value="1244739">
            <text:p>1244739</text:p>
          </table:table-cell>
          <table:table-cell office:value-type="float" office:value="1281891">
            <text:p>1281891</text:p>
          </table:table-cell>
          <table:table-cell office:value-type="float" office:value="1319445">
            <text:p>1319445</text:p>
          </table:table-cell>
          <table:table-cell office:value-type="float" office:value="1348351">
            <text:p>1348351</text:p>
          </table:table-cell>
          <table:table-cell office:value-type="float" office:value="1379857">
            <text:p>1379857</text:p>
          </table:table-cell>
          <table:table-cell office:value-type="float" office:value="1413523">
            <text:p>1413523</text:p>
          </table:table-cell>
          <table:table-cell office:value-type="float" office:value="1453815">
            <text:p>1453815</text:p>
          </table:table-cell>
          <table:table-cell office:value-type="float" office:value="1485348">
            <text:p>1485348</text:p>
          </table:table-cell>
          <table:table-cell office:value-type="float" office:value="1511418">
            <text:p>1511418</text:p>
          </table:table-cell>
          <table:table-cell office:value-type="float" office:value="1540749">
            <text:p>1540749</text:p>
          </table:table-cell>
          <table:table-cell office:value-type="float" office:value="1573966">
            <text:p>1573966</text:p>
          </table:table-cell>
          <table:table-cell office:value-type="float" office:value="1602058">
            <text:p>1602058</text:p>
          </table:table-cell>
          <table:table-cell office:value-type="float" office:value="1627787">
            <text:p>1627787</text:p>
          </table:table-cell>
          <table:table-cell office:value-type="float" office:value="1653363">
            <text:p>1653363</text:p>
          </table:table-cell>
          <table:table-cell office:value-type="float" office:value="1679213">
            <text:p>1679213</text:p>
          </table:table-cell>
          <table:table-cell office:value-type="float" office:value="1710586">
            <text:p>1710586</text:p>
          </table:table-cell>
          <table:table-cell office:value-type="float" office:value="1739916">
            <text:p>1739916</text:p>
          </table:table-cell>
          <table:table-cell office:value-type="float" office:value="1815332">
            <text:p>1815332</text:p>
          </table:table-cell>
          <table:table-cell office:value-type="float" office:value="1841114">
            <text:p>1841114</text:p>
          </table:table-cell>
          <table:table-cell office:value-type="float" office:value="1863086">
            <text:p>1863086</text:p>
          </table:table-cell>
          <table:table-cell office:value-type="float" office:value="1887222">
            <text:p>1887222</text:p>
          </table:table-cell>
          <table:table-cell office:value-type="float" office:value="1896188">
            <text:p>1896188</text:p>
          </table:table-cell>
          <table:table-cell office:value-type="float" office:value="1905656">
            <text:p>1905656</text:p>
          </table:table-cell>
          <table:table-cell office:value-type="float" office:value="1918212">
            <text:p>1918212</text:p>
          </table:table-cell>
          <table:table-cell office:value-type="float" office:value="1927106">
            <text:p>1927106</text:p>
          </table:table-cell>
          <table:table-cell office:value-type="float" office:value="1937866">
            <text:p>1937866</text:p>
          </table:table-cell>
          <table:table-cell office:value-type="float" office:value="1951449">
            <text:p>1951449</text:p>
          </table:table-cell>
          <table:table-cell office:value-type="float" office:value="1969349">
            <text:p>1969349</text:p>
          </table:table-cell>
          <table:table-cell office:value-type="float" office:value="1991532">
            <text:p>1991532</text:p>
          </table:table-cell>
          <table:table-cell office:value-type="float" office:value="2012443">
            <text:p>2012443</text:p>
          </table:table-cell>
          <table:table-cell office:value-type="float" office:value="2033611">
            <text:p>2033611</text:p>
          </table:table-cell>
          <table:table-cell office:value-type="float" office:value="2055418">
            <text:p>2055418</text:p>
          </table:table-cell>
          <table:table-cell office:value-type="float" office:value="2076705">
            <text:p>2076705</text:p>
          </table:table-cell>
          <table:table-cell office:value-type="float" office:value="2102763">
            <text:p>2102763</text:p>
          </table:table-cell>
          <table:table-cell office:value-type="float" office:value="2132228">
            <text:p>2132228</text:p>
          </table:table-cell>
          <table:table-cell office:value-type="float" office:value="2157614">
            <text:p>2157614</text:p>
          </table:table-cell>
          <table:table-cell office:value-type="float" office:value="2182990">
            <text:p>2182990</text:p>
          </table:table-cell>
          <table:table-cell office:value-type="float" office:value="2199397">
            <text:p>2199397</text:p>
          </table:table-cell>
          <table:table-cell office:value-type="float" office:value="2211492">
            <text:p>2211492</text:p>
          </table:table-cell>
          <table:table-cell office:value-type="float" office:value="2216210">
            <text:p>2216210</text:p>
          </table:table-cell>
          <table:table-cell office:value-type="float" office:value="2225627">
            <text:p>2225627</text:p>
          </table:table-cell>
          <table:table-cell office:value-type="float" office:value="2243276">
            <text:p>2243276</text:p>
          </table:table-cell>
          <table:table-cell office:value-type="float" office:value="2260622">
            <text:p>2260622</text:p>
          </table:table-cell>
          <table:table-cell office:value-type="float" office:value="2276309">
            <text:p>2276309</text:p>
          </table:table-cell>
          <table:table-cell office:value-type="float" office:value="2297572">
            <text:p>2297572</text:p>
          </table:table-cell>
          <table:table-cell office:value-type="float" office:value="2321721">
            <text:p>2321721</text:p>
          </table:table-cell>
          <table:table-cell office:value-type="float" office:value="2349154">
            <text:p>2349154</text:p>
          </table:table-cell>
          <table:table-cell office:value-type="float" office:value="2380870">
            <text:p>2380870</text:p>
          </table:table-cell>
          <table:table-cell office:value-type="float" office:value="2411526">
            <text:p>2411526</text:p>
          </table:table-cell>
          <table:table-cell office:value-type="float" office:value="2443174">
            <text:p>2443174</text:p>
          </table:table-cell>
          <table:table-cell office:value-type="float" office:value="2475705">
            <text:p>2475705</text:p>
          </table:table-cell>
          <table:table-cell office:value-type="float" office:value="2512840">
            <text:p>2512840</text:p>
          </table:table-cell>
          <table:table-cell office:value-type="float" office:value="2553860">
            <text:p>2553860</text:p>
          </table:table-cell>
          <table:table-cell office:value-type="float" office:value="2595489">
            <text:p>2595489</text:p>
          </table:table-cell>
          <table:table-cell table:number-columns-repeated="803"/>
        </table:table-row>
        <table:table-row table:style-name="ro1">
          <table:table-cell office:value-type="string">
            <text:p>Qld</text:p>
          </table:table-cell>
          <table:table-cell table:number-columns-repeated="71"/>
          <table:table-cell office:value-type="float" office:value="13854">
            <text:p>13854</text:p>
          </table:table-cell>
          <table:table-cell office:value-type="float" office:value="16817">
            <text:p>16817</text:p>
          </table:table-cell>
          <table:table-cell office:value-type="float" office:value="20811">
            <text:p>20811</text:p>
          </table:table-cell>
          <table:table-cell office:value-type="float" office:value="27186">
            <text:p>27186</text:p>
          </table:table-cell>
          <table:table-cell office:value-type="float" office:value="37425">
            <text:p>37425</text:p>
          </table:table-cell>
          <table:table-cell office:value-type="float" office:value="45430">
            <text:p>45430</text:p>
          </table:table-cell>
          <table:table-cell office:value-type="float" office:value="53292">
            <text:p>53292</text:p>
          </table:table-cell>
          <table:table-cell office:value-type="float" office:value="57313">
            <text:p>57313</text:p>
          </table:table-cell>
          <table:table-cell office:value-type="float" office:value="59854">
            <text:p>59854</text:p>
          </table:table-cell>
          <table:table-cell office:value-type="float" office:value="65232">
            <text:p>65232</text:p>
          </table:table-cell>
          <table:table-cell office:value-type="float" office:value="66073">
            <text:p>66073</text:p>
          </table:table-cell>
          <table:table-cell office:value-type="float" office:value="69221">
            <text:p>69221</text:p>
          </table:table-cell>
          <table:table-cell office:value-type="float" office:value="72523">
            <text:p>72523</text:p>
          </table:table-cell>
          <table:table-cell office:value-type="float" office:value="76204">
            <text:p>76204</text:p>
          </table:table-cell>
          <table:table-cell office:value-type="float" office:value="82430">
            <text:p>82430</text:p>
          </table:table-cell>
          <table:table-cell office:value-type="float" office:value="91208">
            <text:p>91208</text:p>
          </table:table-cell>
          <table:table-cell office:value-type="float" office:value="102161">
            <text:p>102161</text:p>
          </table:table-cell>
          <table:table-cell office:value-type="float" office:value="111218">
            <text:p>111218</text:p>
          </table:table-cell>
          <table:table-cell office:value-type="float" office:value="120397">
            <text:p>120397</text:p>
          </table:table-cell>
          <table:table-cell office:value-type="float" office:value="121018">
            <text:p>121018</text:p>
          </table:table-cell>
          <table:table-cell office:value-type="float" office:value="122411">
            <text:p>122411</text:p>
          </table:table-cell>
          <table:table-cell office:value-type="float" office:value="124013">
            <text:p>124013</text:p>
          </table:table-cell>
          <table:table-cell office:value-type="float" office:value="130080">
            <text:p>130080</text:p>
          </table:table-cell>
          <table:table-cell office:value-type="float" office:value="142489">
            <text:p>142489</text:p>
          </table:table-cell>
          <table:table-cell office:value-type="float" office:value="166545">
            <text:p>166545</text:p>
          </table:table-cell>
          <table:table-cell office:value-type="float" office:value="178482">
            <text:p>178482</text:p>
          </table:table-cell>
          <table:table-cell office:value-type="float" office:value="186866">
            <text:p>186866</text:p>
          </table:table-cell>
          <table:table-cell office:value-type="float" office:value="194749">
            <text:p>194749</text:p>
          </table:table-cell>
          <table:table-cell office:value-type="float" office:value="204817">
            <text:p>204817</text:p>
          </table:table-cell>
          <table:table-cell office:value-type="float" office:value="212078">
            <text:p>212078</text:p>
          </table:table-cell>
          <table:table-cell office:value-type="float" office:value="218697">
            <text:p>218697</text:p>
          </table:table-cell>
          <table:table-cell office:value-type="float" office:value="223252">
            <text:p>223252</text:p>
          </table:table-cell>
          <table:table-cell office:value-type="float" office:value="226759">
            <text:p>226759</text:p>
          </table:table-cell>
          <table:table-cell office:value-type="float" office:value="231167">
            <text:p>231167</text:p>
          </table:table-cell>
          <table:table-cell office:value-type="float" office:value="235975">
            <text:p>235975</text:p>
          </table:table-cell>
          <table:table-cell office:value-type="float" office:value="241905">
            <text:p>241905</text:p>
          </table:table-cell>
          <table:table-cell office:value-type="float" office:value="248865">
            <text:p>248865</text:p>
          </table:table-cell>
          <table:table-cell office:value-type="float" office:value="253112">
            <text:p>253112</text:p>
          </table:table-cell>
          <table:table-cell office:value-type="float" office:value="258662">
            <text:p>258662</text:p>
          </table:table-cell>
          <table:table-cell office:value-type="float" office:value="265644">
            <text:p>265644</text:p>
          </table:table-cell>
          <table:table-cell office:value-type="float" office:value="271891">
            <text:p>271891</text:p>
          </table:table-cell>
          <table:table-cell office:value-type="float" office:value="274684">
            <text:p>274684</text:p>
          </table:table-cell>
          <table:table-cell office:value-type="float" office:value="282291">
            <text:p>282291</text:p>
          </table:table-cell>
          <table:table-cell office:value-type="float" office:value="284215">
            <text:p>284215</text:p>
          </table:table-cell>
          <table:table-cell office:value-type="float" office:value="286871">
            <text:p>286871</text:p>
          </table:table-cell>
          <table:table-cell office:value-type="float" office:value="289785">
            <text:p>289785</text:p>
          </table:table-cell>
          <table:table-cell office:value-type="float" office:value="291807">
            <text:p>291807</text:p>
          </table:table-cell>
          <table:table-cell office:value-type="float" office:value="294063">
            <text:p>294063</text:p>
          </table:table-cell>
          <table:table-cell office:value-type="float" office:value="296670">
            <text:p>296670</text:p>
          </table:table-cell>
          <table:table-cell office:value-type="float" office:value="302370">
            <text:p>302370</text:p>
          </table:table-cell>
          <table:table-cell office:value-type="float" office:value="314481">
            <text:p>314481</text:p>
          </table:table-cell>
          <table:table-cell office:value-type="float" office:value="325513">
            <text:p>325513</text:p>
          </table:table-cell>
          <table:table-cell office:value-type="float" office:value="338969">
            <text:p>338969</text:p>
          </table:table-cell>
          <table:table-cell office:value-type="float" office:value="346511">
            <text:p>346511</text:p>
          </table:table-cell>
          <table:table-cell office:value-type="float" office:value="360333">
            <text:p>360333</text:p>
          </table:table-cell>
          <table:table-cell office:value-type="float" office:value="369697">
            <text:p>369697</text:p>
          </table:table-cell>
          <table:table-cell office:value-type="float" office:value="366047">
            <text:p>366047</text:p>
          </table:table-cell>
          <table:table-cell office:value-type="float" office:value="352271">
            <text:p>352271</text:p>
          </table:table-cell>
          <table:table-cell office:value-type="float" office:value="354497">
            <text:p>354497</text:p>
          </table:table-cell>
          <table:table-cell office:value-type="float" office:value="363154">
            <text:p>363154</text:p>
          </table:table-cell>
          <table:table-cell office:value-type="float" office:value="390122">
            <text:p>390122</text:p>
          </table:table-cell>
          <table:table-cell office:value-type="float" office:value="396555">
            <text:p>396555</text:p>
          </table:table-cell>
          <table:table-cell office:value-type="float" office:value="403261">
            <text:p>403261</text:p>
          </table:table-cell>
          <table:table-cell office:value-type="float" office:value="411955">
            <text:p>411955</text:p>
          </table:table-cell>
          <table:table-cell office:value-type="float" office:value="422261">
            <text:p>422261</text:p>
          </table:table-cell>
          <table:table-cell office:value-type="float" office:value="431847">
            <text:p>431847</text:p>
          </table:table-cell>
          <table:table-cell office:value-type="float" office:value="444330">
            <text:p>444330</text:p>
          </table:table-cell>
          <table:table-cell office:value-type="float" office:value="452968">
            <text:p>452968</text:p>
          </table:table-cell>
          <table:table-cell office:value-type="float" office:value="460319">
            <text:p>460319</text:p>
          </table:table-cell>
          <table:table-cell office:value-type="float" office:value="468323">
            <text:p>468323</text:p>
          </table:table-cell>
          <table:table-cell office:value-type="float" office:value="473948">
            <text:p>473948</text:p>
          </table:table-cell>
          <table:table-cell office:value-type="float" office:value="481559">
            <text:p>481559</text:p>
          </table:table-cell>
          <table:table-cell office:value-type="float" office:value="487932">
            <text:p>487932</text:p>
          </table:table-cell>
          <table:table-cell office:value-type="float" office:value="492516">
            <text:p>492516</text:p>
          </table:table-cell>
          <table:table-cell office:value-type="float" office:value="497460">
            <text:p>497460</text:p>
          </table:table-cell>
          <table:table-cell office:value-type="float" office:value="502483">
            <text:p>502483</text:p>
          </table:table-cell>
          <table:table-cell office:value-type="float" office:value="508348">
            <text:p>508348</text:p>
          </table:table-cell>
          <table:table-cell office:value-type="float" office:value="514150">
            <text:p>514150</text:p>
          </table:table-cell>
          <table:table-cell office:value-type="float" office:value="519679">
            <text:p>519679</text:p>
          </table:table-cell>
          <table:table-cell office:value-type="float" office:value="525264">
            <text:p>525264</text:p>
          </table:table-cell>
          <table:table-cell office:value-type="float" office:value="532038">
            <text:p>532038</text:p>
          </table:table-cell>
          <table:table-cell office:value-type="float" office:value="536712">
            <text:p>536712</text:p>
          </table:table-cell>
          <table:table-cell office:value-type="float" office:value="537879">
            <text:p>537879</text:p>
          </table:table-cell>
          <table:table-cell office:value-type="float" office:value="534767">
            <text:p>534767</text:p>
          </table:table-cell>
          <table:table-cell office:value-type="float" office:value="542738">
            <text:p>542738</text:p>
          </table:table-cell>
          <table:table-cell office:value-type="float" office:value="548848">
            <text:p>548848</text:p>
          </table:table-cell>
          <table:table-cell office:value-type="float" office:value="556829">
            <text:p>556829</text:p>
          </table:table-cell>
          <table:table-cell office:value-type="float" office:value="563013">
            <text:p>563013</text:p>
          </table:table-cell>
          <table:table-cell office:value-type="float" office:value="570993">
            <text:p>570993</text:p>
          </table:table-cell>
          <table:table-cell office:value-type="float" office:value="584560">
            <text:p>584560</text:p>
          </table:table-cell>
          <table:table-cell office:value-type="float" office:value="601723">
            <text:p>601723</text:p>
          </table:table-cell>
          <table:table-cell office:value-type="float" office:value="620329">
            <text:p>620329</text:p>
          </table:table-cell>
          <table:table-cell office:value-type="float" office:value="636935">
            <text:p>636935</text:p>
          </table:table-cell>
          <table:table-cell office:value-type="float" office:value="652974">
            <text:p>652974</text:p>
          </table:table-cell>
          <table:table-cell office:value-type="float" office:value="666348">
            <text:p>666348</text:p>
          </table:table-cell>
          <table:table-cell office:value-type="float" office:value="680224">
            <text:p>680224</text:p>
          </table:table-cell>
          <table:table-cell office:value-type="float" office:value="696544">
            <text:p>696544</text:p>
          </table:table-cell>
          <table:table-cell office:value-type="float" office:value="714288">
            <text:p>714288</text:p>
          </table:table-cell>
          <table:table-cell office:value-type="float" office:value="726623">
            <text:p>726623</text:p>
          </table:table-cell>
          <table:table-cell office:value-type="float" office:value="740017">
            <text:p>740017</text:p>
          </table:table-cell>
          <table:table-cell office:value-type="float" office:value="753906">
            <text:p>753906</text:p>
          </table:table-cell>
          <table:table-cell office:value-type="float" office:value="766448">
            <text:p>766448</text:p>
          </table:table-cell>
          <table:table-cell office:value-type="float" office:value="784711">
            <text:p>784711</text:p>
          </table:table-cell>
          <table:table-cell office:value-type="float" office:value="795010">
            <text:p>795010</text:p>
          </table:table-cell>
          <table:table-cell office:value-type="float" office:value="810535">
            <text:p>810535</text:p>
          </table:table-cell>
          <table:table-cell office:value-type="float" office:value="825775">
            <text:p>825775</text:p>
          </table:table-cell>
          <table:table-cell office:value-type="float" office:value="841926">
            <text:p>841926</text:p>
          </table:table-cell>
          <table:table-cell office:value-type="float" office:value="854986">
            <text:p>854986</text:p>
          </table:table-cell>
          <table:table-cell office:value-type="float" office:value="868549">
            <text:p>868549</text:p>
          </table:table-cell>
          <table:table-cell office:value-type="float" office:value="883587">
            <text:p>883587</text:p>
          </table:table-cell>
          <table:table-cell office:value-type="float" office:value="898857">
            <text:p>898857</text:p>
          </table:table-cell>
          <table:table-cell office:value-type="float" office:value="914631">
            <text:p>914631</text:p>
          </table:table-cell>
          <table:table-cell office:value-type="float" office:value="944899">
            <text:p>944899</text:p>
          </table:table-cell>
          <table:table-cell office:value-type="float" office:value="970145">
            <text:p>970145</text:p>
          </table:table-cell>
          <table:table-cell office:value-type="float" office:value="998847">
            <text:p>998847</text:p>
          </table:table-cell>
          <table:table-cell office:value-type="float" office:value="1024704">
            <text:p>1024704</text:p>
          </table:table-cell>
          <table:table-cell office:value-type="float" office:value="1043639">
            <text:p>1043639</text:p>
          </table:table-cell>
          <table:table-cell office:value-type="float" office:value="1061986">
            <text:p>1061986</text:p>
          </table:table-cell>
          <table:table-cell office:value-type="float" office:value="1081423">
            <text:p>1081423</text:p>
          </table:table-cell>
          <table:table-cell office:value-type="float" office:value="1101246">
            <text:p>1101246</text:p>
          </table:table-cell>
          <table:table-cell office:value-type="float" office:value="1124997">
            <text:p>1124997</text:p>
          </table:table-cell>
          <table:table-cell office:value-type="float" office:value="1156231">
            <text:p>1156231</text:p>
          </table:table-cell>
          <table:table-cell office:value-type="float" office:value="1200504">
            <text:p>1200504</text:p>
          </table:table-cell>
          <table:table-cell office:value-type="float" office:value="1235548">
            <text:p>1235548</text:p>
          </table:table-cell>
          <table:table-cell office:value-type="float" office:value="1259140">
            <text:p>1259140</text:p>
          </table:table-cell>
          <table:table-cell office:value-type="float" office:value="1281035">
            <text:p>1281035</text:p>
          </table:table-cell>
          <table:table-cell office:value-type="float" office:value="1306321">
            <text:p>1306321</text:p>
          </table:table-cell>
          <table:table-cell office:value-type="float" office:value="1331718">
            <text:p>1331718</text:p>
          </table:table-cell>
          <table:table-cell office:value-type="float" office:value="1357083">
            <text:p>1357083</text:p>
          </table:table-cell>
          <table:table-cell office:value-type="float" office:value="1394568">
            <text:p>1394568</text:p>
          </table:table-cell>
          <table:table-cell office:value-type="float" office:value="1435984">
            <text:p>1435984</text:p>
          </table:table-cell>
          <table:table-cell office:value-type="float" office:value="1468021">
            <text:p>1468021</text:p>
          </table:table-cell>
          <table:table-cell office:value-type="float" office:value="1500065">
            <text:p>1500065</text:p>
          </table:table-cell>
          <table:table-cell office:value-type="float" office:value="1536790">
            <text:p>1536790</text:p>
          </table:table-cell>
          <table:table-cell office:value-type="float" office:value="1577367">
            <text:p>1577367</text:p>
          </table:table-cell>
          <table:table-cell office:value-type="float" office:value="1615056">
            <text:p>1615056</text:p>
          </table:table-cell>
          <table:table-cell office:value-type="float" office:value="1655471">
            <text:p>1655471</text:p>
          </table:table-cell>
          <table:table-cell office:value-type="float" office:value="1686252">
            <text:p>1686252</text:p>
          </table:table-cell>
          <table:table-cell office:value-type="float" office:value="1710776">
            <text:p>1710776</text:p>
          </table:table-cell>
          <table:table-cell office:value-type="float" office:value="1734391">
            <text:p>1734391</text:p>
          </table:table-cell>
          <table:table-cell office:value-type="float" office:value="1761188">
            <text:p>1761188</text:p>
          </table:table-cell>
          <table:table-cell office:value-type="float" office:value="1789630">
            <text:p>1789630</text:p>
          </table:table-cell>
          <table:table-cell office:value-type="float" office:value="1828355">
            <text:p>1828355</text:p>
          </table:table-cell>
          <table:table-cell office:value-type="float" office:value="1876274">
            <text:p>1876274</text:p>
          </table:table-cell>
          <table:table-cell office:value-type="float" office:value="1922970">
            <text:p>1922970</text:p>
          </table:table-cell>
          <table:table-cell office:value-type="float" office:value="1967195">
            <text:p>1967195</text:p>
          </table:table-cell>
          <table:table-cell office:value-type="float" office:value="2017563">
            <text:p>2017563</text:p>
          </table:table-cell>
          <table:table-cell office:value-type="float" office:value="2061836">
            <text:p>2061836</text:p>
          </table:table-cell>
          <table:table-cell office:value-type="float" office:value="2111434">
            <text:p>2111434</text:p>
          </table:table-cell>
          <table:table-cell table:number-columns-repeated="803"/>
        </table:table-row>
        <table:table-row table:style-name="ro1">
          <table:table-cell office:value-type="string">
            <text:p>SA</text:p>
          </table:table-cell>
          <table:table-cell table:number-columns-repeated="48"/>
          <table:table-cell office:value-type="float" office:value="309">
            <text:p>309</text:p>
          </table:table-cell>
          <table:table-cell office:value-type="float" office:value="1851">
            <text:p>1851</text:p>
          </table:table-cell>
          <table:table-cell office:value-type="float" office:value="3392">
            <text:p>3392</text:p>
          </table:table-cell>
          <table:table-cell office:value-type="float" office:value="5832">
            <text:p>5832</text:p>
          </table:table-cell>
          <table:table-cell office:value-type="float" office:value="8272">
            <text:p>8272</text:p>
          </table:table-cell>
          <table:table-cell office:value-type="float" office:value="8755">
            <text:p>8755</text:p>
          </table:table-cell>
          <table:table-cell office:value-type="float" office:value="9239">
            <text:p>9239</text:p>
          </table:table-cell>
          <table:table-cell office:value-type="float" office:value="9526">
            <text:p>9526</text:p>
          </table:table-cell>
          <table:table-cell office:value-type="float" office:value="10733">
            <text:p>10733</text:p>
          </table:table-cell>
          <table:table-cell office:value-type="float" office:value="12810">
            <text:p>12810</text:p>
          </table:table-cell>
          <table:table-cell office:value-type="float" office:value="14711">
            <text:p>14711</text:p>
          </table:table-cell>
          <table:table-cell office:value-type="float" office:value="17531">
            <text:p>17531</text:p>
          </table:table-cell>
          <table:table-cell office:value-type="float" office:value="21527">
            <text:p>21527</text:p>
          </table:table-cell>
          <table:table-cell office:value-type="float" office:value="29361">
            <text:p>29361</text:p>
          </table:table-cell>
          <table:table-cell office:value-type="float" office:value="35902">
            <text:p>35902</text:p>
          </table:table-cell>
          <table:table-cell office:value-type="float" office:value="37321">
            <text:p>37321</text:p>
          </table:table-cell>
          <table:table-cell office:value-type="float" office:value="36310">
            <text:p>36310</text:p>
          </table:table-cell>
          <table:table-cell office:value-type="float" office:value="43400">
            <text:p>43400</text:p>
          </table:table-cell>
          <table:table-cell office:value-type="float" office:value="50517">
            <text:p>50517</text:p>
          </table:table-cell>
          <table:table-cell office:value-type="float" office:value="48843">
            <text:p>48843</text:p>
          </table:table-cell>
          <table:table-cell office:value-type="float" office:value="56264">
            <text:p>56264</text:p>
          </table:table-cell>
          <table:table-cell office:value-type="float" office:value="55735">
            <text:p>55735</text:p>
          </table:table-cell>
          <table:table-cell office:value-type="float" office:value="60723">
            <text:p>60723</text:p>
          </table:table-cell>
          <table:table-cell office:value-type="float" office:value="62328">
            <text:p>62328</text:p>
          </table:table-cell>
          <table:table-cell office:value-type="float" office:value="64340">
            <text:p>64340</text:p>
          </table:table-cell>
          <table:table-cell office:value-type="float" office:value="67409">
            <text:p>67409</text:p>
          </table:table-cell>
          <table:table-cell office:value-type="float" office:value="70502">
            <text:p>70502</text:p>
          </table:table-cell>
          <table:table-cell office:value-type="float" office:value="73839">
            <text:p>73839</text:p>
          </table:table-cell>
          <table:table-cell office:value-type="float" office:value="78353">
            <text:p>78353</text:p>
          </table:table-cell>
          <table:table-cell office:value-type="float" office:value="84255">
            <text:p>84255</text:p>
          </table:table-cell>
          <table:table-cell office:value-type="float" office:value="88024">
            <text:p>88024</text:p>
          </table:table-cell>
          <table:table-cell office:value-type="float" office:value="89813">
            <text:p>89813</text:p>
          </table:table-cell>
          <table:table-cell office:value-type="float" office:value="91245">
            <text:p>91245</text:p>
          </table:table-cell>
          <table:table-cell office:value-type="float" office:value="93759">
            <text:p>93759</text:p>
          </table:table-cell>
          <table:table-cell office:value-type="float" office:value="94894">
            <text:p>94894</text:p>
          </table:table-cell>
          <table:table-cell office:value-type="float" office:value="97019">
            <text:p>97019</text:p>
          </table:table-cell>
          <table:table-cell office:value-type="float" office:value="98587">
            <text:p>98587</text:p>
          </table:table-cell>
          <table:table-cell office:value-type="float" office:value="101821">
            <text:p>101821</text:p>
          </table:table-cell>
          <table:table-cell office:value-type="float" office:value="105334">
            <text:p>105334</text:p>
          </table:table-cell>
          <table:table-cell office:value-type="float" office:value="108706">
            <text:p>108706</text:p>
          </table:table-cell>
          <table:table-cell office:value-type="float" office:value="116894">
            <text:p>116894</text:p>
          </table:table-cell>
          <table:table-cell office:value-type="float" office:value="125109">
            <text:p>125109</text:p>
          </table:table-cell>
          <table:table-cell office:value-type="float" office:value="133454">
            <text:p>133454</text:p>
          </table:table-cell>
          <table:table-cell office:value-type="float" office:value="140659">
            <text:p>140659</text:p>
          </table:table-cell>
          <table:table-cell office:value-type="float" office:value="147438">
            <text:p>147438</text:p>
          </table:table-cell>
          <table:table-cell office:value-type="float" office:value="152453">
            <text:p>152453</text:p>
          </table:table-cell>
          <table:table-cell office:value-type="float" office:value="154921">
            <text:p>154921</text:p>
          </table:table-cell>
          <table:table-cell office:value-type="float" office:value="159586">
            <text:p>159586</text:p>
          </table:table-cell>
          <table:table-cell office:value-type="float" office:value="163262">
            <text:p>163262</text:p>
          </table:table-cell>
          <table:table-cell office:value-type="float" office:value="162425">
            <text:p>162425</text:p>
          </table:table-cell>
          <table:table-cell office:value-type="float" office:value="160814">
            <text:p>160814</text:p>
          </table:table-cell>
          <table:table-cell office:value-type="float" office:value="162371">
            <text:p>162371</text:p>
          </table:table-cell>
          <table:table-cell office:value-type="float" office:value="160459">
            <text:p>160459</text:p>
          </table:table-cell>
          <table:table-cell office:value-type="float" office:value="164065">
            <text:p>164065</text:p>
          </table:table-cell>
          <table:table-cell office:value-type="float" office:value="166049">
            <text:p>166049</text:p>
          </table:table-cell>
          <table:table-cell office:value-type="float" office:value="168826">
            <text:p>168826</text:p>
          </table:table-cell>
          <table:table-cell office:value-type="float" office:value="174862">
            <text:p>174862</text:p>
          </table:table-cell>
          <table:table-cell office:value-type="float" office:value="179850">
            <text:p>179850</text:p>
          </table:table-cell>
          <table:table-cell office:value-type="float" office:value="180239">
            <text:p>180239</text:p>
          </table:table-cell>
          <table:table-cell office:value-type="float" office:value="180314">
            <text:p>180314</text:p>
          </table:table-cell>
          <table:table-cell office:value-type="float" office:value="179024">
            <text:p>179024</text:p>
          </table:table-cell>
          <table:table-cell office:value-type="float" office:value="178404">
            <text:p>178404</text:p>
          </table:table-cell>
          <table:table-cell office:value-type="float" office:value="179865">
            <text:p>179865</text:p>
          </table:table-cell>
          <table:table-cell office:value-type="float" office:value="183101">
            <text:p>183101</text:p>
          </table:table-cell>
          <table:table-cell office:value-type="float" office:value="184637">
            <text:p>184637</text:p>
          </table:table-cell>
          <table:table-cell office:value-type="float" office:value="184439">
            <text:p>184439</text:p>
          </table:table-cell>
          <table:table-cell office:value-type="float" office:value="181392">
            <text:p>181392</text:p>
          </table:table-cell>
          <table:table-cell office:value-type="float" office:value="180138">
            <text:p>180138</text:p>
          </table:table-cell>
          <table:table-cell office:value-type="float" office:value="182023">
            <text:p>182023</text:p>
          </table:table-cell>
          <table:table-cell office:value-type="float" office:value="184835">
            <text:p>184835</text:p>
          </table:table-cell>
          <table:table-cell office:value-type="float" office:value="188051">
            <text:p>188051</text:p>
          </table:table-cell>
          <table:table-cell office:value-type="float" office:value="191118">
            <text:p>191118</text:p>
          </table:table-cell>
          <table:table-cell office:value-type="float" office:value="197866">
            <text:p>197866</text:p>
          </table:table-cell>
          <table:table-cell office:value-type="float" office:value="201646">
            <text:p>201646</text:p>
          </table:table-cell>
          <table:table-cell office:value-type="float" office:value="209295">
            <text:p>209295</text:p>
          </table:table-cell>
          <table:table-cell office:value-type="float" office:value="214061">
            <text:p>214061</text:p>
          </table:table-cell>
          <table:table-cell office:value-type="float" office:value="221906">
            <text:p>221906</text:p>
          </table:table-cell>
          <table:table-cell office:value-type="float" office:value="226813">
            <text:p>226813</text:p>
          </table:table-cell>
          <table:table-cell office:value-type="float" office:value="227679">
            <text:p>227679</text:p>
          </table:table-cell>
          <table:table-cell office:value-type="float" office:value="220967">
            <text:p>220967</text:p>
          </table:table-cell>
          <table:table-cell office:value-type="float" office:value="212585">
            <text:p>212585</text:p>
          </table:table-cell>
          <table:table-cell office:value-type="float" office:value="213671">
            <text:p>213671</text:p>
          </table:table-cell>
          <table:table-cell office:value-type="float" office:value="219701">
            <text:p>219701</text:p>
          </table:table-cell>
          <table:table-cell office:value-type="float" office:value="240203">
            <text:p>240203</text:p>
          </table:table-cell>
          <table:table-cell office:value-type="float" office:value="245300">
            <text:p>245300</text:p>
          </table:table-cell>
          <table:table-cell office:value-type="float" office:value="251170">
            <text:p>251170</text:p>
          </table:table-cell>
          <table:table-cell office:value-type="float" office:value="255181">
            <text:p>255181</text:p>
          </table:table-cell>
          <table:table-cell office:value-type="float" office:value="261681">
            <text:p>261681</text:p>
          </table:table-cell>
          <table:table-cell office:value-type="float" office:value="268615">
            <text:p>268615</text:p>
          </table:table-cell>
          <table:table-cell office:value-type="float" office:value="276265">
            <text:p>276265</text:p>
          </table:table-cell>
          <table:table-cell office:value-type="float" office:value="285013">
            <text:p>285013</text:p>
          </table:table-cell>
          <table:table-cell office:value-type="float" office:value="289303">
            <text:p>289303</text:p>
          </table:table-cell>
          <table:table-cell office:value-type="float" office:value="289639">
            <text:p>289639</text:p>
          </table:table-cell>
          <table:table-cell office:value-type="float" office:value="288597">
            <text:p>288597</text:p>
          </table:table-cell>
          <table:table-cell office:value-type="float" office:value="288618">
            <text:p>288618</text:p>
          </table:table-cell>
          <table:table-cell office:value-type="float" office:value="289397">
            <text:p>289397</text:p>
          </table:table-cell>
          <table:table-cell office:value-type="float" office:value="290254">
            <text:p>290254</text:p>
          </table:table-cell>
          <table:table-cell office:value-type="float" office:value="291727">
            <text:p>291727</text:p>
          </table:table-cell>
          <table:table-cell office:value-type="float" office:value="292531">
            <text:p>292531</text:p>
          </table:table-cell>
          <table:table-cell office:value-type="float" office:value="293667">
            <text:p>293667</text:p>
          </table:table-cell>
          <table:table-cell office:value-type="float" office:value="294835">
            <text:p>294835</text:p>
          </table:table-cell>
          <table:table-cell office:value-type="float" office:value="295653">
            <text:p>295653</text:p>
          </table:table-cell>
          <table:table-cell office:value-type="float" office:value="297604">
            <text:p>297604</text:p>
          </table:table-cell>
          <table:table-cell office:value-type="float" office:value="299212">
            <text:p>299212</text:p>
          </table:table-cell>
          <table:table-cell office:value-type="float" office:value="297885">
            <text:p>297885</text:p>
          </table:table-cell>
          <table:table-cell office:value-type="float" office:value="301645">
            <text:p>301645</text:p>
          </table:table-cell>
          <table:table-cell office:value-type="float" office:value="303511">
            <text:p>303511</text:p>
          </table:table-cell>
          <table:table-cell office:value-type="float" office:value="305655">
            <text:p>305655</text:p>
          </table:table-cell>
          <table:table-cell office:value-type="float" office:value="308853">
            <text:p>308853</text:p>
          </table:table-cell>
          <table:table-cell office:value-type="float" office:value="312588">
            <text:p>312588</text:p>
          </table:table-cell>
          <table:table-cell office:value-type="float" office:value="317238">
            <text:p>317238</text:p>
          </table:table-cell>
          <table:table-cell office:value-type="float" office:value="325399">
            <text:p>325399</text:p>
          </table:table-cell>
          <table:table-cell office:value-type="float" office:value="335085">
            <text:p>335085</text:p>
          </table:table-cell>
          <table:table-cell office:value-type="float" office:value="349600">
            <text:p>349600</text:p>
          </table:table-cell>
          <table:table-cell office:value-type="float" office:value="364705">
            <text:p>364705</text:p>
          </table:table-cell>
          <table:table-cell office:value-type="float" office:value="375188">
            <text:p>375188</text:p>
          </table:table-cell>
          <table:table-cell office:value-type="float" office:value="388433">
            <text:p>388433</text:p>
          </table:table-cell>
          <table:table-cell office:value-type="float" office:value="397610">
            <text:p>397610</text:p>
          </table:table-cell>
          <table:table-cell office:value-type="float" office:value="409733">
            <text:p>409733</text:p>
          </table:table-cell>
          <table:table-cell office:value-type="float" office:value="423042">
            <text:p>423042</text:p>
          </table:table-cell>
          <table:table-cell office:value-type="float" office:value="436807">
            <text:p>436807</text:p>
          </table:table-cell>
          <table:table-cell office:value-type="float" office:value="448411">
            <text:p>448411</text:p>
          </table:table-cell>
          <table:table-cell office:value-type="float" office:value="458401">
            <text:p>458401</text:p>
          </table:table-cell>
          <table:table-cell office:value-type="float" office:value="471868">
            <text:p>471868</text:p>
          </table:table-cell>
          <table:table-cell office:value-type="float" office:value="483802">
            <text:p>483802</text:p>
          </table:table-cell>
          <table:table-cell office:value-type="float" office:value="494581">
            <text:p>494581</text:p>
          </table:table-cell>
          <table:table-cell office:value-type="float" office:value="503233">
            <text:p>503233</text:p>
          </table:table-cell>
          <table:table-cell office:value-type="float" office:value="514666">
            <text:p>514666</text:p>
          </table:table-cell>
          <table:table-cell office:value-type="float" office:value="529100">
            <text:p>529100</text:p>
          </table:table-cell>
          <table:table-cell office:value-type="float" office:value="544257">
            <text:p>544257</text:p>
          </table:table-cell>
          <table:table-cell office:value-type="float" office:value="553951">
            <text:p>553951</text:p>
          </table:table-cell>
          <table:table-cell office:value-type="float" office:value="559256">
            <text:p>559256</text:p>
          </table:table-cell>
          <table:table-cell office:value-type="float" office:value="566691">
            <text:p>566691</text:p>
          </table:table-cell>
          <table:table-cell office:value-type="float" office:value="574692">
            <text:p>574692</text:p>
          </table:table-cell>
          <table:table-cell office:value-type="float" office:value="584357">
            <text:p>584357</text:p>
          </table:table-cell>
          <table:table-cell office:value-type="float" office:value="601996">
            <text:p>601996</text:p>
          </table:table-cell>
          <table:table-cell office:value-type="float" office:value="608766">
            <text:p>608766</text:p>
          </table:table-cell>
          <table:table-cell office:value-type="float" office:value="615660">
            <text:p>615660</text:p>
          </table:table-cell>
          <table:table-cell office:value-type="float" office:value="627714">
            <text:p>627714</text:p>
          </table:table-cell>
          <table:table-cell office:value-type="float" office:value="633187">
            <text:p>633187</text:p>
          </table:table-cell>
          <table:table-cell office:value-type="float" office:value="637839">
            <text:p>637839</text:p>
          </table:table-cell>
          <table:table-cell office:value-type="float" office:value="643191">
            <text:p>643191</text:p>
          </table:table-cell>
          <table:table-cell office:value-type="float" office:value="645391">
            <text:p>645391</text:p>
          </table:table-cell>
          <table:table-cell office:value-type="float" office:value="648211">
            <text:p>648211</text:p>
          </table:table-cell>
          <table:table-cell office:value-type="float" office:value="651560">
            <text:p>651560</text:p>
          </table:table-cell>
          <table:table-cell office:value-type="float" office:value="657014">
            <text:p>657014</text:p>
          </table:table-cell>
          <table:table-cell office:value-type="float" office:value="663641">
            <text:p>663641</text:p>
          </table:table-cell>
          <table:table-cell office:value-type="float" office:value="671738">
            <text:p>671738</text:p>
          </table:table-cell>
          <table:table-cell office:value-type="float" office:value="677950">
            <text:p>677950</text:p>
          </table:table-cell>
          <table:table-cell office:value-type="float" office:value="684416">
            <text:p>684416</text:p>
          </table:table-cell>
          <table:table-cell office:value-type="float" office:value="689991">
            <text:p>689991</text:p>
          </table:table-cell>
          <table:table-cell office:value-type="float" office:value="694962">
            <text:p>694962</text:p>
          </table:table-cell>
          <table:table-cell office:value-type="float" office:value="701150">
            <text:p>701150</text:p>
          </table:table-cell>
          <table:table-cell office:value-type="float" office:value="707424">
            <text:p>707424</text:p>
          </table:table-cell>
          <table:table-cell office:value-type="float" office:value="713922">
            <text:p>713922</text:p>
          </table:table-cell>
          <table:table-cell office:value-type="float" office:value="719976">
            <text:p>719976</text:p>
          </table:table-cell>
          <table:table-cell office:value-type="float" office:value="723206">
            <text:p>723206</text:p>
          </table:table-cell>
          <table:table-cell office:value-type="float" office:value="725065">
            <text:p>725065</text:p>
          </table:table-cell>
          <table:table-cell office:value-type="float" office:value="726344">
            <text:p>726344</text:p>
          </table:table-cell>
          <table:table-cell office:value-type="float" office:value="727814">
            <text:p>727814</text:p>
          </table:table-cell>
          <table:table-cell office:value-type="float" office:value="730446">
            <text:p>730446</text:p>
          </table:table-cell>
          <table:table-cell office:value-type="float" office:value="734086">
            <text:p>734086</text:p>
          </table:table-cell>
          <table:table-cell office:value-type="float" office:value="738076">
            <text:p>738076</text:p>
          </table:table-cell>
          <table:table-cell office:value-type="float" office:value="742280">
            <text:p>742280</text:p>
          </table:table-cell>
          <table:table-cell office:value-type="float" office:value="745281">
            <text:p>745281</text:p>
          </table:table-cell>
          <table:table-cell office:value-type="float" office:value="749555">
            <text:p>749555</text:p>
          </table:table-cell>
          <table:table-cell office:value-type="float" office:value="753950">
            <text:p>753950</text:p>
          </table:table-cell>
          <table:table-cell office:value-type="float" office:value="758912">
            <text:p>758912</text:p>
          </table:table-cell>
          <table:table-cell office:value-type="float" office:value="763456">
            <text:p>763456</text:p>
          </table:table-cell>
          <table:table-cell office:value-type="float" office:value="769879">
            <text:p>769879</text:p>
          </table:table-cell>
          <table:table-cell office:value-type="float" office:value="777943">
            <text:p>777943</text:p>
          </table:table-cell>
          <table:table-cell office:value-type="float" office:value="786216">
            <text:p>786216</text:p>
          </table:table-cell>
          <table:table-cell table:number-columns-repeated="803"/>
        </table:table-row>
        <table:table-row table:style-name="ro1">
          <table:table-cell office:value-type="string">
            <text:p>WA</text:p>
          </table:table-cell>
          <table:table-cell table:number-columns-repeated="41"/>
          <table:table-cell office:value-type="float" office:value="769">
            <text:p>769</text:p>
          </table:table-cell>
          <table:table-cell office:value-type="float" office:value="877">
            <text:p>877</text:p>
          </table:table-cell>
          <table:table-cell office:value-type="float" office:value="979">
            <text:p>979</text:p>
          </table:table-cell>
          <table:table-cell office:value-type="float" office:value="1074">
            <text:p>1074</text:p>
          </table:table-cell>
          <table:table-cell office:value-type="float" office:value="1146">
            <text:p>1146</text:p>
          </table:table-cell>
          <table:table-cell office:value-type="float" office:value="1214">
            <text:p>1214</text:p>
          </table:table-cell>
          <table:table-cell office:value-type="float" office:value="1231">
            <text:p>1231</text:p>
          </table:table-cell>
          <table:table-cell office:value-type="float" office:value="1246">
            <text:p>1246</text:p>
          </table:table-cell>
          <table:table-cell office:value-type="float" office:value="1259">
            <text:p>1259</text:p>
          </table:table-cell>
          <table:table-cell office:value-type="float" office:value="1152">
            <text:p>1152</text:p>
          </table:table-cell>
          <table:table-cell office:value-type="float" office:value="1302">
            <text:p>1302</text:p>
          </table:table-cell>
          <table:table-cell office:value-type="float" office:value="1434">
            <text:p>1434</text:p>
          </table:table-cell>
          <table:table-cell office:value-type="float" office:value="1706">
            <text:p>1706</text:p>
          </table:table-cell>
          <table:table-cell office:value-type="float" office:value="2115">
            <text:p>2115</text:p>
          </table:table-cell>
          <table:table-cell office:value-type="float" office:value="2304">
            <text:p>2304</text:p>
          </table:table-cell>
          <table:table-cell office:value-type="float" office:value="2622">
            <text:p>2622</text:p>
          </table:table-cell>
          <table:table-cell office:value-type="float" office:value="2689">
            <text:p>2689</text:p>
          </table:table-cell>
          <table:table-cell office:value-type="float" office:value="2732">
            <text:p>2732</text:p>
          </table:table-cell>
          <table:table-cell office:value-type="float" office:value="2821">
            <text:p>2821</text:p>
          </table:table-cell>
          <table:table-cell office:value-type="float" office:value="2818">
            <text:p>2818</text:p>
          </table:table-cell>
          <table:table-cell office:value-type="float" office:value="2685">
            <text:p>2685</text:p>
          </table:table-cell>
          <table:table-cell office:value-type="float" office:value="3576">
            <text:p>3576</text:p>
          </table:table-cell>
          <table:table-cell office:value-type="float" office:value="4633">
            <text:p>4633</text:p>
          </table:table-cell>
          <table:table-cell office:value-type="float" office:value="5645">
            <text:p>5645</text:p>
          </table:table-cell>
          <table:table-cell office:value-type="float" office:value="5727">
            <text:p>5727</text:p>
          </table:table-cell>
          <table:table-cell office:value-type="float" office:value="7778">
            <text:p>7778</text:p>
          </table:table-cell>
          <table:table-cell office:value-type="float" office:value="8311">
            <text:p>8311</text:p>
          </table:table-cell>
          <table:table-cell office:value-type="float" office:value="8751">
            <text:p>8751</text:p>
          </table:table-cell>
          <table:table-cell office:value-type="float" office:value="8833">
            <text:p>8833</text:p>
          </table:table-cell>
          <table:table-cell office:value-type="float" office:value="9735">
            <text:p>9735</text:p>
          </table:table-cell>
          <table:table-cell office:value-type="float" office:value="9522">
            <text:p>9522</text:p>
          </table:table-cell>
          <table:table-cell office:value-type="float" office:value="9597">
            <text:p>9597</text:p>
          </table:table-cell>
          <table:table-cell office:value-type="float" office:value="9974">
            <text:p>9974</text:p>
          </table:table-cell>
          <table:table-cell office:value-type="float" office:value="11175">
            <text:p>11175</text:p>
          </table:table-cell>
          <table:table-cell office:value-type="float" office:value="12326">
            <text:p>12326</text:p>
          </table:table-cell>
          <table:table-cell office:value-type="float" office:value="12909">
            <text:p>12909</text:p>
          </table:table-cell>
          <table:table-cell office:value-type="float" office:value="13575">
            <text:p>13575</text:p>
          </table:table-cell>
          <table:table-cell office:value-type="float" office:value="14242">
            <text:p>14242</text:p>
          </table:table-cell>
          <table:table-cell office:value-type="float" office:value="14660">
            <text:p>14660</text:p>
          </table:table-cell>
          <table:table-cell office:value-type="float" office:value="15335">
            <text:p>15335</text:p>
          </table:table-cell>
          <table:table-cell office:value-type="float" office:value="15320">
            <text:p>15320</text:p>
          </table:table-cell>
          <table:table-cell office:value-type="float" office:value="15511">
            <text:p>15511</text:p>
          </table:table-cell>
          <table:table-cell office:value-type="float" office:value="15635">
            <text:p>15635</text:p>
          </table:table-cell>
          <table:table-cell office:value-type="float" office:value="15781">
            <text:p>15781</text:p>
          </table:table-cell>
          <table:table-cell office:value-type="float" office:value="15718">
            <text:p>15718</text:p>
          </table:table-cell>
          <table:table-cell office:value-type="float" office:value="15915">
            <text:p>15915</text:p>
          </table:table-cell>
          <table:table-cell office:value-type="float" office:value="16141">
            <text:p>16141</text:p>
          </table:table-cell>
          <table:table-cell office:value-type="float" office:value="16445">
            <text:p>16445</text:p>
          </table:table-cell>
          <table:table-cell office:value-type="float" office:value="16646">
            <text:p>16646</text:p>
          </table:table-cell>
          <table:table-cell office:value-type="float" office:value="16761">
            <text:p>16761</text:p>
          </table:table-cell>
          <table:table-cell office:value-type="float" office:value="16997">
            <text:p>16997</text:p>
          </table:table-cell>
          <table:table-cell office:value-type="float" office:value="16985">
            <text:p>16985</text:p>
          </table:table-cell>
          <table:table-cell office:value-type="float" office:value="17316">
            <text:p>17316</text:p>
          </table:table-cell>
          <table:table-cell office:value-type="float" office:value="17752">
            <text:p>17752</text:p>
          </table:table-cell>
          <table:table-cell office:value-type="float" office:value="18335">
            <text:p>18335</text:p>
          </table:table-cell>
          <table:table-cell office:value-type="float" office:value="19145">
            <text:p>19145</text:p>
          </table:table-cell>
          <table:table-cell office:value-type="float" office:value="20688">
            <text:p>20688</text:p>
          </table:table-cell>
          <table:table-cell office:value-type="float" office:value="23979">
            <text:p>23979</text:p>
          </table:table-cell>
          <table:table-cell office:value-type="float" office:value="26039">
            <text:p>26039</text:p>
          </table:table-cell>
          <table:table-cell office:value-type="float" office:value="25831">
            <text:p>25831</text:p>
          </table:table-cell>
          <table:table-cell office:value-type="float" office:value="26890">
            <text:p>26890</text:p>
          </table:table-cell>
          <table:table-cell office:value-type="float" office:value="28854">
            <text:p>28854</text:p>
          </table:table-cell>
          <table:table-cell office:value-type="float" office:value="32176">
            <text:p>32176</text:p>
          </table:table-cell>
          <table:table-cell office:value-type="float" office:value="36048">
            <text:p>36048</text:p>
          </table:table-cell>
          <table:table-cell office:value-type="float" office:value="40975">
            <text:p>40975</text:p>
          </table:table-cell>
          <table:table-cell office:value-type="float" office:value="55055">
            <text:p>55055</text:p>
          </table:table-cell>
          <table:table-cell office:value-type="float" office:value="69733">
            <text:p>69733</text:p>
          </table:table-cell>
          <table:table-cell office:value-type="float" office:value="96999">
            <text:p>96999</text:p>
          </table:table-cell>
          <table:table-cell office:value-type="float" office:value="107655">
            <text:p>107655</text:p>
          </table:table-cell>
          <table:table-cell office:value-type="float" office:value="107593">
            <text:p>107593</text:p>
          </table:table-cell>
          <table:table-cell office:value-type="float" office:value="106816">
            <text:p>106816</text:p>
          </table:table-cell>
          <table:table-cell office:value-type="float" office:value="110088">
            <text:p>110088</text:p>
          </table:table-cell>
          <table:table-cell office:value-type="float" office:value="117885">
            <text:p>117885</text:p>
          </table:table-cell>
          <table:table-cell office:value-type="float" office:value="128370">
            <text:p>128370</text:p>
          </table:table-cell>
          <table:table-cell office:value-type="float" office:value="134140">
            <text:p>134140</text:p>
          </table:table-cell>
          <table:table-cell office:value-type="float" office:value="141694">
            <text:p>141694</text:p>
          </table:table-cell>
          <table:table-cell office:value-type="float" office:value="146498">
            <text:p>146498</text:p>
          </table:table-cell>
          <table:table-cell office:value-type="float" office:value="148061">
            <text:p>148061</text:p>
          </table:table-cell>
          <table:table-cell office:value-type="float" office:value="146264">
            <text:p>146264</text:p>
          </table:table-cell>
          <table:table-cell office:value-type="float" office:value="148447">
            <text:p>148447</text:p>
          </table:table-cell>
          <table:table-cell office:value-type="float" office:value="151325">
            <text:p>151325</text:p>
          </table:table-cell>
          <table:table-cell office:value-type="float" office:value="157971">
            <text:p>157971</text:p>
          </table:table-cell>
          <table:table-cell office:value-type="float" office:value="167993">
            <text:p>167993</text:p>
          </table:table-cell>
          <table:table-cell office:value-type="float" office:value="173897">
            <text:p>173897</text:p>
          </table:table-cell>
          <table:table-cell office:value-type="float" office:value="180534">
            <text:p>180534</text:p>
          </table:table-cell>
          <table:table-cell office:value-type="float" office:value="178978">
            <text:p>178978</text:p>
          </table:table-cell>
          <table:table-cell office:value-type="float" office:value="170890">
            <text:p>170890</text:p>
          </table:table-cell>
          <table:table-cell office:value-type="float" office:value="159237">
            <text:p>159237</text:p>
          </table:table-cell>
          <table:table-cell office:value-type="float" office:value="157532">
            <text:p>157532</text:p>
          </table:table-cell>
          <table:table-cell office:value-type="float" office:value="159865">
            <text:p>159865</text:p>
          </table:table-cell>
          <table:table-cell office:value-type="float" office:value="174981">
            <text:p>174981</text:p>
          </table:table-cell>
          <table:table-cell office:value-type="float" office:value="176895">
            <text:p>176895</text:p>
          </table:table-cell>
          <table:table-cell office:value-type="float" office:value="178968">
            <text:p>178968</text:p>
          </table:table-cell>
          <table:table-cell office:value-type="float" office:value="184471">
            <text:p>184471</text:p>
          </table:table-cell>
          <table:table-cell office:value-type="float" office:value="191131">
            <text:p>191131</text:p>
          </table:table-cell>
          <table:table-cell office:value-type="float" office:value="197676">
            <text:p>197676</text:p>
          </table:table-cell>
          <table:table-cell office:value-type="float" office:value="202554">
            <text:p>202554</text:p>
          </table:table-cell>
          <table:table-cell office:value-type="float" office:value="206797">
            <text:p>206797</text:p>
          </table:table-cell>
          <table:table-cell office:value-type="float" office:value="215851">
            <text:p>215851</text:p>
          </table:table-cell>
          <table:table-cell office:value-type="float" office:value="225072">
            <text:p>225072</text:p>
          </table:table-cell>
          <table:table-cell office:value-type="float" office:value="231361">
            <text:p>231361</text:p>
          </table:table-cell>
          <table:table-cell office:value-type="float" office:value="232868">
            <text:p>232868</text:p>
          </table:table-cell>
          <table:table-cell office:value-type="float" office:value="232397">
            <text:p>232397</text:p>
          </table:table-cell>
          <table:table-cell office:value-type="float" office:value="233049">
            <text:p>233049</text:p>
          </table:table-cell>
          <table:table-cell office:value-type="float" office:value="234744">
            <text:p>234744</text:p>
          </table:table-cell>
          <table:table-cell office:value-type="float" office:value="236140">
            <text:p>236140</text:p>
          </table:table-cell>
          <table:table-cell office:value-type="float" office:value="238739">
            <text:p>238739</text:p>
          </table:table-cell>
          <table:table-cell office:value-type="float" office:value="240827">
            <text:p>240827</text:p>
          </table:table-cell>
          <table:table-cell office:value-type="float" office:value="244050">
            <text:p>244050</text:p>
          </table:table-cell>
          <table:table-cell office:value-type="float" office:value="246943">
            <text:p>246943</text:p>
          </table:table-cell>
          <table:table-cell office:value-type="float" office:value="249065">
            <text:p>249065</text:p>
          </table:table-cell>
          <table:table-cell office:value-type="float" office:value="248734">
            <text:p>248734</text:p>
          </table:table-cell>
          <table:table-cell office:value-type="float" office:value="246842">
            <text:p>246842</text:p>
          </table:table-cell>
          <table:table-cell office:value-type="float" office:value="246816">
            <text:p>246816</text:p>
          </table:table-cell>
          <table:table-cell office:value-type="float" office:value="246389">
            <text:p>246389</text:p>
          </table:table-cell>
          <table:table-cell office:value-type="float" office:value="249301">
            <text:p>249301</text:p>
          </table:table-cell>
          <table:table-cell office:value-type="float" office:value="251590">
            <text:p>251590</text:p>
          </table:table-cell>
          <table:table-cell office:value-type="float" office:value="255310">
            <text:p>255310</text:p>
          </table:table-cell>
          <table:table-cell office:value-type="float" office:value="261653">
            <text:p>261653</text:p>
          </table:table-cell>
          <table:table-cell office:value-type="float" office:value="268304">
            <text:p>268304</text:p>
          </table:table-cell>
          <table:table-cell office:value-type="float" office:value="280273">
            <text:p>280273</text:p>
          </table:table-cell>
          <table:table-cell office:value-type="float" office:value="294758">
            <text:p>294758</text:p>
          </table:table-cell>
          <table:table-cell office:value-type="float" office:value="304454">
            <text:p>304454</text:p>
          </table:table-cell>
          <table:table-cell office:value-type="float" office:value="316700">
            <text:p>316700</text:p>
          </table:table-cell>
          <table:table-cell office:value-type="float" office:value="326372">
            <text:p>326372</text:p>
          </table:table-cell>
          <table:table-cell office:value-type="float" office:value="334342">
            <text:p>334342</text:p>
          </table:table-cell>
          <table:table-cell office:value-type="float" office:value="343838">
            <text:p>343838</text:p>
          </table:table-cell>
          <table:table-cell office:value-type="float" office:value="350333">
            <text:p>350333</text:p>
          </table:table-cell>
          <table:table-cell office:value-type="float" office:value="356195">
            <text:p>356195</text:p>
          </table:table-cell>
          <table:table-cell office:value-type="float" office:value="361441">
            <text:p>361441</text:p>
          </table:table-cell>
          <table:table-cell office:value-type="float" office:value="366253">
            <text:p>366253</text:p>
          </table:table-cell>
          <table:table-cell office:value-type="float" office:value="372665">
            <text:p>372665</text:p>
          </table:table-cell>
          <table:table-cell office:value-type="float" office:value="384773">
            <text:p>384773</text:p>
          </table:table-cell>
          <table:table-cell office:value-type="float" office:value="395891">
            <text:p>395891</text:p>
          </table:table-cell>
          <table:table-cell office:value-type="float" office:value="407024">
            <text:p>407024</text:p>
          </table:table-cell>
          <table:table-cell office:value-type="float" office:value="417023">
            <text:p>417023</text:p>
          </table:table-cell>
          <table:table-cell office:value-type="float" office:value="427330">
            <text:p>427330</text:p>
          </table:table-cell>
          <table:table-cell office:value-type="float" office:value="440913">
            <text:p>440913</text:p>
          </table:table-cell>
          <table:table-cell office:value-type="float" office:value="458438">
            <text:p>458438</text:p>
          </table:table-cell>
          <table:table-cell office:value-type="float" office:value="479938">
            <text:p>479938</text:p>
          </table:table-cell>
          <table:table-cell office:value-type="float" office:value="500378">
            <text:p>500378</text:p>
          </table:table-cell>
          <table:table-cell office:value-type="float" office:value="520174">
            <text:p>520174</text:p>
          </table:table-cell>
          <table:table-cell office:value-type="float" office:value="547563">
            <text:p>547563</text:p>
          </table:table-cell>
          <table:table-cell office:value-type="float" office:value="558030">
            <text:p>558030</text:p>
          </table:table-cell>
          <table:table-cell office:value-type="float" office:value="568500">
            <text:p>568500</text:p>
          </table:table-cell>
          <table:table-cell office:value-type="float" office:value="584552">
            <text:p>584552</text:p>
          </table:table-cell>
          <table:table-cell office:value-type="float" office:value="594518">
            <text:p>594518</text:p>
          </table:table-cell>
          <table:table-cell office:value-type="float" office:value="605932">
            <text:p>605932</text:p>
          </table:table-cell>
          <table:table-cell office:value-type="float" office:value="618210">
            <text:p>618210</text:p>
          </table:table-cell>
          <table:table-cell office:value-type="float" office:value="627238">
            <text:p>627238</text:p>
          </table:table-cell>
          <table:table-cell office:value-type="float" office:value="636442">
            <text:p>636442</text:p>
          </table:table-cell>
          <table:table-cell office:value-type="float" office:value="648922">
            <text:p>648922</text:p>
          </table:table-cell>
          <table:table-cell office:value-type="float" office:value="667381">
            <text:p>667381</text:p>
          </table:table-cell>
          <table:table-cell office:value-type="float" office:value="684771">
            <text:p>684771</text:p>
          </table:table-cell>
          <table:table-cell office:value-type="float" office:value="697570">
            <text:p>697570</text:p>
          </table:table-cell>
          <table:table-cell office:value-type="float" office:value="708066">
            <text:p>708066</text:p>
          </table:table-cell>
          <table:table-cell office:value-type="float" office:value="724952">
            <text:p>724952</text:p>
          </table:table-cell>
          <table:table-cell office:value-type="float" office:value="745203">
            <text:p>745203</text:p>
          </table:table-cell>
          <table:table-cell office:value-type="float" office:value="763238">
            <text:p>763238</text:p>
          </table:table-cell>
          <table:table-cell office:value-type="float" office:value="785839">
            <text:p>785839</text:p>
          </table:table-cell>
          <table:table-cell office:value-type="float" office:value="803939">
            <text:p>803939</text:p>
          </table:table-cell>
          <table:table-cell office:value-type="float" office:value="817518">
            <text:p>817518</text:p>
          </table:table-cell>
          <table:table-cell office:value-type="float" office:value="828216">
            <text:p>828216</text:p>
          </table:table-cell>
          <table:table-cell office:value-type="float" office:value="838613">
            <text:p>838613</text:p>
          </table:table-cell>
          <table:table-cell office:value-type="float" office:value="849424">
            <text:p>849424</text:p>
          </table:table-cell>
          <table:table-cell office:value-type="float" office:value="863240">
            <text:p>863240</text:p>
          </table:table-cell>
          <table:table-cell office:value-type="float" office:value="879564">
            <text:p>879564</text:p>
          </table:table-cell>
          <table:table-cell office:value-type="float" office:value="894785">
            <text:p>894785</text:p>
          </table:table-cell>
          <table:table-cell office:value-type="float" office:value="907546">
            <text:p>907546</text:p>
          </table:table-cell>
          <table:table-cell office:value-type="float" office:value="921233">
            <text:p>921233</text:p>
          </table:table-cell>
          <table:table-cell office:value-type="float" office:value="933257">
            <text:p>933257</text:p>
          </table:table-cell>
          <table:table-cell office:value-type="float" office:value="945202">
            <text:p>945202</text:p>
          </table:table-cell>
          <table:table-cell office:value-type="float" office:value="958429">
            <text:p>958429</text:p>
          </table:table-cell>
          <table:table-cell office:value-type="float" office:value="971425">
            <text:p>971425</text:p>
          </table:table-cell>
          <table:table-cell office:value-type="float" office:value="988254">
            <text:p>988254</text:p>
          </table:table-cell>
          <table:table-cell office:value-type="float" office:value="1005578">
            <text:p>1005578</text:p>
          </table:table-cell>
          <table:table-cell office:value-type="float" office:value="1026664">
            <text:p>1026664</text:p>
          </table:table-cell>
          <table:table-cell office:value-type="float" office:value="1050476">
            <text:p>1050476</text:p>
          </table:table-cell>
          <table:table-cell office:value-type="float" office:value="1077096">
            <text:p>1077096</text:p>
          </table:table-cell>
          <table:table-cell table:number-columns-repeated="803"/>
        </table:table-row>
        <table:table-row table:style-name="ro1">
          <table:table-cell office:value-type="string">
            <text:p>Tas.</text:p>
          </table:table-cell>
          <table:table-cell table:number-columns-repeated="15"/>
          <table:table-cell office:value-type="float" office:value="157">
            <text:p>157</text:p>
          </table:table-cell>
          <table:table-cell office:value-type="float" office:value="461">
            <text:p>461</text:p>
          </table:table-cell>
          <table:table-cell office:value-type="float" office:value="609">
            <text:p>609</text:p>
          </table:table-cell>
          <table:table-cell office:value-type="float" office:value="597">
            <text:p>597</text:p>
          </table:table-cell>
          <table:table-cell office:value-type="float" office:value="643">
            <text:p>643</text:p>
          </table:table-cell>
          <table:table-cell office:value-type="float" office:value="797">
            <text:p>797</text:p>
          </table:table-cell>
          <table:table-cell office:value-type="float" office:value="864">
            <text:p>864</text:p>
          </table:table-cell>
          <table:table-cell office:value-type="float" office:value="974">
            <text:p>974</text:p>
          </table:table-cell>
          <table:table-cell office:value-type="float" office:value="1052">
            <text:p>1052</text:p>
          </table:table-cell>
          <table:table-cell office:value-type="float" office:value="1122">
            <text:p>1122</text:p>
          </table:table-cell>
          <table:table-cell office:value-type="float" office:value="1192">
            <text:p>1192</text:p>
          </table:table-cell>
          <table:table-cell office:value-type="float" office:value="1260">
            <text:p>1260</text:p>
          </table:table-cell>
          <table:table-cell office:value-type="float" office:value="1289">
            <text:p>1289</text:p>
          </table:table-cell>
          <table:table-cell office:value-type="float" office:value="1360">
            <text:p>1360</text:p>
          </table:table-cell>
          <table:table-cell office:value-type="float" office:value="2367">
            <text:p>2367</text:p>
          </table:table-cell>
          <table:table-cell office:value-type="float" office:value="2438">
            <text:p>2438</text:p>
          </table:table-cell>
          <table:table-cell office:value-type="float" office:value="4037">
            <text:p>4037</text:p>
          </table:table-cell>
          <table:table-cell office:value-type="float" office:value="4158">
            <text:p>4158</text:p>
          </table:table-cell>
          <table:table-cell office:value-type="float" office:value="4636">
            <text:p>4636</text:p>
          </table:table-cell>
          <table:table-cell office:value-type="float" office:value="6361">
            <text:p>6361</text:p>
          </table:table-cell>
          <table:table-cell office:value-type="float" office:value="7740">
            <text:p>7740</text:p>
          </table:table-cell>
          <table:table-cell office:value-type="float" office:value="9514">
            <text:p>9514</text:p>
          </table:table-cell>
          <table:table-cell office:value-type="float" office:value="10979">
            <text:p>10979</text:p>
          </table:table-cell>
          <table:table-cell office:value-type="float" office:value="11501">
            <text:p>11501</text:p>
          </table:table-cell>
          <table:table-cell office:value-type="float" office:value="12786">
            <text:p>12786</text:p>
          </table:table-cell>
          <table:table-cell office:value-type="float" office:value="14047">
            <text:p>14047</text:p>
          </table:table-cell>
          <table:table-cell office:value-type="float" office:value="15143">
            <text:p>15143</text:p>
          </table:table-cell>
          <table:table-cell office:value-type="float" office:value="18108">
            <text:p>18108</text:p>
          </table:table-cell>
          <table:table-cell office:value-type="float" office:value="19815">
            <text:p>19815</text:p>
          </table:table-cell>
          <table:table-cell office:value-type="float" office:value="21169">
            <text:p>21169</text:p>
          </table:table-cell>
          <table:table-cell office:value-type="float" office:value="25023">
            <text:p>25023</text:p>
          </table:table-cell>
          <table:table-cell office:value-type="float" office:value="26977">
            <text:p>26977</text:p>
          </table:table-cell>
          <table:table-cell office:value-type="float" office:value="28749">
            <text:p>28749</text:p>
          </table:table-cell>
          <table:table-cell office:value-type="float" office:value="31185">
            <text:p>31185</text:p>
          </table:table-cell>
          <table:table-cell office:value-type="float" office:value="30265">
            <text:p>30265</text:p>
          </table:table-cell>
          <table:table-cell office:value-type="float" office:value="31932">
            <text:p>31932</text:p>
          </table:table-cell>
          <table:table-cell office:value-type="float" office:value="30967">
            <text:p>30967</text:p>
          </table:table-cell>
          <table:table-cell office:value-type="float" office:value="32040">
            <text:p>32040</text:p>
          </table:table-cell>
          <table:table-cell office:value-type="float" office:value="39559">
            <text:p>39559</text:p>
          </table:table-cell>
          <table:table-cell office:value-type="float" office:value="40767">
            <text:p>40767</text:p>
          </table:table-cell>
          <table:table-cell office:value-type="float" office:value="41818">
            <text:p>41818</text:p>
          </table:table-cell>
          <table:table-cell office:value-type="float" office:value="42869">
            <text:p>42869</text:p>
          </table:table-cell>
          <table:table-cell office:value-type="float" office:value="43921">
            <text:p>43921</text:p>
          </table:table-cell>
          <table:table-cell office:value-type="float" office:value="44972">
            <text:p>44972</text:p>
          </table:table-cell>
          <table:table-cell office:value-type="float" office:value="46023">
            <text:p>46023</text:p>
          </table:table-cell>
          <table:table-cell office:value-type="float" office:value="45425">
            <text:p>45425</text:p>
          </table:table-cell>
          <table:table-cell office:value-type="float" office:value="44827">
            <text:p>44827</text:p>
          </table:table-cell>
          <table:table-cell office:value-type="float" office:value="44229">
            <text:p>44229</text:p>
          </table:table-cell>
          <table:table-cell office:value-type="float" office:value="43631">
            <text:p>43631</text:p>
          </table:table-cell>
          <table:table-cell office:value-type="float" office:value="36063">
            <text:p>36063</text:p>
          </table:table-cell>
          <table:table-cell office:value-type="float" office:value="37793">
            <text:p>37793</text:p>
          </table:table-cell>
          <table:table-cell office:value-type="float" office:value="35509">
            <text:p>35509</text:p>
          </table:table-cell>
          <table:table-cell office:value-type="float" office:value="38680">
            <text:p>38680</text:p>
          </table:table-cell>
          <table:table-cell office:value-type="float" office:value="43232">
            <text:p>43232</text:p>
          </table:table-cell>
          <table:table-cell office:value-type="float" office:value="47784">
            <text:p>47784</text:p>
          </table:table-cell>
          <table:table-cell office:value-type="float" office:value="48154">
            <text:p>48154</text:p>
          </table:table-cell>
          <table:table-cell office:value-type="float" office:value="49031">
            <text:p>49031</text:p>
          </table:table-cell>
          <table:table-cell office:value-type="float" office:value="49653">
            <text:p>49653</text:p>
          </table:table-cell>
          <table:table-cell office:value-type="float" office:value="49032">
            <text:p>49032</text:p>
          </table:table-cell>
          <table:table-cell office:value-type="float" office:value="48617">
            <text:p>48617</text:p>
          </table:table-cell>
          <table:table-cell office:value-type="float" office:value="48715">
            <text:p>48715</text:p>
          </table:table-cell>
          <table:table-cell office:value-type="float" office:value="49624">
            <text:p>49624</text:p>
          </table:table-cell>
          <table:table-cell office:value-type="float" office:value="50549">
            <text:p>50549</text:p>
          </table:table-cell>
          <table:table-cell office:value-type="float" office:value="51572">
            <text:p>51572</text:p>
          </table:table-cell>
          <table:table-cell office:value-type="float" office:value="51943">
            <text:p>51943</text:p>
          </table:table-cell>
          <table:table-cell office:value-type="float" office:value="52792">
            <text:p>52792</text:p>
          </table:table-cell>
          <table:table-cell office:value-type="float" office:value="52835">
            <text:p>52835</text:p>
          </table:table-cell>
          <table:table-cell office:value-type="float" office:value="53517">
            <text:p>53517</text:p>
          </table:table-cell>
          <table:table-cell office:value-type="float" office:value="53963">
            <text:p>53963</text:p>
          </table:table-cell>
          <table:table-cell office:value-type="float" office:value="54469">
            <text:p>54469</text:p>
          </table:table-cell>
          <table:table-cell office:value-type="float" office:value="55410">
            <text:p>55410</text:p>
          </table:table-cell>
          <table:table-cell office:value-type="float" office:value="55182">
            <text:p>55182</text:p>
          </table:table-cell>
          <table:table-cell office:value-type="float" office:value="54678">
            <text:p>54678</text:p>
          </table:table-cell>
          <table:table-cell office:value-type="float" office:value="55664">
            <text:p>55664</text:p>
          </table:table-cell>
          <table:table-cell office:value-type="float" office:value="56545">
            <text:p>56545</text:p>
          </table:table-cell>
          <table:table-cell office:value-type="float" office:value="58056">
            <text:p>58056</text:p>
          </table:table-cell>
          <table:table-cell office:value-type="float" office:value="59466">
            <text:p>59466</text:p>
          </table:table-cell>
          <table:table-cell office:value-type="float" office:value="60568">
            <text:p>60568</text:p>
          </table:table-cell>
          <table:table-cell office:value-type="float" office:value="62495">
            <text:p>62495</text:p>
          </table:table-cell>
          <table:table-cell office:value-type="float" office:value="63804">
            <text:p>63804</text:p>
          </table:table-cell>
          <table:table-cell office:value-type="float" office:value="64995">
            <text:p>64995</text:p>
          </table:table-cell>
          <table:table-cell office:value-type="float" office:value="66534">
            <text:p>66534</text:p>
          </table:table-cell>
          <table:table-cell office:value-type="float" office:value="67712">
            <text:p>67712</text:p>
          </table:table-cell>
          <table:table-cell office:value-type="float" office:value="69264">
            <text:p>69264</text:p>
          </table:table-cell>
          <table:table-cell office:value-type="float" office:value="71591">
            <text:p>71591</text:p>
          </table:table-cell>
          <table:table-cell office:value-type="float" office:value="72482">
            <text:p>72482</text:p>
          </table:table-cell>
          <table:table-cell office:value-type="float" office:value="74242">
            <text:p>74242</text:p>
          </table:table-cell>
          <table:table-cell office:value-type="float" office:value="76453">
            <text:p>76453</text:p>
          </table:table-cell>
          <table:table-cell office:value-type="float" office:value="79938">
            <text:p>79938</text:p>
          </table:table-cell>
          <table:table-cell office:value-type="float" office:value="79753">
            <text:p>79753</text:p>
          </table:table-cell>
          <table:table-cell office:value-type="float" office:value="78780">
            <text:p>78780</text:p>
          </table:table-cell>
          <table:table-cell office:value-type="float" office:value="79285">
            <text:p>79285</text:p>
          </table:table-cell>
          <table:table-cell office:value-type="float" office:value="80485">
            <text:p>80485</text:p>
          </table:table-cell>
          <table:table-cell office:value-type="float" office:value="82685">
            <text:p>82685</text:p>
          </table:table-cell>
          <table:table-cell office:value-type="float" office:value="85152">
            <text:p>85152</text:p>
          </table:table-cell>
          <table:table-cell office:value-type="float" office:value="88186">
            <text:p>88186</text:p>
          </table:table-cell>
          <table:table-cell office:value-type="float" office:value="90337">
            <text:p>90337</text:p>
          </table:table-cell>
          <table:table-cell office:value-type="float" office:value="89763">
            <text:p>89763</text:p>
          </table:table-cell>
          <table:table-cell office:value-type="float" office:value="90945">
            <text:p>90945</text:p>
          </table:table-cell>
          <table:table-cell office:value-type="float" office:value="93571">
            <text:p>93571</text:p>
          </table:table-cell>
          <table:table-cell office:value-type="float" office:value="95224">
            <text:p>95224</text:p>
          </table:table-cell>
          <table:table-cell office:value-type="float" office:value="95951">
            <text:p>95951</text:p>
          </table:table-cell>
          <table:table-cell office:value-type="float" office:value="95947">
            <text:p>95947</text:p>
          </table:table-cell>
          <table:table-cell office:value-type="float" office:value="94879">
            <text:p>94879</text:p>
          </table:table-cell>
          <table:table-cell office:value-type="float" office:value="96973">
            <text:p>96973</text:p>
          </table:table-cell>
          <table:table-cell office:value-type="float" office:value="97942">
            <text:p>97942</text:p>
          </table:table-cell>
          <table:table-cell office:value-type="float" office:value="98514">
            <text:p>98514</text:p>
          </table:table-cell>
          <table:table-cell office:value-type="float" office:value="98866">
            <text:p>98866</text:p>
          </table:table-cell>
          <table:table-cell office:value-type="float" office:value="98101">
            <text:p>98101</text:p>
          </table:table-cell>
          <table:table-cell office:value-type="float" office:value="100423">
            <text:p>100423</text:p>
          </table:table-cell>
          <table:table-cell office:value-type="float" office:value="102695">
            <text:p>102695</text:p>
          </table:table-cell>
          <table:table-cell office:value-type="float" office:value="101171">
            <text:p>101171</text:p>
          </table:table-cell>
          <table:table-cell office:value-type="float" office:value="98653">
            <text:p>98653</text:p>
          </table:table-cell>
          <table:table-cell office:value-type="float" office:value="95995">
            <text:p>95995</text:p>
          </table:table-cell>
          <table:table-cell office:value-type="float" office:value="96928">
            <text:p>96928</text:p>
          </table:table-cell>
          <table:table-cell office:value-type="float" office:value="100089">
            <text:p>100089</text:p>
          </table:table-cell>
          <table:table-cell office:value-type="float" office:value="106352">
            <text:p>106352</text:p>
          </table:table-cell>
          <table:table-cell office:value-type="float" office:value="107259">
            <text:p>107259</text:p>
          </table:table-cell>
          <table:table-cell office:value-type="float" office:value="110353">
            <text:p>110353</text:p>
          </table:table-cell>
          <table:table-cell office:value-type="float" office:value="110262">
            <text:p>110262</text:p>
          </table:table-cell>
          <table:table-cell office:value-type="float" office:value="110760">
            <text:p>110760</text:p>
          </table:table-cell>
          <table:table-cell office:value-type="float" office:value="110238">
            <text:p>110238</text:p>
          </table:table-cell>
          <table:table-cell office:value-type="float" office:value="110172">
            <text:p>110172</text:p>
          </table:table-cell>
          <table:table-cell office:value-type="float" office:value="108895">
            <text:p>108895</text:p>
          </table:table-cell>
          <table:table-cell office:value-type="float" office:value="110013">
            <text:p>110013</text:p>
          </table:table-cell>
          <table:table-cell office:value-type="float" office:value="110750">
            <text:p>110750</text:p>
          </table:table-cell>
          <table:table-cell office:value-type="float" office:value="112244">
            <text:p>112244</text:p>
          </table:table-cell>
          <table:table-cell office:value-type="float" office:value="113505">
            <text:p>113505</text:p>
          </table:table-cell>
          <table:table-cell office:value-type="float" office:value="115176">
            <text:p>115176</text:p>
          </table:table-cell>
          <table:table-cell office:value-type="float" office:value="116067">
            <text:p>116067</text:p>
          </table:table-cell>
          <table:table-cell office:value-type="float" office:value="116922">
            <text:p>116922</text:p>
          </table:table-cell>
          <table:table-cell office:value-type="float" office:value="117043">
            <text:p>117043</text:p>
          </table:table-cell>
          <table:table-cell office:value-type="float" office:value="118124">
            <text:p>118124</text:p>
          </table:table-cell>
          <table:table-cell office:value-type="float" office:value="119038">
            <text:p>119038</text:p>
          </table:table-cell>
          <table:table-cell office:value-type="float" office:value="121136">
            <text:p>121136</text:p>
          </table:table-cell>
          <table:table-cell office:value-type="float" office:value="122427">
            <text:p>122427</text:p>
          </table:table-cell>
          <table:table-cell office:value-type="float" office:value="123194">
            <text:p>123194</text:p>
          </table:table-cell>
          <table:table-cell office:value-type="float" office:value="123650">
            <text:p>123650</text:p>
          </table:table-cell>
          <table:table-cell office:value-type="float" office:value="122153">
            <text:p>122153</text:p>
          </table:table-cell>
          <table:table-cell office:value-type="float" office:value="122440">
            <text:p>122440</text:p>
          </table:table-cell>
          <table:table-cell office:value-type="float" office:value="123067">
            <text:p>123067</text:p>
          </table:table-cell>
          <table:table-cell office:value-type="float" office:value="124293">
            <text:p>124293</text:p>
          </table:table-cell>
          <table:table-cell office:value-type="float" office:value="125854">
            <text:p>125854</text:p>
          </table:table-cell>
          <table:table-cell office:value-type="float" office:value="128007">
            <text:p>128007</text:p>
          </table:table-cell>
          <table:table-cell office:value-type="float" office:value="135195">
            <text:p>135195</text:p>
          </table:table-cell>
          <table:table-cell office:value-type="float" office:value="138843">
            <text:p>138843</text:p>
          </table:table-cell>
          <table:table-cell office:value-type="float" office:value="143433">
            <text:p>143433</text:p>
          </table:table-cell>
          <table:table-cell office:value-type="float" office:value="147103">
            <text:p>147103</text:p>
          </table:table-cell>
          <table:table-cell office:value-type="float" office:value="153721">
            <text:p>153721</text:p>
          </table:table-cell>
          <table:table-cell office:value-type="float" office:value="157702">
            <text:p>157702</text:p>
          </table:table-cell>
          <table:table-cell office:value-type="float" office:value="161305">
            <text:p>161305</text:p>
          </table:table-cell>
          <table:table-cell office:value-type="float" office:value="162393">
            <text:p>162393</text:p>
          </table:table-cell>
          <table:table-cell office:value-type="float" office:value="165356">
            <text:p>165356</text:p>
          </table:table-cell>
          <table:table-cell office:value-type="float" office:value="168695">
            <text:p>168695</text:p>
          </table:table-cell>
          <table:table-cell office:value-type="float" office:value="172186">
            <text:p>172186</text:p>
          </table:table-cell>
          <table:table-cell office:value-type="float" office:value="174465">
            <text:p>174465</text:p>
          </table:table-cell>
          <table:table-cell office:value-type="float" office:value="178109">
            <text:p>178109</text:p>
          </table:table-cell>
          <table:table-cell office:value-type="float" office:value="180511">
            <text:p>180511</text:p>
          </table:table-cell>
          <table:table-cell office:value-type="float" office:value="178864">
            <text:p>178864</text:p>
          </table:table-cell>
          <table:table-cell office:value-type="float" office:value="181085">
            <text:p>181085</text:p>
          </table:table-cell>
          <table:table-cell office:value-type="float" office:value="183330">
            <text:p>183330</text:p>
          </table:table-cell>
          <table:table-cell office:value-type="float" office:value="185051">
            <text:p>185051</text:p>
          </table:table-cell>
          <table:table-cell office:value-type="float" office:value="186483">
            <text:p>186483</text:p>
          </table:table-cell>
          <table:table-cell office:value-type="float" office:value="188180">
            <text:p>188180</text:p>
          </table:table-cell>
          <table:table-cell office:value-type="float" office:value="190369">
            <text:p>190369</text:p>
          </table:table-cell>
          <table:table-cell office:value-type="float" office:value="192871">
            <text:p>192871</text:p>
          </table:table-cell>
          <table:table-cell office:value-type="float" office:value="194788">
            <text:p>194788</text:p>
          </table:table-cell>
          <table:table-cell office:value-type="float" office:value="196363">
            <text:p>196363</text:p>
          </table:table-cell>
          <table:table-cell office:value-type="float" office:value="200569">
            <text:p>200569</text:p>
          </table:table-cell>
          <table:table-cell office:value-type="float" office:value="201613">
            <text:p>201613</text:p>
          </table:table-cell>
          <table:table-cell office:value-type="float" office:value="202812">
            <text:p>202812</text:p>
          </table:table-cell>
          <table:table-cell office:value-type="float" office:value="204629">
            <text:p>204629</text:p>
          </table:table-cell>
          <table:table-cell office:value-type="float" office:value="205899">
            <text:p>205899</text:p>
          </table:table-cell>
          <table:table-cell office:value-type="float" office:value="206936">
            <text:p>206936</text:p>
          </table:table-cell>
          <table:table-cell office:value-type="float" office:value="208284">
            <text:p>208284</text:p>
          </table:table-cell>
          <table:table-cell office:value-type="float" office:value="209567">
            <text:p>209567</text:p>
          </table:table-cell>
          <table:table-cell office:value-type="float" office:value="210654">
            <text:p>210654</text:p>
          </table:table-cell>
          <table:table-cell office:value-type="float" office:value="211646">
            <text:p>211646</text:p>
          </table:table-cell>
          <table:table-cell office:value-type="float" office:value="212935">
            <text:p>212935</text:p>
          </table:table-cell>
          <table:table-cell office:value-type="float" office:value="214168">
            <text:p>214168</text:p>
          </table:table-cell>
          <table:table-cell office:value-type="float" office:value="216145">
            <text:p>216145</text:p>
          </table:table-cell>
          <table:table-cell office:value-type="float" office:value="218417">
            <text:p>218417</text:p>
          </table:table-cell>
          <table:table-cell office:value-type="float" office:value="220701">
            <text:p>220701</text:p>
          </table:table-cell>
          <table:table-cell office:value-type="float" office:value="222486">
            <text:p>222486</text:p>
          </table:table-cell>
          <table:table-cell office:value-type="float" office:value="223099">
            <text:p>223099</text:p>
          </table:table-cell>
          <table:table-cell office:value-type="float" office:value="224486">
            <text:p>224486</text:p>
          </table:table-cell>
          <table:table-cell office:value-type="float" office:value="227368">
            <text:p>227368</text:p>
          </table:table-cell>
          <table:table-cell office:value-type="float" office:value="230360">
            <text:p>230360</text:p>
          </table:table-cell>
          <table:table-cell office:value-type="float" office:value="232108">
            <text:p>232108</text:p>
          </table:table-cell>
          <table:table-cell office:value-type="float" office:value="233206">
            <text:p>233206</text:p>
          </table:table-cell>
          <table:table-cell office:value-type="float" office:value="233767">
            <text:p>233767</text:p>
          </table:table-cell>
          <table:table-cell office:value-type="float" office:value="233955">
            <text:p>233955</text:p>
          </table:table-cell>
          <table:table-cell office:value-type="float" office:value="234220">
            <text:p>234220</text:p>
          </table:table-cell>
          <table:table-cell office:value-type="float" office:value="234185">
            <text:p>234185</text:p>
          </table:table-cell>
          <table:table-cell office:value-type="float" office:value="233452">
            <text:p>233452</text:p>
          </table:table-cell>
          <table:table-cell office:value-type="float" office:value="232829">
            <text:p>232829</text:p>
          </table:table-cell>
          <table:table-cell office:value-type="float" office:value="232505">
            <text:p>232505</text:p>
          </table:table-cell>
          <table:table-cell office:value-type="float" office:value="232313">
            <text:p>232313</text:p>
          </table:table-cell>
          <table:table-cell office:value-type="float" office:value="232741">
            <text:p>232741</text:p>
          </table:table-cell>
          <table:table-cell office:value-type="float" office:value="233983">
            <text:p>233983</text:p>
          </table:table-cell>
          <table:table-cell office:value-type="float" office:value="236953">
            <text:p>236953</text:p>
          </table:table-cell>
          <table:table-cell office:value-type="float" office:value="238948">
            <text:p>238948</text:p>
          </table:table-cell>
          <table:table-cell office:value-type="float" office:value="240819">
            <text:p>240819</text:p>
          </table:table-cell>
          <table:table-cell office:value-type="float" office:value="242428">
            <text:p>242428</text:p>
          </table:table-cell>
          <table:table-cell office:value-type="float" office:value="244603">
            <text:p>244603</text:p>
          </table:table-cell>
          <table:table-cell table:number-columns-repeated="803"/>
        </table:table-row>
        <table:table-row table:style-name="ro1">
          <table:table-cell office:value-type="string">
            <text:p>NT</text:p>
          </table:table-cell>
          <table:table-cell table:number-columns-repeated="123"/>
          <table:table-cell office:value-type="float" office:value="2644">
            <text:p>2644</text:p>
          </table:table-cell>
          <table:table-cell office:value-type="float" office:value="2808">
            <text:p>2808</text:p>
          </table:table-cell>
          <table:table-cell office:value-type="float" office:value="2927">
            <text:p>2927</text:p>
          </table:table-cell>
          <table:table-cell office:value-type="float" office:value="3166">
            <text:p>3166</text:p>
          </table:table-cell>
          <table:table-cell office:value-type="float" office:value="3587">
            <text:p>3587</text:p>
          </table:table-cell>
          <table:table-cell office:value-type="float" office:value="3713">
            <text:p>3713</text:p>
          </table:table-cell>
          <table:table-cell office:value-type="float" office:value="3749">
            <text:p>3749</text:p>
          </table:table-cell>
          <table:table-cell office:value-type="float" office:value="3500">
            <text:p>3500</text:p>
          </table:table-cell>
          <table:table-cell office:value-type="float" office:value="3377">
            <text:p>3377</text:p>
          </table:table-cell>
          <table:table-cell office:value-type="float" office:value="2911">
            <text:p>2911</text:p>
          </table:table-cell>
          <table:table-cell office:value-type="float" office:value="2765">
            <text:p>2765</text:p>
          </table:table-cell>
          <table:table-cell office:value-type="float" office:value="2653">
            <text:p>2653</text:p>
          </table:table-cell>
          <table:table-cell office:value-type="float" office:value="2704">
            <text:p>2704</text:p>
          </table:table-cell>
          <table:table-cell office:value-type="float" office:value="2782">
            <text:p>2782</text:p>
          </table:table-cell>
          <table:table-cell office:value-type="float" office:value="2860">
            <text:p>2860</text:p>
          </table:table-cell>
          <table:table-cell office:value-type="float" office:value="3146">
            <text:p>3146</text:p>
          </table:table-cell>
          <table:table-cell office:value-type="float" office:value="3569">
            <text:p>3569</text:p>
          </table:table-cell>
          <table:table-cell office:value-type="float" office:value="3231">
            <text:p>3231</text:p>
          </table:table-cell>
          <table:table-cell office:value-type="float" office:value="3496">
            <text:p>3496</text:p>
          </table:table-cell>
          <table:table-cell office:value-type="float" office:value="3599">
            <text:p>3599</text:p>
          </table:table-cell>
          <table:table-cell office:value-type="float" office:value="3462">
            <text:p>3462</text:p>
          </table:table-cell>
          <table:table-cell office:value-type="float" office:value="3353">
            <text:p>3353</text:p>
          </table:table-cell>
          <table:table-cell office:value-type="float" office:value="3373">
            <text:p>3373</text:p>
          </table:table-cell>
          <table:table-cell office:value-type="float" office:value="3446">
            <text:p>3446</text:p>
          </table:table-cell>
          <table:table-cell office:value-type="float" office:value="3490">
            <text:p>3490</text:p>
          </table:table-cell>
          <table:table-cell office:value-type="float" office:value="3607">
            <text:p>3607</text:p>
          </table:table-cell>
          <table:table-cell office:value-type="float" office:value="3656">
            <text:p>3656</text:p>
          </table:table-cell>
          <table:table-cell office:value-type="float" office:value="3841">
            <text:p>3841</text:p>
          </table:table-cell>
          <table:table-cell office:value-type="float" office:value="5136">
            <text:p>5136</text:p>
          </table:table-cell>
          <table:table-cell office:value-type="float" office:value="6337">
            <text:p>6337</text:p>
          </table:table-cell>
          <table:table-cell office:value-type="float" office:value="7264">
            <text:p>7264</text:p>
          </table:table-cell>
          <table:table-cell office:value-type="float" office:value="6056">
            <text:p>6056</text:p>
          </table:table-cell>
          <table:table-cell office:value-type="float" office:value="7216">
            <text:p>7216</text:p>
          </table:table-cell>
          <table:table-cell office:value-type="float" office:value="7235">
            <text:p>7235</text:p>
          </table:table-cell>
          <table:table-cell office:value-type="float" office:value="7252">
            <text:p>7252</text:p>
          </table:table-cell>
          <table:table-cell office:value-type="float" office:value="7263">
            <text:p>7263</text:p>
          </table:table-cell>
          <table:table-cell office:value-type="float" office:value="7389">
            <text:p>7389</text:p>
          </table:table-cell>
          <table:table-cell office:value-type="float" office:value="8016">
            <text:p>8016</text:p>
          </table:table-cell>
          <table:table-cell office:value-type="float" office:value="8650">
            <text:p>8650</text:p>
          </table:table-cell>
          <table:table-cell office:value-type="float" office:value="9414">
            <text:p>9414</text:p>
          </table:table-cell>
          <table:table-cell office:value-type="float" office:value="9370">
            <text:p>9370</text:p>
          </table:table-cell>
          <table:table-cell office:value-type="float" office:value="9477">
            <text:p>9477</text:p>
          </table:table-cell>
          <table:table-cell office:value-type="float" office:value="9854">
            <text:p>9854</text:p>
          </table:table-cell>
          <table:table-cell office:value-type="float" office:value="10243">
            <text:p>10243</text:p>
          </table:table-cell>
          <table:table-cell office:value-type="float" office:value="11149">
            <text:p>11149</text:p>
          </table:table-cell>
          <table:table-cell office:value-type="float" office:value="11885">
            <text:p>11885</text:p>
          </table:table-cell>
          <table:table-cell office:value-type="float" office:value="12499">
            <text:p>12499</text:p>
          </table:table-cell>
          <table:table-cell office:value-type="float" office:value="13094">
            <text:p>13094</text:p>
          </table:table-cell>
          <table:table-cell office:value-type="float" office:value="14256">
            <text:p>14256</text:p>
          </table:table-cell>
          <table:table-cell office:value-type="float" office:value="14785">
            <text:p>14785</text:p>
          </table:table-cell>
          <table:table-cell office:value-type="float" office:value="25474">
            <text:p>25474</text:p>
          </table:table-cell>
          <table:table-cell office:value-type="float" office:value="26177">
            <text:p>26177</text:p>
          </table:table-cell>
          <table:table-cell office:value-type="float" office:value="27798">
            <text:p>27798</text:p>
          </table:table-cell>
          <table:table-cell office:value-type="float" office:value="29267">
            <text:p>29267</text:p>
          </table:table-cell>
          <table:table-cell office:value-type="float" office:value="30632">
            <text:p>30632</text:p>
          </table:table-cell>
          <table:table-cell office:value-type="float" office:value="32811">
            <text:p>32811</text:p>
          </table:table-cell>
          <table:table-cell office:value-type="float" office:value="35861">
            <text:p>35861</text:p>
          </table:table-cell>
          <table:table-cell office:value-type="float" office:value="39266">
            <text:p>39266</text:p>
          </table:table-cell>
          <table:table-cell office:value-type="float" office:value="42580">
            <text:p>42580</text:p>
          </table:table-cell>
          <table:table-cell office:value-type="float" office:value="46561">
            <text:p>46561</text:p>
          </table:table-cell>
          <table:table-cell office:value-type="float" office:value="49303">
            <text:p>49303</text:p>
          </table:table-cell>
          <table:table-cell office:value-type="float" office:value="52075">
            <text:p>52075</text:p>
          </table:table-cell>
          <table:table-cell office:value-type="float" office:value="54592">
            <text:p>54592</text:p>
          </table:table-cell>
          <table:table-cell office:value-type="float" office:value="48021">
            <text:p>48021</text:p>
          </table:table-cell>
          <table:table-cell office:value-type="float" office:value="52761">
            <text:p>52761</text:p>
          </table:table-cell>
          <table:table-cell office:value-type="float" office:value="55467">
            <text:p>55467</text:p>
          </table:table-cell>
          <table:table-cell office:value-type="float" office:value="58362">
            <text:p>58362</text:p>
          </table:table-cell>
          <table:table-cell office:value-type="float" office:value="60928">
            <text:p>60928</text:p>
          </table:table-cell>
          <table:table-cell office:value-type="float" office:value="62532">
            <text:p>62532</text:p>
          </table:table-cell>
          <table:table-cell office:value-type="float" office:value="65059">
            <text:p>65059</text:p>
          </table:table-cell>
          <table:table-cell office:value-type="float" office:value="68023">
            <text:p>68023</text:p>
          </table:table-cell>
          <table:table-cell office:value-type="float" office:value="70671">
            <text:p>70671</text:p>
          </table:table-cell>
          <table:table-cell office:value-type="float" office:value="74225">
            <text:p>74225</text:p>
          </table:table-cell>
          <table:table-cell office:value-type="float" office:value="77307">
            <text:p>77307</text:p>
          </table:table-cell>
          <table:table-cell office:value-type="float" office:value="80913">
            <text:p>80913</text:p>
          </table:table-cell>
          <table:table-cell office:value-type="float" office:value="82828">
            <text:p>82828</text:p>
          </table:table-cell>
          <table:table-cell office:value-type="float" office:value="84054">
            <text:p>84054</text:p>
          </table:table-cell>
          <table:table-cell office:value-type="float" office:value="84567">
            <text:p>84567</text:p>
          </table:table-cell>
          <table:table-cell office:value-type="float" office:value="85139">
            <text:p>85139</text:p>
          </table:table-cell>
          <table:table-cell office:value-type="float" office:value="86412">
            <text:p>86412</text:p>
          </table:table-cell>
          <table:table-cell office:value-type="float" office:value="87307">
            <text:p>87307</text:p>
          </table:table-cell>
          <table:table-cell office:value-type="float" office:value="88938">
            <text:p>88938</text:p>
          </table:table-cell>
          <table:table-cell office:value-type="float" office:value="90399">
            <text:p>90399</text:p>
          </table:table-cell>
          <table:table-cell office:value-type="float" office:value="91851">
            <text:p>91851</text:p>
          </table:table-cell>
          <table:table-cell office:value-type="float" office:value="94866">
            <text:p>94866</text:p>
          </table:table-cell>
          <table:table-cell office:value-type="float" office:value="97091">
            <text:p>97091</text:p>
          </table:table-cell>
          <table:table-cell office:value-type="float" office:value="99007">
            <text:p>99007</text:p>
          </table:table-cell>
          <table:table-cell office:value-type="float" office:value="100500">
            <text:p>100500</text:p>
          </table:table-cell>
          <table:table-cell office:value-type="float" office:value="102187">
            <text:p>102187</text:p>
          </table:table-cell>
          <table:table-cell office:value-type="float" office:value="102819">
            <text:p>102819</text:p>
          </table:table-cell>
          <table:table-cell office:value-type="float" office:value="104016">
            <text:p>104016</text:p>
          </table:table-cell>
          <table:table-cell office:value-type="float" office:value="104380">
            <text:p>104380</text:p>
          </table:table-cell>
          <table:table-cell office:value-type="float" office:value="104649">
            <text:p>104649</text:p>
          </table:table-cell>
          <table:table-cell office:value-type="float" office:value="105976">
            <text:p>105976</text:p>
          </table:table-cell>
          <table:table-cell office:value-type="float" office:value="108371">
            <text:p>108371</text:p>
          </table:table-cell>
          <table:table-cell office:value-type="float" office:value="110319">
            <text:p>110319</text:p>
          </table:table-cell>
          <table:table-cell office:value-type="float" office:value="113107">
            <text:p>113107</text:p>
          </table:table-cell>
          <table:table-cell table:number-columns-repeated="803"/>
        </table:table-row>
        <table:table-row table:style-name="ro1">
          <table:table-cell office:value-type="string">
            <text:p>ACT(c)</text:p>
          </table:table-cell>
          <table:table-cell table:number-columns-repeated="123"/>
          <table:table-cell office:value-type="float" office:value="1068">
            <text:p>1068</text:p>
          </table:table-cell>
          <table:table-cell office:value-type="float" office:value="1074">
            <text:p>1074</text:p>
          </table:table-cell>
          <table:table-cell office:value-type="float" office:value="1093">
            <text:p>1093</text:p>
          </table:table-cell>
          <table:table-cell office:value-type="float" office:value="1056">
            <text:p>1056</text:p>
          </table:table-cell>
          <table:table-cell office:value-type="float" office:value="957">
            <text:p>957</text:p>
          </table:table-cell>
          <table:table-cell office:value-type="float" office:value="1194">
            <text:p>1194</text:p>
          </table:table-cell>
          <table:table-cell office:value-type="float" office:value="1080">
            <text:p>1080</text:p>
          </table:table-cell>
          <table:table-cell office:value-type="float" office:value="1179">
            <text:p>1179</text:p>
          </table:table-cell>
          <table:table-cell office:value-type="float" office:value="1008">
            <text:p>1008</text:p>
          </table:table-cell>
          <table:table-cell office:value-type="float" office:value="1062">
            <text:p>1062</text:p>
          </table:table-cell>
          <table:table-cell office:value-type="float" office:value="1138">
            <text:p>1138</text:p>
          </table:table-cell>
          <table:table-cell office:value-type="float" office:value="1467">
            <text:p>1467</text:p>
          </table:table-cell>
          <table:table-cell office:value-type="float" office:value="1445">
            <text:p>1445</text:p>
          </table:table-cell>
          <table:table-cell office:value-type="float" office:value="1696">
            <text:p>1696</text:p>
          </table:table-cell>
          <table:table-cell office:value-type="float" office:value="2298">
            <text:p>2298</text:p>
          </table:table-cell>
          <table:table-cell office:value-type="float" office:value="2902">
            <text:p>2902</text:p>
          </table:table-cell>
          <table:table-cell office:value-type="float" office:value="3322">
            <text:p>3322</text:p>
          </table:table-cell>
          <table:table-cell office:value-type="float" office:value="4670">
            <text:p>4670</text:p>
          </table:table-cell>
          <table:table-cell office:value-type="float" office:value="4736">
            <text:p>4736</text:p>
          </table:table-cell>
          <table:table-cell office:value-type="float" office:value="4732">
            <text:p>4732</text:p>
          </table:table-cell>
          <table:table-cell office:value-type="float" office:value="4891">
            <text:p>4891</text:p>
          </table:table-cell>
          <table:table-cell office:value-type="float" office:value="4560">
            <text:p>4560</text:p>
          </table:table-cell>
          <table:table-cell office:value-type="float" office:value="5042">
            <text:p>5042</text:p>
          </table:table-cell>
          <table:table-cell office:value-type="float" office:value="5065">
            <text:p>5065</text:p>
          </table:table-cell>
          <table:table-cell office:value-type="float" office:value="5234">
            <text:p>5234</text:p>
          </table:table-cell>
          <table:table-cell office:value-type="float" office:value="5606">
            <text:p>5606</text:p>
          </table:table-cell>
          <table:table-cell office:value-type="float" office:value="5952">
            <text:p>5952</text:p>
          </table:table-cell>
          <table:table-cell office:value-type="float" office:value="6376">
            <text:p>6376</text:p>
          </table:table-cell>
          <table:table-cell office:value-type="float" office:value="7187">
            <text:p>7187</text:p>
          </table:table-cell>
          <table:table-cell office:value-type="float" office:value="7856">
            <text:p>7856</text:p>
          </table:table-cell>
          <table:table-cell office:value-type="float" office:value="7733">
            <text:p>7733</text:p>
          </table:table-cell>
          <table:table-cell office:value-type="float" office:value="7641">
            <text:p>7641</text:p>
          </table:table-cell>
          <table:table-cell office:value-type="float" office:value="7368">
            <text:p>7368</text:p>
          </table:table-cell>
          <table:table-cell office:value-type="float" office:value="7825">
            <text:p>7825</text:p>
          </table:table-cell>
          <table:table-cell office:value-type="float" office:value="8283">
            <text:p>8283</text:p>
          </table:table-cell>
          <table:table-cell office:value-type="float" office:value="8819">
            <text:p>8819</text:p>
          </table:table-cell>
          <table:table-cell office:value-type="float" office:value="9710">
            <text:p>9710</text:p>
          </table:table-cell>
          <table:table-cell office:value-type="float" office:value="10931">
            <text:p>10931</text:p>
          </table:table-cell>
          <table:table-cell office:value-type="float" office:value="12557">
            <text:p>12557</text:p>
          </table:table-cell>
          <table:table-cell office:value-type="float" office:value="13021">
            <text:p>13021</text:p>
          </table:table-cell>
          <table:table-cell office:value-type="float" office:value="13690">
            <text:p>13690</text:p>
          </table:table-cell>
          <table:table-cell office:value-type="float" office:value="15081">
            <text:p>15081</text:p>
          </table:table-cell>
          <table:table-cell office:value-type="float" office:value="16090">
            <text:p>16090</text:p>
          </table:table-cell>
          <table:table-cell office:value-type="float" office:value="16458">
            <text:p>16458</text:p>
          </table:table-cell>
          <table:table-cell office:value-type="float" office:value="17615">
            <text:p>17615</text:p>
          </table:table-cell>
          <table:table-cell office:value-type="float" office:value="19553">
            <text:p>19553</text:p>
          </table:table-cell>
          <table:table-cell office:value-type="float" office:value="20820">
            <text:p>20820</text:p>
          </table:table-cell>
          <table:table-cell office:value-type="float" office:value="22957">
            <text:p>22957</text:p>
          </table:table-cell>
          <table:table-cell office:value-type="float" office:value="26386">
            <text:p>26386</text:p>
          </table:table-cell>
          <table:table-cell office:value-type="float" office:value="29140">
            <text:p>29140</text:p>
          </table:table-cell>
          <table:table-cell office:value-type="float" office:value="32722">
            <text:p>32722</text:p>
          </table:table-cell>
          <table:table-cell office:value-type="float" office:value="36449">
            <text:p>36449</text:p>
          </table:table-cell>
          <table:table-cell office:value-type="float" office:value="40320">
            <text:p>40320</text:p>
          </table:table-cell>
          <table:table-cell office:value-type="float" office:value="43972">
            <text:p>43972</text:p>
          </table:table-cell>
          <table:table-cell office:value-type="float" office:value="48333">
            <text:p>48333</text:p>
          </table:table-cell>
          <table:table-cell office:value-type="float" office:value="51796">
            <text:p>51796</text:p>
          </table:table-cell>
          <table:table-cell office:value-type="float" office:value="55377">
            <text:p>55377</text:p>
          </table:table-cell>
          <table:table-cell office:value-type="float" office:value="59719">
            <text:p>59719</text:p>
          </table:table-cell>
          <table:table-cell office:value-type="float" office:value="64962">
            <text:p>64962</text:p>
          </table:table-cell>
          <table:table-cell office:value-type="float" office:value="70341">
            <text:p>70341</text:p>
          </table:table-cell>
          <table:table-cell office:value-type="float" office:value="79343">
            <text:p>79343</text:p>
          </table:table-cell>
          <table:table-cell office:value-type="float" office:value="84893">
            <text:p>84893</text:p>
          </table:table-cell>
          <table:table-cell office:value-type="float" office:value="91723">
            <text:p>91723</text:p>
          </table:table-cell>
          <table:table-cell office:value-type="float" office:value="98607">
            <text:p>98607</text:p>
          </table:table-cell>
          <table:table-cell office:value-type="float" office:value="103521">
            <text:p>103521</text:p>
          </table:table-cell>
          <table:table-cell office:value-type="float" office:value="106977">
            <text:p>106977</text:p>
          </table:table-cell>
          <table:table-cell office:value-type="float" office:value="109289">
            <text:p>109289</text:p>
          </table:table-cell>
          <table:table-cell office:value-type="float" office:value="110574">
            <text:p>110574</text:p>
          </table:table-cell>
          <table:table-cell office:value-type="float" office:value="111768">
            <text:p>111768</text:p>
          </table:table-cell>
          <table:table-cell office:value-type="float" office:value="113283">
            <text:p>113283</text:p>
          </table:table-cell>
          <table:table-cell office:value-type="float" office:value="114554">
            <text:p>114554</text:p>
          </table:table-cell>
          <table:table-cell office:value-type="float" office:value="117370">
            <text:p>117370</text:p>
          </table:table-cell>
          <table:table-cell office:value-type="float" office:value="120904">
            <text:p>120904</text:p>
          </table:table-cell>
          <table:table-cell office:value-type="float" office:value="123402">
            <text:p>123402</text:p>
          </table:table-cell>
          <table:table-cell office:value-type="float" office:value="127987">
            <text:p>127987</text:p>
          </table:table-cell>
          <table:table-cell office:value-type="float" office:value="131159">
            <text:p>131159</text:p>
          </table:table-cell>
          <table:table-cell office:value-type="float" office:value="134292">
            <text:p>134292</text:p>
          </table:table-cell>
          <table:table-cell office:value-type="float" office:value="136857">
            <text:p>136857</text:p>
          </table:table-cell>
          <table:table-cell office:value-type="float" office:value="139447">
            <text:p>139447</text:p>
          </table:table-cell>
          <table:table-cell office:value-type="float" office:value="142442">
            <text:p>142442</text:p>
          </table:table-cell>
          <table:table-cell office:value-type="float" office:value="145568">
            <text:p>145568</text:p>
          </table:table-cell>
          <table:table-cell office:value-type="float" office:value="147762">
            <text:p>147762</text:p>
          </table:table-cell>
          <table:table-cell office:value-type="float" office:value="149306">
            <text:p>149306</text:p>
          </table:table-cell>
          <table:table-cell office:value-type="float" office:value="150326">
            <text:p>150326</text:p>
          </table:table-cell>
          <table:table-cell office:value-type="float" office:value="151850">
            <text:p>151850</text:p>
          </table:table-cell>
          <table:table-cell office:value-type="float" office:value="153414">
            <text:p>153414</text:p>
          </table:table-cell>
          <table:table-cell office:value-type="float" office:value="153067">
            <text:p>153067</text:p>
          </table:table-cell>
          <table:table-cell office:value-type="float" office:value="153921">
            <text:p>153921</text:p>
          </table:table-cell>
          <table:table-cell office:value-type="float" office:value="155228">
            <text:p>155228</text:p>
          </table:table-cell>
          <table:table-cell office:value-type="float" office:value="156479">
            <text:p>156479</text:p>
          </table:table-cell>
          <table:table-cell office:value-type="float" office:value="158261">
            <text:p>158261</text:p>
          </table:table-cell>
          <table:table-cell office:value-type="float" office:value="159934">
            <text:p>159934</text:p>
          </table:table-cell>
          <table:table-cell office:value-type="float" office:value="161007">
            <text:p>161007</text:p>
          </table:table-cell>
          <table:table-cell office:value-type="float" office:value="162108">
            <text:p>162108</text:p>
          </table:table-cell>
          <table:table-cell office:value-type="float" office:value="164292">
            <text:p>164292</text:p>
          </table:table-cell>
          <table:table-cell office:value-type="float" office:value="166475">
            <text:p>166475</text:p>
          </table:table-cell>
          <table:table-cell office:value-type="float" office:value="168846">
            <text:p>168846</text:p>
          </table:table-cell>
          <table:table-cell table:number-columns-repeated="803"/>
        </table:table-row>
        <table:table-row table:style-name="ro1">
          <table:table-cell office:value-type="string">
            <text:p>Australia(d)</text:p>
          </table:table-cell>
          <table:table-cell table:number-columns-repeated="8"/>
          <table:table-cell office:value-type="float" office:value="2953">
            <text:p>2953</text:p>
          </table:table-cell>
          <table:table-cell office:value-type="float" office:value="3160">
            <text:p>3160</text:p>
          </table:table-cell>
          <table:table-cell office:value-type="float" office:value="3367">
            <text:p>3367</text:p>
          </table:table-cell>
          <table:table-cell office:value-type="float" office:value="3804">
            <text:p>3804</text:p>
          </table:table-cell>
          <table:table-cell office:value-type="float" office:value="3780">
            <text:p>3780</text:p>
          </table:table-cell>
          <table:table-cell office:value-type="float" office:value="4372">
            <text:p>4372</text:p>
          </table:table-cell>
          <table:table-cell office:value-type="float" office:value="5208">
            <text:p>5208</text:p>
          </table:table-cell>
          <table:table-cell office:value-type="float" office:value="5185">
            <text:p>5185</text:p>
          </table:table-cell>
          <table:table-cell office:value-type="float" office:value="5313">
            <text:p>5313</text:p>
          </table:table-cell>
          <table:table-cell office:value-type="float" office:value="5395">
            <text:p>5395</text:p>
          </table:table-cell>
          <table:table-cell office:value-type="float" office:value="5389">
            <text:p>5389</text:p>
          </table:table-cell>
          <table:table-cell office:value-type="float" office:value="5939">
            <text:p>5939</text:p>
          </table:table-cell>
          <table:table-cell office:value-type="float" office:value="6822">
            <text:p>6822</text:p>
          </table:table-cell>
          <table:table-cell office:value-type="float" office:value="7618">
            <text:p>7618</text:p>
          </table:table-cell>
          <table:table-cell office:value-type="float" office:value="7585">
            <text:p>7585</text:p>
          </table:table-cell>
          <table:table-cell office:value-type="float" office:value="7697">
            <text:p>7697</text:p>
          </table:table-cell>
          <table:table-cell office:value-type="float" office:value="8132">
            <text:p>8132</text:p>
          </table:table-cell>
          <table:table-cell office:value-type="float" office:value="9102">
            <text:p>9102</text:p>
          </table:table-cell>
          <table:table-cell office:value-type="float" office:value="9295">
            <text:p>9295</text:p>
          </table:table-cell>
          <table:table-cell office:value-type="float" office:value="9848">
            <text:p>9848</text:p>
          </table:table-cell>
          <table:table-cell office:value-type="float" office:value="11690">
            <text:p>11690</text:p>
          </table:table-cell>
          <table:table-cell office:value-type="float" office:value="14178">
            <text:p>14178</text:p>
          </table:table-cell>
          <table:table-cell office:value-type="float" office:value="17286">
            <text:p>17286</text:p>
          </table:table-cell>
          <table:table-cell office:value-type="float" office:value="21366">
            <text:p>21366</text:p>
          </table:table-cell>
          <table:table-cell office:value-type="float" office:value="23784">
            <text:p>23784</text:p>
          </table:table-cell>
          <table:table-cell office:value-type="float" office:value="26179">
            <text:p>26179</text:p>
          </table:table-cell>
          <table:table-cell office:value-type="float" office:value="27915">
            <text:p>27915</text:p>
          </table:table-cell>
          <table:table-cell office:value-type="float" office:value="30206">
            <text:p>30206</text:p>
          </table:table-cell>
          <table:table-cell office:value-type="float" office:value="36871">
            <text:p>36871</text:p>
          </table:table-cell>
          <table:table-cell office:value-type="float" office:value="40288">
            <text:p>40288</text:p>
          </table:table-cell>
          <table:table-cell office:value-type="float" office:value="41289">
            <text:p>41289</text:p>
          </table:table-cell>
          <table:table-cell office:value-type="float" office:value="43053">
            <text:p>43053</text:p>
          </table:table-cell>
          <table:table-cell office:value-type="float" office:value="44778">
            <text:p>44778</text:p>
          </table:table-cell>
          <table:table-cell office:value-type="float" office:value="46946">
            <text:p>46946</text:p>
          </table:table-cell>
          <table:table-cell office:value-type="float" office:value="52885">
            <text:p>52885</text:p>
          </table:table-cell>
          <table:table-cell office:value-type="float" office:value="57037">
            <text:p>57037</text:p>
          </table:table-cell>
          <table:table-cell office:value-type="float" office:value="62254">
            <text:p>62254</text:p>
          </table:table-cell>
          <table:table-cell office:value-type="float" office:value="71669">
            <text:p>71669</text:p>
          </table:table-cell>
          <table:table-cell office:value-type="float" office:value="76259">
            <text:p>76259</text:p>
          </table:table-cell>
          <table:table-cell office:value-type="float" office:value="81929">
            <text:p>81929</text:p>
          </table:table-cell>
          <table:table-cell office:value-type="float" office:value="89417">
            <text:p>89417</text:p>
          </table:table-cell>
          <table:table-cell office:value-type="float" office:value="94881">
            <text:p>94881</text:p>
          </table:table-cell>
          <table:table-cell office:value-type="float" office:value="105271">
            <text:p>105271</text:p>
          </table:table-cell>
          <table:table-cell office:value-type="float" office:value="115480">
            <text:p>115480</text:p>
          </table:table-cell>
          <table:table-cell office:value-type="float" office:value="127306">
            <text:p>127306</text:p>
          </table:table-cell>
          <table:table-cell office:value-type="float" office:value="144114">
            <text:p>144114</text:p>
          </table:table-cell>
          <table:table-cell office:value-type="float" office:value="153758">
            <text:p>153758</text:p>
          </table:table-cell>
          <table:table-cell office:value-type="float" office:value="158846">
            <text:p>158846</text:p>
          </table:table-cell>
          <table:table-cell office:value-type="float" office:value="165034">
            <text:p>165034</text:p>
          </table:table-cell>
          <table:table-cell office:value-type="float" office:value="173159">
            <text:p>173159</text:p>
          </table:table-cell>
          <table:table-cell office:value-type="float" office:value="181342">
            <text:p>181342</text:p>
          </table:table-cell>
          <table:table-cell office:value-type="float" office:value="190265">
            <text:p>190265</text:p>
          </table:table-cell>
          <table:table-cell office:value-type="float" office:value="201612">
            <text:p>201612</text:p>
          </table:table-cell>
          <table:table-cell office:value-type="float" office:value="221978">
            <text:p>221978</text:p>
          </table:table-cell>
          <table:table-cell office:value-type="float" office:value="238683">
            <text:p>238683</text:p>
          </table:table-cell>
          <table:table-cell office:value-type="float" office:value="256975">
            <text:p>256975</text:p>
          </table:table-cell>
          <table:table-cell office:value-type="float" office:value="304126">
            <text:p>304126</text:p>
          </table:table-cell>
          <table:table-cell office:value-type="float" office:value="358203">
            <text:p>358203</text:p>
          </table:table-cell>
          <table:table-cell office:value-type="float" office:value="414337">
            <text:p>414337</text:p>
          </table:table-cell>
          <table:table-cell office:value-type="float" office:value="470118">
            <text:p>470118</text:p>
          </table:table-cell>
          <table:table-cell office:value-type="float" office:value="522144">
            <text:p>522144</text:p>
          </table:table-cell>
          <table:table-cell office:value-type="float" office:value="574800">
            <text:p>574800</text:p>
          </table:table-cell>
          <table:table-cell office:value-type="float" office:value="624380">
            <text:p>624380</text:p>
          </table:table-cell>
          <table:table-cell office:value-type="float" office:value="644376">
            <text:p>644376</text:p>
          </table:table-cell>
          <table:table-cell office:value-type="float" office:value="668560">
            <text:p>668560</text:p>
          </table:table-cell>
          <table:table-cell office:value-type="float" office:value="669373">
            <text:p>669373</text:p>
          </table:table-cell>
          <table:table-cell office:value-type="float" office:value="683650">
            <text:p>683650</text:p>
          </table:table-cell>
          <table:table-cell office:value-type="float" office:value="704259">
            <text:p>704259</text:p>
          </table:table-cell>
          <table:table-cell office:value-type="float" office:value="740433">
            <text:p>740433</text:p>
          </table:table-cell>
          <table:table-cell office:value-type="float" office:value="773278">
            <text:p>773278</text:p>
          </table:table-cell>
          <table:table-cell office:value-type="float" office:value="800648">
            <text:p>800648</text:p>
          </table:table-cell>
          <table:table-cell office:value-type="float" office:value="819127">
            <text:p>819127</text:p>
          </table:table-cell>
          <table:table-cell office:value-type="float" office:value="849272">
            <text:p>849272</text:p>
          </table:table-cell>
          <table:table-cell office:value-type="float" office:value="875139">
            <text:p>875139</text:p>
          </table:table-cell>
          <table:table-cell office:value-type="float" office:value="902494">
            <text:p>902494</text:p>
          </table:table-cell>
          <table:table-cell office:value-type="float" office:value="928918">
            <text:p>928918</text:p>
          </table:table-cell>
          <table:table-cell office:value-type="float" office:value="947422">
            <text:p>947422</text:p>
          </table:table-cell>
          <table:table-cell office:value-type="float" office:value="972907">
            <text:p>972907</text:p>
          </table:table-cell>
          <table:table-cell office:value-type="float" office:value="1001096">
            <text:p>1001096</text:p>
          </table:table-cell>
          <table:table-cell office:value-type="float" office:value="1028489">
            <text:p>1028489</text:p>
          </table:table-cell>
          <table:table-cell office:value-type="float" office:value="1061477">
            <text:p>1061477</text:p>
          </table:table-cell>
          <table:table-cell office:value-type="float" office:value="1102340">
            <text:p>1102340</text:p>
          </table:table-cell>
          <table:table-cell office:value-type="float" office:value="1132573">
            <text:p>1132573</text:p>
          </table:table-cell>
          <table:table-cell office:value-type="float" office:value="1168781">
            <text:p>1168781</text:p>
          </table:table-cell>
          <table:table-cell office:value-type="float" office:value="1204514">
            <text:p>1204514</text:p>
          </table:table-cell>
          <table:table-cell office:value-type="float" office:value="1247059">
            <text:p>1247059</text:p>
          </table:table-cell>
          <table:table-cell office:value-type="float" office:value="1289892">
            <text:p>1289892</text:p>
          </table:table-cell>
          <table:table-cell office:value-type="float" office:value="1357423">
            <text:p>1357423</text:p>
          </table:table-cell>
          <table:table-cell office:value-type="float" office:value="1411996">
            <text:p>1411996</text:p>
          </table:table-cell>
          <table:table-cell office:value-type="float" office:value="1460394">
            <text:p>1460394</text:p>
          </table:table-cell>
          <table:table-cell office:value-type="float" office:value="1510954">
            <text:p>1510954</text:p>
          </table:table-cell>
          <table:table-cell office:value-type="float" office:value="1559118">
            <text:p>1559118</text:p>
          </table:table-cell>
          <table:table-cell office:value-type="float" office:value="1610548">
            <text:p>1610548</text:p>
          </table:table-cell>
          <table:table-cell office:value-type="float" office:value="1649094">
            <text:p>1649094</text:p>
          </table:table-cell>
          <table:table-cell office:value-type="float" office:value="1692831">
            <text:p>1692831</text:p>
          </table:table-cell>
          <table:table-cell office:value-type="float" office:value="1736617">
            <text:p>1736617</text:p>
          </table:table-cell>
          <table:table-cell office:value-type="float" office:value="1766772">
            <text:p>1766772</text:p>
          </table:table-cell>
          <table:table-cell office:value-type="float" office:value="1791815">
            <text:p>1791815</text:p>
          </table:table-cell>
          <table:table-cell office:value-type="float" office:value="1824217">
            <text:p>1824217</text:p>
          </table:table-cell>
          <table:table-cell office:value-type="float" office:value="1855539">
            <text:p>1855539</text:p>
          </table:table-cell>
          <table:table-cell office:value-type="float" office:value="1887174">
            <text:p>1887174</text:p>
          </table:table-cell>
          <table:table-cell office:value-type="float" office:value="1917460">
            <text:p>1917460</text:p>
          </table:table-cell>
          <table:table-cell office:value-type="float" office:value="1937629">
            <text:p>1937629</text:p>
          </table:table-cell>
          <table:table-cell office:value-type="float" office:value="1959074">
            <text:p>1959074</text:p>
          </table:table-cell>
          <table:table-cell office:value-type="float" office:value="1976992">
            <text:p>1976992</text:p>
          </table:table-cell>
          <table:table-cell office:value-type="float" office:value="2004836">
            <text:p>2004836</text:p>
          </table:table-cell>
          <table:table-cell office:value-type="float" office:value="2028008">
            <text:p>2028008</text:p>
          </table:table-cell>
          <table:table-cell office:value-type="float" office:value="2045144">
            <text:p>2045144</text:p>
          </table:table-cell>
          <table:table-cell office:value-type="float" office:value="2072783">
            <text:p>2072783</text:p>
          </table:table-cell>
          <table:table-cell office:value-type="float" office:value="2100118">
            <text:p>2100118</text:p>
          </table:table-cell>
          <table:table-cell office:value-type="float" office:value="2126730">
            <text:p>2126730</text:p>
          </table:table-cell>
          <table:table-cell office:value-type="float" office:value="2160213">
            <text:p>2160213</text:p>
          </table:table-cell>
          <table:table-cell office:value-type="float" office:value="2193981">
            <text:p>2193981</text:p>
          </table:table-cell>
          <table:table-cell office:value-type="float" office:value="2242215">
            <text:p>2242215</text:p>
          </table:table-cell>
          <table:table-cell office:value-type="float" office:value="2296308">
            <text:p>2296308</text:p>
          </table:table-cell>
          <table:table-cell office:value-type="float" office:value="2382232">
            <text:p>2382232</text:p>
          </table:table-cell>
          <table:table-cell office:value-type="float" office:value="2478230">
            <text:p>2478230</text:p>
          </table:table-cell>
          <table:table-cell office:value-type="float" office:value="2554931">
            <text:p>2554931</text:p>
          </table:table-cell>
          <table:table-cell office:value-type="float" office:value="2577576">
            <text:p>2577576</text:p>
          </table:table-cell>
          <table:table-cell office:value-type="float" office:value="2528076">
            <text:p>2528076</text:p>
          </table:table-cell>
          <table:table-cell office:value-type="float" office:value="2437345">
            <text:p>2437345</text:p>
          </table:table-cell>
          <table:table-cell office:value-type="float" office:value="2458935">
            <text:p>2458935</text:p>
          </table:table-cell>
          <table:table-cell office:value-type="float" office:value="2516527">
            <text:p>2516527</text:p>
          </table:table-cell>
          <table:table-cell office:value-type="float" office:value="2698378">
            <text:p>2698378</text:p>
          </table:table-cell>
          <table:table-cell office:value-type="float" office:value="2751730">
            <text:p>2751730</text:p>
          </table:table-cell>
          <table:table-cell office:value-type="float" office:value="2799415">
            <text:p>2799415</text:p>
          </table:table-cell>
          <table:table-cell office:value-type="float" office:value="2867825">
            <text:p>2867825</text:p>
          </table:table-cell>
          <table:table-cell office:value-type="float" office:value="2932310">
            <text:p>2932310</text:p>
          </table:table-cell>
          <table:table-cell office:value-type="float" office:value="2999567">
            <text:p>2999567</text:p>
          </table:table-cell>
          <table:table-cell office:value-type="float" office:value="3063761">
            <text:p>3063761</text:p>
          </table:table-cell>
          <table:table-cell office:value-type="float" office:value="3126802">
            <text:p>3126802</text:p>
          </table:table-cell>
          <table:table-cell office:value-type="float" office:value="3194858">
            <text:p>3194858</text:p>
          </table:table-cell>
          <table:table-cell office:value-type="float" office:value="3247417">
            <text:p>3247417</text:p>
          </table:table-cell>
          <table:table-cell office:value-type="float" office:value="3284095">
            <text:p>3284095</text:p>
          </table:table-cell>
          <table:table-cell office:value-type="float" office:value="3311722">
            <text:p>3311722</text:p>
          </table:table-cell>
          <table:table-cell office:value-type="float" office:value="3332577">
            <text:p>3332577</text:p>
          </table:table-cell>
          <table:table-cell office:value-type="float" office:value="3355465">
            <text:p>3355465</text:p>
          </table:table-cell>
          <table:table-cell office:value-type="float" office:value="3379049">
            <text:p>3379049</text:p>
          </table:table-cell>
          <table:table-cell office:value-type="float" office:value="3401865">
            <text:p>3401865</text:p>
          </table:table-cell>
          <table:table-cell office:value-type="float" office:value="3423038">
            <text:p>3423038</text:p>
          </table:table-cell>
          <table:table-cell office:value-type="float" office:value="3448026">
            <text:p>3448026</text:p>
          </table:table-cell>
          <table:table-cell office:value-type="float" office:value="3476286">
            <text:p>3476286</text:p>
          </table:table-cell>
          <table:table-cell office:value-type="float" office:value="3507543">
            <text:p>3507543</text:p>
          </table:table-cell>
          <table:table-cell office:value-type="float" office:value="3538660">
            <text:p>3538660</text:p>
          </table:table-cell>
          <table:table-cell office:value-type="float" office:value="3570508">
            <text:p>3570508</text:p>
          </table:table-cell>
          <table:table-cell office:value-type="float" office:value="3598644">
            <text:p>3598644</text:p>
          </table:table-cell>
          <table:table-cell office:value-type="float" office:value="3619699">
            <text:p>3619699</text:p>
          </table:table-cell>
          <table:table-cell office:value-type="float" office:value="3648159">
            <text:p>3648159</text:p>
          </table:table-cell>
          <table:table-cell office:value-type="float" office:value="3682795">
            <text:p>3682795</text:p>
          </table:table-cell>
          <table:table-cell office:value-type="float" office:value="3721866">
            <text:p>3721866</text:p>
          </table:table-cell>
          <table:table-cell office:value-type="float" office:value="3766689">
            <text:p>3766689</text:p>
          </table:table-cell>
          <table:table-cell office:value-type="float" office:value="3828462">
            <text:p>3828462</text:p>
          </table:table-cell>
          <table:table-cell office:value-type="float" office:value="3908586">
            <text:p>3908586</text:p>
          </table:table-cell>
          <table:table-cell office:value-type="float" office:value="4047252">
            <text:p>4047252</text:p>
          </table:table-cell>
          <table:table-cell office:value-type="float" office:value="4191445">
            <text:p>4191445</text:p>
          </table:table-cell>
          <table:table-cell office:value-type="float" office:value="4310933">
            <text:p>4310933</text:p>
          </table:table-cell>
          <table:table-cell office:value-type="float" office:value="4425528">
            <text:p>4425528</text:p>
          </table:table-cell>
          <table:table-cell office:value-type="float" office:value="4503278">
            <text:p>4503278</text:p>
          </table:table-cell>
          <table:table-cell office:value-type="float" office:value="4597667">
            <text:p>4597667</text:p>
          </table:table-cell>
          <table:table-cell office:value-type="float" office:value="4713817">
            <text:p>4713817</text:p>
          </table:table-cell>
          <table:table-cell office:value-type="float" office:value="4828846">
            <text:p>4828846</text:p>
          </table:table-cell>
          <table:table-cell office:value-type="float" office:value="4930160">
            <text:p>4930160</text:p>
          </table:table-cell>
          <table:table-cell office:value-type="float" office:value="5026095">
            <text:p>5026095</text:p>
          </table:table-cell>
          <table:table-cell office:value-type="float" office:value="5132363">
            <text:p>5132363</text:p>
          </table:table-cell>
          <table:table-cell office:value-type="float" office:value="5253073">
            <text:p>5253073</text:p>
          </table:table-cell>
          <table:table-cell office:value-type="float" office:value="5374304">
            <text:p>5374304</text:p>
          </table:table-cell>
          <table:table-cell office:value-type="float" office:value="5470040">
            <text:p>5470040</text:p>
          </table:table-cell>
          <table:table-cell office:value-type="float" office:value="5571613">
            <text:p>5571613</text:p>
          </table:table-cell>
          <table:table-cell office:value-type="float" office:value="5682962">
            <text:p>5682962</text:p>
          </table:table-cell>
          <table:table-cell office:value-type="float" office:value="5793629">
            <text:p>5793629</text:p>
          </table:table-cell>
          <table:table-cell office:value-type="float" office:value="5890642">
            <text:p>5890642</text:p>
          </table:table-cell>
          <table:table-cell office:value-type="float" office:value="5992280">
            <text:p>5992280</text:p>
          </table:table-cell>
          <table:table-cell office:value-type="float" office:value="6108185">
            <text:p>6108185</text:p>
          </table:table-cell>
          <table:table-cell office:value-type="float" office:value="6238338">
            <text:p>6238338</text:p>
          </table:table-cell>
          <table:table-cell office:value-type="float" office:value="6364877">
            <text:p>6364877</text:p>
          </table:table-cell>
          <table:table-cell office:value-type="float" office:value="6632838">
            <text:p>6632838</text:p>
          </table:table-cell>
          <table:table-cell office:value-type="float" office:value="6735679">
            <text:p>6735679</text:p>
          </table:table-cell>
          <table:table-cell office:value-type="float" office:value="6835488">
            <text:p>6835488</text:p>
          </table:table-cell>
          <table:table-cell office:value-type="float" office:value="6941940">
            <text:p>6941940</text:p>
          </table:table-cell>
          <table:table-cell office:value-type="float" office:value="7002232">
            <text:p>7002232</text:p>
          </table:table-cell>
          <table:table-cell office:value-type="float" office:value="7065779">
            <text:p>7065779</text:p>
          </table:table-cell>
          <table:table-cell office:value-type="float" office:value="7145407">
            <text:p>7145407</text:p>
          </table:table-cell>
          <table:table-cell office:value-type="float" office:value="7213574">
            <text:p>7213574</text:p>
          </table:table-cell>
          <table:table-cell office:value-type="float" office:value="7293341">
            <text:p>7293341</text:p>
          </table:table-cell>
          <table:table-cell office:value-type="float" office:value="7391427">
            <text:p>7391427</text:p>
          </table:table-cell>
          <table:table-cell office:value-type="float" office:value="7514339">
            <text:p>7514339</text:p>
          </table:table-cell>
          <table:table-cell office:value-type="float" office:value="7633179">
            <text:p>7633179</text:p>
          </table:table-cell>
          <table:table-cell office:value-type="float" office:value="7730415">
            <text:p>7730415</text:p>
          </table:table-cell>
          <table:table-cell office:value-type="float" office:value="7826368">
            <text:p>7826368</text:p>
          </table:table-cell>
          <table:table-cell office:value-type="float" office:value="7940033">
            <text:p>7940033</text:p>
          </table:table-cell>
          <table:table-cell office:value-type="float" office:value="8057320">
            <text:p>8057320</text:p>
          </table:table-cell>
          <table:table-cell office:value-type="float" office:value="8181746">
            <text:p>8181746</text:p>
          </table:table-cell>
          <table:table-cell office:value-type="float" office:value="8325068">
            <text:p>8325068</text:p>
          </table:table-cell>
          <table:table-cell office:value-type="float" office:value="8446656">
            <text:p>8446656</text:p>
          </table:table-cell>
          <table:table-cell office:value-type="float" office:value="8560533">
            <text:p>8560533</text:p>
          </table:table-cell>
          <table:table-cell office:value-type="float" office:value="8663579">
            <text:p>8663579</text:p>
          </table:table-cell>
          <table:table-cell office:value-type="float" office:value="8756711">
            <text:p>8756711</text:p>
          </table:table-cell>
          <table:table-cell office:value-type="float" office:value="8841711">
            <text:p>8841711</text:p>
          </table:table-cell>
          <table:table-cell office:value-type="float" office:value="8934770">
            <text:p>8934770</text:p>
          </table:table-cell>
          <table:table-cell office:value-type="float" office:value="9052732">
            <text:p>9052732</text:p>
          </table:table-cell>
          <table:table-cell office:value-type="float" office:value="9157444">
            <text:p>9157444</text:p>
          </table:table-cell>
          <table:table-cell office:value-type="float" office:value="9245257">
            <text:p>9245257</text:p>
          </table:table-cell>
          <table:table-cell office:value-type="float" office:value="9342413">
            <text:p>9342413</text:p>
          </table:table-cell>
          <table:table-cell office:value-type="float" office:value="9449247">
            <text:p>9449247</text:p>
          </table:table-cell>
          <table:table-cell office:value-type="float" office:value="9562299">
            <text:p>9562299</text:p>
          </table:table-cell>
          <table:table-cell office:value-type="float" office:value="9691689">
            <text:p>9691689</text:p>
          </table:table-cell>
          <table:table-cell office:value-type="float" office:value="9811447">
            <text:p>9811447</text:p>
          </table:table-cell>
          <table:table-cell office:value-type="float" office:value="9933853">
            <text:p>9933853</text:p>
          </table:table-cell>
          <table:table-cell office:value-type="float" office:value="10055192">
            <text:p>10055192</text:p>
          </table:table-cell>
          <table:table-cell office:value-type="float" office:value="10203169">
            <text:p>10203169</text:p>
          </table:table-cell>
          <table:table-cell office:value-type="float" office:value="10358791">
            <text:p>10358791</text:p>
          </table:table-cell>
          <table:table-cell office:value-type="float" office:value="10529005">
            <text:p>10529005</text:p>
          </table:table-cell>
          <table:table-cell table:number-columns-repeated="803"/>
        </table:table-row>
        <table:table-row table:style-name="ro1">
          <table:table-cell table:number-columns-repeated="1024"/>
        </table:table-row>
        <table:table-row table:style-name="ro1">
          <table:table-cell office:value-type="string">
            <text:p>Females</text:p>
          </table:table-cell>
          <table:table-cell table:number-columns-repeated="1023"/>
        </table:table-row>
        <table:table-row table:style-name="ro1">
          <table:table-cell office:value-type="string">
            <text:p>NSW</text:p>
          </table:table-cell>
          <table:table-cell table:number-columns-repeated="8"/>
          <table:table-cell office:value-type="float" office:value="1147">
            <text:p>1147</text:p>
          </table:table-cell>
          <table:table-cell office:value-type="float" office:value="1184">
            <text:p>1184</text:p>
          </table:table-cell>
          <table:table-cell office:value-type="float" office:value="1221">
            <text:p>1221</text:p>
          </table:table-cell>
          <table:table-cell office:value-type="float" office:value="1284">
            <text:p>1284</text:p>
          </table:table-cell>
          <table:table-cell office:value-type="float" office:value="1437">
            <text:p>1437</text:p>
          </table:table-cell>
          <table:table-cell office:value-type="float" office:value="1573">
            <text:p>1573</text:p>
          </table:table-cell>
          <table:table-cell office:value-type="float" office:value="1806">
            <text:p>1806</text:p>
          </table:table-cell>
          <table:table-cell office:value-type="float" office:value="2033">
            <text:p>2033</text:p>
          </table:table-cell>
          <table:table-cell office:value-type="float" office:value="2188">
            <text:p>2188</text:p>
          </table:table-cell>
          <table:table-cell office:value-type="float" office:value="2164">
            <text:p>2164</text:p>
          </table:table-cell>
          <table:table-cell office:value-type="float" office:value="2370">
            <text:p>2370</text:p>
          </table:table-cell>
          <table:table-cell office:value-type="float" office:value="2652">
            <text:p>2652</text:p>
          </table:table-cell>
          <table:table-cell office:value-type="float" office:value="3080">
            <text:p>3080</text:p>
          </table:table-cell>
          <table:table-cell office:value-type="float" office:value="3508">
            <text:p>3508</text:p>
          </table:table-cell>
          <table:table-cell office:value-type="float" office:value="3485">
            <text:p>3485</text:p>
          </table:table-cell>
          <table:table-cell office:value-type="float" office:value="3642">
            <text:p>3642</text:p>
          </table:table-cell>
          <table:table-cell office:value-type="float" office:value="3926">
            <text:p>3926</text:p>
          </table:table-cell>
          <table:table-cell office:value-type="float" office:value="4247">
            <text:p>4247</text:p>
          </table:table-cell>
          <table:table-cell office:value-type="float" office:value="4148">
            <text:p>4148</text:p>
          </table:table-cell>
          <table:table-cell office:value-type="float" office:value="4557">
            <text:p>4557</text:p>
          </table:table-cell>
          <table:table-cell office:value-type="float" office:value="5188">
            <text:p>5188</text:p>
          </table:table-cell>
          <table:table-cell office:value-type="float" office:value="6037">
            <text:p>6037</text:p>
          </table:table-cell>
          <table:table-cell office:value-type="float" office:value="7590">
            <text:p>7590</text:p>
          </table:table-cell>
          <table:table-cell office:value-type="float" office:value="8730">
            <text:p>8730</text:p>
          </table:table-cell>
          <table:table-cell office:value-type="float" office:value="8398">
            <text:p>8398</text:p>
          </table:table-cell>
          <table:table-cell office:value-type="float" office:value="8122">
            <text:p>8122</text:p>
          </table:table-cell>
          <table:table-cell office:value-type="float" office:value="8126">
            <text:p>8126</text:p>
          </table:table-cell>
          <table:table-cell office:value-type="float" office:value="8157">
            <text:p>8157</text:p>
          </table:table-cell>
          <table:table-cell office:value-type="float" office:value="8412">
            <text:p>8412</text:p>
          </table:table-cell>
          <table:table-cell office:value-type="float" office:value="9004">
            <text:p>9004</text:p>
          </table:table-cell>
          <table:table-cell office:value-type="float" office:value="9102">
            <text:p>9102</text:p>
          </table:table-cell>
          <table:table-cell office:value-type="float" office:value="9200">
            <text:p>9200</text:p>
          </table:table-cell>
          <table:table-cell office:value-type="float" office:value="9338">
            <text:p>9338</text:p>
          </table:table-cell>
          <table:table-cell office:value-type="float" office:value="9882">
            <text:p>9882</text:p>
          </table:table-cell>
          <table:table-cell office:value-type="float" office:value="10688">
            <text:p>10688</text:p>
          </table:table-cell>
          <table:table-cell office:value-type="float" office:value="11757">
            <text:p>11757</text:p>
          </table:table-cell>
          <table:table-cell office:value-type="float" office:value="13513">
            <text:p>13513</text:p>
          </table:table-cell>
          <table:table-cell office:value-type="float" office:value="16612">
            <text:p>16612</text:p>
          </table:table-cell>
          <table:table-cell office:value-type="float" office:value="18000">
            <text:p>18000</text:p>
          </table:table-cell>
          <table:table-cell office:value-type="float" office:value="19355">
            <text:p>19355</text:p>
          </table:table-cell>
          <table:table-cell office:value-type="float" office:value="22252">
            <text:p>22252</text:p>
          </table:table-cell>
          <table:table-cell office:value-type="float" office:value="24976">
            <text:p>24976</text:p>
          </table:table-cell>
          <table:table-cell office:value-type="float" office:value="29381">
            <text:p>29381</text:p>
          </table:table-cell>
          <table:table-cell office:value-type="float" office:value="36058">
            <text:p>36058</text:p>
          </table:table-cell>
          <table:table-cell office:value-type="float" office:value="41908">
            <text:p>41908</text:p>
          </table:table-cell>
          <table:table-cell office:value-type="float" office:value="51209">
            <text:p>51209</text:p>
          </table:table-cell>
          <table:table-cell office:value-type="float" office:value="60680">
            <text:p>60680</text:p>
          </table:table-cell>
          <table:table-cell office:value-type="float" office:value="63937">
            <text:p>63937</text:p>
          </table:table-cell>
          <table:table-cell office:value-type="float" office:value="69650">
            <text:p>69650</text:p>
          </table:table-cell>
          <table:table-cell office:value-type="float" office:value="74179">
            <text:p>74179</text:p>
          </table:table-cell>
          <table:table-cell office:value-type="float" office:value="77777">
            <text:p>77777</text:p>
          </table:table-cell>
          <table:table-cell office:value-type="float" office:value="81119">
            <text:p>81119</text:p>
          </table:table-cell>
          <table:table-cell office:value-type="float" office:value="88963">
            <text:p>88963</text:p>
          </table:table-cell>
          <table:table-cell office:value-type="float" office:value="102155">
            <text:p>102155</text:p>
          </table:table-cell>
          <table:table-cell office:value-type="float" office:value="111924">
            <text:p>111924</text:p>
          </table:table-cell>
          <table:table-cell office:value-type="float" office:value="84110">
            <text:p>84110</text:p>
          </table:table-cell>
          <table:table-cell office:value-type="float" office:value="89373">
            <text:p>89373</text:p>
          </table:table-cell>
          <table:table-cell office:value-type="float" office:value="99497">
            <text:p>99497</text:p>
          </table:table-cell>
          <table:table-cell office:value-type="float" office:value="106529">
            <text:p>106529</text:p>
          </table:table-cell>
          <table:table-cell office:value-type="float" office:value="118179">
            <text:p>118179</text:p>
          </table:table-cell>
          <table:table-cell office:value-type="float" office:value="125813">
            <text:p>125813</text:p>
          </table:table-cell>
          <table:table-cell office:value-type="float" office:value="135637">
            <text:p>135637</text:p>
          </table:table-cell>
          <table:table-cell office:value-type="float" office:value="145145">
            <text:p>145145</text:p>
          </table:table-cell>
          <table:table-cell office:value-type="float" office:value="143077">
            <text:p>143077</text:p>
          </table:table-cell>
          <table:table-cell office:value-type="float" office:value="150695">
            <text:p>150695</text:p>
          </table:table-cell>
          <table:table-cell office:value-type="float" office:value="156103">
            <text:p>156103</text:p>
          </table:table-cell>
          <table:table-cell office:value-type="float" office:value="162227">
            <text:p>162227</text:p>
          </table:table-cell>
          <table:table-cell office:value-type="float" office:value="169861">
            <text:p>169861</text:p>
          </table:table-cell>
          <table:table-cell office:value-type="float" office:value="177215">
            <text:p>177215</text:p>
          </table:table-cell>
          <table:table-cell office:value-type="float" office:value="185616">
            <text:p>185616</text:p>
          </table:table-cell>
          <table:table-cell office:value-type="float" office:value="193427">
            <text:p>193427</text:p>
          </table:table-cell>
          <table:table-cell office:value-type="float" office:value="201314">
            <text:p>201314</text:p>
          </table:table-cell>
          <table:table-cell office:value-type="float" office:value="208927">
            <text:p>208927</text:p>
          </table:table-cell>
          <table:table-cell office:value-type="float" office:value="217297">
            <text:p>217297</text:p>
          </table:table-cell>
          <table:table-cell office:value-type="float" office:value="225871">
            <text:p>225871</text:p>
          </table:table-cell>
          <table:table-cell office:value-type="float" office:value="234554">
            <text:p>234554</text:p>
          </table:table-cell>
          <table:table-cell office:value-type="float" office:value="242840">
            <text:p>242840</text:p>
          </table:table-cell>
          <table:table-cell office:value-type="float" office:value="252064">
            <text:p>252064</text:p>
          </table:table-cell>
          <table:table-cell office:value-type="float" office:value="261723">
            <text:p>261723</text:p>
          </table:table-cell>
          <table:table-cell office:value-type="float" office:value="270833">
            <text:p>270833</text:p>
          </table:table-cell>
          <table:table-cell office:value-type="float" office:value="280275">
            <text:p>280275</text:p>
          </table:table-cell>
          <table:table-cell office:value-type="float" office:value="292979">
            <text:p>292979</text:p>
          </table:table-cell>
          <table:table-cell office:value-type="float" office:value="305856">
            <text:p>305856</text:p>
          </table:table-cell>
          <table:table-cell office:value-type="float" office:value="322117">
            <text:p>322117</text:p>
          </table:table-cell>
          <table:table-cell office:value-type="float" office:value="336190">
            <text:p>336190</text:p>
          </table:table-cell>
          <table:table-cell office:value-type="float" office:value="350092">
            <text:p>350092</text:p>
          </table:table-cell>
          <table:table-cell office:value-type="float" office:value="365265">
            <text:p>365265</text:p>
          </table:table-cell>
          <table:table-cell office:value-type="float" office:value="385107">
            <text:p>385107</text:p>
          </table:table-cell>
          <table:table-cell office:value-type="float" office:value="404896">
            <text:p>404896</text:p>
          </table:table-cell>
          <table:table-cell office:value-type="float" office:value="425261">
            <text:p>425261</text:p>
          </table:table-cell>
          <table:table-cell office:value-type="float" office:value="445234">
            <text:p>445234</text:p>
          </table:table-cell>
          <table:table-cell office:value-type="float" office:value="461523">
            <text:p>461523</text:p>
          </table:table-cell>
          <table:table-cell office:value-type="float" office:value="476017">
            <text:p>476017</text:p>
          </table:table-cell>
          <table:table-cell office:value-type="float" office:value="491612">
            <text:p>491612</text:p>
          </table:table-cell>
          <table:table-cell office:value-type="float" office:value="510571">
            <text:p>510571</text:p>
          </table:table-cell>
          <table:table-cell office:value-type="float" office:value="530647">
            <text:p>530647</text:p>
          </table:table-cell>
          <table:table-cell office:value-type="float" office:value="546881">
            <text:p>546881</text:p>
          </table:table-cell>
          <table:table-cell office:value-type="float" office:value="559762">
            <text:p>559762</text:p>
          </table:table-cell>
          <table:table-cell office:value-type="float" office:value="573401">
            <text:p>573401</text:p>
          </table:table-cell>
          <table:table-cell office:value-type="float" office:value="587294">
            <text:p>587294</text:p>
          </table:table-cell>
          <table:table-cell office:value-type="float" office:value="596507">
            <text:p>596507</text:p>
          </table:table-cell>
          <table:table-cell office:value-type="float" office:value="607623">
            <text:p>607623</text:p>
          </table:table-cell>
          <table:table-cell office:value-type="float" office:value="619436">
            <text:p>619436</text:p>
          </table:table-cell>
          <table:table-cell office:value-type="float" office:value="632050">
            <text:p>632050</text:p>
          </table:table-cell>
          <table:table-cell office:value-type="float" office:value="644258">
            <text:p>644258</text:p>
          </table:table-cell>
          <table:table-cell office:value-type="float" office:value="654615">
            <text:p>654615</text:p>
          </table:table-cell>
          <table:table-cell office:value-type="float" office:value="665801">
            <text:p>665801</text:p>
          </table:table-cell>
          <table:table-cell office:value-type="float" office:value="676362">
            <text:p>676362</text:p>
          </table:table-cell>
          <table:table-cell office:value-type="float" office:value="689745">
            <text:p>689745</text:p>
          </table:table-cell>
          <table:table-cell office:value-type="float" office:value="704987">
            <text:p>704987</text:p>
          </table:table-cell>
          <table:table-cell office:value-type="float" office:value="720798">
            <text:p>720798</text:p>
          </table:table-cell>
          <table:table-cell office:value-type="float" office:value="738159">
            <text:p>738159</text:p>
          </table:table-cell>
          <table:table-cell office:value-type="float" office:value="751504">
            <text:p>751504</text:p>
          </table:table-cell>
          <table:table-cell office:value-type="float" office:value="768671">
            <text:p>768671</text:p>
          </table:table-cell>
          <table:table-cell office:value-type="float" office:value="785674">
            <text:p>785674</text:p>
          </table:table-cell>
          <table:table-cell office:value-type="float" office:value="808798">
            <text:p>808798</text:p>
          </table:table-cell>
          <table:table-cell office:value-type="float" office:value="843857">
            <text:p>843857</text:p>
          </table:table-cell>
          <table:table-cell office:value-type="float" office:value="871635">
            <text:p>871635</text:p>
          </table:table-cell>
          <table:table-cell office:value-type="float" office:value="897719">
            <text:p>897719</text:p>
          </table:table-cell>
          <table:table-cell office:value-type="float" office:value="920684">
            <text:p>920684</text:p>
          </table:table-cell>
          <table:table-cell office:value-type="float" office:value="938946">
            <text:p>938946</text:p>
          </table:table-cell>
          <table:table-cell office:value-type="float" office:value="959640">
            <text:p>959640</text:p>
          </table:table-cell>
          <table:table-cell office:value-type="float" office:value="977171">
            <text:p>977171</text:p>
          </table:table-cell>
          <table:table-cell office:value-type="float" office:value="996368">
            <text:p>996368</text:p>
          </table:table-cell>
          <table:table-cell office:value-type="float" office:value="1023777">
            <text:p>1023777</text:p>
          </table:table-cell>
          <table:table-cell office:value-type="float" office:value="1045236">
            <text:p>1045236</text:p>
          </table:table-cell>
          <table:table-cell office:value-type="float" office:value="1069198">
            <text:p>1069198</text:p>
          </table:table-cell>
          <table:table-cell office:value-type="float" office:value="1088435">
            <text:p>1088435</text:p>
          </table:table-cell>
          <table:table-cell office:value-type="float" office:value="1112229">
            <text:p>1112229</text:p>
          </table:table-cell>
          <table:table-cell office:value-type="float" office:value="1137875">
            <text:p>1137875</text:p>
          </table:table-cell>
          <table:table-cell office:value-type="float" office:value="1164632">
            <text:p>1164632</text:p>
          </table:table-cell>
          <table:table-cell office:value-type="float" office:value="1191892">
            <text:p>1191892</text:p>
          </table:table-cell>
          <table:table-cell office:value-type="float" office:value="1216875">
            <text:p>1216875</text:p>
          </table:table-cell>
          <table:table-cell office:value-type="float" office:value="1236452">
            <text:p>1236452</text:p>
          </table:table-cell>
          <table:table-cell office:value-type="float" office:value="1251934">
            <text:p>1251934</text:p>
          </table:table-cell>
          <table:table-cell office:value-type="float" office:value="1263421">
            <text:p>1263421</text:p>
          </table:table-cell>
          <table:table-cell office:value-type="float" office:value="1276728">
            <text:p>1276728</text:p>
          </table:table-cell>
          <table:table-cell office:value-type="float" office:value="1288691">
            <text:p>1288691</text:p>
          </table:table-cell>
          <table:table-cell office:value-type="float" office:value="1301112">
            <text:p>1301112</text:p>
          </table:table-cell>
          <table:table-cell office:value-type="float" office:value="1313376">
            <text:p>1313376</text:p>
          </table:table-cell>
          <table:table-cell office:value-type="float" office:value="1326316">
            <text:p>1326316</text:p>
          </table:table-cell>
          <table:table-cell office:value-type="float" office:value="1342357">
            <text:p>1342357</text:p>
          </table:table-cell>
          <table:table-cell office:value-type="float" office:value="1356137">
            <text:p>1356137</text:p>
          </table:table-cell>
          <table:table-cell office:value-type="float" office:value="1373057">
            <text:p>1373057</text:p>
          </table:table-cell>
          <table:table-cell office:value-type="float" office:value="1388651">
            <text:p>1388651</text:p>
          </table:table-cell>
          <table:table-cell office:value-type="float" office:value="1402547">
            <text:p>1402547</text:p>
          </table:table-cell>
          <table:table-cell office:value-type="float" office:value="1420401">
            <text:p>1420401</text:p>
          </table:table-cell>
          <table:table-cell office:value-type="float" office:value="1434534">
            <text:p>1434534</text:p>
          </table:table-cell>
          <table:table-cell office:value-type="float" office:value="1451488">
            <text:p>1451488</text:p>
          </table:table-cell>
          <table:table-cell office:value-type="float" office:value="1468312">
            <text:p>1468312</text:p>
          </table:table-cell>
          <table:table-cell office:value-type="float" office:value="1481748">
            <text:p>1481748</text:p>
          </table:table-cell>
          <table:table-cell office:value-type="float" office:value="1501235">
            <text:p>1501235</text:p>
          </table:table-cell>
          <table:table-cell office:value-type="float" office:value="1524496">
            <text:p>1524496</text:p>
          </table:table-cell>
          <table:table-cell office:value-type="float" office:value="1570549">
            <text:p>1570549</text:p>
          </table:table-cell>
          <table:table-cell office:value-type="float" office:value="1613439">
            <text:p>1613439</text:p>
          </table:table-cell>
          <table:table-cell office:value-type="float" office:value="1647106">
            <text:p>1647106</text:p>
          </table:table-cell>
          <table:table-cell office:value-type="float" office:value="1672087">
            <text:p>1672087</text:p>
          </table:table-cell>
          <table:table-cell office:value-type="float" office:value="1695370">
            <text:p>1695370</text:p>
          </table:table-cell>
          <table:table-cell office:value-type="float" office:value="1722997">
            <text:p>1722997</text:p>
          </table:table-cell>
          <table:table-cell office:value-type="float" office:value="1752152">
            <text:p>1752152</text:p>
          </table:table-cell>
          <table:table-cell office:value-type="float" office:value="1781531">
            <text:p>1781531</text:p>
          </table:table-cell>
          <table:table-cell office:value-type="float" office:value="1817829">
            <text:p>1817829</text:p>
          </table:table-cell>
          <table:table-cell office:value-type="float" office:value="1852937">
            <text:p>1852937</text:p>
          </table:table-cell>
          <table:table-cell office:value-type="float" office:value="1886015">
            <text:p>1886015</text:p>
          </table:table-cell>
          <table:table-cell office:value-type="float" office:value="1925354">
            <text:p>1925354</text:p>
          </table:table-cell>
          <table:table-cell office:value-type="float" office:value="1963820">
            <text:p>1963820</text:p>
          </table:table-cell>
          <table:table-cell office:value-type="float" office:value="2001584">
            <text:p>2001584</text:p>
          </table:table-cell>
          <table:table-cell office:value-type="float" office:value="2030552">
            <text:p>2030552</text:p>
          </table:table-cell>
          <table:table-cell office:value-type="float" office:value="2063313">
            <text:p>2063313</text:p>
          </table:table-cell>
          <table:table-cell office:value-type="float" office:value="2098439">
            <text:p>2098439</text:p>
          </table:table-cell>
          <table:table-cell office:value-type="float" office:value="2127234">
            <text:p>2127234</text:p>
          </table:table-cell>
          <table:table-cell office:value-type="float" office:value="2158846">
            <text:p>2158846</text:p>
          </table:table-cell>
          <table:table-cell office:value-type="float" office:value="2194312">
            <text:p>2194312</text:p>
          </table:table-cell>
          <table:table-cell office:value-type="float" office:value="2239270">
            <text:p>2239270</text:p>
          </table:table-cell>
          <table:table-cell office:value-type="float" office:value="2281201">
            <text:p>2281201</text:p>
          </table:table-cell>
          <table:table-cell office:value-type="float" office:value="2372786">
            <text:p>2372786</text:p>
          </table:table-cell>
          <table:table-cell office:value-type="float" office:value="2401803">
            <text:p>2401803</text:p>
          </table:table-cell>
          <table:table-cell office:value-type="float" office:value="2427850">
            <text:p>2427850</text:p>
          </table:table-cell>
          <table:table-cell office:value-type="float" office:value="2459504">
            <text:p>2459504</text:p>
          </table:table-cell>
          <table:table-cell office:value-type="float" office:value="2474922">
            <text:p>2474922</text:p>
          </table:table-cell>
          <table:table-cell office:value-type="float" office:value="2493475">
            <text:p>2493475</text:p>
          </table:table-cell>
          <table:table-cell office:value-type="float" office:value="2520524">
            <text:p>2520524</text:p>
          </table:table-cell>
          <table:table-cell office:value-type="float" office:value="2547868">
            <text:p>2547868</text:p>
          </table:table-cell>
          <table:table-cell office:value-type="float" office:value="2579321">
            <text:p>2579321</text:p>
          </table:table-cell>
          <table:table-cell office:value-type="float" office:value="2612103">
            <text:p>2612103</text:p>
          </table:table-cell>
          <table:table-cell office:value-type="float" office:value="2642315">
            <text:p>2642315</text:p>
          </table:table-cell>
          <table:table-cell office:value-type="float" office:value="2672743">
            <text:p>2672743</text:p>
          </table:table-cell>
          <table:table-cell office:value-type="float" office:value="2696665">
            <text:p>2696665</text:p>
          </table:table-cell>
          <table:table-cell office:value-type="float" office:value="2725172">
            <text:p>2725172</text:p>
          </table:table-cell>
          <table:table-cell office:value-type="float" office:value="2757142">
            <text:p>2757142</text:p>
          </table:table-cell>
          <table:table-cell office:value-type="float" office:value="2797021">
            <text:p>2797021</text:p>
          </table:table-cell>
          <table:table-cell office:value-type="float" office:value="2843964">
            <text:p>2843964</text:p>
          </table:table-cell>
          <table:table-cell office:value-type="float" office:value="2886881">
            <text:p>2886881</text:p>
          </table:table-cell>
          <table:table-cell office:value-type="float" office:value="2913338">
            <text:p>2913338</text:p>
          </table:table-cell>
          <table:table-cell office:value-type="float" office:value="2943629">
            <text:p>2943629</text:p>
          </table:table-cell>
          <table:table-cell office:value-type="float" office:value="2979508">
            <text:p>2979508</text:p>
          </table:table-cell>
          <table:table-cell office:value-type="float" office:value="3008374">
            <text:p>3008374</text:p>
          </table:table-cell>
          <table:table-cell office:value-type="float" office:value="3034139">
            <text:p>3034139</text:p>
          </table:table-cell>
          <table:table-cell office:value-type="float" office:value="3063478">
            <text:p>3063478</text:p>
          </table:table-cell>
          <table:table-cell office:value-type="float" office:value="3104806">
            <text:p>3104806</text:p>
          </table:table-cell>
          <table:table-cell office:value-type="float" office:value="3145000">
            <text:p>3145000</text:p>
          </table:table-cell>
          <table:table-cell office:value-type="float" office:value="3177436">
            <text:p>3177436</text:p>
          </table:table-cell>
          <table:table-cell office:value-type="float" office:value="3211142">
            <text:p>3211142</text:p>
          </table:table-cell>
          <table:table-cell office:value-type="float" office:value="3248537">
            <text:p>3248537</text:p>
          </table:table-cell>
          <table:table-cell office:value-type="float" office:value="3287359">
            <text:p>3287359</text:p>
          </table:table-cell>
          <table:table-cell office:value-type="float" office:value="3326984">
            <text:p>3326984</text:p>
          </table:table-cell>
          <table:table-cell office:value-type="float" office:value="3350831">
            <text:p>3350831</text:p>
          </table:table-cell>
          <table:table-cell office:value-type="float" office:value="3372077">
            <text:p>3372077</text:p>
          </table:table-cell>
          <table:table-cell office:value-type="float" office:value="3393987">
            <text:p>3393987</text:p>
          </table:table-cell>
          <table:table-cell office:value-type="float" office:value="3425004">
            <text:p>3425004</text:p>
          </table:table-cell>
          <table:table-cell office:value-type="float" office:value="3459924">
            <text:p>3459924</text:p>
          </table:table-cell>
          <table:table-cell office:value-type="float" office:value="3496098">
            <text:p>3496098</text:p>
          </table:table-cell>
          <table:table-cell table:number-columns-repeated="803"/>
        </table:table-row>
        <table:table-row table:style-name="ro1">
          <table:table-cell office:value-type="string">
            <text:p>Vic.</text:p>
          </table:table-cell>
          <table:table-cell table:number-columns-repeated="63"/>
          <table:table-cell office:value-type="float" office:value="39254">
            <text:p>39254</text:p>
          </table:table-cell>
          <table:table-cell office:value-type="float" office:value="57496">
            <text:p>57496</text:p>
          </table:table-cell>
          <table:table-cell office:value-type="float" office:value="75980">
            <text:p>75980</text:p>
          </table:table-cell>
          <table:table-cell office:value-type="float" office:value="98693">
            <text:p>98693</text:p>
          </table:table-cell>
          <table:table-cell office:value-type="float" office:value="120843">
            <text:p>120843</text:p>
          </table:table-cell>
          <table:table-cell office:value-type="float" office:value="139035">
            <text:p>139035</text:p>
          </table:table-cell>
          <table:table-cell office:value-type="float" office:value="164999">
            <text:p>164999</text:p>
          </table:table-cell>
          <table:table-cell office:value-type="float" office:value="181223">
            <text:p>181223</text:p>
          </table:table-cell>
          <table:table-cell office:value-type="float" office:value="195813">
            <text:p>195813</text:p>
          </table:table-cell>
          <table:table-cell office:value-type="float" office:value="207932">
            <text:p>207932</text:p>
          </table:table-cell>
          <table:table-cell office:value-type="float" office:value="218876">
            <text:p>218876</text:p>
          </table:table-cell>
          <table:table-cell office:value-type="float" office:value="229090">
            <text:p>229090</text:p>
          </table:table-cell>
          <table:table-cell office:value-type="float" office:value="243175">
            <text:p>243175</text:p>
          </table:table-cell>
          <table:table-cell office:value-type="float" office:value="256901">
            <text:p>256901</text:p>
          </table:table-cell>
          <table:table-cell office:value-type="float" office:value="269074">
            <text:p>269074</text:p>
          </table:table-cell>
          <table:table-cell office:value-type="float" office:value="278845">
            <text:p>278845</text:p>
          </table:table-cell>
          <table:table-cell office:value-type="float" office:value="288190">
            <text:p>288190</text:p>
          </table:table-cell>
          <table:table-cell office:value-type="float" office:value="300258">
            <text:p>300258</text:p>
          </table:table-cell>
          <table:table-cell office:value-type="float" office:value="313097">
            <text:p>313097</text:p>
          </table:table-cell>
          <table:table-cell office:value-type="float" office:value="326695">
            <text:p>326695</text:p>
          </table:table-cell>
          <table:table-cell office:value-type="float" office:value="338822">
            <text:p>338822</text:p>
          </table:table-cell>
          <table:table-cell office:value-type="float" office:value="348401">
            <text:p>348401</text:p>
          </table:table-cell>
          <table:table-cell office:value-type="float" office:value="357052">
            <text:p>357052</text:p>
          </table:table-cell>
          <table:table-cell office:value-type="float" office:value="364907">
            <text:p>364907</text:p>
          </table:table-cell>
          <table:table-cell office:value-type="float" office:value="370665">
            <text:p>370665</text:p>
          </table:table-cell>
          <table:table-cell office:value-type="float" office:value="377181">
            <text:p>377181</text:p>
          </table:table-cell>
          <table:table-cell office:value-type="float" office:value="385158">
            <text:p>385158</text:p>
          </table:table-cell>
          <table:table-cell office:value-type="float" office:value="391841">
            <text:p>391841</text:p>
          </table:table-cell>
          <table:table-cell office:value-type="float" office:value="399058">
            <text:p>399058</text:p>
          </table:table-cell>
          <table:table-cell office:value-type="float" office:value="408047">
            <text:p>408047</text:p>
          </table:table-cell>
          <table:table-cell office:value-type="float" office:value="416183">
            <text:p>416183</text:p>
          </table:table-cell>
          <table:table-cell office:value-type="float" office:value="425977">
            <text:p>425977</text:p>
          </table:table-cell>
          <table:table-cell office:value-type="float" office:value="434782">
            <text:p>434782</text:p>
          </table:table-cell>
          <table:table-cell office:value-type="float" office:value="445511">
            <text:p>445511</text:p>
          </table:table-cell>
          <table:table-cell office:value-type="float" office:value="455741">
            <text:p>455741</text:p>
          </table:table-cell>
          <table:table-cell office:value-type="float" office:value="469853">
            <text:p>469853</text:p>
          </table:table-cell>
          <table:table-cell office:value-type="float" office:value="484260">
            <text:p>484260</text:p>
          </table:table-cell>
          <table:table-cell office:value-type="float" office:value="507652">
            <text:p>507652</text:p>
          </table:table-cell>
          <table:table-cell office:value-type="float" office:value="522266">
            <text:p>522266</text:p>
          </table:table-cell>
          <table:table-cell office:value-type="float" office:value="538209">
            <text:p>538209</text:p>
          </table:table-cell>
          <table:table-cell office:value-type="float" office:value="551977">
            <text:p>551977</text:p>
          </table:table-cell>
          <table:table-cell office:value-type="float" office:value="560081">
            <text:p>560081</text:p>
          </table:table-cell>
          <table:table-cell office:value-type="float" office:value="566670">
            <text:p>566670</text:p>
          </table:table-cell>
          <table:table-cell office:value-type="float" office:value="572776">
            <text:p>572776</text:p>
          </table:table-cell>
          <table:table-cell office:value-type="float" office:value="577743">
            <text:p>577743</text:p>
          </table:table-cell>
          <table:table-cell office:value-type="float" office:value="580353">
            <text:p>580353</text:p>
          </table:table-cell>
          <table:table-cell office:value-type="float" office:value="582485">
            <text:p>582485</text:p>
          </table:table-cell>
          <table:table-cell office:value-type="float" office:value="583949">
            <text:p>583949</text:p>
          </table:table-cell>
          <table:table-cell office:value-type="float" office:value="588776">
            <text:p>588776</text:p>
          </table:table-cell>
          <table:table-cell office:value-type="float" office:value="594440">
            <text:p>594440</text:p>
          </table:table-cell>
          <table:table-cell office:value-type="float" office:value="601464">
            <text:p>601464</text:p>
          </table:table-cell>
          <table:table-cell office:value-type="float" office:value="603913">
            <text:p>603913</text:p>
          </table:table-cell>
          <table:table-cell office:value-type="float" office:value="604792">
            <text:p>604792</text:p>
          </table:table-cell>
          <table:table-cell office:value-type="float" office:value="607991">
            <text:p>607991</text:p>
          </table:table-cell>
          <table:table-cell office:value-type="float" office:value="612287">
            <text:p>612287</text:p>
          </table:table-cell>
          <table:table-cell office:value-type="float" office:value="618976">
            <text:p>618976</text:p>
          </table:table-cell>
          <table:table-cell office:value-type="float" office:value="627032">
            <text:p>627032</text:p>
          </table:table-cell>
          <table:table-cell office:value-type="float" office:value="635512">
            <text:p>635512</text:p>
          </table:table-cell>
          <table:table-cell office:value-type="float" office:value="646001">
            <text:p>646001</text:p>
          </table:table-cell>
          <table:table-cell office:value-type="float" office:value="654926">
            <text:p>654926</text:p>
          </table:table-cell>
          <table:table-cell office:value-type="float" office:value="671075">
            <text:p>671075</text:p>
          </table:table-cell>
          <table:table-cell office:value-type="float" office:value="692497">
            <text:p>692497</text:p>
          </table:table-cell>
          <table:table-cell office:value-type="float" office:value="707972">
            <text:p>707972</text:p>
          </table:table-cell>
          <table:table-cell office:value-type="float" office:value="721881">
            <text:p>721881</text:p>
          </table:table-cell>
          <table:table-cell office:value-type="float" office:value="730235">
            <text:p>730235</text:p>
          </table:table-cell>
          <table:table-cell office:value-type="float" office:value="738418">
            <text:p>738418</text:p>
          </table:table-cell>
          <table:table-cell office:value-type="float" office:value="745985">
            <text:p>745985</text:p>
          </table:table-cell>
          <table:table-cell office:value-type="float" office:value="753002">
            <text:p>753002</text:p>
          </table:table-cell>
          <table:table-cell office:value-type="float" office:value="763079">
            <text:p>763079</text:p>
          </table:table-cell>
          <table:table-cell office:value-type="float" office:value="774106">
            <text:p>774106</text:p>
          </table:table-cell>
          <table:table-cell office:value-type="float" office:value="785421">
            <text:p>785421</text:p>
          </table:table-cell>
          <table:table-cell office:value-type="float" office:value="800756">
            <text:p>800756</text:p>
          </table:table-cell>
          <table:table-cell office:value-type="float" office:value="817571">
            <text:p>817571</text:p>
          </table:table-cell>
          <table:table-cell office:value-type="float" office:value="831232">
            <text:p>831232</text:p>
          </table:table-cell>
          <table:table-cell office:value-type="float" office:value="843234">
            <text:p>843234</text:p>
          </table:table-cell>
          <table:table-cell office:value-type="float" office:value="856952">
            <text:p>856952</text:p>
          </table:table-cell>
          <table:table-cell office:value-type="float" office:value="871114">
            <text:p>871114</text:p>
          </table:table-cell>
          <table:table-cell office:value-type="float" office:value="882268">
            <text:p>882268</text:p>
          </table:table-cell>
          <table:table-cell office:value-type="float" office:value="891797">
            <text:p>891797</text:p>
          </table:table-cell>
          <table:table-cell office:value-type="float" office:value="900183">
            <text:p>900183</text:p>
          </table:table-cell>
          <table:table-cell office:value-type="float" office:value="907141">
            <text:p>907141</text:p>
          </table:table-cell>
          <table:table-cell office:value-type="float" office:value="912724">
            <text:p>912724</text:p>
          </table:table-cell>
          <table:table-cell office:value-type="float" office:value="919349">
            <text:p>919349</text:p>
          </table:table-cell>
          <table:table-cell office:value-type="float" office:value="926854">
            <text:p>926854</text:p>
          </table:table-cell>
          <table:table-cell office:value-type="float" office:value="930855">
            <text:p>930855</text:p>
          </table:table-cell>
          <table:table-cell office:value-type="float" office:value="935648">
            <text:p>935648</text:p>
          </table:table-cell>
          <table:table-cell office:value-type="float" office:value="940017">
            <text:p>940017</text:p>
          </table:table-cell>
          <table:table-cell office:value-type="float" office:value="947065">
            <text:p>947065</text:p>
          </table:table-cell>
          <table:table-cell office:value-type="float" office:value="953663">
            <text:p>953663</text:p>
          </table:table-cell>
          <table:table-cell office:value-type="float" office:value="967881">
            <text:p>967881</text:p>
          </table:table-cell>
          <table:table-cell office:value-type="float" office:value="981806">
            <text:p>981806</text:p>
          </table:table-cell>
          <table:table-cell office:value-type="float" office:value="991829">
            <text:p>991829</text:p>
          </table:table-cell>
          <table:table-cell office:value-type="float" office:value="1002067">
            <text:p>1002067</text:p>
          </table:table-cell>
          <table:table-cell office:value-type="float" office:value="1011065">
            <text:p>1011065</text:p>
          </table:table-cell>
          <table:table-cell office:value-type="float" office:value="1020323">
            <text:p>1020323</text:p>
          </table:table-cell>
          <table:table-cell office:value-type="float" office:value="1033374">
            <text:p>1033374</text:p>
          </table:table-cell>
          <table:table-cell office:value-type="float" office:value="1045985">
            <text:p>1045985</text:p>
          </table:table-cell>
          <table:table-cell office:value-type="float" office:value="1069088">
            <text:p>1069088</text:p>
          </table:table-cell>
          <table:table-cell office:value-type="float" office:value="1097125">
            <text:p>1097125</text:p>
          </table:table-cell>
          <table:table-cell office:value-type="float" office:value="1122685">
            <text:p>1122685</text:p>
          </table:table-cell>
          <table:table-cell office:value-type="float" office:value="1149529">
            <text:p>1149529</text:p>
          </table:table-cell>
          <table:table-cell office:value-type="float" office:value="1177457">
            <text:p>1177457</text:p>
          </table:table-cell>
          <table:table-cell office:value-type="float" office:value="1203975">
            <text:p>1203975</text:p>
          </table:table-cell>
          <table:table-cell office:value-type="float" office:value="1233247">
            <text:p>1233247</text:p>
          </table:table-cell>
          <table:table-cell office:value-type="float" office:value="1264441">
            <text:p>1264441</text:p>
          </table:table-cell>
          <table:table-cell office:value-type="float" office:value="1298667">
            <text:p>1298667</text:p>
          </table:table-cell>
          <table:table-cell office:value-type="float" office:value="1332204">
            <text:p>1332204</text:p>
          </table:table-cell>
          <table:table-cell office:value-type="float" office:value="1365308">
            <text:p>1365308</text:p>
          </table:table-cell>
          <table:table-cell office:value-type="float" office:value="1397906">
            <text:p>1397906</text:p>
          </table:table-cell>
          <table:table-cell office:value-type="float" office:value="1434475">
            <text:p>1434475</text:p>
          </table:table-cell>
          <table:table-cell office:value-type="float" office:value="1469951">
            <text:p>1469951</text:p>
          </table:table-cell>
          <table:table-cell office:value-type="float" office:value="1499625">
            <text:p>1499625</text:p>
          </table:table-cell>
          <table:table-cell office:value-type="float" office:value="1530297">
            <text:p>1530297</text:p>
          </table:table-cell>
          <table:table-cell office:value-type="float" office:value="1563955">
            <text:p>1563955</text:p>
          </table:table-cell>
          <table:table-cell office:value-type="float" office:value="1593802">
            <text:p>1593802</text:p>
          </table:table-cell>
          <table:table-cell office:value-type="float" office:value="1622056">
            <text:p>1622056</text:p>
          </table:table-cell>
          <table:table-cell office:value-type="float" office:value="1650243">
            <text:p>1650243</text:p>
          </table:table-cell>
          <table:table-cell office:value-type="float" office:value="1677614">
            <text:p>1677614</text:p>
          </table:table-cell>
          <table:table-cell office:value-type="float" office:value="1710592">
            <text:p>1710592</text:p>
          </table:table-cell>
          <table:table-cell office:value-type="float" office:value="1742115">
            <text:p>1742115</text:p>
          </table:table-cell>
          <table:table-cell office:value-type="float" office:value="1818511">
            <text:p>1818511</text:p>
          </table:table-cell>
          <table:table-cell office:value-type="float" office:value="1845022">
            <text:p>1845022</text:p>
          </table:table-cell>
          <table:table-cell office:value-type="float" office:value="1867738">
            <text:p>1867738</text:p>
          </table:table-cell>
          <table:table-cell office:value-type="float" office:value="1892365">
            <text:p>1892365</text:p>
          </table:table-cell>
          <table:table-cell office:value-type="float" office:value="1904468">
            <text:p>1904468</text:p>
          </table:table-cell>
          <table:table-cell office:value-type="float" office:value="1918285">
            <text:p>1918285</text:p>
          </table:table-cell>
          <table:table-cell office:value-type="float" office:value="1934377">
            <text:p>1934377</text:p>
          </table:table-cell>
          <table:table-cell office:value-type="float" office:value="1947395">
            <text:p>1947395</text:p>
          </table:table-cell>
          <table:table-cell office:value-type="float" office:value="1962127">
            <text:p>1962127</text:p>
          </table:table-cell>
          <table:table-cell office:value-type="float" office:value="1979206">
            <text:p>1979206</text:p>
          </table:table-cell>
          <table:table-cell office:value-type="float" office:value="1999049">
            <text:p>1999049</text:p>
          </table:table-cell>
          <table:table-cell office:value-type="float" office:value="2021155">
            <text:p>2021155</text:p>
          </table:table-cell>
          <table:table-cell office:value-type="float" office:value="2042055">
            <text:p>2042055</text:p>
          </table:table-cell>
          <table:table-cell office:value-type="float" office:value="2064029">
            <text:p>2064029</text:p>
          </table:table-cell>
          <table:table-cell office:value-type="float" office:value="2085003">
            <text:p>2085003</text:p>
          </table:table-cell>
          <table:table-cell office:value-type="float" office:value="2107137">
            <text:p>2107137</text:p>
          </table:table-cell>
          <table:table-cell office:value-type="float" office:value="2132182">
            <text:p>2132182</text:p>
          </table:table-cell>
          <table:table-cell office:value-type="float" office:value="2163072">
            <text:p>2163072</text:p>
          </table:table-cell>
          <table:table-cell office:value-type="float" office:value="2190611">
            <text:p>2190611</text:p>
          </table:table-cell>
          <table:table-cell office:value-type="float" office:value="2217717">
            <text:p>2217717</text:p>
          </table:table-cell>
          <table:table-cell office:value-type="float" office:value="2238082">
            <text:p>2238082</text:p>
          </table:table-cell>
          <table:table-cell office:value-type="float" office:value="2253923">
            <text:p>2253923</text:p>
          </table:table-cell>
          <table:table-cell office:value-type="float" office:value="2262625">
            <text:p>2262625</text:p>
          </table:table-cell>
          <table:table-cell office:value-type="float" office:value="2274727">
            <text:p>2274727</text:p>
          </table:table-cell>
          <table:table-cell office:value-type="float" office:value="2296520">
            <text:p>2296520</text:p>
          </table:table-cell>
          <table:table-cell office:value-type="float" office:value="2318807">
            <text:p>2318807</text:p>
          </table:table-cell>
          <table:table-cell office:value-type="float" office:value="2339217">
            <text:p>2339217</text:p>
          </table:table-cell>
          <table:table-cell office:value-type="float" office:value="2364169">
            <text:p>2364169</text:p>
          </table:table-cell>
          <table:table-cell office:value-type="float" office:value="2391469">
            <text:p>2391469</text:p>
          </table:table-cell>
          <table:table-cell office:value-type="float" office:value="2420888">
            <text:p>2420888</text:p>
          </table:table-cell>
          <table:table-cell office:value-type="float" office:value="2452531">
            <text:p>2452531</text:p>
          </table:table-cell>
          <table:table-cell office:value-type="float" office:value="2480957">
            <text:p>2480957</text:p>
          </table:table-cell>
          <table:table-cell office:value-type="float" office:value="2508986">
            <text:p>2508986</text:p>
          </table:table-cell>
          <table:table-cell office:value-type="float" office:value="2538262">
            <text:p>2538262</text:p>
          </table:table-cell>
          <table:table-cell office:value-type="float" office:value="2572665">
            <text:p>2572665</text:p>
          </table:table-cell>
          <table:table-cell office:value-type="float" office:value="2609789">
            <text:p>2609789</text:p>
          </table:table-cell>
          <table:table-cell office:value-type="float" office:value="2650590">
            <text:p>2650590</text:p>
          </table:table-cell>
          <table:table-cell table:number-columns-repeated="803"/>
        </table:table-row>
        <table:table-row table:style-name="ro1">
          <table:table-cell office:value-type="string">
            <text:p>Qld</text:p>
          </table:table-cell>
          <table:table-cell table:number-columns-repeated="71"/>
          <table:table-cell office:value-type="float" office:value="9666">
            <text:p>9666</text:p>
          </table:table-cell>
          <table:table-cell office:value-type="float" office:value="11239">
            <text:p>11239</text:p>
          </table:table-cell>
          <table:table-cell office:value-type="float" office:value="13556">
            <text:p>13556</text:p>
          </table:table-cell>
          <table:table-cell office:value-type="float" office:value="17891">
            <text:p>17891</text:p>
          </table:table-cell>
          <table:table-cell office:value-type="float" office:value="24042">
            <text:p>24042</text:p>
          </table:table-cell>
          <table:table-cell office:value-type="float" office:value="28148">
            <text:p>28148</text:p>
          </table:table-cell>
          <table:table-cell office:value-type="float" office:value="33629">
            <text:p>33629</text:p>
          </table:table-cell>
          <table:table-cell office:value-type="float" office:value="37707">
            <text:p>37707</text:p>
          </table:table-cell>
          <table:table-cell office:value-type="float" office:value="38868">
            <text:p>38868</text:p>
          </table:table-cell>
          <table:table-cell office:value-type="float" office:value="40869">
            <text:p>40869</text:p>
          </table:table-cell>
          <table:table-cell office:value-type="float" office:value="43088">
            <text:p>43088</text:p>
          </table:table-cell>
          <table:table-cell office:value-type="float" office:value="46051">
            <text:p>46051</text:p>
          </table:table-cell>
          <table:table-cell office:value-type="float" office:value="49220">
            <text:p>49220</text:p>
          </table:table-cell>
          <table:table-cell office:value-type="float" office:value="52303">
            <text:p>52303</text:p>
          </table:table-cell>
          <table:table-cell office:value-type="float" office:value="57498">
            <text:p>57498</text:p>
          </table:table-cell>
          <table:table-cell office:value-type="float" office:value="63135">
            <text:p>63135</text:p>
          </table:table-cell>
          <table:table-cell office:value-type="float" office:value="66944">
            <text:p>66944</text:p>
          </table:table-cell>
          <table:table-cell office:value-type="float" office:value="70967">
            <text:p>70967</text:p>
          </table:table-cell>
          <table:table-cell office:value-type="float" office:value="75397">
            <text:p>75397</text:p>
          </table:table-cell>
          <table:table-cell office:value-type="float" office:value="79461">
            <text:p>79461</text:p>
          </table:table-cell>
          <table:table-cell office:value-type="float" office:value="82809">
            <text:p>82809</text:p>
          </table:table-cell>
          <table:table-cell office:value-type="float" office:value="87027">
            <text:p>87027</text:p>
          </table:table-cell>
          <table:table-cell office:value-type="float" office:value="91769">
            <text:p>91769</text:p>
          </table:table-cell>
          <table:table-cell office:value-type="float" office:value="99840">
            <text:p>99840</text:p>
          </table:table-cell>
          <table:table-cell office:value-type="float" office:value="114070">
            <text:p>114070</text:p>
          </table:table-cell>
          <table:table-cell office:value-type="float" office:value="123105">
            <text:p>123105</text:p>
          </table:table-cell>
          <table:table-cell office:value-type="float" office:value="129815">
            <text:p>129815</text:p>
          </table:table-cell>
          <table:table-cell office:value-type="float" office:value="137562">
            <text:p>137562</text:p>
          </table:table-cell>
          <table:table-cell office:value-type="float" office:value="147063">
            <text:p>147063</text:p>
          </table:table-cell>
          <table:table-cell office:value-type="float" office:value="155088">
            <text:p>155088</text:p>
          </table:table-cell>
          <table:table-cell office:value-type="float" office:value="162792">
            <text:p>162792</text:p>
          </table:table-cell>
          <table:table-cell office:value-type="float" office:value="168864">
            <text:p>168864</text:p>
          </table:table-cell>
          <table:table-cell office:value-type="float" office:value="173636">
            <text:p>173636</text:p>
          </table:table-cell>
          <table:table-cell office:value-type="float" office:value="178509">
            <text:p>178509</text:p>
          </table:table-cell>
          <table:table-cell office:value-type="float" office:value="183018">
            <text:p>183018</text:p>
          </table:table-cell>
          <table:table-cell office:value-type="float" office:value="188086">
            <text:p>188086</text:p>
          </table:table-cell>
          <table:table-cell office:value-type="float" office:value="194199">
            <text:p>194199</text:p>
          </table:table-cell>
          <table:table-cell office:value-type="float" office:value="199593">
            <text:p>199593</text:p>
          </table:table-cell>
          <table:table-cell office:value-type="float" office:value="204632">
            <text:p>204632</text:p>
          </table:table-cell>
          <table:table-cell office:value-type="float" office:value="209217">
            <text:p>209217</text:p>
          </table:table-cell>
          <table:table-cell office:value-type="float" office:value="214424">
            <text:p>214424</text:p>
          </table:table-cell>
          <table:table-cell office:value-type="float" office:value="219163">
            <text:p>219163</text:p>
          </table:table-cell>
          <table:table-cell office:value-type="float" office:value="224430">
            <text:p>224430</text:p>
          </table:table-cell>
          <table:table-cell office:value-type="float" office:value="228025">
            <text:p>228025</text:p>
          </table:table-cell>
          <table:table-cell office:value-type="float" office:value="230857">
            <text:p>230857</text:p>
          </table:table-cell>
          <table:table-cell office:value-type="float" office:value="235150">
            <text:p>235150</text:p>
          </table:table-cell>
          <table:table-cell office:value-type="float" office:value="239675">
            <text:p>239675</text:p>
          </table:table-cell>
          <table:table-cell office:value-type="float" office:value="244910">
            <text:p>244910</text:p>
          </table:table-cell>
          <table:table-cell office:value-type="float" office:value="249135">
            <text:p>249135</text:p>
          </table:table-cell>
          <table:table-cell office:value-type="float" office:value="254729">
            <text:p>254729</text:p>
          </table:table-cell>
          <table:table-cell office:value-type="float" office:value="263364">
            <text:p>263364</text:p>
          </table:table-cell>
          <table:table-cell office:value-type="float" office:value="273503">
            <text:p>273503</text:p>
          </table:table-cell>
          <table:table-cell office:value-type="float" office:value="284154">
            <text:p>284154</text:p>
          </table:table-cell>
          <table:table-cell office:value-type="float" office:value="292242">
            <text:p>292242</text:p>
          </table:table-cell>
          <table:table-cell office:value-type="float" office:value="303478">
            <text:p>303478</text:p>
          </table:table-cell>
          <table:table-cell office:value-type="float" office:value="312102">
            <text:p>312102</text:p>
          </table:table-cell>
          <table:table-cell office:value-type="float" office:value="319020">
            <text:p>319020</text:p>
          </table:table-cell>
          <table:table-cell office:value-type="float" office:value="324755">
            <text:p>324755</text:p>
          </table:table-cell>
          <table:table-cell office:value-type="float" office:value="332007">
            <text:p>332007</text:p>
          </table:table-cell>
          <table:table-cell office:value-type="float" office:value="341097">
            <text:p>341097</text:p>
          </table:table-cell>
          <table:table-cell office:value-type="float" office:value="346016">
            <text:p>346016</text:p>
          </table:table-cell>
          <table:table-cell office:value-type="float" office:value="354069">
            <text:p>354069</text:p>
          </table:table-cell>
          <table:table-cell office:value-type="float" office:value="362463">
            <text:p>362463</text:p>
          </table:table-cell>
          <table:table-cell office:value-type="float" office:value="370424">
            <text:p>370424</text:p>
          </table:table-cell>
          <table:table-cell office:value-type="float" office:value="379583">
            <text:p>379583</text:p>
          </table:table-cell>
          <table:table-cell office:value-type="float" office:value="390237">
            <text:p>390237</text:p>
          </table:table-cell>
          <table:table-cell office:value-type="float" office:value="400512">
            <text:p>400512</text:p>
          </table:table-cell>
          <table:table-cell office:value-type="float" office:value="409518">
            <text:p>409518</text:p>
          </table:table-cell>
          <table:table-cell office:value-type="float" office:value="416066">
            <text:p>416066</text:p>
          </table:table-cell>
          <table:table-cell office:value-type="float" office:value="422554">
            <text:p>422554</text:p>
          </table:table-cell>
          <table:table-cell office:value-type="float" office:value="428188">
            <text:p>428188</text:p>
          </table:table-cell>
          <table:table-cell office:value-type="float" office:value="435177">
            <text:p>435177</text:p>
          </table:table-cell>
          <table:table-cell office:value-type="float" office:value="441794">
            <text:p>441794</text:p>
          </table:table-cell>
          <table:table-cell office:value-type="float" office:value="446581">
            <text:p>446581</text:p>
          </table:table-cell>
          <table:table-cell office:value-type="float" office:value="451684">
            <text:p>451684</text:p>
          </table:table-cell>
          <table:table-cell office:value-type="float" office:value="457361">
            <text:p>457361</text:p>
          </table:table-cell>
          <table:table-cell office:value-type="float" office:value="462949">
            <text:p>462949</text:p>
          </table:table-cell>
          <table:table-cell office:value-type="float" office:value="468828">
            <text:p>468828</text:p>
          </table:table-cell>
          <table:table-cell office:value-type="float" office:value="474901">
            <text:p>474901</text:p>
          </table:table-cell>
          <table:table-cell office:value-type="float" office:value="480259">
            <text:p>480259</text:p>
          </table:table-cell>
          <table:table-cell office:value-type="float" office:value="488057">
            <text:p>488057</text:p>
          </table:table-cell>
          <table:table-cell office:value-type="float" office:value="494740">
            <text:p>494740</text:p>
          </table:table-cell>
          <table:table-cell office:value-type="float" office:value="500592">
            <text:p>500592</text:p>
          </table:table-cell>
          <table:table-cell office:value-type="float" office:value="503158">
            <text:p>503158</text:p>
          </table:table-cell>
          <table:table-cell office:value-type="float" office:value="511846">
            <text:p>511846</text:p>
          </table:table-cell>
          <table:table-cell office:value-type="float" office:value="519407">
            <text:p>519407</text:p>
          </table:table-cell>
          <table:table-cell office:value-type="float" office:value="528035">
            <text:p>528035</text:p>
          </table:table-cell>
          <table:table-cell office:value-type="float" office:value="533818">
            <text:p>533818</text:p>
          </table:table-cell>
          <table:table-cell office:value-type="float" office:value="541825">
            <text:p>541825</text:p>
          </table:table-cell>
          <table:table-cell office:value-type="float" office:value="553984">
            <text:p>553984</text:p>
          </table:table-cell>
          <table:table-cell office:value-type="float" office:value="568596">
            <text:p>568596</text:p>
          </table:table-cell>
          <table:table-cell office:value-type="float" office:value="585089">
            <text:p>585089</text:p>
          </table:table-cell>
          <table:table-cell office:value-type="float" office:value="601343">
            <text:p>601343</text:p>
          </table:table-cell>
          <table:table-cell office:value-type="float" office:value="618282">
            <text:p>618282</text:p>
          </table:table-cell>
          <table:table-cell office:value-type="float" office:value="632072">
            <text:p>632072</text:p>
          </table:table-cell>
          <table:table-cell office:value-type="float" office:value="645257">
            <text:p>645257</text:p>
          </table:table-cell>
          <table:table-cell office:value-type="float" office:value="662314">
            <text:p>662314</text:p>
          </table:table-cell>
          <table:table-cell office:value-type="float" office:value="678285">
            <text:p>678285</text:p>
          </table:table-cell>
          <table:table-cell office:value-type="float" office:value="693878">
            <text:p>693878</text:p>
          </table:table-cell>
          <table:table-cell office:value-type="float" office:value="709320">
            <text:p>709320</text:p>
          </table:table-cell>
          <table:table-cell office:value-type="float" office:value="723255">
            <text:p>723255</text:p>
          </table:table-cell>
          <table:table-cell office:value-type="float" office:value="735838">
            <text:p>735838</text:p>
          </table:table-cell>
          <table:table-cell office:value-type="float" office:value="755540">
            <text:p>755540</text:p>
          </table:table-cell>
          <table:table-cell office:value-type="float" office:value="767835">
            <text:p>767835</text:p>
          </table:table-cell>
          <table:table-cell office:value-type="float" office:value="784911">
            <text:p>784911</text:p>
          </table:table-cell>
          <table:table-cell office:value-type="float" office:value="800750">
            <text:p>800750</text:p>
          </table:table-cell>
          <table:table-cell office:value-type="float" office:value="817497">
            <text:p>817497</text:p>
          </table:table-cell>
          <table:table-cell office:value-type="float" office:value="832076">
            <text:p>832076</text:p>
          </table:table-cell>
          <table:table-cell office:value-type="float" office:value="847254">
            <text:p>847254</text:p>
          </table:table-cell>
          <table:table-cell office:value-type="float" office:value="864137">
            <text:p>864137</text:p>
          </table:table-cell>
          <table:table-cell office:value-type="float" office:value="880833">
            <text:p>880833</text:p>
          </table:table-cell>
          <table:table-cell office:value-type="float" office:value="898153">
            <text:p>898153</text:p>
          </table:table-cell>
          <table:table-cell office:value-type="float" office:value="930031">
            <text:p>930031</text:p>
          </table:table-cell>
          <table:table-cell office:value-type="float" office:value="954513">
            <text:p>954513</text:p>
          </table:table-cell>
          <table:table-cell office:value-type="float" office:value="982787">
            <text:p>982787</text:p>
          </table:table-cell>
          <table:table-cell office:value-type="float" office:value="1008269">
            <text:p>1008269</text:p>
          </table:table-cell>
          <table:table-cell office:value-type="float" office:value="1028686">
            <text:p>1028686</text:p>
          </table:table-cell>
          <table:table-cell office:value-type="float" office:value="1048445">
            <text:p>1048445</text:p>
          </table:table-cell>
          <table:table-cell office:value-type="float" office:value="1069603">
            <text:p>1069603</text:p>
          </table:table-cell>
          <table:table-cell office:value-type="float" office:value="1090340">
            <text:p>1090340</text:p>
          </table:table-cell>
          <table:table-cell office:value-type="float" office:value="1114702">
            <text:p>1114702</text:p>
          </table:table-cell>
          <table:table-cell office:value-type="float" office:value="1145471">
            <text:p>1145471</text:p>
          </table:table-cell>
          <table:table-cell office:value-type="float" office:value="1187439">
            <text:p>1187439</text:p>
          </table:table-cell>
          <table:table-cell office:value-type="float" office:value="1220927">
            <text:p>1220927</text:p>
          </table:table-cell>
          <table:table-cell office:value-type="float" office:value="1244145">
            <text:p>1244145</text:p>
          </table:table-cell>
          <table:table-cell office:value-type="float" office:value="1266043">
            <text:p>1266043</text:p>
          </table:table-cell>
          <table:table-cell office:value-type="float" office:value="1290779">
            <text:p>1290779</text:p>
          </table:table-cell>
          <table:table-cell office:value-type="float" office:value="1317060">
            <text:p>1317060</text:p>
          </table:table-cell>
          <table:table-cell office:value-type="float" office:value="1346433">
            <text:p>1346433</text:p>
          </table:table-cell>
          <table:table-cell office:value-type="float" office:value="1386301">
            <text:p>1386301</text:p>
          </table:table-cell>
          <table:table-cell office:value-type="float" office:value="1428023">
            <text:p>1428023</text:p>
          </table:table-cell>
          <table:table-cell office:value-type="float" office:value="1460692">
            <text:p>1460692</text:p>
          </table:table-cell>
          <table:table-cell office:value-type="float" office:value="1493752">
            <text:p>1493752</text:p>
          </table:table-cell>
          <table:table-cell office:value-type="float" office:value="1530530">
            <text:p>1530530</text:p>
          </table:table-cell>
          <table:table-cell office:value-type="float" office:value="1570705">
            <text:p>1570705</text:p>
          </table:table-cell>
          <table:table-cell office:value-type="float" office:value="1607950">
            <text:p>1607950</text:p>
          </table:table-cell>
          <table:table-cell office:value-type="float" office:value="1647881">
            <text:p>1647881</text:p>
          </table:table-cell>
          <table:table-cell office:value-type="float" office:value="1681702">
            <text:p>1681702</text:p>
          </table:table-cell>
          <table:table-cell office:value-type="float" office:value="1710855">
            <text:p>1710855</text:p>
          </table:table-cell>
          <table:table-cell office:value-type="float" office:value="1738488">
            <text:p>1738488</text:p>
          </table:table-cell>
          <table:table-cell office:value-type="float" office:value="1769628">
            <text:p>1769628</text:p>
          </table:table-cell>
          <table:table-cell office:value-type="float" office:value="1802813">
            <text:p>1802813</text:p>
          </table:table-cell>
          <table:table-cell office:value-type="float" office:value="1842420">
            <text:p>1842420</text:p>
          </table:table-cell>
          <table:table-cell office:value-type="float" office:value="1888398">
            <text:p>1888398</text:p>
          </table:table-cell>
          <table:table-cell office:value-type="float" office:value="1934092">
            <text:p>1934092</text:p>
          </table:table-cell>
          <table:table-cell office:value-type="float" office:value="1978795">
            <text:p>1978795</text:p>
          </table:table-cell>
          <table:table-cell office:value-type="float" office:value="2026251">
            <text:p>2026251</text:p>
          </table:table-cell>
          <table:table-cell office:value-type="float" office:value="2069553">
            <text:p>2069553</text:p>
          </table:table-cell>
          <table:table-cell office:value-type="float" office:value="2116856">
            <text:p>2116856</text:p>
          </table:table-cell>
          <table:table-cell table:number-columns-repeated="803"/>
        </table:table-row>
        <table:table-row table:style-name="ro1">
          <table:table-cell office:value-type="string">
            <text:p>SA</text:p>
          </table:table-cell>
          <table:table-cell table:number-columns-repeated="48"/>
          <table:table-cell office:value-type="float" office:value="237">
            <text:p>237</text:p>
          </table:table-cell>
          <table:table-cell office:value-type="float" office:value="1422">
            <text:p>1422</text:p>
          </table:table-cell>
          <table:table-cell office:value-type="float" office:value="2608">
            <text:p>2608</text:p>
          </table:table-cell>
          <table:table-cell office:value-type="float" office:value="4483">
            <text:p>4483</text:p>
          </table:table-cell>
          <table:table-cell office:value-type="float" office:value="6358">
            <text:p>6358</text:p>
          </table:table-cell>
          <table:table-cell office:value-type="float" office:value="6730">
            <text:p>6730</text:p>
          </table:table-cell>
          <table:table-cell office:value-type="float" office:value="7101">
            <text:p>7101</text:p>
          </table:table-cell>
          <table:table-cell office:value-type="float" office:value="7670">
            <text:p>7670</text:p>
          </table:table-cell>
          <table:table-cell office:value-type="float" office:value="8266">
            <text:p>8266</text:p>
          </table:table-cell>
          <table:table-cell office:value-type="float" office:value="9650">
            <text:p>9650</text:p>
          </table:table-cell>
          <table:table-cell office:value-type="float" office:value="11182">
            <text:p>11182</text:p>
          </table:table-cell>
          <table:table-cell office:value-type="float" office:value="13622">
            <text:p>13622</text:p>
          </table:table-cell>
          <table:table-cell office:value-type="float" office:value="17139">
            <text:p>17139</text:p>
          </table:table-cell>
          <table:table-cell office:value-type="float" office:value="23543">
            <text:p>23543</text:p>
          </table:table-cell>
          <table:table-cell office:value-type="float" office:value="27798">
            <text:p>27798</text:p>
          </table:table-cell>
          <table:table-cell office:value-type="float" office:value="29217">
            <text:p>29217</text:p>
          </table:table-cell>
          <table:table-cell office:value-type="float" office:value="32353">
            <text:p>32353</text:p>
          </table:table-cell>
          <table:table-cell office:value-type="float" office:value="35544">
            <text:p>35544</text:p>
          </table:table-cell>
          <table:table-cell office:value-type="float" office:value="42028">
            <text:p>42028</text:p>
          </table:table-cell>
          <table:table-cell office:value-type="float" office:value="48544">
            <text:p>48544</text:p>
          </table:table-cell>
          <table:table-cell office:value-type="float" office:value="51622">
            <text:p>51622</text:p>
          </table:table-cell>
          <table:table-cell office:value-type="float" office:value="54182">
            <text:p>54182</text:p>
          </table:table-cell>
          <table:table-cell office:value-type="float" office:value="57942">
            <text:p>57942</text:p>
          </table:table-cell>
          <table:table-cell office:value-type="float" office:value="60407">
            <text:p>60407</text:p>
          </table:table-cell>
          <table:table-cell office:value-type="float" office:value="61242">
            <text:p>61242</text:p>
          </table:table-cell>
          <table:table-cell office:value-type="float" office:value="63403">
            <text:p>63403</text:p>
          </table:table-cell>
          <table:table-cell office:value-type="float" office:value="66060">
            <text:p>66060</text:p>
          </table:table-cell>
          <table:table-cell office:value-type="float" office:value="68945">
            <text:p>68945</text:p>
          </table:table-cell>
          <table:table-cell office:value-type="float" office:value="72401">
            <text:p>72401</text:p>
          </table:table-cell>
          <table:table-cell office:value-type="float" office:value="77222">
            <text:p>77222</text:p>
          </table:table-cell>
          <table:table-cell office:value-type="float" office:value="80883">
            <text:p>80883</text:p>
          </table:table-cell>
          <table:table-cell office:value-type="float" office:value="83062">
            <text:p>83062</text:p>
          </table:table-cell>
          <table:table-cell office:value-type="float" office:value="85323">
            <text:p>85323</text:p>
          </table:table-cell>
          <table:table-cell office:value-type="float" office:value="87848">
            <text:p>87848</text:p>
          </table:table-cell>
          <table:table-cell office:value-type="float" office:value="89652">
            <text:p>89652</text:p>
          </table:table-cell>
          <table:table-cell office:value-type="float" office:value="91625">
            <text:p>91625</text:p>
          </table:table-cell>
          <table:table-cell office:value-type="float" office:value="93241">
            <text:p>93241</text:p>
          </table:table-cell>
          <table:table-cell office:value-type="float" office:value="95864">
            <text:p>95864</text:p>
          </table:table-cell>
          <table:table-cell office:value-type="float" office:value="98912">
            <text:p>98912</text:p>
          </table:table-cell>
          <table:table-cell office:value-type="float" office:value="101370">
            <text:p>101370</text:p>
          </table:table-cell>
          <table:table-cell office:value-type="float" office:value="107666">
            <text:p>107666</text:p>
          </table:table-cell>
          <table:table-cell office:value-type="float" office:value="113046">
            <text:p>113046</text:p>
          </table:table-cell>
          <table:table-cell office:value-type="float" office:value="118645">
            <text:p>118645</text:p>
          </table:table-cell>
          <table:table-cell office:value-type="float" office:value="124396">
            <text:p>124396</text:p>
          </table:table-cell>
          <table:table-cell office:value-type="float" office:value="128955">
            <text:p>128955</text:p>
          </table:table-cell>
          <table:table-cell office:value-type="float" office:value="133518">
            <text:p>133518</text:p>
          </table:table-cell>
          <table:table-cell office:value-type="float" office:value="137171">
            <text:p>137171</text:p>
          </table:table-cell>
          <table:table-cell office:value-type="float" office:value="142321">
            <text:p>142321</text:p>
          </table:table-cell>
          <table:table-cell office:value-type="float" office:value="145685">
            <text:p>145685</text:p>
          </table:table-cell>
          <table:table-cell office:value-type="float" office:value="146888">
            <text:p>146888</text:p>
          </table:table-cell>
          <table:table-cell office:value-type="float" office:value="145896">
            <text:p>145896</text:p>
          </table:table-cell>
          <table:table-cell office:value-type="float" office:value="147667">
            <text:p>147667</text:p>
          </table:table-cell>
          <table:table-cell office:value-type="float" office:value="148994">
            <text:p>148994</text:p>
          </table:table-cell>
          <table:table-cell office:value-type="float" office:value="150524">
            <text:p>150524</text:p>
          </table:table-cell>
          <table:table-cell office:value-type="float" office:value="152898">
            <text:p>152898</text:p>
          </table:table-cell>
          <table:table-cell office:value-type="float" office:value="155895">
            <text:p>155895</text:p>
          </table:table-cell>
          <table:table-cell office:value-type="float" office:value="160530">
            <text:p>160530</text:p>
          </table:table-cell>
          <table:table-cell office:value-type="float" office:value="165066">
            <text:p>165066</text:p>
          </table:table-cell>
          <table:table-cell office:value-type="float" office:value="168535">
            <text:p>168535</text:p>
          </table:table-cell>
          <table:table-cell office:value-type="float" office:value="171654">
            <text:p>171654</text:p>
          </table:table-cell>
          <table:table-cell office:value-type="float" office:value="173043">
            <text:p>173043</text:p>
          </table:table-cell>
          <table:table-cell office:value-type="float" office:value="173933">
            <text:p>173933</text:p>
          </table:table-cell>
          <table:table-cell office:value-type="float" office:value="174948">
            <text:p>174948</text:p>
          </table:table-cell>
          <table:table-cell office:value-type="float" office:value="176197">
            <text:p>176197</text:p>
          </table:table-cell>
          <table:table-cell office:value-type="float" office:value="177470">
            <text:p>177470</text:p>
          </table:table-cell>
          <table:table-cell office:value-type="float" office:value="179564">
            <text:p>179564</text:p>
          </table:table-cell>
          <table:table-cell office:value-type="float" office:value="180089">
            <text:p>180089</text:p>
          </table:table-cell>
          <table:table-cell office:value-type="float" office:value="181129">
            <text:p>181129</text:p>
          </table:table-cell>
          <table:table-cell office:value-type="float" office:value="181551">
            <text:p>181551</text:p>
          </table:table-cell>
          <table:table-cell office:value-type="float" office:value="181832">
            <text:p>181832</text:p>
          </table:table-cell>
          <table:table-cell office:value-type="float" office:value="182366">
            <text:p>182366</text:p>
          </table:table-cell>
          <table:table-cell office:value-type="float" office:value="186282">
            <text:p>186282</text:p>
          </table:table-cell>
          <table:table-cell office:value-type="float" office:value="191537">
            <text:p>191537</text:p>
          </table:table-cell>
          <table:table-cell office:value-type="float" office:value="194754">
            <text:p>194754</text:p>
          </table:table-cell>
          <table:table-cell office:value-type="float" office:value="200874">
            <text:p>200874</text:p>
          </table:table-cell>
          <table:table-cell office:value-type="float" office:value="205331">
            <text:p>205331</text:p>
          </table:table-cell>
          <table:table-cell office:value-type="float" office:value="211041">
            <text:p>211041</text:p>
          </table:table-cell>
          <table:table-cell office:value-type="float" office:value="217760">
            <text:p>217760</text:p>
          </table:table-cell>
          <table:table-cell office:value-type="float" office:value="220217">
            <text:p>220217</text:p>
          </table:table-cell>
          <table:table-cell office:value-type="float" office:value="225018">
            <text:p>225018</text:p>
          </table:table-cell>
          <table:table-cell office:value-type="float" office:value="229253">
            <text:p>229253</text:p>
          </table:table-cell>
          <table:table-cell office:value-type="float" office:value="233036">
            <text:p>233036</text:p>
          </table:table-cell>
          <table:table-cell office:value-type="float" office:value="237851">
            <text:p>237851</text:p>
          </table:table-cell>
          <table:table-cell office:value-type="float" office:value="241260">
            <text:p>241260</text:p>
          </table:table-cell>
          <table:table-cell office:value-type="float" office:value="245706">
            <text:p>245706</text:p>
          </table:table-cell>
          <table:table-cell office:value-type="float" office:value="250572">
            <text:p>250572</text:p>
          </table:table-cell>
          <table:table-cell office:value-type="float" office:value="256421">
            <text:p>256421</text:p>
          </table:table-cell>
          <table:table-cell office:value-type="float" office:value="260531">
            <text:p>260531</text:p>
          </table:table-cell>
          <table:table-cell office:value-type="float" office:value="266331">
            <text:p>266331</text:p>
          </table:table-cell>
          <table:table-cell office:value-type="float" office:value="270783">
            <text:p>270783</text:p>
          </table:table-cell>
          <table:table-cell office:value-type="float" office:value="275912">
            <text:p>275912</text:p>
          </table:table-cell>
          <table:table-cell office:value-type="float" office:value="280327">
            <text:p>280327</text:p>
          </table:table-cell>
          <table:table-cell office:value-type="float" office:value="282948">
            <text:p>282948</text:p>
          </table:table-cell>
          <table:table-cell office:value-type="float" office:value="284376">
            <text:p>284376</text:p>
          </table:table-cell>
          <table:table-cell office:value-type="float" office:value="285849">
            <text:p>285849</text:p>
          </table:table-cell>
          <table:table-cell office:value-type="float" office:value="287682">
            <text:p>287682</text:p>
          </table:table-cell>
          <table:table-cell office:value-type="float" office:value="289039">
            <text:p>289039</text:p>
          </table:table-cell>
          <table:table-cell office:value-type="float" office:value="291019">
            <text:p>291019</text:p>
          </table:table-cell>
          <table:table-cell office:value-type="float" office:value="291958">
            <text:p>291958</text:p>
          </table:table-cell>
          <table:table-cell office:value-type="float" office:value="293095">
            <text:p>293095</text:p>
          </table:table-cell>
          <table:table-cell office:value-type="float" office:value="294935">
            <text:p>294935</text:p>
          </table:table-cell>
          <table:table-cell office:value-type="float" office:value="296144">
            <text:p>296144</text:p>
          </table:table-cell>
          <table:table-cell office:value-type="float" office:value="298238">
            <text:p>298238</text:p>
          </table:table-cell>
          <table:table-cell office:value-type="float" office:value="300101">
            <text:p>300101</text:p>
          </table:table-cell>
          <table:table-cell office:value-type="float" office:value="301171">
            <text:p>301171</text:p>
          </table:table-cell>
          <table:table-cell office:value-type="float" office:value="304721">
            <text:p>304721</text:p>
          </table:table-cell>
          <table:table-cell office:value-type="float" office:value="307467">
            <text:p>307467</text:p>
          </table:table-cell>
          <table:table-cell office:value-type="float" office:value="310372">
            <text:p>310372</text:p>
          </table:table-cell>
          <table:table-cell office:value-type="float" office:value="314177">
            <text:p>314177</text:p>
          </table:table-cell>
          <table:table-cell office:value-type="float" office:value="318294">
            <text:p>318294</text:p>
          </table:table-cell>
          <table:table-cell office:value-type="float" office:value="323180">
            <text:p>323180</text:p>
          </table:table-cell>
          <table:table-cell office:value-type="float" office:value="329233">
            <text:p>329233</text:p>
          </table:table-cell>
          <table:table-cell office:value-type="float" office:value="335530">
            <text:p>335530</text:p>
          </table:table-cell>
          <table:table-cell office:value-type="float" office:value="346018">
            <text:p>346018</text:p>
          </table:table-cell>
          <table:table-cell office:value-type="float" office:value="358138">
            <text:p>358138</text:p>
          </table:table-cell>
          <table:table-cell office:value-type="float" office:value="368597">
            <text:p>368597</text:p>
          </table:table-cell>
          <table:table-cell office:value-type="float" office:value="380137">
            <text:p>380137</text:p>
          </table:table-cell>
          <table:table-cell office:value-type="float" office:value="388055">
            <text:p>388055</text:p>
          </table:table-cell>
          <table:table-cell office:value-type="float" office:value="398517">
            <text:p>398517</text:p>
          </table:table-cell>
          <table:table-cell office:value-type="float" office:value="411619">
            <text:p>411619</text:p>
          </table:table-cell>
          <table:table-cell office:value-type="float" office:value="425145">
            <text:p>425145</text:p>
          </table:table-cell>
          <table:table-cell office:value-type="float" office:value="437841">
            <text:p>437841</text:p>
          </table:table-cell>
          <table:table-cell office:value-type="float" office:value="449652">
            <text:p>449652</text:p>
          </table:table-cell>
          <table:table-cell office:value-type="float" office:value="462629">
            <text:p>462629</text:p>
          </table:table-cell>
          <table:table-cell office:value-type="float" office:value="473220">
            <text:p>473220</text:p>
          </table:table-cell>
          <table:table-cell office:value-type="float" office:value="484770">
            <text:p>484770</text:p>
          </table:table-cell>
          <table:table-cell office:value-type="float" office:value="495012">
            <text:p>495012</text:p>
          </table:table-cell>
          <table:table-cell office:value-type="float" office:value="507721">
            <text:p>507721</text:p>
          </table:table-cell>
          <table:table-cell office:value-type="float" office:value="522854">
            <text:p>522854</text:p>
          </table:table-cell>
          <table:table-cell office:value-type="float" office:value="538701">
            <text:p>538701</text:p>
          </table:table-cell>
          <table:table-cell office:value-type="float" office:value="549789">
            <text:p>549789</text:p>
          </table:table-cell>
          <table:table-cell office:value-type="float" office:value="556670">
            <text:p>556670</text:p>
          </table:table-cell>
          <table:table-cell office:value-type="float" office:value="565446">
            <text:p>565446</text:p>
          </table:table-cell>
          <table:table-cell office:value-type="float" office:value="574683">
            <text:p>574683</text:p>
          </table:table-cell>
          <table:table-cell office:value-type="float" office:value="585873">
            <text:p>585873</text:p>
          </table:table-cell>
          <table:table-cell office:value-type="float" office:value="606716">
            <text:p>606716</text:p>
          </table:table-cell>
          <table:table-cell office:value-type="float" office:value="613382">
            <text:p>613382</text:p>
          </table:table-cell>
          <table:table-cell office:value-type="float" office:value="619922">
            <text:p>619922</text:p>
          </table:table-cell>
          <table:table-cell office:value-type="float" office:value="632044">
            <text:p>632044</text:p>
          </table:table-cell>
          <table:table-cell office:value-type="float" office:value="637467">
            <text:p>637467</text:p>
          </table:table-cell>
          <table:table-cell office:value-type="float" office:value="642318">
            <text:p>642318</text:p>
          </table:table-cell>
          <table:table-cell office:value-type="float" office:value="649074">
            <text:p>649074</text:p>
          </table:table-cell>
          <table:table-cell office:value-type="float" office:value="653243">
            <text:p>653243</text:p>
          </table:table-cell>
          <table:table-cell office:value-type="float" office:value="656398">
            <text:p>656398</text:p>
          </table:table-cell>
          <table:table-cell office:value-type="float" office:value="661063">
            <text:p>661063</text:p>
          </table:table-cell>
          <table:table-cell office:value-type="float" office:value="668162">
            <text:p>668162</text:p>
          </table:table-cell>
          <table:table-cell office:value-type="float" office:value="674142">
            <text:p>674142</text:p>
          </table:table-cell>
          <table:table-cell office:value-type="float" office:value="681470">
            <text:p>681470</text:p>
          </table:table-cell>
          <table:table-cell office:value-type="float" office:value="687383">
            <text:p>687383</text:p>
          </table:table-cell>
          <table:table-cell office:value-type="float" office:value="692422">
            <text:p>692422</text:p>
          </table:table-cell>
          <table:table-cell office:value-type="float" office:value="697508">
            <text:p>697508</text:p>
          </table:table-cell>
          <table:table-cell office:value-type="float" office:value="703997">
            <text:p>703997</text:p>
          </table:table-cell>
          <table:table-cell office:value-type="float" office:value="711173">
            <text:p>711173</text:p>
          </table:table-cell>
          <table:table-cell office:value-type="float" office:value="718037">
            <text:p>718037</text:p>
          </table:table-cell>
          <table:table-cell office:value-type="float" office:value="724960">
            <text:p>724960</text:p>
          </table:table-cell>
          <table:table-cell office:value-type="float" office:value="731429">
            <text:p>731429</text:p>
          </table:table-cell>
          <table:table-cell office:value-type="float" office:value="735594">
            <text:p>735594</text:p>
          </table:table-cell>
          <table:table-cell office:value-type="float" office:value="738570">
            <text:p>738570</text:p>
          </table:table-cell>
          <table:table-cell office:value-type="float" office:value="741192">
            <text:p>741192</text:p>
          </table:table-cell>
          <table:table-cell office:value-type="float" office:value="743431">
            <text:p>743431</text:p>
          </table:table-cell>
          <table:table-cell office:value-type="float" office:value="746976">
            <text:p>746976</text:p>
          </table:table-cell>
          <table:table-cell office:value-type="float" office:value="750910">
            <text:p>750910</text:p>
          </table:table-cell>
          <table:table-cell office:value-type="float" office:value="755545">
            <text:p>755545</text:p>
          </table:table-cell>
          <table:table-cell office:value-type="float" office:value="760148">
            <text:p>760148</text:p>
          </table:table-cell>
          <table:table-cell office:value-type="float" office:value="762747">
            <text:p>762747</text:p>
          </table:table-cell>
          <table:table-cell office:value-type="float" office:value="767183">
            <text:p>767183</text:p>
          </table:table-cell>
          <table:table-cell office:value-type="float" office:value="771983">
            <text:p>771983</text:p>
          </table:table-cell>
          <table:table-cell office:value-type="float" office:value="777374">
            <text:p>777374</text:p>
          </table:table-cell>
          <table:table-cell office:value-type="float" office:value="782072">
            <text:p>782072</text:p>
          </table:table-cell>
          <table:table-cell office:value-type="float" office:value="789493">
            <text:p>789493</text:p>
          </table:table-cell>
          <table:table-cell office:value-type="float" office:value="797446">
            <text:p>797446</text:p>
          </table:table-cell>
          <table:table-cell office:value-type="float" office:value="805714">
            <text:p>805714</text:p>
          </table:table-cell>
          <table:table-cell table:number-columns-repeated="803"/>
        </table:table-row>
        <table:table-row table:style-name="ro1">
          <table:table-cell office:value-type="string">
            <text:p>WA</text:p>
          </table:table-cell>
          <table:table-cell table:number-columns-repeated="41"/>
          <table:table-cell office:value-type="float" office:value="234">
            <text:p>234</text:p>
          </table:table-cell>
          <table:table-cell office:value-type="float" office:value="295">
            <text:p>295</text:p>
          </table:table-cell>
          <table:table-cell office:value-type="float" office:value="362">
            <text:p>362</text:p>
          </table:table-cell>
          <table:table-cell office:value-type="float" office:value="436">
            <text:p>436</text:p>
          </table:table-cell>
          <table:table-cell office:value-type="float" office:value="509">
            <text:p>509</text:p>
          </table:table-cell>
          <table:table-cell office:value-type="float" office:value="586">
            <text:p>586</text:p>
          </table:table-cell>
          <table:table-cell office:value-type="float" office:value="647">
            <text:p>647</text:p>
          </table:table-cell>
          <table:table-cell office:value-type="float" office:value="710">
            <text:p>710</text:p>
          </table:table-cell>
          <table:table-cell table:number-columns-repeated="2" office:value-type="float" office:value="776">
            <text:p>776</text:p>
          </table:table-cell>
          <table:table-cell office:value-type="float" office:value="852">
            <text:p>852</text:p>
          </table:table-cell>
          <table:table-cell office:value-type="float" office:value="877">
            <text:p>877</text:p>
          </table:table-cell>
          <table:table-cell office:value-type="float" office:value="1054">
            <text:p>1054</text:p>
          </table:table-cell>
          <table:table-cell office:value-type="float" office:value="1361">
            <text:p>1361</text:p>
          </table:table-cell>
          <table:table-cell office:value-type="float" office:value="1549">
            <text:p>1549</text:p>
          </table:table-cell>
          <table:table-cell office:value-type="float" office:value="1728">
            <text:p>1728</text:p>
          </table:table-cell>
          <table:table-cell office:value-type="float" office:value="1790">
            <text:p>1790</text:p>
          </table:table-cell>
          <table:table-cell office:value-type="float" office:value="1815">
            <text:p>1815</text:p>
          </table:table-cell>
          <table:table-cell office:value-type="float" office:value="1896">
            <text:p>1896</text:p>
          </table:table-cell>
          <table:table-cell office:value-type="float" office:value="1804">
            <text:p>1804</text:p>
          </table:table-cell>
          <table:table-cell office:value-type="float" office:value="1960">
            <text:p>1960</text:p>
          </table:table-cell>
          <table:table-cell office:value-type="float" office:value="2310">
            <text:p>2310</text:p>
          </table:table-cell>
          <table:table-cell office:value-type="float" office:value="2553">
            <text:p>2553</text:p>
          </table:table-cell>
          <table:table-cell office:value-type="float" office:value="3066">
            <text:p>3066</text:p>
          </table:table-cell>
          <table:table-cell office:value-type="float" office:value="3607">
            <text:p>3607</text:p>
          </table:table-cell>
          <table:table-cell office:value-type="float" office:value="3965">
            <text:p>3965</text:p>
          </table:table-cell>
          <table:table-cell office:value-type="float" office:value="4294">
            <text:p>4294</text:p>
          </table:table-cell>
          <table:table-cell office:value-type="float" office:value="4407">
            <text:p>4407</text:p>
          </table:table-cell>
          <table:table-cell office:value-type="float" office:value="4535">
            <text:p>4535</text:p>
          </table:table-cell>
          <table:table-cell office:value-type="float" office:value="4808">
            <text:p>4808</text:p>
          </table:table-cell>
          <table:table-cell office:value-type="float" office:value="5315">
            <text:p>5315</text:p>
          </table:table-cell>
          <table:table-cell office:value-type="float" office:value="5749">
            <text:p>5749</text:p>
          </table:table-cell>
          <table:table-cell office:value-type="float" office:value="5962">
            <text:p>5962</text:p>
          </table:table-cell>
          <table:table-cell office:value-type="float" office:value="6501">
            <text:p>6501</text:p>
          </table:table-cell>
          <table:table-cell office:value-type="float" office:value="7086">
            <text:p>7086</text:p>
          </table:table-cell>
          <table:table-cell office:value-type="float" office:value="7454">
            <text:p>7454</text:p>
          </table:table-cell>
          <table:table-cell office:value-type="float" office:value="7806">
            <text:p>7806</text:p>
          </table:table-cell>
          <table:table-cell office:value-type="float" office:value="8128">
            <text:p>8128</text:p>
          </table:table-cell>
          <table:table-cell office:value-type="float" office:value="8487">
            <text:p>8487</text:p>
          </table:table-cell>
          <table:table-cell office:value-type="float" office:value="8957">
            <text:p>8957</text:p>
          </table:table-cell>
          <table:table-cell office:value-type="float" office:value="9333">
            <text:p>9333</text:p>
          </table:table-cell>
          <table:table-cell office:value-type="float" office:value="9624">
            <text:p>9624</text:p>
          </table:table-cell>
          <table:table-cell office:value-type="float" office:value="9812">
            <text:p>9812</text:p>
          </table:table-cell>
          <table:table-cell office:value-type="float" office:value="10075">
            <text:p>10075</text:p>
          </table:table-cell>
          <table:table-cell office:value-type="float" office:value="10234">
            <text:p>10234</text:p>
          </table:table-cell>
          <table:table-cell office:value-type="float" office:value="10540">
            <text:p>10540</text:p>
          </table:table-cell>
          <table:table-cell office:value-type="float" office:value="10861">
            <text:p>10861</text:p>
          </table:table-cell>
          <table:table-cell office:value-type="float" office:value="11228">
            <text:p>11228</text:p>
          </table:table-cell>
          <table:table-cell office:value-type="float" office:value="11596">
            <text:p>11596</text:p>
          </table:table-cell>
          <table:table-cell office:value-type="float" office:value="11851">
            <text:p>11851</text:p>
          </table:table-cell>
          <table:table-cell office:value-type="float" office:value="12142">
            <text:p>12142</text:p>
          </table:table-cell>
          <table:table-cell office:value-type="float" office:value="12576">
            <text:p>12576</text:p>
          </table:table-cell>
          <table:table-cell office:value-type="float" office:value="12840">
            <text:p>12840</text:p>
          </table:table-cell>
          <table:table-cell office:value-type="float" office:value="13264">
            <text:p>13264</text:p>
          </table:table-cell>
          <table:table-cell office:value-type="float" office:value="13751">
            <text:p>13751</text:p>
          </table:table-cell>
          <table:table-cell office:value-type="float" office:value="14401">
            <text:p>14401</text:p>
          </table:table-cell>
          <table:table-cell office:value-type="float" office:value="15271">
            <text:p>15271</text:p>
          </table:table-cell>
          <table:table-cell office:value-type="float" office:value="16625">
            <text:p>16625</text:p>
          </table:table-cell>
          <table:table-cell office:value-type="float" office:value="17781">
            <text:p>17781</text:p>
          </table:table-cell>
          <table:table-cell office:value-type="float" office:value="17983">
            <text:p>17983</text:p>
          </table:table-cell>
          <table:table-cell office:value-type="float" office:value="18770">
            <text:p>18770</text:p>
          </table:table-cell>
          <table:table-cell office:value-type="float" office:value="19648">
            <text:p>19648</text:p>
          </table:table-cell>
          <table:table-cell office:value-type="float" office:value="21001">
            <text:p>21001</text:p>
          </table:table-cell>
          <table:table-cell office:value-type="float" office:value="22521">
            <text:p>22521</text:p>
          </table:table-cell>
          <table:table-cell office:value-type="float" office:value="23948">
            <text:p>23948</text:p>
          </table:table-cell>
          <table:table-cell office:value-type="float" office:value="26524">
            <text:p>26524</text:p>
          </table:table-cell>
          <table:table-cell office:value-type="float" office:value="30782">
            <text:p>30782</text:p>
          </table:table-cell>
          <table:table-cell office:value-type="float" office:value="39817">
            <text:p>39817</text:p>
          </table:table-cell>
          <table:table-cell office:value-type="float" office:value="52840">
            <text:p>52840</text:p>
          </table:table-cell>
          <table:table-cell office:value-type="float" office:value="59285">
            <text:p>59285</text:p>
          </table:table-cell>
          <table:table-cell office:value-type="float" office:value="63442">
            <text:p>63442</text:p>
          </table:table-cell>
          <table:table-cell office:value-type="float" office:value="69879">
            <text:p>69879</text:p>
          </table:table-cell>
          <table:table-cell office:value-type="float" office:value="75716">
            <text:p>75716</text:p>
          </table:table-cell>
          <table:table-cell office:value-type="float" office:value="83603">
            <text:p>83603</text:p>
          </table:table-cell>
          <table:table-cell office:value-type="float" office:value="90608">
            <text:p>90608</text:p>
          </table:table-cell>
          <table:table-cell office:value-type="float" office:value="97714">
            <text:p>97714</text:p>
          </table:table-cell>
          <table:table-cell office:value-type="float" office:value="103640">
            <text:p>103640</text:p>
          </table:table-cell>
          <table:table-cell office:value-type="float" office:value="107112">
            <text:p>107112</text:p>
          </table:table-cell>
          <table:table-cell office:value-type="float" office:value="108276">
            <text:p>108276</text:p>
          </table:table-cell>
          <table:table-cell office:value-type="float" office:value="111224">
            <text:p>111224</text:p>
          </table:table-cell>
          <table:table-cell office:value-type="float" office:value="114350">
            <text:p>114350</text:p>
          </table:table-cell>
          <table:table-cell office:value-type="float" office:value="118861">
            <text:p>118861</text:p>
          </table:table-cell>
          <table:table-cell office:value-type="float" office:value="125930">
            <text:p>125930</text:p>
          </table:table-cell>
          <table:table-cell office:value-type="float" office:value="131724">
            <text:p>131724</text:p>
          </table:table-cell>
          <table:table-cell office:value-type="float" office:value="139401">
            <text:p>139401</text:p>
          </table:table-cell>
          <table:table-cell office:value-type="float" office:value="143111">
            <text:p>143111</text:p>
          </table:table-cell>
          <table:table-cell office:value-type="float" office:value="145773">
            <text:p>145773</text:p>
          </table:table-cell>
          <table:table-cell office:value-type="float" office:value="147643">
            <text:p>147643</text:p>
          </table:table-cell>
          <table:table-cell office:value-type="float" office:value="149306">
            <text:p>149306</text:p>
          </table:table-cell>
          <table:table-cell office:value-type="float" office:value="150318">
            <text:p>150318</text:p>
          </table:table-cell>
          <table:table-cell office:value-type="float" office:value="152879">
            <text:p>152879</text:p>
          </table:table-cell>
          <table:table-cell office:value-type="float" office:value="154428">
            <text:p>154428</text:p>
          </table:table-cell>
          <table:table-cell office:value-type="float" office:value="157580">
            <text:p>157580</text:p>
          </table:table-cell>
          <table:table-cell office:value-type="float" office:value="161073">
            <text:p>161073</text:p>
          </table:table-cell>
          <table:table-cell office:value-type="float" office:value="165728">
            <text:p>165728</text:p>
          </table:table-cell>
          <table:table-cell office:value-type="float" office:value="170648">
            <text:p>170648</text:p>
          </table:table-cell>
          <table:table-cell office:value-type="float" office:value="174973">
            <text:p>174973</text:p>
          </table:table-cell>
          <table:table-cell office:value-type="float" office:value="178436">
            <text:p>178436</text:p>
          </table:table-cell>
          <table:table-cell office:value-type="float" office:value="184046">
            <text:p>184046</text:p>
          </table:table-cell>
          <table:table-cell office:value-type="float" office:value="189549">
            <text:p>189549</text:p>
          </table:table-cell>
          <table:table-cell office:value-type="float" office:value="195276">
            <text:p>195276</text:p>
          </table:table-cell>
          <table:table-cell office:value-type="float" office:value="198742">
            <text:p>198742</text:p>
          </table:table-cell>
          <table:table-cell office:value-type="float" office:value="201289">
            <text:p>201289</text:p>
          </table:table-cell>
          <table:table-cell office:value-type="float" office:value="203271">
            <text:p>203271</text:p>
          </table:table-cell>
          <table:table-cell office:value-type="float" office:value="205898">
            <text:p>205898</text:p>
          </table:table-cell>
          <table:table-cell office:value-type="float" office:value="207589">
            <text:p>207589</text:p>
          </table:table-cell>
          <table:table-cell office:value-type="float" office:value="210884">
            <text:p>210884</text:p>
          </table:table-cell>
          <table:table-cell office:value-type="float" office:value="213373">
            <text:p>213373</text:p>
          </table:table-cell>
          <table:table-cell office:value-type="float" office:value="216492">
            <text:p>216492</text:p>
          </table:table-cell>
          <table:table-cell office:value-type="float" office:value="219741">
            <text:p>219741</text:p>
          </table:table-cell>
          <table:table-cell office:value-type="float" office:value="223315">
            <text:p>223315</text:p>
          </table:table-cell>
          <table:table-cell office:value-type="float" office:value="225342">
            <text:p>225342</text:p>
          </table:table-cell>
          <table:table-cell office:value-type="float" office:value="226371">
            <text:p>226371</text:p>
          </table:table-cell>
          <table:table-cell office:value-type="float" office:value="229839">
            <text:p>229839</text:p>
          </table:table-cell>
          <table:table-cell office:value-type="float" office:value="231875">
            <text:p>231875</text:p>
          </table:table-cell>
          <table:table-cell office:value-type="float" office:value="235474">
            <text:p>235474</text:p>
          </table:table-cell>
          <table:table-cell office:value-type="float" office:value="238498">
            <text:p>238498</text:p>
          </table:table-cell>
          <table:table-cell office:value-type="float" office:value="241663">
            <text:p>241663</text:p>
          </table:table-cell>
          <table:table-cell office:value-type="float" office:value="247109">
            <text:p>247109</text:p>
          </table:table-cell>
          <table:table-cell office:value-type="float" office:value="253695">
            <text:p>253695</text:p>
          </table:table-cell>
          <table:table-cell office:value-type="float" office:value="263911">
            <text:p>263911</text:p>
          </table:table-cell>
          <table:table-cell office:value-type="float" office:value="277891">
            <text:p>277891</text:p>
          </table:table-cell>
          <table:table-cell office:value-type="float" office:value="285885">
            <text:p>285885</text:p>
          </table:table-cell>
          <table:table-cell office:value-type="float" office:value="296235">
            <text:p>296235</text:p>
          </table:table-cell>
          <table:table-cell office:value-type="float" office:value="305371">
            <text:p>305371</text:p>
          </table:table-cell>
          <table:table-cell office:value-type="float" office:value="314365">
            <text:p>314365</text:p>
          </table:table-cell>
          <table:table-cell office:value-type="float" office:value="324771">
            <text:p>324771</text:p>
          </table:table-cell>
          <table:table-cell office:value-type="float" office:value="330935">
            <text:p>330935</text:p>
          </table:table-cell>
          <table:table-cell office:value-type="float" office:value="339039">
            <text:p>339039</text:p>
          </table:table-cell>
          <table:table-cell office:value-type="float" office:value="345755">
            <text:p>345755</text:p>
          </table:table-cell>
          <table:table-cell office:value-type="float" office:value="352438">
            <text:p>352438</text:p>
          </table:table-cell>
          <table:table-cell office:value-type="float" office:value="358368">
            <text:p>358368</text:p>
          </table:table-cell>
          <table:table-cell office:value-type="float" office:value="370440">
            <text:p>370440</text:p>
          </table:table-cell>
          <table:table-cell office:value-type="float" office:value="381357">
            <text:p>381357</text:p>
          </table:table-cell>
          <table:table-cell office:value-type="float" office:value="391871">
            <text:p>391871</text:p>
          </table:table-cell>
          <table:table-cell office:value-type="float" office:value="401098">
            <text:p>401098</text:p>
          </table:table-cell>
          <table:table-cell office:value-type="float" office:value="410918">
            <text:p>410918</text:p>
          </table:table-cell>
          <table:table-cell office:value-type="float" office:value="423180">
            <text:p>423180</text:p>
          </table:table-cell>
          <table:table-cell office:value-type="float" office:value="438550">
            <text:p>438550</text:p>
          </table:table-cell>
          <table:table-cell office:value-type="float" office:value="457862">
            <text:p>457862</text:p>
          </table:table-cell>
          <table:table-cell office:value-type="float" office:value="476242">
            <text:p>476242</text:p>
          </table:table-cell>
          <table:table-cell office:value-type="float" office:value="493878">
            <text:p>493878</text:p>
          </table:table-cell>
          <table:table-cell office:value-type="float" office:value="522784">
            <text:p>522784</text:p>
          </table:table-cell>
          <table:table-cell office:value-type="float" office:value="534574">
            <text:p>534574</text:p>
          </table:table-cell>
          <table:table-cell office:value-type="float" office:value="545482">
            <text:p>545482</text:p>
          </table:table-cell>
          <table:table-cell office:value-type="float" office:value="561439">
            <text:p>561439</text:p>
          </table:table-cell>
          <table:table-cell office:value-type="float" office:value="572885">
            <text:p>572885</text:p>
          </table:table-cell>
          <table:table-cell office:value-type="float" office:value="585748">
            <text:p>585748</text:p>
          </table:table-cell>
          <table:table-cell office:value-type="float" office:value="599006">
            <text:p>599006</text:p>
          </table:table-cell>
          <table:table-cell office:value-type="float" office:value="609163">
            <text:p>609163</text:p>
          </table:table-cell>
          <table:table-cell office:value-type="float" office:value="620650">
            <text:p>620650</text:p>
          </table:table-cell>
          <table:table-cell office:value-type="float" office:value="634583">
            <text:p>634583</text:p>
          </table:table-cell>
          <table:table-cell office:value-type="float" office:value="652840">
            <text:p>652840</text:p>
          </table:table-cell>
          <table:table-cell office:value-type="float" office:value="670200">
            <text:p>670200</text:p>
          </table:table-cell>
          <table:table-cell office:value-type="float" office:value="683441">
            <text:p>683441</text:p>
          </table:table-cell>
          <table:table-cell office:value-type="float" office:value="694966">
            <text:p>694966</text:p>
          </table:table-cell>
          <table:table-cell office:value-type="float" office:value="711948">
            <text:p>711948</text:p>
          </table:table-cell>
          <table:table-cell office:value-type="float" office:value="732195">
            <text:p>732195</text:p>
          </table:table-cell>
          <table:table-cell office:value-type="float" office:value="750117">
            <text:p>750117</text:p>
          </table:table-cell>
          <table:table-cell office:value-type="float" office:value="773075">
            <text:p>773075</text:p>
          </table:table-cell>
          <table:table-cell office:value-type="float" office:value="792286">
            <text:p>792286</text:p>
          </table:table-cell>
          <table:table-cell office:value-type="float" office:value="806872">
            <text:p>806872</text:p>
          </table:table-cell>
          <table:table-cell office:value-type="float" office:value="818951">
            <text:p>818951</text:p>
          </table:table-cell>
          <table:table-cell office:value-type="float" office:value="829130">
            <text:p>829130</text:p>
          </table:table-cell>
          <table:table-cell office:value-type="float" office:value="839583">
            <text:p>839583</text:p>
          </table:table-cell>
          <table:table-cell office:value-type="float" office:value="853355">
            <text:p>853355</text:p>
          </table:table-cell>
          <table:table-cell office:value-type="float" office:value="869755">
            <text:p>869755</text:p>
          </table:table-cell>
          <table:table-cell office:value-type="float" office:value="885633">
            <text:p>885633</text:p>
          </table:table-cell>
          <table:table-cell office:value-type="float" office:value="899825">
            <text:p>899825</text:p>
          </table:table-cell>
          <table:table-cell office:value-type="float" office:value="914860">
            <text:p>914860</text:p>
          </table:table-cell>
          <table:table-cell office:value-type="float" office:value="928582">
            <text:p>928582</text:p>
          </table:table-cell>
          <table:table-cell office:value-type="float" office:value="942456">
            <text:p>942456</text:p>
          </table:table-cell>
          <table:table-cell office:value-type="float" office:value="955566">
            <text:p>955566</text:p>
          </table:table-cell>
          <table:table-cell office:value-type="float" office:value="966156">
            <text:p>966156</text:p>
          </table:table-cell>
          <table:table-cell office:value-type="float" office:value="979597">
            <text:p>979597</text:p>
          </table:table-cell>
          <table:table-cell office:value-type="float" office:value="993178">
            <text:p>993178</text:p>
          </table:table-cell>
          <table:table-cell office:value-type="float" office:value="1010608">
            <text:p>1010608</text:p>
          </table:table-cell>
          <table:table-cell office:value-type="float" office:value="1030827">
            <text:p>1030827</text:p>
          </table:table-cell>
          <table:table-cell office:value-type="float" office:value="1053701">
            <text:p>1053701</text:p>
          </table:table-cell>
          <table:table-cell table:number-columns-repeated="803"/>
        </table:table-row>
        <table:table-row table:style-name="ro1">
          <table:table-cell office:value-type="string">
            <text:p>Tas.</text:p>
          </table:table-cell>
          <table:table-cell table:number-columns-repeated="15"/>
          <table:table-cell office:value-type="float" office:value="20">
            <text:p>20</text:p>
          </table:table-cell>
          <table:table-cell office:value-type="float" office:value="97">
            <text:p>97</text:p>
          </table:table-cell>
          <table:table-cell office:value-type="float" office:value="148">
            <text:p>148</text:p>
          </table:table-cell>
          <table:table-cell office:value-type="float" office:value="151">
            <text:p>151</text:p>
          </table:table-cell>
          <table:table-cell office:value-type="float" office:value="203">
            <text:p>203</text:p>
          </table:table-cell>
          <table:table-cell office:value-type="float" office:value="361">
            <text:p>361</text:p>
          </table:table-cell>
          <table:table-cell office:value-type="float" office:value="434">
            <text:p>434</text:p>
          </table:table-cell>
          <table:table-cell office:value-type="float" office:value="496">
            <text:p>496</text:p>
          </table:table-cell>
          <table:table-cell office:value-type="float" office:value="536">
            <text:p>536</text:p>
          </table:table-cell>
          <table:table-cell office:value-type="float" office:value="572">
            <text:p>572</text:p>
          </table:table-cell>
          <table:table-cell office:value-type="float" office:value="608">
            <text:p>608</text:p>
          </table:table-cell>
          <table:table-cell office:value-type="float" office:value="643">
            <text:p>643</text:p>
          </table:table-cell>
          <table:table-cell office:value-type="float" office:value="658">
            <text:p>658</text:p>
          </table:table-cell>
          <table:table-cell office:value-type="float" office:value="675">
            <text:p>675</text:p>
          </table:table-cell>
          <table:table-cell office:value-type="float" office:value="977">
            <text:p>977</text:p>
          </table:table-cell>
          <table:table-cell office:value-type="float" office:value="983">
            <text:p>983</text:p>
          </table:table-cell>
          <table:table-cell office:value-type="float" office:value="1376">
            <text:p>1376</text:p>
          </table:table-cell>
          <table:table-cell office:value-type="float" office:value="1361">
            <text:p>1361</text:p>
          </table:table-cell>
          <table:table-cell office:value-type="float" office:value="1191">
            <text:p>1191</text:p>
          </table:table-cell>
          <table:table-cell office:value-type="float" office:value="1323">
            <text:p>1323</text:p>
          </table:table-cell>
          <table:table-cell office:value-type="float" office:value="2269">
            <text:p>2269</text:p>
          </table:table-cell>
          <table:table-cell office:value-type="float" office:value="2789">
            <text:p>2789</text:p>
          </table:table-cell>
          <table:table-cell office:value-type="float" office:value="3213">
            <text:p>3213</text:p>
          </table:table-cell>
          <table:table-cell office:value-type="float" office:value="3491">
            <text:p>3491</text:p>
          </table:table-cell>
          <table:table-cell office:value-type="float" office:value="4047">
            <text:p>4047</text:p>
          </table:table-cell>
          <table:table-cell office:value-type="float" office:value="4081">
            <text:p>4081</text:p>
          </table:table-cell>
          <table:table-cell office:value-type="float" office:value="4872">
            <text:p>4872</text:p>
          </table:table-cell>
          <table:table-cell office:value-type="float" office:value="6171">
            <text:p>6171</text:p>
          </table:table-cell>
          <table:table-cell office:value-type="float" office:value="6825">
            <text:p>6825</text:p>
          </table:table-cell>
          <table:table-cell office:value-type="float" office:value="7734">
            <text:p>7734</text:p>
          </table:table-cell>
          <table:table-cell office:value-type="float" office:value="9305">
            <text:p>9305</text:p>
          </table:table-cell>
          <table:table-cell office:value-type="float" office:value="10711">
            <text:p>10711</text:p>
          </table:table-cell>
          <table:table-cell office:value-type="float" office:value="11423">
            <text:p>11423</text:p>
          </table:table-cell>
          <table:table-cell office:value-type="float" office:value="12504">
            <text:p>12504</text:p>
          </table:table-cell>
          <table:table-cell office:value-type="float" office:value="12433">
            <text:p>12433</text:p>
          </table:table-cell>
          <table:table-cell office:value-type="float" office:value="13832">
            <text:p>13832</text:p>
          </table:table-cell>
          <table:table-cell office:value-type="float" office:value="13066">
            <text:p>13066</text:p>
          </table:table-cell>
          <table:table-cell office:value-type="float" office:value="13959">
            <text:p>13959</text:p>
          </table:table-cell>
          <table:table-cell office:value-type="float" office:value="17861">
            <text:p>17861</text:p>
          </table:table-cell>
          <table:table-cell office:value-type="float" office:value="18084">
            <text:p>18084</text:p>
          </table:table-cell>
          <table:table-cell office:value-type="float" office:value="18846">
            <text:p>18846</text:p>
          </table:table-cell>
          <table:table-cell office:value-type="float" office:value="19609">
            <text:p>19609</text:p>
          </table:table-cell>
          <table:table-cell office:value-type="float" office:value="20370">
            <text:p>20370</text:p>
          </table:table-cell>
          <table:table-cell office:value-type="float" office:value="21133">
            <text:p>21133</text:p>
          </table:table-cell>
          <table:table-cell office:value-type="float" office:value="21895">
            <text:p>21895</text:p>
          </table:table-cell>
          <table:table-cell office:value-type="float" office:value="22810">
            <text:p>22810</text:p>
          </table:table-cell>
          <table:table-cell office:value-type="float" office:value="23726">
            <text:p>23726</text:p>
          </table:table-cell>
          <table:table-cell office:value-type="float" office:value="24641">
            <text:p>24641</text:p>
          </table:table-cell>
          <table:table-cell office:value-type="float" office:value="25556">
            <text:p>25556</text:p>
          </table:table-cell>
          <table:table-cell office:value-type="float" office:value="27382">
            <text:p>27382</text:p>
          </table:table-cell>
          <table:table-cell office:value-type="float" office:value="28161">
            <text:p>28161</text:p>
          </table:table-cell>
          <table:table-cell office:value-type="float" office:value="29365">
            <text:p>29365</text:p>
          </table:table-cell>
          <table:table-cell office:value-type="float" office:value="31282">
            <text:p>31282</text:p>
          </table:table-cell>
          <table:table-cell office:value-type="float" office:value="33708">
            <text:p>33708</text:p>
          </table:table-cell>
          <table:table-cell office:value-type="float" office:value="36134">
            <text:p>36134</text:p>
          </table:table-cell>
          <table:table-cell office:value-type="float" office:value="37330">
            <text:p>37330</text:p>
          </table:table-cell>
          <table:table-cell office:value-type="float" office:value="38651">
            <text:p>38651</text:p>
          </table:table-cell>
          <table:table-cell office:value-type="float" office:value="40168">
            <text:p>40168</text:p>
          </table:table-cell>
          <table:table-cell office:value-type="float" office:value="40876">
            <text:p>40876</text:p>
          </table:table-cell>
          <table:table-cell office:value-type="float" office:value="41499">
            <text:p>41499</text:p>
          </table:table-cell>
          <table:table-cell office:value-type="float" office:value="41924">
            <text:p>41924</text:p>
          </table:table-cell>
          <table:table-cell office:value-type="float" office:value="42631">
            <text:p>42631</text:p>
          </table:table-cell>
          <table:table-cell office:value-type="float" office:value="43418">
            <text:p>43418</text:p>
          </table:table-cell>
          <table:table-cell office:value-type="float" office:value="44317">
            <text:p>44317</text:p>
          </table:table-cell>
          <table:table-cell office:value-type="float" office:value="44800">
            <text:p>44800</text:p>
          </table:table-cell>
          <table:table-cell office:value-type="float" office:value="45946">
            <text:p>45946</text:p>
          </table:table-cell>
          <table:table-cell office:value-type="float" office:value="46355">
            <text:p>46355</text:p>
          </table:table-cell>
          <table:table-cell office:value-type="float" office:value="47369">
            <text:p>47369</text:p>
          </table:table-cell>
          <table:table-cell office:value-type="float" office:value="47937">
            <text:p>47937</text:p>
          </table:table-cell>
          <table:table-cell office:value-type="float" office:value="48565">
            <text:p>48565</text:p>
          </table:table-cell>
          <table:table-cell office:value-type="float" office:value="48901">
            <text:p>48901</text:p>
          </table:table-cell>
          <table:table-cell office:value-type="float" office:value="49079">
            <text:p>49079</text:p>
          </table:table-cell>
          <table:table-cell office:value-type="float" office:value="49061">
            <text:p>49061</text:p>
          </table:table-cell>
          <table:table-cell office:value-type="float" office:value="49885">
            <text:p>49885</text:p>
          </table:table-cell>
          <table:table-cell office:value-type="float" office:value="50614">
            <text:p>50614</text:p>
          </table:table-cell>
          <table:table-cell office:value-type="float" office:value="51937">
            <text:p>51937</text:p>
          </table:table-cell>
          <table:table-cell office:value-type="float" office:value="53040">
            <text:p>53040</text:p>
          </table:table-cell>
          <table:table-cell office:value-type="float" office:value="54222">
            <text:p>54222</text:p>
          </table:table-cell>
          <table:table-cell office:value-type="float" office:value="55275">
            <text:p>55275</text:p>
          </table:table-cell>
          <table:table-cell office:value-type="float" office:value="56673">
            <text:p>56673</text:p>
          </table:table-cell>
          <table:table-cell office:value-type="float" office:value="58282">
            <text:p>58282</text:p>
          </table:table-cell>
          <table:table-cell office:value-type="float" office:value="60131">
            <text:p>60131</text:p>
          </table:table-cell>
          <table:table-cell office:value-type="float" office:value="61148">
            <text:p>61148</text:p>
          </table:table-cell>
          <table:table-cell office:value-type="float" office:value="61926">
            <text:p>61926</text:p>
          </table:table-cell>
          <table:table-cell office:value-type="float" office:value="63950">
            <text:p>63950</text:p>
          </table:table-cell>
          <table:table-cell office:value-type="float" office:value="65395">
            <text:p>65395</text:p>
          </table:table-cell>
          <table:table-cell office:value-type="float" office:value="67419">
            <text:p>67419</text:p>
          </table:table-cell>
          <table:table-cell office:value-type="float" office:value="68334">
            <text:p>68334</text:p>
          </table:table-cell>
          <table:table-cell office:value-type="float" office:value="71212">
            <text:p>71212</text:p>
          </table:table-cell>
          <table:table-cell office:value-type="float" office:value="70459">
            <text:p>70459</text:p>
          </table:table-cell>
          <table:table-cell office:value-type="float" office:value="71616">
            <text:p>71616</text:p>
          </table:table-cell>
          <table:table-cell office:value-type="float" office:value="73221">
            <text:p>73221</text:p>
          </table:table-cell>
          <table:table-cell office:value-type="float" office:value="74410">
            <text:p>74410</text:p>
          </table:table-cell>
          <table:table-cell office:value-type="float" office:value="76611">
            <text:p>76611</text:p>
          </table:table-cell>
          <table:table-cell office:value-type="float" office:value="78810">
            <text:p>78810</text:p>
          </table:table-cell>
          <table:table-cell office:value-type="float" office:value="80251">
            <text:p>80251</text:p>
          </table:table-cell>
          <table:table-cell office:value-type="float" office:value="82025">
            <text:p>82025</text:p>
          </table:table-cell>
          <table:table-cell office:value-type="float" office:value="83137">
            <text:p>83137</text:p>
          </table:table-cell>
          <table:table-cell office:value-type="float" office:value="84288">
            <text:p>84288</text:p>
          </table:table-cell>
          <table:table-cell office:value-type="float" office:value="85879">
            <text:p>85879</text:p>
          </table:table-cell>
          <table:table-cell office:value-type="float" office:value="87700">
            <text:p>87700</text:p>
          </table:table-cell>
          <table:table-cell office:value-type="float" office:value="89216">
            <text:p>89216</text:p>
          </table:table-cell>
          <table:table-cell office:value-type="float" office:value="90438">
            <text:p>90438</text:p>
          </table:table-cell>
          <table:table-cell office:value-type="float" office:value="90593">
            <text:p>90593</text:p>
          </table:table-cell>
          <table:table-cell office:value-type="float" office:value="92625">
            <text:p>92625</text:p>
          </table:table-cell>
          <table:table-cell office:value-type="float" office:value="93791">
            <text:p>93791</text:p>
          </table:table-cell>
          <table:table-cell office:value-type="float" office:value="94605">
            <text:p>94605</text:p>
          </table:table-cell>
          <table:table-cell office:value-type="float" office:value="94937">
            <text:p>94937</text:p>
          </table:table-cell>
          <table:table-cell office:value-type="float" office:value="94824">
            <text:p>94824</text:p>
          </table:table-cell>
          <table:table-cell office:value-type="float" office:value="95504">
            <text:p>95504</text:p>
          </table:table-cell>
          <table:table-cell office:value-type="float" office:value="96980">
            <text:p>96980</text:p>
          </table:table-cell>
          <table:table-cell office:value-type="float" office:value="97532">
            <text:p>97532</text:p>
          </table:table-cell>
          <table:table-cell office:value-type="float" office:value="98883">
            <text:p>98883</text:p>
          </table:table-cell>
          <table:table-cell office:value-type="float" office:value="99608">
            <text:p>99608</text:p>
          </table:table-cell>
          <table:table-cell office:value-type="float" office:value="101077">
            <text:p>101077</text:p>
          </table:table-cell>
          <table:table-cell office:value-type="float" office:value="102754">
            <text:p>102754</text:p>
          </table:table-cell>
          <table:table-cell office:value-type="float" office:value="103515">
            <text:p>103515</text:p>
          </table:table-cell>
          <table:table-cell office:value-type="float" office:value="105493">
            <text:p>105493</text:p>
          </table:table-cell>
          <table:table-cell office:value-type="float" office:value="108323">
            <text:p>108323</text:p>
          </table:table-cell>
          <table:table-cell office:value-type="float" office:value="109506">
            <text:p>109506</text:p>
          </table:table-cell>
          <table:table-cell office:value-type="float" office:value="109651">
            <text:p>109651</text:p>
          </table:table-cell>
          <table:table-cell office:value-type="float" office:value="109434">
            <text:p>109434</text:p>
          </table:table-cell>
          <table:table-cell office:value-type="float" office:value="109192">
            <text:p>109192</text:p>
          </table:table-cell>
          <table:table-cell office:value-type="float" office:value="108680">
            <text:p>108680</text:p>
          </table:table-cell>
          <table:table-cell office:value-type="float" office:value="109138">
            <text:p>109138</text:p>
          </table:table-cell>
          <table:table-cell office:value-type="float" office:value="109569">
            <text:p>109569</text:p>
          </table:table-cell>
          <table:table-cell office:value-type="float" office:value="111034">
            <text:p>111034</text:p>
          </table:table-cell>
          <table:table-cell office:value-type="float" office:value="111792">
            <text:p>111792</text:p>
          </table:table-cell>
          <table:table-cell office:value-type="float" office:value="113288">
            <text:p>113288</text:p>
          </table:table-cell>
          <table:table-cell office:value-type="float" office:value="114540">
            <text:p>114540</text:p>
          </table:table-cell>
          <table:table-cell office:value-type="float" office:value="115253">
            <text:p>115253</text:p>
          </table:table-cell>
          <table:table-cell office:value-type="float" office:value="114595">
            <text:p>114595</text:p>
          </table:table-cell>
          <table:table-cell office:value-type="float" office:value="115299">
            <text:p>115299</text:p>
          </table:table-cell>
          <table:table-cell office:value-type="float" office:value="116735">
            <text:p>116735</text:p>
          </table:table-cell>
          <table:table-cell office:value-type="float" office:value="118434">
            <text:p>118434</text:p>
          </table:table-cell>
          <table:table-cell office:value-type="float" office:value="119692">
            <text:p>119692</text:p>
          </table:table-cell>
          <table:table-cell office:value-type="float" office:value="120062">
            <text:p>120062</text:p>
          </table:table-cell>
          <table:table-cell office:value-type="float" office:value="120352">
            <text:p>120352</text:p>
          </table:table-cell>
          <table:table-cell office:value-type="float" office:value="119982">
            <text:p>119982</text:p>
          </table:table-cell>
          <table:table-cell office:value-type="float" office:value="119997">
            <text:p>119997</text:p>
          </table:table-cell>
          <table:table-cell office:value-type="float" office:value="121186">
            <text:p>121186</text:p>
          </table:table-cell>
          <table:table-cell office:value-type="float" office:value="122596">
            <text:p>122596</text:p>
          </table:table-cell>
          <table:table-cell office:value-type="float" office:value="124426">
            <text:p>124426</text:p>
          </table:table-cell>
          <table:table-cell office:value-type="float" office:value="126563">
            <text:p>126563</text:p>
          </table:table-cell>
          <table:table-cell office:value-type="float" office:value="132741">
            <text:p>132741</text:p>
          </table:table-cell>
          <table:table-cell office:value-type="float" office:value="134558">
            <text:p>134558</text:p>
          </table:table-cell>
          <table:table-cell office:value-type="float" office:value="137910">
            <text:p>137910</text:p>
          </table:table-cell>
          <table:table-cell office:value-type="float" office:value="143230">
            <text:p>143230</text:p>
          </table:table-cell>
          <table:table-cell office:value-type="float" office:value="148066">
            <text:p>148066</text:p>
          </table:table-cell>
          <table:table-cell office:value-type="float" office:value="151856">
            <text:p>151856</text:p>
          </table:table-cell>
          <table:table-cell office:value-type="float" office:value="155160">
            <text:p>155160</text:p>
          </table:table-cell>
          <table:table-cell office:value-type="float" office:value="156825">
            <text:p>156825</text:p>
          </table:table-cell>
          <table:table-cell office:value-type="float" office:value="159563">
            <text:p>159563</text:p>
          </table:table-cell>
          <table:table-cell office:value-type="float" office:value="162645">
            <text:p>162645</text:p>
          </table:table-cell>
          <table:table-cell office:value-type="float" office:value="166621">
            <text:p>166621</text:p>
          </table:table-cell>
          <table:table-cell office:value-type="float" office:value="169433">
            <text:p>169433</text:p>
          </table:table-cell>
          <table:table-cell office:value-type="float" office:value="173240">
            <text:p>173240</text:p>
          </table:table-cell>
          <table:table-cell office:value-type="float" office:value="175458">
            <text:p>175458</text:p>
          </table:table-cell>
          <table:table-cell office:value-type="float" office:value="174394">
            <text:p>174394</text:p>
          </table:table-cell>
          <table:table-cell office:value-type="float" office:value="177002">
            <text:p>177002</text:p>
          </table:table-cell>
          <table:table-cell office:value-type="float" office:value="179469">
            <text:p>179469</text:p>
          </table:table-cell>
          <table:table-cell office:value-type="float" office:value="181457">
            <text:p>181457</text:p>
          </table:table-cell>
          <table:table-cell office:value-type="float" office:value="183125">
            <text:p>183125</text:p>
          </table:table-cell>
          <table:table-cell office:value-type="float" office:value="185129">
            <text:p>185129</text:p>
          </table:table-cell>
          <table:table-cell office:value-type="float" office:value="187472">
            <text:p>187472</text:p>
          </table:table-cell>
          <table:table-cell office:value-type="float" office:value="190184">
            <text:p>190184</text:p>
          </table:table-cell>
          <table:table-cell office:value-type="float" office:value="192210">
            <text:p>192210</text:p>
          </table:table-cell>
          <table:table-cell office:value-type="float" office:value="193890">
            <text:p>193890</text:p>
          </table:table-cell>
          <table:table-cell office:value-type="float" office:value="198881">
            <text:p>198881</text:p>
          </table:table-cell>
          <table:table-cell office:value-type="float" office:value="200273">
            <text:p>200273</text:p>
          </table:table-cell>
          <table:table-cell office:value-type="float" office:value="201813">
            <text:p>201813</text:p>
          </table:table-cell>
          <table:table-cell office:value-type="float" office:value="204197">
            <text:p>204197</text:p>
          </table:table-cell>
          <table:table-cell office:value-type="float" office:value="205558">
            <text:p>205558</text:p>
          </table:table-cell>
          <table:table-cell office:value-type="float" office:value="206766">
            <text:p>206766</text:p>
          </table:table-cell>
          <table:table-cell office:value-type="float" office:value="208265">
            <text:p>208265</text:p>
          </table:table-cell>
          <table:table-cell office:value-type="float" office:value="209557">
            <text:p>209557</text:p>
          </table:table-cell>
          <table:table-cell office:value-type="float" office:value="211581">
            <text:p>211581</text:p>
          </table:table-cell>
          <table:table-cell office:value-type="float" office:value="213556">
            <text:p>213556</text:p>
          </table:table-cell>
          <table:table-cell office:value-type="float" office:value="215348">
            <text:p>215348</text:p>
          </table:table-cell>
          <table:table-cell office:value-type="float" office:value="216806">
            <text:p>216806</text:p>
          </table:table-cell>
          <table:table-cell office:value-type="float" office:value="218955">
            <text:p>218955</text:p>
          </table:table-cell>
          <table:table-cell office:value-type="float" office:value="221653">
            <text:p>221653</text:p>
          </table:table-cell>
          <table:table-cell office:value-type="float" office:value="223875">
            <text:p>223875</text:p>
          </table:table-cell>
          <table:table-cell office:value-type="float" office:value="225749">
            <text:p>225749</text:p>
          </table:table-cell>
          <table:table-cell office:value-type="float" office:value="226721">
            <text:p>226721</text:p>
          </table:table-cell>
          <table:table-cell office:value-type="float" office:value="228295">
            <text:p>228295</text:p>
          </table:table-cell>
          <table:table-cell office:value-type="float" office:value="231042">
            <text:p>231042</text:p>
          </table:table-cell>
          <table:table-cell office:value-type="float" office:value="234160">
            <text:p>234160</text:p>
          </table:table-cell>
          <table:table-cell office:value-type="float" office:value="236367">
            <text:p>236367</text:p>
          </table:table-cell>
          <table:table-cell office:value-type="float" office:value="237817">
            <text:p>237817</text:p>
          </table:table-cell>
          <table:table-cell office:value-type="float" office:value="238774">
            <text:p>238774</text:p>
          </table:table-cell>
          <table:table-cell office:value-type="float" office:value="239435">
            <text:p>239435</text:p>
          </table:table-cell>
          <table:table-cell office:value-type="float" office:value="239916">
            <text:p>239916</text:p>
          </table:table-cell>
          <table:table-cell office:value-type="float" office:value="240115">
            <text:p>240115</text:p>
          </table:table-cell>
          <table:table-cell office:value-type="float" office:value="239390">
            <text:p>239390</text:p>
          </table:table-cell>
          <table:table-cell office:value-type="float" office:value="239081">
            <text:p>239081</text:p>
          </table:table-cell>
          <table:table-cell office:value-type="float" office:value="239125">
            <text:p>239125</text:p>
          </table:table-cell>
          <table:table-cell office:value-type="float" office:value="239103">
            <text:p>239103</text:p>
          </table:table-cell>
          <table:table-cell office:value-type="float" office:value="239533">
            <text:p>239533</text:p>
          </table:table-cell>
          <table:table-cell office:value-type="float" office:value="240879">
            <text:p>240879</text:p>
          </table:table-cell>
          <table:table-cell office:value-type="float" office:value="243819">
            <text:p>243819</text:p>
          </table:table-cell>
          <table:table-cell office:value-type="float" office:value="245692">
            <text:p>245692</text:p>
          </table:table-cell>
          <table:table-cell office:value-type="float" office:value="247676">
            <text:p>247676</text:p>
          </table:table-cell>
          <table:table-cell office:value-type="float" office:value="249276">
            <text:p>249276</text:p>
          </table:table-cell>
          <table:table-cell office:value-type="float" office:value="251169">
            <text:p>251169</text:p>
          </table:table-cell>
          <table:table-cell table:number-columns-repeated="803"/>
        </table:table-row>
        <table:table-row table:style-name="ro1">
          <table:table-cell office:value-type="string">
            <text:p>NT</text:p>
          </table:table-cell>
          <table:table-cell table:number-columns-repeated="123"/>
          <table:table-cell office:value-type="float" office:value="589">
            <text:p>589</text:p>
          </table:table-cell>
          <table:table-cell office:value-type="float" office:value="628">
            <text:p>628</text:p>
          </table:table-cell>
          <table:table-cell office:value-type="float" office:value="689">
            <text:p>689</text:p>
          </table:table-cell>
          <table:table-cell office:value-type="float" office:value="737">
            <text:p>737</text:p>
          </table:table-cell>
          <table:table-cell office:value-type="float" office:value="896">
            <text:p>896</text:p>
          </table:table-cell>
          <table:table-cell office:value-type="float" office:value="952">
            <text:p>952</text:p>
          </table:table-cell>
          <table:table-cell office:value-type="float" office:value="1053">
            <text:p>1053</text:p>
          </table:table-cell>
          <table:table-cell office:value-type="float" office:value="1139">
            <text:p>1139</text:p>
          </table:table-cell>
          <table:table-cell office:value-type="float" office:value="1168">
            <text:p>1168</text:p>
          </table:table-cell>
          <table:table-cell office:value-type="float" office:value="1078">
            <text:p>1078</text:p>
          </table:table-cell>
          <table:table-cell office:value-type="float" office:value="994">
            <text:p>994</text:p>
          </table:table-cell>
          <table:table-cell office:value-type="float" office:value="959">
            <text:p>959</text:p>
          </table:table-cell>
          <table:table-cell table:number-columns-repeated="2" office:value-type="float" office:value="946">
            <text:p>946</text:p>
          </table:table-cell>
          <table:table-cell office:value-type="float" office:value="961">
            <text:p>961</text:p>
          </table:table-cell>
          <table:table-cell office:value-type="float" office:value="951">
            <text:p>951</text:p>
          </table:table-cell>
          <table:table-cell office:value-type="float" office:value="1027">
            <text:p>1027</text:p>
          </table:table-cell>
          <table:table-cell office:value-type="float" office:value="1023">
            <text:p>1023</text:p>
          </table:table-cell>
          <table:table-cell office:value-type="float" office:value="1284">
            <text:p>1284</text:p>
          </table:table-cell>
          <table:table-cell office:value-type="float" office:value="1365">
            <text:p>1365</text:p>
          </table:table-cell>
          <table:table-cell office:value-type="float" office:value="1384">
            <text:p>1384</text:p>
          </table:table-cell>
          <table:table-cell office:value-type="float" office:value="1433">
            <text:p>1433</text:p>
          </table:table-cell>
          <table:table-cell office:value-type="float" office:value="1454">
            <text:p>1454</text:p>
          </table:table-cell>
          <table:table-cell office:value-type="float" office:value="1522">
            <text:p>1522</text:p>
          </table:table-cell>
          <table:table-cell office:value-type="float" office:value="1640">
            <text:p>1640</text:p>
          </table:table-cell>
          <table:table-cell office:value-type="float" office:value="1754">
            <text:p>1754</text:p>
          </table:table-cell>
          <table:table-cell office:value-type="float" office:value="1770">
            <text:p>1770</text:p>
          </table:table-cell>
          <table:table-cell office:value-type="float" office:value="1889">
            <text:p>1889</text:p>
          </table:table-cell>
          <table:table-cell office:value-type="float" office:value="2151">
            <text:p>2151</text:p>
          </table:table-cell>
          <table:table-cell office:value-type="float" office:value="2637">
            <text:p>2637</text:p>
          </table:table-cell>
          <table:table-cell office:value-type="float" office:value="2505">
            <text:p>2505</text:p>
          </table:table-cell>
          <table:table-cell office:value-type="float" office:value="2235">
            <text:p>2235</text:p>
          </table:table-cell>
          <table:table-cell office:value-type="float" office:value="3189">
            <text:p>3189</text:p>
          </table:table-cell>
          <table:table-cell office:value-type="float" office:value="3242">
            <text:p>3242</text:p>
          </table:table-cell>
          <table:table-cell office:value-type="float" office:value="3294">
            <text:p>3294</text:p>
          </table:table-cell>
          <table:table-cell office:value-type="float" office:value="3379">
            <text:p>3379</text:p>
          </table:table-cell>
          <table:table-cell office:value-type="float" office:value="3503">
            <text:p>3503</text:p>
          </table:table-cell>
          <table:table-cell office:value-type="float" office:value="4169">
            <text:p>4169</text:p>
          </table:table-cell>
          <table:table-cell office:value-type="float" office:value="4689">
            <text:p>4689</text:p>
          </table:table-cell>
          <table:table-cell office:value-type="float" office:value="5006">
            <text:p>5006</text:p>
          </table:table-cell>
          <table:table-cell office:value-type="float" office:value="5244">
            <text:p>5244</text:p>
          </table:table-cell>
          <table:table-cell office:value-type="float" office:value="5294">
            <text:p>5294</text:p>
          </table:table-cell>
          <table:table-cell office:value-type="float" office:value="5781">
            <text:p>5781</text:p>
          </table:table-cell>
          <table:table-cell office:value-type="float" office:value="6213">
            <text:p>6213</text:p>
          </table:table-cell>
          <table:table-cell office:value-type="float" office:value="6803">
            <text:p>6803</text:p>
          </table:table-cell>
          <table:table-cell office:value-type="float" office:value="7542">
            <text:p>7542</text:p>
          </table:table-cell>
          <table:table-cell office:value-type="float" office:value="8221">
            <text:p>8221</text:p>
          </table:table-cell>
          <table:table-cell office:value-type="float" office:value="8862">
            <text:p>8862</text:p>
          </table:table-cell>
          <table:table-cell office:value-type="float" office:value="9558">
            <text:p>9558</text:p>
          </table:table-cell>
          <table:table-cell office:value-type="float" office:value="10002">
            <text:p>10002</text:p>
          </table:table-cell>
          <table:table-cell office:value-type="float" office:value="19825">
            <text:p>19825</text:p>
          </table:table-cell>
          <table:table-cell office:value-type="float" office:value="20507">
            <text:p>20507</text:p>
          </table:table-cell>
          <table:table-cell office:value-type="float" office:value="22093">
            <text:p>22093</text:p>
          </table:table-cell>
          <table:table-cell office:value-type="float" office:value="23487">
            <text:p>23487</text:p>
          </table:table-cell>
          <table:table-cell office:value-type="float" office:value="24832">
            <text:p>24832</text:p>
          </table:table-cell>
          <table:table-cell office:value-type="float" office:value="26541">
            <text:p>26541</text:p>
          </table:table-cell>
          <table:table-cell office:value-type="float" office:value="28538">
            <text:p>28538</text:p>
          </table:table-cell>
          <table:table-cell office:value-type="float" office:value="30957">
            <text:p>30957</text:p>
          </table:table-cell>
          <table:table-cell office:value-type="float" office:value="33251">
            <text:p>33251</text:p>
          </table:table-cell>
          <table:table-cell office:value-type="float" office:value="36261">
            <text:p>36261</text:p>
          </table:table-cell>
          <table:table-cell office:value-type="float" office:value="39596">
            <text:p>39596</text:p>
          </table:table-cell>
          <table:table-cell office:value-type="float" office:value="42551">
            <text:p>42551</text:p>
          </table:table-cell>
          <table:table-cell office:value-type="float" office:value="45292">
            <text:p>45292</text:p>
          </table:table-cell>
          <table:table-cell office:value-type="float" office:value="37196">
            <text:p>37196</text:p>
          </table:table-cell>
          <table:table-cell office:value-type="float" office:value="42727">
            <text:p>42727</text:p>
          </table:table-cell>
          <table:table-cell office:value-type="float" office:value="45668">
            <text:p>45668</text:p>
          </table:table-cell>
          <table:table-cell office:value-type="float" office:value="48517">
            <text:p>48517</text:p>
          </table:table-cell>
          <table:table-cell office:value-type="float" office:value="50976">
            <text:p>50976</text:p>
          </table:table-cell>
          <table:table-cell office:value-type="float" office:value="53549">
            <text:p>53549</text:p>
          </table:table-cell>
          <table:table-cell office:value-type="float" office:value="56627">
            <text:p>56627</text:p>
          </table:table-cell>
          <table:table-cell office:value-type="float" office:value="59695">
            <text:p>59695</text:p>
          </table:table-cell>
          <table:table-cell office:value-type="float" office:value="62113">
            <text:p>62113</text:p>
          </table:table-cell>
          <table:table-cell office:value-type="float" office:value="65294">
            <text:p>65294</text:p>
          </table:table-cell>
          <table:table-cell office:value-type="float" office:value="67986">
            <text:p>67986</text:p>
          </table:table-cell>
          <table:table-cell office:value-type="float" office:value="71443">
            <text:p>71443</text:p>
          </table:table-cell>
          <table:table-cell office:value-type="float" office:value="73750">
            <text:p>73750</text:p>
          </table:table-cell>
          <table:table-cell office:value-type="float" office:value="74986">
            <text:p>74986</text:p>
          </table:table-cell>
          <table:table-cell office:value-type="float" office:value="75969">
            <text:p>75969</text:p>
          </table:table-cell>
          <table:table-cell office:value-type="float" office:value="76958">
            <text:p>76958</text:p>
          </table:table-cell>
          <table:table-cell office:value-type="float" office:value="78635">
            <text:p>78635</text:p>
          </table:table-cell>
          <table:table-cell office:value-type="float" office:value="79500">
            <text:p>79500</text:p>
          </table:table-cell>
          <table:table-cell office:value-type="float" office:value="80775">
            <text:p>80775</text:p>
          </table:table-cell>
          <table:table-cell office:value-type="float" office:value="81931">
            <text:p>81931</text:p>
          </table:table-cell>
          <table:table-cell office:value-type="float" office:value="83110">
            <text:p>83110</text:p>
          </table:table-cell>
          <table:table-cell office:value-type="float" office:value="85613">
            <text:p>85613</text:p>
          </table:table-cell>
          <table:table-cell office:value-type="float" office:value="87494">
            <text:p>87494</text:p>
          </table:table-cell>
          <table:table-cell office:value-type="float" office:value="89312">
            <text:p>89312</text:p>
          </table:table-cell>
          <table:table-cell office:value-type="float" office:value="90751">
            <text:p>90751</text:p>
          </table:table-cell>
          <table:table-cell office:value-type="float" office:value="92139">
            <text:p>92139</text:p>
          </table:table-cell>
          <table:table-cell office:value-type="float" office:value="93438">
            <text:p>93438</text:p>
          </table:table-cell>
          <table:table-cell office:value-type="float" office:value="94331">
            <text:p>94331</text:p>
          </table:table-cell>
          <table:table-cell office:value-type="float" office:value="94925">
            <text:p>94925</text:p>
          </table:table-cell>
          <table:table-cell office:value-type="float" office:value="95940">
            <text:p>95940</text:p>
          </table:table-cell>
          <table:table-cell office:value-type="float" office:value="97808">
            <text:p>97808</text:p>
          </table:table-cell>
          <table:table-cell office:value-type="float" office:value="100036">
            <text:p>100036</text:p>
          </table:table-cell>
          <table:table-cell office:value-type="float" office:value="102200">
            <text:p>102200</text:p>
          </table:table-cell>
          <table:table-cell office:value-type="float" office:value="104452">
            <text:p>104452</text:p>
          </table:table-cell>
          <table:table-cell table:number-columns-repeated="803"/>
        </table:table-row>
        <table:table-row table:style-name="ro1">
          <table:table-cell office:value-type="string">
            <text:p>ACT(c)</text:p>
          </table:table-cell>
          <table:table-cell table:number-columns-repeated="123"/>
          <table:table-cell office:value-type="float" office:value="853">
            <text:p>853</text:p>
          </table:table-cell>
          <table:table-cell office:value-type="float" office:value="866">
            <text:p>866</text:p>
          </table:table-cell>
          <table:table-cell office:value-type="float" office:value="895">
            <text:p>895</text:p>
          </table:table-cell>
          <table:table-cell office:value-type="float" office:value="903">
            <text:p>903</text:p>
          </table:table-cell>
          <table:table-cell office:value-type="float" office:value="872">
            <text:p>872</text:p>
          </table:table-cell>
          <table:table-cell office:value-type="float" office:value="1029">
            <text:p>1029</text:p>
          </table:table-cell>
          <table:table-cell office:value-type="float" office:value="1024">
            <text:p>1024</text:p>
          </table:table-cell>
          <table:table-cell office:value-type="float" office:value="1053">
            <text:p>1053</text:p>
          </table:table-cell>
          <table:table-cell office:value-type="float" office:value="911">
            <text:p>911</text:p>
          </table:table-cell>
          <table:table-cell office:value-type="float" office:value="910">
            <text:p>910</text:p>
          </table:table-cell>
          <table:table-cell office:value-type="float" office:value="940">
            <text:p>940</text:p>
          </table:table-cell>
          <table:table-cell office:value-type="float" office:value="1124">
            <text:p>1124</text:p>
          </table:table-cell>
          <table:table-cell office:value-type="float" office:value="1231">
            <text:p>1231</text:p>
          </table:table-cell>
          <table:table-cell office:value-type="float" office:value="1378">
            <text:p>1378</text:p>
          </table:table-cell>
          <table:table-cell office:value-type="float" office:value="1736">
            <text:p>1736</text:p>
          </table:table-cell>
          <table:table-cell office:value-type="float" office:value="2137">
            <text:p>2137</text:p>
          </table:table-cell>
          <table:table-cell office:value-type="float" office:value="2548">
            <text:p>2548</text:p>
          </table:table-cell>
          <table:table-cell office:value-type="float" office:value="3567">
            <text:p>3567</text:p>
          </table:table-cell>
          <table:table-cell office:value-type="float" office:value="3711">
            <text:p>3711</text:p>
          </table:table-cell>
          <table:table-cell office:value-type="float" office:value="3987">
            <text:p>3987</text:p>
          </table:table-cell>
          <table:table-cell office:value-type="float" office:value="4030">
            <text:p>4030</text:p>
          </table:table-cell>
          <table:table-cell office:value-type="float" office:value="4004">
            <text:p>4004</text:p>
          </table:table-cell>
          <table:table-cell office:value-type="float" office:value="4298">
            <text:p>4298</text:p>
          </table:table-cell>
          <table:table-cell office:value-type="float" office:value="4391">
            <text:p>4391</text:p>
          </table:table-cell>
          <table:table-cell office:value-type="float" office:value="4526">
            <text:p>4526</text:p>
          </table:table-cell>
          <table:table-cell office:value-type="float" office:value="4798">
            <text:p>4798</text:p>
          </table:table-cell>
          <table:table-cell office:value-type="float" office:value="5091">
            <text:p>5091</text:p>
          </table:table-cell>
          <table:table-cell office:value-type="float" office:value="5345">
            <text:p>5345</text:p>
          </table:table-cell>
          <table:table-cell office:value-type="float" office:value="5846">
            <text:p>5846</text:p>
          </table:table-cell>
          <table:table-cell office:value-type="float" office:value="6304">
            <text:p>6304</text:p>
          </table:table-cell>
          <table:table-cell office:value-type="float" office:value="6430">
            <text:p>6430</text:p>
          </table:table-cell>
          <table:table-cell office:value-type="float" office:value="6471">
            <text:p>6471</text:p>
          </table:table-cell>
          <table:table-cell office:value-type="float" office:value="6430">
            <text:p>6430</text:p>
          </table:table-cell>
          <table:table-cell office:value-type="float" office:value="6780">
            <text:p>6780</text:p>
          </table:table-cell>
          <table:table-cell office:value-type="float" office:value="7149">
            <text:p>7149</text:p>
          </table:table-cell>
          <table:table-cell office:value-type="float" office:value="7567">
            <text:p>7567</text:p>
          </table:table-cell>
          <table:table-cell office:value-type="float" office:value="7870">
            <text:p>7870</text:p>
          </table:table-cell>
          <table:table-cell office:value-type="float" office:value="8359">
            <text:p>8359</text:p>
          </table:table-cell>
          <table:table-cell office:value-type="float" office:value="9520">
            <text:p>9520</text:p>
          </table:table-cell>
          <table:table-cell office:value-type="float" office:value="10558">
            <text:p>10558</text:p>
          </table:table-cell>
          <table:table-cell office:value-type="float" office:value="11204">
            <text:p>11204</text:p>
          </table:table-cell>
          <table:table-cell office:value-type="float" office:value="12693">
            <text:p>12693</text:p>
          </table:table-cell>
          <table:table-cell office:value-type="float" office:value="13624">
            <text:p>13624</text:p>
          </table:table-cell>
          <table:table-cell office:value-type="float" office:value="14848">
            <text:p>14848</text:p>
          </table:table-cell>
          <table:table-cell office:value-type="float" office:value="16345">
            <text:p>16345</text:p>
          </table:table-cell>
          <table:table-cell office:value-type="float" office:value="17275">
            <text:p>17275</text:p>
          </table:table-cell>
          <table:table-cell office:value-type="float" office:value="18294">
            <text:p>18294</text:p>
          </table:table-cell>
          <table:table-cell office:value-type="float" office:value="19996">
            <text:p>19996</text:p>
          </table:table-cell>
          <table:table-cell office:value-type="float" office:value="23564">
            <text:p>23564</text:p>
          </table:table-cell>
          <table:table-cell office:value-type="float" office:value="26132">
            <text:p>26132</text:p>
          </table:table-cell>
          <table:table-cell office:value-type="float" office:value="29610">
            <text:p>29610</text:p>
          </table:table-cell>
          <table:table-cell office:value-type="float" office:value="33097">
            <text:p>33097</text:p>
          </table:table-cell>
          <table:table-cell office:value-type="float" office:value="36955">
            <text:p>36955</text:p>
          </table:table-cell>
          <table:table-cell office:value-type="float" office:value="40553">
            <text:p>40553</text:p>
          </table:table-cell>
          <table:table-cell office:value-type="float" office:value="44465">
            <text:p>44465</text:p>
          </table:table-cell>
          <table:table-cell office:value-type="float" office:value="48196">
            <text:p>48196</text:p>
          </table:table-cell>
          <table:table-cell office:value-type="float" office:value="52400">
            <text:p>52400</text:p>
          </table:table-cell>
          <table:table-cell office:value-type="float" office:value="56885">
            <text:p>56885</text:p>
          </table:table-cell>
          <table:table-cell office:value-type="float" office:value="61798">
            <text:p>61798</text:p>
          </table:table-cell>
          <table:table-cell office:value-type="float" office:value="67221">
            <text:p>67221</text:p>
          </table:table-cell>
          <table:table-cell office:value-type="float" office:value="76237">
            <text:p>76237</text:p>
          </table:table-cell>
          <table:table-cell office:value-type="float" office:value="81491">
            <text:p>81491</text:p>
          </table:table-cell>
          <table:table-cell office:value-type="float" office:value="87972">
            <text:p>87972</text:p>
          </table:table-cell>
          <table:table-cell office:value-type="float" office:value="95024">
            <text:p>95024</text:p>
          </table:table-cell>
          <table:table-cell office:value-type="float" office:value="99936">
            <text:p>99936</text:p>
          </table:table-cell>
          <table:table-cell office:value-type="float" office:value="103623">
            <text:p>103623</text:p>
          </table:table-cell>
          <table:table-cell office:value-type="float" office:value="106760">
            <text:p>106760</text:p>
          </table:table-cell>
          <table:table-cell office:value-type="float" office:value="108714">
            <text:p>108714</text:p>
          </table:table-cell>
          <table:table-cell office:value-type="float" office:value="110812">
            <text:p>110812</text:p>
          </table:table-cell>
          <table:table-cell office:value-type="float" office:value="113334">
            <text:p>113334</text:p>
          </table:table-cell>
          <table:table-cell office:value-type="float" office:value="114930">
            <text:p>114930</text:p>
          </table:table-cell>
          <table:table-cell office:value-type="float" office:value="117626">
            <text:p>117626</text:p>
          </table:table-cell>
          <table:table-cell office:value-type="float" office:value="121056">
            <text:p>121056</text:p>
          </table:table-cell>
          <table:table-cell office:value-type="float" office:value="123682">
            <text:p>123682</text:p>
          </table:table-cell>
          <table:table-cell office:value-type="float" office:value="127921">
            <text:p>127921</text:p>
          </table:table-cell>
          <table:table-cell office:value-type="float" office:value="131029">
            <text:p>131029</text:p>
          </table:table-cell>
          <table:table-cell office:value-type="float" office:value="134495">
            <text:p>134495</text:p>
          </table:table-cell>
          <table:table-cell office:value-type="float" office:value="137248">
            <text:p>137248</text:p>
          </table:table-cell>
          <table:table-cell office:value-type="float" office:value="139772">
            <text:p>139772</text:p>
          </table:table-cell>
          <table:table-cell office:value-type="float" office:value="142570">
            <text:p>142570</text:p>
          </table:table-cell>
          <table:table-cell office:value-type="float" office:value="145855">
            <text:p>145855</text:p>
          </table:table-cell>
          <table:table-cell office:value-type="float" office:value="148430">
            <text:p>148430</text:p>
          </table:table-cell>
          <table:table-cell office:value-type="float" office:value="150627">
            <text:p>150627</text:p>
          </table:table-cell>
          <table:table-cell office:value-type="float" office:value="152077">
            <text:p>152077</text:p>
          </table:table-cell>
          <table:table-cell office:value-type="float" office:value="153972">
            <text:p>153972</text:p>
          </table:table-cell>
          <table:table-cell office:value-type="float" office:value="155800">
            <text:p>155800</text:p>
          </table:table-cell>
          <table:table-cell office:value-type="float" office:value="155665">
            <text:p>155665</text:p>
          </table:table-cell>
          <table:table-cell office:value-type="float" office:value="156625">
            <text:p>156625</text:p>
          </table:table-cell>
          <table:table-cell office:value-type="float" office:value="158278">
            <text:p>158278</text:p>
          </table:table-cell>
          <table:table-cell office:value-type="float" office:value="160337">
            <text:p>160337</text:p>
          </table:table-cell>
          <table:table-cell office:value-type="float" office:value="162526">
            <text:p>162526</text:p>
          </table:table-cell>
          <table:table-cell office:value-type="float" office:value="164212">
            <text:p>164212</text:p>
          </table:table-cell>
          <table:table-cell office:value-type="float" office:value="165017">
            <text:p>165017</text:p>
          </table:table-cell>
          <table:table-cell office:value-type="float" office:value="166047">
            <text:p>166047</text:p>
          </table:table-cell>
          <table:table-cell office:value-type="float" office:value="168088">
            <text:p>168088</text:p>
          </table:table-cell>
          <table:table-cell office:value-type="float" office:value="169877">
            <text:p>169877</text:p>
          </table:table-cell>
          <table:table-cell office:value-type="float" office:value="171972">
            <text:p>171972</text:p>
          </table:table-cell>
          <table:table-cell table:number-columns-repeated="803"/>
        </table:table-row>
        <table:table-row table:style-name="ro1">
          <table:table-cell office:value-type="string">
            <text:p>Australia(d)</text:p>
          </table:table-cell>
          <table:table-cell table:number-columns-repeated="8"/>
          <table:table-cell office:value-type="float" office:value="1147">
            <text:p>1147</text:p>
          </table:table-cell>
          <table:table-cell office:value-type="float" office:value="1184">
            <text:p>1184</text:p>
          </table:table-cell>
          <table:table-cell office:value-type="float" office:value="1221">
            <text:p>1221</text:p>
          </table:table-cell>
          <table:table-cell office:value-type="float" office:value="1284">
            <text:p>1284</text:p>
          </table:table-cell>
          <table:table-cell office:value-type="float" office:value="1437">
            <text:p>1437</text:p>
          </table:table-cell>
          <table:table-cell office:value-type="float" office:value="1573">
            <text:p>1573</text:p>
          </table:table-cell>
          <table:table-cell office:value-type="float" office:value="1806">
            <text:p>1806</text:p>
          </table:table-cell>
          <table:table-cell office:value-type="float" office:value="2053">
            <text:p>2053</text:p>
          </table:table-cell>
          <table:table-cell office:value-type="float" office:value="2285">
            <text:p>2285</text:p>
          </table:table-cell>
          <table:table-cell office:value-type="float" office:value="2312">
            <text:p>2312</text:p>
          </table:table-cell>
          <table:table-cell office:value-type="float" office:value="2521">
            <text:p>2521</text:p>
          </table:table-cell>
          <table:table-cell office:value-type="float" office:value="2855">
            <text:p>2855</text:p>
          </table:table-cell>
          <table:table-cell office:value-type="float" office:value="3441">
            <text:p>3441</text:p>
          </table:table-cell>
          <table:table-cell office:value-type="float" office:value="3942">
            <text:p>3942</text:p>
          </table:table-cell>
          <table:table-cell office:value-type="float" office:value="3981">
            <text:p>3981</text:p>
          </table:table-cell>
          <table:table-cell office:value-type="float" office:value="4178">
            <text:p>4178</text:p>
          </table:table-cell>
          <table:table-cell office:value-type="float" office:value="4498">
            <text:p>4498</text:p>
          </table:table-cell>
          <table:table-cell office:value-type="float" office:value="4855">
            <text:p>4855</text:p>
          </table:table-cell>
          <table:table-cell office:value-type="float" office:value="4791">
            <text:p>4791</text:p>
          </table:table-cell>
          <table:table-cell office:value-type="float" office:value="5215">
            <text:p>5215</text:p>
          </table:table-cell>
          <table:table-cell office:value-type="float" office:value="5863">
            <text:p>5863</text:p>
          </table:table-cell>
          <table:table-cell office:value-type="float" office:value="7014">
            <text:p>7014</text:p>
          </table:table-cell>
          <table:table-cell office:value-type="float" office:value="8573">
            <text:p>8573</text:p>
          </table:table-cell>
          <table:table-cell office:value-type="float" office:value="10106">
            <text:p>10106</text:p>
          </table:table-cell>
          <table:table-cell office:value-type="float" office:value="9759">
            <text:p>9759</text:p>
          </table:table-cell>
          <table:table-cell office:value-type="float" office:value="9313">
            <text:p>9313</text:p>
          </table:table-cell>
          <table:table-cell office:value-type="float" office:value="9449">
            <text:p>9449</text:p>
          </table:table-cell>
          <table:table-cell office:value-type="float" office:value="10426">
            <text:p>10426</text:p>
          </table:table-cell>
          <table:table-cell office:value-type="float" office:value="11201">
            <text:p>11201</text:p>
          </table:table-cell>
          <table:table-cell office:value-type="float" office:value="12217">
            <text:p>12217</text:p>
          </table:table-cell>
          <table:table-cell office:value-type="float" office:value="12593">
            <text:p>12593</text:p>
          </table:table-cell>
          <table:table-cell office:value-type="float" office:value="13247">
            <text:p>13247</text:p>
          </table:table-cell>
          <table:table-cell office:value-type="float" office:value="13419">
            <text:p>13419</text:p>
          </table:table-cell>
          <table:table-cell office:value-type="float" office:value="14988">
            <text:p>14988</text:p>
          </table:table-cell>
          <table:table-cell office:value-type="float" office:value="17154">
            <text:p>17154</text:p>
          </table:table-cell>
          <table:table-cell office:value-type="float" office:value="18944">
            <text:p>18944</text:p>
          </table:table-cell>
          <table:table-cell office:value-type="float" office:value="21683">
            <text:p>21683</text:p>
          </table:table-cell>
          <table:table-cell office:value-type="float" office:value="26426">
            <text:p>26426</text:p>
          </table:table-cell>
          <table:table-cell office:value-type="float" office:value="29297">
            <text:p>29297</text:p>
          </table:table-cell>
          <table:table-cell office:value-type="float" office:value="31425">
            <text:p>31425</text:p>
          </table:table-cell>
          <table:table-cell office:value-type="float" office:value="35703">
            <text:p>35703</text:p>
          </table:table-cell>
          <table:table-cell office:value-type="float" office:value="39607">
            <text:p>39607</text:p>
          </table:table-cell>
          <table:table-cell office:value-type="float" office:value="46597">
            <text:p>46597</text:p>
          </table:table-cell>
          <table:table-cell office:value-type="float" office:value="54459">
            <text:p>54459</text:p>
          </table:table-cell>
          <table:table-cell office:value-type="float" office:value="63102">
            <text:p>63102</text:p>
          </table:table-cell>
          <table:table-cell office:value-type="float" office:value="76854">
            <text:p>76854</text:p>
          </table:table-cell>
          <table:table-cell office:value-type="float" office:value="87226">
            <text:p>87226</text:p>
          </table:table-cell>
          <table:table-cell office:value-type="float" office:value="92002">
            <text:p>92002</text:p>
          </table:table-cell>
          <table:table-cell office:value-type="float" office:value="99253">
            <text:p>99253</text:p>
          </table:table-cell>
          <table:table-cell office:value-type="float" office:value="105989">
            <text:p>105989</text:p>
          </table:table-cell>
          <table:table-cell office:value-type="float" office:value="111907">
            <text:p>111907</text:p>
          </table:table-cell>
          <table:table-cell office:value-type="float" office:value="118532">
            <text:p>118532</text:p>
          </table:table-cell>
          <table:table-cell office:value-type="float" office:value="130716">
            <text:p>130716</text:p>
          </table:table-cell>
          <table:table-cell office:value-type="float" office:value="151384">
            <text:p>151384</text:p>
          </table:table-cell>
          <table:table-cell office:value-type="float" office:value="166673">
            <text:p>166673</text:p>
          </table:table-cell>
          <table:table-cell office:value-type="float" office:value="180690">
            <text:p>180690</text:p>
          </table:table-cell>
          <table:table-cell office:value-type="float" office:value="209670">
            <text:p>209670</text:p>
          </table:table-cell>
          <table:table-cell office:value-type="float" office:value="242789">
            <text:p>242789</text:p>
          </table:table-cell>
          <table:table-cell office:value-type="float" office:value="280580">
            <text:p>280580</text:p>
          </table:table-cell>
          <table:table-cell office:value-type="float" office:value="323142">
            <text:p>323142</text:p>
          </table:table-cell>
          <table:table-cell office:value-type="float" office:value="354585">
            <text:p>354585</text:p>
          </table:table-cell>
          <table:table-cell office:value-type="float" office:value="395487">
            <text:p>395487</text:p>
          </table:table-cell>
          <table:table-cell office:value-type="float" office:value="426448">
            <text:p>426448</text:p>
          </table:table-cell>
          <table:table-cell office:value-type="float" office:value="452929">
            <text:p>452929</text:p>
          </table:table-cell>
          <table:table-cell office:value-type="float" office:value="477025">
            <text:p>477025</text:p>
          </table:table-cell>
          <table:table-cell office:value-type="float" office:value="498776">
            <text:p>498776</text:p>
          </table:table-cell>
          <table:table-cell office:value-type="float" office:value="523268">
            <text:p>523268</text:p>
          </table:table-cell>
          <table:table-cell office:value-type="float" office:value="555033">
            <text:p>555033</text:p>
          </table:table-cell>
          <table:table-cell office:value-type="float" office:value="584750">
            <text:p>584750</text:p>
          </table:table-cell>
          <table:table-cell office:value-type="float" office:value="616765">
            <text:p>616765</text:p>
          </table:table-cell>
          <table:table-cell office:value-type="float" office:value="643307">
            <text:p>643307</text:p>
          </table:table-cell>
          <table:table-cell office:value-type="float" office:value="664721">
            <text:p>664721</text:p>
          </table:table-cell>
          <table:table-cell office:value-type="float" office:value="690280">
            <text:p>690280</text:p>
          </table:table-cell>
          <table:table-cell office:value-type="float" office:value="717018">
            <text:p>717018</text:p>
          </table:table-cell>
          <table:table-cell office:value-type="float" office:value="745262">
            <text:p>745262</text:p>
          </table:table-cell>
          <table:table-cell office:value-type="float" office:value="771970">
            <text:p>771970</text:p>
          </table:table-cell>
          <table:table-cell office:value-type="float" office:value="795425">
            <text:p>795425</text:p>
          </table:table-cell>
          <table:table-cell office:value-type="float" office:value="821613">
            <text:p>821613</text:p>
          </table:table-cell>
          <table:table-cell office:value-type="float" office:value="848296">
            <text:p>848296</text:p>
          </table:table-cell>
          <table:table-cell office:value-type="float" office:value="869734">
            <text:p>869734</text:p>
          </table:table-cell>
          <table:table-cell office:value-type="float" office:value="897202">
            <text:p>897202</text:p>
          </table:table-cell>
          <table:table-cell office:value-type="float" office:value="928790">
            <text:p>928790</text:p>
          </table:table-cell>
          <table:table-cell office:value-type="float" office:value="959591">
            <text:p>959591</text:p>
          </table:table-cell>
          <table:table-cell office:value-type="float" office:value="993562">
            <text:p>993562</text:p>
          </table:table-cell>
          <table:table-cell office:value-type="float" office:value="1027017">
            <text:p>1027017</text:p>
          </table:table-cell>
          <table:table-cell office:value-type="float" office:value="1059677">
            <text:p>1059677</text:p>
          </table:table-cell>
          <table:table-cell office:value-type="float" office:value="1098190">
            <text:p>1098190</text:p>
          </table:table-cell>
          <table:table-cell office:value-type="float" office:value="1148313">
            <text:p>1148313</text:p>
          </table:table-cell>
          <table:table-cell office:value-type="float" office:value="1193729">
            <text:p>1193729</text:p>
          </table:table-cell>
          <table:table-cell office:value-type="float" office:value="1234124">
            <text:p>1234124</text:p>
          </table:table-cell>
          <table:table-cell office:value-type="float" office:value="1277096">
            <text:p>1277096</text:p>
          </table:table-cell>
          <table:table-cell office:value-type="float" office:value="1322244">
            <text:p>1322244</text:p>
          </table:table-cell>
          <table:table-cell office:value-type="float" office:value="1371129">
            <text:p>1371129</text:p>
          </table:table-cell>
          <table:table-cell office:value-type="float" office:value="1413383">
            <text:p>1413383</text:p>
          </table:table-cell>
          <table:table-cell office:value-type="float" office:value="1458524">
            <text:p>1458524</text:p>
          </table:table-cell>
          <table:table-cell office:value-type="float" office:value="1504368">
            <text:p>1504368</text:p>
          </table:table-cell>
          <table:table-cell office:value-type="float" office:value="1538981">
            <text:p>1538981</text:p>
          </table:table-cell>
          <table:table-cell office:value-type="float" office:value="1570080">
            <text:p>1570080</text:p>
          </table:table-cell>
          <table:table-cell office:value-type="float" office:value="1602543">
            <text:p>1602543</text:p>
          </table:table-cell>
          <table:table-cell office:value-type="float" office:value="1636082">
            <text:p>1636082</text:p>
          </table:table-cell>
          <table:table-cell office:value-type="float" office:value="1665924">
            <text:p>1665924</text:p>
          </table:table-cell>
          <table:table-cell office:value-type="float" office:value="1700323">
            <text:p>1700323</text:p>
          </table:table-cell>
          <table:table-cell office:value-type="float" office:value="1727086">
            <text:p>1727086</text:p>
          </table:table-cell>
          <table:table-cell office:value-type="float" office:value="1756914">
            <text:p>1756914</text:p>
          </table:table-cell>
          <table:table-cell office:value-type="float" office:value="1788347">
            <text:p>1788347</text:p>
          </table:table-cell>
          <table:table-cell office:value-type="float" office:value="1820077">
            <text:p>1820077</text:p>
          </table:table-cell>
          <table:table-cell office:value-type="float" office:value="1847310">
            <text:p>1847310</text:p>
          </table:table-cell>
          <table:table-cell office:value-type="float" office:value="1871448">
            <text:p>1871448</text:p>
          </table:table-cell>
          <table:table-cell office:value-type="float" office:value="1901367">
            <text:p>1901367</text:p>
          </table:table-cell>
          <table:table-cell office:value-type="float" office:value="1932859">
            <text:p>1932859</text:p>
          </table:table-cell>
          <table:table-cell office:value-type="float" office:value="1964755">
            <text:p>1964755</text:p>
          </table:table-cell>
          <table:table-cell office:value-type="float" office:value="2001509">
            <text:p>2001509</text:p>
          </table:table-cell>
          <table:table-cell office:value-type="float" office:value="2038297">
            <text:p>2038297</text:p>
          </table:table-cell>
          <table:table-cell office:value-type="float" office:value="2081745">
            <text:p>2081745</text:p>
          </table:table-cell>
          <table:table-cell office:value-type="float" office:value="2128775">
            <text:p>2128775</text:p>
          </table:table-cell>
          <table:table-cell office:value-type="float" office:value="2191554">
            <text:p>2191554</text:p>
          </table:table-cell>
          <table:table-cell office:value-type="float" office:value="2268359">
            <text:p>2268359</text:p>
          </table:table-cell>
          <table:table-cell office:value-type="float" office:value="2338810">
            <text:p>2338810</text:p>
          </table:table-cell>
          <table:table-cell office:value-type="float" office:value="2394202">
            <text:p>2394202</text:p>
          </table:table-cell>
          <table:table-cell office:value-type="float" office:value="2441381">
            <text:p>2441381</text:p>
          </table:table-cell>
          <table:table-cell office:value-type="float" office:value="2480604">
            <text:p>2480604</text:p>
          </table:table-cell>
          <table:table-cell office:value-type="float" office:value="2523128">
            <text:p>2523128</text:p>
          </table:table-cell>
          <table:table-cell office:value-type="float" office:value="2564385">
            <text:p>2564385</text:p>
          </table:table-cell>
          <table:table-cell office:value-type="float" office:value="2605196">
            <text:p>2605196</text:p>
          </table:table-cell>
          <table:table-cell office:value-type="float" office:value="2659567">
            <text:p>2659567</text:p>
          </table:table-cell>
          <table:table-cell office:value-type="float" office:value="2711529">
            <text:p>2711529</text:p>
          </table:table-cell>
          <table:table-cell office:value-type="float" office:value="2769461">
            <text:p>2769461</text:p>
          </table:table-cell>
          <table:table-cell office:value-type="float" office:value="2823676">
            <text:p>2823676</text:p>
          </table:table-cell>
          <table:table-cell office:value-type="float" office:value="2882435">
            <text:p>2882435</text:p>
          </table:table-cell>
          <table:table-cell office:value-type="float" office:value="2939266">
            <text:p>2939266</text:p>
          </table:table-cell>
          <table:table-cell office:value-type="float" office:value="2997218">
            <text:p>2997218</text:p>
          </table:table-cell>
          <table:table-cell office:value-type="float" office:value="3056158">
            <text:p>3056158</text:p>
          </table:table-cell>
          <table:table-cell office:value-type="float" office:value="3108353">
            <text:p>3108353</text:p>
          </table:table-cell>
          <table:table-cell office:value-type="float" office:value="3152118">
            <text:p>3152118</text:p>
          </table:table-cell>
          <table:table-cell office:value-type="float" office:value="3189029">
            <text:p>3189029</text:p>
          </table:table-cell>
          <table:table-cell office:value-type="float" office:value="3220029">
            <text:p>3220029</text:p>
          </table:table-cell>
          <table:table-cell office:value-type="float" office:value="3248320">
            <text:p>3248320</text:p>
          </table:table-cell>
          <table:table-cell office:value-type="float" office:value="3277646">
            <text:p>3277646</text:p>
          </table:table-cell>
          <table:table-cell office:value-type="float" office:value="3305382">
            <text:p>3305382</text:p>
          </table:table-cell>
          <table:table-cell office:value-type="float" office:value="3332624">
            <text:p>3332624</text:p>
          </table:table-cell>
          <table:table-cell office:value-type="float" office:value="3362387">
            <text:p>3362387</text:p>
          </table:table-cell>
          <table:table-cell office:value-type="float" office:value="3395206">
            <text:p>3395206</text:p>
          </table:table-cell>
          <table:table-cell office:value-type="float" office:value="3428366">
            <text:p>3428366</text:p>
          </table:table-cell>
          <table:table-cell office:value-type="float" office:value="3466252">
            <text:p>3466252</text:p>
          </table:table-cell>
          <table:table-cell office:value-type="float" office:value="3507078">
            <text:p>3507078</text:p>
          </table:table-cell>
          <table:table-cell office:value-type="float" office:value="3544954">
            <text:p>3544954</text:p>
          </table:table-cell>
          <table:table-cell office:value-type="float" office:value="3581397">
            <text:p>3581397</text:p>
          </table:table-cell>
          <table:table-cell office:value-type="float" office:value="3621499">
            <text:p>3621499</text:p>
          </table:table-cell>
          <table:table-cell office:value-type="float" office:value="3664229">
            <text:p>3664229</text:p>
          </table:table-cell>
          <table:table-cell office:value-type="float" office:value="3708331">
            <text:p>3708331</text:p>
          </table:table-cell>
          <table:table-cell office:value-type="float" office:value="3751292">
            <text:p>3751292</text:p>
          </table:table-cell>
          <table:table-cell office:value-type="float" office:value="3809501">
            <text:p>3809501</text:p>
          </table:table-cell>
          <table:table-cell office:value-type="float" office:value="3883879">
            <text:p>3883879</text:p>
          </table:table-cell>
          <table:table-cell office:value-type="float" office:value="3998318">
            <text:p>3998318</text:p>
          </table:table-cell>
          <table:table-cell office:value-type="float" office:value="4116036">
            <text:p>4116036</text:p>
          </table:table-cell>
          <table:table-cell office:value-type="float" office:value="4216974">
            <text:p>4216974</text:p>
          </table:table-cell>
          <table:table-cell office:value-type="float" office:value="4314041">
            <text:p>4314041</text:p>
          </table:table-cell>
          <table:table-cell office:value-type="float" office:value="4399408">
            <text:p>4399408</text:p>
          </table:table-cell>
          <table:table-cell office:value-type="float" office:value="4492269">
            <text:p>4492269</text:p>
          </table:table-cell>
          <table:table-cell office:value-type="float" office:value="4598008">
            <text:p>4598008</text:p>
          </table:table-cell>
          <table:table-cell office:value-type="float" office:value="4702025">
            <text:p>4702025</text:p>
          </table:table-cell>
          <table:table-cell office:value-type="float" office:value="4813927">
            <text:p>4813927</text:p>
          </table:table-cell>
          <table:table-cell office:value-type="float" office:value="4921263">
            <text:p>4921263</text:p>
          </table:table-cell>
          <table:table-cell office:value-type="float" office:value="5028605">
            <text:p>5028605</text:p>
          </table:table-cell>
          <table:table-cell office:value-type="float" office:value="5138847">
            <text:p>5138847</text:p>
          </table:table-cell>
          <table:table-cell office:value-type="float" office:value="5268350">
            <text:p>5268350</text:p>
          </table:table-cell>
          <table:table-cell office:value-type="float" office:value="5376019">
            <text:p>5376019</text:p>
          </table:table-cell>
          <table:table-cell office:value-type="float" office:value="5483869">
            <text:p>5483869</text:p>
          </table:table-cell>
          <table:table-cell office:value-type="float" office:value="5597467">
            <text:p>5597467</text:p>
          </table:table-cell>
          <table:table-cell office:value-type="float" office:value="5711779">
            <text:p>5711779</text:p>
          </table:table-cell>
          <table:table-cell office:value-type="float" office:value="5814201">
            <text:p>5814201</text:p>
          </table:table-cell>
          <table:table-cell office:value-type="float" office:value="5919973">
            <text:p>5919973</text:p>
          </table:table-cell>
          <table:table-cell office:value-type="float" office:value="6037397">
            <text:p>6037397</text:p>
          </table:table-cell>
          <table:table-cell office:value-type="float" office:value="6168879">
            <text:p>6168879</text:p>
          </table:table-cell>
          <table:table-cell office:value-type="float" office:value="6298592">
            <text:p>6298592</text:p>
          </table:table-cell>
          <table:table-cell office:value-type="float" office:value="6565542">
            <text:p>6565542</text:p>
          </table:table-cell>
          <table:table-cell office:value-type="float" office:value="6673609">
            <text:p>6673609</text:p>
          </table:table-cell>
          <table:table-cell office:value-type="float" office:value="6778856">
            <text:p>6778856</text:p>
          </table:table-cell>
          <table:table-cell office:value-type="float" office:value="6890038">
            <text:p>6890038</text:p>
          </table:table-cell>
          <table:table-cell office:value-type="float" office:value="6966649">
            <text:p>6966649</text:p>
          </table:table-cell>
          <table:table-cell office:value-type="float" office:value="7044328">
            <text:p>7044328</text:p>
          </table:table-cell>
          <table:table-cell office:value-type="float" office:value="7136126">
            <text:p>7136126</text:p>
          </table:table-cell>
          <table:table-cell office:value-type="float" office:value="7217256">
            <text:p>7217256</text:p>
          </table:table-cell>
          <table:table-cell office:value-type="float" office:value="7309140">
            <text:p>7309140</text:p>
          </table:table-cell>
          <table:table-cell office:value-type="float" office:value="7415943">
            <text:p>7415943</text:p>
          </table:table-cell>
          <table:table-cell office:value-type="float" office:value="7539778">
            <text:p>7539778</text:p>
          </table:table-cell>
          <table:table-cell office:value-type="float" office:value="7655712">
            <text:p>7655712</text:p>
          </table:table-cell>
          <table:table-cell office:value-type="float" office:value="7753081">
            <text:p>7753081</text:p>
          </table:table-cell>
          <table:table-cell office:value-type="float" office:value="7850914">
            <text:p>7850914</text:p>
          </table:table-cell>
          <table:table-cell office:value-type="float" office:value="7960533">
            <text:p>7960533</text:p>
          </table:table-cell>
          <table:table-cell office:value-type="float" office:value="8081449">
            <text:p>8081449</text:p>
          </table:table-cell>
          <table:table-cell office:value-type="float" office:value="8212895">
            <text:p>8212895</text:p>
          </table:table-cell>
          <table:table-cell office:value-type="float" office:value="8362014">
            <text:p>8362014</text:p>
          </table:table-cell>
          <table:table-cell office:value-type="float" office:value="8490067">
            <text:p>8490067</text:p>
          </table:table-cell>
          <table:table-cell office:value-type="float" office:value="8609235">
            <text:p>8609235</text:p>
          </table:table-cell>
          <table:table-cell office:value-type="float" office:value="8723444">
            <text:p>8723444</text:p>
          </table:table-cell>
          <table:table-cell office:value-type="float" office:value="8824573">
            <text:p>8824573</text:p>
          </table:table-cell>
          <table:table-cell office:value-type="float" office:value="8918288">
            <text:p>8918288</text:p>
          </table:table-cell>
          <table:table-cell office:value-type="float" office:value="9016711">
            <text:p>9016711</text:p>
          </table:table-cell>
          <table:table-cell office:value-type="float" office:value="9143322">
            <text:p>9143322</text:p>
          </table:table-cell>
          <table:table-cell office:value-type="float" office:value="9262876">
            <text:p>9262876</text:p>
          </table:table-cell>
          <table:table-cell office:value-type="float" office:value="9363858">
            <text:p>9363858</text:p>
          </table:table-cell>
          <table:table-cell office:value-type="float" office:value="9471863">
            <text:p>9471863</text:p>
          </table:table-cell>
          <table:table-cell office:value-type="float" office:value="9589091">
            <text:p>9589091</text:p>
          </table:table-cell>
          <table:table-cell office:value-type="float" office:value="9710345">
            <text:p>9710345</text:p>
          </table:table-cell>
          <table:table-cell office:value-type="float" office:value="9842283">
            <text:p>9842283</text:p>
          </table:table-cell>
          <table:table-cell office:value-type="float" office:value="9959516">
            <text:p>9959516</text:p>
          </table:table-cell>
          <table:table-cell office:value-type="float" office:value="10078029">
            <text:p>10078029</text:p>
          </table:table-cell>
          <table:table-cell office:value-type="float" office:value="10196940">
            <text:p>10196940</text:p>
          </table:table-cell>
          <table:table-cell office:value-type="float" office:value="10340895">
            <text:p>10340895</text:p>
          </table:table-cell>
          <table:table-cell office:value-type="float" office:value="10489969">
            <text:p>10489969</text:p>
          </table:table-cell>
          <table:table-cell office:value-type="float" office:value="10651627">
            <text:p>10651627</text:p>
          </table:table-cell>
          <table:table-cell table:number-columns-repeated="803"/>
        </table:table-row>
        <table:table-row table:style-name="ro1">
          <table:table-cell table:number-columns-repeated="1024"/>
        </table:table-row>
        <table:table-row table:style-name="ro1">
          <table:table-cell office:value-type="string">
            <text:p>Persons</text:p>
          </table:table-cell>
          <table:table-cell table:number-columns-repeated="1023"/>
        </table:table-row>
        <table:table-row table:style-name="ro1">
          <table:table-cell office:value-type="string">
            <text:p>NSW</text:p>
          </table:table-cell>
          <table:table-cell office:value-type="float" office:value="859">
            <text:p>859</text:p>
          </table:table-cell>
          <table:table-cell office:value-type="float" office:value="645">
            <text:p>645</text:p>
          </table:table-cell>
          <table:table-cell office:value-type="float" office:value="2056">
            <text:p>2056</text:p>
          </table:table-cell>
          <table:table-cell office:value-type="float" office:value="2873">
            <text:p>2873</text:p>
          </table:table-cell>
          <table:table-cell office:value-type="float" office:value="3264">
            <text:p>3264</text:p>
          </table:table-cell>
          <table:table-cell office:value-type="float" office:value="3514">
            <text:p>3514</text:p>
          </table:table-cell>
          <table:table-cell office:value-type="float" office:value="3579">
            <text:p>3579</text:p>
          </table:table-cell>
          <table:table-cell office:value-type="float" office:value="3466">
            <text:p>3466</text:p>
          </table:table-cell>
          <table:table-cell office:value-type="float" office:value="4100">
            <text:p>4100</text:p>
          </table:table-cell>
          <table:table-cell office:value-type="float" office:value="4344">
            <text:p>4344</text:p>
          </table:table-cell>
          <table:table-cell office:value-type="float" office:value="4588">
            <text:p>4588</text:p>
          </table:table-cell>
          <table:table-cell office:value-type="float" office:value="5088">
            <text:p>5088</text:p>
          </table:table-cell>
          <table:table-cell office:value-type="float" office:value="5217">
            <text:p>5217</text:p>
          </table:table-cell>
          <table:table-cell office:value-type="float" office:value="5945">
            <text:p>5945</text:p>
          </table:table-cell>
          <table:table-cell office:value-type="float" office:value="7014">
            <text:p>7014</text:p>
          </table:table-cell>
          <table:table-cell office:value-type="float" office:value="7061">
            <text:p>7061</text:p>
          </table:table-cell>
          <table:table-cell office:value-type="float" office:value="7040">
            <text:p>7040</text:p>
          </table:table-cell>
          <table:table-cell office:value-type="float" office:value="6950">
            <text:p>6950</text:p>
          </table:table-cell>
          <table:table-cell office:value-type="float" office:value="7162">
            <text:p>7162</text:p>
          </table:table-cell>
          <table:table-cell office:value-type="float" office:value="7948">
            <text:p>7948</text:p>
          </table:table-cell>
          <table:table-cell office:value-type="float" office:value="9105">
            <text:p>9105</text:p>
          </table:table-cell>
          <table:table-cell office:value-type="float" office:value="10262">
            <text:p>10262</text:p>
          </table:table-cell>
          <table:table-cell office:value-type="float" office:value="10096">
            <text:p>10096</text:p>
          </table:table-cell>
          <table:table-cell office:value-type="float" office:value="10287">
            <text:p>10287</text:p>
          </table:table-cell>
          <table:table-cell office:value-type="float" office:value="10936">
            <text:p>10936</text:p>
          </table:table-cell>
          <table:table-cell office:value-type="float" office:value="12157">
            <text:p>12157</text:p>
          </table:table-cell>
          <table:table-cell office:value-type="float" office:value="12183">
            <text:p>12183</text:p>
          </table:table-cell>
          <table:table-cell office:value-type="float" office:value="13116">
            <text:p>13116</text:p>
          </table:table-cell>
          <table:table-cell office:value-type="float" office:value="15518">
            <text:p>15518</text:p>
          </table:table-cell>
          <table:table-cell office:value-type="float" office:value="17848">
            <text:p>17848</text:p>
          </table:table-cell>
          <table:table-cell office:value-type="float" office:value="22438">
            <text:p>22438</text:p>
          </table:table-cell>
          <table:table-cell office:value-type="float" office:value="26059">
            <text:p>26059</text:p>
          </table:table-cell>
          <table:table-cell office:value-type="float" office:value="28024">
            <text:p>28024</text:p>
          </table:table-cell>
          <table:table-cell office:value-type="float" office:value="29665">
            <text:p>29665</text:p>
          </table:table-cell>
          <table:table-cell office:value-type="float" office:value="29680">
            <text:p>29680</text:p>
          </table:table-cell>
          <table:table-cell office:value-type="float" office:value="30623">
            <text:p>30623</text:p>
          </table:table-cell>
          <table:table-cell office:value-type="float" office:value="35769">
            <text:p>35769</text:p>
          </table:table-cell>
          <table:table-cell office:value-type="float" office:value="38313">
            <text:p>38313</text:p>
          </table:table-cell>
          <table:table-cell office:value-type="float" office:value="38890">
            <text:p>38890</text:p>
          </table:table-cell>
          <table:table-cell office:value-type="float" office:value="39467">
            <text:p>39467</text:p>
          </table:table-cell>
          <table:table-cell office:value-type="float" office:value="40069">
            <text:p>40069</text:p>
          </table:table-cell>
          <table:table-cell office:value-type="float" office:value="40916">
            <text:p>40916</text:p>
          </table:table-cell>
          <table:table-cell office:value-type="float" office:value="44588">
            <text:p>44588</text:p>
          </table:table-cell>
          <table:table-cell office:value-type="float" office:value="48000">
            <text:p>48000</text:p>
          </table:table-cell>
          <table:table-cell office:value-type="float" office:value="53524">
            <text:p>53524</text:p>
          </table:table-cell>
          <table:table-cell office:value-type="float" office:value="62112">
            <text:p>62112</text:p>
          </table:table-cell>
          <table:table-cell office:value-type="float" office:value="66068">
            <text:p>66068</text:p>
          </table:table-cell>
          <table:table-cell office:value-type="float" office:value="71304">
            <text:p>71304</text:p>
          </table:table-cell>
          <table:table-cell office:value-type="float" office:value="78929">
            <text:p>78929</text:p>
          </table:table-cell>
          <table:table-cell office:value-type="float" office:value="86482">
            <text:p>86482</text:p>
          </table:table-cell>
          <table:table-cell office:value-type="float" office:value="98176">
            <text:p>98176</text:p>
          </table:table-cell>
          <table:table-cell office:value-type="float" office:value="113437">
            <text:p>113437</text:p>
          </table:table-cell>
          <table:table-cell office:value-type="float" office:value="127468">
            <text:p>127468</text:p>
          </table:table-cell>
          <table:table-cell office:value-type="float" office:value="145303">
            <text:p>145303</text:p>
          </table:table-cell>
          <table:table-cell office:value-type="float" office:value="162317">
            <text:p>162317</text:p>
          </table:table-cell>
          <table:table-cell office:value-type="float" office:value="169135">
            <text:p>169135</text:p>
          </table:table-cell>
          <table:table-cell office:value-type="float" office:value="178460">
            <text:p>178460</text:p>
          </table:table-cell>
          <table:table-cell office:value-type="float" office:value="187918">
            <text:p>187918</text:p>
          </table:table-cell>
          <table:table-cell office:value-type="float" office:value="196704">
            <text:p>196704</text:p>
          </table:table-cell>
          <table:table-cell office:value-type="float" office:value="205009">
            <text:p>205009</text:p>
          </table:table-cell>
          <table:table-cell office:value-type="float" office:value="220805">
            <text:p>220805</text:p>
          </table:table-cell>
          <table:table-cell office:value-type="float" office:value="247260">
            <text:p>247260</text:p>
          </table:table-cell>
          <table:table-cell office:value-type="float" office:value="266900">
            <text:p>266900</text:p>
          </table:table-cell>
          <table:table-cell office:value-type="float" office:value="197265">
            <text:p>197265</text:p>
          </table:table-cell>
          <table:table-cell office:value-type="float" office:value="204656">
            <text:p>204656</text:p>
          </table:table-cell>
          <table:table-cell office:value-type="float" office:value="224324">
            <text:p>224324</text:p>
          </table:table-cell>
          <table:table-cell office:value-type="float" office:value="241813">
            <text:p>241813</text:p>
          </table:table-cell>
          <table:table-cell office:value-type="float" office:value="266001">
            <text:p>266001</text:p>
          </table:table-cell>
          <table:table-cell office:value-type="float" office:value="288361">
            <text:p>288361</text:p>
          </table:table-cell>
          <table:table-cell office:value-type="float" office:value="306562">
            <text:p>306562</text:p>
          </table:table-cell>
          <table:table-cell office:value-type="float" office:value="335990">
            <text:p>335990</text:p>
          </table:table-cell>
          <table:table-cell office:value-type="float" office:value="327459">
            <text:p>327459</text:p>
          </table:table-cell>
          <table:table-cell office:value-type="float" office:value="348546">
            <text:p>348546</text:p>
          </table:table-cell>
          <table:table-cell office:value-type="float" office:value="357362">
            <text:p>357362</text:p>
          </table:table-cell>
          <table:table-cell office:value-type="float" office:value="366099">
            <text:p>366099</text:p>
          </table:table-cell>
          <table:table-cell office:value-type="float" office:value="377084">
            <text:p>377084</text:p>
          </table:table-cell>
          <table:table-cell office:value-type="float" office:value="390230">
            <text:p>390230</text:p>
          </table:table-cell>
          <table:table-cell office:value-type="float" office:value="408506">
            <text:p>408506</text:p>
          </table:table-cell>
          <table:table-cell office:value-type="float" office:value="428167">
            <text:p>428167</text:p>
          </table:table-cell>
          <table:table-cell office:value-type="float" office:value="444059">
            <text:p>444059</text:p>
          </table:table-cell>
          <table:table-cell office:value-type="float" office:value="462529">
            <text:p>462529</text:p>
          </table:table-cell>
          <table:table-cell office:value-type="float" office:value="480784">
            <text:p>480784</text:p>
          </table:table-cell>
          <table:table-cell office:value-type="float" office:value="497992">
            <text:p>497992</text:p>
          </table:table-cell>
          <table:table-cell office:value-type="float" office:value="516704">
            <text:p>516704</text:p>
          </table:table-cell>
          <table:table-cell office:value-type="float" office:value="534194">
            <text:p>534194</text:p>
          </table:table-cell>
          <table:table-cell office:value-type="float" office:value="552836">
            <text:p>552836</text:p>
          </table:table-cell>
          <table:table-cell office:value-type="float" office:value="573979">
            <text:p>573979</text:p>
          </table:table-cell>
          <table:table-cell office:value-type="float" office:value="593367">
            <text:p>593367</text:p>
          </table:table-cell>
          <table:table-cell office:value-type="float" office:value="613288">
            <text:p>613288</text:p>
          </table:table-cell>
          <table:table-cell office:value-type="float" office:value="642845">
            <text:p>642845</text:p>
          </table:table-cell>
          <table:table-cell office:value-type="float" office:value="671063">
            <text:p>671063</text:p>
          </table:table-cell>
          <table:table-cell office:value-type="float" office:value="708666">
            <text:p>708666</text:p>
          </table:table-cell>
          <table:table-cell office:value-type="float" office:value="741142">
            <text:p>741142</text:p>
          </table:table-cell>
          <table:table-cell office:value-type="float" office:value="777025">
            <text:p>777025</text:p>
          </table:table-cell>
          <table:table-cell office:value-type="float" office:value="809403">
            <text:p>809403</text:p>
          </table:table-cell>
          <table:table-cell office:value-type="float" office:value="855398">
            <text:p>855398</text:p>
          </table:table-cell>
          <table:table-cell office:value-type="float" office:value="899203">
            <text:p>899203</text:p>
          </table:table-cell>
          <table:table-cell office:value-type="float" office:value="943867">
            <text:p>943867</text:p>
          </table:table-cell>
          <table:table-cell office:value-type="float" office:value="983518">
            <text:p>983518</text:p>
          </table:table-cell>
          <table:table-cell office:value-type="float" office:value="1014607">
            <text:p>1014607</text:p>
          </table:table-cell>
          <table:table-cell office:value-type="float" office:value="1044290">
            <text:p>1044290</text:p>
          </table:table-cell>
          <table:table-cell office:value-type="float" office:value="1074140">
            <text:p>1074140</text:p>
          </table:table-cell>
          <table:table-cell office:value-type="float" office:value="1113275">
            <text:p>1113275</text:p>
          </table:table-cell>
          <table:table-cell office:value-type="float" office:value="1153170">
            <text:p>1153170</text:p>
          </table:table-cell>
          <table:table-cell office:value-type="float" office:value="1183157">
            <text:p>1183157</text:p>
          </table:table-cell>
          <table:table-cell office:value-type="float" office:value="1206497">
            <text:p>1206497</text:p>
          </table:table-cell>
          <table:table-cell office:value-type="float" office:value="1231755">
            <text:p>1231755</text:p>
          </table:table-cell>
          <table:table-cell office:value-type="float" office:value="1255503">
            <text:p>1255503</text:p>
          </table:table-cell>
          <table:table-cell office:value-type="float" office:value="1272364">
            <text:p>1272364</text:p>
          </table:table-cell>
          <table:table-cell office:value-type="float" office:value="1295589">
            <text:p>1295589</text:p>
          </table:table-cell>
          <table:table-cell office:value-type="float" office:value="1317445">
            <text:p>1317445</text:p>
          </table:table-cell>
          <table:table-cell office:value-type="float" office:value="1339214">
            <text:p>1339214</text:p>
          </table:table-cell>
          <table:table-cell office:value-type="float" office:value="1360305">
            <text:p>1360305</text:p>
          </table:table-cell>
          <table:table-cell office:value-type="float" office:value="1375455">
            <text:p>1375455</text:p>
          </table:table-cell>
          <table:table-cell office:value-type="float" office:value="1401943">
            <text:p>1401943</text:p>
          </table:table-cell>
          <table:table-cell office:value-type="float" office:value="1425183">
            <text:p>1425183</text:p>
          </table:table-cell>
          <table:table-cell office:value-type="float" office:value="1455458">
            <text:p>1455458</text:p>
          </table:table-cell>
          <table:table-cell office:value-type="float" office:value="1487884">
            <text:p>1487884</text:p>
          </table:table-cell>
          <table:table-cell office:value-type="float" office:value="1521618">
            <text:p>1521618</text:p>
          </table:table-cell>
          <table:table-cell office:value-type="float" office:value="1561572">
            <text:p>1561572</text:p>
          </table:table-cell>
          <table:table-cell office:value-type="float" office:value="1583923">
            <text:p>1583923</text:p>
          </table:table-cell>
          <table:table-cell office:value-type="float" office:value="1613899">
            <text:p>1613899</text:p>
          </table:table-cell>
          <table:table-cell office:value-type="float" office:value="1643855">
            <text:p>1643855</text:p>
          </table:table-cell>
          <table:table-cell office:value-type="float" office:value="1699376">
            <text:p>1699376</text:p>
          </table:table-cell>
          <table:table-cell office:value-type="float" office:value="1785412">
            <text:p>1785412</text:p>
          </table:table-cell>
          <table:table-cell office:value-type="float" office:value="1844727">
            <text:p>1844727</text:p>
          </table:table-cell>
          <table:table-cell office:value-type="float" office:value="1880241">
            <text:p>1880241</text:p>
          </table:table-cell>
          <table:table-cell office:value-type="float" office:value="1893449">
            <text:p>1893449</text:p>
          </table:table-cell>
          <table:table-cell office:value-type="float" office:value="1885051">
            <text:p>1885051</text:p>
          </table:table-cell>
          <table:table-cell office:value-type="float" office:value="1920043">
            <text:p>1920043</text:p>
          </table:table-cell>
          <table:table-cell office:value-type="float" office:value="1961967">
            <text:p>1961967</text:p>
          </table:table-cell>
          <table:table-cell office:value-type="float" office:value="2038747">
            <text:p>2038747</text:p>
          </table:table-cell>
          <table:table-cell office:value-type="float" office:value="2091722">
            <text:p>2091722</text:p>
          </table:table-cell>
          <table:table-cell office:value-type="float" office:value="2131690">
            <text:p>2131690</text:p>
          </table:table-cell>
          <table:table-cell office:value-type="float" office:value="2181517">
            <text:p>2181517</text:p>
          </table:table-cell>
          <table:table-cell office:value-type="float" office:value="2222879">
            <text:p>2222879</text:p>
          </table:table-cell>
          <table:table-cell office:value-type="float" office:value="2273023">
            <text:p>2273023</text:p>
          </table:table-cell>
          <table:table-cell office:value-type="float" office:value="2322340">
            <text:p>2322340</text:p>
          </table:table-cell>
          <table:table-cell office:value-type="float" office:value="2376678">
            <text:p>2376678</text:p>
          </table:table-cell>
          <table:table-cell office:value-type="float" office:value="2433655">
            <text:p>2433655</text:p>
          </table:table-cell>
          <table:table-cell office:value-type="float" office:value="2483129">
            <text:p>2483129</text:p>
          </table:table-cell>
          <table:table-cell office:value-type="float" office:value="2519693">
            <text:p>2519693</text:p>
          </table:table-cell>
          <table:table-cell office:value-type="float" office:value="2546353">
            <text:p>2546353</text:p>
          </table:table-cell>
          <table:table-cell office:value-type="float" office:value="2566314">
            <text:p>2566314</text:p>
          </table:table-cell>
          <table:table-cell office:value-type="float" office:value="2591731">
            <text:p>2591731</text:p>
          </table:table-cell>
          <table:table-cell office:value-type="float" office:value="2613604">
            <text:p>2613604</text:p>
          </table:table-cell>
          <table:table-cell office:value-type="float" office:value="2636463">
            <text:p>2636463</text:p>
          </table:table-cell>
          <table:table-cell office:value-type="float" office:value="2658072">
            <text:p>2658072</text:p>
          </table:table-cell>
          <table:table-cell office:value-type="float" office:value="2682320">
            <text:p>2682320</text:p>
          </table:table-cell>
          <table:table-cell office:value-type="float" office:value="2711543">
            <text:p>2711543</text:p>
          </table:table-cell>
          <table:table-cell office:value-type="float" office:value="2737191">
            <text:p>2737191</text:p>
          </table:table-cell>
          <table:table-cell office:value-type="float" office:value="2766415">
            <text:p>2766415</text:p>
          </table:table-cell>
          <table:table-cell office:value-type="float" office:value="2790948">
            <text:p>2790948</text:p>
          </table:table-cell>
          <table:table-cell office:value-type="float" office:value="2813056">
            <text:p>2813056</text:p>
          </table:table-cell>
          <table:table-cell office:value-type="float" office:value="2848140">
            <text:p>2848140</text:p>
          </table:table-cell>
          <table:table-cell office:value-type="float" office:value="2870711">
            <text:p>2870711</text:p>
          </table:table-cell>
          <table:table-cell office:value-type="float" office:value="2901039">
            <text:p>2901039</text:p>
          </table:table-cell>
          <table:table-cell office:value-type="float" office:value="2932998">
            <text:p>2932998</text:p>
          </table:table-cell>
          <table:table-cell office:value-type="float" office:value="2962392">
            <text:p>2962392</text:p>
          </table:table-cell>
          <table:table-cell office:value-type="float" office:value="3002634">
            <text:p>3002634</text:p>
          </table:table-cell>
          <table:table-cell office:value-type="float" office:value="3048306">
            <text:p>3048306</text:p>
          </table:table-cell>
          <table:table-cell office:value-type="float" office:value="3149806">
            <text:p>3149806</text:p>
          </table:table-cell>
          <table:table-cell office:value-type="float" office:value="3241057">
            <text:p>3241057</text:p>
          </table:table-cell>
          <table:table-cell office:value-type="float" office:value="3314672">
            <text:p>3314672</text:p>
          </table:table-cell>
          <table:table-cell office:value-type="float" office:value="3367986">
            <text:p>3367986</text:p>
          </table:table-cell>
          <table:table-cell office:value-type="float" office:value="3409009">
            <text:p>3409009</text:p>
          </table:table-cell>
          <table:table-cell office:value-type="float" office:value="3462532">
            <text:p>3462532</text:p>
          </table:table-cell>
          <table:table-cell office:value-type="float" office:value="3526534">
            <text:p>3526534</text:p>
          </table:table-cell>
          <table:table-cell office:value-type="float" office:value="3589371">
            <text:p>3589371</text:p>
          </table:table-cell>
          <table:table-cell office:value-type="float" office:value="3662904">
            <text:p>3662904</text:p>
          </table:table-cell>
          <table:table-cell office:value-type="float" office:value="3728800">
            <text:p>3728800</text:p>
          </table:table-cell>
          <table:table-cell office:value-type="float" office:value="3794077">
            <text:p>3794077</text:p>
          </table:table-cell>
          <table:table-cell office:value-type="float" office:value="3877261">
            <text:p>3877261</text:p>
          </table:table-cell>
          <table:table-cell office:value-type="float" office:value="3951651">
            <text:p>3951651</text:p>
          </table:table-cell>
          <table:table-cell office:value-type="float" office:value="4022361">
            <text:p>4022361</text:p>
          </table:table-cell>
          <table:table-cell office:value-type="float" office:value="4077743">
            <text:p>4077743</text:p>
          </table:table-cell>
          <table:table-cell office:value-type="float" office:value="4142121">
            <text:p>4142121</text:p>
          </table:table-cell>
          <table:table-cell office:value-type="float" office:value="4211049">
            <text:p>4211049</text:p>
          </table:table-cell>
          <table:table-cell office:value-type="float" office:value="4267452">
            <text:p>4267452</text:p>
          </table:table-cell>
          <table:table-cell office:value-type="float" office:value="4329913">
            <text:p>4329913</text:p>
          </table:table-cell>
          <table:table-cell office:value-type="float" office:value="4401212">
            <text:p>4401212</text:p>
          </table:table-cell>
          <table:table-cell office:value-type="float" office:value="4490765">
            <text:p>4490765</text:p>
          </table:table-cell>
          <table:table-cell office:value-type="float" office:value="4573735">
            <text:p>4573735</text:p>
          </table:table-cell>
          <table:table-cell office:value-type="float" office:value="4766619">
            <text:p>4766619</text:p>
          </table:table-cell>
          <table:table-cell office:value-type="float" office:value="4820846">
            <text:p>4820846</text:p>
          </table:table-cell>
          <table:table-cell office:value-type="float" office:value="4868118">
            <text:p>4868118</text:p>
          </table:table-cell>
          <table:table-cell office:value-type="float" office:value="4925995">
            <text:p>4925995</text:p>
          </table:table-cell>
          <table:table-cell office:value-type="float" office:value="4947441">
            <text:p>4947441</text:p>
          </table:table-cell>
          <table:table-cell office:value-type="float" office:value="4978461">
            <text:p>4978461</text:p>
          </table:table-cell>
          <table:table-cell office:value-type="float" office:value="5028960">
            <text:p>5028960</text:p>
          </table:table-cell>
          <table:table-cell office:value-type="float" office:value="5079392">
            <text:p>5079392</text:p>
          </table:table-cell>
          <table:table-cell office:value-type="float" office:value="5140192">
            <text:p>5140192</text:p>
          </table:table-cell>
          <table:table-cell office:value-type="float" office:value="5205380">
            <text:p>5205380</text:p>
          </table:table-cell>
          <table:table-cell office:value-type="float" office:value="5266894">
            <text:p>5266894</text:p>
          </table:table-cell>
          <table:table-cell office:value-type="float" office:value="5328221">
            <text:p>5328221</text:p>
          </table:table-cell>
          <table:table-cell office:value-type="float" office:value="5374915">
            <text:p>5374915</text:p>
          </table:table-cell>
          <table:table-cell office:value-type="float" office:value="5431752">
            <text:p>5431752</text:p>
          </table:table-cell>
          <table:table-cell office:value-type="float" office:value="5496467">
            <text:p>5496467</text:p>
          </table:table-cell>
          <table:table-cell office:value-type="float" office:value="5574251">
            <text:p>5574251</text:p>
          </table:table-cell>
          <table:table-cell office:value-type="float" office:value="5666219">
            <text:p>5666219</text:p>
          </table:table-cell>
          <table:table-cell office:value-type="float" office:value="5752254">
            <text:p>5752254</text:p>
          </table:table-cell>
          <table:table-cell office:value-type="float" office:value="5803079">
            <text:p>5803079</text:p>
          </table:table-cell>
          <table:table-cell office:value-type="float" office:value="5862497">
            <text:p>5862497</text:p>
          </table:table-cell>
          <table:table-cell office:value-type="float" office:value="5930450">
            <text:p>5930450</text:p>
          </table:table-cell>
          <table:table-cell office:value-type="float" office:value="5985078">
            <text:p>5985078</text:p>
          </table:table-cell>
          <table:table-cell office:value-type="float" office:value="6032780">
            <text:p>6032780</text:p>
          </table:table-cell>
          <table:table-cell office:value-type="float" office:value="6090258">
            <text:p>6090258</text:p>
          </table:table-cell>
          <table:table-cell office:value-type="float" office:value="6168820">
            <text:p>6168820</text:p>
          </table:table-cell>
          <table:table-cell office:value-type="float" office:value="6244045">
            <text:p>6244045</text:p>
          </table:table-cell>
          <table:table-cell office:value-type="float" office:value="6306944">
            <text:p>6306944</text:p>
          </table:table-cell>
          <table:table-cell office:value-type="float" office:value="6373578">
            <text:p>6373578</text:p>
          </table:table-cell>
          <table:table-cell office:value-type="float" office:value="6447986">
            <text:p>6447986</text:p>
          </table:table-cell>
          <table:table-cell office:value-type="float" office:value="6527379">
            <text:p>6527379</text:p>
          </table:table-cell>
          <table:table-cell office:value-type="float" office:value="6605059">
            <text:p>6605059</text:p>
          </table:table-cell>
          <table:table-cell office:value-type="float" office:value="6649460">
            <text:p>6649460</text:p>
          </table:table-cell>
          <table:table-cell office:value-type="float" office:value="6688694">
            <text:p>6688694</text:p>
          </table:table-cell>
          <table:table-cell office:value-type="float" office:value="6728890">
            <text:p>6728890</text:p>
          </table:table-cell>
          <table:table-cell office:value-type="float" office:value="6786435">
            <text:p>6786435</text:p>
          </table:table-cell>
          <table:table-cell office:value-type="float" office:value="6854067">
            <text:p>6854067</text:p>
          </table:table-cell>
          <table:table-cell office:value-type="float" office:value="6926990">
            <text:p>6926990</text:p>
          </table:table-cell>
          <table:table-cell table:number-columns-repeated="803"/>
        </table:table-row>
        <table:table-row table:style-name="ro1">
          <table:table-cell office:value-type="string">
            <text:p>Vic.</text:p>
          </table:table-cell>
          <table:table-cell table:number-columns-repeated="63"/>
          <table:table-cell office:value-type="float" office:value="97489">
            <text:p>97489</text:p>
          </table:table-cell>
          <table:table-cell office:value-type="float" office:value="168321">
            <text:p>168321</text:p>
          </table:table-cell>
          <table:table-cell office:value-type="float" office:value="222436">
            <text:p>222436</text:p>
          </table:table-cell>
          <table:table-cell office:value-type="float" office:value="283942">
            <text:p>283942</text:p>
          </table:table-cell>
          <table:table-cell office:value-type="float" office:value="347305">
            <text:p>347305</text:p>
          </table:table-cell>
          <table:table-cell office:value-type="float" office:value="390384">
            <text:p>390384</text:p>
          </table:table-cell>
          <table:table-cell office:value-type="float" office:value="456522">
            <text:p>456522</text:p>
          </table:table-cell>
          <table:table-cell office:value-type="float" office:value="496146">
            <text:p>496146</text:p>
          </table:table-cell>
          <table:table-cell office:value-type="float" office:value="521072">
            <text:p>521072</text:p>
          </table:table-cell>
          <table:table-cell office:value-type="float" office:value="538234">
            <text:p>538234</text:p>
          </table:table-cell>
          <table:table-cell office:value-type="float" office:value="539764">
            <text:p>539764</text:p>
          </table:table-cell>
          <table:table-cell office:value-type="float" office:value="551388">
            <text:p>551388</text:p>
          </table:table-cell>
          <table:table-cell office:value-type="float" office:value="567906">
            <text:p>567906</text:p>
          </table:table-cell>
          <table:table-cell office:value-type="float" office:value="598003">
            <text:p>598003</text:p>
          </table:table-cell>
          <table:table-cell office:value-type="float" office:value="617791">
            <text:p>617791</text:p>
          </table:table-cell>
          <table:table-cell office:value-type="float" office:value="633602">
            <text:p>633602</text:p>
          </table:table-cell>
          <table:table-cell office:value-type="float" office:value="648302">
            <text:p>648302</text:p>
          </table:table-cell>
          <table:table-cell office:value-type="float" office:value="671324">
            <text:p>671324</text:p>
          </table:table-cell>
          <table:table-cell office:value-type="float" office:value="696762">
            <text:p>696762</text:p>
          </table:table-cell>
          <table:table-cell office:value-type="float" office:value="723925">
            <text:p>723925</text:p>
          </table:table-cell>
          <table:table-cell office:value-type="float" office:value="746450">
            <text:p>746450</text:p>
          </table:table-cell>
          <table:table-cell office:value-type="float" office:value="759428">
            <text:p>759428</text:p>
          </table:table-cell>
          <table:table-cell office:value-type="float" office:value="773808">
            <text:p>773808</text:p>
          </table:table-cell>
          <table:table-cell office:value-type="float" office:value="786108">
            <text:p>786108</text:p>
          </table:table-cell>
          <table:table-cell office:value-type="float" office:value="794934">
            <text:p>794934</text:p>
          </table:table-cell>
          <table:table-cell office:value-type="float" office:value="805424">
            <text:p>805424</text:p>
          </table:table-cell>
          <table:table-cell office:value-type="float" office:value="818935">
            <text:p>818935</text:p>
          </table:table-cell>
          <table:table-cell office:value-type="float" office:value="829918">
            <text:p>829918</text:p>
          </table:table-cell>
          <table:table-cell office:value-type="float" office:value="841757">
            <text:p>841757</text:p>
          </table:table-cell>
          <table:table-cell office:value-type="float" office:value="858605">
            <text:p>858605</text:p>
          </table:table-cell>
          <table:table-cell office:value-type="float" office:value="873965">
            <text:p>873965</text:p>
          </table:table-cell>
          <table:table-cell office:value-type="float" office:value="892765">
            <text:p>892765</text:p>
          </table:table-cell>
          <table:table-cell office:value-type="float" office:value="912453">
            <text:p>912453</text:p>
          </table:table-cell>
          <table:table-cell office:value-type="float" office:value="935777">
            <text:p>935777</text:p>
          </table:table-cell>
          <table:table-cell office:value-type="float" office:value="959838">
            <text:p>959838</text:p>
          </table:table-cell>
          <table:table-cell office:value-type="float" office:value="993717">
            <text:p>993717</text:p>
          </table:table-cell>
          <table:table-cell office:value-type="float" office:value="1025476">
            <text:p>1025476</text:p>
          </table:table-cell>
          <table:table-cell office:value-type="float" office:value="1079077">
            <text:p>1079077</text:p>
          </table:table-cell>
          <table:table-cell office:value-type="float" office:value="1104938">
            <text:p>1104938</text:p>
          </table:table-cell>
          <table:table-cell office:value-type="float" office:value="1133728">
            <text:p>1133728</text:p>
          </table:table-cell>
          <table:table-cell office:value-type="float" office:value="1158372">
            <text:p>1158372</text:p>
          </table:table-cell>
          <table:table-cell office:value-type="float" office:value="1168747">
            <text:p>1168747</text:p>
          </table:table-cell>
          <table:table-cell office:value-type="float" office:value="1176170">
            <text:p>1176170</text:p>
          </table:table-cell>
          <table:table-cell office:value-type="float" office:value="1182155">
            <text:p>1182155</text:p>
          </table:table-cell>
          <table:table-cell office:value-type="float" office:value="1185676">
            <text:p>1185676</text:p>
          </table:table-cell>
          <table:table-cell office:value-type="float" office:value="1179850">
            <text:p>1179850</text:p>
          </table:table-cell>
          <table:table-cell office:value-type="float" office:value="1182106">
            <text:p>1182106</text:p>
          </table:table-cell>
          <table:table-cell office:value-type="float" office:value="1182281">
            <text:p>1182281</text:p>
          </table:table-cell>
          <table:table-cell office:value-type="float" office:value="1188541">
            <text:p>1188541</text:p>
          </table:table-cell>
          <table:table-cell office:value-type="float" office:value="1196213">
            <text:p>1196213</text:p>
          </table:table-cell>
          <table:table-cell office:value-type="float" office:value="1209900">
            <text:p>1209900</text:p>
          </table:table-cell>
          <table:table-cell office:value-type="float" office:value="1208231">
            <text:p>1208231</text:p>
          </table:table-cell>
          <table:table-cell office:value-type="float" office:value="1204742">
            <text:p>1204742</text:p>
          </table:table-cell>
          <table:table-cell office:value-type="float" office:value="1205608">
            <text:p>1205608</text:p>
          </table:table-cell>
          <table:table-cell office:value-type="float" office:value="1210421">
            <text:p>1210421</text:p>
          </table:table-cell>
          <table:table-cell office:value-type="float" office:value="1219832">
            <text:p>1219832</text:p>
          </table:table-cell>
          <table:table-cell office:value-type="float" office:value="1232807">
            <text:p>1232807</text:p>
          </table:table-cell>
          <table:table-cell office:value-type="float" office:value="1250449">
            <text:p>1250449</text:p>
          </table:table-cell>
          <table:table-cell office:value-type="float" office:value="1277022">
            <text:p>1277022</text:p>
          </table:table-cell>
          <table:table-cell office:value-type="float" office:value="1301408">
            <text:p>1301408</text:p>
          </table:table-cell>
          <table:table-cell office:value-type="float" office:value="1339893">
            <text:p>1339893</text:p>
          </table:table-cell>
          <table:table-cell office:value-type="float" office:value="1382553">
            <text:p>1382553</text:p>
          </table:table-cell>
          <table:table-cell office:value-type="float" office:value="1415416">
            <text:p>1415416</text:p>
          </table:table-cell>
          <table:table-cell office:value-type="float" office:value="1435188">
            <text:p>1435188</text:p>
          </table:table-cell>
          <table:table-cell office:value-type="float" office:value="1424445">
            <text:p>1424445</text:p>
          </table:table-cell>
          <table:table-cell office:value-type="float" office:value="1404663">
            <text:p>1404663</text:p>
          </table:table-cell>
          <table:table-cell office:value-type="float" office:value="1417060">
            <text:p>1417060</text:p>
          </table:table-cell>
          <table:table-cell office:value-type="float" office:value="1437245">
            <text:p>1437245</text:p>
          </table:table-cell>
          <table:table-cell office:value-type="float" office:value="1503035">
            <text:p>1503035</text:p>
          </table:table-cell>
          <table:table-cell office:value-type="float" office:value="1527909">
            <text:p>1527909</text:p>
          </table:table-cell>
          <table:table-cell office:value-type="float" office:value="1550727">
            <text:p>1550727</text:p>
          </table:table-cell>
          <table:table-cell office:value-type="float" office:value="1590273">
            <text:p>1590273</text:p>
          </table:table-cell>
          <table:table-cell office:value-type="float" office:value="1625455">
            <text:p>1625455</text:p>
          </table:table-cell>
          <table:table-cell office:value-type="float" office:value="1657151">
            <text:p>1657151</text:p>
          </table:table-cell>
          <table:table-cell office:value-type="float" office:value="1684051">
            <text:p>1684051</text:p>
          </table:table-cell>
          <table:table-cell office:value-type="float" office:value="1711987">
            <text:p>1711987</text:p>
          </table:table-cell>
          <table:table-cell office:value-type="float" office:value="1741832">
            <text:p>1741832</text:p>
          </table:table-cell>
          <table:table-cell office:value-type="float" office:value="1761746">
            <text:p>1761746</text:p>
          </table:table-cell>
          <table:table-cell office:value-type="float" office:value="1778269">
            <text:p>1778269</text:p>
          </table:table-cell>
          <table:table-cell office:value-type="float" office:value="1792605">
            <text:p>1792605</text:p>
          </table:table-cell>
          <table:table-cell office:value-type="float" office:value="1803570">
            <text:p>1803570</text:p>
          </table:table-cell>
          <table:table-cell office:value-type="float" office:value="1813387">
            <text:p>1813387</text:p>
          </table:table-cell>
          <table:table-cell office:value-type="float" office:value="1824217">
            <text:p>1824217</text:p>
          </table:table-cell>
          <table:table-cell office:value-type="float" office:value="1836660">
            <text:p>1836660</text:p>
          </table:table-cell>
          <table:table-cell office:value-type="float" office:value="1841595">
            <text:p>1841595</text:p>
          </table:table-cell>
          <table:table-cell office:value-type="float" office:value="1849607">
            <text:p>1849607</text:p>
          </table:table-cell>
          <table:table-cell office:value-type="float" office:value="1856991">
            <text:p>1856991</text:p>
          </table:table-cell>
          <table:table-cell office:value-type="float" office:value="1871099">
            <text:p>1871099</text:p>
          </table:table-cell>
          <table:table-cell office:value-type="float" office:value="1883133">
            <text:p>1883133</text:p>
          </table:table-cell>
          <table:table-cell office:value-type="float" office:value="1914918">
            <text:p>1914918</text:p>
          </table:table-cell>
          <table:table-cell office:value-type="float" office:value="1946425">
            <text:p>1946425</text:p>
          </table:table-cell>
          <table:table-cell office:value-type="float" office:value="1962558">
            <text:p>1962558</text:p>
          </table:table-cell>
          <table:table-cell office:value-type="float" office:value="1981616">
            <text:p>1981616</text:p>
          </table:table-cell>
          <table:table-cell office:value-type="float" office:value="1997954">
            <text:p>1997954</text:p>
          </table:table-cell>
          <table:table-cell office:value-type="float" office:value="2015107">
            <text:p>2015107</text:p>
          </table:table-cell>
          <table:table-cell office:value-type="float" office:value="2039769">
            <text:p>2039769</text:p>
          </table:table-cell>
          <table:table-cell office:value-type="float" office:value="2062709">
            <text:p>2062709</text:p>
          </table:table-cell>
          <table:table-cell office:value-type="float" office:value="2108125">
            <text:p>2108125</text:p>
          </table:table-cell>
          <table:table-cell office:value-type="float" office:value="2168884">
            <text:p>2168884</text:p>
          </table:table-cell>
          <table:table-cell office:value-type="float" office:value="2237182">
            <text:p>2237182</text:p>
          </table:table-cell>
          <table:table-cell office:value-type="float" office:value="2299538">
            <text:p>2299538</text:p>
          </table:table-cell>
          <table:table-cell office:value-type="float" office:value="2366719">
            <text:p>2366719</text:p>
          </table:table-cell>
          <table:table-cell office:value-type="float" office:value="2416035">
            <text:p>2416035</text:p>
          </table:table-cell>
          <table:table-cell office:value-type="float" office:value="2477986">
            <text:p>2477986</text:p>
          </table:table-cell>
          <table:table-cell office:value-type="float" office:value="2546332">
            <text:p>2546332</text:p>
          </table:table-cell>
          <table:table-cell office:value-type="float" office:value="2618112">
            <text:p>2618112</text:p>
          </table:table-cell>
          <table:table-cell office:value-type="float" office:value="2680555">
            <text:p>2680555</text:p>
          </table:table-cell>
          <table:table-cell office:value-type="float" office:value="2745165">
            <text:p>2745165</text:p>
          </table:table-cell>
          <table:table-cell office:value-type="float" office:value="2811429">
            <text:p>2811429</text:p>
          </table:table-cell>
          <table:table-cell office:value-type="float" office:value="2888290">
            <text:p>2888290</text:p>
          </table:table-cell>
          <table:table-cell office:value-type="float" office:value="2955299">
            <text:p>2955299</text:p>
          </table:table-cell>
          <table:table-cell office:value-type="float" office:value="3011043">
            <text:p>3011043</text:p>
          </table:table-cell>
          <table:table-cell office:value-type="float" office:value="3071046">
            <text:p>3071046</text:p>
          </table:table-cell>
          <table:table-cell office:value-type="float" office:value="3137921">
            <text:p>3137921</text:p>
          </table:table-cell>
          <table:table-cell office:value-type="float" office:value="3195860">
            <text:p>3195860</text:p>
          </table:table-cell>
          <table:table-cell office:value-type="float" office:value="3249843">
            <text:p>3249843</text:p>
          </table:table-cell>
          <table:table-cell office:value-type="float" office:value="3303606">
            <text:p>3303606</text:p>
          </table:table-cell>
          <table:table-cell office:value-type="float" office:value="3356827">
            <text:p>3356827</text:p>
          </table:table-cell>
          <table:table-cell office:value-type="float" office:value="3421178">
            <text:p>3421178</text:p>
          </table:table-cell>
          <table:table-cell office:value-type="float" office:value="3482031">
            <text:p>3482031</text:p>
          </table:table-cell>
          <table:table-cell office:value-type="float" office:value="3633843">
            <text:p>3633843</text:p>
          </table:table-cell>
          <table:table-cell office:value-type="float" office:value="3686136">
            <text:p>3686136</text:p>
          </table:table-cell>
          <table:table-cell office:value-type="float" office:value="3730824">
            <text:p>3730824</text:p>
          </table:table-cell>
          <table:table-cell office:value-type="float" office:value="3779587">
            <text:p>3779587</text:p>
          </table:table-cell>
          <table:table-cell office:value-type="float" office:value="3800656">
            <text:p>3800656</text:p>
          </table:table-cell>
          <table:table-cell office:value-type="float" office:value="3823941">
            <text:p>3823941</text:p>
          </table:table-cell>
          <table:table-cell office:value-type="float" office:value="3852589">
            <text:p>3852589</text:p>
          </table:table-cell>
          <table:table-cell office:value-type="float" office:value="3874501">
            <text:p>3874501</text:p>
          </table:table-cell>
          <table:table-cell office:value-type="float" office:value="3899993">
            <text:p>3899993</text:p>
          </table:table-cell>
          <table:table-cell office:value-type="float" office:value="3930655">
            <text:p>3930655</text:p>
          </table:table-cell>
          <table:table-cell office:value-type="float" office:value="3968398">
            <text:p>3968398</text:p>
          </table:table-cell>
          <table:table-cell office:value-type="float" office:value="4012687">
            <text:p>4012687</text:p>
          </table:table-cell>
          <table:table-cell office:value-type="float" office:value="4054498">
            <text:p>4054498</text:p>
          </table:table-cell>
          <table:table-cell office:value-type="float" office:value="4097640">
            <text:p>4097640</text:p>
          </table:table-cell>
          <table:table-cell office:value-type="float" office:value="4140421">
            <text:p>4140421</text:p>
          </table:table-cell>
          <table:table-cell office:value-type="float" office:value="4183842">
            <text:p>4183842</text:p>
          </table:table-cell>
          <table:table-cell office:value-type="float" office:value="4234945">
            <text:p>4234945</text:p>
          </table:table-cell>
          <table:table-cell office:value-type="float" office:value="4295300">
            <text:p>4295300</text:p>
          </table:table-cell>
          <table:table-cell office:value-type="float" office:value="4348225">
            <text:p>4348225</text:p>
          </table:table-cell>
          <table:table-cell office:value-type="float" office:value="4400707">
            <text:p>4400707</text:p>
          </table:table-cell>
          <table:table-cell office:value-type="float" office:value="4437479">
            <text:p>4437479</text:p>
          </table:table-cell>
          <table:table-cell office:value-type="float" office:value="4465415">
            <text:p>4465415</text:p>
          </table:table-cell>
          <table:table-cell office:value-type="float" office:value="4478835">
            <text:p>4478835</text:p>
          </table:table-cell>
          <table:table-cell office:value-type="float" office:value="4500354">
            <text:p>4500354</text:p>
          </table:table-cell>
          <table:table-cell office:value-type="float" office:value="4539796">
            <text:p>4539796</text:p>
          </table:table-cell>
          <table:table-cell office:value-type="float" office:value="4579429">
            <text:p>4579429</text:p>
          </table:table-cell>
          <table:table-cell office:value-type="float" office:value="4615526">
            <text:p>4615526</text:p>
          </table:table-cell>
          <table:table-cell office:value-type="float" office:value="4661741">
            <text:p>4661741</text:p>
          </table:table-cell>
          <table:table-cell office:value-type="float" office:value="4713190">
            <text:p>4713190</text:p>
          </table:table-cell>
          <table:table-cell office:value-type="float" office:value="4770042">
            <text:p>4770042</text:p>
          </table:table-cell>
          <table:table-cell office:value-type="float" office:value="4833401">
            <text:p>4833401</text:p>
          </table:table-cell>
          <table:table-cell office:value-type="float" office:value="4892483">
            <text:p>4892483</text:p>
          </table:table-cell>
          <table:table-cell office:value-type="float" office:value="4952160">
            <text:p>4952160</text:p>
          </table:table-cell>
          <table:table-cell office:value-type="float" office:value="5013967">
            <text:p>5013967</text:p>
          </table:table-cell>
          <table:table-cell office:value-type="float" office:value="5085505">
            <text:p>5085505</text:p>
          </table:table-cell>
          <table:table-cell office:value-type="float" office:value="5163649">
            <text:p>5163649</text:p>
          </table:table-cell>
          <table:table-cell office:value-type="float" office:value="5246079">
            <text:p>5246079</text:p>
          </table:table-cell>
          <table:table-cell table:number-columns-repeated="803"/>
        </table:table-row>
        <table:table-row table:style-name="ro1">
          <table:table-cell office:value-type="string">
            <text:p>Qld</text:p>
          </table:table-cell>
          <table:table-cell table:number-columns-repeated="71"/>
          <table:table-cell office:value-type="float" office:value="23520">
            <text:p>23520</text:p>
          </table:table-cell>
          <table:table-cell office:value-type="float" office:value="28056">
            <text:p>28056</text:p>
          </table:table-cell>
          <table:table-cell office:value-type="float" office:value="34367">
            <text:p>34367</text:p>
          </table:table-cell>
          <table:table-cell office:value-type="float" office:value="45077">
            <text:p>45077</text:p>
          </table:table-cell>
          <table:table-cell office:value-type="float" office:value="61467">
            <text:p>61467</text:p>
          </table:table-cell>
          <table:table-cell office:value-type="float" office:value="73578">
            <text:p>73578</text:p>
          </table:table-cell>
          <table:table-cell office:value-type="float" office:value="86921">
            <text:p>86921</text:p>
          </table:table-cell>
          <table:table-cell office:value-type="float" office:value="95020">
            <text:p>95020</text:p>
          </table:table-cell>
          <table:table-cell office:value-type="float" office:value="98722">
            <text:p>98722</text:p>
          </table:table-cell>
          <table:table-cell office:value-type="float" office:value="106101">
            <text:p>106101</text:p>
          </table:table-cell>
          <table:table-cell office:value-type="float" office:value="109161">
            <text:p>109161</text:p>
          </table:table-cell>
          <table:table-cell office:value-type="float" office:value="115272">
            <text:p>115272</text:p>
          </table:table-cell>
          <table:table-cell office:value-type="float" office:value="121743">
            <text:p>121743</text:p>
          </table:table-cell>
          <table:table-cell office:value-type="float" office:value="128507">
            <text:p>128507</text:p>
          </table:table-cell>
          <table:table-cell office:value-type="float" office:value="139928">
            <text:p>139928</text:p>
          </table:table-cell>
          <table:table-cell office:value-type="float" office:value="154343">
            <text:p>154343</text:p>
          </table:table-cell>
          <table:table-cell office:value-type="float" office:value="169105">
            <text:p>169105</text:p>
          </table:table-cell>
          <table:table-cell office:value-type="float" office:value="182185">
            <text:p>182185</text:p>
          </table:table-cell>
          <table:table-cell office:value-type="float" office:value="195794">
            <text:p>195794</text:p>
          </table:table-cell>
          <table:table-cell office:value-type="float" office:value="200479">
            <text:p>200479</text:p>
          </table:table-cell>
          <table:table-cell office:value-type="float" office:value="205220">
            <text:p>205220</text:p>
          </table:table-cell>
          <table:table-cell office:value-type="float" office:value="211040">
            <text:p>211040</text:p>
          </table:table-cell>
          <table:table-cell office:value-type="float" office:value="221849">
            <text:p>221849</text:p>
          </table:table-cell>
          <table:table-cell office:value-type="float" office:value="242329">
            <text:p>242329</text:p>
          </table:table-cell>
          <table:table-cell office:value-type="float" office:value="280615">
            <text:p>280615</text:p>
          </table:table-cell>
          <table:table-cell office:value-type="float" office:value="301587">
            <text:p>301587</text:p>
          </table:table-cell>
          <table:table-cell office:value-type="float" office:value="316681">
            <text:p>316681</text:p>
          </table:table-cell>
          <table:table-cell office:value-type="float" office:value="332311">
            <text:p>332311</text:p>
          </table:table-cell>
          <table:table-cell office:value-type="float" office:value="351880">
            <text:p>351880</text:p>
          </table:table-cell>
          <table:table-cell office:value-type="float" office:value="367166">
            <text:p>367166</text:p>
          </table:table-cell>
          <table:table-cell office:value-type="float" office:value="381489">
            <text:p>381489</text:p>
          </table:table-cell>
          <table:table-cell office:value-type="float" office:value="392116">
            <text:p>392116</text:p>
          </table:table-cell>
          <table:table-cell office:value-type="float" office:value="400395">
            <text:p>400395</text:p>
          </table:table-cell>
          <table:table-cell office:value-type="float" office:value="409676">
            <text:p>409676</text:p>
          </table:table-cell>
          <table:table-cell office:value-type="float" office:value="418993">
            <text:p>418993</text:p>
          </table:table-cell>
          <table:table-cell office:value-type="float" office:value="429991">
            <text:p>429991</text:p>
          </table:table-cell>
          <table:table-cell office:value-type="float" office:value="443064">
            <text:p>443064</text:p>
          </table:table-cell>
          <table:table-cell office:value-type="float" office:value="452705">
            <text:p>452705</text:p>
          </table:table-cell>
          <table:table-cell office:value-type="float" office:value="463294">
            <text:p>463294</text:p>
          </table:table-cell>
          <table:table-cell office:value-type="float" office:value="474861">
            <text:p>474861</text:p>
          </table:table-cell>
          <table:table-cell office:value-type="float" office:value="486315">
            <text:p>486315</text:p>
          </table:table-cell>
          <table:table-cell office:value-type="float" office:value="493847">
            <text:p>493847</text:p>
          </table:table-cell>
          <table:table-cell office:value-type="float" office:value="506721">
            <text:p>506721</text:p>
          </table:table-cell>
          <table:table-cell office:value-type="float" office:value="512240">
            <text:p>512240</text:p>
          </table:table-cell>
          <table:table-cell office:value-type="float" office:value="517728">
            <text:p>517728</text:p>
          </table:table-cell>
          <table:table-cell office:value-type="float" office:value="524935">
            <text:p>524935</text:p>
          </table:table-cell>
          <table:table-cell office:value-type="float" office:value="531482">
            <text:p>531482</text:p>
          </table:table-cell>
          <table:table-cell office:value-type="float" office:value="538973">
            <text:p>538973</text:p>
          </table:table-cell>
          <table:table-cell office:value-type="float" office:value="545805">
            <text:p>545805</text:p>
          </table:table-cell>
          <table:table-cell office:value-type="float" office:value="557099">
            <text:p>557099</text:p>
          </table:table-cell>
          <table:table-cell office:value-type="float" office:value="577845">
            <text:p>577845</text:p>
          </table:table-cell>
          <table:table-cell office:value-type="float" office:value="599016">
            <text:p>599016</text:p>
          </table:table-cell>
          <table:table-cell office:value-type="float" office:value="623123">
            <text:p>623123</text:p>
          </table:table-cell>
          <table:table-cell office:value-type="float" office:value="638753">
            <text:p>638753</text:p>
          </table:table-cell>
          <table:table-cell office:value-type="float" office:value="663811">
            <text:p>663811</text:p>
          </table:table-cell>
          <table:table-cell office:value-type="float" office:value="681799">
            <text:p>681799</text:p>
          </table:table-cell>
          <table:table-cell office:value-type="float" office:value="685067">
            <text:p>685067</text:p>
          </table:table-cell>
          <table:table-cell office:value-type="float" office:value="677026">
            <text:p>677026</text:p>
          </table:table-cell>
          <table:table-cell office:value-type="float" office:value="686504">
            <text:p>686504</text:p>
          </table:table-cell>
          <table:table-cell office:value-type="float" office:value="704251">
            <text:p>704251</text:p>
          </table:table-cell>
          <table:table-cell office:value-type="float" office:value="736138">
            <text:p>736138</text:p>
          </table:table-cell>
          <table:table-cell office:value-type="float" office:value="750624">
            <text:p>750624</text:p>
          </table:table-cell>
          <table:table-cell office:value-type="float" office:value="765724">
            <text:p>765724</text:p>
          </table:table-cell>
          <table:table-cell office:value-type="float" office:value="782379">
            <text:p>782379</text:p>
          </table:table-cell>
          <table:table-cell office:value-type="float" office:value="801844">
            <text:p>801844</text:p>
          </table:table-cell>
          <table:table-cell office:value-type="float" office:value="822084">
            <text:p>822084</text:p>
          </table:table-cell>
          <table:table-cell office:value-type="float" office:value="844842">
            <text:p>844842</text:p>
          </table:table-cell>
          <table:table-cell office:value-type="float" office:value="862486">
            <text:p>862486</text:p>
          </table:table-cell>
          <table:table-cell office:value-type="float" office:value="876385">
            <text:p>876385</text:p>
          </table:table-cell>
          <table:table-cell office:value-type="float" office:value="890877">
            <text:p>890877</text:p>
          </table:table-cell>
          <table:table-cell office:value-type="float" office:value="902136">
            <text:p>902136</text:p>
          </table:table-cell>
          <table:table-cell office:value-type="float" office:value="916736">
            <text:p>916736</text:p>
          </table:table-cell>
          <table:table-cell office:value-type="float" office:value="929726">
            <text:p>929726</text:p>
          </table:table-cell>
          <table:table-cell office:value-type="float" office:value="939097">
            <text:p>939097</text:p>
          </table:table-cell>
          <table:table-cell office:value-type="float" office:value="949144">
            <text:p>949144</text:p>
          </table:table-cell>
          <table:table-cell office:value-type="float" office:value="959844">
            <text:p>959844</text:p>
          </table:table-cell>
          <table:table-cell office:value-type="float" office:value="971297">
            <text:p>971297</text:p>
          </table:table-cell>
          <table:table-cell office:value-type="float" office:value="982978">
            <text:p>982978</text:p>
          </table:table-cell>
          <table:table-cell office:value-type="float" office:value="994580">
            <text:p>994580</text:p>
          </table:table-cell>
          <table:table-cell office:value-type="float" office:value="1005523">
            <text:p>1005523</text:p>
          </table:table-cell>
          <table:table-cell office:value-type="float" office:value="1020095">
            <text:p>1020095</text:p>
          </table:table-cell>
          <table:table-cell office:value-type="float" office:value="1031452">
            <text:p>1031452</text:p>
          </table:table-cell>
          <table:table-cell office:value-type="float" office:value="1038471">
            <text:p>1038471</text:p>
          </table:table-cell>
          <table:table-cell office:value-type="float" office:value="1037925">
            <text:p>1037925</text:p>
          </table:table-cell>
          <table:table-cell office:value-type="float" office:value="1054584">
            <text:p>1054584</text:p>
          </table:table-cell>
          <table:table-cell office:value-type="float" office:value="1068255">
            <text:p>1068255</text:p>
          </table:table-cell>
          <table:table-cell office:value-type="float" office:value="1084864">
            <text:p>1084864</text:p>
          </table:table-cell>
          <table:table-cell office:value-type="float" office:value="1096831">
            <text:p>1096831</text:p>
          </table:table-cell>
          <table:table-cell office:value-type="float" office:value="1112818">
            <text:p>1112818</text:p>
          </table:table-cell>
          <table:table-cell office:value-type="float" office:value="1138544">
            <text:p>1138544</text:p>
          </table:table-cell>
          <table:table-cell office:value-type="float" office:value="1170319">
            <text:p>1170319</text:p>
          </table:table-cell>
          <table:table-cell office:value-type="float" office:value="1205418">
            <text:p>1205418</text:p>
          </table:table-cell>
          <table:table-cell office:value-type="float" office:value="1238278">
            <text:p>1238278</text:p>
          </table:table-cell>
          <table:table-cell office:value-type="float" office:value="1271256">
            <text:p>1271256</text:p>
          </table:table-cell>
          <table:table-cell office:value-type="float" office:value="1298420">
            <text:p>1298420</text:p>
          </table:table-cell>
          <table:table-cell office:value-type="float" office:value="1325481">
            <text:p>1325481</text:p>
          </table:table-cell>
          <table:table-cell office:value-type="float" office:value="1358858">
            <text:p>1358858</text:p>
          </table:table-cell>
          <table:table-cell office:value-type="float" office:value="1392573">
            <text:p>1392573</text:p>
          </table:table-cell>
          <table:table-cell office:value-type="float" office:value="1420501">
            <text:p>1420501</text:p>
          </table:table-cell>
          <table:table-cell office:value-type="float" office:value="1449337">
            <text:p>1449337</text:p>
          </table:table-cell>
          <table:table-cell office:value-type="float" office:value="1477161">
            <text:p>1477161</text:p>
          </table:table-cell>
          <table:table-cell office:value-type="float" office:value="1502286">
            <text:p>1502286</text:p>
          </table:table-cell>
          <table:table-cell office:value-type="float" office:value="1540251">
            <text:p>1540251</text:p>
          </table:table-cell>
          <table:table-cell office:value-type="float" office:value="1562845">
            <text:p>1562845</text:p>
          </table:table-cell>
          <table:table-cell office:value-type="float" office:value="1595446">
            <text:p>1595446</text:p>
          </table:table-cell>
          <table:table-cell office:value-type="float" office:value="1626525">
            <text:p>1626525</text:p>
          </table:table-cell>
          <table:table-cell office:value-type="float" office:value="1659423">
            <text:p>1659423</text:p>
          </table:table-cell>
          <table:table-cell office:value-type="float" office:value="1687062">
            <text:p>1687062</text:p>
          </table:table-cell>
          <table:table-cell office:value-type="float" office:value="1715803">
            <text:p>1715803</text:p>
          </table:table-cell>
          <table:table-cell office:value-type="float" office:value="1747724">
            <text:p>1747724</text:p>
          </table:table-cell>
          <table:table-cell office:value-type="float" office:value="1779690">
            <text:p>1779690</text:p>
          </table:table-cell>
          <table:table-cell office:value-type="float" office:value="1812784">
            <text:p>1812784</text:p>
          </table:table-cell>
          <table:table-cell office:value-type="float" office:value="1874930">
            <text:p>1874930</text:p>
          </table:table-cell>
          <table:table-cell office:value-type="float" office:value="1924658">
            <text:p>1924658</text:p>
          </table:table-cell>
          <table:table-cell office:value-type="float" office:value="1981634">
            <text:p>1981634</text:p>
          </table:table-cell>
          <table:table-cell office:value-type="float" office:value="2032973">
            <text:p>2032973</text:p>
          </table:table-cell>
          <table:table-cell office:value-type="float" office:value="2072325">
            <text:p>2072325</text:p>
          </table:table-cell>
          <table:table-cell office:value-type="float" office:value="2110431">
            <text:p>2110431</text:p>
          </table:table-cell>
          <table:table-cell office:value-type="float" office:value="2151026">
            <text:p>2151026</text:p>
          </table:table-cell>
          <table:table-cell office:value-type="float" office:value="2191586">
            <text:p>2191586</text:p>
          </table:table-cell>
          <table:table-cell office:value-type="float" office:value="2239699">
            <text:p>2239699</text:p>
          </table:table-cell>
          <table:table-cell office:value-type="float" office:value="2301702">
            <text:p>2301702</text:p>
          </table:table-cell>
          <table:table-cell office:value-type="float" office:value="2387943">
            <text:p>2387943</text:p>
          </table:table-cell>
          <table:table-cell office:value-type="float" office:value="2456475">
            <text:p>2456475</text:p>
          </table:table-cell>
          <table:table-cell office:value-type="float" office:value="2503285">
            <text:p>2503285</text:p>
          </table:table-cell>
          <table:table-cell office:value-type="float" office:value="2547078">
            <text:p>2547078</text:p>
          </table:table-cell>
          <table:table-cell office:value-type="float" office:value="2597100">
            <text:p>2597100</text:p>
          </table:table-cell>
          <table:table-cell office:value-type="float" office:value="2648778">
            <text:p>2648778</text:p>
          </table:table-cell>
          <table:table-cell office:value-type="float" office:value="2703516">
            <text:p>2703516</text:p>
          </table:table-cell>
          <table:table-cell office:value-type="float" office:value="2780869">
            <text:p>2780869</text:p>
          </table:table-cell>
          <table:table-cell office:value-type="float" office:value="2864007">
            <text:p>2864007</text:p>
          </table:table-cell>
          <table:table-cell office:value-type="float" office:value="2928713">
            <text:p>2928713</text:p>
          </table:table-cell>
          <table:table-cell office:value-type="float" office:value="2993817">
            <text:p>2993817</text:p>
          </table:table-cell>
          <table:table-cell office:value-type="float" office:value="3067320">
            <text:p>3067320</text:p>
          </table:table-cell>
          <table:table-cell office:value-type="float" office:value="3148072">
            <text:p>3148072</text:p>
          </table:table-cell>
          <table:table-cell office:value-type="float" office:value="3223006">
            <text:p>3223006</text:p>
          </table:table-cell>
          <table:table-cell office:value-type="float" office:value="3303352">
            <text:p>3303352</text:p>
          </table:table-cell>
          <table:table-cell office:value-type="float" office:value="3367954">
            <text:p>3367954</text:p>
          </table:table-cell>
          <table:table-cell office:value-type="float" office:value="3421631">
            <text:p>3421631</text:p>
          </table:table-cell>
          <table:table-cell office:value-type="float" office:value="3472879">
            <text:p>3472879</text:p>
          </table:table-cell>
          <table:table-cell office:value-type="float" office:value="3530816">
            <text:p>3530816</text:p>
          </table:table-cell>
          <table:table-cell office:value-type="float" office:value="3592443">
            <text:p>3592443</text:p>
          </table:table-cell>
          <table:table-cell office:value-type="float" office:value="3670775">
            <text:p>3670775</text:p>
          </table:table-cell>
          <table:table-cell office:value-type="float" office:value="3764672">
            <text:p>3764672</text:p>
          </table:table-cell>
          <table:table-cell office:value-type="float" office:value="3857062">
            <text:p>3857062</text:p>
          </table:table-cell>
          <table:table-cell office:value-type="float" office:value="3945990">
            <text:p>3945990</text:p>
          </table:table-cell>
          <table:table-cell office:value-type="float" office:value="4043814">
            <text:p>4043814</text:p>
          </table:table-cell>
          <table:table-cell office:value-type="float" office:value="4131389">
            <text:p>4131389</text:p>
          </table:table-cell>
          <table:table-cell office:value-type="float" office:value="4228290">
            <text:p>4228290</text:p>
          </table:table-cell>
          <table:table-cell table:number-columns-repeated="803"/>
        </table:table-row>
        <table:table-row table:style-name="ro1">
          <table:table-cell office:value-type="string">
            <text:p>SA</text:p>
          </table:table-cell>
          <table:table-cell table:number-columns-repeated="48"/>
          <table:table-cell office:value-type="float" office:value="546">
            <text:p>546</text:p>
          </table:table-cell>
          <table:table-cell office:value-type="float" office:value="3273">
            <text:p>3273</text:p>
          </table:table-cell>
          <table:table-cell office:value-type="float" office:value="6000">
            <text:p>6000</text:p>
          </table:table-cell>
          <table:table-cell office:value-type="float" office:value="10315">
            <text:p>10315</text:p>
          </table:table-cell>
          <table:table-cell office:value-type="float" office:value="14630">
            <text:p>14630</text:p>
          </table:table-cell>
          <table:table-cell office:value-type="float" office:value="15485">
            <text:p>15485</text:p>
          </table:table-cell>
          <table:table-cell office:value-type="float" office:value="16340">
            <text:p>16340</text:p>
          </table:table-cell>
          <table:table-cell office:value-type="float" office:value="17196">
            <text:p>17196</text:p>
          </table:table-cell>
          <table:table-cell office:value-type="float" office:value="18999">
            <text:p>18999</text:p>
          </table:table-cell>
          <table:table-cell office:value-type="float" office:value="22460">
            <text:p>22460</text:p>
          </table:table-cell>
          <table:table-cell office:value-type="float" office:value="25893">
            <text:p>25893</text:p>
          </table:table-cell>
          <table:table-cell office:value-type="float" office:value="31153">
            <text:p>31153</text:p>
          </table:table-cell>
          <table:table-cell office:value-type="float" office:value="38666">
            <text:p>38666</text:p>
          </table:table-cell>
          <table:table-cell office:value-type="float" office:value="52904">
            <text:p>52904</text:p>
          </table:table-cell>
          <table:table-cell office:value-type="float" office:value="63700">
            <text:p>63700</text:p>
          </table:table-cell>
          <table:table-cell office:value-type="float" office:value="66538">
            <text:p>66538</text:p>
          </table:table-cell>
          <table:table-cell office:value-type="float" office:value="68663">
            <text:p>68663</text:p>
          </table:table-cell>
          <table:table-cell office:value-type="float" office:value="78944">
            <text:p>78944</text:p>
          </table:table-cell>
          <table:table-cell office:value-type="float" office:value="92545">
            <text:p>92545</text:p>
          </table:table-cell>
          <table:table-cell office:value-type="float" office:value="97387">
            <text:p>97387</text:p>
          </table:table-cell>
          <table:table-cell office:value-type="float" office:value="107886">
            <text:p>107886</text:p>
          </table:table-cell>
          <table:table-cell office:value-type="float" office:value="109917">
            <text:p>109917</text:p>
          </table:table-cell>
          <table:table-cell office:value-type="float" office:value="118665">
            <text:p>118665</text:p>
          </table:table-cell>
          <table:table-cell office:value-type="float" office:value="122735">
            <text:p>122735</text:p>
          </table:table-cell>
          <table:table-cell office:value-type="float" office:value="125582">
            <text:p>125582</text:p>
          </table:table-cell>
          <table:table-cell office:value-type="float" office:value="130812">
            <text:p>130812</text:p>
          </table:table-cell>
          <table:table-cell office:value-type="float" office:value="136562">
            <text:p>136562</text:p>
          </table:table-cell>
          <table:table-cell office:value-type="float" office:value="142784">
            <text:p>142784</text:p>
          </table:table-cell>
          <table:table-cell office:value-type="float" office:value="150754">
            <text:p>150754</text:p>
          </table:table-cell>
          <table:table-cell office:value-type="float" office:value="161477">
            <text:p>161477</text:p>
          </table:table-cell>
          <table:table-cell office:value-type="float" office:value="168907">
            <text:p>168907</text:p>
          </table:table-cell>
          <table:table-cell office:value-type="float" office:value="172875">
            <text:p>172875</text:p>
          </table:table-cell>
          <table:table-cell office:value-type="float" office:value="176568">
            <text:p>176568</text:p>
          </table:table-cell>
          <table:table-cell office:value-type="float" office:value="181607">
            <text:p>181607</text:p>
          </table:table-cell>
          <table:table-cell office:value-type="float" office:value="184546">
            <text:p>184546</text:p>
          </table:table-cell>
          <table:table-cell office:value-type="float" office:value="188644">
            <text:p>188644</text:p>
          </table:table-cell>
          <table:table-cell office:value-type="float" office:value="191828">
            <text:p>191828</text:p>
          </table:table-cell>
          <table:table-cell office:value-type="float" office:value="197685">
            <text:p>197685</text:p>
          </table:table-cell>
          <table:table-cell office:value-type="float" office:value="204246">
            <text:p>204246</text:p>
          </table:table-cell>
          <table:table-cell office:value-type="float" office:value="210076">
            <text:p>210076</text:p>
          </table:table-cell>
          <table:table-cell office:value-type="float" office:value="224560">
            <text:p>224560</text:p>
          </table:table-cell>
          <table:table-cell office:value-type="float" office:value="238155">
            <text:p>238155</text:p>
          </table:table-cell>
          <table:table-cell office:value-type="float" office:value="252099">
            <text:p>252099</text:p>
          </table:table-cell>
          <table:table-cell office:value-type="float" office:value="265055">
            <text:p>265055</text:p>
          </table:table-cell>
          <table:table-cell office:value-type="float" office:value="276393">
            <text:p>276393</text:p>
          </table:table-cell>
          <table:table-cell office:value-type="float" office:value="285971">
            <text:p>285971</text:p>
          </table:table-cell>
          <table:table-cell office:value-type="float" office:value="292092">
            <text:p>292092</text:p>
          </table:table-cell>
          <table:table-cell office:value-type="float" office:value="301907">
            <text:p>301907</text:p>
          </table:table-cell>
          <table:table-cell office:value-type="float" office:value="308947">
            <text:p>308947</text:p>
          </table:table-cell>
          <table:table-cell office:value-type="float" office:value="309313">
            <text:p>309313</text:p>
          </table:table-cell>
          <table:table-cell office:value-type="float" office:value="306710">
            <text:p>306710</text:p>
          </table:table-cell>
          <table:table-cell office:value-type="float" office:value="310038">
            <text:p>310038</text:p>
          </table:table-cell>
          <table:table-cell office:value-type="float" office:value="309453">
            <text:p>309453</text:p>
          </table:table-cell>
          <table:table-cell office:value-type="float" office:value="314589">
            <text:p>314589</text:p>
          </table:table-cell>
          <table:table-cell office:value-type="float" office:value="318947">
            <text:p>318947</text:p>
          </table:table-cell>
          <table:table-cell office:value-type="float" office:value="324721">
            <text:p>324721</text:p>
          </table:table-cell>
          <table:table-cell office:value-type="float" office:value="335392">
            <text:p>335392</text:p>
          </table:table-cell>
          <table:table-cell office:value-type="float" office:value="344916">
            <text:p>344916</text:p>
          </table:table-cell>
          <table:table-cell office:value-type="float" office:value="348774">
            <text:p>348774</text:p>
          </table:table-cell>
          <table:table-cell office:value-type="float" office:value="351968">
            <text:p>351968</text:p>
          </table:table-cell>
          <table:table-cell office:value-type="float" office:value="352067">
            <text:p>352067</text:p>
          </table:table-cell>
          <table:table-cell office:value-type="float" office:value="352337">
            <text:p>352337</text:p>
          </table:table-cell>
          <table:table-cell office:value-type="float" office:value="354813">
            <text:p>354813</text:p>
          </table:table-cell>
          <table:table-cell office:value-type="float" office:value="359298">
            <text:p>359298</text:p>
          </table:table-cell>
          <table:table-cell office:value-type="float" office:value="362107">
            <text:p>362107</text:p>
          </table:table-cell>
          <table:table-cell office:value-type="float" office:value="364003">
            <text:p>364003</text:p>
          </table:table-cell>
          <table:table-cell office:value-type="float" office:value="361481">
            <text:p>361481</text:p>
          </table:table-cell>
          <table:table-cell office:value-type="float" office:value="361267">
            <text:p>361267</text:p>
          </table:table-cell>
          <table:table-cell office:value-type="float" office:value="363574">
            <text:p>363574</text:p>
          </table:table-cell>
          <table:table-cell office:value-type="float" office:value="366667">
            <text:p>366667</text:p>
          </table:table-cell>
          <table:table-cell office:value-type="float" office:value="370417">
            <text:p>370417</text:p>
          </table:table-cell>
          <table:table-cell office:value-type="float" office:value="377400">
            <text:p>377400</text:p>
          </table:table-cell>
          <table:table-cell office:value-type="float" office:value="389403">
            <text:p>389403</text:p>
          </table:table-cell>
          <table:table-cell office:value-type="float" office:value="396400">
            <text:p>396400</text:p>
          </table:table-cell>
          <table:table-cell office:value-type="float" office:value="410169">
            <text:p>410169</text:p>
          </table:table-cell>
          <table:table-cell office:value-type="float" office:value="419392">
            <text:p>419392</text:p>
          </table:table-cell>
          <table:table-cell office:value-type="float" office:value="432947">
            <text:p>432947</text:p>
          </table:table-cell>
          <table:table-cell office:value-type="float" office:value="444573">
            <text:p>444573</text:p>
          </table:table-cell>
          <table:table-cell office:value-type="float" office:value="447896">
            <text:p>447896</text:p>
          </table:table-cell>
          <table:table-cell office:value-type="float" office:value="445985">
            <text:p>445985</text:p>
          </table:table-cell>
          <table:table-cell office:value-type="float" office:value="441838">
            <text:p>441838</text:p>
          </table:table-cell>
          <table:table-cell office:value-type="float" office:value="446707">
            <text:p>446707</text:p>
          </table:table-cell>
          <table:table-cell office:value-type="float" office:value="457552">
            <text:p>457552</text:p>
          </table:table-cell>
          <table:table-cell office:value-type="float" office:value="481463">
            <text:p>481463</text:p>
          </table:table-cell>
          <table:table-cell office:value-type="float" office:value="491006">
            <text:p>491006</text:p>
          </table:table-cell>
          <table:table-cell office:value-type="float" office:value="501742">
            <text:p>501742</text:p>
          </table:table-cell>
          <table:table-cell office:value-type="float" office:value="511602">
            <text:p>511602</text:p>
          </table:table-cell>
          <table:table-cell office:value-type="float" office:value="522212">
            <text:p>522212</text:p>
          </table:table-cell>
          <table:table-cell office:value-type="float" office:value="534946">
            <text:p>534946</text:p>
          </table:table-cell>
          <table:table-cell office:value-type="float" office:value="547048">
            <text:p>547048</text:p>
          </table:table-cell>
          <table:table-cell office:value-type="float" office:value="560925">
            <text:p>560925</text:p>
          </table:table-cell>
          <table:table-cell office:value-type="float" office:value="569630">
            <text:p>569630</text:p>
          </table:table-cell>
          <table:table-cell office:value-type="float" office:value="572587">
            <text:p>572587</text:p>
          </table:table-cell>
          <table:table-cell office:value-type="float" office:value="572973">
            <text:p>572973</text:p>
          </table:table-cell>
          <table:table-cell office:value-type="float" office:value="574467">
            <text:p>574467</text:p>
          </table:table-cell>
          <table:table-cell office:value-type="float" office:value="577079">
            <text:p>577079</text:p>
          </table:table-cell>
          <table:table-cell office:value-type="float" office:value="579293">
            <text:p>579293</text:p>
          </table:table-cell>
          <table:table-cell office:value-type="float" office:value="582746">
            <text:p>582746</text:p>
          </table:table-cell>
          <table:table-cell office:value-type="float" office:value="584489">
            <text:p>584489</text:p>
          </table:table-cell>
          <table:table-cell office:value-type="float" office:value="586762">
            <text:p>586762</text:p>
          </table:table-cell>
          <table:table-cell office:value-type="float" office:value="589770">
            <text:p>589770</text:p>
          </table:table-cell>
          <table:table-cell office:value-type="float" office:value="591797">
            <text:p>591797</text:p>
          </table:table-cell>
          <table:table-cell office:value-type="float" office:value="595842">
            <text:p>595842</text:p>
          </table:table-cell>
          <table:table-cell office:value-type="float" office:value="599313">
            <text:p>599313</text:p>
          </table:table-cell>
          <table:table-cell office:value-type="float" office:value="599056">
            <text:p>599056</text:p>
          </table:table-cell>
          <table:table-cell office:value-type="float" office:value="606366">
            <text:p>606366</text:p>
          </table:table-cell>
          <table:table-cell office:value-type="float" office:value="610978">
            <text:p>610978</text:p>
          </table:table-cell>
          <table:table-cell office:value-type="float" office:value="616027">
            <text:p>616027</text:p>
          </table:table-cell>
          <table:table-cell office:value-type="float" office:value="623030">
            <text:p>623030</text:p>
          </table:table-cell>
          <table:table-cell office:value-type="float" office:value="630882">
            <text:p>630882</text:p>
          </table:table-cell>
          <table:table-cell office:value-type="float" office:value="640418">
            <text:p>640418</text:p>
          </table:table-cell>
          <table:table-cell office:value-type="float" office:value="654632">
            <text:p>654632</text:p>
          </table:table-cell>
          <table:table-cell office:value-type="float" office:value="670615">
            <text:p>670615</text:p>
          </table:table-cell>
          <table:table-cell office:value-type="float" office:value="695618">
            <text:p>695618</text:p>
          </table:table-cell>
          <table:table-cell office:value-type="float" office:value="722843">
            <text:p>722843</text:p>
          </table:table-cell>
          <table:table-cell office:value-type="float" office:value="743785">
            <text:p>743785</text:p>
          </table:table-cell>
          <table:table-cell office:value-type="float" office:value="768570">
            <text:p>768570</text:p>
          </table:table-cell>
          <table:table-cell office:value-type="float" office:value="785665">
            <text:p>785665</text:p>
          </table:table-cell>
          <table:table-cell office:value-type="float" office:value="808250">
            <text:p>808250</text:p>
          </table:table-cell>
          <table:table-cell office:value-type="float" office:value="834661">
            <text:p>834661</text:p>
          </table:table-cell>
          <table:table-cell office:value-type="float" office:value="861952">
            <text:p>861952</text:p>
          </table:table-cell>
          <table:table-cell office:value-type="float" office:value="886252">
            <text:p>886252</text:p>
          </table:table-cell>
          <table:table-cell office:value-type="float" office:value="908053">
            <text:p>908053</text:p>
          </table:table-cell>
          <table:table-cell office:value-type="float" office:value="934497">
            <text:p>934497</text:p>
          </table:table-cell>
          <table:table-cell office:value-type="float" office:value="957022">
            <text:p>957022</text:p>
          </table:table-cell>
          <table:table-cell office:value-type="float" office:value="979351">
            <text:p>979351</text:p>
          </table:table-cell>
          <table:table-cell office:value-type="float" office:value="998245">
            <text:p>998245</text:p>
          </table:table-cell>
          <table:table-cell office:value-type="float" office:value="1022387">
            <text:p>1022387</text:p>
          </table:table-cell>
          <table:table-cell office:value-type="float" office:value="1051954">
            <text:p>1051954</text:p>
          </table:table-cell>
          <table:table-cell office:value-type="float" office:value="1082958">
            <text:p>1082958</text:p>
          </table:table-cell>
          <table:table-cell office:value-type="float" office:value="1103740">
            <text:p>1103740</text:p>
          </table:table-cell>
          <table:table-cell office:value-type="float" office:value="1115926">
            <text:p>1115926</text:p>
          </table:table-cell>
          <table:table-cell office:value-type="float" office:value="1132137">
            <text:p>1132137</text:p>
          </table:table-cell>
          <table:table-cell office:value-type="float" office:value="1149375">
            <text:p>1149375</text:p>
          </table:table-cell>
          <table:table-cell office:value-type="float" office:value="1170230">
            <text:p>1170230</text:p>
          </table:table-cell>
          <table:table-cell office:value-type="float" office:value="1208712">
            <text:p>1208712</text:p>
          </table:table-cell>
          <table:table-cell office:value-type="float" office:value="1222148">
            <text:p>1222148</text:p>
          </table:table-cell>
          <table:table-cell office:value-type="float" office:value="1235582">
            <text:p>1235582</text:p>
          </table:table-cell>
          <table:table-cell office:value-type="float" office:value="1259758">
            <text:p>1259758</text:p>
          </table:table-cell>
          <table:table-cell office:value-type="float" office:value="1270654">
            <text:p>1270654</text:p>
          </table:table-cell>
          <table:table-cell office:value-type="float" office:value="1280157">
            <text:p>1280157</text:p>
          </table:table-cell>
          <table:table-cell office:value-type="float" office:value="1292265">
            <text:p>1292265</text:p>
          </table:table-cell>
          <table:table-cell office:value-type="float" office:value="1298634">
            <text:p>1298634</text:p>
          </table:table-cell>
          <table:table-cell office:value-type="float" office:value="1304609">
            <text:p>1304609</text:p>
          </table:table-cell>
          <table:table-cell office:value-type="float" office:value="1312623">
            <text:p>1312623</text:p>
          </table:table-cell>
          <table:table-cell office:value-type="float" office:value="1325176">
            <text:p>1325176</text:p>
          </table:table-cell>
          <table:table-cell office:value-type="float" office:value="1337783">
            <text:p>1337783</text:p>
          </table:table-cell>
          <table:table-cell office:value-type="float" office:value="1353208">
            <text:p>1353208</text:p>
          </table:table-cell>
          <table:table-cell office:value-type="float" office:value="1365333">
            <text:p>1365333</text:p>
          </table:table-cell>
          <table:table-cell office:value-type="float" office:value="1376838">
            <text:p>1376838</text:p>
          </table:table-cell>
          <table:table-cell office:value-type="float" office:value="1387499">
            <text:p>1387499</text:p>
          </table:table-cell>
          <table:table-cell office:value-type="float" office:value="1398959">
            <text:p>1398959</text:p>
          </table:table-cell>
          <table:table-cell office:value-type="float" office:value="1412323">
            <text:p>1412323</text:p>
          </table:table-cell>
          <table:table-cell office:value-type="float" office:value="1425461">
            <text:p>1425461</text:p>
          </table:table-cell>
          <table:table-cell office:value-type="float" office:value="1438882">
            <text:p>1438882</text:p>
          </table:table-cell>
          <table:table-cell office:value-type="float" office:value="1451405">
            <text:p>1451405</text:p>
          </table:table-cell>
          <table:table-cell office:value-type="float" office:value="1458800">
            <text:p>1458800</text:p>
          </table:table-cell>
          <table:table-cell office:value-type="float" office:value="1463635">
            <text:p>1463635</text:p>
          </table:table-cell>
          <table:table-cell office:value-type="float" office:value="1467536">
            <text:p>1467536</text:p>
          </table:table-cell>
          <table:table-cell office:value-type="float" office:value="1471245">
            <text:p>1471245</text:p>
          </table:table-cell>
          <table:table-cell office:value-type="float" office:value="1477422">
            <text:p>1477422</text:p>
          </table:table-cell>
          <table:table-cell office:value-type="float" office:value="1484996">
            <text:p>1484996</text:p>
          </table:table-cell>
          <table:table-cell office:value-type="float" office:value="1493621">
            <text:p>1493621</text:p>
          </table:table-cell>
          <table:table-cell office:value-type="float" office:value="1502428">
            <text:p>1502428</text:p>
          </table:table-cell>
          <table:table-cell office:value-type="float" office:value="1508028">
            <text:p>1508028</text:p>
          </table:table-cell>
          <table:table-cell office:value-type="float" office:value="1516738">
            <text:p>1516738</text:p>
          </table:table-cell>
          <table:table-cell office:value-type="float" office:value="1525933">
            <text:p>1525933</text:p>
          </table:table-cell>
          <table:table-cell office:value-type="float" office:value="1536286">
            <text:p>1536286</text:p>
          </table:table-cell>
          <table:table-cell office:value-type="float" office:value="1545528">
            <text:p>1545528</text:p>
          </table:table-cell>
          <table:table-cell office:value-type="float" office:value="1559372">
            <text:p>1559372</text:p>
          </table:table-cell>
          <table:table-cell office:value-type="float" office:value="1575389">
            <text:p>1575389</text:p>
          </table:table-cell>
          <table:table-cell office:value-type="float" office:value="1591930">
            <text:p>1591930</text:p>
          </table:table-cell>
          <table:table-cell table:number-columns-repeated="803"/>
        </table:table-row>
        <table:table-row table:style-name="ro1">
          <table:table-cell office:value-type="string">
            <text:p>WA</text:p>
          </table:table-cell>
          <table:table-cell table:number-columns-repeated="41"/>
          <table:table-cell office:value-type="float" office:value="1003">
            <text:p>1003</text:p>
          </table:table-cell>
          <table:table-cell office:value-type="float" office:value="1172">
            <text:p>1172</text:p>
          </table:table-cell>
          <table:table-cell office:value-type="float" office:value="1341">
            <text:p>1341</text:p>
          </table:table-cell>
          <table:table-cell office:value-type="float" office:value="1510">
            <text:p>1510</text:p>
          </table:table-cell>
          <table:table-cell office:value-type="float" office:value="1655">
            <text:p>1655</text:p>
          </table:table-cell>
          <table:table-cell office:value-type="float" office:value="1800">
            <text:p>1800</text:p>
          </table:table-cell>
          <table:table-cell office:value-type="float" office:value="1878">
            <text:p>1878</text:p>
          </table:table-cell>
          <table:table-cell office:value-type="float" office:value="1956">
            <text:p>1956</text:p>
          </table:table-cell>
          <table:table-cell office:value-type="float" office:value="2035">
            <text:p>2035</text:p>
          </table:table-cell>
          <table:table-cell office:value-type="float" office:value="1928">
            <text:p>1928</text:p>
          </table:table-cell>
          <table:table-cell office:value-type="float" office:value="2154">
            <text:p>2154</text:p>
          </table:table-cell>
          <table:table-cell office:value-type="float" office:value="2311">
            <text:p>2311</text:p>
          </table:table-cell>
          <table:table-cell office:value-type="float" office:value="2760">
            <text:p>2760</text:p>
          </table:table-cell>
          <table:table-cell office:value-type="float" office:value="3476">
            <text:p>3476</text:p>
          </table:table-cell>
          <table:table-cell office:value-type="float" office:value="3853">
            <text:p>3853</text:p>
          </table:table-cell>
          <table:table-cell office:value-type="float" office:value="4350">
            <text:p>4350</text:p>
          </table:table-cell>
          <table:table-cell office:value-type="float" office:value="4479">
            <text:p>4479</text:p>
          </table:table-cell>
          <table:table-cell office:value-type="float" office:value="4547">
            <text:p>4547</text:p>
          </table:table-cell>
          <table:table-cell office:value-type="float" office:value="4717">
            <text:p>4717</text:p>
          </table:table-cell>
          <table:table-cell office:value-type="float" office:value="4622">
            <text:p>4622</text:p>
          </table:table-cell>
          <table:table-cell office:value-type="float" office:value="4645">
            <text:p>4645</text:p>
          </table:table-cell>
          <table:table-cell office:value-type="float" office:value="5886">
            <text:p>5886</text:p>
          </table:table-cell>
          <table:table-cell office:value-type="float" office:value="7186">
            <text:p>7186</text:p>
          </table:table-cell>
          <table:table-cell office:value-type="float" office:value="8711">
            <text:p>8711</text:p>
          </table:table-cell>
          <table:table-cell office:value-type="float" office:value="9334">
            <text:p>9334</text:p>
          </table:table-cell>
          <table:table-cell office:value-type="float" office:value="11743">
            <text:p>11743</text:p>
          </table:table-cell>
          <table:table-cell office:value-type="float" office:value="12605">
            <text:p>12605</text:p>
          </table:table-cell>
          <table:table-cell office:value-type="float" office:value="13158">
            <text:p>13158</text:p>
          </table:table-cell>
          <table:table-cell office:value-type="float" office:value="13368">
            <text:p>13368</text:p>
          </table:table-cell>
          <table:table-cell office:value-type="float" office:value="14543">
            <text:p>14543</text:p>
          </table:table-cell>
          <table:table-cell office:value-type="float" office:value="14837">
            <text:p>14837</text:p>
          </table:table-cell>
          <table:table-cell office:value-type="float" office:value="15346">
            <text:p>15346</text:p>
          </table:table-cell>
          <table:table-cell office:value-type="float" office:value="15936">
            <text:p>15936</text:p>
          </table:table-cell>
          <table:table-cell office:value-type="float" office:value="17676">
            <text:p>17676</text:p>
          </table:table-cell>
          <table:table-cell office:value-type="float" office:value="19412">
            <text:p>19412</text:p>
          </table:table-cell>
          <table:table-cell office:value-type="float" office:value="20363">
            <text:p>20363</text:p>
          </table:table-cell>
          <table:table-cell office:value-type="float" office:value="21381">
            <text:p>21381</text:p>
          </table:table-cell>
          <table:table-cell office:value-type="float" office:value="22370">
            <text:p>22370</text:p>
          </table:table-cell>
          <table:table-cell office:value-type="float" office:value="23147">
            <text:p>23147</text:p>
          </table:table-cell>
          <table:table-cell office:value-type="float" office:value="24292">
            <text:p>24292</text:p>
          </table:table-cell>
          <table:table-cell office:value-type="float" office:value="24653">
            <text:p>24653</text:p>
          </table:table-cell>
          <table:table-cell office:value-type="float" office:value="25135">
            <text:p>25135</text:p>
          </table:table-cell>
          <table:table-cell office:value-type="float" office:value="25447">
            <text:p>25447</text:p>
          </table:table-cell>
          <table:table-cell office:value-type="float" office:value="25856">
            <text:p>25856</text:p>
          </table:table-cell>
          <table:table-cell office:value-type="float" office:value="25952">
            <text:p>25952</text:p>
          </table:table-cell>
          <table:table-cell office:value-type="float" office:value="26455">
            <text:p>26455</text:p>
          </table:table-cell>
          <table:table-cell office:value-type="float" office:value="27002">
            <text:p>27002</text:p>
          </table:table-cell>
          <table:table-cell office:value-type="float" office:value="27673">
            <text:p>27673</text:p>
          </table:table-cell>
          <table:table-cell office:value-type="float" office:value="28242">
            <text:p>28242</text:p>
          </table:table-cell>
          <table:table-cell office:value-type="float" office:value="28612">
            <text:p>28612</text:p>
          </table:table-cell>
          <table:table-cell office:value-type="float" office:value="29139">
            <text:p>29139</text:p>
          </table:table-cell>
          <table:table-cell office:value-type="float" office:value="29561">
            <text:p>29561</text:p>
          </table:table-cell>
          <table:table-cell office:value-type="float" office:value="30156">
            <text:p>30156</text:p>
          </table:table-cell>
          <table:table-cell office:value-type="float" office:value="31016">
            <text:p>31016</text:p>
          </table:table-cell>
          <table:table-cell office:value-type="float" office:value="32086">
            <text:p>32086</text:p>
          </table:table-cell>
          <table:table-cell office:value-type="float" office:value="33546">
            <text:p>33546</text:p>
          </table:table-cell>
          <table:table-cell office:value-type="float" office:value="35959">
            <text:p>35959</text:p>
          </table:table-cell>
          <table:table-cell office:value-type="float" office:value="40604">
            <text:p>40604</text:p>
          </table:table-cell>
          <table:table-cell office:value-type="float" office:value="43820">
            <text:p>43820</text:p>
          </table:table-cell>
          <table:table-cell office:value-type="float" office:value="43814">
            <text:p>43814</text:p>
          </table:table-cell>
          <table:table-cell office:value-type="float" office:value="45660">
            <text:p>45660</text:p>
          </table:table-cell>
          <table:table-cell office:value-type="float" office:value="48502">
            <text:p>48502</text:p>
          </table:table-cell>
          <table:table-cell office:value-type="float" office:value="53177">
            <text:p>53177</text:p>
          </table:table-cell>
          <table:table-cell office:value-type="float" office:value="58569">
            <text:p>58569</text:p>
          </table:table-cell>
          <table:table-cell office:value-type="float" office:value="64923">
            <text:p>64923</text:p>
          </table:table-cell>
          <table:table-cell office:value-type="float" office:value="81579">
            <text:p>81579</text:p>
          </table:table-cell>
          <table:table-cell office:value-type="float" office:value="100515">
            <text:p>100515</text:p>
          </table:table-cell>
          <table:table-cell office:value-type="float" office:value="136816">
            <text:p>136816</text:p>
          </table:table-cell>
          <table:table-cell office:value-type="float" office:value="160495">
            <text:p>160495</text:p>
          </table:table-cell>
          <table:table-cell office:value-type="float" office:value="166878">
            <text:p>166878</text:p>
          </table:table-cell>
          <table:table-cell office:value-type="float" office:value="170258">
            <text:p>170258</text:p>
          </table:table-cell>
          <table:table-cell office:value-type="float" office:value="179967">
            <text:p>179967</text:p>
          </table:table-cell>
          <table:table-cell office:value-type="float" office:value="193601">
            <text:p>193601</text:p>
          </table:table-cell>
          <table:table-cell office:value-type="float" office:value="211973">
            <text:p>211973</text:p>
          </table:table-cell>
          <table:table-cell office:value-type="float" office:value="224748">
            <text:p>224748</text:p>
          </table:table-cell>
          <table:table-cell office:value-type="float" office:value="239408">
            <text:p>239408</text:p>
          </table:table-cell>
          <table:table-cell office:value-type="float" office:value="250138">
            <text:p>250138</text:p>
          </table:table-cell>
          <table:table-cell office:value-type="float" office:value="255173">
            <text:p>255173</text:p>
          </table:table-cell>
          <table:table-cell office:value-type="float" office:value="254540">
            <text:p>254540</text:p>
          </table:table-cell>
          <table:table-cell office:value-type="float" office:value="259671">
            <text:p>259671</text:p>
          </table:table-cell>
          <table:table-cell office:value-type="float" office:value="265675">
            <text:p>265675</text:p>
          </table:table-cell>
          <table:table-cell office:value-type="float" office:value="276832">
            <text:p>276832</text:p>
          </table:table-cell>
          <table:table-cell office:value-type="float" office:value="293923">
            <text:p>293923</text:p>
          </table:table-cell>
          <table:table-cell office:value-type="float" office:value="305621">
            <text:p>305621</text:p>
          </table:table-cell>
          <table:table-cell office:value-type="float" office:value="319935">
            <text:p>319935</text:p>
          </table:table-cell>
          <table:table-cell office:value-type="float" office:value="322089">
            <text:p>322089</text:p>
          </table:table-cell>
          <table:table-cell office:value-type="float" office:value="316663">
            <text:p>316663</text:p>
          </table:table-cell>
          <table:table-cell office:value-type="float" office:value="306880">
            <text:p>306880</text:p>
          </table:table-cell>
          <table:table-cell office:value-type="float" office:value="306838">
            <text:p>306838</text:p>
          </table:table-cell>
          <table:table-cell office:value-type="float" office:value="310183">
            <text:p>310183</text:p>
          </table:table-cell>
          <table:table-cell office:value-type="float" office:value="327860">
            <text:p>327860</text:p>
          </table:table-cell>
          <table:table-cell office:value-type="float" office:value="331323">
            <text:p>331323</text:p>
          </table:table-cell>
          <table:table-cell office:value-type="float" office:value="336548">
            <text:p>336548</text:p>
          </table:table-cell>
          <table:table-cell office:value-type="float" office:value="345544">
            <text:p>345544</text:p>
          </table:table-cell>
          <table:table-cell office:value-type="float" office:value="356859">
            <text:p>356859</text:p>
          </table:table-cell>
          <table:table-cell office:value-type="float" office:value="368324">
            <text:p>368324</text:p>
          </table:table-cell>
          <table:table-cell office:value-type="float" office:value="377527">
            <text:p>377527</text:p>
          </table:table-cell>
          <table:table-cell office:value-type="float" office:value="385233">
            <text:p>385233</text:p>
          </table:table-cell>
          <table:table-cell office:value-type="float" office:value="399897">
            <text:p>399897</text:p>
          </table:table-cell>
          <table:table-cell office:value-type="float" office:value="414621">
            <text:p>414621</text:p>
          </table:table-cell>
          <table:table-cell office:value-type="float" office:value="426637">
            <text:p>426637</text:p>
          </table:table-cell>
          <table:table-cell office:value-type="float" office:value="431610">
            <text:p>431610</text:p>
          </table:table-cell>
          <table:table-cell office:value-type="float" office:value="433686">
            <text:p>433686</text:p>
          </table:table-cell>
          <table:table-cell office:value-type="float" office:value="436320">
            <text:p>436320</text:p>
          </table:table-cell>
          <table:table-cell office:value-type="float" office:value="440642">
            <text:p>440642</text:p>
          </table:table-cell>
          <table:table-cell office:value-type="float" office:value="443729">
            <text:p>443729</text:p>
          </table:table-cell>
          <table:table-cell office:value-type="float" office:value="449623">
            <text:p>449623</text:p>
          </table:table-cell>
          <table:table-cell office:value-type="float" office:value="454200">
            <text:p>454200</text:p>
          </table:table-cell>
          <table:table-cell office:value-type="float" office:value="460542">
            <text:p>460542</text:p>
          </table:table-cell>
          <table:table-cell office:value-type="float" office:value="466684">
            <text:p>466684</text:p>
          </table:table-cell>
          <table:table-cell office:value-type="float" office:value="472380">
            <text:p>472380</text:p>
          </table:table-cell>
          <table:table-cell office:value-type="float" office:value="474076">
            <text:p>474076</text:p>
          </table:table-cell>
          <table:table-cell office:value-type="float" office:value="473213">
            <text:p>473213</text:p>
          </table:table-cell>
          <table:table-cell office:value-type="float" office:value="476655">
            <text:p>476655</text:p>
          </table:table-cell>
          <table:table-cell office:value-type="float" office:value="478264">
            <text:p>478264</text:p>
          </table:table-cell>
          <table:table-cell office:value-type="float" office:value="484775">
            <text:p>484775</text:p>
          </table:table-cell>
          <table:table-cell office:value-type="float" office:value="490088">
            <text:p>490088</text:p>
          </table:table-cell>
          <table:table-cell office:value-type="float" office:value="496973">
            <text:p>496973</text:p>
          </table:table-cell>
          <table:table-cell office:value-type="float" office:value="508762">
            <text:p>508762</text:p>
          </table:table-cell>
          <table:table-cell office:value-type="float" office:value="521999">
            <text:p>521999</text:p>
          </table:table-cell>
          <table:table-cell office:value-type="float" office:value="544184">
            <text:p>544184</text:p>
          </table:table-cell>
          <table:table-cell office:value-type="float" office:value="572649">
            <text:p>572649</text:p>
          </table:table-cell>
          <table:table-cell office:value-type="float" office:value="590339">
            <text:p>590339</text:p>
          </table:table-cell>
          <table:table-cell office:value-type="float" office:value="612935">
            <text:p>612935</text:p>
          </table:table-cell>
          <table:table-cell office:value-type="float" office:value="631743">
            <text:p>631743</text:p>
          </table:table-cell>
          <table:table-cell office:value-type="float" office:value="648707">
            <text:p>648707</text:p>
          </table:table-cell>
          <table:table-cell office:value-type="float" office:value="668609">
            <text:p>668609</text:p>
          </table:table-cell>
          <table:table-cell office:value-type="float" office:value="681268">
            <text:p>681268</text:p>
          </table:table-cell>
          <table:table-cell office:value-type="float" office:value="695234">
            <text:p>695234</text:p>
          </table:table-cell>
          <table:table-cell office:value-type="float" office:value="707196">
            <text:p>707196</text:p>
          </table:table-cell>
          <table:table-cell office:value-type="float" office:value="718691">
            <text:p>718691</text:p>
          </table:table-cell>
          <table:table-cell office:value-type="float" office:value="731033">
            <text:p>731033</text:p>
          </table:table-cell>
          <table:table-cell office:value-type="float" office:value="755213">
            <text:p>755213</text:p>
          </table:table-cell>
          <table:table-cell office:value-type="float" office:value="777248">
            <text:p>777248</text:p>
          </table:table-cell>
          <table:table-cell office:value-type="float" office:value="798895">
            <text:p>798895</text:p>
          </table:table-cell>
          <table:table-cell office:value-type="float" office:value="818121">
            <text:p>818121</text:p>
          </table:table-cell>
          <table:table-cell office:value-type="float" office:value="838248">
            <text:p>838248</text:p>
          </table:table-cell>
          <table:table-cell office:value-type="float" office:value="864093">
            <text:p>864093</text:p>
          </table:table-cell>
          <table:table-cell office:value-type="float" office:value="896988">
            <text:p>896988</text:p>
          </table:table-cell>
          <table:table-cell office:value-type="float" office:value="937800">
            <text:p>937800</text:p>
          </table:table-cell>
          <table:table-cell office:value-type="float" office:value="976620">
            <text:p>976620</text:p>
          </table:table-cell>
          <table:table-cell office:value-type="float" office:value="1014052">
            <text:p>1014052</text:p>
          </table:table-cell>
          <table:table-cell office:value-type="float" office:value="1070347">
            <text:p>1070347</text:p>
          </table:table-cell>
          <table:table-cell office:value-type="float" office:value="1092604">
            <text:p>1092604</text:p>
          </table:table-cell>
          <table:table-cell office:value-type="float" office:value="1113982">
            <text:p>1113982</text:p>
          </table:table-cell>
          <table:table-cell office:value-type="float" office:value="1145991">
            <text:p>1145991</text:p>
          </table:table-cell>
          <table:table-cell office:value-type="float" office:value="1167403">
            <text:p>1167403</text:p>
          </table:table-cell>
          <table:table-cell office:value-type="float" office:value="1191680">
            <text:p>1191680</text:p>
          </table:table-cell>
          <table:table-cell office:value-type="float" office:value="1217216">
            <text:p>1217216</text:p>
          </table:table-cell>
          <table:table-cell office:value-type="float" office:value="1236401">
            <text:p>1236401</text:p>
          </table:table-cell>
          <table:table-cell office:value-type="float" office:value="1257092">
            <text:p>1257092</text:p>
          </table:table-cell>
          <table:table-cell office:value-type="float" office:value="1283505">
            <text:p>1283505</text:p>
          </table:table-cell>
          <table:table-cell office:value-type="float" office:value="1320221">
            <text:p>1320221</text:p>
          </table:table-cell>
          <table:table-cell office:value-type="float" office:value="1354971">
            <text:p>1354971</text:p>
          </table:table-cell>
          <table:table-cell office:value-type="float" office:value="1381011">
            <text:p>1381011</text:p>
          </table:table-cell>
          <table:table-cell office:value-type="float" office:value="1403032">
            <text:p>1403032</text:p>
          </table:table-cell>
          <table:table-cell office:value-type="float" office:value="1436900">
            <text:p>1436900</text:p>
          </table:table-cell>
          <table:table-cell office:value-type="float" office:value="1477398">
            <text:p>1477398</text:p>
          </table:table-cell>
          <table:table-cell office:value-type="float" office:value="1513355">
            <text:p>1513355</text:p>
          </table:table-cell>
          <table:table-cell office:value-type="float" office:value="1558914">
            <text:p>1558914</text:p>
          </table:table-cell>
          <table:table-cell office:value-type="float" office:value="1596225">
            <text:p>1596225</text:p>
          </table:table-cell>
          <table:table-cell office:value-type="float" office:value="1624390">
            <text:p>1624390</text:p>
          </table:table-cell>
          <table:table-cell office:value-type="float" office:value="1647167">
            <text:p>1647167</text:p>
          </table:table-cell>
          <table:table-cell office:value-type="float" office:value="1667743">
            <text:p>1667743</text:p>
          </table:table-cell>
          <table:table-cell office:value-type="float" office:value="1689007">
            <text:p>1689007</text:p>
          </table:table-cell>
          <table:table-cell office:value-type="float" office:value="1716595">
            <text:p>1716595</text:p>
          </table:table-cell>
          <table:table-cell office:value-type="float" office:value="1749319">
            <text:p>1749319</text:p>
          </table:table-cell>
          <table:table-cell office:value-type="float" office:value="1780418">
            <text:p>1780418</text:p>
          </table:table-cell>
          <table:table-cell office:value-type="float" office:value="1807371">
            <text:p>1807371</text:p>
          </table:table-cell>
          <table:table-cell office:value-type="float" office:value="1836093">
            <text:p>1836093</text:p>
          </table:table-cell>
          <table:table-cell office:value-type="float" office:value="1861839">
            <text:p>1861839</text:p>
          </table:table-cell>
          <table:table-cell office:value-type="float" office:value="1887658">
            <text:p>1887658</text:p>
          </table:table-cell>
          <table:table-cell office:value-type="float" office:value="1913995">
            <text:p>1913995</text:p>
          </table:table-cell>
          <table:table-cell office:value-type="float" office:value="1937581">
            <text:p>1937581</text:p>
          </table:table-cell>
          <table:table-cell office:value-type="float" office:value="1967851">
            <text:p>1967851</text:p>
          </table:table-cell>
          <table:table-cell office:value-type="float" office:value="1998756">
            <text:p>1998756</text:p>
          </table:table-cell>
          <table:table-cell office:value-type="float" office:value="2037272">
            <text:p>2037272</text:p>
          </table:table-cell>
          <table:table-cell office:value-type="float" office:value="2081303">
            <text:p>2081303</text:p>
          </table:table-cell>
          <table:table-cell office:value-type="float" office:value="2130797">
            <text:p>2130797</text:p>
          </table:table-cell>
          <table:table-cell table:number-columns-repeated="803"/>
        </table:table-row>
        <table:table-row table:style-name="ro1">
          <table:table-cell office:value-type="string">
            <text:p>Tas.</text:p>
          </table:table-cell>
          <table:table-cell table:number-columns-repeated="15"/>
          <table:table-cell office:value-type="float" office:value="177">
            <text:p>177</text:p>
          </table:table-cell>
          <table:table-cell office:value-type="float" office:value="558">
            <text:p>558</text:p>
          </table:table-cell>
          <table:table-cell office:value-type="float" office:value="757">
            <text:p>757</text:p>
          </table:table-cell>
          <table:table-cell office:value-type="float" office:value="748">
            <text:p>748</text:p>
          </table:table-cell>
          <table:table-cell office:value-type="float" office:value="846">
            <text:p>846</text:p>
          </table:table-cell>
          <table:table-cell office:value-type="float" office:value="1158">
            <text:p>1158</text:p>
          </table:table-cell>
          <table:table-cell office:value-type="float" office:value="1298">
            <text:p>1298</text:p>
          </table:table-cell>
          <table:table-cell office:value-type="float" office:value="1470">
            <text:p>1470</text:p>
          </table:table-cell>
          <table:table-cell office:value-type="float" office:value="1588">
            <text:p>1588</text:p>
          </table:table-cell>
          <table:table-cell office:value-type="float" office:value="1694">
            <text:p>1694</text:p>
          </table:table-cell>
          <table:table-cell office:value-type="float" office:value="1800">
            <text:p>1800</text:p>
          </table:table-cell>
          <table:table-cell office:value-type="float" office:value="1903">
            <text:p>1903</text:p>
          </table:table-cell>
          <table:table-cell office:value-type="float" office:value="1947">
            <text:p>1947</text:p>
          </table:table-cell>
          <table:table-cell office:value-type="float" office:value="2035">
            <text:p>2035</text:p>
          </table:table-cell>
          <table:table-cell office:value-type="float" office:value="3344">
            <text:p>3344</text:p>
          </table:table-cell>
          <table:table-cell office:value-type="float" office:value="3421">
            <text:p>3421</text:p>
          </table:table-cell>
          <table:table-cell office:value-type="float" office:value="5413">
            <text:p>5413</text:p>
          </table:table-cell>
          <table:table-cell office:value-type="float" office:value="5519">
            <text:p>5519</text:p>
          </table:table-cell>
          <table:table-cell office:value-type="float" office:value="5827">
            <text:p>5827</text:p>
          </table:table-cell>
          <table:table-cell office:value-type="float" office:value="7684">
            <text:p>7684</text:p>
          </table:table-cell>
          <table:table-cell office:value-type="float" office:value="10009">
            <text:p>10009</text:p>
          </table:table-cell>
          <table:table-cell office:value-type="float" office:value="12303">
            <text:p>12303</text:p>
          </table:table-cell>
          <table:table-cell office:value-type="float" office:value="14192">
            <text:p>14192</text:p>
          </table:table-cell>
          <table:table-cell office:value-type="float" office:value="14992">
            <text:p>14992</text:p>
          </table:table-cell>
          <table:table-cell office:value-type="float" office:value="16833">
            <text:p>16833</text:p>
          </table:table-cell>
          <table:table-cell office:value-type="float" office:value="18128">
            <text:p>18128</text:p>
          </table:table-cell>
          <table:table-cell office:value-type="float" office:value="20015">
            <text:p>20015</text:p>
          </table:table-cell>
          <table:table-cell office:value-type="float" office:value="24279">
            <text:p>24279</text:p>
          </table:table-cell>
          <table:table-cell office:value-type="float" office:value="26640">
            <text:p>26640</text:p>
          </table:table-cell>
          <table:table-cell office:value-type="float" office:value="28903">
            <text:p>28903</text:p>
          </table:table-cell>
          <table:table-cell office:value-type="float" office:value="34328">
            <text:p>34328</text:p>
          </table:table-cell>
          <table:table-cell office:value-type="float" office:value="37688">
            <text:p>37688</text:p>
          </table:table-cell>
          <table:table-cell office:value-type="float" office:value="40172">
            <text:p>40172</text:p>
          </table:table-cell>
          <table:table-cell office:value-type="float" office:value="43689">
            <text:p>43689</text:p>
          </table:table-cell>
          <table:table-cell office:value-type="float" office:value="42698">
            <text:p>42698</text:p>
          </table:table-cell>
          <table:table-cell office:value-type="float" office:value="45764">
            <text:p>45764</text:p>
          </table:table-cell>
          <table:table-cell office:value-type="float" office:value="44033">
            <text:p>44033</text:p>
          </table:table-cell>
          <table:table-cell office:value-type="float" office:value="45999">
            <text:p>45999</text:p>
          </table:table-cell>
          <table:table-cell office:value-type="float" office:value="57420">
            <text:p>57420</text:p>
          </table:table-cell>
          <table:table-cell office:value-type="float" office:value="58851">
            <text:p>58851</text:p>
          </table:table-cell>
          <table:table-cell office:value-type="float" office:value="60664">
            <text:p>60664</text:p>
          </table:table-cell>
          <table:table-cell office:value-type="float" office:value="62478">
            <text:p>62478</text:p>
          </table:table-cell>
          <table:table-cell office:value-type="float" office:value="64291">
            <text:p>64291</text:p>
          </table:table-cell>
          <table:table-cell office:value-type="float" office:value="66105">
            <text:p>66105</text:p>
          </table:table-cell>
          <table:table-cell office:value-type="float" office:value="67918">
            <text:p>67918</text:p>
          </table:table-cell>
          <table:table-cell office:value-type="float" office:value="68235">
            <text:p>68235</text:p>
          </table:table-cell>
          <table:table-cell office:value-type="float" office:value="68553">
            <text:p>68553</text:p>
          </table:table-cell>
          <table:table-cell office:value-type="float" office:value="68870">
            <text:p>68870</text:p>
          </table:table-cell>
          <table:table-cell office:value-type="float" office:value="69187">
            <text:p>69187</text:p>
          </table:table-cell>
          <table:table-cell office:value-type="float" office:value="63445">
            <text:p>63445</text:p>
          </table:table-cell>
          <table:table-cell office:value-type="float" office:value="65954">
            <text:p>65954</text:p>
          </table:table-cell>
          <table:table-cell office:value-type="float" office:value="64874">
            <text:p>64874</text:p>
          </table:table-cell>
          <table:table-cell office:value-type="float" office:value="69962">
            <text:p>69962</text:p>
          </table:table-cell>
          <table:table-cell office:value-type="float" office:value="76940">
            <text:p>76940</text:p>
          </table:table-cell>
          <table:table-cell office:value-type="float" office:value="83918">
            <text:p>83918</text:p>
          </table:table-cell>
          <table:table-cell office:value-type="float" office:value="85484">
            <text:p>85484</text:p>
          </table:table-cell>
          <table:table-cell office:value-type="float" office:value="87682">
            <text:p>87682</text:p>
          </table:table-cell>
          <table:table-cell office:value-type="float" office:value="89821">
            <text:p>89821</text:p>
          </table:table-cell>
          <table:table-cell office:value-type="float" office:value="89908">
            <text:p>89908</text:p>
          </table:table-cell>
          <table:table-cell office:value-type="float" office:value="90116">
            <text:p>90116</text:p>
          </table:table-cell>
          <table:table-cell office:value-type="float" office:value="90639">
            <text:p>90639</text:p>
          </table:table-cell>
          <table:table-cell office:value-type="float" office:value="92255">
            <text:p>92255</text:p>
          </table:table-cell>
          <table:table-cell office:value-type="float" office:value="93967">
            <text:p>93967</text:p>
          </table:table-cell>
          <table:table-cell office:value-type="float" office:value="95889">
            <text:p>95889</text:p>
          </table:table-cell>
          <table:table-cell office:value-type="float" office:value="96743">
            <text:p>96743</text:p>
          </table:table-cell>
          <table:table-cell office:value-type="float" office:value="98738">
            <text:p>98738</text:p>
          </table:table-cell>
          <table:table-cell office:value-type="float" office:value="99190">
            <text:p>99190</text:p>
          </table:table-cell>
          <table:table-cell office:value-type="float" office:value="100886">
            <text:p>100886</text:p>
          </table:table-cell>
          <table:table-cell office:value-type="float" office:value="101900">
            <text:p>101900</text:p>
          </table:table-cell>
          <table:table-cell office:value-type="float" office:value="103034">
            <text:p>103034</text:p>
          </table:table-cell>
          <table:table-cell office:value-type="float" office:value="104311">
            <text:p>104311</text:p>
          </table:table-cell>
          <table:table-cell office:value-type="float" office:value="104261">
            <text:p>104261</text:p>
          </table:table-cell>
          <table:table-cell office:value-type="float" office:value="103739">
            <text:p>103739</text:p>
          </table:table-cell>
          <table:table-cell office:value-type="float" office:value="105549">
            <text:p>105549</text:p>
          </table:table-cell>
          <table:table-cell office:value-type="float" office:value="107159">
            <text:p>107159</text:p>
          </table:table-cell>
          <table:table-cell office:value-type="float" office:value="109993">
            <text:p>109993</text:p>
          </table:table-cell>
          <table:table-cell office:value-type="float" office:value="112506">
            <text:p>112506</text:p>
          </table:table-cell>
          <table:table-cell office:value-type="float" office:value="114790">
            <text:p>114790</text:p>
          </table:table-cell>
          <table:table-cell office:value-type="float" office:value="117770">
            <text:p>117770</text:p>
          </table:table-cell>
          <table:table-cell office:value-type="float" office:value="120477">
            <text:p>120477</text:p>
          </table:table-cell>
          <table:table-cell office:value-type="float" office:value="123277">
            <text:p>123277</text:p>
          </table:table-cell>
          <table:table-cell office:value-type="float" office:value="126665">
            <text:p>126665</text:p>
          </table:table-cell>
          <table:table-cell office:value-type="float" office:value="128860">
            <text:p>128860</text:p>
          </table:table-cell>
          <table:table-cell office:value-type="float" office:value="131190">
            <text:p>131190</text:p>
          </table:table-cell>
          <table:table-cell office:value-type="float" office:value="135541">
            <text:p>135541</text:p>
          </table:table-cell>
          <table:table-cell office:value-type="float" office:value="137877">
            <text:p>137877</text:p>
          </table:table-cell>
          <table:table-cell office:value-type="float" office:value="141661">
            <text:p>141661</text:p>
          </table:table-cell>
          <table:table-cell office:value-type="float" office:value="144787">
            <text:p>144787</text:p>
          </table:table-cell>
          <table:table-cell office:value-type="float" office:value="151150">
            <text:p>151150</text:p>
          </table:table-cell>
          <table:table-cell office:value-type="float" office:value="150212">
            <text:p>150212</text:p>
          </table:table-cell>
          <table:table-cell office:value-type="float" office:value="150396">
            <text:p>150396</text:p>
          </table:table-cell>
          <table:table-cell office:value-type="float" office:value="152506">
            <text:p>152506</text:p>
          </table:table-cell>
          <table:table-cell office:value-type="float" office:value="154895">
            <text:p>154895</text:p>
          </table:table-cell>
          <table:table-cell office:value-type="float" office:value="159296">
            <text:p>159296</text:p>
          </table:table-cell>
          <table:table-cell office:value-type="float" office:value="163962">
            <text:p>163962</text:p>
          </table:table-cell>
          <table:table-cell office:value-type="float" office:value="168437">
            <text:p>168437</text:p>
          </table:table-cell>
          <table:table-cell office:value-type="float" office:value="172362">
            <text:p>172362</text:p>
          </table:table-cell>
          <table:table-cell office:value-type="float" office:value="172900">
            <text:p>172900</text:p>
          </table:table-cell>
          <table:table-cell office:value-type="float" office:value="175233">
            <text:p>175233</text:p>
          </table:table-cell>
          <table:table-cell office:value-type="float" office:value="179450">
            <text:p>179450</text:p>
          </table:table-cell>
          <table:table-cell office:value-type="float" office:value="182924">
            <text:p>182924</text:p>
          </table:table-cell>
          <table:table-cell office:value-type="float" office:value="185167">
            <text:p>185167</text:p>
          </table:table-cell>
          <table:table-cell office:value-type="float" office:value="186385">
            <text:p>186385</text:p>
          </table:table-cell>
          <table:table-cell office:value-type="float" office:value="185472">
            <text:p>185472</text:p>
          </table:table-cell>
          <table:table-cell office:value-type="float" office:value="189598">
            <text:p>189598</text:p>
          </table:table-cell>
          <table:table-cell office:value-type="float" office:value="191733">
            <text:p>191733</text:p>
          </table:table-cell>
          <table:table-cell office:value-type="float" office:value="193119">
            <text:p>193119</text:p>
          </table:table-cell>
          <table:table-cell office:value-type="float" office:value="193803">
            <text:p>193803</text:p>
          </table:table-cell>
          <table:table-cell office:value-type="float" office:value="192925">
            <text:p>192925</text:p>
          </table:table-cell>
          <table:table-cell office:value-type="float" office:value="195927">
            <text:p>195927</text:p>
          </table:table-cell>
          <table:table-cell office:value-type="float" office:value="199675">
            <text:p>199675</text:p>
          </table:table-cell>
          <table:table-cell office:value-type="float" office:value="198703">
            <text:p>198703</text:p>
          </table:table-cell>
          <table:table-cell office:value-type="float" office:value="197536">
            <text:p>197536</text:p>
          </table:table-cell>
          <table:table-cell office:value-type="float" office:value="195603">
            <text:p>195603</text:p>
          </table:table-cell>
          <table:table-cell office:value-type="float" office:value="198005">
            <text:p>198005</text:p>
          </table:table-cell>
          <table:table-cell office:value-type="float" office:value="202843">
            <text:p>202843</text:p>
          </table:table-cell>
          <table:table-cell office:value-type="float" office:value="209867">
            <text:p>209867</text:p>
          </table:table-cell>
          <table:table-cell office:value-type="float" office:value="212752">
            <text:p>212752</text:p>
          </table:table-cell>
          <table:table-cell office:value-type="float" office:value="218676">
            <text:p>218676</text:p>
          </table:table-cell>
          <table:table-cell office:value-type="float" office:value="219768">
            <text:p>219768</text:p>
          </table:table-cell>
          <table:table-cell office:value-type="float" office:value="220411">
            <text:p>220411</text:p>
          </table:table-cell>
          <table:table-cell office:value-type="float" office:value="219672">
            <text:p>219672</text:p>
          </table:table-cell>
          <table:table-cell office:value-type="float" office:value="219364">
            <text:p>219364</text:p>
          </table:table-cell>
          <table:table-cell office:value-type="float" office:value="217575">
            <text:p>217575</text:p>
          </table:table-cell>
          <table:table-cell office:value-type="float" office:value="219151">
            <text:p>219151</text:p>
          </table:table-cell>
          <table:table-cell office:value-type="float" office:value="220319">
            <text:p>220319</text:p>
          </table:table-cell>
          <table:table-cell office:value-type="float" office:value="223278">
            <text:p>223278</text:p>
          </table:table-cell>
          <table:table-cell office:value-type="float" office:value="225297">
            <text:p>225297</text:p>
          </table:table-cell>
          <table:table-cell office:value-type="float" office:value="228464">
            <text:p>228464</text:p>
          </table:table-cell>
          <table:table-cell office:value-type="float" office:value="230607">
            <text:p>230607</text:p>
          </table:table-cell>
          <table:table-cell office:value-type="float" office:value="232175">
            <text:p>232175</text:p>
          </table:table-cell>
          <table:table-cell office:value-type="float" office:value="231638">
            <text:p>231638</text:p>
          </table:table-cell>
          <table:table-cell office:value-type="float" office:value="233423">
            <text:p>233423</text:p>
          </table:table-cell>
          <table:table-cell office:value-type="float" office:value="235773">
            <text:p>235773</text:p>
          </table:table-cell>
          <table:table-cell office:value-type="float" office:value="239570">
            <text:p>239570</text:p>
          </table:table-cell>
          <table:table-cell office:value-type="float" office:value="242119">
            <text:p>242119</text:p>
          </table:table-cell>
          <table:table-cell office:value-type="float" office:value="243256">
            <text:p>243256</text:p>
          </table:table-cell>
          <table:table-cell office:value-type="float" office:value="244002">
            <text:p>244002</text:p>
          </table:table-cell>
          <table:table-cell office:value-type="float" office:value="242135">
            <text:p>242135</text:p>
          </table:table-cell>
          <table:table-cell office:value-type="float" office:value="242437">
            <text:p>242437</text:p>
          </table:table-cell>
          <table:table-cell office:value-type="float" office:value="244253">
            <text:p>244253</text:p>
          </table:table-cell>
          <table:table-cell office:value-type="float" office:value="246889">
            <text:p>246889</text:p>
          </table:table-cell>
          <table:table-cell office:value-type="float" office:value="250280">
            <text:p>250280</text:p>
          </table:table-cell>
          <table:table-cell office:value-type="float" office:value="254570">
            <text:p>254570</text:p>
          </table:table-cell>
          <table:table-cell office:value-type="float" office:value="267936">
            <text:p>267936</text:p>
          </table:table-cell>
          <table:table-cell office:value-type="float" office:value="273401">
            <text:p>273401</text:p>
          </table:table-cell>
          <table:table-cell office:value-type="float" office:value="281343">
            <text:p>281343</text:p>
          </table:table-cell>
          <table:table-cell office:value-type="float" office:value="290333">
            <text:p>290333</text:p>
          </table:table-cell>
          <table:table-cell office:value-type="float" office:value="301787">
            <text:p>301787</text:p>
          </table:table-cell>
          <table:table-cell office:value-type="float" office:value="309558">
            <text:p>309558</text:p>
          </table:table-cell>
          <table:table-cell office:value-type="float" office:value="316465">
            <text:p>316465</text:p>
          </table:table-cell>
          <table:table-cell office:value-type="float" office:value="319218">
            <text:p>319218</text:p>
          </table:table-cell>
          <table:table-cell office:value-type="float" office:value="324919">
            <text:p>324919</text:p>
          </table:table-cell>
          <table:table-cell office:value-type="float" office:value="331340">
            <text:p>331340</text:p>
          </table:table-cell>
          <table:table-cell office:value-type="float" office:value="338807">
            <text:p>338807</text:p>
          </table:table-cell>
          <table:table-cell office:value-type="float" office:value="343898">
            <text:p>343898</text:p>
          </table:table-cell>
          <table:table-cell office:value-type="float" office:value="351349">
            <text:p>351349</text:p>
          </table:table-cell>
          <table:table-cell office:value-type="float" office:value="355969">
            <text:p>355969</text:p>
          </table:table-cell>
          <table:table-cell office:value-type="float" office:value="353258">
            <text:p>353258</text:p>
          </table:table-cell>
          <table:table-cell office:value-type="float" office:value="358087">
            <text:p>358087</text:p>
          </table:table-cell>
          <table:table-cell office:value-type="float" office:value="362799">
            <text:p>362799</text:p>
          </table:table-cell>
          <table:table-cell office:value-type="float" office:value="366508">
            <text:p>366508</text:p>
          </table:table-cell>
          <table:table-cell office:value-type="float" office:value="369608">
            <text:p>369608</text:p>
          </table:table-cell>
          <table:table-cell office:value-type="float" office:value="373309">
            <text:p>373309</text:p>
          </table:table-cell>
          <table:table-cell office:value-type="float" office:value="377841">
            <text:p>377841</text:p>
          </table:table-cell>
          <table:table-cell office:value-type="float" office:value="383055">
            <text:p>383055</text:p>
          </table:table-cell>
          <table:table-cell office:value-type="float" office:value="386998">
            <text:p>386998</text:p>
          </table:table-cell>
          <table:table-cell office:value-type="float" office:value="390253">
            <text:p>390253</text:p>
          </table:table-cell>
          <table:table-cell office:value-type="float" office:value="399450">
            <text:p>399450</text:p>
          </table:table-cell>
          <table:table-cell office:value-type="float" office:value="401886">
            <text:p>401886</text:p>
          </table:table-cell>
          <table:table-cell office:value-type="float" office:value="404625">
            <text:p>404625</text:p>
          </table:table-cell>
          <table:table-cell office:value-type="float" office:value="408826">
            <text:p>408826</text:p>
          </table:table-cell>
          <table:table-cell office:value-type="float" office:value="411457">
            <text:p>411457</text:p>
          </table:table-cell>
          <table:table-cell office:value-type="float" office:value="413702">
            <text:p>413702</text:p>
          </table:table-cell>
          <table:table-cell office:value-type="float" office:value="416549">
            <text:p>416549</text:p>
          </table:table-cell>
          <table:table-cell office:value-type="float" office:value="419124">
            <text:p>419124</text:p>
          </table:table-cell>
          <table:table-cell office:value-type="float" office:value="422235">
            <text:p>422235</text:p>
          </table:table-cell>
          <table:table-cell office:value-type="float" office:value="425202">
            <text:p>425202</text:p>
          </table:table-cell>
          <table:table-cell office:value-type="float" office:value="428283">
            <text:p>428283</text:p>
          </table:table-cell>
          <table:table-cell office:value-type="float" office:value="430974">
            <text:p>430974</text:p>
          </table:table-cell>
          <table:table-cell office:value-type="float" office:value="435100">
            <text:p>435100</text:p>
          </table:table-cell>
          <table:table-cell office:value-type="float" office:value="440070">
            <text:p>440070</text:p>
          </table:table-cell>
          <table:table-cell office:value-type="float" office:value="444576">
            <text:p>444576</text:p>
          </table:table-cell>
          <table:table-cell office:value-type="float" office:value="448235">
            <text:p>448235</text:p>
          </table:table-cell>
          <table:table-cell office:value-type="float" office:value="449820">
            <text:p>449820</text:p>
          </table:table-cell>
          <table:table-cell office:value-type="float" office:value="452781">
            <text:p>452781</text:p>
          </table:table-cell>
          <table:table-cell office:value-type="float" office:value="458410">
            <text:p>458410</text:p>
          </table:table-cell>
          <table:table-cell office:value-type="float" office:value="464520">
            <text:p>464520</text:p>
          </table:table-cell>
          <table:table-cell office:value-type="float" office:value="468475">
            <text:p>468475</text:p>
          </table:table-cell>
          <table:table-cell office:value-type="float" office:value="471023">
            <text:p>471023</text:p>
          </table:table-cell>
          <table:table-cell office:value-type="float" office:value="472541">
            <text:p>472541</text:p>
          </table:table-cell>
          <table:table-cell office:value-type="float" office:value="473390">
            <text:p>473390</text:p>
          </table:table-cell>
          <table:table-cell office:value-type="float" office:value="474136">
            <text:p>474136</text:p>
          </table:table-cell>
          <table:table-cell office:value-type="float" office:value="474300">
            <text:p>474300</text:p>
          </table:table-cell>
          <table:table-cell office:value-type="float" office:value="472842">
            <text:p>472842</text:p>
          </table:table-cell>
          <table:table-cell office:value-type="float" office:value="471910">
            <text:p>471910</text:p>
          </table:table-cell>
          <table:table-cell office:value-type="float" office:value="471630">
            <text:p>471630</text:p>
          </table:table-cell>
          <table:table-cell office:value-type="float" office:value="471416">
            <text:p>471416</text:p>
          </table:table-cell>
          <table:table-cell office:value-type="float" office:value="472274">
            <text:p>472274</text:p>
          </table:table-cell>
          <table:table-cell office:value-type="float" office:value="474862">
            <text:p>474862</text:p>
          </table:table-cell>
          <table:table-cell office:value-type="float" office:value="480772">
            <text:p>480772</text:p>
          </table:table-cell>
          <table:table-cell office:value-type="float" office:value="484640">
            <text:p>484640</text:p>
          </table:table-cell>
          <table:table-cell office:value-type="float" office:value="488495">
            <text:p>488495</text:p>
          </table:table-cell>
          <table:table-cell office:value-type="float" office:value="491704">
            <text:p>491704</text:p>
          </table:table-cell>
          <table:table-cell office:value-type="float" office:value="495772">
            <text:p>495772</text:p>
          </table:table-cell>
          <table:table-cell table:number-columns-repeated="803"/>
        </table:table-row>
        <table:table-row table:style-name="ro1">
          <table:table-cell office:value-type="string">
            <text:p>NT</text:p>
          </table:table-cell>
          <table:table-cell table:number-columns-repeated="123"/>
          <table:table-cell office:value-type="float" office:value="3233">
            <text:p>3233</text:p>
          </table:table-cell>
          <table:table-cell office:value-type="float" office:value="3436">
            <text:p>3436</text:p>
          </table:table-cell>
          <table:table-cell office:value-type="float" office:value="3616">
            <text:p>3616</text:p>
          </table:table-cell>
          <table:table-cell office:value-type="float" office:value="3903">
            <text:p>3903</text:p>
          </table:table-cell>
          <table:table-cell office:value-type="float" office:value="4483">
            <text:p>4483</text:p>
          </table:table-cell>
          <table:table-cell office:value-type="float" office:value="4665">
            <text:p>4665</text:p>
          </table:table-cell>
          <table:table-cell office:value-type="float" office:value="4802">
            <text:p>4802</text:p>
          </table:table-cell>
          <table:table-cell office:value-type="float" office:value="4639">
            <text:p>4639</text:p>
          </table:table-cell>
          <table:table-cell office:value-type="float" office:value="4545">
            <text:p>4545</text:p>
          </table:table-cell>
          <table:table-cell office:value-type="float" office:value="3989">
            <text:p>3989</text:p>
          </table:table-cell>
          <table:table-cell office:value-type="float" office:value="3759">
            <text:p>3759</text:p>
          </table:table-cell>
          <table:table-cell office:value-type="float" office:value="3612">
            <text:p>3612</text:p>
          </table:table-cell>
          <table:table-cell office:value-type="float" office:value="3650">
            <text:p>3650</text:p>
          </table:table-cell>
          <table:table-cell office:value-type="float" office:value="3728">
            <text:p>3728</text:p>
          </table:table-cell>
          <table:table-cell office:value-type="float" office:value="3821">
            <text:p>3821</text:p>
          </table:table-cell>
          <table:table-cell office:value-type="float" office:value="4097">
            <text:p>4097</text:p>
          </table:table-cell>
          <table:table-cell office:value-type="float" office:value="4596">
            <text:p>4596</text:p>
          </table:table-cell>
          <table:table-cell office:value-type="float" office:value="4254">
            <text:p>4254</text:p>
          </table:table-cell>
          <table:table-cell office:value-type="float" office:value="4780">
            <text:p>4780</text:p>
          </table:table-cell>
          <table:table-cell office:value-type="float" office:value="4964">
            <text:p>4964</text:p>
          </table:table-cell>
          <table:table-cell office:value-type="float" office:value="4846">
            <text:p>4846</text:p>
          </table:table-cell>
          <table:table-cell office:value-type="float" office:value="4786">
            <text:p>4786</text:p>
          </table:table-cell>
          <table:table-cell office:value-type="float" office:value="4827">
            <text:p>4827</text:p>
          </table:table-cell>
          <table:table-cell office:value-type="float" office:value="4968">
            <text:p>4968</text:p>
          </table:table-cell>
          <table:table-cell office:value-type="float" office:value="5130">
            <text:p>5130</text:p>
          </table:table-cell>
          <table:table-cell office:value-type="float" office:value="5361">
            <text:p>5361</text:p>
          </table:table-cell>
          <table:table-cell office:value-type="float" office:value="5426">
            <text:p>5426</text:p>
          </table:table-cell>
          <table:table-cell office:value-type="float" office:value="5730">
            <text:p>5730</text:p>
          </table:table-cell>
          <table:table-cell office:value-type="float" office:value="7287">
            <text:p>7287</text:p>
          </table:table-cell>
          <table:table-cell office:value-type="float" office:value="8974">
            <text:p>8974</text:p>
          </table:table-cell>
          <table:table-cell office:value-type="float" office:value="9769">
            <text:p>9769</text:p>
          </table:table-cell>
          <table:table-cell office:value-type="float" office:value="8291">
            <text:p>8291</text:p>
          </table:table-cell>
          <table:table-cell office:value-type="float" office:value="10405">
            <text:p>10405</text:p>
          </table:table-cell>
          <table:table-cell office:value-type="float" office:value="10477">
            <text:p>10477</text:p>
          </table:table-cell>
          <table:table-cell office:value-type="float" office:value="10546">
            <text:p>10546</text:p>
          </table:table-cell>
          <table:table-cell office:value-type="float" office:value="10642">
            <text:p>10642</text:p>
          </table:table-cell>
          <table:table-cell office:value-type="float" office:value="10892">
            <text:p>10892</text:p>
          </table:table-cell>
          <table:table-cell office:value-type="float" office:value="12185">
            <text:p>12185</text:p>
          </table:table-cell>
          <table:table-cell office:value-type="float" office:value="13339">
            <text:p>13339</text:p>
          </table:table-cell>
          <table:table-cell office:value-type="float" office:value="14420">
            <text:p>14420</text:p>
          </table:table-cell>
          <table:table-cell office:value-type="float" office:value="14614">
            <text:p>14614</text:p>
          </table:table-cell>
          <table:table-cell office:value-type="float" office:value="14771">
            <text:p>14771</text:p>
          </table:table-cell>
          <table:table-cell office:value-type="float" office:value="15635">
            <text:p>15635</text:p>
          </table:table-cell>
          <table:table-cell office:value-type="float" office:value="16456">
            <text:p>16456</text:p>
          </table:table-cell>
          <table:table-cell office:value-type="float" office:value="17952">
            <text:p>17952</text:p>
          </table:table-cell>
          <table:table-cell office:value-type="float" office:value="19427">
            <text:p>19427</text:p>
          </table:table-cell>
          <table:table-cell office:value-type="float" office:value="20720">
            <text:p>20720</text:p>
          </table:table-cell>
          <table:table-cell office:value-type="float" office:value="21956">
            <text:p>21956</text:p>
          </table:table-cell>
          <table:table-cell office:value-type="float" office:value="23814">
            <text:p>23814</text:p>
          </table:table-cell>
          <table:table-cell office:value-type="float" office:value="24787">
            <text:p>24787</text:p>
          </table:table-cell>
          <table:table-cell office:value-type="float" office:value="45299">
            <text:p>45299</text:p>
          </table:table-cell>
          <table:table-cell office:value-type="float" office:value="46684">
            <text:p>46684</text:p>
          </table:table-cell>
          <table:table-cell office:value-type="float" office:value="49891">
            <text:p>49891</text:p>
          </table:table-cell>
          <table:table-cell office:value-type="float" office:value="52754">
            <text:p>52754</text:p>
          </table:table-cell>
          <table:table-cell office:value-type="float" office:value="55464">
            <text:p>55464</text:p>
          </table:table-cell>
          <table:table-cell office:value-type="float" office:value="59352">
            <text:p>59352</text:p>
          </table:table-cell>
          <table:table-cell office:value-type="float" office:value="64399">
            <text:p>64399</text:p>
          </table:table-cell>
          <table:table-cell office:value-type="float" office:value="70223">
            <text:p>70223</text:p>
          </table:table-cell>
          <table:table-cell office:value-type="float" office:value="75831">
            <text:p>75831</text:p>
          </table:table-cell>
          <table:table-cell office:value-type="float" office:value="82822">
            <text:p>82822</text:p>
          </table:table-cell>
          <table:table-cell office:value-type="float" office:value="88899">
            <text:p>88899</text:p>
          </table:table-cell>
          <table:table-cell office:value-type="float" office:value="94626">
            <text:p>94626</text:p>
          </table:table-cell>
          <table:table-cell office:value-type="float" office:value="99884">
            <text:p>99884</text:p>
          </table:table-cell>
          <table:table-cell office:value-type="float" office:value="85217">
            <text:p>85217</text:p>
          </table:table-cell>
          <table:table-cell office:value-type="float" office:value="95488">
            <text:p>95488</text:p>
          </table:table-cell>
          <table:table-cell office:value-type="float" office:value="101135">
            <text:p>101135</text:p>
          </table:table-cell>
          <table:table-cell office:value-type="float" office:value="106879">
            <text:p>106879</text:p>
          </table:table-cell>
          <table:table-cell office:value-type="float" office:value="111904">
            <text:p>111904</text:p>
          </table:table-cell>
          <table:table-cell office:value-type="float" office:value="116081">
            <text:p>116081</text:p>
          </table:table-cell>
          <table:table-cell office:value-type="float" office:value="121686">
            <text:p>121686</text:p>
          </table:table-cell>
          <table:table-cell office:value-type="float" office:value="127718">
            <text:p>127718</text:p>
          </table:table-cell>
          <table:table-cell office:value-type="float" office:value="132784">
            <text:p>132784</text:p>
          </table:table-cell>
          <table:table-cell office:value-type="float" office:value="139519">
            <text:p>139519</text:p>
          </table:table-cell>
          <table:table-cell office:value-type="float" office:value="145293">
            <text:p>145293</text:p>
          </table:table-cell>
          <table:table-cell office:value-type="float" office:value="152356">
            <text:p>152356</text:p>
          </table:table-cell>
          <table:table-cell office:value-type="float" office:value="156578">
            <text:p>156578</text:p>
          </table:table-cell>
          <table:table-cell office:value-type="float" office:value="159040">
            <text:p>159040</text:p>
          </table:table-cell>
          <table:table-cell office:value-type="float" office:value="160536">
            <text:p>160536</text:p>
          </table:table-cell>
          <table:table-cell office:value-type="float" office:value="162097">
            <text:p>162097</text:p>
          </table:table-cell>
          <table:table-cell office:value-type="float" office:value="165047">
            <text:p>165047</text:p>
          </table:table-cell>
          <table:table-cell office:value-type="float" office:value="166807">
            <text:p>166807</text:p>
          </table:table-cell>
          <table:table-cell office:value-type="float" office:value="169713">
            <text:p>169713</text:p>
          </table:table-cell>
          <table:table-cell office:value-type="float" office:value="172330">
            <text:p>172330</text:p>
          </table:table-cell>
          <table:table-cell office:value-type="float" office:value="174961">
            <text:p>174961</text:p>
          </table:table-cell>
          <table:table-cell office:value-type="float" office:value="180479">
            <text:p>180479</text:p>
          </table:table-cell>
          <table:table-cell office:value-type="float" office:value="184585">
            <text:p>184585</text:p>
          </table:table-cell>
          <table:table-cell office:value-type="float" office:value="188319">
            <text:p>188319</text:p>
          </table:table-cell>
          <table:table-cell office:value-type="float" office:value="191251">
            <text:p>191251</text:p>
          </table:table-cell>
          <table:table-cell office:value-type="float" office:value="194326">
            <text:p>194326</text:p>
          </table:table-cell>
          <table:table-cell office:value-type="float" office:value="196257">
            <text:p>196257</text:p>
          </table:table-cell>
          <table:table-cell office:value-type="float" office:value="198347">
            <text:p>198347</text:p>
          </table:table-cell>
          <table:table-cell office:value-type="float" office:value="199305">
            <text:p>199305</text:p>
          </table:table-cell>
          <table:table-cell office:value-type="float" office:value="200589">
            <text:p>200589</text:p>
          </table:table-cell>
          <table:table-cell office:value-type="float" office:value="203784">
            <text:p>203784</text:p>
          </table:table-cell>
          <table:table-cell office:value-type="float" office:value="208407">
            <text:p>208407</text:p>
          </table:table-cell>
          <table:table-cell office:value-type="float" office:value="212519">
            <text:p>212519</text:p>
          </table:table-cell>
          <table:table-cell office:value-type="float" office:value="217559">
            <text:p>217559</text:p>
          </table:table-cell>
          <table:table-cell table:number-columns-repeated="803"/>
        </table:table-row>
        <table:table-row table:style-name="ro1">
          <table:table-cell office:value-type="string">
            <text:p>ACT(c)</text:p>
          </table:table-cell>
          <table:table-cell table:number-columns-repeated="123"/>
          <table:table-cell office:value-type="float" office:value="1921">
            <text:p>1921</text:p>
          </table:table-cell>
          <table:table-cell office:value-type="float" office:value="1940">
            <text:p>1940</text:p>
          </table:table-cell>
          <table:table-cell office:value-type="float" office:value="1988">
            <text:p>1988</text:p>
          </table:table-cell>
          <table:table-cell office:value-type="float" office:value="1959">
            <text:p>1959</text:p>
          </table:table-cell>
          <table:table-cell office:value-type="float" office:value="1829">
            <text:p>1829</text:p>
          </table:table-cell>
          <table:table-cell office:value-type="float" office:value="2223">
            <text:p>2223</text:p>
          </table:table-cell>
          <table:table-cell office:value-type="float" office:value="2104">
            <text:p>2104</text:p>
          </table:table-cell>
          <table:table-cell office:value-type="float" office:value="2232">
            <text:p>2232</text:p>
          </table:table-cell>
          <table:table-cell office:value-type="float" office:value="1919">
            <text:p>1919</text:p>
          </table:table-cell>
          <table:table-cell office:value-type="float" office:value="1972">
            <text:p>1972</text:p>
          </table:table-cell>
          <table:table-cell office:value-type="float" office:value="2078">
            <text:p>2078</text:p>
          </table:table-cell>
          <table:table-cell office:value-type="float" office:value="2591">
            <text:p>2591</text:p>
          </table:table-cell>
          <table:table-cell office:value-type="float" office:value="2676">
            <text:p>2676</text:p>
          </table:table-cell>
          <table:table-cell office:value-type="float" office:value="3074">
            <text:p>3074</text:p>
          </table:table-cell>
          <table:table-cell office:value-type="float" office:value="4034">
            <text:p>4034</text:p>
          </table:table-cell>
          <table:table-cell office:value-type="float" office:value="5039">
            <text:p>5039</text:p>
          </table:table-cell>
          <table:table-cell office:value-type="float" office:value="5870">
            <text:p>5870</text:p>
          </table:table-cell>
          <table:table-cell office:value-type="float" office:value="8237">
            <text:p>8237</text:p>
          </table:table-cell>
          <table:table-cell office:value-type="float" office:value="8447">
            <text:p>8447</text:p>
          </table:table-cell>
          <table:table-cell office:value-type="float" office:value="8719">
            <text:p>8719</text:p>
          </table:table-cell>
          <table:table-cell office:value-type="float" office:value="8921">
            <text:p>8921</text:p>
          </table:table-cell>
          <table:table-cell office:value-type="float" office:value="8564">
            <text:p>8564</text:p>
          </table:table-cell>
          <table:table-cell office:value-type="float" office:value="9340">
            <text:p>9340</text:p>
          </table:table-cell>
          <table:table-cell office:value-type="float" office:value="9456">
            <text:p>9456</text:p>
          </table:table-cell>
          <table:table-cell office:value-type="float" office:value="9760">
            <text:p>9760</text:p>
          </table:table-cell>
          <table:table-cell office:value-type="float" office:value="10404">
            <text:p>10404</text:p>
          </table:table-cell>
          <table:table-cell office:value-type="float" office:value="11043">
            <text:p>11043</text:p>
          </table:table-cell>
          <table:table-cell office:value-type="float" office:value="11721">
            <text:p>11721</text:p>
          </table:table-cell>
          <table:table-cell office:value-type="float" office:value="13033">
            <text:p>13033</text:p>
          </table:table-cell>
          <table:table-cell office:value-type="float" office:value="14160">
            <text:p>14160</text:p>
          </table:table-cell>
          <table:table-cell office:value-type="float" office:value="14163">
            <text:p>14163</text:p>
          </table:table-cell>
          <table:table-cell office:value-type="float" office:value="14112">
            <text:p>14112</text:p>
          </table:table-cell>
          <table:table-cell office:value-type="float" office:value="13798">
            <text:p>13798</text:p>
          </table:table-cell>
          <table:table-cell office:value-type="float" office:value="14605">
            <text:p>14605</text:p>
          </table:table-cell>
          <table:table-cell office:value-type="float" office:value="15432">
            <text:p>15432</text:p>
          </table:table-cell>
          <table:table-cell office:value-type="float" office:value="16386">
            <text:p>16386</text:p>
          </table:table-cell>
          <table:table-cell office:value-type="float" office:value="17580">
            <text:p>17580</text:p>
          </table:table-cell>
          <table:table-cell office:value-type="float" office:value="19290">
            <text:p>19290</text:p>
          </table:table-cell>
          <table:table-cell office:value-type="float" office:value="22077">
            <text:p>22077</text:p>
          </table:table-cell>
          <table:table-cell office:value-type="float" office:value="23579">
            <text:p>23579</text:p>
          </table:table-cell>
          <table:table-cell office:value-type="float" office:value="24894">
            <text:p>24894</text:p>
          </table:table-cell>
          <table:table-cell office:value-type="float" office:value="27774">
            <text:p>27774</text:p>
          </table:table-cell>
          <table:table-cell office:value-type="float" office:value="29714">
            <text:p>29714</text:p>
          </table:table-cell>
          <table:table-cell office:value-type="float" office:value="31306">
            <text:p>31306</text:p>
          </table:table-cell>
          <table:table-cell office:value-type="float" office:value="33960">
            <text:p>33960</text:p>
          </table:table-cell>
          <table:table-cell office:value-type="float" office:value="36828">
            <text:p>36828</text:p>
          </table:table-cell>
          <table:table-cell office:value-type="float" office:value="39114">
            <text:p>39114</text:p>
          </table:table-cell>
          <table:table-cell office:value-type="float" office:value="42953">
            <text:p>42953</text:p>
          </table:table-cell>
          <table:table-cell office:value-type="float" office:value="49950">
            <text:p>49950</text:p>
          </table:table-cell>
          <table:table-cell office:value-type="float" office:value="55272">
            <text:p>55272</text:p>
          </table:table-cell>
          <table:table-cell office:value-type="float" office:value="62332">
            <text:p>62332</text:p>
          </table:table-cell>
          <table:table-cell office:value-type="float" office:value="69546">
            <text:p>69546</text:p>
          </table:table-cell>
          <table:table-cell office:value-type="float" office:value="77275">
            <text:p>77275</text:p>
          </table:table-cell>
          <table:table-cell office:value-type="float" office:value="84525">
            <text:p>84525</text:p>
          </table:table-cell>
          <table:table-cell office:value-type="float" office:value="92798">
            <text:p>92798</text:p>
          </table:table-cell>
          <table:table-cell office:value-type="float" office:value="99992">
            <text:p>99992</text:p>
          </table:table-cell>
          <table:table-cell office:value-type="float" office:value="107777">
            <text:p>107777</text:p>
          </table:table-cell>
          <table:table-cell office:value-type="float" office:value="116604">
            <text:p>116604</text:p>
          </table:table-cell>
          <table:table-cell office:value-type="float" office:value="126760">
            <text:p>126760</text:p>
          </table:table-cell>
          <table:table-cell office:value-type="float" office:value="137562">
            <text:p>137562</text:p>
          </table:table-cell>
          <table:table-cell office:value-type="float" office:value="155580">
            <text:p>155580</text:p>
          </table:table-cell>
          <table:table-cell office:value-type="float" office:value="166384">
            <text:p>166384</text:p>
          </table:table-cell>
          <table:table-cell office:value-type="float" office:value="179695">
            <text:p>179695</text:p>
          </table:table-cell>
          <table:table-cell office:value-type="float" office:value="193631">
            <text:p>193631</text:p>
          </table:table-cell>
          <table:table-cell office:value-type="float" office:value="203457">
            <text:p>203457</text:p>
          </table:table-cell>
          <table:table-cell office:value-type="float" office:value="210600">
            <text:p>210600</text:p>
          </table:table-cell>
          <table:table-cell office:value-type="float" office:value="216049">
            <text:p>216049</text:p>
          </table:table-cell>
          <table:table-cell office:value-type="float" office:value="219288">
            <text:p>219288</text:p>
          </table:table-cell>
          <table:table-cell office:value-type="float" office:value="222580">
            <text:p>222580</text:p>
          </table:table-cell>
          <table:table-cell office:value-type="float" office:value="226617">
            <text:p>226617</text:p>
          </table:table-cell>
          <table:table-cell office:value-type="float" office:value="229484">
            <text:p>229484</text:p>
          </table:table-cell>
          <table:table-cell office:value-type="float" office:value="234996">
            <text:p>234996</text:p>
          </table:table-cell>
          <table:table-cell office:value-type="float" office:value="241960">
            <text:p>241960</text:p>
          </table:table-cell>
          <table:table-cell office:value-type="float" office:value="247084">
            <text:p>247084</text:p>
          </table:table-cell>
          <table:table-cell office:value-type="float" office:value="255908">
            <text:p>255908</text:p>
          </table:table-cell>
          <table:table-cell office:value-type="float" office:value="262188">
            <text:p>262188</text:p>
          </table:table-cell>
          <table:table-cell office:value-type="float" office:value="268787">
            <text:p>268787</text:p>
          </table:table-cell>
          <table:table-cell office:value-type="float" office:value="274105">
            <text:p>274105</text:p>
          </table:table-cell>
          <table:table-cell office:value-type="float" office:value="279219">
            <text:p>279219</text:p>
          </table:table-cell>
          <table:table-cell office:value-type="float" office:value="285012">
            <text:p>285012</text:p>
          </table:table-cell>
          <table:table-cell office:value-type="float" office:value="291423">
            <text:p>291423</text:p>
          </table:table-cell>
          <table:table-cell office:value-type="float" office:value="296192">
            <text:p>296192</text:p>
          </table:table-cell>
          <table:table-cell office:value-type="float" office:value="299933">
            <text:p>299933</text:p>
          </table:table-cell>
          <table:table-cell office:value-type="float" office:value="302403">
            <text:p>302403</text:p>
          </table:table-cell>
          <table:table-cell office:value-type="float" office:value="305822">
            <text:p>305822</text:p>
          </table:table-cell>
          <table:table-cell office:value-type="float" office:value="309214">
            <text:p>309214</text:p>
          </table:table-cell>
          <table:table-cell office:value-type="float" office:value="308732">
            <text:p>308732</text:p>
          </table:table-cell>
          <table:table-cell office:value-type="float" office:value="310546">
            <text:p>310546</text:p>
          </table:table-cell>
          <table:table-cell office:value-type="float" office:value="313506">
            <text:p>313506</text:p>
          </table:table-cell>
          <table:table-cell office:value-type="float" office:value="316816">
            <text:p>316816</text:p>
          </table:table-cell>
          <table:table-cell office:value-type="float" office:value="320787">
            <text:p>320787</text:p>
          </table:table-cell>
          <table:table-cell office:value-type="float" office:value="324146">
            <text:p>324146</text:p>
          </table:table-cell>
          <table:table-cell office:value-type="float" office:value="326024">
            <text:p>326024</text:p>
          </table:table-cell>
          <table:table-cell office:value-type="float" office:value="328155">
            <text:p>328155</text:p>
          </table:table-cell>
          <table:table-cell office:value-type="float" office:value="332380">
            <text:p>332380</text:p>
          </table:table-cell>
          <table:table-cell office:value-type="float" office:value="336352">
            <text:p>336352</text:p>
          </table:table-cell>
          <table:table-cell office:value-type="float" office:value="340818">
            <text:p>340818</text:p>
          </table:table-cell>
          <table:table-cell table:number-columns-repeated="803"/>
        </table:table-row>
        <table:table-row table:style-name="ro1">
          <table:table-cell office:value-type="string">
            <text:p>Australia(d)</text:p>
          </table:table-cell>
          <table:table-cell office:value-type="float" office:value="859">
            <text:p>859</text:p>
          </table:table-cell>
          <table:table-cell office:value-type="float" office:value="645">
            <text:p>645</text:p>
          </table:table-cell>
          <table:table-cell office:value-type="float" office:value="2056">
            <text:p>2056</text:p>
          </table:table-cell>
          <table:table-cell office:value-type="float" office:value="2873">
            <text:p>2873</text:p>
          </table:table-cell>
          <table:table-cell office:value-type="float" office:value="3264">
            <text:p>3264</text:p>
          </table:table-cell>
          <table:table-cell office:value-type="float" office:value="3514">
            <text:p>3514</text:p>
          </table:table-cell>
          <table:table-cell office:value-type="float" office:value="3579">
            <text:p>3579</text:p>
          </table:table-cell>
          <table:table-cell office:value-type="float" office:value="3466">
            <text:p>3466</text:p>
          </table:table-cell>
          <table:table-cell office:value-type="float" office:value="4100">
            <text:p>4100</text:p>
          </table:table-cell>
          <table:table-cell office:value-type="float" office:value="4344">
            <text:p>4344</text:p>
          </table:table-cell>
          <table:table-cell office:value-type="float" office:value="4588">
            <text:p>4588</text:p>
          </table:table-cell>
          <table:table-cell office:value-type="float" office:value="5088">
            <text:p>5088</text:p>
          </table:table-cell>
          <table:table-cell office:value-type="float" office:value="5217">
            <text:p>5217</text:p>
          </table:table-cell>
          <table:table-cell office:value-type="float" office:value="5945">
            <text:p>5945</text:p>
          </table:table-cell>
          <table:table-cell office:value-type="float" office:value="7014">
            <text:p>7014</text:p>
          </table:table-cell>
          <table:table-cell office:value-type="float" office:value="7238">
            <text:p>7238</text:p>
          </table:table-cell>
          <table:table-cell office:value-type="float" office:value="7598">
            <text:p>7598</text:p>
          </table:table-cell>
          <table:table-cell office:value-type="float" office:value="7707">
            <text:p>7707</text:p>
          </table:table-cell>
          <table:table-cell office:value-type="float" office:value="7910">
            <text:p>7910</text:p>
          </table:table-cell>
          <table:table-cell office:value-type="float" office:value="8794">
            <text:p>8794</text:p>
          </table:table-cell>
          <table:table-cell office:value-type="float" office:value="10263">
            <text:p>10263</text:p>
          </table:table-cell>
          <table:table-cell office:value-type="float" office:value="11560">
            <text:p>11560</text:p>
          </table:table-cell>
          <table:table-cell office:value-type="float" office:value="11566">
            <text:p>11566</text:p>
          </table:table-cell>
          <table:table-cell office:value-type="float" office:value="11875">
            <text:p>11875</text:p>
          </table:table-cell>
          <table:table-cell office:value-type="float" office:value="12630">
            <text:p>12630</text:p>
          </table:table-cell>
          <table:table-cell office:value-type="float" office:value="13957">
            <text:p>13957</text:p>
          </table:table-cell>
          <table:table-cell office:value-type="float" office:value="14086">
            <text:p>14086</text:p>
          </table:table-cell>
          <table:table-cell office:value-type="float" office:value="15063">
            <text:p>15063</text:p>
          </table:table-cell>
          <table:table-cell office:value-type="float" office:value="17553">
            <text:p>17553</text:p>
          </table:table-cell>
          <table:table-cell office:value-type="float" office:value="21192">
            <text:p>21192</text:p>
          </table:table-cell>
          <table:table-cell office:value-type="float" office:value="25859">
            <text:p>25859</text:p>
          </table:table-cell>
          <table:table-cell office:value-type="float" office:value="31472">
            <text:p>31472</text:p>
          </table:table-cell>
          <table:table-cell office:value-type="float" office:value="33543">
            <text:p>33543</text:p>
          </table:table-cell>
          <table:table-cell office:value-type="float" office:value="35492">
            <text:p>35492</text:p>
          </table:table-cell>
          <table:table-cell office:value-type="float" office:value="37364">
            <text:p>37364</text:p>
          </table:table-cell>
          <table:table-cell office:value-type="float" office:value="40632">
            <text:p>40632</text:p>
          </table:table-cell>
          <table:table-cell office:value-type="float" office:value="48072">
            <text:p>48072</text:p>
          </table:table-cell>
          <table:table-cell office:value-type="float" office:value="52505">
            <text:p>52505</text:p>
          </table:table-cell>
          <table:table-cell office:value-type="float" office:value="53882">
            <text:p>53882</text:p>
          </table:table-cell>
          <table:table-cell office:value-type="float" office:value="56300">
            <text:p>56300</text:p>
          </table:table-cell>
          <table:table-cell office:value-type="float" office:value="58197">
            <text:p>58197</text:p>
          </table:table-cell>
          <table:table-cell office:value-type="float" office:value="61934">
            <text:p>61934</text:p>
          </table:table-cell>
          <table:table-cell office:value-type="float" office:value="70039">
            <text:p>70039</text:p>
          </table:table-cell>
          <table:table-cell office:value-type="float" office:value="75981">
            <text:p>75981</text:p>
          </table:table-cell>
          <table:table-cell office:value-type="float" office:value="83937">
            <text:p>83937</text:p>
          </table:table-cell>
          <table:table-cell office:value-type="float" office:value="98095">
            <text:p>98095</text:p>
          </table:table-cell>
          <table:table-cell office:value-type="float" office:value="105556">
            <text:p>105556</text:p>
          </table:table-cell>
          <table:table-cell office:value-type="float" office:value="113354">
            <text:p>113354</text:p>
          </table:table-cell>
          <table:table-cell office:value-type="float" office:value="125120">
            <text:p>125120</text:p>
          </table:table-cell>
          <table:table-cell office:value-type="float" office:value="134488">
            <text:p>134488</text:p>
          </table:table-cell>
          <table:table-cell office:value-type="float" office:value="151868">
            <text:p>151868</text:p>
          </table:table-cell>
          <table:table-cell office:value-type="float" office:value="169939">
            <text:p>169939</text:p>
          </table:table-cell>
          <table:table-cell office:value-type="float" office:value="190408">
            <text:p>190408</text:p>
          </table:table-cell>
          <table:table-cell office:value-type="float" office:value="220968">
            <text:p>220968</text:p>
          </table:table-cell>
          <table:table-cell office:value-type="float" office:value="240984">
            <text:p>240984</text:p>
          </table:table-cell>
          <table:table-cell office:value-type="float" office:value="250848">
            <text:p>250848</text:p>
          </table:table-cell>
          <table:table-cell office:value-type="float" office:value="264287">
            <text:p>264287</text:p>
          </table:table-cell>
          <table:table-cell office:value-type="float" office:value="279148">
            <text:p>279148</text:p>
          </table:table-cell>
          <table:table-cell office:value-type="float" office:value="293249">
            <text:p>293249</text:p>
          </table:table-cell>
          <table:table-cell office:value-type="float" office:value="308797">
            <text:p>308797</text:p>
          </table:table-cell>
          <table:table-cell office:value-type="float" office:value="332328">
            <text:p>332328</text:p>
          </table:table-cell>
          <table:table-cell office:value-type="float" office:value="373362">
            <text:p>373362</text:p>
          </table:table-cell>
          <table:table-cell office:value-type="float" office:value="405356">
            <text:p>405356</text:p>
          </table:table-cell>
          <table:table-cell office:value-type="float" office:value="437665">
            <text:p>437665</text:p>
          </table:table-cell>
          <table:table-cell office:value-type="float" office:value="513796">
            <text:p>513796</text:p>
          </table:table-cell>
          <table:table-cell office:value-type="float" office:value="600992">
            <text:p>600992</text:p>
          </table:table-cell>
          <table:table-cell office:value-type="float" office:value="694917">
            <text:p>694917</text:p>
          </table:table-cell>
          <table:table-cell office:value-type="float" office:value="793260">
            <text:p>793260</text:p>
          </table:table-cell>
          <table:table-cell office:value-type="float" office:value="876729">
            <text:p>876729</text:p>
          </table:table-cell>
          <table:table-cell office:value-type="float" office:value="970287">
            <text:p>970287</text:p>
          </table:table-cell>
          <table:table-cell office:value-type="float" office:value="1050828">
            <text:p>1050828</text:p>
          </table:table-cell>
          <table:table-cell office:value-type="float" office:value="1097305">
            <text:p>1097305</text:p>
          </table:table-cell>
          <table:table-cell office:value-type="float" office:value="1145585">
            <text:p>1145585</text:p>
          </table:table-cell>
          <table:table-cell office:value-type="float" office:value="1168149">
            <text:p>1168149</text:p>
          </table:table-cell>
          <table:table-cell office:value-type="float" office:value="1206918">
            <text:p>1206918</text:p>
          </table:table-cell>
          <table:table-cell office:value-type="float" office:value="1259292">
            <text:p>1259292</text:p>
          </table:table-cell>
          <table:table-cell office:value-type="float" office:value="1325183">
            <text:p>1325183</text:p>
          </table:table-cell>
          <table:table-cell office:value-type="float" office:value="1390043">
            <text:p>1390043</text:p>
          </table:table-cell>
          <table:table-cell office:value-type="float" office:value="1443955">
            <text:p>1443955</text:p>
          </table:table-cell>
          <table:table-cell office:value-type="float" office:value="1483848">
            <text:p>1483848</text:p>
          </table:table-cell>
          <table:table-cell office:value-type="float" office:value="1539552">
            <text:p>1539552</text:p>
          </table:table-cell>
          <table:table-cell office:value-type="float" office:value="1592157">
            <text:p>1592157</text:p>
          </table:table-cell>
          <table:table-cell office:value-type="float" office:value="1647756">
            <text:p>1647756</text:p>
          </table:table-cell>
          <table:table-cell office:value-type="float" office:value="1700888">
            <text:p>1700888</text:p>
          </table:table-cell>
          <table:table-cell office:value-type="float" office:value="1742847">
            <text:p>1742847</text:p>
          </table:table-cell>
          <table:table-cell office:value-type="float" office:value="1794520">
            <text:p>1794520</text:p>
          </table:table-cell>
          <table:table-cell office:value-type="float" office:value="1849392">
            <text:p>1849392</text:p>
          </table:table-cell>
          <table:table-cell office:value-type="float" office:value="1898223">
            <text:p>1898223</text:p>
          </table:table-cell>
          <table:table-cell office:value-type="float" office:value="1958679">
            <text:p>1958679</text:p>
          </table:table-cell>
          <table:table-cell office:value-type="float" office:value="2031130">
            <text:p>2031130</text:p>
          </table:table-cell>
          <table:table-cell office:value-type="float" office:value="2092164">
            <text:p>2092164</text:p>
          </table:table-cell>
          <table:table-cell office:value-type="float" office:value="2162343">
            <text:p>2162343</text:p>
          </table:table-cell>
          <table:table-cell office:value-type="float" office:value="2231531">
            <text:p>2231531</text:p>
          </table:table-cell>
          <table:table-cell office:value-type="float" office:value="2306736">
            <text:p>2306736</text:p>
          </table:table-cell>
          <table:table-cell office:value-type="float" office:value="2388082">
            <text:p>2388082</text:p>
          </table:table-cell>
          <table:table-cell office:value-type="float" office:value="2505736">
            <text:p>2505736</text:p>
          </table:table-cell>
          <table:table-cell office:value-type="float" office:value="2605725">
            <text:p>2605725</text:p>
          </table:table-cell>
          <table:table-cell office:value-type="float" office:value="2694518">
            <text:p>2694518</text:p>
          </table:table-cell>
          <table:table-cell office:value-type="float" office:value="2788050">
            <text:p>2788050</text:p>
          </table:table-cell>
          <table:table-cell office:value-type="float" office:value="2881362">
            <text:p>2881362</text:p>
          </table:table-cell>
          <table:table-cell office:value-type="float" office:value="2981677">
            <text:p>2981677</text:p>
          </table:table-cell>
          <table:table-cell office:value-type="float" office:value="3062477">
            <text:p>3062477</text:p>
          </table:table-cell>
          <table:table-cell office:value-type="float" office:value="3151355">
            <text:p>3151355</text:p>
          </table:table-cell>
          <table:table-cell office:value-type="float" office:value="3240985">
            <text:p>3240985</text:p>
          </table:table-cell>
          <table:table-cell office:value-type="float" office:value="3305753">
            <text:p>3305753</text:p>
          </table:table-cell>
          <table:table-cell office:value-type="float" office:value="3361895">
            <text:p>3361895</text:p>
          </table:table-cell>
          <table:table-cell office:value-type="float" office:value="3426760">
            <text:p>3426760</text:p>
          </table:table-cell>
          <table:table-cell office:value-type="float" office:value="3491621">
            <text:p>3491621</text:p>
          </table:table-cell>
          <table:table-cell office:value-type="float" office:value="3553098">
            <text:p>3553098</text:p>
          </table:table-cell>
          <table:table-cell office:value-type="float" office:value="3617783">
            <text:p>3617783</text:p>
          </table:table-cell>
          <table:table-cell office:value-type="float" office:value="3664715">
            <text:p>3664715</text:p>
          </table:table-cell>
          <table:table-cell office:value-type="float" office:value="3715988">
            <text:p>3715988</text:p>
          </table:table-cell>
          <table:table-cell office:value-type="float" office:value="3765339">
            <text:p>3765339</text:p>
          </table:table-cell>
          <table:table-cell office:value-type="float" office:value="3824913">
            <text:p>3824913</text:p>
          </table:table-cell>
          <table:table-cell office:value-type="float" office:value="3875318">
            <text:p>3875318</text:p>
          </table:table-cell>
          <table:table-cell office:value-type="float" office:value="3916592">
            <text:p>3916592</text:p>
          </table:table-cell>
          <table:table-cell office:value-type="float" office:value="3974150">
            <text:p>3974150</text:p>
          </table:table-cell>
          <table:table-cell office:value-type="float" office:value="4032977">
            <text:p>4032977</text:p>
          </table:table-cell>
          <table:table-cell office:value-type="float" office:value="4091485">
            <text:p>4091485</text:p>
          </table:table-cell>
          <table:table-cell office:value-type="float" office:value="4161722">
            <text:p>4161722</text:p>
          </table:table-cell>
          <table:table-cell office:value-type="float" office:value="4232278">
            <text:p>4232278</text:p>
          </table:table-cell>
          <table:table-cell office:value-type="float" office:value="4323960">
            <text:p>4323960</text:p>
          </table:table-cell>
          <table:table-cell office:value-type="float" office:value="4425083">
            <text:p>4425083</text:p>
          </table:table-cell>
          <table:table-cell office:value-type="float" office:value="4573786">
            <text:p>4573786</text:p>
          </table:table-cell>
          <table:table-cell office:value-type="float" office:value="4746589">
            <text:p>4746589</text:p>
          </table:table-cell>
          <table:table-cell office:value-type="float" office:value="4893741">
            <text:p>4893741</text:p>
          </table:table-cell>
          <table:table-cell office:value-type="float" office:value="4971778">
            <text:p>4971778</text:p>
          </table:table-cell>
          <table:table-cell office:value-type="float" office:value="4969457">
            <text:p>4969457</text:p>
          </table:table-cell>
          <table:table-cell office:value-type="float" office:value="4917949">
            <text:p>4917949</text:p>
          </table:table-cell>
          <table:table-cell office:value-type="float" office:value="4982063">
            <text:p>4982063</text:p>
          </table:table-cell>
          <table:table-cell office:value-type="float" office:value="5080912">
            <text:p>5080912</text:p>
          </table:table-cell>
          <table:table-cell office:value-type="float" office:value="5303574">
            <text:p>5303574</text:p>
          </table:table-cell>
          <table:table-cell office:value-type="float" office:value="5411297">
            <text:p>5411297</text:p>
          </table:table-cell>
          <table:table-cell office:value-type="float" office:value="5510944">
            <text:p>5510944</text:p>
          </table:table-cell>
          <table:table-cell office:value-type="float" office:value="5637286">
            <text:p>5637286</text:p>
          </table:table-cell>
          <table:table-cell office:value-type="float" office:value="5755986">
            <text:p>5755986</text:p>
          </table:table-cell>
          <table:table-cell office:value-type="float" office:value="5882002">
            <text:p>5882002</text:p>
          </table:table-cell>
          <table:table-cell office:value-type="float" office:value="6003027">
            <text:p>6003027</text:p>
          </table:table-cell>
          <table:table-cell office:value-type="float" office:value="6124020">
            <text:p>6124020</text:p>
          </table:table-cell>
          <table:table-cell office:value-type="float" office:value="6251016">
            <text:p>6251016</text:p>
          </table:table-cell>
          <table:table-cell office:value-type="float" office:value="6355770">
            <text:p>6355770</text:p>
          </table:table-cell>
          <table:table-cell office:value-type="float" office:value="6436213">
            <text:p>6436213</text:p>
          </table:table-cell>
          <table:table-cell office:value-type="float" office:value="6500751">
            <text:p>6500751</text:p>
          </table:table-cell>
          <table:table-cell office:value-type="float" office:value="6552606">
            <text:p>6552606</text:p>
          </table:table-cell>
          <table:table-cell office:value-type="float" office:value="6603785">
            <text:p>6603785</text:p>
          </table:table-cell>
          <table:table-cell office:value-type="float" office:value="6656695">
            <text:p>6656695</text:p>
          </table:table-cell>
          <table:table-cell office:value-type="float" office:value="6707247">
            <text:p>6707247</text:p>
          </table:table-cell>
          <table:table-cell office:value-type="float" office:value="6755662">
            <text:p>6755662</text:p>
          </table:table-cell>
          <table:table-cell office:value-type="float" office:value="6810413">
            <text:p>6810413</text:p>
          </table:table-cell>
          <table:table-cell office:value-type="float" office:value="6871492">
            <text:p>6871492</text:p>
          </table:table-cell>
          <table:table-cell office:value-type="float" office:value="6935909">
            <text:p>6935909</text:p>
          </table:table-cell>
          <table:table-cell office:value-type="float" office:value="7004912">
            <text:p>7004912</text:p>
          </table:table-cell>
          <table:table-cell office:value-type="float" office:value="7077586">
            <text:p>7077586</text:p>
          </table:table-cell>
          <table:table-cell office:value-type="float" office:value="7143598">
            <text:p>7143598</text:p>
          </table:table-cell>
          <table:table-cell office:value-type="float" office:value="7201096">
            <text:p>7201096</text:p>
          </table:table-cell>
          <table:table-cell office:value-type="float" office:value="7269658">
            <text:p>7269658</text:p>
          </table:table-cell>
          <table:table-cell office:value-type="float" office:value="7347024">
            <text:p>7347024</text:p>
          </table:table-cell>
          <table:table-cell office:value-type="float" office:value="7430197">
            <text:p>7430197</text:p>
          </table:table-cell>
          <table:table-cell office:value-type="float" office:value="7517981">
            <text:p>7517981</text:p>
          </table:table-cell>
          <table:table-cell office:value-type="float" office:value="7637963">
            <text:p>7637963</text:p>
          </table:table-cell>
          <table:table-cell office:value-type="float" office:value="7792465">
            <text:p>7792465</text:p>
          </table:table-cell>
          <table:table-cell office:value-type="float" office:value="8045570">
            <text:p>8045570</text:p>
          </table:table-cell>
          <table:table-cell office:value-type="float" office:value="8307481">
            <text:p>8307481</text:p>
          </table:table-cell>
          <table:table-cell office:value-type="float" office:value="8527907">
            <text:p>8527907</text:p>
          </table:table-cell>
          <table:table-cell office:value-type="float" office:value="8739569">
            <text:p>8739569</text:p>
          </table:table-cell>
          <table:table-cell office:value-type="float" office:value="8902686">
            <text:p>8902686</text:p>
          </table:table-cell>
          <table:table-cell office:value-type="float" office:value="9089936">
            <text:p>9089936</text:p>
          </table:table-cell>
          <table:table-cell office:value-type="float" office:value="9311825">
            <text:p>9311825</text:p>
          </table:table-cell>
          <table:table-cell office:value-type="float" office:value="9530871">
            <text:p>9530871</text:p>
          </table:table-cell>
          <table:table-cell office:value-type="float" office:value="9744087">
            <text:p>9744087</text:p>
          </table:table-cell>
          <table:table-cell office:value-type="float" office:value="9947358">
            <text:p>9947358</text:p>
          </table:table-cell>
          <table:table-cell office:value-type="float" office:value="10160968">
            <text:p>10160968</text:p>
          </table:table-cell>
          <table:table-cell office:value-type="float" office:value="10391920">
            <text:p>10391920</text:p>
          </table:table-cell>
          <table:table-cell office:value-type="float" office:value="10642654">
            <text:p>10642654</text:p>
          </table:table-cell>
          <table:table-cell office:value-type="float" office:value="10846059">
            <text:p>10846059</text:p>
          </table:table-cell>
          <table:table-cell office:value-type="float" office:value="11055482">
            <text:p>11055482</text:p>
          </table:table-cell>
          <table:table-cell office:value-type="float" office:value="11280429">
            <text:p>11280429</text:p>
          </table:table-cell>
          <table:table-cell office:value-type="float" office:value="11505408">
            <text:p>11505408</text:p>
          </table:table-cell>
          <table:table-cell office:value-type="float" office:value="11704843">
            <text:p>11704843</text:p>
          </table:table-cell>
          <table:table-cell office:value-type="float" office:value="11912253">
            <text:p>11912253</text:p>
          </table:table-cell>
          <table:table-cell office:value-type="float" office:value="12145582">
            <text:p>12145582</text:p>
          </table:table-cell>
          <table:table-cell office:value-type="float" office:value="12407217">
            <text:p>12407217</text:p>
          </table:table-cell>
          <table:table-cell office:value-type="float" office:value="12663469">
            <text:p>12663469</text:p>
          </table:table-cell>
          <table:table-cell office:value-type="float" office:value="13198380">
            <text:p>13198380</text:p>
          </table:table-cell>
          <table:table-cell office:value-type="float" office:value="13409288">
            <text:p>13409288</text:p>
          </table:table-cell>
          <table:table-cell office:value-type="float" office:value="13614344">
            <text:p>13614344</text:p>
          </table:table-cell>
          <table:table-cell office:value-type="float" office:value="13831978">
            <text:p>13831978</text:p>
          </table:table-cell>
          <table:table-cell office:value-type="float" office:value="13968881">
            <text:p>13968881</text:p>
          </table:table-cell>
          <table:table-cell office:value-type="float" office:value="14110107">
            <text:p>14110107</text:p>
          </table:table-cell>
          <table:table-cell office:value-type="float" office:value="14281533">
            <text:p>14281533</text:p>
          </table:table-cell>
          <table:table-cell office:value-type="float" office:value="14430830">
            <text:p>14430830</text:p>
          </table:table-cell>
          <table:table-cell office:value-type="float" office:value="14602481">
            <text:p>14602481</text:p>
          </table:table-cell>
          <table:table-cell office:value-type="float" office:value="14807370">
            <text:p>14807370</text:p>
          </table:table-cell>
          <table:table-cell office:value-type="float" office:value="15054117">
            <text:p>15054117</text:p>
          </table:table-cell>
          <table:table-cell office:value-type="float" office:value="15288891">
            <text:p>15288891</text:p>
          </table:table-cell>
          <table:table-cell office:value-type="float" office:value="15483496">
            <text:p>15483496</text:p>
          </table:table-cell>
          <table:table-cell office:value-type="float" office:value="15677282">
            <text:p>15677282</text:p>
          </table:table-cell>
          <table:table-cell office:value-type="float" office:value="15900566">
            <text:p>15900566</text:p>
          </table:table-cell>
          <table:table-cell office:value-type="float" office:value="16138769">
            <text:p>16138769</text:p>
          </table:table-cell>
          <table:table-cell office:value-type="float" office:value="16394641">
            <text:p>16394641</text:p>
          </table:table-cell>
          <table:table-cell office:value-type="float" office:value="16687082">
            <text:p>16687082</text:p>
          </table:table-cell>
          <table:table-cell office:value-type="float" office:value="16936723">
            <text:p>16936723</text:p>
          </table:table-cell>
          <table:table-cell office:value-type="float" office:value="17169768">
            <text:p>17169768</text:p>
          </table:table-cell>
          <table:table-cell office:value-type="float" office:value="17387023">
            <text:p>17387023</text:p>
          </table:table-cell>
          <table:table-cell office:value-type="float" office:value="17581284">
            <text:p>17581284</text:p>
          </table:table-cell>
          <table:table-cell office:value-type="float" office:value="17759999">
            <text:p>17759999</text:p>
          </table:table-cell>
          <table:table-cell office:value-type="float" office:value="17951481">
            <text:p>17951481</text:p>
          </table:table-cell>
          <table:table-cell office:value-type="float" office:value="18196054">
            <text:p>18196054</text:p>
          </table:table-cell>
          <table:table-cell office:value-type="float" office:value="18420320">
            <text:p>18420320</text:p>
          </table:table-cell>
          <table:table-cell office:value-type="float" office:value="18609115">
            <text:p>18609115</text:p>
          </table:table-cell>
          <table:table-cell office:value-type="float" office:value="18814276">
            <text:p>18814276</text:p>
          </table:table-cell>
          <table:table-cell office:value-type="float" office:value="19038338">
            <text:p>19038338</text:p>
          </table:table-cell>
          <table:table-cell office:value-type="float" office:value="19272644">
            <text:p>19272644</text:p>
          </table:table-cell>
          <table:table-cell office:value-type="float" office:value="19533972">
            <text:p>19533972</text:p>
          </table:table-cell>
          <table:table-cell office:value-type="float" office:value="19770963">
            <text:p>19770963</text:p>
          </table:table-cell>
          <table:table-cell office:value-type="float" office:value="20011882">
            <text:p>20011882</text:p>
          </table:table-cell>
          <table:table-cell office:value-type="float" office:value="20252132">
            <text:p>20252132</text:p>
          </table:table-cell>
          <table:table-cell office:value-type="float" office:value="20544064">
            <text:p>20544064</text:p>
          </table:table-cell>
          <table:table-cell office:value-type="float" office:value="20848760">
            <text:p>20848760</text:p>
          </table:table-cell>
          <table:table-cell office:value-type="float" office:value="21180632">
            <text:p>21180632</text:p>
          </table:table-cell>
          <table:table-cell table:number-columns-repeated="803"/>
        </table:table-row>
        <table:table-row table:style-name="ro1" table:number-rows-repeated="2">
          <table:table-cell table:number-columns-repeated="1024"/>
        </table:table-row>
        <table:table-row table:style-name="ro1">
          <table:table-cell office:value-type="string">
            <text:p>Sources:</text:p>
          </table:table-cell>
          <table:table-cell office:value-type="string">
            <text:p>Demography (1910) (for years 1860 - 1900) </text:p>
          </table:table-cell>
          <table:table-cell table:number-columns-repeated="1022"/>
        </table:table-row>
        <table:table-row table:style-name="ro1">
          <table:table-cell/>
          <table:table-cell office:value-type="string">
            <text:p>Australian Demographic Trends, 1997 (cat. no. 3102.0) (for years 1901 - 1990) </text:p>
          </table:table-cell>
          <table:table-cell table:number-columns-repeated="1022"/>
        </table:table-row>
        <table:table-row table:style-name="ro1">
          <table:table-cell/>
          <table:table-cell office:value-type="string">
            <text:p>Australian Demographic Statistics (cat. no. 3101.0) (for years 1991 - )</text:p>
          </table:table-cell>
          <table:table-cell table:number-columns-repeated="1022"/>
        </table:table-row>
        <table:table-row table:style-name="ro1">
          <table:table-cell table:number-columns-repeated="1024"/>
        </table:table-row>
        <table:table-row table:style-name="ro1">
          <table:table-cell office:value-type="string">
            <text:p>(a) <text:s/>Includes estimates of the Indigenous population from 1961 onwards. See paragraph 31 of the Explanatory Notes.</text:p>
          </table:table-cell>
          <table:table-cell table:number-columns-repeated="1023"/>
        </table:table-row>
        <table:table-row table:style-name="ro1">
          <table:table-cell office:value-type="string">
            <text:p>(b) <text:s/>Prior to 1971, estimates of the population were based on the number of people actually present in Australia. From 1971 onwards the concept of estimated resident population (ERP) was introduced. See paragraphs 19 to 22 of the Explanatory Notes.</text:p>
          </table:table-cell>
          <table:table-cell table:number-columns-repeated="1023"/>
        </table:table-row>
        <table:table-row table:style-name="ro1">
          <table:table-cell table:number-columns-repeated="1024"/>
        </table:table-row>
        <table:table-row table:style-name="ro1">
          <table:table-cell office:value-type="string">
            <text:p>(c) <text:s/>Includes Jervis Bay Territory from 1915 to June quarter 1993. See paragraph 13 of the Explanatory Notes.</text:p>
          </table:table-cell>
          <table:table-cell table:number-columns-repeated="1023"/>
        </table:table-row>
        <table:table-row table:style-name="ro1">
          <table:table-cell office:value-type="string">
            <text:p>(d) <text:s/>Includes Other Territories from September quarter 1993. See paragraph 13 of the Explanatory Notes.</text:p>
          </table:table-cell>
          <table:table-cell table:number-columns-repeated="1023"/>
        </table:table-row>
        <table:table-row table:style-name="ro1" table:number-rows-repeated="3">
          <table:table-cell table:number-columns-repeated="1024"/>
        </table:table-row>
        <table:table-row table:style-name="ro1">
          <table:table-cell office:value-type="string">
            <text:p>© Commonwealth of Australia 2008</text:p>
          </table:table-cell>
          <table:table-cell table:number-columns-repeated="1023"/>
        </table:table-row>
        <table:table-row table:style-name="ro1" table:number-rows-repeated="1048521">
          <table:table-cell table:number-columns-repeated="1024"/>
        </table:table-row>
        <table:table-row table:style-name="ro1">
          <table:table-cell table:number-columns-repeated="1024"/>
        </table:table-row>
      </table:table>
      <table:table table:name="recent stats" table:style-name="ta3" table:print="false">
        <table:table-column table:style-name="co1" table:number-columns-repeated="10" table:default-cell-style-name="Excel_20_Built-in_20_Normal"/>
        <table:table-column table:style-name="co12" table:default-cell-style-name="Excel_20_Built-in_20_Normal"/>
        <table:table-column table:style-name="co13" table:default-cell-style-name="Excel_20_Built-in_20_Normal"/>
        <table:table-column table:style-name="co1" table:number-columns-repeated="1012" table:default-cell-style-name="Excel_20_Built-in_20_Normal"/>
        <table:table-row table:style-name="ro1">
          <table:table-cell table:number-columns-repeated="11"/>
          <table:table-cell office:value-type="string">
            <text:p>Repository:</text:p>
          </table:table-cell>
          <table:table-cell table:number-columns-repeated="1012"/>
        </table:table-row>
        <table:table-row table:style-name="ro1">
          <table:table-cell office:value-type="string">
            <text:p>http://www.abs.gov.au/AUSSTATS/abs@.nsf/Lookup/3101.0Main+Features1Sep%202011?OpenDocument</text:p>
          </table:table-cell>
          <table:table-cell table:number-columns-repeated="10"/>
          <table:table-cell office:value-type="string">
            <text:p>http://acrosswalls.org/datasets/</text:p>
          </table:table-cell>
          <table:table-cell table:number-columns-repeated="1012"/>
        </table:table-row>
        <table:table-row table:style-name="ro1">
          <table:table-cell table:number-columns-repeated="11"/>
          <table:table-cell office:value-type="string">
            <text:p>Version: 1.0</text:p>
          </table:table-cell>
          <table:table-cell table:number-columns-repeated="1012"/>
        </table:table-row>
        <table:table-row table:style-name="ro2">
          <table:table-cell table:style-name="ce6" office:value-type="string">
            <text:p>31010DO001_201109 Australian Demographic Statistics, Sep 2011</text:p>
          </table:table-cell>
          <table:table-cell table:number-columns-repeated="1023"/>
        </table:table-row>
        <table:table-row table:style-name="ro1">
          <table:table-cell table:style-name="ce7" office:value-type="string">
            <text:p>Released at 11:30 am (Canberra time) Thurs 29 Mar 2012</text:p>
          </table:table-cell>
          <table:table-cell table:number-columns-repeated="1023"/>
        </table:table-row>
        <table:table-row table:style-name="ro1">
          <table:table-cell table:style-name="ce8" office:value-type="string">
            <text:p>Table 4 Estimated Resident Population, States and territories</text:p>
          </table:table-cell>
          <table:table-cell table:number-columns-repeated="1023"/>
        </table:table-row>
        <table:table-row table:style-name="ro3">
          <table:table-cell table:style-name="ce9"/>
          <table:table-cell table:style-name="ce14" office:value-type="string">
            <text:p>New South Wales</text:p>
          </table:table-cell>
          <table:table-cell table:style-name="ce14" office:value-type="string">
            <text:p>Victoria</text:p>
          </table:table-cell>
          <table:table-cell table:style-name="ce14" office:value-type="string">
            <text:p>Queensland</text:p>
          </table:table-cell>
          <table:table-cell table:style-name="ce14" office:value-type="string">
            <text:p>South Australia</text:p>
          </table:table-cell>
          <table:table-cell table:style-name="ce14" office:value-type="string">
            <text:p>Western Australia</text:p>
          </table:table-cell>
          <table:table-cell table:style-name="ce14" office:value-type="string">
            <text:p>Tasmania</text:p>
          </table:table-cell>
          <table:table-cell table:style-name="ce14" office:value-type="string">
            <text:p>Northern Territory</text:p>
          </table:table-cell>
          <table:table-cell table:style-name="ce14" office:value-type="string">
            <text:p>Australian Capital Territory</text:p>
          </table:table-cell>
          <table:table-cell table:style-name="ce14" office:value-type="string">
            <text:p>Australia</text:p>
          </table:table-cell>
          <table:table-cell table:number-columns-repeated="1014"/>
        </table:table-row>
        <table:table-row table:style-name="ro4">
          <table:table-cell table:style-name="ce9" office:value-type="string">
            <text:p>At end of period</text:p>
          </table:table-cell>
          <table:table-cell table:number-columns-repeated="9" table:style-name="ce15" office:value-type="string">
            <text:p>no.</text:p>
          </table:table-cell>
          <table:table-cell table:number-columns-repeated="1014"/>
        </table:table-row>
        <table:table-row table:style-name="ro5">
          <table:table-cell table:style-name="ce10" office:value-type="string" table:number-columns-spanned="10" table:number-rows-spanned="1">
            <text:p>MALES</text:p>
          </table:table-cell>
          <table:covered-table-cell table:number-columns-repeated="9" table:style-name="ce10"/>
          <table:table-cell table:number-columns-repeated="1014"/>
        </table:table-row>
        <table:table-row table:style-name="ro1">
          <table:table-cell table:style-name="ce11" office:value-type="string">
            <text:p>2005–06</text:p>
          </table:table-cell>
          <table:table-cell table:style-name="ce16" office:value-type="float" office:value="3375500">
            <text:p>3,375,500</text:p>
          </table:table-cell>
          <table:table-cell table:style-name="ce16" office:value-type="float" office:value="2535068">
            <text:p>2,535,068</text:p>
          </table:table-cell>
          <table:table-cell table:style-name="ce16" office:value-type="float" office:value="2041291">
            <text:p>2,041,291</text:p>
          </table:table-cell>
          <table:table-cell table:style-name="ce16" office:value-type="float" office:value="774053">
            <text:p>774,053</text:p>
          </table:table-cell>
          <table:table-cell table:style-name="ce16" office:value-type="float" office:value="1039045">
            <text:p>1,039,045</text:p>
          </table:table-cell>
          <table:table-cell table:style-name="ce16" office:value-type="float" office:value="241556">
            <text:p>241,556</text:p>
          </table:table-cell>
          <table:table-cell table:style-name="ce16" office:value-type="float" office:value="109315">
            <text:p>109,315</text:p>
          </table:table-cell>
          <table:table-cell table:style-name="ce16" office:value-type="float" office:value="165303">
            <text:p>165,303</text:p>
          </table:table-cell>
          <table:table-cell table:style-name="ce17" office:value-type="float" office:value="10282433">
            <text:p>10,282,433</text:p>
          </table:table-cell>
          <table:table-cell table:number-columns-repeated="1014"/>
        </table:table-row>
        <table:table-row table:style-name="ro1">
          <table:table-cell table:style-name="ce11" office:value-type="string">
            <text:p>2006–07</text:p>
          </table:table-cell>
          <table:table-cell table:style-name="ce16" office:value-type="float" office:value="3420484">
            <text:p>3,420,484</text:p>
          </table:table-cell>
          <table:table-cell table:style-name="ce16" office:value-type="float" office:value="2585225">
            <text:p>2,585,225</text:p>
          </table:table-cell>
          <table:table-cell table:style-name="ce16" office:value-type="float" office:value="2095196">
            <text:p>2,095,196</text:p>
          </table:table-cell>
          <table:table-cell table:style-name="ce16" office:value-type="float" office:value="782745">
            <text:p>782,745</text:p>
          </table:table-cell>
          <table:table-cell table:style-name="ce16" office:value-type="float" office:value="1067278">
            <text:p>1,067,278</text:p>
          </table:table-cell>
          <table:table-cell table:style-name="ce16" office:value-type="float" office:value="243154">
            <text:p>243,154</text:p>
          </table:table-cell>
          <table:table-cell table:style-name="ce16" office:value-type="float" office:value="111278">
            <text:p>111,278</text:p>
          </table:table-cell>
          <table:table-cell table:style-name="ce16" office:value-type="float" office:value="168856">
            <text:p>168,856</text:p>
          </table:table-cell>
          <table:table-cell table:style-name="ce17" office:value-type="float" office:value="10475527">
            <text:p>10,475,527</text:p>
          </table:table-cell>
          <table:table-cell table:number-columns-repeated="1014"/>
        </table:table-row>
        <table:table-row table:style-name="ro1">
          <table:table-cell table:style-name="ce11" office:value-type="string">
            <text:p>2007–08</text:p>
          </table:table-cell>
          <table:table-cell table:style-name="ce16" office:value-type="float" office:value="3476847">
            <text:p>3,476,847</text:p>
          </table:table-cell>
          <table:table-cell table:style-name="ce16" office:value-type="float" office:value="2640027">
            <text:p>2,640,027</text:p>
          </table:table-cell>
          <table:table-cell table:style-name="ce16" office:value-type="float" office:value="2152737">
            <text:p>2,152,737</text:p>
          </table:table-cell>
          <table:table-cell table:style-name="ce16" office:value-type="float" office:value="791702">
            <text:p>791,702</text:p>
          </table:table-cell>
          <table:table-cell table:style-name="ce16" office:value-type="float" office:value="1101759">
            <text:p>1,101,759</text:p>
          </table:table-cell>
          <table:table-cell table:style-name="ce16" office:value-type="float" office:value="245604">
            <text:p>245,604</text:p>
          </table:table-cell>
          <table:table-cell table:style-name="ce16" office:value-type="float" office:value="114429">
            <text:p>114,429</text:p>
          </table:table-cell>
          <table:table-cell table:style-name="ce16" office:value-type="float" office:value="171696">
            <text:p>171,696</text:p>
          </table:table-cell>
          <table:table-cell table:style-name="ce17" office:value-type="float" office:value="10696123">
            <text:p>10,696,123</text:p>
          </table:table-cell>
          <table:table-cell table:number-columns-repeated="1014"/>
        </table:table-row>
        <table:table-row table:style-name="ro1">
          <table:table-cell table:style-name="ce11" office:value-type="string">
            <text:p>2008–09</text:p>
          </table:table-cell>
          <table:table-cell table:style-name="ce16" office:value-type="float" office:value="3533786">
            <text:p>3,533,786</text:p>
          </table:table-cell>
          <table:table-cell table:style-name="ce16" office:value-type="float" office:value="2702092">
            <text:p>2,702,092</text:p>
          </table:table-cell>
          <table:table-cell table:style-name="ce16" office:value-type="float" office:value="2212223">
            <text:p>2,212,223</text:p>
          </table:table-cell>
          <table:table-cell table:style-name="ce16" office:value-type="float" office:value="802342">
            <text:p>802,342</text:p>
          </table:table-cell>
          <table:table-cell table:style-name="ce16" office:value-type="float" office:value="1137858">
            <text:p>1,137,858</text:p>
          </table:table-cell>
          <table:table-cell table:style-name="ce16" office:value-type="float" office:value="248223">
            <text:p>248,223</text:p>
          </table:table-cell>
          <table:table-cell table:style-name="ce16" office:value-type="float" office:value="117392">
            <text:p>117,392</text:p>
          </table:table-cell>
          <table:table-cell table:style-name="ce16" office:value-type="float" office:value="175100">
            <text:p>175,100</text:p>
          </table:table-cell>
          <table:table-cell table:style-name="ce17" office:value-type="float" office:value="10930363">
            <text:p>10,930,363</text:p>
          </table:table-cell>
          <table:table-cell table:number-columns-repeated="1014"/>
        </table:table-row>
        <table:table-row table:style-name="ro1">
          <table:table-cell table:style-name="ce11" office:value-type="string">
            <text:p>2009–10</text:p>
          </table:table-cell>
          <table:table-cell table:style-name="ce16" office:value-type="float" office:value="3578318">
            <text:p>3,578,318</text:p>
          </table:table-cell>
          <table:table-cell table:style-name="ce16" office:value-type="float" office:value="2745456">
            <text:p>2,745,456</text:p>
          </table:table-cell>
          <table:table-cell table:style-name="ce16" office:value-type="float" office:value="2251709">
            <text:p>2,251,709</text:p>
          </table:table-cell>
          <table:table-cell table:style-name="ce16" office:value-type="float" office:value="812003">
            <text:p>812,003</text:p>
          </table:table-cell>
          <table:table-cell table:style-name="ce16" office:value-type="float" office:value="1163879">
            <text:p>1,163,879</text:p>
          </table:table-cell>
          <table:table-cell table:style-name="ce16" office:value-type="float" office:value="250130">
            <text:p>250,130</text:p>
          </table:table-cell>
          <table:table-cell table:style-name="ce16" office:value-type="float" office:value="118978">
            <text:p>118,978</text:p>
          </table:table-cell>
          <table:table-cell table:style-name="ce16" office:value-type="float" office:value="178419">
            <text:p>178,419</text:p>
          </table:table-cell>
          <table:table-cell table:style-name="ce17" office:value-type="float" office:value="11100244">
            <text:p>11,100,244</text:p>
          </table:table-cell>
          <table:table-cell table:number-columns-repeated="1014"/>
        </table:table-row>
        <table:table-row table:style-name="ro1">
          <table:table-cell table:style-name="ce11" office:value-type="string">
            <text:p>2010–11</text:p>
          </table:table-cell>
          <table:table-cell table:style-name="ce16" office:value-type="float" office:value="3618616">
            <text:p>3,618,616</text:p>
          </table:table-cell>
          <table:table-cell table:style-name="ce16" office:value-type="float" office:value="2785729">
            <text:p>2,785,729</text:p>
          </table:table-cell>
          <table:table-cell table:style-name="ce16" office:value-type="float" office:value="2288870">
            <text:p>2,288,870</text:p>
          </table:table-cell>
          <table:table-cell table:style-name="ce16" office:value-type="float" office:value="818621">
            <text:p>818,621</text:p>
          </table:table-cell>
          <table:table-cell table:style-name="ce16" office:value-type="float" office:value="1193053">
            <text:p>1,193,053</text:p>
          </table:table-cell>
          <table:table-cell table:style-name="ce16" office:value-type="float" office:value="251841">
            <text:p>251,841</text:p>
          </table:table-cell>
          <table:table-cell table:style-name="ce16" office:value-type="float" office:value="119243">
            <text:p>119,243</text:p>
          </table:table-cell>
          <table:table-cell table:style-name="ce16" office:value-type="float" office:value="182006">
            <text:p>182,006</text:p>
          </table:table-cell>
          <table:table-cell table:style-name="ce17" office:value-type="float" office:value="11259345">
            <text:p>11,259,345</text:p>
          </table:table-cell>
          <table:table-cell table:number-columns-repeated="1014"/>
        </table:table-row>
        <table:table-row table:style-name="ro1">
          <table:table-cell table:style-name="ce11" office:value-type="string">
            <text:p>2005</text:p>
          </table:table-cell>
          <table:table-cell table:style-name="ce16" office:value-type="float" office:value="3361431">
            <text:p>3,361,431</text:p>
          </table:table-cell>
          <table:table-cell table:style-name="ce16" office:value-type="float" office:value="2512840">
            <text:p>2,512,840</text:p>
          </table:table-cell>
          <table:table-cell table:style-name="ce16" office:value-type="float" office:value="2017563">
            <text:p>2,017,563</text:p>
          </table:table-cell>
          <table:table-cell table:style-name="ce16" office:value-type="float" office:value="769879">
            <text:p>769,879</text:p>
          </table:table-cell>
          <table:table-cell table:style-name="ce16" office:value-type="float" office:value="1026664">
            <text:p>1,026,664</text:p>
          </table:table-cell>
          <table:table-cell table:style-name="ce16" office:value-type="float" office:value="240819">
            <text:p>240,819</text:p>
          </table:table-cell>
          <table:table-cell table:style-name="ce16" office:value-type="float" office:value="108371">
            <text:p>108,371</text:p>
          </table:table-cell>
          <table:table-cell table:style-name="ce16" office:value-type="float" office:value="164292">
            <text:p>164,292</text:p>
          </table:table-cell>
          <table:table-cell table:style-name="ce17" office:value-type="float" office:value="10203169">
            <text:p>10,203,169</text:p>
          </table:table-cell>
          <table:table-cell table:number-columns-repeated="1014"/>
        </table:table-row>
        <table:table-row table:style-name="ro1">
          <table:table-cell table:style-name="ce11" office:value-type="string">
            <text:p>2006</text:p>
          </table:table-cell>
          <table:table-cell table:style-name="ce16" office:value-type="float" office:value="3396324">
            <text:p>3,396,324</text:p>
          </table:table-cell>
          <table:table-cell table:style-name="ce16" office:value-type="float" office:value="2558192">
            <text:p>2,558,192</text:p>
          </table:table-cell>
          <table:table-cell table:style-name="ce16" office:value-type="float" office:value="2065991">
            <text:p>2,065,991</text:p>
          </table:table-cell>
          <table:table-cell table:style-name="ce16" office:value-type="float" office:value="778211">
            <text:p>778,211</text:p>
          </table:table-cell>
          <table:table-cell table:style-name="ce16" office:value-type="float" office:value="1052106">
            <text:p>1,052,106</text:p>
          </table:table-cell>
          <table:table-cell table:style-name="ce16" office:value-type="float" office:value="242437">
            <text:p>242,437</text:p>
          </table:table-cell>
          <table:table-cell table:style-name="ce16" office:value-type="float" office:value="110116">
            <text:p>110,116</text:p>
          </table:table-cell>
          <table:table-cell table:style-name="ce16" office:value-type="float" office:value="166778">
            <text:p>166,778</text:p>
          </table:table-cell>
          <table:table-cell table:style-name="ce17" office:value-type="float" office:value="10371462">
            <text:p>10,371,462</text:p>
          </table:table-cell>
          <table:table-cell table:number-columns-repeated="1014"/>
        </table:table-row>
        <table:table-row table:style-name="ro1">
          <table:table-cell table:style-name="ce11" office:value-type="string">
            <text:p>2007</text:p>
          </table:table-cell>
          <table:table-cell table:style-name="ce16" office:value-type="float" office:value="3446236">
            <text:p>3,446,236</text:p>
          </table:table-cell>
          <table:table-cell table:style-name="ce16" office:value-type="float" office:value="2609741">
            <text:p>2,609,741</text:p>
          </table:table-cell>
          <table:table-cell table:style-name="ce16" office:value-type="float" office:value="2120286">
            <text:p>2,120,286</text:p>
          </table:table-cell>
          <table:table-cell table:style-name="ce16" office:value-type="float" office:value="786402">
            <text:p>786,402</text:p>
          </table:table-cell>
          <table:table-cell table:style-name="ce16" office:value-type="float" office:value="1082200">
            <text:p>1,082,200</text:p>
          </table:table-cell>
          <table:table-cell table:style-name="ce16" office:value-type="float" office:value="244414">
            <text:p>244,414</text:p>
          </table:table-cell>
          <table:table-cell table:style-name="ce16" office:value-type="float" office:value="112744">
            <text:p>112,744</text:p>
          </table:table-cell>
          <table:table-cell table:style-name="ce16" office:value-type="float" office:value="169455">
            <text:p>169,455</text:p>
          </table:table-cell>
          <table:table-cell table:style-name="ce17" office:value-type="float" office:value="10572793">
            <text:p>10,572,793</text:p>
          </table:table-cell>
          <table:table-cell table:number-columns-repeated="1014"/>
        </table:table-row>
        <table:table-row table:style-name="ro1">
          <table:table-cell table:style-name="ce11" office:value-type="string">
            <text:p>2008</text:p>
          </table:table-cell>
          <table:table-cell table:style-name="ce16" office:value-type="float" office:value="3507486">
            <text:p>3,507,486</text:p>
          </table:table-cell>
          <table:table-cell table:style-name="ce16" office:value-type="float" office:value="2670722">
            <text:p>2,670,722</text:p>
          </table:table-cell>
          <table:table-cell table:style-name="ce16" office:value-type="float" office:value="2183686">
            <text:p>2,183,686</text:p>
          </table:table-cell>
          <table:table-cell table:style-name="ce16" office:value-type="float" office:value="796492">
            <text:p>796,492</text:p>
          </table:table-cell>
          <table:table-cell table:style-name="ce16" office:value-type="float" office:value="1121251">
            <text:p>1,121,251</text:p>
          </table:table-cell>
          <table:table-cell table:style-name="ce16" office:value-type="float" office:value="247027">
            <text:p>247,027</text:p>
          </table:table-cell>
          <table:table-cell table:style-name="ce16" office:value-type="float" office:value="115568">
            <text:p>115,568</text:p>
          </table:table-cell>
          <table:table-cell table:style-name="ce16" office:value-type="float" office:value="173121">
            <text:p>173,121</text:p>
          </table:table-cell>
          <table:table-cell table:style-name="ce17" office:value-type="float" office:value="10816686">
            <text:p>10,816,686</text:p>
          </table:table-cell>
          <table:table-cell table:number-columns-repeated="1014"/>
        </table:table-row>
        <table:table-row table:style-name="ro1">
          <table:table-cell table:style-name="ce11" office:value-type="string">
            <text:p>2009</text:p>
          </table:table-cell>
          <table:table-cell table:style-name="ce16" office:value-type="float" office:value="3557379">
            <text:p>3,557,379</text:p>
          </table:table-cell>
          <table:table-cell table:style-name="ce16" office:value-type="float" office:value="2725989">
            <text:p>2,725,989</text:p>
          </table:table-cell>
          <table:table-cell table:style-name="ce16" office:value-type="float" office:value="2232728">
            <text:p>2,232,728</text:p>
          </table:table-cell>
          <table:table-cell table:style-name="ce16" office:value-type="float" office:value="807608">
            <text:p>807,608</text:p>
          </table:table-cell>
          <table:table-cell table:style-name="ce16" office:value-type="float" office:value="1149697">
            <text:p>1,149,697</text:p>
          </table:table-cell>
          <table:table-cell table:style-name="ce16" office:value-type="float" office:value="249058">
            <text:p>249,058</text:p>
          </table:table-cell>
          <table:table-cell table:style-name="ce16" office:value-type="float" office:value="118060">
            <text:p>118,060</text:p>
          </table:table-cell>
          <table:table-cell table:style-name="ce16" office:value-type="float" office:value="176484">
            <text:p>176,484</text:p>
          </table:table-cell>
          <table:table-cell table:style-name="ce17" office:value-type="float" office:value="11018347">
            <text:p>11,018,347</text:p>
          </table:table-cell>
          <table:table-cell table:number-columns-repeated="1014"/>
        </table:table-row>
        <table:table-row table:style-name="ro1">
          <table:table-cell table:style-name="ce11" office:value-type="string">
            <text:p>2010</text:p>
          </table:table-cell>
          <table:table-cell table:style-name="ce16" office:value-type="float" office:value="3597626">
            <text:p>3,597,626</text:p>
          </table:table-cell>
          <table:table-cell table:style-name="ce16" office:value-type="float" office:value="2764266">
            <text:p>2,764,266</text:p>
          </table:table-cell>
          <table:table-cell table:style-name="ce16" office:value-type="float" office:value="2268772">
            <text:p>2,268,772</text:p>
          </table:table-cell>
          <table:table-cell table:style-name="ce16" office:value-type="float" office:value="814912">
            <text:p>814,912</text:p>
          </table:table-cell>
          <table:table-cell table:style-name="ce16" office:value-type="float" office:value="1176071">
            <text:p>1,176,071</text:p>
          </table:table-cell>
          <table:table-cell table:style-name="ce16" office:value-type="float" office:value="250964">
            <text:p>250,964</text:p>
          </table:table-cell>
          <table:table-cell table:style-name="ce16" office:value-type="float" office:value="119060">
            <text:p>119,060</text:p>
          </table:table-cell>
          <table:table-cell table:style-name="ce16" office:value-type="float" office:value="180158">
            <text:p>180,158</text:p>
          </table:table-cell>
          <table:table-cell table:style-name="ce17" office:value-type="float" office:value="11173191">
            <text:p>11,173,191</text:p>
          </table:table-cell>
          <table:table-cell table:number-columns-repeated="1014"/>
        </table:table-row>
        <table:table-row table:style-name="ro1">
          <table:table-cell table:style-name="ce11" office:value-type="string">
            <text:p>2009</text:p>
          </table:table-cell>
          <table:table-cell table:number-columns-repeated="1023"/>
        </table:table-row>
        <table:table-row table:style-name="ro1">
          <table:table-cell table:style-name="ce12" office:value-type="string">
            <text:p>September</text:p>
          </table:table-cell>
          <table:table-cell table:style-name="ce16" office:value-type="float" office:value="3546598">
            <text:p>3,546,598</text:p>
          </table:table-cell>
          <table:table-cell table:style-name="ce16" office:value-type="float" office:value="2716105">
            <text:p>2,716,105</text:p>
          </table:table-cell>
          <table:table-cell table:style-name="ce16" office:value-type="float" office:value="2223336">
            <text:p>2,223,336</text:p>
          </table:table-cell>
          <table:table-cell table:style-name="ce16" office:value-type="float" office:value="805480">
            <text:p>805,480</text:p>
          </table:table-cell>
          <table:table-cell table:style-name="ce16" office:value-type="float" office:value="1144504">
            <text:p>1,144,504</text:p>
          </table:table-cell>
          <table:table-cell table:style-name="ce16" office:value-type="float" office:value="248737">
            <text:p>248,737</text:p>
          </table:table-cell>
          <table:table-cell table:style-name="ce16" office:value-type="float" office:value="117891">
            <text:p>117,891</text:p>
          </table:table-cell>
          <table:table-cell table:style-name="ce16" office:value-type="float" office:value="175811">
            <text:p>175,811</text:p>
          </table:table-cell>
          <table:table-cell table:style-name="ce17" office:value-type="float" office:value="10979809">
            <text:p>10,979,809</text:p>
          </table:table-cell>
          <table:table-cell table:number-columns-repeated="1014"/>
        </table:table-row>
        <table:table-row table:style-name="ro1">
          <table:table-cell table:style-name="ce12" office:value-type="string">
            <text:p>December</text:p>
          </table:table-cell>
          <table:table-cell table:style-name="ce16" office:value-type="float" office:value="3557379">
            <text:p>3,557,379</text:p>
          </table:table-cell>
          <table:table-cell table:style-name="ce16" office:value-type="float" office:value="2725989">
            <text:p>2,725,989</text:p>
          </table:table-cell>
          <table:table-cell table:style-name="ce16" office:value-type="float" office:value="2232728">
            <text:p>2,232,728</text:p>
          </table:table-cell>
          <table:table-cell table:style-name="ce16" office:value-type="float" office:value="807608">
            <text:p>807,608</text:p>
          </table:table-cell>
          <table:table-cell table:style-name="ce16" office:value-type="float" office:value="1149697">
            <text:p>1,149,697</text:p>
          </table:table-cell>
          <table:table-cell table:style-name="ce16" office:value-type="float" office:value="249058">
            <text:p>249,058</text:p>
          </table:table-cell>
          <table:table-cell table:style-name="ce16" office:value-type="float" office:value="118060">
            <text:p>118,060</text:p>
          </table:table-cell>
          <table:table-cell table:style-name="ce16" office:value-type="float" office:value="176484">
            <text:p>176,484</text:p>
          </table:table-cell>
          <table:table-cell table:style-name="ce17" office:value-type="float" office:value="11018347">
            <text:p>11,018,347</text:p>
          </table:table-cell>
          <table:table-cell table:number-columns-repeated="1014"/>
        </table:table-row>
        <table:table-row table:style-name="ro1">
          <table:table-cell table:style-name="ce11" office:value-type="string">
            <text:p>2010</text:p>
          </table:table-cell>
          <table:table-cell table:number-columns-repeated="1023"/>
        </table:table-row>
        <table:table-row table:style-name="ro1">
          <table:table-cell table:style-name="ce12" office:value-type="string">
            <text:p>March</text:p>
          </table:table-cell>
          <table:table-cell table:style-name="ce16" office:value-type="float" office:value="3570965">
            <text:p>3,570,965</text:p>
          </table:table-cell>
          <table:table-cell table:style-name="ce16" office:value-type="float" office:value="2738740">
            <text:p>2,738,740</text:p>
          </table:table-cell>
          <table:table-cell table:style-name="ce16" office:value-type="float" office:value="2243267">
            <text:p>2,243,267</text:p>
          </table:table-cell>
          <table:table-cell table:style-name="ce16" office:value-type="float" office:value="810251">
            <text:p>810,251</text:p>
          </table:table-cell>
          <table:table-cell table:style-name="ce16" office:value-type="float" office:value="1157271">
            <text:p>1,157,271</text:p>
          </table:table-cell>
          <table:table-cell table:style-name="ce16" office:value-type="float" office:value="249911">
            <text:p>249,911</text:p>
          </table:table-cell>
          <table:table-cell table:style-name="ce16" office:value-type="float" office:value="118397">
            <text:p>118,397</text:p>
          </table:table-cell>
          <table:table-cell table:style-name="ce16" office:value-type="float" office:value="177636">
            <text:p>177,636</text:p>
          </table:table-cell>
          <table:table-cell table:style-name="ce17" office:value-type="float" office:value="11067787">
            <text:p>11,067,787</text:p>
          </table:table-cell>
          <table:table-cell table:number-columns-repeated="1014"/>
        </table:table-row>
        <table:table-row table:style-name="ro1">
          <table:table-cell table:style-name="ce12" office:value-type="string">
            <text:p>June</text:p>
          </table:table-cell>
          <table:table-cell table:style-name="ce16" office:value-type="float" office:value="3578318">
            <text:p>3,578,318</text:p>
          </table:table-cell>
          <table:table-cell table:style-name="ce16" office:value-type="float" office:value="2745456">
            <text:p>2,745,456</text:p>
          </table:table-cell>
          <table:table-cell table:style-name="ce16" office:value-type="float" office:value="2251709">
            <text:p>2,251,709</text:p>
          </table:table-cell>
          <table:table-cell table:style-name="ce16" office:value-type="float" office:value="812003">
            <text:p>812,003</text:p>
          </table:table-cell>
          <table:table-cell table:style-name="ce16" office:value-type="float" office:value="1163879">
            <text:p>1,163,879</text:p>
          </table:table-cell>
          <table:table-cell table:style-name="ce16" office:value-type="float" office:value="250130">
            <text:p>250,130</text:p>
          </table:table-cell>
          <table:table-cell table:style-name="ce16" office:value-type="float" office:value="118978">
            <text:p>118,978</text:p>
          </table:table-cell>
          <table:table-cell table:style-name="ce16" office:value-type="float" office:value="178419">
            <text:p>178,419</text:p>
          </table:table-cell>
          <table:table-cell table:style-name="ce17" office:value-type="float" office:value="11100244">
            <text:p>11,100,244</text:p>
          </table:table-cell>
          <table:table-cell table:number-columns-repeated="1014"/>
        </table:table-row>
        <table:table-row table:style-name="ro1">
          <table:table-cell table:style-name="ce12" office:value-type="string">
            <text:p>September</text:p>
          </table:table-cell>
          <table:table-cell table:style-name="ce16" office:value-type="float" office:value="3588464">
            <text:p>3,588,464</text:p>
          </table:table-cell>
          <table:table-cell table:style-name="ce16" office:value-type="float" office:value="2755614">
            <text:p>2,755,614</text:p>
          </table:table-cell>
          <table:table-cell table:style-name="ce16" office:value-type="float" office:value="2260916">
            <text:p>2,260,916</text:p>
          </table:table-cell>
          <table:table-cell table:style-name="ce16" office:value-type="float" office:value="813718">
            <text:p>813,718</text:p>
          </table:table-cell>
          <table:table-cell table:style-name="ce16" office:value-type="float" office:value="1170444">
            <text:p>1,170,444</text:p>
          </table:table-cell>
          <table:table-cell table:style-name="ce16" office:value-type="float" office:value="250553">
            <text:p>250,553</text:p>
          </table:table-cell>
          <table:table-cell table:style-name="ce16" office:value-type="float" office:value="119175">
            <text:p>119,175</text:p>
          </table:table-cell>
          <table:table-cell table:style-name="ce16" office:value-type="float" office:value="179143">
            <text:p>179,143</text:p>
          </table:table-cell>
          <table:table-cell table:style-name="ce17" office:value-type="float" office:value="11139387">
            <text:p>11,139,387</text:p>
          </table:table-cell>
          <table:table-cell table:number-columns-repeated="1014"/>
        </table:table-row>
        <table:table-row table:style-name="ro1">
          <table:table-cell table:style-name="ce12" office:value-type="string">
            <text:p>December</text:p>
          </table:table-cell>
          <table:table-cell table:style-name="ce16" office:value-type="float" office:value="3597626">
            <text:p>3,597,626</text:p>
          </table:table-cell>
          <table:table-cell table:style-name="ce16" office:value-type="float" office:value="2764266">
            <text:p>2,764,266</text:p>
          </table:table-cell>
          <table:table-cell table:style-name="ce16" office:value-type="float" office:value="2268772">
            <text:p>2,268,772</text:p>
          </table:table-cell>
          <table:table-cell table:style-name="ce16" office:value-type="float" office:value="814912">
            <text:p>814,912</text:p>
          </table:table-cell>
          <table:table-cell table:style-name="ce16" office:value-type="float" office:value="1176071">
            <text:p>1,176,071</text:p>
          </table:table-cell>
          <table:table-cell table:style-name="ce16" office:value-type="float" office:value="250964">
            <text:p>250,964</text:p>
          </table:table-cell>
          <table:table-cell table:style-name="ce16" office:value-type="float" office:value="119060">
            <text:p>119,060</text:p>
          </table:table-cell>
          <table:table-cell table:style-name="ce16" office:value-type="float" office:value="180158">
            <text:p>180,158</text:p>
          </table:table-cell>
          <table:table-cell table:style-name="ce17" office:value-type="float" office:value="11173191">
            <text:p>11,173,191</text:p>
          </table:table-cell>
          <table:table-cell table:number-columns-repeated="1014"/>
        </table:table-row>
        <table:table-row table:style-name="ro1">
          <table:table-cell table:style-name="ce11" office:value-type="string">
            <text:p>2011</text:p>
          </table:table-cell>
          <table:table-cell table:number-columns-repeated="1023"/>
        </table:table-row>
        <table:table-row table:style-name="ro1">
          <table:table-cell table:style-name="ce12" office:value-type="string">
            <text:p>March</text:p>
          </table:table-cell>
          <table:table-cell table:style-name="ce16" office:value-type="float" office:value="3610568">
            <text:p>3,610,568</text:p>
          </table:table-cell>
          <table:table-cell table:style-name="ce16" office:value-type="float" office:value="2776734">
            <text:p>2,776,734</text:p>
          </table:table-cell>
          <table:table-cell table:style-name="ce16" office:value-type="float" office:value="2279146">
            <text:p>2,279,146</text:p>
          </table:table-cell>
          <table:table-cell table:style-name="ce16" office:value-type="float" office:value="817078">
            <text:p>817,078</text:p>
          </table:table-cell>
          <table:table-cell table:style-name="ce16" office:value-type="float" office:value="1185176">
            <text:p>1,185,176</text:p>
          </table:table-cell>
          <table:table-cell table:style-name="ce16" office:value-type="float" office:value="251600">
            <text:p>251,600</text:p>
          </table:table-cell>
          <table:table-cell table:style-name="ce16" office:value-type="float" office:value="118681">
            <text:p>118,681</text:p>
          </table:table-cell>
          <table:table-cell table:style-name="ce16" office:value-type="float" office:value="181186">
            <text:p>181,186</text:p>
          </table:table-cell>
          <table:table-cell table:style-name="ce17" office:value-type="float" office:value="11221534">
            <text:p>11,221,534</text:p>
          </table:table-cell>
          <table:table-cell table:number-columns-repeated="1014"/>
        </table:table-row>
        <table:table-row table:style-name="ro1">
          <table:table-cell table:style-name="ce12" office:value-type="string">
            <text:p>June</text:p>
          </table:table-cell>
          <table:table-cell table:style-name="ce16" office:value-type="float" office:value="3618616">
            <text:p>3,618,616</text:p>
          </table:table-cell>
          <table:table-cell table:style-name="ce16" office:value-type="float" office:value="2785729">
            <text:p>2,785,729</text:p>
          </table:table-cell>
          <table:table-cell table:style-name="ce16" office:value-type="float" office:value="2288870">
            <text:p>2,288,870</text:p>
          </table:table-cell>
          <table:table-cell table:style-name="ce16" office:value-type="float" office:value="818621">
            <text:p>818,621</text:p>
          </table:table-cell>
          <table:table-cell table:style-name="ce16" office:value-type="float" office:value="1193053">
            <text:p>1,193,053</text:p>
          </table:table-cell>
          <table:table-cell table:style-name="ce16" office:value-type="float" office:value="251841">
            <text:p>251,841</text:p>
          </table:table-cell>
          <table:table-cell table:style-name="ce16" office:value-type="float" office:value="119243">
            <text:p>119,243</text:p>
          </table:table-cell>
          <table:table-cell table:style-name="ce16" office:value-type="float" office:value="182006">
            <text:p>182,006</text:p>
          </table:table-cell>
          <table:table-cell table:style-name="ce17" office:value-type="float" office:value="11259345">
            <text:p>11,259,345</text:p>
          </table:table-cell>
          <table:table-cell table:number-columns-repeated="1014"/>
        </table:table-row>
        <table:table-row table:style-name="ro1">
          <table:table-cell table:style-name="ce12" office:value-type="string">
            <text:p>September</text:p>
          </table:table-cell>
          <table:table-cell table:style-name="ce16" office:value-type="float" office:value="3626156">
            <text:p>3,626,156</text:p>
          </table:table-cell>
          <table:table-cell table:style-name="ce16" office:value-type="float" office:value="2795392">
            <text:p>2,795,392</text:p>
          </table:table-cell>
          <table:table-cell table:style-name="ce16" office:value-type="float" office:value="2298539">
            <text:p>2,298,539</text:p>
          </table:table-cell>
          <table:table-cell table:style-name="ce16" office:value-type="float" office:value="820526">
            <text:p>820,526</text:p>
          </table:table-cell>
          <table:table-cell table:style-name="ce16" office:value-type="float" office:value="1202327">
            <text:p>1,202,327</text:p>
          </table:table-cell>
          <table:table-cell table:style-name="ce16" office:value-type="float" office:value="252047">
            <text:p>252,047</text:p>
          </table:table-cell>
          <table:table-cell table:style-name="ce16" office:value-type="float" office:value="119595">
            <text:p>119,595</text:p>
          </table:table-cell>
          <table:table-cell table:style-name="ce16" office:value-type="float" office:value="182685">
            <text:p>182,685</text:p>
          </table:table-cell>
          <table:table-cell table:style-name="ce17" office:value-type="float" office:value="11298638">
            <text:p>11,298,638</text:p>
          </table:table-cell>
          <table:table-cell table:number-columns-repeated="1014"/>
        </table:table-row>
        <table:table-row table:style-name="ro5">
          <table:table-cell table:style-name="ce10" office:value-type="string" table:number-columns-spanned="10" table:number-rows-spanned="1">
            <text:p>FEMALES</text:p>
          </table:table-cell>
          <table:covered-table-cell table:number-columns-repeated="9" table:style-name="ce10"/>
          <table:table-cell table:number-columns-repeated="1014"/>
        </table:table-row>
        <table:table-row table:style-name="ro1">
          <table:table-cell table:style-name="ce11" office:value-type="string">
            <text:p>2005–06</text:p>
          </table:table-cell>
          <table:table-cell table:style-name="ce16" office:value-type="float" office:value="3440587">
            <text:p>3,440,587</text:p>
          </table:table-cell>
          <table:table-cell table:style-name="ce16" office:value-type="float" office:value="2591472">
            <text:p>2,591,472</text:p>
          </table:table-cell>
          <table:table-cell table:style-name="ce16" office:value-type="float" office:value="2049617">
            <text:p>2,049,617</text:p>
          </table:table-cell>
          <table:table-cell table:style-name="ce16" office:value-type="float" office:value="793835">
            <text:p>793,835</text:p>
          </table:table-cell>
          <table:table-cell table:style-name="ce16" office:value-type="float" office:value="1020336">
            <text:p>1,020,336</text:p>
          </table:table-cell>
          <table:table-cell table:style-name="ce16" office:value-type="float" office:value="248395">
            <text:p>248,395</text:p>
          </table:table-cell>
          <table:table-cell table:style-name="ce16" office:value-type="float" office:value="101312">
            <text:p>101,312</text:p>
          </table:table-cell>
          <table:table-cell table:style-name="ce16" office:value-type="float" office:value="168816">
            <text:p>168,816</text:p>
          </table:table-cell>
          <table:table-cell table:style-name="ce17" office:value-type="float" office:value="10415447">
            <text:p>10,415,447</text:p>
          </table:table-cell>
          <table:table-cell table:number-columns-repeated="1014"/>
        </table:table-row>
        <table:table-row table:style-name="ro1">
          <table:table-cell table:style-name="ce11" office:value-type="string">
            <text:p>2006–07</text:p>
          </table:table-cell>
          <table:table-cell table:style-name="ce16" office:value-type="float" office:value="3484458">
            <text:p>3,484,458</text:p>
          </table:table-cell>
          <table:table-cell table:style-name="ce16" office:value-type="float" office:value="2636085">
            <text:p>2,636,085</text:p>
          </table:table-cell>
          <table:table-cell table:style-name="ce16" office:value-type="float" office:value="2100785">
            <text:p>2,100,785</text:p>
          </table:table-cell>
          <table:table-cell table:style-name="ce16" office:value-type="float" office:value="803049">
            <text:p>803,049</text:p>
          </table:table-cell>
          <table:table-cell table:style-name="ce16" office:value-type="float" office:value="1045689">
            <text:p>1,045,689</text:p>
          </table:table-cell>
          <table:table-cell table:style-name="ce16" office:value-type="float" office:value="250050">
            <text:p>250,050</text:p>
          </table:table-cell>
          <table:table-cell table:style-name="ce16" office:value-type="float" office:value="103526">
            <text:p>103,526</text:p>
          </table:table-cell>
          <table:table-cell table:style-name="ce16" office:value-type="float" office:value="172198">
            <text:p>172,198</text:p>
          </table:table-cell>
          <table:table-cell table:style-name="ce17" office:value-type="float" office:value="10596925">
            <text:p>10,596,925</text:p>
          </table:table-cell>
          <table:table-cell table:number-columns-repeated="1014"/>
        </table:table-row>
        <table:table-row table:style-name="ro1">
          <table:table-cell table:style-name="ce11" office:value-type="string">
            <text:p>2007–08</text:p>
          </table:table-cell>
          <table:table-cell table:style-name="ce16" office:value-type="float" office:value="3538040">
            <text:p>3,538,040</text:p>
          </table:table-cell>
          <table:table-cell table:style-name="ce16" office:value-type="float" office:value="2686951">
            <text:p>2,686,951</text:p>
          </table:table-cell>
          <table:table-cell table:style-name="ce16" office:value-type="float" office:value="2155833">
            <text:p>2,155,833</text:p>
          </table:table-cell>
          <table:table-cell table:style-name="ce16" office:value-type="float" office:value="812283">
            <text:p>812,283</text:p>
          </table:table-cell>
          <table:table-cell table:style-name="ce16" office:value-type="float" office:value="1075221">
            <text:p>1,075,221</text:p>
          </table:table-cell>
          <table:table-cell table:style-name="ce16" office:value-type="float" office:value="252318">
            <text:p>252,318</text:p>
          </table:table-cell>
          <table:table-cell table:style-name="ce16" office:value-type="float" office:value="106074">
            <text:p>106,074</text:p>
          </table:table-cell>
          <table:table-cell table:style-name="ce16" office:value-type="float" office:value="174598">
            <text:p>174,598</text:p>
          </table:table-cell>
          <table:table-cell table:style-name="ce17" office:value-type="float" office:value="10802417">
            <text:p>10,802,417</text:p>
          </table:table-cell>
          <table:table-cell table:number-columns-repeated="1014"/>
        </table:table-row>
        <table:table-row table:style-name="ro1">
          <table:table-cell table:style-name="ce11" office:value-type="string">
            <text:p>2008–09</text:p>
          </table:table-cell>
          <table:table-cell table:style-name="ce16" office:value-type="float" office:value="3593382">
            <text:p>3,593,382</text:p>
          </table:table-cell>
          <table:table-cell table:style-name="ce16" office:value-type="float" office:value="2744520">
            <text:p>2,744,520</text:p>
          </table:table-cell>
          <table:table-cell table:style-name="ce16" office:value-type="float" office:value="2212544">
            <text:p>2,212,544</text:p>
          </table:table-cell>
          <table:table-cell table:style-name="ce16" office:value-type="float" office:value="822170">
            <text:p>822,170</text:p>
          </table:table-cell>
          <table:table-cell table:style-name="ce16" office:value-type="float" office:value="1106578">
            <text:p>1,106,578</text:p>
          </table:table-cell>
          <table:table-cell table:style-name="ce16" office:value-type="float" office:value="255069">
            <text:p>255,069</text:p>
          </table:table-cell>
          <table:table-cell table:style-name="ce16" office:value-type="float" office:value="108815">
            <text:p>108,815</text:p>
          </table:table-cell>
          <table:table-cell table:style-name="ce16" office:value-type="float" office:value="177185">
            <text:p>177,185</text:p>
          </table:table-cell>
          <table:table-cell table:style-name="ce17" office:value-type="float" office:value="11021373">
            <text:p>11,021,373</text:p>
          </table:table-cell>
          <table:table-cell table:number-columns-repeated="1014"/>
        </table:table-row>
        <table:table-row table:style-name="ro1">
          <table:table-cell table:style-name="ce11" office:value-type="string">
            <text:p>2009–10</text:p>
          </table:table-cell>
          <table:table-cell table:style-name="ce16" office:value-type="float" office:value="3641702">
            <text:p>3,641,702</text:p>
          </table:table-cell>
          <table:table-cell table:style-name="ce16" office:value-type="float" office:value="2791604">
            <text:p>2,791,604</text:p>
          </table:table-cell>
          <table:table-cell table:style-name="ce16" office:value-type="float" office:value="2253724">
            <text:p>2,253,724</text:p>
          </table:table-cell>
          <table:table-cell table:style-name="ce16" office:value-type="float" office:value="831447">
            <text:p>831,447</text:p>
          </table:table-cell>
          <table:table-cell table:style-name="ce16" office:value-type="float" office:value="1129608">
            <text:p>1,129,608</text:p>
          </table:table-cell>
          <table:table-cell table:style-name="ce16" office:value-type="float" office:value="257151">
            <text:p>257,151</text:p>
          </table:table-cell>
          <table:table-cell table:style-name="ce16" office:value-type="float" office:value="110490">
            <text:p>110,490</text:p>
          </table:table-cell>
          <table:table-cell table:style-name="ce16" office:value-type="float" office:value="180425">
            <text:p>180,425</text:p>
          </table:table-cell>
          <table:table-cell table:style-name="ce17" office:value-type="float" office:value="11197271">
            <text:p>11,197,271</text:p>
          </table:table-cell>
          <table:table-cell table:number-columns-repeated="1014"/>
        </table:table-row>
        <table:table-row table:style-name="ro1">
          <table:table-cell table:style-name="ce11" office:value-type="string">
            <text:p>2010–11</text:p>
          </table:table-cell>
          <table:table-cell table:style-name="ce16" office:value-type="float" office:value="3683558">
            <text:p>3,683,558</text:p>
          </table:table-cell>
          <table:table-cell table:style-name="ce16" office:value-type="float" office:value="2835481">
            <text:p>2,835,481</text:p>
          </table:table-cell>
          <table:table-cell table:style-name="ce16" office:value-type="float" office:value="2291412">
            <text:p>2,291,412</text:p>
          </table:table-cell>
          <table:table-cell table:style-name="ce16" office:value-type="float" office:value="837678">
            <text:p>837,678</text:p>
          </table:table-cell>
          <table:table-cell table:style-name="ce16" office:value-type="float" office:value="1156272">
            <text:p>1,156,272</text:p>
          </table:table-cell>
          <table:table-cell table:style-name="ce16" office:value-type="float" office:value="258678">
            <text:p>258,678</text:p>
          </table:table-cell>
          <table:table-cell table:style-name="ce16" office:value-type="float" office:value="111126">
            <text:p>111,126</text:p>
          </table:table-cell>
          <table:table-cell table:style-name="ce16" office:value-type="float" office:value="183615">
            <text:p>183,615</text:p>
          </table:table-cell>
          <table:table-cell table:style-name="ce17" office:value-type="float" office:value="11358949">
            <text:p>11,358,949</text:p>
          </table:table-cell>
          <table:table-cell table:number-columns-repeated="1014"/>
        </table:table-row>
        <table:table-row table:style-name="ro1">
          <table:table-cell table:style-name="ce11" office:value-type="string">
            <text:p>2005</text:p>
          </table:table-cell>
          <table:table-cell table:style-name="ce16" office:value-type="float" office:value="3425004">
            <text:p>3,425,004</text:p>
          </table:table-cell>
          <table:table-cell table:style-name="ce16" office:value-type="float" office:value="2572665">
            <text:p>2,572,665</text:p>
          </table:table-cell>
          <table:table-cell table:style-name="ce16" office:value-type="float" office:value="2026251">
            <text:p>2,026,251</text:p>
          </table:table-cell>
          <table:table-cell table:style-name="ce16" office:value-type="float" office:value="789493">
            <text:p>789,493</text:p>
          </table:table-cell>
          <table:table-cell table:style-name="ce16" office:value-type="float" office:value="1010608">
            <text:p>1,010,608</text:p>
          </table:table-cell>
          <table:table-cell table:style-name="ce16" office:value-type="float" office:value="247676">
            <text:p>247,676</text:p>
          </table:table-cell>
          <table:table-cell table:style-name="ce16" office:value-type="float" office:value="100036">
            <text:p>100,036</text:p>
          </table:table-cell>
          <table:table-cell table:style-name="ce16" office:value-type="float" office:value="168088">
            <text:p>168,088</text:p>
          </table:table-cell>
          <table:table-cell table:style-name="ce17" office:value-type="float" office:value="10340895">
            <text:p>10,340,895</text:p>
          </table:table-cell>
          <table:table-cell table:number-columns-repeated="1014"/>
        </table:table-row>
        <table:table-row table:style-name="ro1">
          <table:table-cell table:style-name="ce11" office:value-type="string">
            <text:p>2006</text:p>
          </table:table-cell>
          <table:table-cell table:style-name="ce16" office:value-type="float" office:value="3462231">
            <text:p>3,462,231</text:p>
          </table:table-cell>
          <table:table-cell table:style-name="ce16" office:value-type="float" office:value="2612426">
            <text:p>2,612,426</text:p>
          </table:table-cell>
          <table:table-cell table:style-name="ce16" office:value-type="float" office:value="2073694">
            <text:p>2,073,694</text:p>
          </table:table-cell>
          <table:table-cell table:style-name="ce16" office:value-type="float" office:value="798280">
            <text:p>798,280</text:p>
          </table:table-cell>
          <table:table-cell table:style-name="ce16" office:value-type="float" office:value="1032627">
            <text:p>1,032,627</text:p>
          </table:table-cell>
          <table:table-cell table:style-name="ce16" office:value-type="float" office:value="249346">
            <text:p>249,346</text:p>
          </table:table-cell>
          <table:table-cell table:style-name="ce16" office:value-type="float" office:value="102219">
            <text:p>102,219</text:p>
          </table:table-cell>
          <table:table-cell table:style-name="ce16" office:value-type="float" office:value="170299">
            <text:p>170,299</text:p>
          </table:table-cell>
          <table:table-cell table:style-name="ce17" office:value-type="float" office:value="10502201">
            <text:p>10,502,201</text:p>
          </table:table-cell>
          <table:table-cell table:number-columns-repeated="1014"/>
        </table:table-row>
        <table:table-row table:style-name="ro1">
          <table:table-cell table:style-name="ce11" office:value-type="string">
            <text:p>2007</text:p>
          </table:table-cell>
          <table:table-cell table:style-name="ce16" office:value-type="float" office:value="3508725">
            <text:p>3,508,725</text:p>
          </table:table-cell>
          <table:table-cell table:style-name="ce16" office:value-type="float" office:value="2659019">
            <text:p>2,659,019</text:p>
          </table:table-cell>
          <table:table-cell table:style-name="ce16" office:value-type="float" office:value="2126757">
            <text:p>2,126,757</text:p>
          </table:table-cell>
          <table:table-cell table:style-name="ce16" office:value-type="float" office:value="807341">
            <text:p>807,341</text:p>
          </table:table-cell>
          <table:table-cell table:style-name="ce16" office:value-type="float" office:value="1058857">
            <text:p>1,058,857</text:p>
          </table:table-cell>
          <table:table-cell table:style-name="ce16" office:value-type="float" office:value="251095">
            <text:p>251,095</text:p>
          </table:table-cell>
          <table:table-cell table:style-name="ce16" office:value-type="float" office:value="104729">
            <text:p>104,729</text:p>
          </table:table-cell>
          <table:table-cell table:style-name="ce16" office:value-type="float" office:value="172862">
            <text:p>172,862</text:p>
          </table:table-cell>
          <table:table-cell table:style-name="ce17" office:value-type="float" office:value="10690478">
            <text:p>10,690,478</text:p>
          </table:table-cell>
          <table:table-cell table:number-columns-repeated="1014"/>
        </table:table-row>
        <table:table-row table:style-name="ro1">
          <table:table-cell table:style-name="ce11" office:value-type="string">
            <text:p>2008</text:p>
          </table:table-cell>
          <table:table-cell table:style-name="ce16" office:value-type="float" office:value="3566672">
            <text:p>3,566,672</text:p>
          </table:table-cell>
          <table:table-cell table:style-name="ce16" office:value-type="float" office:value="2715166">
            <text:p>2,715,166</text:p>
          </table:table-cell>
          <table:table-cell table:style-name="ce16" office:value-type="float" office:value="2184776">
            <text:p>2,184,776</text:p>
          </table:table-cell>
          <table:table-cell table:style-name="ce16" office:value-type="float" office:value="816854">
            <text:p>816,854</text:p>
          </table:table-cell>
          <table:table-cell table:style-name="ce16" office:value-type="float" office:value="1092412">
            <text:p>1,092,412</text:p>
          </table:table-cell>
          <table:table-cell table:style-name="ce16" office:value-type="float" office:value="253882">
            <text:p>253,882</text:p>
          </table:table-cell>
          <table:table-cell table:style-name="ce16" office:value-type="float" office:value="107337">
            <text:p>107,337</text:p>
          </table:table-cell>
          <table:table-cell table:style-name="ce16" office:value-type="float" office:value="175699">
            <text:p>175,699</text:p>
          </table:table-cell>
          <table:table-cell table:style-name="ce17" office:value-type="float" office:value="10913899">
            <text:p>10,913,899</text:p>
          </table:table-cell>
          <table:table-cell table:number-columns-repeated="1014"/>
        </table:table-row>
        <table:table-row table:style-name="ro1">
          <table:table-cell table:style-name="ce11" office:value-type="string">
            <text:p>2009</text:p>
          </table:table-cell>
          <table:table-cell table:style-name="ce16" office:value-type="float" office:value="3619112">
            <text:p>3,619,112</text:p>
          </table:table-cell>
          <table:table-cell table:style-name="ce16" office:value-type="float" office:value="2769852">
            <text:p>2,769,852</text:p>
          </table:table-cell>
          <table:table-cell table:style-name="ce16" office:value-type="float" office:value="2233730">
            <text:p>2,233,730</text:p>
          </table:table-cell>
          <table:table-cell table:style-name="ce16" office:value-type="float" office:value="826860">
            <text:p>826,860</text:p>
          </table:table-cell>
          <table:table-cell table:style-name="ce16" office:value-type="float" office:value="1117618">
            <text:p>1,117,618</text:p>
          </table:table-cell>
          <table:table-cell table:style-name="ce16" office:value-type="float" office:value="256202">
            <text:p>256,202</text:p>
          </table:table-cell>
          <table:table-cell table:style-name="ce16" office:value-type="float" office:value="109670">
            <text:p>109,670</text:p>
          </table:table-cell>
          <table:table-cell table:style-name="ce16" office:value-type="float" office:value="178671">
            <text:p>178,671</text:p>
          </table:table-cell>
          <table:table-cell table:style-name="ce17" office:value-type="float" office:value="11112830">
            <text:p>11,112,830</text:p>
          </table:table-cell>
          <table:table-cell table:number-columns-repeated="1014"/>
        </table:table-row>
        <table:table-row table:style-name="ro1">
          <table:table-cell table:style-name="ce11" office:value-type="string">
            <text:p>2010</text:p>
          </table:table-cell>
          <table:table-cell table:style-name="ce16" office:value-type="float" office:value="3661963">
            <text:p>3,661,963</text:p>
          </table:table-cell>
          <table:table-cell table:style-name="ce16" office:value-type="float" office:value="2812428">
            <text:p>2,812,428</text:p>
          </table:table-cell>
          <table:table-cell table:style-name="ce16" office:value-type="float" office:value="2271472">
            <text:p>2,271,472</text:p>
          </table:table-cell>
          <table:table-cell table:style-name="ce16" office:value-type="float" office:value="834333">
            <text:p>834,333</text:p>
          </table:table-cell>
          <table:table-cell table:style-name="ce16" office:value-type="float" office:value="1140970">
            <text:p>1,140,970</text:p>
          </table:table-cell>
          <table:table-cell table:style-name="ce16" office:value-type="float" office:value="257966">
            <text:p>257,966</text:p>
          </table:table-cell>
          <table:table-cell table:style-name="ce16" office:value-type="float" office:value="110571">
            <text:p>110,571</text:p>
          </table:table-cell>
          <table:table-cell table:style-name="ce16" office:value-type="float" office:value="182029">
            <text:p>182,029</text:p>
          </table:table-cell>
          <table:table-cell table:style-name="ce17" office:value-type="float" office:value="11272855">
            <text:p>11,272,855</text:p>
          </table:table-cell>
          <table:table-cell table:number-columns-repeated="1014"/>
        </table:table-row>
        <table:table-row table:style-name="ro1">
          <table:table-cell table:style-name="ce11" office:value-type="string">
            <text:p>2009</text:p>
          </table:table-cell>
          <table:table-cell table:number-columns-repeated="1023"/>
        </table:table-row>
        <table:table-row table:style-name="ro1">
          <table:table-cell table:style-name="ce12" office:value-type="string">
            <text:p>September</text:p>
          </table:table-cell>
          <table:table-cell table:style-name="ce16" office:value-type="float" office:value="3606858">
            <text:p>3,606,858</text:p>
          </table:table-cell>
          <table:table-cell table:style-name="ce16" office:value-type="float" office:value="2758491">
            <text:p>2,758,491</text:p>
          </table:table-cell>
          <table:table-cell table:style-name="ce16" office:value-type="float" office:value="2224103">
            <text:p>2,224,103</text:p>
          </table:table-cell>
          <table:table-cell table:style-name="ce16" office:value-type="float" office:value="824884">
            <text:p>824,884</text:p>
          </table:table-cell>
          <table:table-cell table:style-name="ce16" office:value-type="float" office:value="1112729">
            <text:p>1,112,729</text:p>
          </table:table-cell>
          <table:table-cell table:style-name="ce16" office:value-type="float" office:value="255630">
            <text:p>255,630</text:p>
          </table:table-cell>
          <table:table-cell table:style-name="ce16" office:value-type="float" office:value="109405">
            <text:p>109,405</text:p>
          </table:table-cell>
          <table:table-cell table:style-name="ce16" office:value-type="float" office:value="177931">
            <text:p>177,931</text:p>
          </table:table-cell>
          <table:table-cell table:style-name="ce17" office:value-type="float" office:value="11071144">
            <text:p>11,071,144</text:p>
          </table:table-cell>
          <table:table-cell table:number-columns-repeated="1014"/>
        </table:table-row>
        <table:table-row table:style-name="ro1">
          <table:table-cell table:style-name="ce12" office:value-type="string">
            <text:p>December</text:p>
          </table:table-cell>
          <table:table-cell table:style-name="ce16" office:value-type="float" office:value="3619112">
            <text:p>3,619,112</text:p>
          </table:table-cell>
          <table:table-cell table:style-name="ce16" office:value-type="float" office:value="2769852">
            <text:p>2,769,852</text:p>
          </table:table-cell>
          <table:table-cell table:style-name="ce16" office:value-type="float" office:value="2233730">
            <text:p>2,233,730</text:p>
          </table:table-cell>
          <table:table-cell table:style-name="ce16" office:value-type="float" office:value="826860">
            <text:p>826,860</text:p>
          </table:table-cell>
          <table:table-cell table:style-name="ce16" office:value-type="float" office:value="1117618">
            <text:p>1,117,618</text:p>
          </table:table-cell>
          <table:table-cell table:style-name="ce16" office:value-type="float" office:value="256202">
            <text:p>256,202</text:p>
          </table:table-cell>
          <table:table-cell table:style-name="ce16" office:value-type="float" office:value="109670">
            <text:p>109,670</text:p>
          </table:table-cell>
          <table:table-cell table:style-name="ce16" office:value-type="float" office:value="178671">
            <text:p>178,671</text:p>
          </table:table-cell>
          <table:table-cell table:style-name="ce17" office:value-type="float" office:value="11112830">
            <text:p>11,112,830</text:p>
          </table:table-cell>
          <table:table-cell table:number-columns-repeated="1014"/>
        </table:table-row>
        <table:table-row table:style-name="ro1">
          <table:table-cell table:style-name="ce11" office:value-type="string">
            <text:p>2010</text:p>
          </table:table-cell>
          <table:table-cell table:number-columns-repeated="1023"/>
        </table:table-row>
        <table:table-row table:style-name="ro1">
          <table:table-cell table:style-name="ce12" office:value-type="string">
            <text:p>March</text:p>
          </table:table-cell>
          <table:table-cell table:style-name="ce16" office:value-type="float" office:value="3633303">
            <text:p>3,633,303</text:p>
          </table:table-cell>
          <table:table-cell table:style-name="ce16" office:value-type="float" office:value="2783655">
            <text:p>2,783,655</text:p>
          </table:table-cell>
          <table:table-cell table:style-name="ce16" office:value-type="float" office:value="2245059">
            <text:p>2,245,059</text:p>
          </table:table-cell>
          <table:table-cell table:style-name="ce16" office:value-type="float" office:value="829830">
            <text:p>829,830</text:p>
          </table:table-cell>
          <table:table-cell table:style-name="ce16" office:value-type="float" office:value="1124343">
            <text:p>1,124,343</text:p>
          </table:table-cell>
          <table:table-cell table:style-name="ce16" office:value-type="float" office:value="256989">
            <text:p>256,989</text:p>
          </table:table-cell>
          <table:table-cell table:style-name="ce16" office:value-type="float" office:value="110037">
            <text:p>110,037</text:p>
          </table:table-cell>
          <table:table-cell table:style-name="ce16" office:value-type="float" office:value="179924">
            <text:p>179,924</text:p>
          </table:table-cell>
          <table:table-cell table:style-name="ce17" office:value-type="float" office:value="11164258">
            <text:p>11,164,258</text:p>
          </table:table-cell>
          <table:table-cell table:number-columns-repeated="1014"/>
        </table:table-row>
        <table:table-row table:style-name="ro1">
          <table:table-cell table:style-name="ce12" office:value-type="string">
            <text:p>June</text:p>
          </table:table-cell>
          <table:table-cell table:style-name="ce16" office:value-type="float" office:value="3641702">
            <text:p>3,641,702</text:p>
          </table:table-cell>
          <table:table-cell table:style-name="ce16" office:value-type="float" office:value="2791604">
            <text:p>2,791,604</text:p>
          </table:table-cell>
          <table:table-cell table:style-name="ce16" office:value-type="float" office:value="2253724">
            <text:p>2,253,724</text:p>
          </table:table-cell>
          <table:table-cell table:style-name="ce16" office:value-type="float" office:value="831447">
            <text:p>831,447</text:p>
          </table:table-cell>
          <table:table-cell table:style-name="ce16" office:value-type="float" office:value="1129608">
            <text:p>1,129,608</text:p>
          </table:table-cell>
          <table:table-cell table:style-name="ce16" office:value-type="float" office:value="257151">
            <text:p>257,151</text:p>
          </table:table-cell>
          <table:table-cell table:style-name="ce16" office:value-type="float" office:value="110490">
            <text:p>110,490</text:p>
          </table:table-cell>
          <table:table-cell table:style-name="ce16" office:value-type="float" office:value="180425">
            <text:p>180,425</text:p>
          </table:table-cell>
          <table:table-cell table:style-name="ce17" office:value-type="float" office:value="11197271">
            <text:p>11,197,271</text:p>
          </table:table-cell>
          <table:table-cell table:number-columns-repeated="1014"/>
        </table:table-row>
        <table:table-row table:style-name="ro1">
          <table:table-cell table:style-name="ce12" office:value-type="string">
            <text:p>September</text:p>
          </table:table-cell>
          <table:table-cell table:style-name="ce16" office:value-type="float" office:value="3652319">
            <text:p>3,652,319</text:p>
          </table:table-cell>
          <table:table-cell table:style-name="ce16" office:value-type="float" office:value="2802628">
            <text:p>2,802,628</text:p>
          </table:table-cell>
          <table:table-cell table:style-name="ce16" office:value-type="float" office:value="2262936">
            <text:p>2,262,936</text:p>
          </table:table-cell>
          <table:table-cell table:style-name="ce16" office:value-type="float" office:value="832992">
            <text:p>832,992</text:p>
          </table:table-cell>
          <table:table-cell table:style-name="ce16" office:value-type="float" office:value="1135702">
            <text:p>1,135,702</text:p>
          </table:table-cell>
          <table:table-cell table:style-name="ce16" office:value-type="float" office:value="257620">
            <text:p>257,620</text:p>
          </table:table-cell>
          <table:table-cell table:style-name="ce16" office:value-type="float" office:value="110768">
            <text:p>110,768</text:p>
          </table:table-cell>
          <table:table-cell table:style-name="ce16" office:value-type="float" office:value="180868">
            <text:p>180,868</text:p>
          </table:table-cell>
          <table:table-cell table:style-name="ce17" office:value-type="float" office:value="11236956">
            <text:p>11,236,956</text:p>
          </table:table-cell>
          <table:table-cell table:number-columns-repeated="1014"/>
        </table:table-row>
        <table:table-row table:style-name="ro1">
          <table:table-cell table:style-name="ce12" office:value-type="string">
            <text:p>December</text:p>
          </table:table-cell>
          <table:table-cell table:style-name="ce16" office:value-type="float" office:value="3661963">
            <text:p>3,661,963</text:p>
          </table:table-cell>
          <table:table-cell table:style-name="ce16" office:value-type="float" office:value="2812428">
            <text:p>2,812,428</text:p>
          </table:table-cell>
          <table:table-cell table:style-name="ce16" office:value-type="float" office:value="2271472">
            <text:p>2,271,472</text:p>
          </table:table-cell>
          <table:table-cell table:style-name="ce16" office:value-type="float" office:value="834333">
            <text:p>834,333</text:p>
          </table:table-cell>
          <table:table-cell table:style-name="ce16" office:value-type="float" office:value="1140970">
            <text:p>1,140,970</text:p>
          </table:table-cell>
          <table:table-cell table:style-name="ce16" office:value-type="float" office:value="257966">
            <text:p>257,966</text:p>
          </table:table-cell>
          <table:table-cell table:style-name="ce16" office:value-type="float" office:value="110571">
            <text:p>110,571</text:p>
          </table:table-cell>
          <table:table-cell table:style-name="ce16" office:value-type="float" office:value="182029">
            <text:p>182,029</text:p>
          </table:table-cell>
          <table:table-cell table:style-name="ce17" office:value-type="float" office:value="11272855">
            <text:p>11,272,855</text:p>
          </table:table-cell>
          <table:table-cell table:number-columns-repeated="1014"/>
        </table:table-row>
        <table:table-row table:style-name="ro1">
          <table:table-cell table:style-name="ce11" office:value-type="string">
            <text:p>2011</text:p>
          </table:table-cell>
          <table:table-cell table:number-columns-repeated="1023"/>
        </table:table-row>
        <table:table-row table:style-name="ro1">
          <table:table-cell table:style-name="ce12" office:value-type="string">
            <text:p>March</text:p>
          </table:table-cell>
          <table:table-cell table:style-name="ce16" office:value-type="float" office:value="3675546">
            <text:p>3,675,546</text:p>
          </table:table-cell>
          <table:table-cell table:style-name="ce16" office:value-type="float" office:value="2825974">
            <text:p>2,825,974</text:p>
          </table:table-cell>
          <table:table-cell table:style-name="ce16" office:value-type="float" office:value="2282122">
            <text:p>2,282,122</text:p>
          </table:table-cell>
          <table:table-cell table:style-name="ce16" office:value-type="float" office:value="836438">
            <text:p>836,438</text:p>
          </table:table-cell>
          <table:table-cell table:style-name="ce16" office:value-type="float" office:value="1149266">
            <text:p>1,149,266</text:p>
          </table:table-cell>
          <table:table-cell table:style-name="ce16" office:value-type="float" office:value="258519">
            <text:p>258,519</text:p>
          </table:table-cell>
          <table:table-cell table:style-name="ce16" office:value-type="float" office:value="110688">
            <text:p>110,688</text:p>
          </table:table-cell>
          <table:table-cell table:style-name="ce16" office:value-type="float" office:value="182848">
            <text:p>182,848</text:p>
          </table:table-cell>
          <table:table-cell table:style-name="ce17" office:value-type="float" office:value="11322527">
            <text:p>11,322,527</text:p>
          </table:table-cell>
          <table:table-cell table:number-columns-repeated="1014"/>
        </table:table-row>
        <table:table-row table:style-name="ro1">
          <table:table-cell table:style-name="ce12" office:value-type="string">
            <text:p>June</text:p>
          </table:table-cell>
          <table:table-cell table:style-name="ce16" office:value-type="float" office:value="3683558">
            <text:p>3,683,558</text:p>
          </table:table-cell>
          <table:table-cell table:style-name="ce16" office:value-type="float" office:value="2835481">
            <text:p>2,835,481</text:p>
          </table:table-cell>
          <table:table-cell table:style-name="ce16" office:value-type="float" office:value="2291412">
            <text:p>2,291,412</text:p>
          </table:table-cell>
          <table:table-cell table:style-name="ce16" office:value-type="float" office:value="837678">
            <text:p>837,678</text:p>
          </table:table-cell>
          <table:table-cell table:style-name="ce16" office:value-type="float" office:value="1156272">
            <text:p>1,156,272</text:p>
          </table:table-cell>
          <table:table-cell table:style-name="ce16" office:value-type="float" office:value="258678">
            <text:p>258,678</text:p>
          </table:table-cell>
          <table:table-cell table:style-name="ce16" office:value-type="float" office:value="111126">
            <text:p>111,126</text:p>
          </table:table-cell>
          <table:table-cell table:style-name="ce16" office:value-type="float" office:value="183615">
            <text:p>183,615</text:p>
          </table:table-cell>
          <table:table-cell table:style-name="ce17" office:value-type="float" office:value="11358949">
            <text:p>11,358,949</text:p>
          </table:table-cell>
          <table:table-cell table:number-columns-repeated="1014"/>
        </table:table-row>
        <table:table-row table:style-name="ro1">
          <table:table-cell table:style-name="ce12" office:value-type="string">
            <text:p>September</text:p>
          </table:table-cell>
          <table:table-cell table:style-name="ce16" office:value-type="float" office:value="3691313">
            <text:p>3,691,313</text:p>
          </table:table-cell>
          <table:table-cell table:style-name="ce16" office:value-type="float" office:value="2845492">
            <text:p>2,845,492</text:p>
          </table:table-cell>
          <table:table-cell table:style-name="ce16" office:value-type="float" office:value="2300823">
            <text:p>2,300,823</text:p>
          </table:table-cell>
          <table:table-cell table:style-name="ce16" office:value-type="float" office:value="839292">
            <text:p>839,292</text:p>
          </table:table-cell>
          <table:table-cell table:style-name="ce16" office:value-type="float" office:value="1164532">
            <text:p>1,164,532</text:p>
          </table:table-cell>
          <table:table-cell table:style-name="ce16" office:value-type="float" office:value="258906">
            <text:p>258,906</text:p>
          </table:table-cell>
          <table:table-cell table:style-name="ce16" office:value-type="float" office:value="111597">
            <text:p>111,597</text:p>
          </table:table-cell>
          <table:table-cell table:style-name="ce16" office:value-type="float" office:value="184253">
            <text:p>184,253</text:p>
          </table:table-cell>
          <table:table-cell table:style-name="ce17" office:value-type="float" office:value="11397337">
            <text:p>11,397,337</text:p>
          </table:table-cell>
          <table:table-cell table:number-columns-repeated="1014"/>
        </table:table-row>
        <table:table-row table:style-name="ro5">
          <table:table-cell table:style-name="ce10" office:value-type="string" table:number-columns-spanned="10" table:number-rows-spanned="1">
            <text:p>PERSONS</text:p>
          </table:table-cell>
          <table:covered-table-cell table:number-columns-repeated="9" table:style-name="ce10"/>
          <table:table-cell table:number-columns-repeated="1014"/>
        </table:table-row>
        <table:table-row table:style-name="ro1">
          <table:table-cell table:style-name="ce11" office:value-type="string">
            <text:p>2005–06</text:p>
          </table:table-cell>
          <table:table-cell table:style-name="ce16" office:value-type="float" office:value="6816087">
            <text:p>6,816,087</text:p>
          </table:table-cell>
          <table:table-cell table:style-name="ce16" office:value-type="float" office:value="5126540">
            <text:p>5,126,540</text:p>
          </table:table-cell>
          <table:table-cell table:style-name="ce16" office:value-type="float" office:value="4090908">
            <text:p>4,090,908</text:p>
          </table:table-cell>
          <table:table-cell table:style-name="ce16" office:value-type="float" office:value="1567888">
            <text:p>1,567,888</text:p>
          </table:table-cell>
          <table:table-cell table:style-name="ce16" office:value-type="float" office:value="2059381">
            <text:p>2,059,381</text:p>
          </table:table-cell>
          <table:table-cell table:style-name="ce16" office:value-type="float" office:value="489951">
            <text:p>489,951</text:p>
          </table:table-cell>
          <table:table-cell table:style-name="ce16" office:value-type="float" office:value="210627">
            <text:p>210,627</text:p>
          </table:table-cell>
          <table:table-cell table:style-name="ce16" office:value-type="float" office:value="334119">
            <text:p>334,119</text:p>
          </table:table-cell>
          <table:table-cell table:style-name="ce17" office:value-type="float" office:value="20697880">
            <text:p>20,697,880</text:p>
          </table:table-cell>
          <table:table-cell table:number-columns-repeated="1014"/>
        </table:table-row>
        <table:table-row table:style-name="ro1">
          <table:table-cell table:style-name="ce11" office:value-type="string">
            <text:p>2006–07</text:p>
          </table:table-cell>
          <table:table-cell table:style-name="ce16" office:value-type="float" office:value="6904942">
            <text:p>6,904,942</text:p>
          </table:table-cell>
          <table:table-cell table:style-name="ce16" office:value-type="float" office:value="5221310">
            <text:p>5,221,310</text:p>
          </table:table-cell>
          <table:table-cell table:style-name="ce16" office:value-type="float" office:value="4195981">
            <text:p>4,195,981</text:p>
          </table:table-cell>
          <table:table-cell table:style-name="ce16" office:value-type="float" office:value="1585794">
            <text:p>1,585,794</text:p>
          </table:table-cell>
          <table:table-cell table:style-name="ce16" office:value-type="float" office:value="2112967">
            <text:p>2,112,967</text:p>
          </table:table-cell>
          <table:table-cell table:style-name="ce16" office:value-type="float" office:value="493204">
            <text:p>493,204</text:p>
          </table:table-cell>
          <table:table-cell table:style-name="ce16" office:value-type="float" office:value="214804">
            <text:p>214,804</text:p>
          </table:table-cell>
          <table:table-cell table:style-name="ce16" office:value-type="float" office:value="341054">
            <text:p>341,054</text:p>
          </table:table-cell>
          <table:table-cell table:style-name="ce17" office:value-type="float" office:value="21072452">
            <text:p>21,072,452</text:p>
          </table:table-cell>
          <table:table-cell table:number-columns-repeated="1014"/>
        </table:table-row>
        <table:table-row table:style-name="ro1">
          <table:table-cell table:style-name="ce11" office:value-type="string">
            <text:p>2007–08</text:p>
          </table:table-cell>
          <table:table-cell table:style-name="ce16" office:value-type="float" office:value="7014887">
            <text:p>7,014,887</text:p>
          </table:table-cell>
          <table:table-cell table:style-name="ce16" office:value-type="float" office:value="5326978">
            <text:p>5,326,978</text:p>
          </table:table-cell>
          <table:table-cell table:style-name="ce16" office:value-type="float" office:value="4308570">
            <text:p>4,308,570</text:p>
          </table:table-cell>
          <table:table-cell table:style-name="ce16" office:value-type="float" office:value="1603985">
            <text:p>1,603,985</text:p>
          </table:table-cell>
          <table:table-cell table:style-name="ce16" office:value-type="float" office:value="2176980">
            <text:p>2,176,980</text:p>
          </table:table-cell>
          <table:table-cell table:style-name="ce16" office:value-type="float" office:value="497922">
            <text:p>497,922</text:p>
          </table:table-cell>
          <table:table-cell table:style-name="ce16" office:value-type="float" office:value="220503">
            <text:p>220,503</text:p>
          </table:table-cell>
          <table:table-cell table:style-name="ce16" office:value-type="float" office:value="346294">
            <text:p>346,294</text:p>
          </table:table-cell>
          <table:table-cell table:style-name="ce17" office:value-type="float" office:value="21498540">
            <text:p>21,498,540</text:p>
          </table:table-cell>
          <table:table-cell table:number-columns-repeated="1014"/>
        </table:table-row>
        <table:table-row table:style-name="ro1">
          <table:table-cell table:style-name="ce11" office:value-type="string">
            <text:p>2008–09</text:p>
          </table:table-cell>
          <table:table-cell table:style-name="ce16" office:value-type="float" office:value="7127168">
            <text:p>7,127,168</text:p>
          </table:table-cell>
          <table:table-cell table:style-name="ce16" office:value-type="float" office:value="5446612">
            <text:p>5,446,612</text:p>
          </table:table-cell>
          <table:table-cell table:style-name="ce16" office:value-type="float" office:value="4424767">
            <text:p>4,424,767</text:p>
          </table:table-cell>
          <table:table-cell table:style-name="ce16" office:value-type="float" office:value="1624512">
            <text:p>1,624,512</text:p>
          </table:table-cell>
          <table:table-cell table:style-name="ce16" office:value-type="float" office:value="2244436">
            <text:p>2,244,436</text:p>
          </table:table-cell>
          <table:table-cell table:style-name="ce16" office:value-type="float" office:value="503292">
            <text:p>503,292</text:p>
          </table:table-cell>
          <table:table-cell table:style-name="ce16" office:value-type="float" office:value="226207">
            <text:p>226,207</text:p>
          </table:table-cell>
          <table:table-cell table:style-name="ce16" office:value-type="float" office:value="352285">
            <text:p>352,285</text:p>
          </table:table-cell>
          <table:table-cell table:style-name="ce17" office:value-type="float" office:value="21951736">
            <text:p>21,951,736</text:p>
          </table:table-cell>
          <table:table-cell table:number-columns-repeated="1014"/>
        </table:table-row>
        <table:table-row table:style-name="ro1">
          <table:table-cell table:style-name="ce11" office:value-type="string">
            <text:p>2009–10</text:p>
          </table:table-cell>
          <table:table-cell table:style-name="ce16" office:value-type="float" office:value="7220020">
            <text:p>7,220,020</text:p>
          </table:table-cell>
          <table:table-cell table:style-name="ce16" office:value-type="float" office:value="5537060">
            <text:p>5,537,060</text:p>
          </table:table-cell>
          <table:table-cell table:style-name="ce16" office:value-type="float" office:value="4505433">
            <text:p>4,505,433</text:p>
          </table:table-cell>
          <table:table-cell table:style-name="ce16" office:value-type="float" office:value="1643450">
            <text:p>1,643,450</text:p>
          </table:table-cell>
          <table:table-cell table:style-name="ce16" office:value-type="float" office:value="2293487">
            <text:p>2,293,487</text:p>
          </table:table-cell>
          <table:table-cell table:style-name="ce16" office:value-type="float" office:value="507281">
            <text:p>507,281</text:p>
          </table:table-cell>
          <table:table-cell table:style-name="ce16" office:value-type="float" office:value="229468">
            <text:p>229,468</text:p>
          </table:table-cell>
          <table:table-cell table:style-name="ce16" office:value-type="float" office:value="358844">
            <text:p>358,844</text:p>
          </table:table-cell>
          <table:table-cell table:style-name="ce17" office:value-type="float" office:value="22297515">
            <text:p>22,297,515</text:p>
          </table:table-cell>
          <table:table-cell table:number-columns-repeated="1014"/>
        </table:table-row>
        <table:table-row table:style-name="ro1">
          <table:table-cell table:style-name="ce11" office:value-type="string">
            <text:p>2010–11</text:p>
          </table:table-cell>
          <table:table-cell table:style-name="ce16" office:value-type="float" office:value="7302174">
            <text:p>7,302,174</text:p>
          </table:table-cell>
          <table:table-cell table:style-name="ce16" office:value-type="float" office:value="5621210">
            <text:p>5,621,210</text:p>
          </table:table-cell>
          <table:table-cell table:style-name="ce16" office:value-type="float" office:value="4580282">
            <text:p>4,580,282</text:p>
          </table:table-cell>
          <table:table-cell table:style-name="ce16" office:value-type="float" office:value="1656299">
            <text:p>1,656,299</text:p>
          </table:table-cell>
          <table:table-cell table:style-name="ce16" office:value-type="float" office:value="2349325">
            <text:p>2,349,325</text:p>
          </table:table-cell>
          <table:table-cell table:style-name="ce16" office:value-type="float" office:value="510519">
            <text:p>510,519</text:p>
          </table:table-cell>
          <table:table-cell table:style-name="ce16" office:value-type="float" office:value="230369">
            <text:p>230,369</text:p>
          </table:table-cell>
          <table:table-cell table:style-name="ce16" office:value-type="float" office:value="365621">
            <text:p>365,621</text:p>
          </table:table-cell>
          <table:table-cell table:style-name="ce17" office:value-type="float" office:value="22618294">
            <text:p>22,618,294</text:p>
          </table:table-cell>
          <table:table-cell table:number-columns-repeated="1014"/>
        </table:table-row>
        <table:table-row table:style-name="ro1">
          <table:table-cell table:style-name="ce11" office:value-type="string">
            <text:p>2005</text:p>
          </table:table-cell>
          <table:table-cell table:style-name="ce16" office:value-type="float" office:value="6786435">
            <text:p>6,786,435</text:p>
          </table:table-cell>
          <table:table-cell table:style-name="ce16" office:value-type="float" office:value="5085505">
            <text:p>5,085,505</text:p>
          </table:table-cell>
          <table:table-cell table:style-name="ce16" office:value-type="float" office:value="4043814">
            <text:p>4,043,814</text:p>
          </table:table-cell>
          <table:table-cell table:style-name="ce16" office:value-type="float" office:value="1559372">
            <text:p>1,559,372</text:p>
          </table:table-cell>
          <table:table-cell table:style-name="ce16" office:value-type="float" office:value="2037272">
            <text:p>2,037,272</text:p>
          </table:table-cell>
          <table:table-cell table:style-name="ce16" office:value-type="float" office:value="488495">
            <text:p>488,495</text:p>
          </table:table-cell>
          <table:table-cell table:style-name="ce16" office:value-type="float" office:value="208407">
            <text:p>208,407</text:p>
          </table:table-cell>
          <table:table-cell table:style-name="ce16" office:value-type="float" office:value="332380">
            <text:p>332,380</text:p>
          </table:table-cell>
          <table:table-cell table:style-name="ce17" office:value-type="float" office:value="20544064">
            <text:p>20,544,064</text:p>
          </table:table-cell>
          <table:table-cell table:number-columns-repeated="1014"/>
        </table:table-row>
        <table:table-row table:style-name="ro1">
          <table:table-cell table:style-name="ce11" office:value-type="string">
            <text:p>2006</text:p>
          </table:table-cell>
          <table:table-cell table:style-name="ce16" office:value-type="float" office:value="6858555">
            <text:p>6,858,555</text:p>
          </table:table-cell>
          <table:table-cell table:style-name="ce16" office:value-type="float" office:value="5170618">
            <text:p>5,170,618</text:p>
          </table:table-cell>
          <table:table-cell table:style-name="ce16" office:value-type="float" office:value="4139685">
            <text:p>4,139,685</text:p>
          </table:table-cell>
          <table:table-cell table:style-name="ce16" office:value-type="float" office:value="1576491">
            <text:p>1,576,491</text:p>
          </table:table-cell>
          <table:table-cell table:style-name="ce16" office:value-type="float" office:value="2084733">
            <text:p>2,084,733</text:p>
          </table:table-cell>
          <table:table-cell table:style-name="ce16" office:value-type="float" office:value="491783">
            <text:p>491,783</text:p>
          </table:table-cell>
          <table:table-cell table:style-name="ce16" office:value-type="float" office:value="212335">
            <text:p>212,335</text:p>
          </table:table-cell>
          <table:table-cell table:style-name="ce16" office:value-type="float" office:value="337077">
            <text:p>337,077</text:p>
          </table:table-cell>
          <table:table-cell table:style-name="ce17" office:value-type="float" office:value="20873663">
            <text:p>20,873,663</text:p>
          </table:table-cell>
          <table:table-cell table:number-columns-repeated="1014"/>
        </table:table-row>
        <table:table-row table:style-name="ro1">
          <table:table-cell table:style-name="ce11" office:value-type="string">
            <text:p>2007</text:p>
          </table:table-cell>
          <table:table-cell table:style-name="ce16" office:value-type="float" office:value="6954961">
            <text:p>6,954,961</text:p>
          </table:table-cell>
          <table:table-cell table:style-name="ce16" office:value-type="float" office:value="5268760">
            <text:p>5,268,760</text:p>
          </table:table-cell>
          <table:table-cell table:style-name="ce16" office:value-type="float" office:value="4247043">
            <text:p>4,247,043</text:p>
          </table:table-cell>
          <table:table-cell table:style-name="ce16" office:value-type="float" office:value="1593743">
            <text:p>1,593,743</text:p>
          </table:table-cell>
          <table:table-cell table:style-name="ce16" office:value-type="float" office:value="2141057">
            <text:p>2,141,057</text:p>
          </table:table-cell>
          <table:table-cell table:style-name="ce16" office:value-type="float" office:value="495509">
            <text:p>495,509</text:p>
          </table:table-cell>
          <table:table-cell table:style-name="ce16" office:value-type="float" office:value="217473">
            <text:p>217,473</text:p>
          </table:table-cell>
          <table:table-cell table:style-name="ce16" office:value-type="float" office:value="342317">
            <text:p>342,317</text:p>
          </table:table-cell>
          <table:table-cell table:style-name="ce17" office:value-type="float" office:value="21263271">
            <text:p>21,263,271</text:p>
          </table:table-cell>
          <table:table-cell table:number-columns-repeated="1014"/>
        </table:table-row>
        <table:table-row table:style-name="ro1">
          <table:table-cell table:style-name="ce11" office:value-type="string">
            <text:p>2008</text:p>
          </table:table-cell>
          <table:table-cell table:style-name="ce16" office:value-type="float" office:value="7074158">
            <text:p>7,074,158</text:p>
          </table:table-cell>
          <table:table-cell table:style-name="ce16" office:value-type="float" office:value="5385888">
            <text:p>5,385,888</text:p>
          </table:table-cell>
          <table:table-cell table:style-name="ce16" office:value-type="float" office:value="4368462">
            <text:p>4,368,462</text:p>
          </table:table-cell>
          <table:table-cell table:style-name="ce16" office:value-type="float" office:value="1613346">
            <text:p>1,613,346</text:p>
          </table:table-cell>
          <table:table-cell table:style-name="ce16" office:value-type="float" office:value="2213663">
            <text:p>2,213,663</text:p>
          </table:table-cell>
          <table:table-cell table:style-name="ce16" office:value-type="float" office:value="500909">
            <text:p>500,909</text:p>
          </table:table-cell>
          <table:table-cell table:style-name="ce16" office:value-type="float" office:value="222905">
            <text:p>222,905</text:p>
          </table:table-cell>
          <table:table-cell table:style-name="ce16" office:value-type="float" office:value="348820">
            <text:p>348,820</text:p>
          </table:table-cell>
          <table:table-cell table:style-name="ce17" office:value-type="float" office:value="21730585">
            <text:p>21,730,585</text:p>
          </table:table-cell>
          <table:table-cell table:number-columns-repeated="1014"/>
        </table:table-row>
        <table:table-row table:style-name="ro1">
          <table:table-cell table:style-name="ce11" office:value-type="string">
            <text:p>2009</text:p>
          </table:table-cell>
          <table:table-cell table:style-name="ce16" office:value-type="float" office:value="7176491">
            <text:p>7,176,491</text:p>
          </table:table-cell>
          <table:table-cell table:style-name="ce16" office:value-type="float" office:value="5495841">
            <text:p>5,495,841</text:p>
          </table:table-cell>
          <table:table-cell table:style-name="ce16" office:value-type="float" office:value="4466458">
            <text:p>4,466,458</text:p>
          </table:table-cell>
          <table:table-cell table:style-name="ce16" office:value-type="float" office:value="1634468">
            <text:p>1,634,468</text:p>
          </table:table-cell>
          <table:table-cell table:style-name="ce16" office:value-type="float" office:value="2267315">
            <text:p>2,267,315</text:p>
          </table:table-cell>
          <table:table-cell table:style-name="ce16" office:value-type="float" office:value="505260">
            <text:p>505,260</text:p>
          </table:table-cell>
          <table:table-cell table:style-name="ce16" office:value-type="float" office:value="227730">
            <text:p>227,730</text:p>
          </table:table-cell>
          <table:table-cell table:style-name="ce16" office:value-type="float" office:value="355155">
            <text:p>355,155</text:p>
          </table:table-cell>
          <table:table-cell table:style-name="ce17" office:value-type="float" office:value="22131177">
            <text:p>22,131,177</text:p>
          </table:table-cell>
          <table:table-cell table:number-columns-repeated="1014"/>
        </table:table-row>
        <table:table-row table:style-name="ro1">
          <table:table-cell table:style-name="ce11" office:value-type="string">
            <text:p>2010</text:p>
          </table:table-cell>
          <table:table-cell table:style-name="ce16" office:value-type="float" office:value="7259589">
            <text:p>7,259,589</text:p>
          </table:table-cell>
          <table:table-cell table:style-name="ce16" office:value-type="float" office:value="5576694">
            <text:p>5,576,694</text:p>
          </table:table-cell>
          <table:table-cell table:style-name="ce16" office:value-type="float" office:value="4540244">
            <text:p>4,540,244</text:p>
          </table:table-cell>
          <table:table-cell table:style-name="ce16" office:value-type="float" office:value="1649245">
            <text:p>1,649,245</text:p>
          </table:table-cell>
          <table:table-cell table:style-name="ce16" office:value-type="float" office:value="2317041">
            <text:p>2,317,041</text:p>
          </table:table-cell>
          <table:table-cell table:style-name="ce16" office:value-type="float" office:value="508930">
            <text:p>508,930</text:p>
          </table:table-cell>
          <table:table-cell table:style-name="ce16" office:value-type="float" office:value="229631">
            <text:p>229,631</text:p>
          </table:table-cell>
          <table:table-cell table:style-name="ce16" office:value-type="float" office:value="362187">
            <text:p>362,187</text:p>
          </table:table-cell>
          <table:table-cell table:style-name="ce17" office:value-type="float" office:value="22446046">
            <text:p>22,446,046</text:p>
          </table:table-cell>
          <table:table-cell table:number-columns-repeated="1014"/>
        </table:table-row>
        <table:table-row table:style-name="ro1">
          <table:table-cell table:style-name="ce11" office:value-type="string">
            <text:p>2009</text:p>
          </table:table-cell>
          <table:table-cell table:number-columns-repeated="1023"/>
        </table:table-row>
        <table:table-row table:style-name="ro1">
          <table:table-cell table:style-name="ce12" office:value-type="string">
            <text:p>September</text:p>
          </table:table-cell>
          <table:table-cell table:style-name="ce16" office:value-type="float" office:value="7153456">
            <text:p>7,153,456</text:p>
          </table:table-cell>
          <table:table-cell table:style-name="ce16" office:value-type="float" office:value="5474596">
            <text:p>5,474,596</text:p>
          </table:table-cell>
          <table:table-cell table:style-name="ce16" office:value-type="float" office:value="4447439">
            <text:p>4,447,439</text:p>
          </table:table-cell>
          <table:table-cell table:style-name="ce16" office:value-type="float" office:value="1630364">
            <text:p>1,630,364</text:p>
          </table:table-cell>
          <table:table-cell table:style-name="ce16" office:value-type="float" office:value="2257233">
            <text:p>2,257,233</text:p>
          </table:table-cell>
          <table:table-cell table:style-name="ce16" office:value-type="float" office:value="504367">
            <text:p>504,367</text:p>
          </table:table-cell>
          <table:table-cell table:style-name="ce16" office:value-type="float" office:value="227296">
            <text:p>227,296</text:p>
          </table:table-cell>
          <table:table-cell table:style-name="ce16" office:value-type="float" office:value="353742">
            <text:p>353,742</text:p>
          </table:table-cell>
          <table:table-cell table:style-name="ce17" office:value-type="float" office:value="22050953">
            <text:p>22,050,953</text:p>
          </table:table-cell>
          <table:table-cell table:number-columns-repeated="1014"/>
        </table:table-row>
        <table:table-row table:style-name="ro1">
          <table:table-cell table:style-name="ce12" office:value-type="string">
            <text:p>December</text:p>
          </table:table-cell>
          <table:table-cell table:style-name="ce16" office:value-type="float" office:value="7176491">
            <text:p>7,176,491</text:p>
          </table:table-cell>
          <table:table-cell table:style-name="ce16" office:value-type="float" office:value="5495841">
            <text:p>5,495,841</text:p>
          </table:table-cell>
          <table:table-cell table:style-name="ce16" office:value-type="float" office:value="4466458">
            <text:p>4,466,458</text:p>
          </table:table-cell>
          <table:table-cell table:style-name="ce16" office:value-type="float" office:value="1634468">
            <text:p>1,634,468</text:p>
          </table:table-cell>
          <table:table-cell table:style-name="ce16" office:value-type="float" office:value="2267315">
            <text:p>2,267,315</text:p>
          </table:table-cell>
          <table:table-cell table:style-name="ce16" office:value-type="float" office:value="505260">
            <text:p>505,260</text:p>
          </table:table-cell>
          <table:table-cell table:style-name="ce16" office:value-type="float" office:value="227730">
            <text:p>227,730</text:p>
          </table:table-cell>
          <table:table-cell table:style-name="ce16" office:value-type="float" office:value="355155">
            <text:p>355,155</text:p>
          </table:table-cell>
          <table:table-cell table:style-name="ce17" office:value-type="float" office:value="22131177">
            <text:p>22,131,177</text:p>
          </table:table-cell>
          <table:table-cell table:number-columns-repeated="1014"/>
        </table:table-row>
        <table:table-row table:style-name="ro1">
          <table:table-cell table:style-name="ce11" office:value-type="string">
            <text:p>2010</text:p>
          </table:table-cell>
          <table:table-cell table:number-columns-repeated="1023"/>
        </table:table-row>
        <table:table-row table:style-name="ro1">
          <table:table-cell table:style-name="ce12" office:value-type="string">
            <text:p>March</text:p>
          </table:table-cell>
          <table:table-cell table:style-name="ce16" office:value-type="float" office:value="7204268">
            <text:p>7,204,268</text:p>
          </table:table-cell>
          <table:table-cell table:style-name="ce16" office:value-type="float" office:value="5522395">
            <text:p>5,522,395</text:p>
          </table:table-cell>
          <table:table-cell table:style-name="ce16" office:value-type="float" office:value="4488326">
            <text:p>4,488,326</text:p>
          </table:table-cell>
          <table:table-cell table:style-name="ce16" office:value-type="float" office:value="1640081">
            <text:p>1,640,081</text:p>
          </table:table-cell>
          <table:table-cell table:style-name="ce16" office:value-type="float" office:value="2281614">
            <text:p>2,281,614</text:p>
          </table:table-cell>
          <table:table-cell table:style-name="ce16" office:value-type="float" office:value="506900">
            <text:p>506,900</text:p>
          </table:table-cell>
          <table:table-cell table:style-name="ce16" office:value-type="float" office:value="228434">
            <text:p>228,434</text:p>
          </table:table-cell>
          <table:table-cell table:style-name="ce16" office:value-type="float" office:value="357560">
            <text:p>357,560</text:p>
          </table:table-cell>
          <table:table-cell table:style-name="ce17" office:value-type="float" office:value="22232045">
            <text:p>22,232,045</text:p>
          </table:table-cell>
          <table:table-cell table:number-columns-repeated="1014"/>
        </table:table-row>
        <table:table-row table:style-name="ro1">
          <table:table-cell table:style-name="ce12" office:value-type="string">
            <text:p>June</text:p>
          </table:table-cell>
          <table:table-cell table:style-name="ce16" office:value-type="float" office:value="7220020">
            <text:p>7,220,020</text:p>
          </table:table-cell>
          <table:table-cell table:style-name="ce16" office:value-type="float" office:value="5537060">
            <text:p>5,537,060</text:p>
          </table:table-cell>
          <table:table-cell table:style-name="ce16" office:value-type="float" office:value="4505433">
            <text:p>4,505,433</text:p>
          </table:table-cell>
          <table:table-cell table:style-name="ce16" office:value-type="float" office:value="1643450">
            <text:p>1,643,450</text:p>
          </table:table-cell>
          <table:table-cell table:style-name="ce16" office:value-type="float" office:value="2293487">
            <text:p>2,293,487</text:p>
          </table:table-cell>
          <table:table-cell table:style-name="ce16" office:value-type="float" office:value="507281">
            <text:p>507,281</text:p>
          </table:table-cell>
          <table:table-cell table:style-name="ce16" office:value-type="float" office:value="229468">
            <text:p>229,468</text:p>
          </table:table-cell>
          <table:table-cell table:style-name="ce16" office:value-type="float" office:value="358844">
            <text:p>358,844</text:p>
          </table:table-cell>
          <table:table-cell table:style-name="ce17" office:value-type="float" office:value="22297515">
            <text:p>22,297,515</text:p>
          </table:table-cell>
          <table:table-cell table:number-columns-repeated="1014"/>
        </table:table-row>
        <table:table-row table:style-name="ro1">
          <table:table-cell table:style-name="ce12" office:value-type="string">
            <text:p>September</text:p>
          </table:table-cell>
          <table:table-cell table:style-name="ce16" office:value-type="float" office:value="7240783">
            <text:p>7,240,783</text:p>
          </table:table-cell>
          <table:table-cell table:style-name="ce16" office:value-type="float" office:value="5558242">
            <text:p>5,558,242</text:p>
          </table:table-cell>
          <table:table-cell table:style-name="ce16" office:value-type="float" office:value="4523852">
            <text:p>4,523,852</text:p>
          </table:table-cell>
          <table:table-cell table:style-name="ce16" office:value-type="float" office:value="1646710">
            <text:p>1,646,710</text:p>
          </table:table-cell>
          <table:table-cell table:style-name="ce16" office:value-type="float" office:value="2306146">
            <text:p>2,306,146</text:p>
          </table:table-cell>
          <table:table-cell table:style-name="ce16" office:value-type="float" office:value="508173">
            <text:p>508,173</text:p>
          </table:table-cell>
          <table:table-cell table:style-name="ce16" office:value-type="float" office:value="229943">
            <text:p>229,943</text:p>
          </table:table-cell>
          <table:table-cell table:style-name="ce16" office:value-type="float" office:value="360011">
            <text:p>360,011</text:p>
          </table:table-cell>
          <table:table-cell table:style-name="ce17" office:value-type="float" office:value="22376343">
            <text:p>22,376,343</text:p>
          </table:table-cell>
          <table:table-cell table:number-columns-repeated="1014"/>
        </table:table-row>
        <table:table-row table:style-name="ro1">
          <table:table-cell table:style-name="ce12" office:value-type="string">
            <text:p>December</text:p>
          </table:table-cell>
          <table:table-cell table:style-name="ce16" office:value-type="float" office:value="7259589">
            <text:p>7,259,589</text:p>
          </table:table-cell>
          <table:table-cell table:style-name="ce16" office:value-type="float" office:value="5576694">
            <text:p>5,576,694</text:p>
          </table:table-cell>
          <table:table-cell table:style-name="ce16" office:value-type="float" office:value="4540244">
            <text:p>4,540,244</text:p>
          </table:table-cell>
          <table:table-cell table:style-name="ce16" office:value-type="float" office:value="1649245">
            <text:p>1,649,245</text:p>
          </table:table-cell>
          <table:table-cell table:style-name="ce16" office:value-type="float" office:value="2317041">
            <text:p>2,317,041</text:p>
          </table:table-cell>
          <table:table-cell table:style-name="ce16" office:value-type="float" office:value="508930">
            <text:p>508,930</text:p>
          </table:table-cell>
          <table:table-cell table:style-name="ce16" office:value-type="float" office:value="229631">
            <text:p>229,631</text:p>
          </table:table-cell>
          <table:table-cell table:style-name="ce16" office:value-type="float" office:value="362187">
            <text:p>362,187</text:p>
          </table:table-cell>
          <table:table-cell table:style-name="ce17" office:value-type="float" office:value="22446046">
            <text:p>22,446,046</text:p>
          </table:table-cell>
          <table:table-cell table:number-columns-repeated="1014"/>
        </table:table-row>
        <table:table-row table:style-name="ro1">
          <table:table-cell table:style-name="ce11" office:value-type="string">
            <text:p>2011</text:p>
          </table:table-cell>
          <table:table-cell table:number-columns-repeated="1023"/>
        </table:table-row>
        <table:table-row table:style-name="ro1">
          <table:table-cell table:style-name="ce12" office:value-type="string">
            <text:p>March</text:p>
          </table:table-cell>
          <table:table-cell table:style-name="ce16" office:value-type="float" office:value="7286114">
            <text:p>7,286,114</text:p>
          </table:table-cell>
          <table:table-cell table:style-name="ce16" office:value-type="float" office:value="5602708">
            <text:p>5,602,708</text:p>
          </table:table-cell>
          <table:table-cell table:style-name="ce16" office:value-type="float" office:value="4561268">
            <text:p>4,561,268</text:p>
          </table:table-cell>
          <table:table-cell table:style-name="ce16" office:value-type="float" office:value="1653516">
            <text:p>1,653,516</text:p>
          </table:table-cell>
          <table:table-cell table:style-name="ce16" office:value-type="float" office:value="2334442">
            <text:p>2,334,442</text:p>
          </table:table-cell>
          <table:table-cell table:style-name="ce16" office:value-type="float" office:value="510119">
            <text:p>510,119</text:p>
          </table:table-cell>
          <table:table-cell table:style-name="ce16" office:value-type="float" office:value="229369">
            <text:p>229,369</text:p>
          </table:table-cell>
          <table:table-cell table:style-name="ce16" office:value-type="float" office:value="364034">
            <text:p>364,034</text:p>
          </table:table-cell>
          <table:table-cell table:style-name="ce17" office:value-type="float" office:value="22544061">
            <text:p>22,544,061</text:p>
          </table:table-cell>
          <table:table-cell table:number-columns-repeated="1014"/>
        </table:table-row>
        <table:table-row table:style-name="ro1">
          <table:table-cell table:style-name="ce12" office:value-type="string">
            <text:p>June</text:p>
          </table:table-cell>
          <table:table-cell table:style-name="ce16" office:value-type="float" office:value="7302174">
            <text:p>7,302,174</text:p>
          </table:table-cell>
          <table:table-cell table:style-name="ce16" office:value-type="float" office:value="5621210">
            <text:p>5,621,210</text:p>
          </table:table-cell>
          <table:table-cell table:style-name="ce16" office:value-type="float" office:value="4580282">
            <text:p>4,580,282</text:p>
          </table:table-cell>
          <table:table-cell table:style-name="ce16" office:value-type="float" office:value="1656299">
            <text:p>1,656,299</text:p>
          </table:table-cell>
          <table:table-cell table:style-name="ce16" office:value-type="float" office:value="2349325">
            <text:p>2,349,325</text:p>
          </table:table-cell>
          <table:table-cell table:style-name="ce16" office:value-type="float" office:value="510519">
            <text:p>510,519</text:p>
          </table:table-cell>
          <table:table-cell table:style-name="ce16" office:value-type="float" office:value="230369">
            <text:p>230,369</text:p>
          </table:table-cell>
          <table:table-cell table:style-name="ce16" office:value-type="float" office:value="365621">
            <text:p>365,621</text:p>
          </table:table-cell>
          <table:table-cell table:style-name="ce17" office:value-type="float" office:value="22618294">
            <text:p>22,618,294</text:p>
          </table:table-cell>
          <table:table-cell table:number-columns-repeated="1014"/>
        </table:table-row>
        <table:table-row table:style-name="ro1">
          <table:table-cell table:style-name="ce12" office:value-type="string">
            <text:p>September</text:p>
          </table:table-cell>
          <table:table-cell table:style-name="ce16" office:value-type="float" office:value="7317469">
            <text:p>7,317,469</text:p>
          </table:table-cell>
          <table:table-cell table:style-name="ce16" office:value-type="float" office:value="5640884">
            <text:p>5,640,884</text:p>
          </table:table-cell>
          <table:table-cell table:style-name="ce16" office:value-type="float" office:value="4599362">
            <text:p>4,599,362</text:p>
          </table:table-cell>
          <table:table-cell table:style-name="ce16" office:value-type="float" office:value="1659818">
            <text:p>1,659,818</text:p>
          </table:table-cell>
          <table:table-cell table:style-name="ce16" office:value-type="float" office:value="2366859">
            <text:p>2,366,859</text:p>
          </table:table-cell>
          <table:table-cell table:style-name="ce16" office:value-type="float" office:value="510953">
            <text:p>510,953</text:p>
          </table:table-cell>
          <table:table-cell table:style-name="ce16" office:value-type="float" office:value="231192">
            <text:p>231,192</text:p>
          </table:table-cell>
          <table:table-cell table:style-name="ce16" office:value-type="float" office:value="366938">
            <text:p>366,938</text:p>
          </table:table-cell>
          <table:table-cell table:style-name="ce17" office:value-type="float" office:value="22695975">
            <text:p>22,695,975</text:p>
          </table:table-cell>
          <table:table-cell table:number-columns-repeated="1014"/>
        </table:table-row>
        <table:table-row table:style-name="ro1" table:number-rows-repeated="2">
          <table:table-cell table:number-columns-repeated="1024"/>
        </table:table-row>
        <table:table-row table:style-name="ro1">
          <table:table-cell table:style-name="ce13" office:value-type="string">
            <text:p><text:a xlink:href="http://www.abs.gov.au/websitedbs/d3310114.nsf/Home/©+Copyright?OpenDocument">© Commonwealth of Australia 2012</text:a></text:p>
          </table:table-cell>
          <table:table-cell table:number-columns-repeated="1023"/>
        </table:table-row>
        <table:table-row table:style-name="ro1" table:number-rows-repeated="1048489">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8000" number:language="en" number:country="US">
      <number:number number:min-integer-digits="1"/>
    </number:number-style>
    <number:currency-style style:name="N8116P0" style:volatile="true" number:language="en" number:country="US">
      <number:currency-symbol/>
      <number:number number:decimal-places="0" number:min-integer-digits="1" number:grouping="true"/>
      <number:text> </number:text>
    </number:currency-style>
    <number:currency-style style:name="N8116" number:language="en" number:country="US">
      <number:text>(</number:text>
      <number:currency-symbol/>
      <number:number number:decimal-places="0" number:min-integer-digits="1" number:grouping="true"/>
      <number:text>)</number:text>
      <style:map style:condition="value()&gt;=0" style:apply-style-name="N8116P0"/>
    </number:currency-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style:text-properties fo:color="#ff0000"/>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2" number:min-integer-digits="1" number:grouping="true"/>
      <number:text> </number:text>
    </number:currency-style>
    <number:currency-style style:name="N8118" number:language="en" number:country="US">
      <number:text>(</number:text>
      <number:currency-symbol/>
      <number:number number:decimal-places="2" number:min-integer-digits="1" number:grouping="true"/>
      <number:text>)</number:text>
      <style:map style:condition="value()&gt;=0" style:apply-style-name="N8118P0"/>
    </number:currency-style>
    <number:currency-style style:name="N8119P0" style:volatile="true" number:language="en" number:country="US">
      <number:currency-symbol/>
      <number:number number:decimal-places="2" number:min-integer-digits="1" number:grouping="true"/>
      <number:text> </number:text>
    </number:currency-style>
    <number:currency-style style:name="N8119" number:language="en" number:country="US">
      <style:text-properties fo:color="#ff0000"/>
      <number:text>(</number:text>
      <number:currency-symbol/>
      <number:number number:decimal-places="2" number:min-integer-digits="1" number:grouping="true"/>
      <number:text>)</number:text>
      <style:map style:condition="value()&gt;=0" style:apply-style-name="N8119P0"/>
    </number:currency-style>
    <number:date-style style:name="N8120" number:language="en" number:country="US">
      <number:month/>
      <number:text>/</number:text>
      <number:day/>
      <number:text>/</number:text>
      <number:year number:style="long"/>
    </number:date-style>
    <number:date-style style:name="N8121" number:language="en" number:country="US">
      <number:day/>
      <number:text>-</number:text>
      <number:month number:textual="true"/>
      <number:text>-</number:text>
      <number:year/>
    </number:date-style>
    <number:date-style style:name="N8122" number:language="en" number:country="US">
      <number:day/>
      <number:text>-</number:text>
      <number:month number:textual="true"/>
    </number:date-style>
    <number:date-style style:name="N8123" number:language="en" number:country="US">
      <number:month number:textual="true"/>
      <number:text>-</number:text>
      <number:year/>
    </number:date-style>
    <number:time-style style:name="N8124" number:language="en" number:country="US">
      <number:hours/>
      <number:text>:</number:text>
      <number:minutes number:style="long"/>
      <number:text> </number:text>
      <number:am-pm/>
    </number:time-style>
    <number:time-style style:name="N8125" number:language="en" number:country="US">
      <number:hours/>
      <number:text>:</number:text>
      <number:minutes number:style="long"/>
      <number:text>:</number:text>
      <number:seconds number:style="long"/>
      <number:text> </number:text>
      <number:am-pm/>
    </number:time-style>
    <number:time-style style:name="N8126" number:language="en" number:country="US">
      <number:hours/>
      <number:text>:</number:text>
      <number:minutes number:style="long"/>
    </number:time-style>
    <number:time-style style:name="N8127" number:language="en" number:country="US">
      <number:hours/>
      <number:text>:</number:text>
      <number:minutes number:style="long"/>
      <number:text>:</number:text>
      <number:seconds number:style="long"/>
    </number:time-style>
    <number:date-style style:name="N8128" number:language="en" number:country="US">
      <number:month/>
      <number:text>/</number:text>
      <number:day/>
      <number:text>/</number:text>
      <number:year number:style="long"/>
      <number:text> </number:text>
      <number:hours/>
      <number:text>:</number:text>
      <number:minutes number:style="long"/>
    </number:date-style>
    <number:number-style style:name="N8129P0" style:volatile="true" number:language="en" number:country="US">
      <number:number number:decimal-places="0" number:min-integer-digits="1" number:grouping="true"/>
      <number:text> </number:text>
    </number:number-style>
    <number:number-style style:name="N8129" number:language="en" number:country="US">
      <number:text>(</number:text>
      <number:number number:decimal-places="0" number:min-integer-digits="1" number:grouping="true"/>
      <number:text>)</number:text>
      <style:map style:condition="value()&gt;=0" style:apply-style-name="N8129P0"/>
    </number:number-style>
    <number:number-style style:name="N8130P0" style:volatile="true" number:language="en" number:country="US">
      <number:number number:decimal-places="0" number:min-integer-digits="1" number:grouping="true"/>
      <number:text> </number:text>
    </number:number-style>
    <number:number-style style:name="N8130" number:language="en" number:country="US">
      <style:text-properties fo:color="#ff0000"/>
      <number:text>(</number:text>
      <number:number number:decimal-places="0" number:min-integer-digits="1" number:grouping="true"/>
      <number:text>)</number:text>
      <style:map style:condition="value()&gt;=0" style:apply-style-name="N8130P0"/>
    </number:number-style>
    <number:number-style style:name="N8131P0" style:volatile="true" number:language="en" number:country="US">
      <number:number number:decimal-places="2" number:min-integer-digits="1" number:grouping="true"/>
      <number:text> </number:text>
    </number:number-style>
    <number:number-style style:name="N8131" number:language="en" number:country="US">
      <number:text>(</number:text>
      <number:number number:decimal-places="2" number:min-integer-digits="1" number:grouping="true"/>
      <number:text>)</number:text>
      <style:map style:condition="value()&gt;=0" style:apply-style-name="N8131P0"/>
    </number:number-style>
    <number:number-style style:name="N8132P0" style:volatile="true" number:language="en" number:country="US">
      <number:number number:decimal-places="2" number:min-integer-digits="1" number:grouping="true"/>
      <number:text> </number:text>
    </number:number-style>
    <number:number-style style:name="N8132" number:language="en" number:country="US">
      <style:text-properties fo:color="#ff0000"/>
      <number:text>(</number:text>
      <number:number number:decimal-places="2" number:min-integer-digits="1" number:grouping="true"/>
      <number:text>)</number:text>
      <style:map style:condition="value()&gt;=0" style:apply-style-name="N8132P0"/>
    </number:number-style>
    <number:number-style style:name="N8133P0" style:volatile="true" number:language="en" number:country="US">
      <number:text> </number:text>
      <number:number number:decimal-places="0" number:min-integer-digits="1" number:grouping="true"/>
      <number:text> </number:text>
    </number:number-style>
    <number:number-style style:name="N8133P1" style:volatile="true" number:language="en" number:country="US">
      <number:text> (</number:text>
      <number:number number:decimal-places="0" number:min-integer-digits="1" number:grouping="true"/>
      <number:text>)</number:text>
    </number:number-style>
    <number:number-style style:name="N8133P2" style:volatile="true" number:language="en" number:country="US">
      <number:text> - </number:text>
    </number:number-style>
    <number:text-style style:name="N8133" number:language="en" number:country="US">
      <number:text> </number:text>
      <number:text-content/>
      <number:text> </number:text>
      <style:map style:condition="value()&gt;0" style:apply-style-name="N8133P0"/>
      <style:map style:condition="value()&lt;0" style:apply-style-name="N8133P1"/>
      <style:map style:condition="value()=0" style:apply-style-name="N8133P2"/>
    </number:text-style>
    <number:currency-style style:name="N8134P0" style:volatile="true" number:language="en" number:country="US">
      <number:text> </number:text>
      <number:currency-symbol/>
      <number:number number:decimal-places="0" number:min-integer-digits="1" number:grouping="true"/>
      <number:text> </number:text>
    </number:currency-style>
    <number:currency-style style:name="N8134P1" style:volatile="true" number:language="en" number:country="US">
      <number:text> </number:text>
      <number:currency-symbol/>
      <number:text>(</number:text>
      <number:number number:decimal-places="0" number:min-integer-digits="1" number:grouping="true"/>
      <number:text>)</number:text>
    </number:currency-style>
    <number:currency-style style:name="N8134P2" style:volatile="true" number:language="en" number:country="US">
      <number:text> </number:text>
      <number:currency-symbol/>
      <number:text>- </number:text>
    </number:currency-style>
    <number:text-style style:name="N8134" number:language="en" number:country="US">
      <number:text> </number:text>
      <number:text-content/>
      <number:text> </number:text>
      <style:map style:condition="value()&gt;0" style:apply-style-name="N8134P0"/>
      <style:map style:condition="value()&lt;0" style:apply-style-name="N8134P1"/>
      <style:map style:condition="value()=0" style:apply-style-name="N8134P2"/>
    </number:text-style>
    <number:number-style style:name="N8135P0" style:volatile="true" number:language="en" number:country="US">
      <number:text> </number:text>
      <number:number number:decimal-places="2" number:min-integer-digits="1" number:grouping="true"/>
      <number:text> </number:text>
    </number:number-style>
    <number:number-style style:name="N8135P1" style:volatile="true" number:language="en" number:country="US">
      <number:text> (</number:text>
      <number:number number:decimal-places="2" number:min-integer-digits="1" number:grouping="true"/>
      <number:text>)</number:text>
    </number:number-style>
    <number:number-style style:name="N8135P2" style:volatile="true" number:language="en" number:country="US">
      <number:text> -</number:text>
      <number:number number:decimal-places="0" number:min-integer-digits="0"/>
      <number:text> </number:text>
    </number:number-style>
    <number:text-style style:name="N8135" number:language="en" number:country="US">
      <number:text> </number:text>
      <number:text-content/>
      <number:text> </number:text>
      <style:map style:condition="value()&gt;0" style:apply-style-name="N8135P0"/>
      <style:map style:condition="value()&lt;0" style:apply-style-name="N8135P1"/>
      <style:map style:condition="value()=0" style:apply-style-name="N8135P2"/>
    </number:text-style>
    <number:currency-style style:name="N8136P0" style:volatile="true" number:language="en" number:country="US">
      <number:text> </number:text>
      <number:currency-symbol/>
      <number:number number:decimal-places="2" number:min-integer-digits="1" number:grouping="true"/>
      <number:text> </number:text>
    </number:currency-style>
    <number:currency-style style:name="N8136P1" style:volatile="true" number:language="en" number:country="US">
      <number:text> </number:text>
      <number:currency-symbol/>
      <number:text>(</number:text>
      <number:number number:decimal-places="2" number:min-integer-digits="1" number:grouping="true"/>
      <number:text>)</number:text>
    </number:currency-style>
    <number:currency-style style:name="N8136P2" style:volatile="true" number:language="en" number:country="US">
      <number:text> </number:text>
      <number:currency-symbol/>
      <number:text>-</number:text>
      <number:number number:decimal-places="0" number:min-integer-digits="0"/>
      <number:text> </number:text>
    </number:currency-style>
    <number:text-style style:name="N8136" number:language="en" number:country="US">
      <number:text> </number:text>
      <number:text-content/>
      <number:text> </number:text>
      <style:map style:condition="value()&gt;0" style:apply-style-name="N8136P0"/>
      <style:map style:condition="value()&lt;0" style:apply-style-name="N8136P1"/>
      <style:map style:condition="value()=0" style:apply-style-name="N8136P2"/>
    </number:text-style>
    <number:time-style style:name="N8137" number:language="en" number:country="US">
      <number:minutes number:style="long"/>
      <number:text>:</number:text>
      <number:seconds number:style="long"/>
    </number:time-style>
    <number:time-style style:name="N8138" number:language="en" number:country="US" number:truncate-on-overflow="false">
      <number:hours/>
      <number:text>:</number:text>
      <number:minutes number:style="long"/>
      <number:text>:</number:text>
      <number:seconds number:style="long"/>
    </number:time-style>
    <number:time-style style:name="N8139" number:language="en" number:country="US">
      <number:minutes number:style="long"/>
      <number:text>:</number:text>
      <number:seconds number:style="long" number:decimal-places="1"/>
    </number:time-style>
    <number:number-style style:name="N8140" number:language="en" number:country="US">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1in" fo:margin-bottom="1in" fo:margin-left="0.75in" fo:margin-right="0.75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26">10/26/2014</text:date>, <text:time>15:05:03</text:time></text:p>
        </style:region-right>
      </style:header>
      <style:header-left style:display="false"/>
      <style:footer>
        <text:p>Page <text:page-number>1</text:page-number> / <text:page-count>99</text:page-count></text:p>
      </style:footer>
      <style:footer-left style:display="false"/>
    </style:master-page>
    <style:master-page style:name="PageStyle_5f_synthesis" style:display-name="PageStyle_synthesis" style:page-layout-name="Mpm3">
      <style:header style:display="false"/>
      <style:header-left style:display="false"/>
      <style:footer style:display="false"/>
      <style:footer-left style:display="false"/>
    </style:master-page>
    <style:master-page style:name="PageStyle_5f_historical_20_stats" style:display-name="PageStyle_historical stats" style:page-layout-name="Mpm3">
      <style:header style:display="false"/>
      <style:header-left style:display="false"/>
      <style:footer style:display="false"/>
      <style:footer-left style:display="false"/>
    </style:master-page>
    <style:master-page style:name="PageStyle_5f_recent_20_stats" style:display-name="PageStyle_recent stat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cell-count="9508" meta:object-count="0"/>
    <meta:generator>OpenOffice/4.1.1$Win32 OpenOffice.org_project/411m6$Build-9775</meta:generator>
  </office:meta>
</office:document-meta>
</file>